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top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svg:stroke-color="#800000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2.846cm"/>
    </style:style>
    <style:style style:name="gr13" style:family="graphic" style:parent-style-name="standard">
      <style:graphic-properties svg:stroke-color="#0080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7cm" fo:min-width="0.559cm"/>
    </style:style>
    <style:style style:name="gr15" style:family="graphic" style:parent-style-name="standard">
      <style:graphic-properties draw:fill-color="#000000" draw:textarea-horizontal-align="center" draw:textarea-vertical-align="middle"/>
    </style:style>
    <style:style style:name="gr16" style:family="graphic" style:parent-style-name="standard">
      <style:graphic-properties svg:stroke-color="#0000ff" draw:textarea-horizontal-align="center" draw:textarea-vertical-align="middle"/>
    </style:style>
    <style:style style:name="gr17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9cm" fo:min-width="0cm"/>
    </style:style>
    <style:style style:name="gr20" style:family="graphic" style:parent-style-name="standard">
      <style:graphic-properties svg:stroke-color="#000080" draw:textarea-horizontal-align="center" draw:textarea-vertical-align="middl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stroke="solid" draw:stroke-dash="Fine_20_Dashed" svg:stroke-width="0.035cm" draw:textarea-horizontal-align="center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draw:fill="none" fo:min-height="0.597cm"/>
    </style:style>
    <style:style style:name="gr24" style:family="graphic" style:parent-style-name="standard">
      <style:graphic-properties draw:stroke="none" draw:stroke-dash="Fine_20_Dashed" svg:stroke-width="0.035cm" svg:stroke-color="#000000" draw:fill="none" draw:fill-color="#ffffff" fo:min-height="0.351cm" fo:padding-top="0.142cm" fo:padding-bottom="0.142cm" fo:padding-left="0.267cm" fo:padding-right="0.267cm"/>
    </style:style>
    <style:style style:name="gr25" style:family="graphic" style:parent-style-name="standard">
      <style:graphic-properties draw:stroke="none" draw:stroke-dash="Fine_20_Dashed" svg:stroke-width="0.035cm" svg:stroke-color="#000000" draw:fill="none" draw:fill-color="#ffffff" fo:min-height="0.563cm" fo:padding-top="0.142cm" fo:padding-bottom="0.142cm" fo:padding-left="0.267cm" fo:padding-right="0.267cm"/>
    </style:style>
    <style:style style:name="gr26" style:family="graphic" style:parent-style-name="standard">
      <style:graphic-properties draw:stroke="none" draw:stroke-dash="Fine_20_Dashed" svg:stroke-width="0.035cm" svg:stroke-color="#000000" draw:fill="none" draw:fill-color="#ffffff" draw:textarea-horizontal-align="left" draw:auto-grow-height="true" draw:auto-grow-width="true" fo:min-height="0.605cm" fo:min-width="0cm" fo:padding-top="0.142cm" fo:padding-bottom="0.142cm" fo:padding-left="0.267cm" fo:padding-right="0.267cm"/>
    </style:style>
    <style:style style:name="gr27" style:family="graphic" style:parent-style-name="standard">
      <style:graphic-properties draw:stroke="none" draw:fill="none" fo:min-height="0.94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5pt"/>
    </style:style>
    <style:style style:name="P5" style:family="paragraph">
      <style:paragraph-properties fo:text-align="center"/>
      <style:text-properties fo:font-size="16pt"/>
    </style:style>
    <style:style style:name="P6" style:family="paragraph">
      <style:paragraph-properties fo:margin-left="0cm" fo:margin-right="0cm" fo:text-align="center" fo:text-indent="0cm"/>
      <style:text-properties fo:font-size="16pt"/>
    </style:style>
    <style:style style:name="P7" style:family="paragraph">
      <style:text-properties fo:font-size="12pt"/>
    </style:style>
    <style:style style:name="P8" style:family="paragraph">
      <style:text-properties fo:font-size="14pt"/>
    </style:style>
    <style:style style:name="P9" style:family="paragraph">
      <style:text-properties fo:font-size="11pt"/>
    </style:style>
    <style:style style:name="P10" style:family="paragraph">
      <style:paragraph-properties fo:text-align="center"/>
      <style:text-properties fo:font-size="10pt"/>
    </style:style>
    <style:style style:name="P11" style:family="paragraph">
      <style:paragraph-properties fo:margin-left="0cm" fo:margin-right="0cm" fo:text-align="center" fo:text-indent="0cm"/>
      <style:text-properties fo:font-size="14pt"/>
    </style:style>
    <style:style style:name="P12" style:family="paragraph">
      <style:paragraph-properties fo:margin-left="0cm" fo:margin-right="0cm" fo:text-indent="0cm"/>
      <style:text-properties fo:font-size="14pt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style:paragraph-properties fo:text-align="center"/>
      <style:text-properties fo:font-size="14pt"/>
    </style:style>
    <style:style style:name="P15" style:family="paragraph">
      <style:paragraph-properties fo:text-align="center"/>
      <style:text-properties fo:font-size="15pt"/>
    </style:style>
    <style:style style:name="P16" style:family="paragraph">
      <style:paragraph-properties fo:margin-left="0cm" fo:margin-right="0cm" fo:text-indent="0cm"/>
      <style:text-properties fo:font-size="10pt" fo:font-weight="bold"/>
    </style:style>
    <style:style style:name="P17" style:family="paragraph">
      <style:paragraph-properties fo:margin-left="0cm" fo:margin-right="0cm" fo:text-indent="0cm"/>
      <style:text-properties fo:font-size="11pt"/>
    </style:style>
    <style:style style:name="P18" style:family="paragraph">
      <style:text-properties fo:font-size="13pt"/>
    </style:style>
    <style:style style:name="T1" style:family="text">
      <style:text-properties fo:font-size="15pt"/>
    </style:style>
    <style:style style:name="T2" style:family="text">
      <style:text-properties fo:font-size="16pt"/>
    </style:style>
    <style:style style:name="T3" style:family="text">
      <style:text-properties fo:font-size="12pt"/>
    </style:style>
    <style:style style:name="T4" style:family="text">
      <style:text-properties fo:font-size="14pt"/>
    </style:style>
    <style:style style:name="T5" style:family="text">
      <style:text-properties fo:font-size="11pt"/>
    </style:style>
    <style:style style:name="T6" style:family="text">
      <style:text-properties fo:font-size="10pt"/>
    </style:style>
    <style:style style:name="T7" style:family="text">
      <style:text-properties fo:font-size="10pt" fo:font-weight="bold"/>
    </style:style>
    <style:style style:name="T8" style:family="text">
      <style:text-properties fo:font-size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ith registers" draw:style-name="dp1" draw:master-page-name="Default">
        <draw:rect draw:style-name="gr1" draw:text-style-name="P1" draw:layer="layout" svg:width="2.964cm" svg:height="4.355cm" svg:x="11.162cm" svg:y="13.159cm">
          <text:p text:style-name="P1">fifo[0:511]</text:p>
        </draw:rect>
        <draw:rect draw:style-name="gr2" draw:text-style-name="P2" draw:layer="layout" svg:width="2.118cm" svg:height="0.847cm" svg:x="3.75cm" svg:y="8.832cm">
          <text:p text:style-name="P1">wp</text:p>
        </draw:rect>
        <draw:frame draw:style-name="gr3" draw:layer="layout" svg:width="1.311cm" svg:height="1.195cm" svg:x="11.161cm" svg:y="13.918cm">
          <draw:text-box>
            <text:p text:style-name="P3">wa</text:p>
          </draw:text-box>
        </draw:frame>
        <draw:frame draw:style-name="gr3" draw:layer="layout" svg:width="1.344cm" svg:height="1.195cm" svg:x="11.088cm" svg:y="15.684cm">
          <draw:text-box>
            <text:p text:style-name="P3">din</text:p>
          </draw:text-box>
        </draw:frame>
        <draw:line draw:style-name="gr4" draw:text-style-name="P2" draw:layer="layout" svg:x1="1.421cm" svg:y1="1.633cm" svg:x2="4.174cm" svg:y2="1.633cm">
          <text:p text:style-name="P3"/>
        </draw:line>
        <draw:frame draw:style-name="gr3" draw:layer="layout" svg:width="1.065cm" svg:height="1.195cm" svg:x="12.856cm" svg:y="15.049cm">
          <draw:text-box>
            <text:p text:style-name="P3">ra</text:p>
          </draw:text-box>
        </draw:frame>
        <draw:frame draw:style-name="gr3" draw:layer="layout" svg:width="1.734cm" svg:height="1.195cm" svg:x="12.392cm" svg:y="16.319cm">
          <draw:text-box>
            <text:p text:style-name="P3">dout</text:p>
          </draw:text-box>
        </draw:frame>
        <draw:line draw:style-name="gr5" draw:text-style-name="P2" draw:layer="layout" svg:x1="1.209cm" svg:y1="18.785cm" svg:x2="4.597cm" svg:y2="18.785cm">
          <text:p text:style-name="P1">clock</text:p>
        </draw:line>
        <draw:line draw:style-name="gr5" draw:text-style-name="P2" draw:layer="layout" svg:x1="1.209cm" svg:y1="19.632cm" svg:x2="4.597cm" svg:y2="19.632cm">
          <text:p text:style-name="P1">reset</text:p>
        </draw:line>
        <draw:line draw:style-name="gr6" draw:text-style-name="P2" draw:layer="layout" svg:x1="17.726cm" svg:y1="6.08cm" svg:x2="27.255cm" svg:y2="6.08cm">
          <text:p text:style-name="P3"/>
        </draw:line>
        <draw:line draw:style-name="gr7" draw:text-style-name="P1" draw:layer="layout" svg:x1="23.655cm" svg:y1="12.856cm" svg:x2="27.466cm" svg:y2="12.856cm">
          <text:p text:style-name="P1">valid_out</text:p>
        </draw:line>
        <draw:line draw:style-name="gr5" draw:text-style-name="P2" draw:layer="layout" svg:x1="23.867cm" svg:y1="14.126cm" svg:x2="27.466cm" svg:y2="14.126cm">
          <text:p text:style-name="P1">sum_out</text:p>
        </draw:line>
        <draw:line draw:style-name="gr8" draw:text-style-name="P2" draw:layer="layout" svg:x1="4.597cm" svg:y1="18.149cm" svg:x2="1.209cm" svg:y2="18.149cm">
          <text:p text:style-name="P3"/>
        </draw:line>
        <draw:frame draw:style-name="gr3" draw:layer="layout" svg:width="2.085cm" svg:height="1.195cm" svg:x="1.947cm" svg:y="17.095cm">
          <draw:text-box>
            <text:p text:style-name="P3">ready</text:p>
          </draw:text-box>
        </draw:frame>
        <draw:frame draw:style-name="gr3" draw:text-style-name="P4" draw:layer="layout" svg:width="3.321cm" svg:height="1.038cm" svg:x="24.145cm" svg:y="4.83cm">
          <draw:text-box>
            <text:p text:style-name="P3"><text:span text:style-name="T1">chan_id_out</text:span></text:p>
          </draw:text-box>
        </draw:frame>
        <draw:frame draw:style-name="gr3" draw:layer="layout" svg:width="1.662cm" svg:height="1.195cm" svg:x="11.162cm" svg:y="14.762cm">
          <draw:text-box>
            <text:p text:style-name="P3">wen</text:p>
          </draw:text-box>
        </draw:frame>
        <draw:rect draw:style-name="gr2" draw:text-style-name="P1" draw:layer="layout" svg:width="1.976cm" svg:height="0.847cm" svg:x="20.48cm" svg:y="1.28cm">
          <text:p text:style-name="P1">mod</text:p>
        </draw:rect>
        <draw:rect draw:style-name="gr2" draw:text-style-name="P2" draw:layer="layout" svg:width="2.4cm" svg:height="0.847cm" svg:x="24.009cm" svg:y="3.821cm">
          <text:p text:style-name="P1">MODE</text:p>
        </draw:rect>
        <draw:custom-shape draw:style-name="gr9" draw:text-style-name="P5" draw:layer="layout" svg:width="1.412cm" svg:height="0.564cm" draw:transform="rotate (-1.57079632679579) translate (25.844cm 1.845cm)">
          <text:p text:style-name="P3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5" draw:layer="layout" svg:width="1.412cm" svg:height="0.564cm" draw:transform="rotate (-1.56503674026421) translate (23.867cm 1.28cm)">
          <text:p text:style-name="P1"><text:span text:style-name="T2">+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layer="layout" svg:width="0.853cm" svg:height="1.195cm" svg:x="26.403cm" svg:y="1.562cm">
          <draw:text-box>
            <text:p text:style-name="P3">4</text:p>
          </draw:text-box>
        </draw:frame>
        <draw:frame draw:style-name="gr3" draw:layer="layout" svg:width="0.853cm" svg:height="1.195cm" svg:x="24.432cm" svg:y="0.998cm">
          <draw:text-box>
            <text:p text:style-name="P3">3</text:p>
          </draw:text-box>
        </draw:frame>
        <draw:line draw:style-name="gr4" draw:text-style-name="P2" draw:layer="layout" svg:x1="22.456cm" svg:y1="1.845cm" svg:x2="23.303cm" svg:y2="1.845cm">
          <text:p text:style-name="P3"/>
        </draw:line>
        <draw:line draw:style-name="gr4" draw:text-style-name="P2" draw:layer="layout" svg:x1="25.279cm" svg:y1="2.409cm" svg:x2="23.868cm" svg:y2="2.409cm">
          <text:p text:style-name="P3"/>
        </draw:line>
        <draw:line draw:style-name="gr4" draw:text-style-name="P2" draw:layer="layout" svg:x1="23.868cm" svg:y1="1.562cm" svg:x2="24.432cm" svg:y2="1.562cm">
          <text:p text:style-name="P3"/>
        </draw:line>
        <draw:line draw:style-name="gr4" draw:text-style-name="P2" draw:layer="layout" svg:x1="25.844cm" svg:y1="2.127cm" svg:x2="26.409cm" svg:y2="2.127cm">
          <text:p text:style-name="P3"/>
        </draw:line>
        <draw:line draw:style-name="gr4" draw:text-style-name="P2" draw:layer="layout" svg:x1="25.844cm" svg:y1="2.974cm" svg:x2="26.409cm" svg:y2="2.974cm">
          <text:p text:style-name="P3"/>
        </draw:line>
        <draw:custom-shape draw:style-name="gr10" draw:text-style-name="P6" draw:layer="layout" svg:width="1.412cm" svg:height="0.561cm" draw:transform="rotate (-1.55631009400424) translate (6.429cm 2.268cm)">
          <text:p text:style-name="P1"><text:span text:style-name="T2">+</text:span></text:p>
          <draw:enhanced-geometry svg:viewBox="0 0 21600 21600" draw:glue-points="?f6 10800 10800 21600 ?f5 10800 10800 0" draw:text-areas="?f3 ?f3 ?f4 ?f4" draw:type="trapezoid" draw:modifiers="3806.36942675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2" draw:layer="layout" svg:x1="7.774cm" svg:y1="1.633cm" svg:x2="7.774cm" svg:y2="4.174cm">
          <text:p text:style-name="P3"/>
        </draw:line>
        <draw:line draw:style-name="gr4" draw:text-style-name="P2" draw:layer="layout" svg:x1="5.868cm" svg:y1="9.256cm" svg:x2="7.562cm" svg:y2="9.256cm">
          <text:p text:style-name="P3"/>
        </draw:line>
        <draw:frame draw:style-name="gr3" draw:layer="layout" svg:width="0.853cm" svg:height="1.195cm" svg:x="26.409cm" svg:y="2.344cm">
          <draw:text-box>
            <text:p text:style-name="P3">0</text:p>
          </draw:text-box>
        </draw:frame>
        <draw:line draw:style-name="gr4" draw:text-style-name="P2" draw:layer="layout" svg:x1="25.562cm" svg:y1="3.821cm" svg:x2="25.554cm" svg:y2="3.097cm">
          <text:p text:style-name="P3"/>
        </draw:line>
        <draw:frame draw:style-name="gr3" draw:text-style-name="P7" draw:layer="layout" svg:width="0.739cm" svg:height="0.882cm" svg:x="25.279cm" svg:y="1.81cm">
          <draw:text-box>
            <text:p text:style-name="P3"><text:span text:style-name="T3">1</text:span></text:p>
          </draw:text-box>
        </draw:frame>
        <draw:frame draw:style-name="gr3" draw:text-style-name="P7" draw:layer="layout" svg:width="0.739cm" svg:height="0.882cm" svg:x="25.279cm" svg:y="2.374cm">
          <draw:text-box>
            <text:p text:style-name="P3"><text:span text:style-name="T3">0</text:span></text:p>
          </draw:text-box>
        </draw:frame>
        <draw:frame draw:style-name="gr3" draw:text-style-name="P8" draw:layer="layout" svg:width="0.773cm" svg:height="0.988cm" svg:x="7.212cm" svg:y="2.339cm">
          <draw:text-box>
            <text:p text:style-name="P3"><text:span text:style-name="T4">6</text:span></text:p>
          </draw:text-box>
        </draw:frame>
        <draw:custom-shape draw:style-name="gr9" draw:text-style-name="P5" draw:layer="layout" svg:width="1.129cm" svg:height="0.635cm" draw:transform="rotate (0.0005235987755982) translate (1.421cm 3.75cm)">
          <text:p text:style-name="P3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9" draw:layer="layout" svg:width="0.718cm" svg:height="0.835cm" svg:x="1.865cm" svg:y="3.518cm">
          <draw:text-box>
            <text:p text:style-name="P3"><text:span text:style-name="T5">1</text:span></text:p>
          </draw:text-box>
        </draw:frame>
        <draw:line draw:style-name="gr4" draw:text-style-name="P2" draw:layer="layout" svg:x1="2.185cm" svg:y1="3.822cm" svg:x2="2.185cm" svg:y2="3.532cm">
          <text:p text:style-name="P3"/>
        </draw:line>
        <draw:ellipse draw:style-name="gr2" draw:text-style-name="P10" draw:layer="layout" svg:width="1.694cm" svg:height="0.847cm" svg:x="3.539cm" svg:y="3.539cm">
          <text:p text:style-name="P1"><text:span text:style-name="T6">wp=mod</text:span></text:p>
        </draw:ellipse>
        <draw:frame draw:style-name="gr3" draw:text-style-name="P9" draw:layer="layout" svg:width="0.718cm" svg:height="0.835cm" svg:x="1.46cm" svg:y="3.551cm">
          <draw:text-box>
            <text:p text:style-name="P3"><text:span text:style-name="T5">0</text:span></text:p>
          </draw:text-box>
        </draw:frame>
        <draw:line draw:style-name="gr4" draw:text-style-name="P2" draw:layer="layout" svg:x1="18.785cm" svg:y1="14.338cm" svg:x2="23.231cm" svg:y2="14.338cm">
          <text:p text:style-name="P3"/>
        </draw:line>
        <draw:line draw:style-name="gr4" draw:text-style-name="P2" draw:layer="layout" svg:x1="5.868cm" svg:y1="2.903cm" svg:x2="1.845cm" svg:y2="2.903cm">
          <text:p text:style-name="P3"/>
        </draw:line>
        <draw:line draw:style-name="gr4" draw:text-style-name="P2" draw:layer="layout" svg:x1="1.845cm" svg:y1="3.75cm" svg:x2="1.845cm" svg:y2="2.903cm">
          <text:p text:style-name="P3"/>
        </draw:line>
        <draw:frame draw:style-name="gr3" draw:text-style-name="P9" draw:layer="layout" svg:width="0.718cm" svg:height="0.835cm" svg:x="2.01cm" svg:y="3.05cm">
          <draw:text-box>
            <text:p text:style-name="P3"><text:span text:style-name="T5">0</text:span></text:p>
          </draw:text-box>
        </draw:frame>
        <draw:rect draw:style-name="gr2" draw:text-style-name="P11" draw:layer="layout" svg:width="1.13cm" svg:height="0.635cm" svg:x="4.174cm" svg:y="4.809cm">
          <text:p text:style-name="P1"><text:span text:style-name="T4">mod</text:span></text:p>
        </draw:rect>
        <draw:line draw:style-name="gr4" draw:text-style-name="P2" draw:layer="layout" svg:x1="4.386cm" svg:y1="4.809cm" svg:x2="4.386cm" svg:y2="4.386cm">
          <text:p text:style-name="P3"/>
        </draw:line>
        <draw:line draw:style-name="gr4" draw:text-style-name="P2" draw:layer="layout" svg:x1="2.48cm" svg:y1="3.962cm" svg:x2="3.539cm" svg:y2="3.962cm">
          <text:p text:style-name="P3"/>
        </draw:line>
        <draw:line draw:style-name="gr4" draw:text-style-name="P2" draw:layer="layout" svg:x1="7.774cm" svg:y1="9.044cm" svg:x2="7.774cm" svg:y2="4.174cm">
          <text:p text:style-name="P3"/>
        </draw:line>
        <draw:line draw:style-name="gr4" draw:text-style-name="P2" draw:layer="layout" svg:x1="7.562cm" svg:y1="3.115cm" svg:x2="7.985cm" svg:y2="2.903cm">
          <text:p text:style-name="P3"/>
        </draw:line>
        <draw:line draw:style-name="gr4" draw:text-style-name="P2" draw:layer="layout" svg:x1="6.504cm" svg:y1="9.468cm" svg:x2="6.715cm" svg:y2="9.045cm">
          <text:p text:style-name="P3"/>
        </draw:line>
        <draw:frame draw:style-name="gr3" draw:text-style-name="P8" draw:layer="layout" svg:width="0.773cm" svg:height="0.988cm" svg:x="5.942cm" svg:y="8.621cm">
          <draw:text-box>
            <text:p text:style-name="P3"><text:span text:style-name="T4">3</text:span></text:p>
          </draw:text-box>
        </draw:frame>
        <draw:line draw:style-name="gr4" draw:text-style-name="P2" draw:layer="layout" svg:x1="9.891cm" svg:y1="14.762cm" svg:x2="10.102cm" svg:y2="14.339cm">
          <text:p text:style-name="P3"/>
        </draw:line>
        <draw:frame draw:style-name="gr3" draw:text-style-name="P8" draw:layer="layout" svg:width="0.773cm" svg:height="0.988cm" svg:x="9.33cm" svg:y="13.774cm">
          <draw:text-box>
            <text:p text:style-name="P3"><text:span text:style-name="T4">9</text:span></text:p>
          </draw:text-box>
        </draw:frame>
        <draw:line draw:style-name="gr4" draw:text-style-name="P2" draw:layer="layout" svg:x1="8.621cm" svg:y1="16.667cm" svg:x2="8.832cm" svg:y2="16.244cm">
          <text:p text:style-name="P3"/>
        </draw:line>
        <draw:frame draw:style-name="gr3" draw:text-style-name="P8" draw:layer="layout" svg:width="0.773cm" svg:height="0.988cm" svg:x="8.059cm" svg:y="15.68cm">
          <draw:text-box>
            <text:p text:style-name="P3"><text:span text:style-name="T4">8</text:span></text:p>
          </draw:text-box>
        </draw:frame>
        <draw:line draw:style-name="gr4" draw:text-style-name="P2" draw:layer="layout" svg:x1="23.02cm" svg:y1="2.056cm" svg:x2="23.231cm" svg:y2="1.633cm">
          <text:p text:style-name="P3"/>
        </draw:line>
        <draw:frame draw:style-name="gr3" draw:text-style-name="P8" draw:layer="layout" svg:width="0.773cm" svg:height="0.988cm" svg:x="22.458cm" svg:y="1.068cm">
          <draw:text-box>
            <text:p text:style-name="P3"><text:span text:style-name="T4">3</text:span></text:p>
          </draw:text-box>
        </draw:frame>
        <draw:line draw:style-name="gr4" draw:text-style-name="P2" draw:layer="layout" svg:x1="24.503cm" svg:y1="2.692cm" svg:x2="24.714cm" svg:y2="2.269cm">
          <text:p text:style-name="P3"/>
        </draw:line>
        <draw:frame draw:style-name="gr3" draw:text-style-name="P8" draw:layer="layout" svg:width="0.773cm" svg:height="0.988cm" svg:x="23.941cm" svg:y="1.704cm">
          <draw:text-box>
            <text:p text:style-name="P3"><text:span text:style-name="T4">3</text:span></text:p>
          </draw:text-box>
        </draw:frame>
        <draw:rect draw:style-name="gr1" draw:text-style-name="P1" draw:layer="layout" svg:width="3.176cm" svg:height="4.235cm" svg:x="19.632cm" svg:y="6.715cm">
          <text:p text:style-name="P1">sums[0:63]</text:p>
        </draw:rect>
        <draw:frame draw:style-name="gr3" draw:layer="layout" svg:width="1.311cm" svg:height="1.195cm" svg:x="19.632cm" svg:y="7.985cm">
          <draw:text-box>
            <text:p text:style-name="P3">wa</text:p>
          </draw:text-box>
        </draw:frame>
        <draw:frame draw:style-name="gr3" draw:layer="layout" svg:width="1.344cm" svg:height="1.195cm" svg:x="19.632cm" svg:y="9.679cm">
          <draw:text-box>
            <text:p text:style-name="P3">din</text:p>
          </draw:text-box>
        </draw:frame>
        <draw:frame draw:style-name="gr3" draw:layer="layout" svg:width="1.065cm" svg:height="1.195cm" svg:x="19.625cm" svg:y="7.35cm">
          <draw:text-box>
            <text:p text:style-name="P3">ra</text:p>
          </draw:text-box>
        </draw:frame>
        <draw:frame draw:style-name="gr3" draw:layer="layout" svg:width="1.734cm" svg:height="1.195cm" svg:x="19.632cm" svg:y="8.696cm">
          <draw:text-box>
            <text:p text:style-name="P3">dout</text:p>
          </draw:text-box>
        </draw:frame>
        <draw:frame draw:style-name="gr3" draw:layer="layout" svg:width="1.662cm" svg:height="1.195cm" svg:x="21.114cm" svg:y="7.426cm">
          <draw:text-box>
            <text:p text:style-name="P3">wen</text:p>
          </draw:text-box>
        </draw:frame>
        <draw:custom-shape draw:style-name="gr9" draw:text-style-name="P5" draw:layer="layout" svg:width="1.268cm" svg:height="0.564cm" draw:transform="rotate (-0.006632251158764) translate (1.889cm 5.077cm)">
          <text:p text:style-name="P3"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7" draw:layer="layout" svg:width="0.739cm" svg:height="0.882cm" draw:transform="rotate (1.56416407563702) translate (1.845cm 5.586cm)">
          <draw:text-box>
            <text:p text:style-name="P3"><text:span text:style-name="T3">1</text:span></text:p>
          </draw:text-box>
        </draw:frame>
        <draw:frame draw:style-name="gr3" draw:text-style-name="P7" draw:layer="layout" svg:width="0.739cm" svg:height="0.882cm" draw:transform="rotate (1.56416407563702) translate (2.308cm 5.65cm)">
          <draw:text-box>
            <text:p text:style-name="P3"><text:span text:style-name="T3">0</text:span></text:p>
          </draw:text-box>
        </draw:frame>
        <draw:line draw:style-name="gr4" draw:text-style-name="P2" draw:layer="layout" svg:x1="2.056cm" svg:y1="4.386cm" svg:x2="2.056cm" svg:y2="5.021cm">
          <text:p text:style-name="P3"/>
        </draw:line>
        <draw:line draw:style-name="gr11" draw:text-style-name="P2" draw:layer="layout" svg:x1="1.845cm" svg:y1="15.397cm" svg:x2="1.845cm" svg:y2="5.444cm">
          <text:p text:style-name="P3"/>
        </draw:line>
        <draw:frame draw:style-name="gr12" draw:text-style-name="P6" draw:layer="layout" svg:width="3.346cm" svg:height="1.089cm" svg:x="0.616cm" svg:y="0.574cm">
          <draw:text-box>
            <text:p text:style-name="P6"><text:span text:style-name="T2">chan_id_in</text:span></text:p>
          </draw:text-box>
        </draw:frame>
        <draw:frame draw:style-name="gr3" draw:layer="layout" svg:width="2.576cm" svg:height="1.195cm" svg:x="1.845cm" svg:y="15.261cm">
          <draw:text-box>
            <text:p text:style-name="P1">data_in</text:p>
          </draw:text-box>
        </draw:frame>
        <draw:line draw:style-name="gr11" draw:text-style-name="P2" draw:layer="layout" svg:x1="1.421cm" svg:y1="15.397cm" svg:x2="4.386cm" svg:y2="15.397cm">
          <text:p text:style-name="P3"/>
        </draw:line>
        <draw:frame draw:style-name="gr3" draw:layer="layout" svg:width="2.644cm" svg:height="1.195cm" svg:x="1.845cm" svg:y="14.414cm">
          <draw:text-box>
            <text:p text:style-name="P1">valid_in</text:p>
          </draw:text-box>
        </draw:frame>
        <draw:line draw:style-name="gr4" draw:text-style-name="P2" draw:layer="layout" svg:x1="7.774cm" svg:y1="9.468cm" svg:x2="7.774cm" svg:y2="14.55cm">
          <text:p text:style-name="P3"/>
        </draw:line>
        <draw:line draw:style-name="gr11" draw:text-style-name="P2" draw:layer="layout" svg:x1="8.409cm" svg:y1="15.397cm" svg:x2="8.409cm" svg:y2="2.48cm">
          <text:p text:style-name="P3"/>
        </draw:line>
        <draw:line draw:style-name="gr13" draw:text-style-name="P2" draw:layer="layout" svg:x1="9.044cm" svg:y1="16.455cm" svg:x2="9.044cm" svg:y2="3.115cm">
          <text:p text:style-name="P3"/>
        </draw:line>
        <draw:line draw:style-name="gr13" draw:text-style-name="P2" draw:layer="layout" svg:x1="16.667cm" svg:y1="9.891cm" svg:x2="16.667cm" svg:y2="3.115cm">
          <text:p text:style-name="P3"/>
        </draw:line>
        <draw:custom-shape draw:style-name="gr10" draw:text-style-name="P6" draw:layer="layout" svg:width="1.412cm" svg:height="0.636cm" draw:transform="rotate (1.56468767441262) translate (15.397cm 11.158cm)">
          <text:p text:style-name="P1"><text:span text:style-name="T2">-</text:span></text:p>
          <draw:enhanced-geometry svg:viewBox="0 0 21600 21600" draw:glue-points="?f6 10800 10800 21600 ?f5 10800 10800 0" draw:text-areas="?f3 ?f3 ?f4 ?f4" draw:type="trapezoid" draw:modifiers="3806.36942675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6" draw:layer="layout" svg:width="1.412cm" svg:height="0.633cm" draw:transform="rotate (1.56748020121581) translate (17.938cm 11.16cm)">
          <text:p text:style-name="P3"/>
          <draw:enhanced-geometry svg:viewBox="0 0 21600 21600" draw:mirror-horizontal="false" draw:mirror-vertical="false" draw:glue-points="?f6 10800 10800 21600 ?f5 10800 10800 0" draw:text-areas="?f3 ?f3 ?f4 ?f4" draw:type="trapezoid" draw:modifiers="3806.36942675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3" draw:text-style-name="P2" draw:layer="layout" svg:x1="17.938cm" svg:y1="9.891cm" svg:x2="16.667cm" svg:y2="9.891cm">
          <text:p text:style-name="P3"/>
        </draw:line>
        <draw:line draw:style-name="gr4" draw:text-style-name="P2" draw:layer="layout" svg:x1="17.938cm" svg:y1="10.738cm" svg:x2="16.032cm" svg:y2="10.738cm">
          <text:p text:style-name="P3"/>
        </draw:line>
        <draw:line draw:style-name="gr8" draw:text-style-name="P2" draw:layer="layout" svg:x1="18.573cm" svg:y1="10.315cm" svg:x2="19.632cm" svg:y2="10.315cm">
          <text:p text:style-name="P3"/>
        </draw:line>
        <draw:line draw:style-name="gr4" draw:text-style-name="P2" draw:layer="layout" svg:x1="14.126cm" svg:y1="17.091cm" svg:x2="14.761cm" svg:y2="17.091cm">
          <text:p text:style-name="P3"/>
        </draw:line>
        <draw:line draw:style-name="gr4" draw:text-style-name="P2" draw:layer="layout" svg:x1="18.785cm" svg:y1="10.315cm" svg:x2="18.785cm" svg:y2="14.338cm">
          <text:p text:style-name="P3"/>
        </draw:line>
        <draw:custom-shape draw:style-name="gr10" draw:text-style-name="P5" draw:layer="layout" svg:width="1.412cm" svg:height="0.633cm" draw:transform="rotate (1.59400920584612) translate (10.105cm 13.435cm)">
          <text:p text:style-name="P1"><text:span text:style-name="T2">+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7" draw:layer="layout" svg:width="0.739cm" svg:height="0.882cm" draw:transform="rotate (0.0171042266695412) translate (9.137cm 12.609cm)">
          <draw:text-box>
            <text:p text:style-name="P3"><text:span text:style-name="T3">1</text:span></text:p>
          </draw:text-box>
        </draw:frame>
        <draw:line draw:style-name="gr4" draw:text-style-name="P2" draw:layer="layout" svg:x1="19.632cm" svg:y1="8.621cm" svg:x2="17.726cm" svg:y2="8.621cm">
          <text:p text:style-name="P3"/>
        </draw:line>
        <draw:line draw:style-name="gr11" draw:text-style-name="P2" draw:layer="layout" svg:x1="16.455cm" svg:y1="2.48cm" svg:x2="23.02cm" svg:y2="2.48cm">
          <text:p text:style-name="P3"/>
        </draw:line>
        <draw:line draw:style-name="gr11" draw:text-style-name="P2" draw:layer="layout" svg:x1="23.02cm" svg:y1="6.503cm" svg:x2="23.02cm" svg:y2="2.48cm">
          <text:p text:style-name="P3"/>
        </draw:line>
        <draw:line draw:style-name="gr11" draw:text-style-name="P2" draw:layer="layout" svg:x1="22.808cm" svg:y1="8.197cm" svg:x2="23.655cm" svg:y2="8.197cm">
          <text:p text:style-name="P3"/>
        </draw:line>
        <draw:custom-shape draw:style-name="gr9" draw:text-style-name="P5" draw:layer="layout" svg:width="1.412cm" svg:height="0.564cm" draw:transform="rotate (1.58999494856653) translate (23.302cm 14.702cm)">
          <text:p text:style-name="P3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7" draw:layer="layout" svg:width="0.739cm" svg:height="0.882cm" draw:transform="rotate (0.0171042266695412) translate (23.113cm 13.857cm)">
          <draw:text-box>
            <text:p text:style-name="P3"><text:span text:style-name="T3">1</text:span></text:p>
          </draw:text-box>
        </draw:frame>
        <draw:frame draw:style-name="gr3" draw:text-style-name="P7" draw:layer="layout" svg:width="0.739cm" svg:height="0.882cm" draw:transform="rotate (-3.12239403181845) translate (23.857cm 14.162cm)">
          <draw:text-box>
            <text:p text:style-name="P3"><text:span text:style-name="T3">0</text:span></text:p>
          </draw:text-box>
        </draw:frame>
        <draw:line draw:style-name="gr4" draw:text-style-name="P2" draw:layer="layout" svg:x1="23.313cm" svg:y1="14.337cm" svg:x2="22.808cm" svg:y2="14.338cm">
          <text:p text:style-name="P3"/>
        </draw:line>
        <draw:line draw:style-name="gr4" draw:text-style-name="P2" draw:layer="layout" svg:x1="23.313cm" svg:y1="13.702cm" svg:x2="22.889cm" svg:y2="13.702cm">
          <text:p text:style-name="P3"/>
        </draw:line>
        <draw:line draw:style-name="gr11" draw:text-style-name="P2" draw:layer="layout" svg:x1="23.655cm" svg:y1="9.891cm" svg:x2="23.655cm" svg:y2="13.491cm">
          <text:p text:style-name="P3"/>
        </draw:line>
        <draw:line draw:style-name="gr4" draw:text-style-name="P2" draw:layer="layout" svg:x1="22.808cm" svg:y1="14.338cm" svg:x2="18.785cm" svg:y2="14.338cm">
          <text:p text:style-name="P3"/>
        </draw:line>
        <draw:frame draw:style-name="gr3" draw:text-style-name="P7" draw:layer="layout" svg:width="0.739cm" svg:height="0.882cm" draw:transform="rotate (-3.12239403181845) translate (23.14cm 14.112cm)">
          <draw:text-box>
            <text:p text:style-name="P3"><text:span text:style-name="T3">0</text:span></text:p>
          </draw:text-box>
        </draw:frame>
        <draw:line draw:style-name="gr4" draw:text-style-name="P2" draw:layer="layout" svg:x1="14.339cm" svg:y1="17.302cm" svg:x2="14.55cm" svg:y2="16.879cm">
          <text:p text:style-name="P3"/>
        </draw:line>
        <draw:line draw:style-name="gr4" draw:text-style-name="P2" draw:layer="layout" svg:x1="17.514cm" svg:y1="10.949cm" svg:x2="17.725cm" svg:y2="10.526cm">
          <text:p text:style-name="P3"/>
        </draw:line>
        <draw:line draw:style-name="gr4" draw:text-style-name="P2" draw:layer="layout" svg:x1="17.515cm" svg:y1="10.103cm" svg:x2="17.726cm" svg:y2="9.68cm">
          <text:p text:style-name="P3"/>
        </draw:line>
        <draw:frame draw:style-name="gr3" draw:text-style-name="P8" draw:layer="layout" svg:width="0.773cm" svg:height="0.988cm" svg:x="13.988cm" svg:y="16.244cm">
          <draw:text-box>
            <text:p text:style-name="P3"><text:span text:style-name="T4">8</text:span></text:p>
          </draw:text-box>
        </draw:frame>
        <draw:frame draw:style-name="gr3" draw:text-style-name="P8" draw:layer="layout" svg:width="0.773cm" svg:height="0.988cm" svg:x="17.091cm" svg:y="9.044cm">
          <draw:text-box>
            <text:p text:style-name="P3"><text:span text:style-name="T4">8</text:span></text:p>
          </draw:text-box>
        </draw:frame>
        <draw:frame draw:style-name="gr14" draw:text-style-name="P12" draw:layer="layout" svg:width="1.059cm" svg:height="0.988cm" svg:x="16.667cm" svg:y="9.962cm">
          <draw:text-box>
            <text:p text:style-name="P3"><text:span text:style-name="T4">11</text:span></text:p>
          </draw:text-box>
        </draw:frame>
        <draw:frame draw:style-name="gr3" draw:text-style-name="P8" draw:layer="layout" svg:width="1.044cm" svg:height="0.988cm" svg:x="19.435cm" svg:y="13.491cm">
          <draw:text-box>
            <text:p text:style-name="P3"><text:span text:style-name="T4">11</text:span></text:p>
          </draw:text-box>
        </draw:frame>
        <draw:line draw:style-name="gr4" draw:text-style-name="P2" draw:layer="layout" svg:x1="20.267cm" svg:y1="14.549cm" svg:x2="20.478cm" svg:y2="14.126cm">
          <text:p text:style-name="P3"/>
        </draw:line>
        <draw:circle draw:style-name="gr15" draw:text-style-name="P2" draw:layer="layout" svg:width="0.424cm" svg:height="0.425cm" svg:x="7.562cm" svg:y="9.043cm">
          <text:p text:style-name="P3"/>
        </draw:circle>
        <draw:line draw:style-name="gr16" draw:text-style-name="P2" draw:layer="layout" svg:x1="3.327cm" svg:y1="1.633cm" svg:x2="3.327cm" svg:y2="6.503cm">
          <text:p text:style-name="P3"/>
        </draw:line>
        <draw:line draw:style-name="gr8" draw:text-style-name="P2" draw:layer="layout" svg:x1="7.774cm" svg:y1="14.55cm" svg:x2="11.162cm" svg:y2="14.55cm">
          <text:p text:style-name="P3"/>
        </draw:line>
        <draw:line draw:style-name="gr8" draw:text-style-name="P2" draw:layer="layout" svg:x1="10.315cm" svg:y1="15.397cm" svg:x2="11.162cm" svg:y2="15.397cm">
          <text:p text:style-name="P3"/>
        </draw:line>
        <draw:line draw:style-name="gr17" draw:text-style-name="P2" draw:layer="layout" svg:x1="7.985cm" svg:y1="16.455cm" svg:x2="11.162cm" svg:y2="16.456cm">
          <text:p text:style-name="P3"/>
        </draw:line>
        <draw:frame draw:style-name="gr18" draw:text-style-name="P13" draw:layer="layout" svg:width="0.739cm" svg:height="0.882cm" draw:transform="rotate (0.0171042266695412) translate (6.384cm 2.021cm)">
          <draw:text-box>
            <text:p text:style-name="P3"><text:span text:style-name="T3">1</text:span></text:p>
          </draw:text-box>
        </draw:frame>
        <draw:rect draw:style-name="gr2" draw:text-style-name="P11" draw:layer="layout" svg:width="1.482cm" svg:height="0.847cm" svg:x="4.386cm" svg:y="15.185cm">
          <text:p text:style-name="P1"><text:span text:style-name="T4">v1_t0</text:span></text:p>
        </draw:rect>
        <draw:rect draw:style-name="gr2" draw:text-style-name="P11" draw:layer="layout" svg:width="1.482cm" svg:height="0.847cm" svg:x="6.503cm" svg:y="15.185cm">
          <text:p text:style-name="P1"><text:span text:style-name="T4">v2_t1</text:span></text:p>
        </draw:rect>
        <draw:line draw:style-name="gr11" draw:text-style-name="P2" draw:layer="layout" svg:x1="5.868cm" svg:y1="15.397cm" svg:x2="6.503cm" svg:y2="15.397cm">
          <text:p text:style-name="P3"/>
        </draw:line>
        <draw:line draw:style-name="gr11" draw:text-style-name="P2" draw:layer="layout" svg:x1="7.985cm" svg:y1="15.397cm" svg:x2="10.315cm" svg:y2="15.397cm">
          <text:p text:style-name="P3"/>
        </draw:line>
        <draw:rect draw:style-name="gr2" draw:text-style-name="P11" draw:layer="layout" svg:width="1.482cm" svg:height="0.847cm" svg:x="4.386cm" svg:y="16.244cm">
          <text:p text:style-name="P1"><text:span text:style-name="T4">d1_t0</text:span></text:p>
        </draw:rect>
        <draw:rect draw:style-name="gr2" draw:text-style-name="P11" draw:layer="layout" svg:width="1.482cm" svg:height="0.847cm" svg:x="6.503cm" svg:y="16.244cm">
          <text:p text:style-name="P1"><text:span text:style-name="T4">d2_t1</text:span></text:p>
        </draw:rect>
        <draw:line draw:style-name="gr13" draw:text-style-name="P2" draw:layer="layout" svg:x1="1.421cm" svg:y1="16.456cm" svg:x2="4.386cm" svg:y2="16.456cm">
          <text:p text:style-name="P3"/>
        </draw:line>
        <draw:line draw:style-name="gr13" draw:text-style-name="P2" draw:layer="layout" svg:x1="5.868cm" svg:y1="16.455cm" svg:x2="6.503cm" svg:y2="16.455cm">
          <text:p text:style-name="P3"/>
        </draw:line>
        <draw:rect draw:style-name="gr2" draw:text-style-name="P11" draw:layer="layout" svg:width="1.27cm" svg:height="0.847cm" svg:x="4.174cm" svg:y="1.209cm">
          <text:p text:style-name="P1"><text:span text:style-name="T4">c1_t0</text:span></text:p>
        </draw:rect>
        <draw:rect draw:style-name="gr2" draw:text-style-name="P11" draw:layer="layout" svg:width="1.27cm" svg:height="0.847cm" svg:x="5.868cm" svg:y="1.209cm">
          <text:p text:style-name="P1"><text:span text:style-name="T4">c2_t1</text:span></text:p>
        </draw:rect>
        <draw:line draw:style-name="gr4" draw:text-style-name="P2" draw:layer="layout" svg:x1="5.444cm" svg:y1="1.633cm" svg:x2="5.868cm" svg:y2="1.633cm">
          <text:p text:style-name="P3"/>
        </draw:line>
        <draw:line draw:style-name="gr4" draw:text-style-name="P2" draw:layer="layout" svg:x1="10.103cm" svg:y1="12.432cm" svg:x2="7.774cm" svg:y2="12.432cm">
          <text:p text:style-name="P3"/>
        </draw:line>
        <draw:line draw:style-name="gr4" draw:text-style-name="P2" draw:layer="layout" svg:x1="10.103cm" svg:y1="13.068cm" svg:x2="9.679cm" svg:y2="13.068cm">
          <text:p text:style-name="P3"/>
        </draw:line>
        <draw:line draw:style-name="gr4" draw:text-style-name="P2" draw:layer="layout" svg:x1="10.738cm" svg:y1="12.644cm" svg:x2="14.55cm" svg:y2="12.644cm">
          <text:p text:style-name="P3"/>
        </draw:line>
        <draw:rect draw:style-name="gr2" draw:text-style-name="P11" draw:layer="layout" svg:width="1.483cm" svg:height="0.776cm" svg:x="14.761cm" svg:y="16.667cm">
          <text:p text:style-name="P1"><text:span text:style-name="T4">q1_t3</text:span></text:p>
        </draw:rect>
        <draw:rect draw:style-name="gr2" draw:text-style-name="P11" draw:layer="layout" svg:width="1.271cm" svg:height="0.847cm" svg:x="15.184cm" svg:y="8.621cm">
          <text:p text:style-name="P1"><text:span text:style-name="T4">q2_t3</text:span></text:p>
        </draw:rect>
        <draw:custom-shape draw:style-name="gr9" draw:text-style-name="P5" draw:layer="layout" svg:width="1.412cm" svg:height="0.564cm" draw:transform="rotate (-1.55578649522864) translate (3.51cm 6.351cm)">
          <text:p text:style-name="P3"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2" draw:layer="layout" svg:x1="4.174cm" svg:y1="7.138cm" svg:x2="4.386cm" svg:y2="6.715cm">
          <text:p text:style-name="P3"/>
        </draw:line>
        <draw:frame draw:style-name="gr19" draw:text-style-name="P12" draw:layer="layout" svg:width="1.044cm" svg:height="1.059cm" svg:x="3.539cm" svg:y="6.08cm">
          <draw:text-box>
            <text:p text:style-name="P3"><text:span text:style-name="T4">64</text:span></text:p>
          </draw:text-box>
        </draw:frame>
        <draw:line draw:style-name="gr4" draw:text-style-name="P2" draw:layer="layout" svg:x1="3.116cm" svg:y1="2.692cm" svg:x2="3.539cm" svg:y2="2.48cm">
          <text:p text:style-name="P3"/>
        </draw:line>
        <draw:frame draw:style-name="gr3" draw:text-style-name="P8" draw:layer="layout" svg:width="0.773cm" svg:height="0.988cm" svg:x="2.692cm" svg:y="1.845cm">
          <draw:text-box>
            <text:p text:style-name="P3"><text:span text:style-name="T4">6</text:span></text:p>
          </draw:text-box>
        </draw:frame>
        <draw:rect draw:style-name="gr2" draw:text-style-name="P11" draw:layer="layout" svg:width="1.482cm" svg:height="0.847cm" svg:x="12.644cm" svg:y="1.845cm">
          <text:p text:style-name="P1"><text:span text:style-name="T4">v3_t2</text:span></text:p>
        </draw:rect>
        <draw:rect draw:style-name="gr2" draw:text-style-name="P11" draw:layer="layout" svg:width="1.482cm" svg:height="0.847cm" svg:x="12.644cm" svg:y="2.903cm">
          <text:p text:style-name="P1"><text:span text:style-name="T4">d3_t2</text:span></text:p>
        </draw:rect>
        <draw:rect draw:style-name="gr2" draw:text-style-name="P11" draw:layer="layout" svg:width="1.482cm" svg:height="0.847cm" svg:x="14.973cm" svg:y="2.903cm">
          <text:p text:style-name="P1"><text:span text:style-name="T4">d4_t3</text:span></text:p>
        </draw:rect>
        <draw:line draw:style-name="gr13" draw:text-style-name="P2" draw:layer="layout" svg:x1="14.126cm" svg:y1="3.115cm" svg:x2="14.973cm" svg:y2="3.115cm">
          <text:p text:style-name="P3"/>
        </draw:line>
        <draw:line draw:style-name="gr13" draw:text-style-name="P2" draw:layer="layout" svg:x1="9.045cm" svg:y1="3.115cm" svg:x2="12.644cm" svg:y2="3.115cm">
          <text:p text:style-name="P3"/>
        </draw:line>
        <draw:line draw:style-name="gr13" draw:text-style-name="P2" draw:layer="layout" svg:x1="16.455cm" svg:y1="3.115cm" svg:x2="16.667cm" svg:y2="3.115cm">
          <text:p text:style-name="P3"/>
        </draw:line>
        <draw:line draw:style-name="gr13" draw:text-style-name="P2" draw:layer="layout" svg:x1="14.127cm" svg:y1="3.115cm" svg:x2="14.974cm" svg:y2="3.115cm">
          <text:p text:style-name="P3"/>
        </draw:line>
        <draw:line draw:style-name="gr4" draw:text-style-name="P2" draw:layer="layout" svg:x1="7.138cm" svg:y1="1.633cm" svg:x2="18.785cm" svg:y2="1.633cm">
          <text:p text:style-name="P3"/>
        </draw:line>
        <draw:line draw:style-name="gr4" draw:text-style-name="P2" draw:layer="layout" svg:x1="18.785cm" svg:y1="1.633cm" svg:x2="18.785cm" svg:y2="7.985cm">
          <text:p text:style-name="P3"/>
        </draw:line>
        <draw:line draw:style-name="gr4" draw:text-style-name="P2" draw:layer="layout" svg:x1="19.632cm" svg:y1="7.985cm" svg:x2="18.785cm" svg:y2="7.985cm">
          <text:p text:style-name="P3"/>
        </draw:line>
        <draw:line draw:style-name="gr4" draw:text-style-name="P2" draw:layer="layout" svg:x1="17.726cm" svg:y1="8.621cm" svg:x2="17.726cm" svg:y2="5.656cm">
          <text:p text:style-name="P3"/>
        </draw:line>
        <draw:rect draw:style-name="gr2" draw:text-style-name="P11" draw:layer="layout" svg:width="1.271cm" svg:height="0.847cm" svg:x="17.091cm" svg:y="3.327cm">
          <text:p text:style-name="P1"><text:span text:style-name="T4">c3_t2</text:span></text:p>
        </draw:rect>
        <draw:line draw:style-name="gr4" draw:text-style-name="P2" draw:layer="layout" svg:x1="17.726cm" svg:y1="3.327cm" svg:x2="17.726cm" svg:y2="1.633cm">
          <text:p text:style-name="P3"/>
        </draw:line>
        <draw:rect draw:style-name="gr2" draw:text-style-name="P11" draw:layer="layout" svg:width="1.27cm" svg:height="0.775cm" svg:x="17.091cm" svg:y="4.809cm">
          <text:p text:style-name="P1"><text:span text:style-name="T4">c4_t3</text:span></text:p>
        </draw:rect>
        <draw:rect draw:style-name="gr2" draw:text-style-name="P11" draw:layer="layout" svg:width="1.482cm" svg:height="0.847cm" svg:x="14.973cm" svg:y="1.845cm">
          <text:p text:style-name="P1"><text:span text:style-name="T4">v4_t3</text:span></text:p>
        </draw:rect>
        <draw:line draw:style-name="gr11" draw:text-style-name="P2" draw:layer="layout" svg:x1="23.02cm" svg:y1="6.503cm" svg:x2="23.02cm" svg:y2="8.197cm">
          <text:p text:style-name="P3"/>
        </draw:line>
        <draw:line draw:style-name="gr11" draw:text-style-name="P2" draw:layer="layout" svg:x1="23.655cm" svg:y1="8.197cm" svg:x2="23.655cm" svg:y2="9.891cm">
          <text:p text:style-name="P3"/>
        </draw:line>
        <draw:line draw:style-name="gr11" draw:text-style-name="P2" draw:layer="layout" svg:x1="8.409cm" svg:y1="2.48cm" svg:x2="12.644cm" svg:y2="2.48cm">
          <text:p text:style-name="P3"/>
        </draw:line>
        <draw:line draw:style-name="gr11" draw:text-style-name="P2" draw:layer="layout" svg:x1="14.126cm" svg:y1="2.478cm" svg:x2="14.973cm" svg:y2="2.48cm">
          <text:p text:style-name="P3"/>
        </draw:line>
        <draw:line draw:style-name="gr4" draw:text-style-name="P2" draw:layer="layout" svg:x1="17.726cm" svg:y1="4.174cm" svg:x2="17.726cm" svg:y2="4.809cm">
          <text:p text:style-name="P3"/>
        </draw:line>
        <draw:rect draw:style-name="gr2" draw:text-style-name="P2" draw:layer="layout" svg:width="1.694cm" svg:height="0.847cm" svg:x="4.597cm" svg:y="6.503cm">
          <text:p text:style-name="P1">wpXX</text:p>
        </draw:rect>
        <draw:line draw:style-name="gr4" draw:text-style-name="P2" draw:layer="layout" svg:x1="5.021cm" svg:y1="7.35cm" svg:x2="5.021cm" svg:y2="8.832cm">
          <text:p text:style-name="P3"/>
        </draw:line>
        <draw:line draw:style-name="gr4" draw:text-style-name="P2" draw:layer="layout" svg:x1="6.291cm" svg:y1="6.927cm" svg:x2="6.927cm" svg:y2="6.927cm">
          <text:p text:style-name="P3"/>
        </draw:line>
        <draw:line draw:style-name="gr4" draw:text-style-name="P2" draw:layer="layout" svg:x1="6.927cm" svg:y1="3.327cm" svg:x2="6.927cm" svg:y2="6.927cm">
          <text:p text:style-name="P3"/>
        </draw:line>
        <draw:line draw:style-name="gr4" draw:text-style-name="P2" draw:layer="layout" svg:x1="2.692cm" svg:y1="5.656cm" svg:x2="2.692cm" svg:y2="5.868cm">
          <text:p text:style-name="P3"/>
        </draw:line>
        <draw:line draw:style-name="gr4" draw:text-style-name="P2" draw:layer="layout" svg:x1="4.809cm" svg:y1="5.868cm" svg:x2="2.692cm" svg:y2="5.868cm">
          <text:p text:style-name="P3"/>
        </draw:line>
        <draw:line draw:style-name="gr4" draw:text-style-name="P2" draw:layer="layout" svg:x1="5.233cm" svg:y1="6.503cm" svg:x2="5.233cm" svg:y2="5.656cm">
          <text:p text:style-name="P3"/>
        </draw:line>
        <draw:line draw:style-name="gr4" draw:text-style-name="P2" draw:layer="layout" svg:x1="2.903cm" svg:y1="5.021cm" svg:x2="2.903cm" svg:y2="4.809cm">
          <text:p text:style-name="P3"/>
        </draw:line>
        <draw:line draw:style-name="gr4" draw:text-style-name="P2" draw:layer="layout" svg:x1="5.233cm" svg:y1="5.656cm" svg:x2="3.962cm" svg:y2="5.656cm">
          <text:p text:style-name="P3"/>
        </draw:line>
        <draw:line draw:style-name="gr4" draw:text-style-name="P2" draw:layer="layout" svg:x1="2.903cm" svg:y1="4.809cm" svg:x2="3.962cm" svg:y2="4.809cm">
          <text:p text:style-name="P3"/>
        </draw:line>
        <draw:line draw:style-name="gr4" draw:text-style-name="P2" draw:layer="layout" svg:x1="3.962cm" svg:y1="5.656cm" svg:x2="3.962cm" svg:y2="4.809cm">
          <text:p text:style-name="P3"/>
        </draw:line>
        <draw:line draw:style-name="gr11" draw:text-style-name="P2" draw:layer="layout" svg:x1="1.845cm" svg:y1="5.444cm" svg:x2="2.055cm" svg:y2="5.444cm">
          <text:p text:style-name="P3"/>
        </draw:line>
        <draw:line draw:style-name="gr8" draw:text-style-name="P2" draw:layer="layout" svg:x1="4.809cm" svg:y1="5.868cm" svg:x2="4.809cm" svg:y2="6.503cm">
          <text:p text:style-name="P3"/>
        </draw:line>
        <draw:line draw:style-name="gr4" draw:text-style-name="P2" draw:layer="layout" svg:x1="9.468cm" svg:y1="12.644cm" svg:x2="9.679cm" svg:y2="12.221cm">
          <text:p text:style-name="P3"/>
        </draw:line>
        <draw:frame draw:style-name="gr3" draw:text-style-name="P8" draw:layer="layout" svg:width="0.773cm" svg:height="0.988cm" svg:x="9.044cm" svg:y="11.444cm">
          <draw:text-box>
            <text:p text:style-name="P3"><text:span text:style-name="T4">9</text:span></text:p>
          </draw:text-box>
        </draw:frame>
        <draw:custom-shape draw:style-name="gr9" draw:text-style-name="P5" draw:layer="layout" svg:width="1.412cm" svg:height="0.564cm" draw:transform="rotate (1.58999494856653) translate (14.196cm 10.728cm)">
          <text:p text:style-name="P3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7" draw:layer="layout" svg:width="0.739cm" svg:height="0.882cm" draw:transform="rotate (0.0171042266695412) translate (14.007cm 9.883cm)">
          <draw:text-box>
            <text:p text:style-name="P3"><text:span text:style-name="T3">1</text:span></text:p>
          </draw:text-box>
        </draw:frame>
        <draw:frame draw:style-name="gr3" draw:text-style-name="P7" draw:layer="layout" svg:width="0.739cm" svg:height="0.882cm" draw:transform="rotate (-3.12239403181845) translate (14.751cm 10.188cm)">
          <draw:text-box>
            <text:p text:style-name="P3"><text:span text:style-name="T3">0</text:span></text:p>
          </draw:text-box>
        </draw:frame>
        <draw:line draw:style-name="gr4" draw:text-style-name="P2" draw:layer="layout" svg:x1="14.126cm" svg:y1="10.315cm" svg:x2="13.703cm" svg:y2="10.315cm">
          <text:p text:style-name="P3"/>
        </draw:line>
        <draw:line draw:style-name="gr4" draw:text-style-name="P2" draw:layer="layout" svg:x1="14.127cm" svg:y1="9.679cm" svg:x2="13.703cm" svg:y2="9.679cm">
          <text:p text:style-name="P3"/>
        </draw:line>
        <draw:custom-shape draw:style-name="gr9" draw:text-style-name="P5" draw:layer="layout" svg:width="1.412cm" svg:height="0.564cm" draw:transform="rotate (1.58999494856653) translate (12.291cm 10.467cm)">
          <text:p text:style-name="P3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7" draw:layer="layout" svg:width="0.739cm" svg:height="0.882cm" draw:transform="rotate (0.0171042266695412) translate (12.102cm 9.622cm)">
          <draw:text-box>
            <text:p text:style-name="P3"><text:span text:style-name="T3">1</text:span></text:p>
          </draw:text-box>
        </draw:frame>
        <draw:frame draw:style-name="gr3" draw:text-style-name="P7" draw:layer="layout" svg:width="0.739cm" svg:height="0.882cm" draw:transform="rotate (-3.12239403181845) translate (12.846cm 9.927cm)">
          <draw:text-box>
            <text:p text:style-name="P3"><text:span text:style-name="T3">0</text:span></text:p>
          </draw:text-box>
        </draw:frame>
        <draw:line draw:style-name="gr4" draw:text-style-name="P2" draw:layer="layout" svg:x1="12.302cm" svg:y1="10.102cm" svg:x2="11.797cm" svg:y2="10.103cm">
          <text:p text:style-name="P3"/>
        </draw:line>
        <draw:line draw:style-name="gr20" draw:text-style-name="P2" draw:layer="layout" svg:x1="12.302cm" svg:y1="9.467cm" svg:x2="11.797cm" svg:y2="9.468cm">
          <text:p text:style-name="P3"/>
        </draw:line>
        <draw:rect draw:style-name="gr2" draw:text-style-name="P11" draw:layer="layout" svg:width="1.27cm" svg:height="0.775cm" svg:x="13.914cm" svg:y="4.809cm">
          <text:p text:style-name="P1"><text:span text:style-name="T4">c5_t4</text:span></text:p>
        </draw:rect>
        <draw:rect draw:style-name="gr2" draw:text-style-name="P11" draw:layer="layout" svg:width="1.27cm" svg:height="0.775cm" svg:x="11.797cm" svg:y="4.809cm">
          <text:p text:style-name="P1"><text:span text:style-name="T4">c6_t5</text:span></text:p>
        </draw:rect>
        <draw:line draw:style-name="gr4" draw:text-style-name="P2" draw:layer="layout" svg:x1="17.091cm" svg:y1="5.233cm" svg:x2="15.185cm" svg:y2="5.233cm">
          <text:p text:style-name="P3"/>
        </draw:line>
        <draw:line draw:style-name="gr4" draw:text-style-name="P2" draw:layer="layout" svg:x1="13.914cm" svg:y1="5.233cm" svg:x2="13.067cm" svg:y2="5.233cm">
          <text:p text:style-name="P3"/>
        </draw:line>
        <draw:ellipse draw:style-name="gr2" draw:text-style-name="P10" draw:layer="layout" svg:width="2.118cm" svg:height="1.059cm" svg:x="13.279cm" svg:y="5.868cm">
          <text:p text:style-name="P1"><text:span text:style-name="T6">c5_t4=c4_t3</text:span></text:p>
        </draw:ellipse>
        <draw:ellipse draw:style-name="gr2" draw:text-style-name="P10" draw:layer="layout" svg:width="2.117cm" svg:height="1.058cm" svg:x="11.162cm" svg:y="6.927cm">
          <text:p text:style-name="P1"><text:span text:style-name="T6">c6_t5=c4_t3</text:span></text:p>
        </draw:ellipse>
        <draw:rect draw:style-name="gr2" draw:text-style-name="P11" draw:layer="layout" svg:width="1.27cm" svg:height="0.775cm" svg:x="13.067cm" svg:y="11.585cm">
          <text:p text:style-name="P1"><text:span text:style-name="T4">bp1</text:span></text:p>
        </draw:rect>
        <draw:rect draw:style-name="gr2" draw:text-style-name="P11" draw:layer="layout" svg:width="1.27cm" svg:height="0.775cm" svg:x="10.95cm" svg:y="11.585cm">
          <text:p text:style-name="P1"><text:span text:style-name="T4">bp2</text:span></text:p>
        </draw:rect>
        <draw:line draw:style-name="gr4" draw:text-style-name="P2" draw:layer="layout" svg:x1="14.55cm" svg:y1="12.644cm" svg:x2="14.55cm" svg:y2="15.82cm">
          <text:p text:style-name="P3"/>
        </draw:line>
        <draw:line draw:style-name="gr4" draw:text-style-name="P2" draw:layer="layout" svg:x1="14.126cm" svg:y1="15.82cm" svg:x2="14.55cm" svg:y2="15.82cm">
          <text:p text:style-name="P3"/>
        </draw:line>
        <draw:line draw:style-name="gr4" draw:text-style-name="P2" draw:layer="layout" svg:x1="15.397cm" svg:y1="10.738cm" svg:x2="15.185cm" svg:y2="10.738cm">
          <text:p text:style-name="P3"/>
        </draw:line>
        <draw:line draw:style-name="gr4" draw:text-style-name="P2" draw:layer="layout" svg:x1="15.185cm" svg:y1="16.667cm" svg:x2="15.185cm" svg:y2="10.738cm">
          <text:p text:style-name="P3"/>
        </draw:line>
        <draw:line draw:style-name="gr4" draw:text-style-name="P2" draw:layer="layout" svg:x1="14.338cm" svg:y1="9.468cm" svg:x2="14.338cm" svg:y2="6.927cm">
          <text:p text:style-name="P3"/>
        </draw:line>
        <draw:line draw:style-name="gr4" draw:text-style-name="P2" draw:layer="layout" svg:x1="12.644cm" svg:y1="9.256cm" svg:x2="12.644cm" svg:y2="7.985cm">
          <text:p text:style-name="P3"/>
        </draw:line>
        <draw:line draw:style-name="gr4" draw:text-style-name="P2" draw:layer="layout" svg:x1="12.432cm" svg:y1="6.927cm" svg:x2="12.432cm" svg:y2="5.656cm">
          <text:p text:style-name="P3"/>
        </draw:line>
        <draw:line draw:style-name="gr4" draw:text-style-name="P2" draw:layer="layout" svg:x1="14.55cm" svg:y1="5.868cm" svg:x2="14.55cm" svg:y2="5.656cm">
          <text:p text:style-name="P3"/>
        </draw:line>
        <draw:line draw:style-name="gr11" draw:text-style-name="P2" draw:layer="layout" svg:x1="15.397cm" svg:y1="6.503cm" svg:x2="17.726cm" svg:y2="6.503cm">
          <text:p text:style-name="P3"/>
        </draw:line>
        <draw:line draw:style-name="gr11" draw:text-style-name="P2" draw:layer="layout" svg:x1="13.279cm" svg:y1="7.562cm" svg:x2="17.726cm" svg:y2="7.562cm">
          <text:p text:style-name="P3"/>
        </draw:line>
        <draw:line draw:style-name="gr4" draw:text-style-name="P2" draw:layer="layout" svg:x1="13.703cm" svg:y1="10.315cm" svg:x2="13.703cm" svg:y2="11.585cm">
          <text:p text:style-name="P3"/>
        </draw:line>
        <draw:line draw:style-name="gr4" draw:text-style-name="P2" draw:layer="layout" svg:x1="13.703cm" svg:y1="9.679cm" svg:x2="12.856cm" svg:y2="9.679cm">
          <text:p text:style-name="P3"/>
        </draw:line>
        <draw:line draw:style-name="gr4" draw:text-style-name="P2" draw:layer="layout" svg:x1="13.067cm" svg:y1="12.009cm" svg:x2="12.22cm" svg:y2="12.009cm">
          <text:p text:style-name="P3"/>
        </draw:line>
        <draw:line draw:style-name="gr4" draw:text-style-name="P2" draw:layer="layout" svg:x1="11.797cm" svg:y1="10.103cm" svg:x2="11.797cm" svg:y2="11.585cm">
          <text:p text:style-name="P3"/>
        </draw:line>
        <draw:line draw:style-name="gr4" draw:text-style-name="P2" draw:layer="layout" svg:x1="19.632cm" svg:y1="9.468cm" svg:x2="18.996cm" svg:y2="9.468cm">
          <text:p text:style-name="P3"/>
        </draw:line>
        <draw:line draw:style-name="gr4" draw:text-style-name="P2" draw:layer="layout" svg:x1="18.996cm" svg:y1="9.044cm" svg:x2="18.996cm" svg:y2="9.468cm">
          <text:p text:style-name="P3"/>
        </draw:line>
        <draw:line draw:style-name="gr4" draw:text-style-name="P2" draw:layer="layout" svg:x1="18.996cm" svg:y1="9.044cm" svg:x2="16.455cm" svg:y2="9.044cm">
          <text:p text:style-name="P3"/>
        </draw:line>
        <draw:line draw:style-name="gr20" draw:text-style-name="P2" draw:layer="layout" svg:x1="15.185cm" svg:y1="8.832cm" svg:x2="11.797cm" svg:y2="8.832cm">
          <text:p text:style-name="P3"/>
        </draw:line>
        <draw:line draw:style-name="gr20" draw:text-style-name="P2" draw:layer="layout" svg:x1="11.797cm" svg:y1="9.468cm" svg:x2="11.797cm" svg:y2="8.832cm">
          <text:p text:style-name="P3"/>
        </draw:line>
        <draw:line draw:style-name="gr4" draw:text-style-name="P2" draw:layer="layout" svg:x1="14.761cm" svg:y1="10.103cm" svg:x2="15.397cm" svg:y2="10.103cm">
          <text:p text:style-name="P3"/>
        </draw:line>
        <draw:frame draw:style-name="gr3" draw:layer="layout" svg:width="0.875cm" svg:height="1.195cm" svg:x="17.814cm" svg:y="9.755cm">
          <draw:text-box>
            <text:p text:style-name="P3">+</text:p>
          </draw:text-box>
        </draw:frame>
        <draw:line draw:style-name="gr4" draw:text-style-name="P2" draw:layer="layout" svg:x1="7.562cm" svg:y1="10.314cm" svg:x2="7.985cm" svg:y2="10.103cm">
          <text:p text:style-name="P3"/>
        </draw:line>
        <draw:frame draw:style-name="gr19" draw:text-style-name="P12" draw:layer="layout" svg:width="0.773cm" svg:height="1.059cm" svg:x="7.138cm" svg:y="9.256cm">
          <draw:text-box draw:corner-radius="0.349cm">
            <text:p text:style-name="P3"><text:span text:style-name="T4">9</text:span></text:p>
          </draw:text-box>
        </draw:frame>
        <draw:line draw:style-name="gr17" draw:text-style-name="P2" draw:layer="layout" svg:x1="18.785cm" svg:y1="12.009cm" svg:x2="14.338cm" svg:y2="12.009cm">
          <text:p text:style-name="P3"/>
        </draw:line>
        <draw:custom-shape draw:style-name="gr21" draw:text-style-name="P2" draw:layer="layout" svg:width="0.423cm" svg:height="0.423cm" draw:transform="rotate (1.55439023182586) translate (22.378cm 10.731cm)">
          <text:p text:style-name="P3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2" draw:layer="layout" svg:width="0.423cm" svg:height="0.423cm" draw:transform="rotate (-1.55508836352784) translate (11.578cm 16.872cm)">
          <text:p text:style-name="P3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4.597cm" svg:y1="6.927cm" svg:x2="3.539cm" svg:y2="6.927cm">
          <text:p text:style-name="P3"/>
        </draw:line>
        <draw:line draw:style-name="gr4" draw:text-style-name="P2" draw:layer="layout" svg:x1="2.903cm" svg:y1="6.927cm" svg:x2="2.48cm" svg:y2="6.927cm">
          <text:p text:style-name="P3"/>
        </draw:line>
        <draw:line draw:style-name="gr4" draw:text-style-name="P2" draw:layer="layout" svg:x1="2.48cm" svg:y1="9.256cm" svg:x2="2.48cm" svg:y2="6.927cm">
          <text:p text:style-name="P3"/>
        </draw:line>
        <draw:line draw:style-name="gr8" draw:text-style-name="P2" draw:layer="layout" svg:x1="2.48cm" svg:y1="9.256cm" svg:x2="3.75cm" svg:y2="9.256cm">
          <text:p text:style-name="P3"/>
        </draw:line>
        <draw:line draw:style-name="gr4" draw:text-style-name="P2" draw:layer="layout" svg:x1="5.233cm" svg:y1="3.962cm" svg:x2="6.927cm" svg:y2="3.962cm">
          <text:p text:style-name="P3"/>
        </draw:line>
        <draw:line draw:style-name="gr4" draw:text-style-name="P2" draw:layer="layout" svg:x1="6.927cm" svg:y1="3.327cm" svg:x2="6.503cm" svg:y2="3.327cm">
          <text:p text:style-name="P3"/>
        </draw:line>
        <draw:line draw:style-name="gr4" draw:text-style-name="P2" draw:layer="layout" svg:x1="6.927cm" svg:y1="2.692cm" svg:x2="6.503cm" svg:y2="2.692cm">
          <text:p text:style-name="P3"/>
        </draw:line>
        <draw:line draw:style-name="gr8" draw:text-style-name="P2" draw:layer="layout" svg:x1="4.597cm" svg:y1="6.927cm" svg:x2="3.539cm" svg:y2="6.927cm">
          <text:p text:style-name="P3"/>
        </draw:line>
      </draw:page>
      <draw:page draw:name="page2" draw:style-name="dp1" draw:master-page-name="Default">
        <draw:line draw:style-name="gr8" draw:text-style-name="P14" draw:layer="layout" svg:x1="0.998cm" svg:y1="6.08cm" svg:x2="4.386cm" svg:y2="6.08cm">
          <text:p text:style-name="P3"/>
        </draw:line>
        <draw:line draw:style-name="gr5" draw:text-style-name="P2" draw:layer="layout" svg:x1="0.998cm" svg:y1="9.256cm" svg:x2="4.386cm" svg:y2="9.256cm">
          <text:p text:style-name="P1">host_wr</text:p>
        </draw:line>
        <draw:line draw:style-name="gr5" draw:text-style-name="P2" draw:layer="layout" svg:x1="0.998cm" svg:y1="10.103cm" svg:x2="4.386cm" svg:y2="10.103cm">
          <text:p text:style-name="P1">host_rd</text:p>
        </draw:line>
        <draw:line draw:style-name="gr8" draw:text-style-name="P2" draw:layer="layout" svg:x1="21.961cm" svg:y1="5.847cm" svg:x2="26.831cm" svg:y2="5.847cm">
          <text:p text:style-name="P3"/>
        </draw:line>
        <draw:frame draw:style-name="gr3" draw:text-style-name="P4" draw:layer="layout" svg:width="3.783cm" svg:height="1.038cm" svg:x="22.413cm" svg:y="4.809cm">
          <draw:text-box>
            <text:p text:style-name="P3"><text:span text:style-name="T1">host_data_out</text:span></text:p>
          </draw:text-box>
        </draw:frame>
        <draw:line draw:style-name="gr5" draw:text-style-name="P2" draw:layer="layout" svg:x1="0.997cm" svg:y1="1.845cm" svg:x2="4.809cm" svg:y2="1.845cm">
          <text:p text:style-name="P1">host_addr</text:p>
        </draw:line>
        <draw:frame draw:style-name="gr3" draw:text-style-name="P4" draw:layer="layout" svg:width="3.465cm" svg:height="1.038cm" svg:x="0.998cm" svg:y="5.021cm">
          <draw:text-box>
            <text:p text:style-name="P3"><text:span text:style-name="T1">host_data_in</text:span></text:p>
          </draw:text-box>
        </draw:frame>
        <draw:rect draw:style-name="gr2" draw:text-style-name="P15" draw:layer="layout" svg:width="2.329cm" svg:height="0.847cm" svg:x="10.738cm" svg:y="2.268cm">
          <text:p text:style-name="P1"><text:span text:style-name="T1">r0</text:span></text:p>
        </draw:rect>
        <draw:custom-shape draw:style-name="gr9" draw:text-style-name="P5" draw:layer="layout" svg:width="1.412cm" svg:height="0.564cm" draw:transform="rotate (1.58999494856653) translate (9.943cm 4.772cm)">
          <text:p text:style-name="P3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7" draw:layer="layout" svg:width="0.739cm" svg:height="0.882cm" draw:transform="rotate (0.0171042266695412) translate (9.772cm 3.34cm)">
          <draw:text-box>
            <text:p text:style-name="P3"><text:span text:style-name="T3">1</text:span></text:p>
          </draw:text-box>
        </draw:frame>
        <draw:frame draw:style-name="gr3" draw:text-style-name="P7" draw:layer="layout" svg:width="0.739cm" svg:height="0.882cm" draw:transform="rotate (-3.12239403181845) translate (10.526cm 4.844cm)">
          <draw:text-box>
            <text:p text:style-name="P3"><text:span text:style-name="T3">0</text:span></text:p>
          </draw:text-box>
        </draw:frame>
        <draw:line draw:style-name="gr4" draw:text-style-name="P2" draw:layer="layout" svg:x1="9.956cm" svg:y1="4.408cm" svg:x2="9.451cm" svg:y2="4.409cm">
          <text:p text:style-name="P3"/>
        </draw:line>
        <draw:line draw:style-name="gr20" draw:text-style-name="P2" draw:layer="layout" svg:x1="9.891cm" svg:y1="3.75cm" svg:x2="8.197cm" svg:y2="3.75cm">
          <text:p text:style-name="P3"/>
        </draw:line>
        <draw:custom-shape draw:style-name="gr9" draw:text-style-name="P5" draw:layer="layout" svg:width="1.412cm" svg:height="0.564cm" draw:transform="rotate (1.58999494856653) translate (14.196cm 6.232cm)">
          <text:p text:style-name="P3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7" draw:layer="layout" svg:width="0.739cm" svg:height="0.882cm" draw:transform="rotate (0.0171042266695412) translate (14.007cm 4.774cm)">
          <draw:text-box>
            <text:p text:style-name="P3"><text:span text:style-name="T3">1</text:span></text:p>
          </draw:text-box>
        </draw:frame>
        <draw:frame draw:style-name="gr3" draw:text-style-name="P7" draw:layer="layout" svg:width="0.739cm" svg:height="0.882cm" draw:transform="rotate (-3.12239403181845) translate (14.761cm 6.326cm)">
          <draw:text-box>
            <text:p text:style-name="P3"><text:span text:style-name="T3">0</text:span></text:p>
          </draw:text-box>
        </draw:frame>
        <draw:line draw:style-name="gr4" draw:text-style-name="P2" draw:layer="layout" svg:x1="14.126cm" svg:y1="5.868cm" svg:x2="13.702cm" svg:y2="5.868cm">
          <text:p text:style-name="P3"/>
        </draw:line>
        <draw:line draw:style-name="gr20" draw:text-style-name="P2" draw:layer="layout" svg:x1="14.207cm" svg:y1="5.232cm" svg:x2="13.702cm" svg:y2="5.233cm">
          <text:p text:style-name="P3"/>
        </draw:line>
        <draw:rect draw:style-name="gr2" draw:text-style-name="P15" draw:layer="layout" svg:width="2.329cm" svg:height="0.847cm" svg:x="10.738cm" svg:y="8.197cm">
          <text:p text:style-name="P1"><text:span text:style-name="T1">r1</text:span></text:p>
        </draw:rect>
        <draw:custom-shape draw:style-name="gr9" draw:text-style-name="P5" draw:layer="layout" svg:width="1.412cm" svg:height="0.564cm" draw:transform="rotate (1.58999494856653) translate (8.903cm 8.138cm)">
          <text:p text:style-name="P3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7" draw:layer="layout" svg:width="0.739cm" svg:height="0.882cm" draw:transform="rotate (0.0171042266695412) translate (8.714cm 6.728cm)">
          <draw:text-box>
            <text:p text:style-name="P3"><text:span text:style-name="T3">1</text:span></text:p>
          </draw:text-box>
        </draw:frame>
        <draw:frame draw:style-name="gr3" draw:text-style-name="P7" draw:layer="layout" svg:width="0.739cm" svg:height="0.882cm" draw:transform="rotate (-3.12239403181845) translate (9.468cm 8.183cm)">
          <draw:text-box>
            <text:p text:style-name="P3"><text:span text:style-name="T3">0</text:span></text:p>
          </draw:text-box>
        </draw:frame>
        <draw:line draw:style-name="gr20" draw:text-style-name="P2" draw:layer="layout" svg:x1="8.832cm" svg:y1="7.138cm" svg:x2="8.197cm" svg:y2="7.138cm">
          <text:p text:style-name="P3"/>
        </draw:line>
        <draw:line draw:style-name="gr4" draw:text-style-name="P2" draw:layer="layout" svg:x1="4.809cm" svg:y1="1.845cm" svg:x2="14.55cm" svg:y2="1.845cm">
          <text:p text:style-name="P3"/>
        </draw:line>
        <draw:line draw:style-name="gr4" draw:text-style-name="P2" draw:layer="layout" svg:x1="13.703cm" svg:y1="5.233cm" svg:x2="13.703cm" svg:y2="2.692cm">
          <text:p text:style-name="P3"/>
        </draw:line>
        <draw:line draw:style-name="gr4" draw:text-style-name="P2" draw:layer="layout" svg:x1="13.703cm" svg:y1="5.868cm" svg:x2="13.703cm" svg:y2="8.621cm">
          <text:p text:style-name="P3"/>
        </draw:line>
        <draw:line draw:style-name="gr4" draw:text-style-name="P2" draw:layer="layout" svg:x1="13.703cm" svg:y1="2.692cm" svg:x2="13.067cm" svg:y2="2.692cm">
          <text:p text:style-name="P3"/>
        </draw:line>
        <draw:line draw:style-name="gr4" draw:text-style-name="P2" draw:layer="layout" svg:x1="13.703cm" svg:y1="8.621cm" svg:x2="13.067cm" svg:y2="8.621cm">
          <text:p text:style-name="P3"/>
        </draw:line>
        <draw:rect draw:style-name="gr2" draw:text-style-name="P15" draw:layer="layout" svg:width="1.694cm" svg:height="0.847cm" svg:x="20.267cm" svg:y="5.424cm">
          <text:p text:style-name="P1"><text:span text:style-name="T1">hr_bf</text:span></text:p>
        </draw:rect>
        <draw:line draw:style-name="gr4" draw:text-style-name="P2" draw:layer="layout" svg:x1="14.761cm" svg:y1="5.444cm" svg:x2="15.82cm" svg:y2="5.444cm">
          <text:p text:style-name="P3"/>
        </draw:line>
        <draw:line draw:style-name="gr4" draw:text-style-name="P2" draw:layer="layout" svg:x1="4.386cm" svg:y1="10.103cm" svg:x2="16.879cm" svg:y2="10.103cm">
          <text:p text:style-name="P3"/>
        </draw:line>
        <draw:line draw:style-name="gr4" draw:text-style-name="P2" draw:layer="layout" svg:x1="16.879cm" svg:y1="6.291cm" svg:x2="16.879cm" svg:y2="10.103cm">
          <text:p text:style-name="P3"/>
        </draw:line>
        <draw:line draw:style-name="gr4" draw:text-style-name="P2" draw:layer="layout" svg:x1="14.55cm" svg:y1="1.845cm" svg:x2="14.55cm" svg:y2="5.021cm">
          <text:p text:style-name="P3"/>
        </draw:line>
        <draw:line draw:style-name="gr4" draw:text-style-name="P2" draw:layer="layout" svg:x1="10.526cm" svg:y1="3.962cm" svg:x2="12.009cm" svg:y2="3.962cm">
          <text:p text:style-name="P3"/>
        </draw:line>
        <draw:line draw:style-name="gr4" draw:text-style-name="P2" draw:layer="layout" svg:x1="9.468cm" svg:y1="7.35cm" svg:x2="12.009cm" svg:y2="7.35cm">
          <text:p text:style-name="P3"/>
        </draw:line>
        <draw:line draw:style-name="gr8" draw:text-style-name="P2" draw:layer="layout" svg:x1="12.009cm" svg:y1="3.962cm" svg:x2="12.009cm" svg:y2="3.115cm">
          <text:p text:style-name="P3"/>
        </draw:line>
        <draw:line draw:style-name="gr8" draw:text-style-name="P2" draw:layer="layout" svg:x1="12.009cm" svg:y1="7.35cm" svg:x2="12.009cm" svg:y2="8.197cm">
          <text:p text:style-name="P3"/>
        </draw:line>
        <draw:custom-shape draw:style-name="gr9" draw:text-style-name="P5" draw:layer="layout" svg:width="1.412cm" svg:height="0.564cm" draw:transform="rotate (1.58999494856653) translate (16.526cm 6.492cm)">
          <text:p text:style-name="P3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7" draw:layer="layout" svg:width="0.739cm" svg:height="0.882cm" draw:transform="rotate (0.0171042266695412) translate (16.337cm 5.034cm)">
          <draw:text-box>
            <text:p text:style-name="P3"><text:span text:style-name="T3">1</text:span></text:p>
          </draw:text-box>
        </draw:frame>
        <draw:frame draw:style-name="gr3" draw:text-style-name="P7" draw:layer="layout" svg:width="0.739cm" svg:height="0.882cm" draw:transform="rotate (-3.12239403181845) translate (17.091cm 6.586cm)">
          <draw:text-box>
            <text:p text:style-name="P3"><text:span text:style-name="T3">0</text:span></text:p>
          </draw:text-box>
        </draw:frame>
        <draw:line draw:style-name="gr4" draw:text-style-name="P2" draw:layer="layout" svg:x1="16.456cm" svg:y1="6.128cm" svg:x2="16.032cm" svg:y2="6.128cm">
          <text:p text:style-name="P3"/>
        </draw:line>
        <draw:line draw:style-name="gr20" draw:text-style-name="P2" draw:layer="layout" svg:x1="16.537cm" svg:y1="5.46cm" svg:x2="15.82cm" svg:y2="5.444cm">
          <text:p text:style-name="P3"/>
        </draw:line>
        <draw:frame draw:style-name="gr3" draw:text-style-name="P7" draw:layer="layout" svg:width="0.739cm" svg:height="0.882cm" draw:transform="rotate (-3.12239403181845) translate (16.244cm 6.326cm)">
          <draw:text-box>
            <text:p text:style-name="P3"><text:span text:style-name="T3">0</text:span></text:p>
          </draw:text-box>
        </draw:frame>
        <draw:line draw:style-name="gr4" draw:text-style-name="P2" draw:layer="layout" svg:x1="17.091cm" svg:y1="5.868cm" svg:x2="20.267cm" svg:y2="5.868cm">
          <text:p text:style-name="P3"/>
        </draw:line>
        <draw:custom-shape draw:style-name="gr9" draw:text-style-name="P5" draw:layer="layout" svg:width="1.412cm" svg:height="0.564cm" draw:transform="rotate (1.58999494856653) translate (6.573cm 7.101cm)">
          <text:p text:style-name="P3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7" draw:layer="layout" svg:width="0.739cm" svg:height="0.882cm" draw:transform="rotate (0.0171042266695412) translate (6.384cm 5.669cm)">
          <draw:text-box>
            <text:p text:style-name="P3"><text:span text:style-name="T3">1</text:span></text:p>
          </draw:text-box>
        </draw:frame>
        <draw:frame draw:style-name="gr3" draw:text-style-name="P7" draw:layer="layout" svg:width="0.739cm" svg:height="0.882cm" draw:transform="rotate (-3.12239403181845) translate (7.138cm 7.124cm)">
          <draw:text-box>
            <text:p text:style-name="P3"><text:span text:style-name="T3">0</text:span></text:p>
          </draw:text-box>
        </draw:frame>
        <draw:line draw:style-name="gr4" draw:text-style-name="P2" draw:layer="layout" svg:x1="6.503cm" svg:y1="6.08cm" svg:x2="4.386cm" svg:y2="6.08cm">
          <text:p text:style-name="P3"/>
        </draw:line>
        <draw:custom-shape draw:style-name="gr9" draw:text-style-name="P5" draw:layer="layout" svg:width="1.412cm" svg:height="0.564cm" draw:transform="rotate (1.58999494856653) translate (7.763cm 4.349cm)">
          <text:p text:style-name="P3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7" draw:layer="layout" svg:width="0.739cm" svg:height="0.882cm" draw:transform="rotate (0.0171042266695412) translate (7.562cm 2.916cm)">
          <draw:text-box>
            <text:p text:style-name="P3"><text:span text:style-name="T3">1</text:span></text:p>
          </draw:text-box>
        </draw:frame>
        <draw:frame draw:style-name="gr3" draw:text-style-name="P7" draw:layer="layout" svg:width="0.739cm" svg:height="0.882cm" draw:transform="rotate (-3.12239403181845) translate (8.318cm 4.372cm)">
          <draw:text-box>
            <text:p text:style-name="P3"><text:span text:style-name="T3">0</text:span></text:p>
          </draw:text-box>
        </draw:frame>
        <draw:line draw:style-name="gr4" draw:text-style-name="P2" draw:layer="layout" svg:x1="6.927cm" svg:y1="5.868cm" svg:x2="6.927cm" svg:y2="1.845cm">
          <text:p text:style-name="P3"/>
        </draw:line>
        <draw:line draw:style-name="gr4" draw:text-style-name="P2" draw:layer="layout" svg:x1="7.985cm" svg:y1="3.115cm" svg:x2="7.985cm" svg:y2="1.845cm">
          <text:p text:style-name="P3"/>
        </draw:line>
        <draw:line draw:style-name="gr4" draw:text-style-name="P2" draw:layer="layout" svg:x1="10.738cm" svg:y1="2.692cm" svg:x2="7.35cm" svg:y2="2.692cm">
          <text:p text:style-name="P3"/>
        </draw:line>
        <draw:line draw:style-name="gr4" draw:text-style-name="P2" draw:layer="layout" svg:x1="7.35cm" svg:y1="3.327cm" svg:x2="7.35cm" svg:y2="2.692cm">
          <text:p text:style-name="P3"/>
        </draw:line>
        <draw:line draw:style-name="gr4" draw:text-style-name="P2" draw:layer="layout" svg:x1="7.774cm" svg:y1="3.327cm" svg:x2="7.35cm" svg:y2="3.327cm">
          <text:p text:style-name="P3"/>
        </draw:line>
        <draw:line draw:style-name="gr4" draw:text-style-name="P2" draw:layer="layout" svg:x1="7.774cm" svg:y1="3.962cm" svg:x2="5.233cm" svg:y2="3.962cm">
          <text:p text:style-name="P3"/>
        </draw:line>
        <draw:line draw:style-name="gr4" draw:text-style-name="P2" draw:layer="layout" svg:x1="5.233cm" svg:y1="6.08cm" svg:x2="5.233cm" svg:y2="3.962cm">
          <text:p text:style-name="P3"/>
        </draw:line>
        <draw:line draw:style-name="gr4" draw:text-style-name="P2" draw:layer="layout" svg:x1="9.468cm" svg:y1="2.692cm" svg:x2="9.468cm" svg:y2="4.386cm">
          <text:p text:style-name="P3"/>
        </draw:line>
        <draw:line draw:style-name="gr4" draw:text-style-name="P2" draw:layer="layout" svg:x1="7.138cm" svg:y1="6.291cm" svg:x2="8.197cm" svg:y2="6.291cm">
          <text:p text:style-name="P3"/>
        </draw:line>
        <draw:line draw:style-name="gr4" draw:text-style-name="P2" draw:layer="layout" svg:x1="8.197cm" svg:y1="7.138cm" svg:x2="8.197cm" svg:y2="6.291cm">
          <text:p text:style-name="P3"/>
        </draw:line>
        <draw:line draw:style-name="gr4" draw:text-style-name="P2" draw:layer="layout" svg:x1="10.738cm" svg:y1="8.621cm" svg:x2="8.621cm" svg:y2="8.621cm">
          <text:p text:style-name="P3"/>
        </draw:line>
        <draw:line draw:style-name="gr4" draw:text-style-name="P2" draw:layer="layout" svg:x1="8.832cm" svg:y1="7.774cm" svg:x2="8.621cm" svg:y2="7.774cm">
          <text:p text:style-name="P3"/>
        </draw:line>
        <draw:line draw:style-name="gr4" draw:text-style-name="P2" draw:layer="layout" svg:x1="8.621cm" svg:y1="8.621cm" svg:x2="8.621cm" svg:y2="7.774cm">
          <text:p text:style-name="P3"/>
        </draw:line>
        <draw:line draw:style-name="gr4" draw:text-style-name="P2" draw:layer="layout" svg:x1="4.386cm" svg:y1="9.256cm" svg:x2="10.315cm" svg:y2="9.256cm">
          <text:p text:style-name="P3"/>
        </draw:line>
        <draw:line draw:style-name="gr4" draw:text-style-name="P2" draw:layer="layout" svg:x1="9.256cm" svg:y1="7.985cm" svg:x2="9.256cm" svg:y2="9.256cm">
          <text:p text:style-name="P3"/>
        </draw:line>
        <draw:line draw:style-name="gr4" draw:text-style-name="P2" draw:layer="layout" svg:x1="10.315cm" svg:y1="9.256cm" svg:x2="10.315cm" svg:y2="4.597cm">
          <text:p text:style-name="P3"/>
        </draw:line>
        <draw:line draw:style-name="gr4" draw:text-style-name="P2" draw:layer="layout" svg:x1="8.621cm" svg:y1="8.621cm" svg:x2="6.08cm" svg:y2="8.621cm">
          <text:p text:style-name="P3"/>
        </draw:line>
        <draw:line draw:style-name="gr4" draw:text-style-name="P2" draw:layer="layout" svg:x1="6.08cm" svg:y1="6.715cm" svg:x2="6.08cm" svg:y2="8.621cm">
          <text:p text:style-name="P3"/>
        </draw:line>
        <draw:line draw:style-name="gr4" draw:text-style-name="P2" draw:layer="layout" svg:x1="6.503cm" svg:y1="6.715cm" svg:x2="6.08cm" svg:y2="6.715cm">
          <text:p text:style-name="P3"/>
        </draw:line>
        <draw:line draw:style-name="gr22" draw:text-style-name="P2" draw:layer="layout" svg:x1="1.429cm" svg:y1="12.856cm" svg:x2="2.268cm" svg:y2="12.856cm">
          <text:p text:style-name="P3"/>
        </draw:line>
        <draw:line draw:style-name="gr22" draw:text-style-name="P2" draw:layer="layout" svg:x1="2.903cm" svg:y1="12.856cm" svg:x2="3.539cm" svg:y2="12.856cm">
          <text:p text:style-name="P3"/>
        </draw:line>
        <draw:line draw:style-name="gr22" draw:text-style-name="P2" draw:layer="layout" svg:x1="2.903cm" svg:y1="12.22cm" svg:x2="2.268cm" svg:y2="12.22cm">
          <text:p text:style-name="P3"/>
        </draw:line>
        <draw:line draw:style-name="gr22" draw:text-style-name="P2" draw:layer="layout" svg:x1="2.903cm" svg:y1="12.856cm" svg:x2="2.903cm" svg:y2="12.22cm">
          <text:p text:style-name="P3"/>
        </draw:line>
        <draw:line draw:style-name="gr22" draw:text-style-name="P2" draw:layer="layout" svg:x1="2.268cm" svg:y1="12.856cm" svg:x2="2.268cm" svg:y2="12.22cm">
          <text:p text:style-name="P3"/>
        </draw:line>
        <draw:line draw:style-name="gr22" draw:text-style-name="P2" draw:layer="layout" svg:x1="4.174cm" svg:y1="12.856cm" svg:x2="4.81cm" svg:y2="12.856cm">
          <text:p text:style-name="P3"/>
        </draw:line>
        <draw:line draw:style-name="gr22" draw:text-style-name="P2" draw:layer="layout" svg:x1="4.174cm" svg:y1="12.22cm" svg:x2="3.538cm" svg:y2="12.22cm">
          <text:p text:style-name="P3"/>
        </draw:line>
        <draw:line draw:style-name="gr22" draw:text-style-name="P2" draw:layer="layout" svg:x1="4.174cm" svg:y1="12.856cm" svg:x2="4.174cm" svg:y2="12.22cm">
          <text:p text:style-name="P3"/>
        </draw:line>
        <draw:line draw:style-name="gr22" draw:text-style-name="P2" draw:layer="layout" svg:x1="3.538cm" svg:y1="12.856cm" svg:x2="3.538cm" svg:y2="12.22cm">
          <text:p text:style-name="P3"/>
        </draw:line>
        <draw:line draw:style-name="gr22" draw:text-style-name="P2" draw:layer="layout" svg:x1="5.444cm" svg:y1="12.856cm" svg:x2="6.08cm" svg:y2="12.856cm">
          <text:p text:style-name="P3"/>
        </draw:line>
        <draw:line draw:style-name="gr22" draw:text-style-name="P2" draw:layer="layout" svg:x1="5.444cm" svg:y1="12.22cm" svg:x2="4.809cm" svg:y2="12.22cm">
          <text:p text:style-name="P3"/>
        </draw:line>
        <draw:line draw:style-name="gr22" draw:text-style-name="P2" draw:layer="layout" svg:x1="5.453cm" svg:y1="12.856cm" svg:x2="5.444cm" svg:y2="12.22cm">
          <text:p text:style-name="P3"/>
        </draw:line>
        <draw:line draw:style-name="gr22" draw:text-style-name="P2" draw:layer="layout" svg:x1="4.809cm" svg:y1="12.856cm" svg:x2="4.809cm" svg:y2="12.22cm">
          <text:p text:style-name="P3"/>
        </draw:line>
        <draw:line draw:style-name="gr22" draw:text-style-name="P2" draw:layer="layout" svg:x1="6.715cm" svg:y1="12.856cm" svg:x2="7.351cm" svg:y2="12.856cm">
          <text:p text:style-name="P3"/>
        </draw:line>
        <draw:line draw:style-name="gr22" draw:text-style-name="P2" draw:layer="layout" svg:x1="6.715cm" svg:y1="12.22cm" svg:x2="6.079cm" svg:y2="12.22cm">
          <text:p text:style-name="P3"/>
        </draw:line>
        <draw:line draw:style-name="gr22" draw:text-style-name="P2" draw:layer="layout" svg:x1="6.715cm" svg:y1="12.856cm" svg:x2="6.715cm" svg:y2="12.22cm">
          <text:p text:style-name="P3"/>
        </draw:line>
        <draw:line draw:style-name="gr22" draw:text-style-name="P2" draw:layer="layout" svg:x1="6.079cm" svg:y1="12.856cm" svg:x2="6.079cm" svg:y2="12.22cm">
          <text:p text:style-name="P3"/>
        </draw:line>
        <draw:line draw:style-name="gr22" draw:text-style-name="P2" draw:layer="layout" svg:x1="7.985cm" svg:y1="12.856cm" svg:x2="8.621cm" svg:y2="12.856cm">
          <text:p text:style-name="P3"/>
        </draw:line>
        <draw:line draw:style-name="gr22" draw:text-style-name="P2" draw:layer="layout" svg:x1="7.985cm" svg:y1="12.22cm" svg:x2="7.35cm" svg:y2="12.22cm">
          <text:p text:style-name="P3"/>
        </draw:line>
        <draw:line draw:style-name="gr22" draw:text-style-name="P2" draw:layer="layout" svg:x1="7.985cm" svg:y1="12.856cm" svg:x2="7.976cm" svg:y2="12.22cm">
          <text:p text:style-name="P3"/>
        </draw:line>
        <draw:line draw:style-name="gr22" draw:text-style-name="P2" draw:layer="layout" svg:x1="7.35cm" svg:y1="12.856cm" svg:x2="7.35cm" svg:y2="12.22cm">
          <text:p text:style-name="P3"/>
        </draw:line>
        <draw:line draw:style-name="gr22" draw:text-style-name="P2" draw:layer="layout" svg:x1="9.256cm" svg:y1="12.856cm" svg:x2="9.892cm" svg:y2="12.856cm">
          <text:p text:style-name="P3"/>
        </draw:line>
        <draw:line draw:style-name="gr22" draw:text-style-name="P2" draw:layer="layout" svg:x1="9.256cm" svg:y1="12.22cm" svg:x2="8.62cm" svg:y2="12.22cm">
          <text:p text:style-name="P3"/>
        </draw:line>
        <draw:line draw:style-name="gr22" draw:text-style-name="P2" draw:layer="layout" svg:x1="9.256cm" svg:y1="12.856cm" svg:x2="9.256cm" svg:y2="12.22cm">
          <text:p text:style-name="P3"/>
        </draw:line>
        <draw:line draw:style-name="gr22" draw:text-style-name="P2" draw:layer="layout" svg:x1="8.62cm" svg:y1="12.856cm" svg:x2="8.62cm" svg:y2="12.22cm">
          <text:p text:style-name="P3"/>
        </draw:line>
        <draw:line draw:style-name="gr22" draw:text-style-name="P2" draw:layer="layout" svg:x1="10.526cm" svg:y1="12.856cm" svg:x2="11.162cm" svg:y2="12.856cm">
          <text:p text:style-name="P3"/>
        </draw:line>
        <draw:line draw:style-name="gr22" draw:text-style-name="P2" draw:layer="layout" svg:x1="10.526cm" svg:y1="12.22cm" svg:x2="9.891cm" svg:y2="12.22cm">
          <text:p text:style-name="P3"/>
        </draw:line>
        <draw:line draw:style-name="gr22" draw:text-style-name="P2" draw:layer="layout" svg:x1="10.526cm" svg:y1="12.856cm" svg:x2="10.526cm" svg:y2="12.22cm">
          <text:p text:style-name="P3"/>
        </draw:line>
        <draw:line draw:style-name="gr22" draw:text-style-name="P2" draw:layer="layout" svg:x1="9.891cm" svg:y1="12.856cm" svg:x2="9.891cm" svg:y2="12.22cm">
          <text:p text:style-name="P3"/>
        </draw:line>
        <draw:line draw:style-name="gr22" draw:text-style-name="P2" draw:layer="layout" svg:x1="11.797cm" svg:y1="12.856cm" svg:x2="12.433cm" svg:y2="12.856cm">
          <text:p text:style-name="P3"/>
        </draw:line>
        <draw:line draw:style-name="gr22" draw:text-style-name="P2" draw:layer="layout" svg:x1="11.797cm" svg:y1="12.22cm" svg:x2="11.161cm" svg:y2="12.22cm">
          <text:p text:style-name="P3"/>
        </draw:line>
        <draw:line draw:style-name="gr22" draw:text-style-name="P2" draw:layer="layout" svg:x1="11.797cm" svg:y1="12.856cm" svg:x2="11.797cm" svg:y2="12.22cm">
          <text:p text:style-name="P3"/>
        </draw:line>
        <draw:line draw:style-name="gr22" draw:text-style-name="P2" draw:layer="layout" svg:x1="11.161cm" svg:y1="12.856cm" svg:x2="11.161cm" svg:y2="12.22cm">
          <text:p text:style-name="P3"/>
        </draw:line>
        <draw:line draw:style-name="gr22" draw:text-style-name="P2" draw:layer="layout" svg:x1="13.067cm" svg:y1="12.856cm" svg:x2="13.703cm" svg:y2="12.856cm">
          <text:p text:style-name="P3"/>
        </draw:line>
        <draw:line draw:style-name="gr22" draw:text-style-name="P2" draw:layer="layout" svg:x1="13.067cm" svg:y1="12.22cm" svg:x2="12.432cm" svg:y2="12.22cm">
          <text:p text:style-name="P3"/>
        </draw:line>
        <draw:line draw:style-name="gr22" draw:text-style-name="P2" draw:layer="layout" svg:x1="13.076cm" svg:y1="12.856cm" svg:x2="13.067cm" svg:y2="12.22cm">
          <text:p text:style-name="P3"/>
        </draw:line>
        <draw:line draw:style-name="gr22" draw:text-style-name="P2" draw:layer="layout" svg:x1="12.432cm" svg:y1="12.856cm" svg:x2="12.432cm" svg:y2="12.22cm">
          <text:p text:style-name="P3"/>
        </draw:line>
        <draw:line draw:style-name="gr22" draw:text-style-name="P2" draw:layer="layout" svg:x1="14.338cm" svg:y1="12.856cm" svg:x2="14.974cm" svg:y2="12.856cm">
          <text:p text:style-name="P3"/>
        </draw:line>
        <draw:line draw:style-name="gr22" draw:text-style-name="P2" draw:layer="layout" svg:x1="14.338cm" svg:y1="12.22cm" svg:x2="13.702cm" svg:y2="12.22cm">
          <text:p text:style-name="P3"/>
        </draw:line>
        <draw:line draw:style-name="gr22" draw:text-style-name="P2" draw:layer="layout" svg:x1="14.338cm" svg:y1="12.856cm" svg:x2="14.338cm" svg:y2="12.22cm">
          <text:p text:style-name="P3"/>
        </draw:line>
        <draw:line draw:style-name="gr22" draw:text-style-name="P2" draw:layer="layout" svg:x1="13.702cm" svg:y1="12.856cm" svg:x2="13.702cm" svg:y2="12.22cm">
          <text:p text:style-name="P3"/>
        </draw:line>
        <draw:line draw:style-name="gr22" draw:text-style-name="P2" draw:layer="layout" svg:x1="15.608cm" svg:y1="12.856cm" svg:x2="16.244cm" svg:y2="12.856cm">
          <text:p text:style-name="P3"/>
        </draw:line>
        <draw:line draw:style-name="gr22" draw:text-style-name="P2" draw:layer="layout" svg:x1="15.608cm" svg:y1="12.22cm" svg:x2="14.973cm" svg:y2="12.22cm">
          <text:p text:style-name="P3"/>
        </draw:line>
        <draw:line draw:style-name="gr22" draw:text-style-name="P2" draw:layer="layout" svg:x1="15.617cm" svg:y1="12.856cm" svg:x2="15.608cm" svg:y2="12.22cm">
          <text:p text:style-name="P3"/>
        </draw:line>
        <draw:line draw:style-name="gr22" draw:text-style-name="P2" draw:layer="layout" svg:x1="14.973cm" svg:y1="12.856cm" svg:x2="14.973cm" svg:y2="12.22cm">
          <text:p text:style-name="P3"/>
        </draw:line>
        <draw:line draw:style-name="gr22" draw:text-style-name="P2" draw:layer="layout" svg:x1="16.879cm" svg:y1="12.856cm" svg:x2="17.515cm" svg:y2="12.856cm">
          <text:p text:style-name="P3"/>
        </draw:line>
        <draw:line draw:style-name="gr22" draw:text-style-name="P2" draw:layer="layout" svg:x1="16.879cm" svg:y1="12.22cm" svg:x2="16.243cm" svg:y2="12.22cm">
          <text:p text:style-name="P3"/>
        </draw:line>
        <draw:line draw:style-name="gr22" draw:text-style-name="P2" draw:layer="layout" svg:x1="16.879cm" svg:y1="12.856cm" svg:x2="16.879cm" svg:y2="12.22cm">
          <text:p text:style-name="P3"/>
        </draw:line>
        <draw:line draw:style-name="gr22" draw:text-style-name="P2" draw:layer="layout" svg:x1="16.243cm" svg:y1="12.856cm" svg:x2="16.243cm" svg:y2="12.22cm">
          <text:p text:style-name="P3"/>
        </draw:line>
        <draw:line draw:style-name="gr22" draw:text-style-name="P2" draw:layer="layout" svg:x1="18.149cm" svg:y1="12.856cm" svg:x2="18.785cm" svg:y2="12.856cm">
          <text:p text:style-name="P3"/>
        </draw:line>
        <draw:line draw:style-name="gr22" draw:text-style-name="P2" draw:layer="layout" svg:x1="18.149cm" svg:y1="12.22cm" svg:x2="17.514cm" svg:y2="12.22cm">
          <text:p text:style-name="P3"/>
        </draw:line>
        <draw:line draw:style-name="gr22" draw:text-style-name="P2" draw:layer="layout" svg:x1="18.149cm" svg:y1="12.856cm" svg:x2="18.149cm" svg:y2="12.22cm">
          <text:p text:style-name="P3"/>
        </draw:line>
        <draw:line draw:style-name="gr22" draw:text-style-name="P2" draw:layer="layout" svg:x1="17.514cm" svg:y1="12.856cm" svg:x2="17.514cm" svg:y2="12.22cm">
          <text:p text:style-name="P3"/>
        </draw:line>
        <draw:line draw:style-name="gr22" draw:text-style-name="P2" draw:layer="layout" svg:x1="19.42cm" svg:y1="12.856cm" svg:x2="20.056cm" svg:y2="12.856cm">
          <text:p text:style-name="P3"/>
        </draw:line>
        <draw:line draw:style-name="gr22" draw:text-style-name="P2" draw:layer="layout" svg:x1="19.42cm" svg:y1="12.22cm" svg:x2="18.784cm" svg:y2="12.22cm">
          <text:p text:style-name="P3"/>
        </draw:line>
        <draw:line draw:style-name="gr22" draw:text-style-name="P2" draw:layer="layout" svg:x1="19.42cm" svg:y1="12.856cm" svg:x2="19.42cm" svg:y2="12.22cm">
          <text:p text:style-name="P3"/>
        </draw:line>
        <draw:line draw:style-name="gr22" draw:text-style-name="P2" draw:layer="layout" svg:x1="18.784cm" svg:y1="12.856cm" svg:x2="18.784cm" svg:y2="12.22cm">
          <text:p text:style-name="P3"/>
        </draw:line>
        <draw:line draw:style-name="gr22" draw:text-style-name="P2" draw:layer="layout" svg:x1="20.69cm" svg:y1="12.856cm" svg:x2="21.326cm" svg:y2="12.856cm">
          <text:p text:style-name="P3"/>
        </draw:line>
        <draw:line draw:style-name="gr22" draw:text-style-name="P2" draw:layer="layout" svg:x1="20.69cm" svg:y1="12.22cm" svg:x2="20.055cm" svg:y2="12.22cm">
          <text:p text:style-name="P3"/>
        </draw:line>
        <draw:line draw:style-name="gr22" draw:text-style-name="P2" draw:layer="layout" svg:x1="20.69cm" svg:y1="12.856cm" svg:x2="20.69cm" svg:y2="12.22cm">
          <text:p text:style-name="P3"/>
        </draw:line>
        <draw:line draw:style-name="gr22" draw:text-style-name="P2" draw:layer="layout" svg:x1="20.055cm" svg:y1="12.856cm" svg:x2="20.055cm" svg:y2="12.22cm">
          <text:p text:style-name="P3"/>
        </draw:line>
        <draw:line draw:style-name="gr22" draw:text-style-name="P2" draw:layer="layout" svg:x1="21.961cm" svg:y1="12.856cm" svg:x2="22.597cm" svg:y2="12.856cm">
          <text:p text:style-name="P3"/>
        </draw:line>
        <draw:line draw:style-name="gr22" draw:text-style-name="P2" draw:layer="layout" svg:x1="21.961cm" svg:y1="12.22cm" svg:x2="21.325cm" svg:y2="12.22cm">
          <text:p text:style-name="P3"/>
        </draw:line>
        <draw:line draw:style-name="gr22" draw:text-style-name="P2" draw:layer="layout" svg:x1="21.961cm" svg:y1="12.856cm" svg:x2="21.961cm" svg:y2="12.22cm">
          <text:p text:style-name="P3"/>
        </draw:line>
        <draw:line draw:style-name="gr22" draw:text-style-name="P2" draw:layer="layout" svg:x1="21.325cm" svg:y1="12.856cm" svg:x2="21.325cm" svg:y2="12.22cm">
          <text:p text:style-name="P3"/>
        </draw:line>
        <draw:line draw:style-name="gr22" draw:text-style-name="P2" draw:layer="layout" svg:x1="23.23cm" svg:y1="12.856cm" svg:x2="23.866cm" svg:y2="12.856cm">
          <text:p text:style-name="P3"/>
        </draw:line>
        <draw:line draw:style-name="gr22" draw:text-style-name="P2" draw:layer="layout" svg:x1="23.23cm" svg:y1="12.22cm" svg:x2="22.595cm" svg:y2="12.22cm">
          <text:p text:style-name="P3"/>
        </draw:line>
        <draw:line draw:style-name="gr22" draw:text-style-name="P2" draw:layer="layout" svg:x1="23.239cm" svg:y1="12.856cm" svg:x2="23.23cm" svg:y2="12.22cm">
          <text:p text:style-name="P3"/>
        </draw:line>
        <draw:line draw:style-name="gr22" draw:text-style-name="P2" draw:layer="layout" svg:x1="22.595cm" svg:y1="12.856cm" svg:x2="22.595cm" svg:y2="12.22cm">
          <text:p text:style-name="P3"/>
        </draw:line>
        <draw:line draw:style-name="gr22" draw:text-style-name="P2" draw:layer="layout" svg:x1="24.501cm" svg:y1="12.856cm" svg:x2="25.137cm" svg:y2="12.856cm">
          <text:p text:style-name="P3"/>
        </draw:line>
        <draw:line draw:style-name="gr22" draw:text-style-name="P2" draw:layer="layout" svg:x1="24.501cm" svg:y1="12.22cm" svg:x2="23.865cm" svg:y2="12.22cm">
          <text:p text:style-name="P3"/>
        </draw:line>
        <draw:line draw:style-name="gr22" draw:text-style-name="P2" draw:layer="layout" svg:x1="24.501cm" svg:y1="12.856cm" svg:x2="24.501cm" svg:y2="12.22cm">
          <text:p text:style-name="P3"/>
        </draw:line>
        <draw:line draw:style-name="gr22" draw:text-style-name="P2" draw:layer="layout" svg:x1="23.865cm" svg:y1="12.856cm" svg:x2="23.865cm" svg:y2="12.22cm">
          <text:p text:style-name="P3"/>
        </draw:line>
        <draw:line draw:style-name="gr22" draw:text-style-name="P2" draw:layer="layout" svg:x1="25.771cm" svg:y1="12.856cm" svg:x2="26.407cm" svg:y2="12.856cm">
          <text:p text:style-name="P3"/>
        </draw:line>
        <draw:line draw:style-name="gr22" draw:text-style-name="P2" draw:layer="layout" svg:x1="25.771cm" svg:y1="12.22cm" svg:x2="25.136cm" svg:y2="12.22cm">
          <text:p text:style-name="P3"/>
        </draw:line>
        <draw:line draw:style-name="gr22" draw:text-style-name="P2" draw:layer="layout" svg:x1="25.78cm" svg:y1="12.856cm" svg:x2="25.771cm" svg:y2="12.22cm">
          <text:p text:style-name="P3"/>
        </draw:line>
        <draw:line draw:style-name="gr22" draw:text-style-name="P2" draw:layer="layout" svg:x1="25.136cm" svg:y1="12.856cm" svg:x2="25.136cm" svg:y2="12.22cm">
          <text:p text:style-name="P3"/>
        </draw:line>
        <draw:line draw:style-name="gr22" draw:text-style-name="P2" draw:layer="layout" svg:x1="27.042cm" svg:y1="12.856cm" svg:x2="27.678cm" svg:y2="12.856cm">
          <text:p text:style-name="P3"/>
        </draw:line>
        <draw:line draw:style-name="gr22" draw:text-style-name="P2" draw:layer="layout" svg:x1="27.042cm" svg:y1="12.22cm" svg:x2="26.406cm" svg:y2="12.22cm">
          <text:p text:style-name="P3"/>
        </draw:line>
        <draw:line draw:style-name="gr22" draw:text-style-name="P2" draw:layer="layout" svg:x1="27.042cm" svg:y1="12.856cm" svg:x2="27.042cm" svg:y2="12.22cm">
          <text:p text:style-name="P3"/>
        </draw:line>
        <draw:line draw:style-name="gr22" draw:text-style-name="P2" draw:layer="layout" svg:x1="26.406cm" svg:y1="12.856cm" svg:x2="26.406cm" svg:y2="12.22cm">
          <text:p text:style-name="P3"/>
        </draw:line>
        <draw:frame draw:style-name="gr23" draw:text-style-name="P3" draw:layer="layout" svg:width="2.322cm" svg:height="0.847cm" svg:x="1.005cm" svg:y="12.22cm">
          <draw:text-box>
            <text:p text:style-name="P3"><text:span text:style-name="T5">clock</text:span></text:p>
          </draw:text-box>
        </draw:frame>
        <draw:line draw:style-name="gr4" draw:text-style-name="P2" draw:layer="layout" svg:x1="1.421cm" svg:y1="14.126cm" svg:x2="3.539cm" svg:y2="14.126cm">
          <text:p text:style-name="P3"/>
        </draw:line>
        <draw:line draw:style-name="gr4" draw:text-style-name="P2" draw:layer="layout" svg:x1="3.539cm" svg:y1="13.49cm" svg:x2="3.539cm" svg:y2="14.126cm">
          <text:p text:style-name="P3"/>
        </draw:line>
        <draw:line draw:style-name="gr4" draw:text-style-name="P2" draw:layer="layout" svg:x1="3.539cm" svg:y1="13.49cm" svg:x2="27.678cm" svg:y2="13.49cm">
          <text:p text:style-name="P3"/>
        </draw:line>
        <draw:line draw:style-name="gr4" draw:text-style-name="P2" draw:layer="layout" svg:x1="1.421cm" svg:y1="15.397cm" svg:x2="4.809cm" svg:y2="15.396cm">
          <text:p text:style-name="P3"/>
        </draw:line>
        <draw:line draw:style-name="gr4" draw:text-style-name="P2" draw:layer="layout" svg:x1="4.809cm" svg:y1="14.761cm" svg:x2="4.809cm" svg:y2="15.397cm">
          <text:p text:style-name="P3"/>
        </draw:line>
        <draw:line draw:style-name="gr4" draw:text-style-name="P2" draw:layer="layout" svg:x1="4.809cm" svg:y1="14.761cm" svg:x2="27.678cm" svg:y2="14.761cm">
          <text:p text:style-name="P3"/>
        </draw:line>
        <draw:line draw:style-name="gr22" draw:text-style-name="P2" draw:layer="layout" svg:x1="1.852cm" svg:y1="17.937cm" svg:x2="3.327cm" svg:y2="17.937cm">
          <text:p text:style-name="P3"/>
        </draw:line>
        <draw:line draw:style-name="gr22" draw:text-style-name="P2" draw:layer="layout" svg:x1="3.546cm" svg:y1="17.937cm" svg:x2="4.597cm" svg:y2="17.937cm">
          <text:p text:style-name="P3"/>
        </draw:line>
        <draw:line draw:style-name="gr22" draw:text-style-name="P2" draw:layer="layout" svg:x1="4.809cm" svg:y1="17.937cm" svg:x2="5.868cm" svg:y2="17.937cm">
          <text:p text:style-name="P3"/>
        </draw:line>
        <draw:line draw:style-name="gr22" draw:text-style-name="P2" draw:layer="layout" svg:x1="1.845cm" svg:y1="18.36cm" svg:x2="3.327cm" svg:y2="18.36cm">
          <text:p text:style-name="P3"/>
        </draw:line>
        <draw:line draw:style-name="gr22" draw:text-style-name="P2" draw:layer="layout" svg:x1="3.539cm" svg:y1="18.36cm" svg:x2="4.597cm" svg:y2="18.36cm">
          <text:p text:style-name="P3"/>
        </draw:line>
        <draw:line draw:style-name="gr22" draw:text-style-name="P2" draw:layer="layout" svg:x1="4.809cm" svg:y1="18.36cm" svg:x2="5.868cm" svg:y2="18.36cm">
          <text:p text:style-name="P3"/>
        </draw:line>
        <draw:line draw:style-name="gr22" draw:text-style-name="P2" draw:layer="layout" svg:x1="3.327cm" svg:y1="17.937cm" svg:x2="3.539cm" svg:y2="18.36cm">
          <text:p text:style-name="P3"/>
        </draw:line>
        <draw:line draw:style-name="gr22" draw:text-style-name="P2" draw:layer="layout" svg:x1="3.546cm" svg:y1="17.937cm" svg:x2="3.327cm" svg:y2="18.36cm">
          <text:p text:style-name="P3"/>
        </draw:line>
        <draw:line draw:style-name="gr22" draw:text-style-name="P2" draw:layer="layout" svg:x1="4.598cm" svg:y1="17.937cm" svg:x2="4.809cm" svg:y2="18.36cm">
          <text:p text:style-name="P3"/>
        </draw:line>
        <draw:line draw:style-name="gr22" draw:text-style-name="P2" draw:layer="layout" svg:x1="4.809cm" svg:y1="17.937cm" svg:x2="4.597cm" svg:y2="18.36cm">
          <text:p text:style-name="P3"/>
        </draw:line>
        <draw:line draw:style-name="gr22" draw:text-style-name="P2" draw:layer="layout" svg:x1="5.868cm" svg:y1="17.937cm" svg:x2="6.08cm" svg:y2="18.36cm">
          <text:p text:style-name="P3"/>
        </draw:line>
        <draw:line draw:style-name="gr22" draw:text-style-name="P2" draw:layer="layout" svg:x1="6.08cm" svg:y1="17.937cm" svg:x2="5.868cm" svg:y2="18.36cm">
          <text:p text:style-name="P3"/>
        </draw:line>
        <draw:frame draw:style-name="gr24" draw:text-style-name="P16" draw:layer="layout" svg:width="1.271cm" svg:height="0.818cm" svg:x="3.75cm" svg:y="17.725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5.02cm" svg:y="17.725cm">
          <draw:text-box>
            <text:p text:style-name="P3"><text:span text:style-name="T7">0</text:span></text:p>
          </draw:text-box>
        </draw:frame>
        <draw:frame draw:style-name="gr26" draw:text-style-name="P17" draw:layer="layout" svg:width="1.789cm" svg:height="0.889cm" svg:x="0.998cm" svg:y="16.878cm">
          <draw:text-box>
            <text:p text:style-name="P3"><text:span text:style-name="T5">host_in</text:span></text:p>
          </draw:text-box>
        </draw:frame>
        <draw:frame draw:style-name="gr25" draw:text-style-name="P16" draw:layer="layout" svg:width="1.482cm" svg:height="0.847cm" svg:x="8.621cm" svg:y="17.725cm">
          <draw:text-box>
            <text:p text:style-name="P3"><text:span text:style-name="T7">ho_2</text:span></text:p>
          </draw:text-box>
        </draw:frame>
        <draw:frame draw:style-name="gr25" draw:text-style-name="P16" draw:layer="layout" svg:width="1.483cm" svg:height="0.847cm" svg:x="11.161cm" svg:y="17.725cm">
          <draw:text-box>
            <text:p text:style-name="P3"><text:span text:style-name="T7">ho_4</text:span></text:p>
          </draw:text-box>
        </draw:frame>
        <draw:frame draw:style-name="gr25" draw:text-style-name="P16" draw:layer="layout" svg:width="1.482cm" svg:height="0.847cm" svg:x="12.432cm" svg:y="17.725cm">
          <draw:text-box>
            <text:p text:style-name="P3"><text:span text:style-name="T7">ho_5</text:span></text:p>
          </draw:text-box>
        </draw:frame>
        <draw:frame draw:style-name="gr25" draw:text-style-name="P16" draw:layer="layout" svg:width="1.483cm" svg:height="0.847cm" svg:x="16.243cm" svg:y="17.725cm">
          <draw:text-box>
            <text:p text:style-name="P3"><text:span text:style-name="T7">ho_8</text:span></text:p>
          </draw:text-box>
        </draw:frame>
        <draw:frame draw:style-name="gr25" draw:text-style-name="P16" draw:layer="layout" svg:width="1.482cm" svg:height="0.847cm" svg:x="17.514cm" svg:y="17.725cm">
          <draw:text-box>
            <text:p text:style-name="P3"><text:span text:style-name="T7">ho_9</text:span></text:p>
          </draw:text-box>
        </draw:frame>
        <draw:frame draw:style-name="gr25" draw:text-style-name="P16" draw:layer="layout" svg:width="1.687cm" svg:height="0.847cm" svg:x="18.58cm" svg:y="17.725cm">
          <draw:text-box>
            <text:p text:style-name="P3"><text:span text:style-name="T7">ho_10</text:span></text:p>
          </draw:text-box>
        </draw:frame>
        <draw:frame draw:style-name="gr25" draw:text-style-name="P16" draw:layer="layout" svg:width="1.686cm" svg:height="0.847cm" svg:x="19.851cm" svg:y="17.725cm">
          <draw:text-box>
            <text:p text:style-name="P3"><text:span text:style-name="T7">ho_11</text:span></text:p>
          </draw:text-box>
        </draw:frame>
        <draw:frame draw:style-name="gr25" draw:text-style-name="P16" draw:layer="layout" svg:width="1.694cm" svg:height="0.847cm" svg:x="21.114cm" svg:y="17.725cm">
          <draw:text-box>
            <text:p text:style-name="P3"><text:span text:style-name="T7">ho_12</text:span></text:p>
          </draw:text-box>
        </draw:frame>
        <draw:frame draw:style-name="gr25" draw:text-style-name="P16" draw:layer="layout" svg:width="1.483cm" svg:height="0.847cm" svg:x="13.702cm" svg:y="17.725cm">
          <draw:text-box>
            <text:p text:style-name="P3"><text:span text:style-name="T7">ho_6</text:span></text:p>
          </draw:text-box>
        </draw:frame>
        <draw:frame draw:style-name="gr25" draw:text-style-name="P16" draw:layer="layout" svg:width="1.482cm" svg:height="0.847cm" svg:x="9.891cm" svg:y="17.725cm">
          <draw:text-box>
            <text:p text:style-name="P3"><text:span text:style-name="T7">ho_3</text:span></text:p>
          </draw:text-box>
        </draw:frame>
        <draw:frame draw:style-name="gr25" draw:text-style-name="P16" draw:layer="layout" svg:width="1.482cm" svg:height="0.847cm" svg:x="14.973cm" svg:y="17.725cm">
          <draw:text-box>
            <text:p text:style-name="P3"><text:span text:style-name="T7">ho_7</text:span></text:p>
          </draw:text-box>
        </draw:frame>
        <draw:line draw:style-name="gr22" draw:text-style-name="P2" draw:layer="layout" svg:x1="6.087cm" svg:y1="17.937cm" svg:x2="7.138cm" svg:y2="17.937cm">
          <text:p text:style-name="P3"/>
        </draw:line>
        <draw:line draw:style-name="gr22" draw:text-style-name="P2" draw:layer="layout" svg:x1="7.35cm" svg:y1="17.937cm" svg:x2="8.409cm" svg:y2="17.937cm">
          <text:p text:style-name="P3"/>
        </draw:line>
        <draw:line draw:style-name="gr22" draw:text-style-name="P2" draw:layer="layout" svg:x1="6.08cm" svg:y1="18.36cm" svg:x2="7.138cm" svg:y2="18.36cm">
          <text:p text:style-name="P3"/>
        </draw:line>
        <draw:line draw:style-name="gr22" draw:text-style-name="P2" draw:layer="layout" svg:x1="7.35cm" svg:y1="18.36cm" svg:x2="8.409cm" svg:y2="18.36cm">
          <text:p text:style-name="P3"/>
        </draw:line>
        <draw:line draw:style-name="gr22" draw:text-style-name="P2" draw:layer="layout" svg:x1="7.139cm" svg:y1="17.937cm" svg:x2="7.35cm" svg:y2="18.36cm">
          <text:p text:style-name="P3"/>
        </draw:line>
        <draw:line draw:style-name="gr22" draw:text-style-name="P2" draw:layer="layout" svg:x1="7.35cm" svg:y1="17.937cm" svg:x2="7.138cm" svg:y2="18.36cm">
          <text:p text:style-name="P3"/>
        </draw:line>
        <draw:line draw:style-name="gr22" draw:text-style-name="P2" draw:layer="layout" svg:x1="8.409cm" svg:y1="17.937cm" svg:x2="8.621cm" svg:y2="18.36cm">
          <text:p text:style-name="P3"/>
        </draw:line>
        <draw:line draw:style-name="gr22" draw:text-style-name="P2" draw:layer="layout" svg:x1="8.621cm" svg:y1="17.937cm" svg:x2="8.409cm" svg:y2="18.36cm">
          <text:p text:style-name="P3"/>
        </draw:line>
        <draw:line draw:style-name="gr22" draw:text-style-name="P2" draw:layer="layout" svg:x1="8.628cm" svg:y1="17.937cm" svg:x2="9.679cm" svg:y2="17.937cm">
          <text:p text:style-name="P3"/>
        </draw:line>
        <draw:line draw:style-name="gr22" draw:text-style-name="P2" draw:layer="layout" svg:x1="9.891cm" svg:y1="17.937cm" svg:x2="10.95cm" svg:y2="17.937cm">
          <text:p text:style-name="P3"/>
        </draw:line>
        <draw:line draw:style-name="gr22" draw:text-style-name="P2" draw:layer="layout" svg:x1="8.621cm" svg:y1="18.36cm" svg:x2="9.679cm" svg:y2="18.36cm">
          <text:p text:style-name="P3"/>
        </draw:line>
        <draw:line draw:style-name="gr22" draw:text-style-name="P2" draw:layer="layout" svg:x1="9.891cm" svg:y1="18.36cm" svg:x2="10.95cm" svg:y2="18.36cm">
          <text:p text:style-name="P3"/>
        </draw:line>
        <draw:line draw:style-name="gr22" draw:text-style-name="P2" draw:layer="layout" svg:x1="9.68cm" svg:y1="17.937cm" svg:x2="9.891cm" svg:y2="18.36cm">
          <text:p text:style-name="P3"/>
        </draw:line>
        <draw:line draw:style-name="gr22" draw:text-style-name="P2" draw:layer="layout" svg:x1="9.891cm" svg:y1="17.937cm" svg:x2="9.679cm" svg:y2="18.36cm">
          <text:p text:style-name="P3"/>
        </draw:line>
        <draw:line draw:style-name="gr22" draw:text-style-name="P2" draw:layer="layout" svg:x1="10.95cm" svg:y1="17.937cm" svg:x2="11.162cm" svg:y2="18.36cm">
          <text:p text:style-name="P3"/>
        </draw:line>
        <draw:line draw:style-name="gr22" draw:text-style-name="P2" draw:layer="layout" svg:x1="11.162cm" svg:y1="17.937cm" svg:x2="10.95cm" svg:y2="18.36cm">
          <text:p text:style-name="P3"/>
        </draw:line>
        <draw:line draw:style-name="gr22" draw:text-style-name="P2" draw:layer="layout" svg:x1="11.169cm" svg:y1="17.937cm" svg:x2="12.22cm" svg:y2="17.937cm">
          <text:p text:style-name="P3"/>
        </draw:line>
        <draw:line draw:style-name="gr22" draw:text-style-name="P2" draw:layer="layout" svg:x1="12.432cm" svg:y1="17.937cm" svg:x2="13.491cm" svg:y2="17.937cm">
          <text:p text:style-name="P3"/>
        </draw:line>
        <draw:line draw:style-name="gr22" draw:text-style-name="P2" draw:layer="layout" svg:x1="11.162cm" svg:y1="18.36cm" svg:x2="12.22cm" svg:y2="18.36cm">
          <text:p text:style-name="P3"/>
        </draw:line>
        <draw:line draw:style-name="gr22" draw:text-style-name="P2" draw:layer="layout" svg:x1="12.432cm" svg:y1="18.36cm" svg:x2="13.491cm" svg:y2="18.36cm">
          <text:p text:style-name="P3"/>
        </draw:line>
        <draw:line draw:style-name="gr22" draw:text-style-name="P2" draw:layer="layout" svg:x1="12.221cm" svg:y1="17.937cm" svg:x2="12.432cm" svg:y2="18.36cm">
          <text:p text:style-name="P3"/>
        </draw:line>
        <draw:line draw:style-name="gr22" draw:text-style-name="P2" draw:layer="layout" svg:x1="12.432cm" svg:y1="17.937cm" svg:x2="12.22cm" svg:y2="18.36cm">
          <text:p text:style-name="P3"/>
        </draw:line>
        <draw:line draw:style-name="gr22" draw:text-style-name="P2" draw:layer="layout" svg:x1="13.491cm" svg:y1="17.937cm" svg:x2="13.703cm" svg:y2="18.36cm">
          <text:p text:style-name="P3"/>
        </draw:line>
        <draw:line draw:style-name="gr22" draw:text-style-name="P2" draw:layer="layout" svg:x1="13.703cm" svg:y1="17.937cm" svg:x2="13.491cm" svg:y2="18.36cm">
          <text:p text:style-name="P3"/>
        </draw:line>
        <draw:line draw:style-name="gr22" draw:text-style-name="P2" draw:layer="layout" svg:x1="13.71cm" svg:y1="17.937cm" svg:x2="14.761cm" svg:y2="17.937cm">
          <text:p text:style-name="P3"/>
        </draw:line>
        <draw:line draw:style-name="gr22" draw:text-style-name="P2" draw:layer="layout" svg:x1="14.973cm" svg:y1="17.937cm" svg:x2="16.032cm" svg:y2="17.937cm">
          <text:p text:style-name="P3"/>
        </draw:line>
        <draw:line draw:style-name="gr22" draw:text-style-name="P2" draw:layer="layout" svg:x1="13.703cm" svg:y1="18.36cm" svg:x2="14.761cm" svg:y2="18.36cm">
          <text:p text:style-name="P3"/>
        </draw:line>
        <draw:line draw:style-name="gr22" draw:text-style-name="P2" draw:layer="layout" svg:x1="14.973cm" svg:y1="18.36cm" svg:x2="16.032cm" svg:y2="18.36cm">
          <text:p text:style-name="P3"/>
        </draw:line>
        <draw:line draw:style-name="gr22" draw:text-style-name="P2" draw:layer="layout" svg:x1="14.762cm" svg:y1="17.937cm" svg:x2="14.973cm" svg:y2="18.36cm">
          <text:p text:style-name="P3"/>
        </draw:line>
        <draw:line draw:style-name="gr22" draw:text-style-name="P2" draw:layer="layout" svg:x1="14.973cm" svg:y1="17.937cm" svg:x2="14.761cm" svg:y2="18.36cm">
          <text:p text:style-name="P3"/>
        </draw:line>
        <draw:line draw:style-name="gr22" draw:text-style-name="P2" draw:layer="layout" svg:x1="16.032cm" svg:y1="17.937cm" svg:x2="16.244cm" svg:y2="18.36cm">
          <text:p text:style-name="P3"/>
        </draw:line>
        <draw:line draw:style-name="gr22" draw:text-style-name="P2" draw:layer="layout" svg:x1="16.244cm" svg:y1="17.937cm" svg:x2="16.032cm" svg:y2="18.36cm">
          <text:p text:style-name="P3"/>
        </draw:line>
        <draw:line draw:style-name="gr22" draw:text-style-name="P2" draw:layer="layout" svg:x1="16.251cm" svg:y1="17.937cm" svg:x2="17.302cm" svg:y2="17.937cm">
          <text:p text:style-name="P3"/>
        </draw:line>
        <draw:line draw:style-name="gr22" draw:text-style-name="P2" draw:layer="layout" svg:x1="17.514cm" svg:y1="17.937cm" svg:x2="18.573cm" svg:y2="17.937cm">
          <text:p text:style-name="P3"/>
        </draw:line>
        <draw:line draw:style-name="gr22" draw:text-style-name="P2" draw:layer="layout" svg:x1="16.244cm" svg:y1="18.36cm" svg:x2="17.302cm" svg:y2="18.36cm">
          <text:p text:style-name="P3"/>
        </draw:line>
        <draw:line draw:style-name="gr22" draw:text-style-name="P2" draw:layer="layout" svg:x1="17.514cm" svg:y1="18.36cm" svg:x2="18.573cm" svg:y2="18.36cm">
          <text:p text:style-name="P3"/>
        </draw:line>
        <draw:line draw:style-name="gr22" draw:text-style-name="P2" draw:layer="layout" svg:x1="17.303cm" svg:y1="17.937cm" svg:x2="17.514cm" svg:y2="18.36cm">
          <text:p text:style-name="P3"/>
        </draw:line>
        <draw:line draw:style-name="gr22" draw:text-style-name="P2" draw:layer="layout" svg:x1="17.514cm" svg:y1="17.937cm" svg:x2="17.302cm" svg:y2="18.36cm">
          <text:p text:style-name="P3"/>
        </draw:line>
        <draw:line draw:style-name="gr22" draw:text-style-name="P2" draw:layer="layout" svg:x1="18.573cm" svg:y1="17.937cm" svg:x2="18.785cm" svg:y2="18.36cm">
          <text:p text:style-name="P3"/>
        </draw:line>
        <draw:line draw:style-name="gr22" draw:text-style-name="P2" draw:layer="layout" svg:x1="18.785cm" svg:y1="17.937cm" svg:x2="18.573cm" svg:y2="18.36cm">
          <text:p text:style-name="P3"/>
        </draw:line>
        <draw:line draw:style-name="gr22" draw:text-style-name="P2" draw:layer="layout" svg:x1="18.792cm" svg:y1="17.937cm" svg:x2="19.843cm" svg:y2="17.937cm">
          <text:p text:style-name="P3"/>
        </draw:line>
        <draw:line draw:style-name="gr22" draw:text-style-name="P2" draw:layer="layout" svg:x1="20.055cm" svg:y1="17.937cm" svg:x2="21.114cm" svg:y2="17.937cm">
          <text:p text:style-name="P3"/>
        </draw:line>
        <draw:line draw:style-name="gr22" draw:text-style-name="P2" draw:layer="layout" svg:x1="18.785cm" svg:y1="18.36cm" svg:x2="19.843cm" svg:y2="18.36cm">
          <text:p text:style-name="P3"/>
        </draw:line>
        <draw:line draw:style-name="gr22" draw:text-style-name="P2" draw:layer="layout" svg:x1="20.055cm" svg:y1="18.36cm" svg:x2="21.114cm" svg:y2="18.36cm">
          <text:p text:style-name="P3"/>
        </draw:line>
        <draw:line draw:style-name="gr22" draw:text-style-name="P2" draw:layer="layout" svg:x1="19.844cm" svg:y1="17.937cm" svg:x2="20.055cm" svg:y2="18.36cm">
          <text:p text:style-name="P3"/>
        </draw:line>
        <draw:line draw:style-name="gr22" draw:text-style-name="P2" draw:layer="layout" svg:x1="20.055cm" svg:y1="17.937cm" svg:x2="19.843cm" svg:y2="18.36cm">
          <text:p text:style-name="P3"/>
        </draw:line>
        <draw:line draw:style-name="gr22" draw:text-style-name="P2" draw:layer="layout" svg:x1="21.114cm" svg:y1="17.937cm" svg:x2="21.326cm" svg:y2="18.36cm">
          <text:p text:style-name="P3"/>
        </draw:line>
        <draw:line draw:style-name="gr22" draw:text-style-name="P2" draw:layer="layout" svg:x1="21.326cm" svg:y1="17.937cm" svg:x2="21.114cm" svg:y2="18.36cm">
          <text:p text:style-name="P3"/>
        </draw:line>
        <draw:line draw:style-name="gr22" draw:text-style-name="P2" draw:layer="layout" svg:x1="21.333cm" svg:y1="17.937cm" svg:x2="22.384cm" svg:y2="17.937cm">
          <text:p text:style-name="P3"/>
        </draw:line>
        <draw:line draw:style-name="gr22" draw:text-style-name="P2" draw:layer="layout" svg:x1="22.596cm" svg:y1="17.937cm" svg:x2="23.655cm" svg:y2="17.937cm">
          <text:p text:style-name="P3"/>
        </draw:line>
        <draw:line draw:style-name="gr22" draw:text-style-name="P2" draw:layer="layout" svg:x1="21.326cm" svg:y1="18.36cm" svg:x2="22.384cm" svg:y2="18.36cm">
          <text:p text:style-name="P3"/>
        </draw:line>
        <draw:line draw:style-name="gr22" draw:text-style-name="P2" draw:layer="layout" svg:x1="22.596cm" svg:y1="18.36cm" svg:x2="23.655cm" svg:y2="18.36cm">
          <text:p text:style-name="P3"/>
        </draw:line>
        <draw:line draw:style-name="gr22" draw:text-style-name="P2" draw:layer="layout" svg:x1="22.385cm" svg:y1="17.937cm" svg:x2="22.596cm" svg:y2="18.36cm">
          <text:p text:style-name="P3"/>
        </draw:line>
        <draw:line draw:style-name="gr22" draw:text-style-name="P2" draw:layer="layout" svg:x1="22.596cm" svg:y1="17.937cm" svg:x2="22.384cm" svg:y2="18.36cm">
          <text:p text:style-name="P3"/>
        </draw:line>
        <draw:line draw:style-name="gr22" draw:text-style-name="P2" draw:layer="layout" svg:x1="23.655cm" svg:y1="17.937cm" svg:x2="23.867cm" svg:y2="18.36cm">
          <text:p text:style-name="P3"/>
        </draw:line>
        <draw:line draw:style-name="gr22" draw:text-style-name="P2" draw:layer="layout" svg:x1="23.867cm" svg:y1="17.937cm" svg:x2="23.655cm" svg:y2="18.36cm">
          <text:p text:style-name="P3"/>
        </draw:line>
        <draw:line draw:style-name="gr22" draw:text-style-name="P2" draw:layer="layout" svg:x1="22.603cm" svg:y1="17.937cm" svg:x2="23.654cm" svg:y2="17.937cm">
          <text:p text:style-name="P3"/>
        </draw:line>
        <draw:line draw:style-name="gr22" draw:text-style-name="P2" draw:layer="layout" svg:x1="23.866cm" svg:y1="17.937cm" svg:x2="24.925cm" svg:y2="17.937cm">
          <text:p text:style-name="P3"/>
        </draw:line>
        <draw:line draw:style-name="gr22" draw:text-style-name="P2" draw:layer="layout" svg:x1="22.596cm" svg:y1="18.36cm" svg:x2="23.654cm" svg:y2="18.36cm">
          <text:p text:style-name="P3"/>
        </draw:line>
        <draw:line draw:style-name="gr22" draw:text-style-name="P2" draw:layer="layout" svg:x1="23.866cm" svg:y1="18.36cm" svg:x2="24.925cm" svg:y2="18.36cm">
          <text:p text:style-name="P3"/>
        </draw:line>
        <draw:line draw:style-name="gr22" draw:text-style-name="P2" draw:layer="layout" svg:x1="23.655cm" svg:y1="17.937cm" svg:x2="23.866cm" svg:y2="18.36cm">
          <text:p text:style-name="P3"/>
        </draw:line>
        <draw:line draw:style-name="gr22" draw:text-style-name="P2" draw:layer="layout" svg:x1="23.866cm" svg:y1="17.937cm" svg:x2="23.654cm" svg:y2="18.36cm">
          <text:p text:style-name="P3"/>
        </draw:line>
        <draw:line draw:style-name="gr22" draw:text-style-name="P2" draw:layer="layout" svg:x1="24.925cm" svg:y1="17.937cm" svg:x2="25.137cm" svg:y2="18.36cm">
          <text:p text:style-name="P3"/>
        </draw:line>
        <draw:line draw:style-name="gr22" draw:text-style-name="P2" draw:layer="layout" svg:x1="25.137cm" svg:y1="17.937cm" svg:x2="24.925cm" svg:y2="18.36cm">
          <text:p text:style-name="P3"/>
        </draw:line>
        <draw:line draw:style-name="gr22" draw:text-style-name="P2" draw:layer="layout" svg:x1="25.144cm" svg:y1="17.937cm" svg:x2="26.195cm" svg:y2="17.937cm">
          <text:p text:style-name="P3"/>
        </draw:line>
        <draw:line draw:style-name="gr22" draw:text-style-name="P2" draw:layer="layout" svg:x1="26.407cm" svg:y1="17.937cm" svg:x2="27.466cm" svg:y2="17.937cm">
          <text:p text:style-name="P3"/>
        </draw:line>
        <draw:line draw:style-name="gr22" draw:text-style-name="P2" draw:layer="layout" svg:x1="25.137cm" svg:y1="18.36cm" svg:x2="26.195cm" svg:y2="18.36cm">
          <text:p text:style-name="P3"/>
        </draw:line>
        <draw:line draw:style-name="gr22" draw:text-style-name="P2" draw:layer="layout" svg:x1="26.407cm" svg:y1="18.36cm" svg:x2="27.466cm" svg:y2="18.36cm">
          <text:p text:style-name="P3"/>
        </draw:line>
        <draw:line draw:style-name="gr22" draw:text-style-name="P2" draw:layer="layout" svg:x1="26.196cm" svg:y1="17.937cm" svg:x2="26.407cm" svg:y2="18.36cm">
          <text:p text:style-name="P3"/>
        </draw:line>
        <draw:line draw:style-name="gr22" draw:text-style-name="P2" draw:layer="layout" svg:x1="26.407cm" svg:y1="17.937cm" svg:x2="26.195cm" svg:y2="18.36cm">
          <text:p text:style-name="P3"/>
        </draw:line>
        <draw:line draw:style-name="gr22" draw:text-style-name="P2" draw:layer="layout" svg:x1="27.466cm" svg:y1="17.937cm" svg:x2="27.678cm" svg:y2="18.36cm">
          <text:p text:style-name="P3"/>
        </draw:line>
        <draw:line draw:style-name="gr22" draw:text-style-name="P2" draw:layer="layout" svg:x1="27.678cm" svg:y1="17.937cm" svg:x2="27.466cm" svg:y2="18.36cm">
          <text:p text:style-name="P3"/>
        </draw:line>
        <draw:frame draw:style-name="gr25" draw:text-style-name="P16" draw:layer="layout" svg:width="1.686cm" svg:height="0.847cm" svg:x="22.392cm" svg:y="17.725cm">
          <draw:text-box>
            <text:p text:style-name="P3"><text:span text:style-name="T7">ho_13</text:span></text:p>
          </draw:text-box>
        </draw:frame>
        <draw:frame draw:style-name="gr25" draw:text-style-name="P16" draw:layer="layout" svg:width="1.694cm" svg:height="0.847cm" svg:x="23.655cm" svg:y="17.725cm">
          <draw:text-box>
            <text:p text:style-name="P3"><text:span text:style-name="T7">ho_14</text:span></text:p>
          </draw:text-box>
        </draw:frame>
        <draw:frame draw:style-name="gr25" draw:text-style-name="P16" draw:layer="layout" svg:width="1.694cm" svg:height="0.847cm" svg:x="24.925cm" svg:y="17.725cm">
          <draw:text-box>
            <text:p text:style-name="P3"><text:span text:style-name="T7">ho_15</text:span></text:p>
          </draw:text-box>
        </draw:frame>
        <draw:frame draw:style-name="gr25" draw:text-style-name="P16" draw:layer="layout" svg:width="1.694cm" svg:height="0.847cm" svg:x="26.196cm" svg:y="17.725cm">
          <draw:text-box>
            <text:p text:style-name="P3"><text:span text:style-name="T7">ho_16</text:span></text:p>
          </draw:text-box>
        </draw:frame>
        <draw:line draw:style-name="gr22" draw:text-style-name="P2" draw:layer="layout" svg:x1="1.853cm" svg:y1="17.937cm" svg:x2="3.328cm" svg:y2="17.937cm">
          <text:p text:style-name="P3"/>
        </draw:line>
        <draw:line draw:style-name="gr22" draw:text-style-name="P2" draw:layer="layout" svg:x1="3.547cm" svg:y1="17.937cm" svg:x2="4.598cm" svg:y2="17.937cm">
          <text:p text:style-name="P3"/>
        </draw:line>
        <draw:line draw:style-name="gr22" draw:text-style-name="P2" draw:layer="layout" svg:x1="4.81cm" svg:y1="17.937cm" svg:x2="5.869cm" svg:y2="17.937cm">
          <text:p text:style-name="P3"/>
        </draw:line>
        <draw:line draw:style-name="gr22" draw:text-style-name="P2" draw:layer="layout" svg:x1="3.54cm" svg:y1="18.36cm" svg:x2="4.598cm" svg:y2="18.36cm">
          <text:p text:style-name="P3"/>
        </draw:line>
        <draw:line draw:style-name="gr22" draw:text-style-name="P2" draw:layer="layout" svg:x1="4.81cm" svg:y1="18.36cm" svg:x2="5.869cm" svg:y2="18.36cm">
          <text:p text:style-name="P3"/>
        </draw:line>
        <draw:line draw:style-name="gr22" draw:text-style-name="P2" draw:layer="layout" svg:x1="3.328cm" svg:y1="17.937cm" svg:x2="3.54cm" svg:y2="18.36cm">
          <text:p text:style-name="P3"/>
        </draw:line>
        <draw:line draw:style-name="gr22" draw:text-style-name="P2" draw:layer="layout" svg:x1="3.547cm" svg:y1="17.937cm" svg:x2="3.328cm" svg:y2="18.36cm">
          <text:p text:style-name="P3"/>
        </draw:line>
        <draw:line draw:style-name="gr22" draw:text-style-name="P2" draw:layer="layout" svg:x1="4.599cm" svg:y1="17.937cm" svg:x2="4.81cm" svg:y2="18.36cm">
          <text:p text:style-name="P3"/>
        </draw:line>
        <draw:line draw:style-name="gr22" draw:text-style-name="P2" draw:layer="layout" svg:x1="4.81cm" svg:y1="17.937cm" svg:x2="4.598cm" svg:y2="18.36cm">
          <text:p text:style-name="P3"/>
        </draw:line>
        <draw:line draw:style-name="gr22" draw:text-style-name="P2" draw:layer="layout" svg:x1="5.869cm" svg:y1="17.937cm" svg:x2="6.081cm" svg:y2="18.36cm">
          <text:p text:style-name="P3"/>
        </draw:line>
        <draw:line draw:style-name="gr22" draw:text-style-name="P2" draw:layer="layout" svg:x1="6.081cm" svg:y1="17.937cm" svg:x2="5.869cm" svg:y2="18.36cm">
          <text:p text:style-name="P3"/>
        </draw:line>
        <draw:line draw:style-name="gr22" draw:text-style-name="P2" draw:layer="layout" svg:x1="6.088cm" svg:y1="17.937cm" svg:x2="7.139cm" svg:y2="17.937cm">
          <text:p text:style-name="P3"/>
        </draw:line>
        <draw:line draw:style-name="gr22" draw:text-style-name="P2" draw:layer="layout" svg:x1="7.351cm" svg:y1="17.937cm" svg:x2="8.41cm" svg:y2="17.937cm">
          <text:p text:style-name="P3"/>
        </draw:line>
        <draw:line draw:style-name="gr22" draw:text-style-name="P2" draw:layer="layout" svg:x1="6.081cm" svg:y1="18.36cm" svg:x2="7.139cm" svg:y2="18.36cm">
          <text:p text:style-name="P3"/>
        </draw:line>
        <draw:line draw:style-name="gr22" draw:text-style-name="P2" draw:layer="layout" svg:x1="7.351cm" svg:y1="18.36cm" svg:x2="8.41cm" svg:y2="18.36cm">
          <text:p text:style-name="P3"/>
        </draw:line>
        <draw:line draw:style-name="gr22" draw:text-style-name="P2" draw:layer="layout" svg:x1="7.14cm" svg:y1="17.937cm" svg:x2="7.351cm" svg:y2="18.36cm">
          <text:p text:style-name="P3"/>
        </draw:line>
        <draw:line draw:style-name="gr22" draw:text-style-name="P2" draw:layer="layout" svg:x1="7.351cm" svg:y1="17.937cm" svg:x2="7.139cm" svg:y2="18.36cm">
          <text:p text:style-name="P3"/>
        </draw:line>
        <draw:line draw:style-name="gr22" draw:text-style-name="P2" draw:layer="layout" svg:x1="8.41cm" svg:y1="17.937cm" svg:x2="8.622cm" svg:y2="18.36cm">
          <text:p text:style-name="P3"/>
        </draw:line>
        <draw:line draw:style-name="gr22" draw:text-style-name="P2" draw:layer="layout" svg:x1="8.622cm" svg:y1="17.937cm" svg:x2="8.41cm" svg:y2="18.36cm">
          <text:p text:style-name="P3"/>
        </draw:line>
        <draw:line draw:style-name="gr22" draw:text-style-name="P2" draw:layer="layout" svg:x1="8.629cm" svg:y1="17.937cm" svg:x2="9.68cm" svg:y2="17.937cm">
          <text:p text:style-name="P3"/>
        </draw:line>
        <draw:line draw:style-name="gr22" draw:text-style-name="P2" draw:layer="layout" svg:x1="9.892cm" svg:y1="17.937cm" svg:x2="10.951cm" svg:y2="17.937cm">
          <text:p text:style-name="P3"/>
        </draw:line>
        <draw:line draw:style-name="gr22" draw:text-style-name="P2" draw:layer="layout" svg:x1="8.622cm" svg:y1="18.36cm" svg:x2="9.68cm" svg:y2="18.36cm">
          <text:p text:style-name="P3"/>
        </draw:line>
        <draw:line draw:style-name="gr22" draw:text-style-name="P2" draw:layer="layout" svg:x1="9.892cm" svg:y1="18.36cm" svg:x2="10.951cm" svg:y2="18.36cm">
          <text:p text:style-name="P3"/>
        </draw:line>
        <draw:line draw:style-name="gr22" draw:text-style-name="P2" draw:layer="layout" svg:x1="9.681cm" svg:y1="17.937cm" svg:x2="9.892cm" svg:y2="18.36cm">
          <text:p text:style-name="P3"/>
        </draw:line>
        <draw:line draw:style-name="gr22" draw:text-style-name="P2" draw:layer="layout" svg:x1="9.892cm" svg:y1="17.937cm" svg:x2="9.68cm" svg:y2="18.36cm">
          <text:p text:style-name="P3"/>
        </draw:line>
        <draw:line draw:style-name="gr22" draw:text-style-name="P2" draw:layer="layout" svg:x1="10.951cm" svg:y1="17.937cm" svg:x2="11.163cm" svg:y2="18.36cm">
          <text:p text:style-name="P3"/>
        </draw:line>
        <draw:line draw:style-name="gr22" draw:text-style-name="P2" draw:layer="layout" svg:x1="11.163cm" svg:y1="17.937cm" svg:x2="10.951cm" svg:y2="18.36cm">
          <text:p text:style-name="P3"/>
        </draw:line>
        <draw:line draw:style-name="gr22" draw:text-style-name="P2" draw:layer="layout" svg:x1="11.17cm" svg:y1="17.937cm" svg:x2="12.221cm" svg:y2="17.937cm">
          <text:p text:style-name="P3"/>
        </draw:line>
        <draw:line draw:style-name="gr22" draw:text-style-name="P2" draw:layer="layout" svg:x1="12.433cm" svg:y1="17.937cm" svg:x2="13.492cm" svg:y2="17.937cm">
          <text:p text:style-name="P3"/>
        </draw:line>
        <draw:line draw:style-name="gr22" draw:text-style-name="P2" draw:layer="layout" svg:x1="11.163cm" svg:y1="18.36cm" svg:x2="12.221cm" svg:y2="18.36cm">
          <text:p text:style-name="P3"/>
        </draw:line>
        <draw:line draw:style-name="gr22" draw:text-style-name="P2" draw:layer="layout" svg:x1="12.433cm" svg:y1="18.36cm" svg:x2="13.492cm" svg:y2="18.36cm">
          <text:p text:style-name="P3"/>
        </draw:line>
        <draw:line draw:style-name="gr22" draw:text-style-name="P2" draw:layer="layout" svg:x1="12.222cm" svg:y1="17.937cm" svg:x2="12.433cm" svg:y2="18.36cm">
          <text:p text:style-name="P3"/>
        </draw:line>
        <draw:line draw:style-name="gr22" draw:text-style-name="P2" draw:layer="layout" svg:x1="12.433cm" svg:y1="17.937cm" svg:x2="12.221cm" svg:y2="18.36cm">
          <text:p text:style-name="P3"/>
        </draw:line>
        <draw:line draw:style-name="gr22" draw:text-style-name="P2" draw:layer="layout" svg:x1="13.492cm" svg:y1="17.937cm" svg:x2="13.704cm" svg:y2="18.36cm">
          <text:p text:style-name="P3"/>
        </draw:line>
        <draw:line draw:style-name="gr22" draw:text-style-name="P2" draw:layer="layout" svg:x1="13.704cm" svg:y1="17.937cm" svg:x2="13.492cm" svg:y2="18.36cm">
          <text:p text:style-name="P3"/>
        </draw:line>
        <draw:line draw:style-name="gr22" draw:text-style-name="P2" draw:layer="layout" svg:x1="13.711cm" svg:y1="17.937cm" svg:x2="14.762cm" svg:y2="17.937cm">
          <text:p text:style-name="P3"/>
        </draw:line>
        <draw:line draw:style-name="gr22" draw:text-style-name="P2" draw:layer="layout" svg:x1="14.974cm" svg:y1="17.937cm" svg:x2="16.033cm" svg:y2="17.937cm">
          <text:p text:style-name="P3"/>
        </draw:line>
        <draw:line draw:style-name="gr22" draw:text-style-name="P2" draw:layer="layout" svg:x1="13.704cm" svg:y1="18.36cm" svg:x2="14.762cm" svg:y2="18.36cm">
          <text:p text:style-name="P3"/>
        </draw:line>
        <draw:line draw:style-name="gr22" draw:text-style-name="P2" draw:layer="layout" svg:x1="14.974cm" svg:y1="18.36cm" svg:x2="16.033cm" svg:y2="18.36cm">
          <text:p text:style-name="P3"/>
        </draw:line>
        <draw:line draw:style-name="gr22" draw:text-style-name="P2" draw:layer="layout" svg:x1="14.763cm" svg:y1="17.937cm" svg:x2="14.974cm" svg:y2="18.36cm">
          <text:p text:style-name="P3"/>
        </draw:line>
        <draw:line draw:style-name="gr22" draw:text-style-name="P2" draw:layer="layout" svg:x1="14.974cm" svg:y1="17.937cm" svg:x2="14.762cm" svg:y2="18.36cm">
          <text:p text:style-name="P3"/>
        </draw:line>
        <draw:line draw:style-name="gr22" draw:text-style-name="P2" draw:layer="layout" svg:x1="16.033cm" svg:y1="17.937cm" svg:x2="16.245cm" svg:y2="18.36cm">
          <text:p text:style-name="P3"/>
        </draw:line>
        <draw:line draw:style-name="gr22" draw:text-style-name="P2" draw:layer="layout" svg:x1="16.245cm" svg:y1="17.937cm" svg:x2="16.033cm" svg:y2="18.36cm">
          <text:p text:style-name="P3"/>
        </draw:line>
        <draw:line draw:style-name="gr22" draw:text-style-name="P2" draw:layer="layout" svg:x1="16.252cm" svg:y1="17.937cm" svg:x2="17.303cm" svg:y2="17.937cm">
          <text:p text:style-name="P3"/>
        </draw:line>
        <draw:line draw:style-name="gr22" draw:text-style-name="P2" draw:layer="layout" svg:x1="17.515cm" svg:y1="17.937cm" svg:x2="18.574cm" svg:y2="17.937cm">
          <text:p text:style-name="P3"/>
        </draw:line>
        <draw:line draw:style-name="gr22" draw:text-style-name="P2" draw:layer="layout" svg:x1="16.245cm" svg:y1="18.36cm" svg:x2="17.303cm" svg:y2="18.36cm">
          <text:p text:style-name="P3"/>
        </draw:line>
        <draw:line draw:style-name="gr22" draw:text-style-name="P2" draw:layer="layout" svg:x1="17.515cm" svg:y1="18.36cm" svg:x2="18.574cm" svg:y2="18.36cm">
          <text:p text:style-name="P3"/>
        </draw:line>
        <draw:line draw:style-name="gr22" draw:text-style-name="P2" draw:layer="layout" svg:x1="17.304cm" svg:y1="17.937cm" svg:x2="17.515cm" svg:y2="18.36cm">
          <text:p text:style-name="P3"/>
        </draw:line>
        <draw:line draw:style-name="gr22" draw:text-style-name="P2" draw:layer="layout" svg:x1="17.515cm" svg:y1="17.937cm" svg:x2="17.303cm" svg:y2="18.36cm">
          <text:p text:style-name="P3"/>
        </draw:line>
        <draw:line draw:style-name="gr22" draw:text-style-name="P2" draw:layer="layout" svg:x1="18.574cm" svg:y1="17.937cm" svg:x2="18.786cm" svg:y2="18.36cm">
          <text:p text:style-name="P3"/>
        </draw:line>
        <draw:line draw:style-name="gr22" draw:text-style-name="P2" draw:layer="layout" svg:x1="18.786cm" svg:y1="17.937cm" svg:x2="18.574cm" svg:y2="18.36cm">
          <text:p text:style-name="P3"/>
        </draw:line>
        <draw:line draw:style-name="gr22" draw:text-style-name="P2" draw:layer="layout" svg:x1="18.793cm" svg:y1="17.937cm" svg:x2="19.844cm" svg:y2="17.937cm">
          <text:p text:style-name="P3"/>
        </draw:line>
        <draw:line draw:style-name="gr22" draw:text-style-name="P2" draw:layer="layout" svg:x1="20.056cm" svg:y1="17.937cm" svg:x2="21.115cm" svg:y2="17.937cm">
          <text:p text:style-name="P3"/>
        </draw:line>
        <draw:line draw:style-name="gr22" draw:text-style-name="P2" draw:layer="layout" svg:x1="18.786cm" svg:y1="18.36cm" svg:x2="19.844cm" svg:y2="18.36cm">
          <text:p text:style-name="P3"/>
        </draw:line>
        <draw:line draw:style-name="gr22" draw:text-style-name="P2" draw:layer="layout" svg:x1="20.056cm" svg:y1="18.36cm" svg:x2="21.115cm" svg:y2="18.36cm">
          <text:p text:style-name="P3"/>
        </draw:line>
        <draw:line draw:style-name="gr22" draw:text-style-name="P2" draw:layer="layout" svg:x1="19.845cm" svg:y1="17.937cm" svg:x2="20.056cm" svg:y2="18.36cm">
          <text:p text:style-name="P3"/>
        </draw:line>
        <draw:line draw:style-name="gr22" draw:text-style-name="P2" draw:layer="layout" svg:x1="20.056cm" svg:y1="17.937cm" svg:x2="19.844cm" svg:y2="18.36cm">
          <text:p text:style-name="P3"/>
        </draw:line>
        <draw:line draw:style-name="gr22" draw:text-style-name="P2" draw:layer="layout" svg:x1="21.115cm" svg:y1="17.937cm" svg:x2="21.327cm" svg:y2="18.36cm">
          <text:p text:style-name="P3"/>
        </draw:line>
        <draw:line draw:style-name="gr22" draw:text-style-name="P2" draw:layer="layout" svg:x1="21.327cm" svg:y1="17.937cm" svg:x2="21.115cm" svg:y2="18.36cm">
          <text:p text:style-name="P3"/>
        </draw:line>
        <draw:line draw:style-name="gr22" draw:text-style-name="P2" draw:layer="layout" svg:x1="21.334cm" svg:y1="17.937cm" svg:x2="22.385cm" svg:y2="17.937cm">
          <text:p text:style-name="P3"/>
        </draw:line>
        <draw:line draw:style-name="gr22" draw:text-style-name="P2" draw:layer="layout" svg:x1="22.597cm" svg:y1="17.937cm" svg:x2="23.656cm" svg:y2="17.937cm">
          <text:p text:style-name="P3"/>
        </draw:line>
        <draw:line draw:style-name="gr22" draw:text-style-name="P2" draw:layer="layout" svg:x1="21.327cm" svg:y1="18.36cm" svg:x2="22.385cm" svg:y2="18.36cm">
          <text:p text:style-name="P3"/>
        </draw:line>
        <draw:line draw:style-name="gr22" draw:text-style-name="P2" draw:layer="layout" svg:x1="22.597cm" svg:y1="18.36cm" svg:x2="23.656cm" svg:y2="18.36cm">
          <text:p text:style-name="P3"/>
        </draw:line>
        <draw:line draw:style-name="gr22" draw:text-style-name="P2" draw:layer="layout" svg:x1="22.386cm" svg:y1="17.937cm" svg:x2="22.597cm" svg:y2="18.36cm">
          <text:p text:style-name="P3"/>
        </draw:line>
        <draw:line draw:style-name="gr22" draw:text-style-name="P2" draw:layer="layout" svg:x1="22.597cm" svg:y1="17.937cm" svg:x2="22.385cm" svg:y2="18.36cm">
          <text:p text:style-name="P3"/>
        </draw:line>
        <draw:line draw:style-name="gr22" draw:text-style-name="P2" draw:layer="layout" svg:x1="23.656cm" svg:y1="17.937cm" svg:x2="23.868cm" svg:y2="18.36cm">
          <text:p text:style-name="P3"/>
        </draw:line>
        <draw:line draw:style-name="gr22" draw:text-style-name="P2" draw:layer="layout" svg:x1="23.868cm" svg:y1="17.937cm" svg:x2="23.656cm" svg:y2="18.36cm">
          <text:p text:style-name="P3"/>
        </draw:line>
        <draw:line draw:style-name="gr22" draw:text-style-name="P2" draw:layer="layout" svg:x1="22.604cm" svg:y1="17.937cm" svg:x2="23.655cm" svg:y2="17.937cm">
          <text:p text:style-name="P3"/>
        </draw:line>
        <draw:line draw:style-name="gr22" draw:text-style-name="P2" draw:layer="layout" svg:x1="23.867cm" svg:y1="17.937cm" svg:x2="24.926cm" svg:y2="17.937cm">
          <text:p text:style-name="P3"/>
        </draw:line>
        <draw:line draw:style-name="gr22" draw:text-style-name="P2" draw:layer="layout" svg:x1="22.597cm" svg:y1="18.36cm" svg:x2="23.655cm" svg:y2="18.36cm">
          <text:p text:style-name="P3"/>
        </draw:line>
        <draw:line draw:style-name="gr22" draw:text-style-name="P2" draw:layer="layout" svg:x1="23.867cm" svg:y1="18.36cm" svg:x2="24.926cm" svg:y2="18.36cm">
          <text:p text:style-name="P3"/>
        </draw:line>
        <draw:line draw:style-name="gr22" draw:text-style-name="P2" draw:layer="layout" svg:x1="23.656cm" svg:y1="17.937cm" svg:x2="23.867cm" svg:y2="18.36cm">
          <text:p text:style-name="P3"/>
        </draw:line>
        <draw:line draw:style-name="gr22" draw:text-style-name="P2" draw:layer="layout" svg:x1="23.867cm" svg:y1="17.937cm" svg:x2="23.655cm" svg:y2="18.36cm">
          <text:p text:style-name="P3"/>
        </draw:line>
        <draw:line draw:style-name="gr22" draw:text-style-name="P2" draw:layer="layout" svg:x1="24.926cm" svg:y1="17.937cm" svg:x2="25.138cm" svg:y2="18.36cm">
          <text:p text:style-name="P3"/>
        </draw:line>
        <draw:line draw:style-name="gr22" draw:text-style-name="P2" draw:layer="layout" svg:x1="25.138cm" svg:y1="17.937cm" svg:x2="24.926cm" svg:y2="18.36cm">
          <text:p text:style-name="P3"/>
        </draw:line>
        <draw:line draw:style-name="gr22" draw:text-style-name="P2" draw:layer="layout" svg:x1="25.145cm" svg:y1="17.937cm" svg:x2="26.196cm" svg:y2="17.937cm">
          <text:p text:style-name="P3"/>
        </draw:line>
        <draw:line draw:style-name="gr22" draw:text-style-name="P2" draw:layer="layout" svg:x1="26.408cm" svg:y1="17.937cm" svg:x2="27.467cm" svg:y2="17.937cm">
          <text:p text:style-name="P3"/>
        </draw:line>
        <draw:line draw:style-name="gr22" draw:text-style-name="P2" draw:layer="layout" svg:x1="25.138cm" svg:y1="18.36cm" svg:x2="26.196cm" svg:y2="18.36cm">
          <text:p text:style-name="P3"/>
        </draw:line>
        <draw:line draw:style-name="gr22" draw:text-style-name="P2" draw:layer="layout" svg:x1="26.408cm" svg:y1="18.36cm" svg:x2="27.467cm" svg:y2="18.36cm">
          <text:p text:style-name="P3"/>
        </draw:line>
        <draw:line draw:style-name="gr22" draw:text-style-name="P2" draw:layer="layout" svg:x1="26.197cm" svg:y1="17.937cm" svg:x2="26.408cm" svg:y2="18.36cm">
          <text:p text:style-name="P3"/>
        </draw:line>
        <draw:line draw:style-name="gr22" draw:text-style-name="P2" draw:layer="layout" svg:x1="26.408cm" svg:y1="17.937cm" svg:x2="26.196cm" svg:y2="18.36cm">
          <text:p text:style-name="P3"/>
        </draw:line>
        <draw:line draw:style-name="gr22" draw:text-style-name="P2" draw:layer="layout" svg:x1="27.467cm" svg:y1="17.937cm" svg:x2="27.679cm" svg:y2="18.36cm">
          <text:p text:style-name="P3"/>
        </draw:line>
        <draw:line draw:style-name="gr22" draw:text-style-name="P2" draw:layer="layout" svg:x1="27.679cm" svg:y1="17.937cm" svg:x2="27.467cm" svg:y2="18.36cm">
          <text:p text:style-name="P3"/>
        </draw:line>
        <draw:line draw:style-name="gr22" draw:text-style-name="P2" draw:layer="layout" svg:x1="1.851cm" svg:y1="17.09cm" svg:x2="3.326cm" svg:y2="17.09cm">
          <text:p text:style-name="P3"/>
        </draw:line>
        <draw:line draw:style-name="gr22" draw:text-style-name="P2" draw:layer="layout" svg:x1="3.545cm" svg:y1="17.09cm" svg:x2="4.596cm" svg:y2="17.09cm">
          <text:p text:style-name="P3"/>
        </draw:line>
        <draw:line draw:style-name="gr22" draw:text-style-name="P2" draw:layer="layout" svg:x1="4.808cm" svg:y1="17.09cm" svg:x2="5.867cm" svg:y2="17.09cm">
          <text:p text:style-name="P3"/>
        </draw:line>
        <draw:line draw:style-name="gr22" draw:text-style-name="P2" draw:layer="layout" svg:x1="1.844cm" svg:y1="17.513cm" svg:x2="3.326cm" svg:y2="17.513cm">
          <text:p text:style-name="P3"/>
        </draw:line>
        <draw:line draw:style-name="gr22" draw:text-style-name="P2" draw:layer="layout" svg:x1="3.538cm" svg:y1="17.513cm" svg:x2="4.596cm" svg:y2="17.513cm">
          <text:p text:style-name="P3"/>
        </draw:line>
        <draw:line draw:style-name="gr22" draw:text-style-name="P2" draw:layer="layout" svg:x1="4.808cm" svg:y1="17.513cm" svg:x2="5.867cm" svg:y2="17.513cm">
          <text:p text:style-name="P3"/>
        </draw:line>
        <draw:line draw:style-name="gr22" draw:text-style-name="P2" draw:layer="layout" svg:x1="3.326cm" svg:y1="17.09cm" svg:x2="3.538cm" svg:y2="17.513cm">
          <text:p text:style-name="P3"/>
        </draw:line>
        <draw:line draw:style-name="gr22" draw:text-style-name="P2" draw:layer="layout" svg:x1="3.545cm" svg:y1="17.09cm" svg:x2="3.326cm" svg:y2="17.513cm">
          <text:p text:style-name="P3"/>
        </draw:line>
        <draw:line draw:style-name="gr22" draw:text-style-name="P2" draw:layer="layout" svg:x1="4.597cm" svg:y1="17.09cm" svg:x2="4.808cm" svg:y2="17.513cm">
          <text:p text:style-name="P3"/>
        </draw:line>
        <draw:line draw:style-name="gr22" draw:text-style-name="P2" draw:layer="layout" svg:x1="4.808cm" svg:y1="17.09cm" svg:x2="4.596cm" svg:y2="17.513cm">
          <text:p text:style-name="P3"/>
        </draw:line>
        <draw:line draw:style-name="gr22" draw:text-style-name="P2" draw:layer="layout" svg:x1="5.867cm" svg:y1="17.09cm" svg:x2="6.079cm" svg:y2="17.513cm">
          <text:p text:style-name="P3"/>
        </draw:line>
        <draw:line draw:style-name="gr22" draw:text-style-name="P2" draw:layer="layout" svg:x1="6.079cm" svg:y1="17.09cm" svg:x2="5.867cm" svg:y2="17.513cm">
          <text:p text:style-name="P3"/>
        </draw:line>
        <draw:frame draw:style-name="gr24" draw:text-style-name="P16" draw:layer="layout" svg:width="1.271cm" svg:height="0.818cm" svg:x="3.538cm" svg:y="16.878cm">
          <draw:text-box>
            <text:p text:style-name="P3"><text:span text:style-name="T7">hi_0</text:span></text:p>
          </draw:text-box>
        </draw:frame>
        <draw:frame draw:style-name="gr25" draw:text-style-name="P16" draw:layer="layout" svg:width="1.271cm" svg:height="0.847cm" svg:x="4.808cm" svg:y="16.878cm">
          <draw:text-box>
            <text:p text:style-name="P3"><text:span text:style-name="T7">hi_1</text:span></text:p>
          </draw:text-box>
        </draw:frame>
        <draw:frame draw:style-name="gr25" draw:text-style-name="P16" draw:layer="layout" svg:width="1.271cm" svg:height="0.847cm" svg:x="6.079cm" svg:y="16.878cm">
          <draw:text-box>
            <text:p text:style-name="P3"><text:span text:style-name="T7">hi_2</text:span></text:p>
          </draw:text-box>
        </draw:frame>
        <draw:frame draw:style-name="gr25" draw:text-style-name="P16" draw:layer="layout" svg:width="1.271cm" svg:height="0.847cm" svg:x="8.619cm" svg:y="16.878cm">
          <draw:text-box>
            <text:p text:style-name="P3"><text:span text:style-name="T7">hi_4</text:span></text:p>
          </draw:text-box>
        </draw:frame>
        <draw:frame draw:style-name="gr25" draw:text-style-name="P16" draw:layer="layout" svg:width="1.271cm" svg:height="0.847cm" svg:x="9.89cm" svg:y="16.878cm">
          <draw:text-box>
            <text:p text:style-name="P3"><text:span text:style-name="T7">hi_5</text:span></text:p>
          </draw:text-box>
        </draw:frame>
        <draw:frame draw:style-name="gr25" draw:text-style-name="P16" draw:layer="layout" svg:width="1.271cm" svg:height="0.847cm" svg:x="13.701cm" svg:y="16.878cm">
          <draw:text-box>
            <text:p text:style-name="P3"><text:span text:style-name="T7">hi_8</text:span></text:p>
          </draw:text-box>
        </draw:frame>
        <draw:frame draw:style-name="gr25" draw:text-style-name="P16" draw:layer="layout" svg:width="1.271cm" svg:height="0.847cm" svg:x="14.972cm" svg:y="16.878cm">
          <draw:text-box>
            <text:p text:style-name="P3"><text:span text:style-name="T7">hi_9</text:span></text:p>
          </draw:text-box>
        </draw:frame>
        <draw:frame draw:style-name="gr25" draw:text-style-name="P16" draw:layer="layout" svg:width="1.475cm" svg:height="0.847cm" svg:x="16.038cm" svg:y="16.878cm">
          <draw:text-box>
            <text:p text:style-name="P3"><text:span text:style-name="T7">hi_10</text:span></text:p>
          </draw:text-box>
        </draw:frame>
        <draw:frame draw:style-name="gr25" draw:text-style-name="P16" draw:layer="layout" svg:width="1.475cm" svg:height="0.847cm" svg:x="17.301cm" svg:y="16.878cm">
          <draw:text-box>
            <text:p text:style-name="P3"><text:span text:style-name="T7">hi_11</text:span></text:p>
          </draw:text-box>
        </draw:frame>
        <draw:frame draw:style-name="gr25" draw:text-style-name="P16" draw:layer="layout" svg:width="1.475cm" svg:height="0.847cm" svg:x="18.572cm" svg:y="16.878cm">
          <draw:text-box>
            <text:p text:style-name="P3"><text:span text:style-name="T7">hi_12</text:span></text:p>
          </draw:text-box>
        </draw:frame>
        <draw:frame draw:style-name="gr25" draw:text-style-name="P16" draw:layer="layout" svg:width="1.271cm" svg:height="0.847cm" svg:x="11.16cm" svg:y="16.878cm">
          <draw:text-box>
            <text:p text:style-name="P3"><text:span text:style-name="T7">hi_6</text:span></text:p>
          </draw:text-box>
        </draw:frame>
        <draw:frame draw:style-name="gr25" draw:text-style-name="P16" draw:layer="layout" svg:width="1.271cm" svg:height="0.847cm" svg:x="7.349cm" svg:y="16.878cm">
          <draw:text-box>
            <text:p text:style-name="P3"><text:span text:style-name="T7">hi_3</text:span></text:p>
          </draw:text-box>
        </draw:frame>
        <draw:frame draw:style-name="gr25" draw:text-style-name="P16" draw:layer="layout" svg:width="1.271cm" svg:height="0.847cm" svg:x="12.431cm" svg:y="16.878cm">
          <draw:text-box>
            <text:p text:style-name="P3"><text:span text:style-name="T7">hi_7</text:span></text:p>
          </draw:text-box>
        </draw:frame>
        <draw:line draw:style-name="gr22" draw:text-style-name="P2" draw:layer="layout" svg:x1="6.086cm" svg:y1="17.09cm" svg:x2="7.137cm" svg:y2="17.09cm">
          <text:p text:style-name="P3"/>
        </draw:line>
        <draw:line draw:style-name="gr22" draw:text-style-name="P2" draw:layer="layout" svg:x1="7.349cm" svg:y1="17.09cm" svg:x2="8.408cm" svg:y2="17.09cm">
          <text:p text:style-name="P3"/>
        </draw:line>
        <draw:line draw:style-name="gr22" draw:text-style-name="P2" draw:layer="layout" svg:x1="6.079cm" svg:y1="17.513cm" svg:x2="7.137cm" svg:y2="17.513cm">
          <text:p text:style-name="P3"/>
        </draw:line>
        <draw:line draw:style-name="gr22" draw:text-style-name="P2" draw:layer="layout" svg:x1="7.349cm" svg:y1="17.513cm" svg:x2="8.408cm" svg:y2="17.513cm">
          <text:p text:style-name="P3"/>
        </draw:line>
        <draw:line draw:style-name="gr22" draw:text-style-name="P2" draw:layer="layout" svg:x1="7.138cm" svg:y1="17.09cm" svg:x2="7.349cm" svg:y2="17.513cm">
          <text:p text:style-name="P3"/>
        </draw:line>
        <draw:line draw:style-name="gr22" draw:text-style-name="P2" draw:layer="layout" svg:x1="7.349cm" svg:y1="17.09cm" svg:x2="7.137cm" svg:y2="17.513cm">
          <text:p text:style-name="P3"/>
        </draw:line>
        <draw:line draw:style-name="gr22" draw:text-style-name="P2" draw:layer="layout" svg:x1="8.408cm" svg:y1="17.09cm" svg:x2="8.62cm" svg:y2="17.513cm">
          <text:p text:style-name="P3"/>
        </draw:line>
        <draw:line draw:style-name="gr22" draw:text-style-name="P2" draw:layer="layout" svg:x1="8.62cm" svg:y1="17.09cm" svg:x2="8.408cm" svg:y2="17.513cm">
          <text:p text:style-name="P3"/>
        </draw:line>
        <draw:line draw:style-name="gr22" draw:text-style-name="P2" draw:layer="layout" svg:x1="8.627cm" svg:y1="17.09cm" svg:x2="9.678cm" svg:y2="17.09cm">
          <text:p text:style-name="P3"/>
        </draw:line>
        <draw:line draw:style-name="gr22" draw:text-style-name="P2" draw:layer="layout" svg:x1="9.89cm" svg:y1="17.09cm" svg:x2="10.949cm" svg:y2="17.09cm">
          <text:p text:style-name="P3"/>
        </draw:line>
        <draw:line draw:style-name="gr22" draw:text-style-name="P2" draw:layer="layout" svg:x1="8.62cm" svg:y1="17.513cm" svg:x2="9.678cm" svg:y2="17.513cm">
          <text:p text:style-name="P3"/>
        </draw:line>
        <draw:line draw:style-name="gr22" draw:text-style-name="P2" draw:layer="layout" svg:x1="9.89cm" svg:y1="17.513cm" svg:x2="10.949cm" svg:y2="17.513cm">
          <text:p text:style-name="P3"/>
        </draw:line>
        <draw:line draw:style-name="gr22" draw:text-style-name="P2" draw:layer="layout" svg:x1="9.679cm" svg:y1="17.09cm" svg:x2="9.89cm" svg:y2="17.513cm">
          <text:p text:style-name="P3"/>
        </draw:line>
        <draw:line draw:style-name="gr22" draw:text-style-name="P2" draw:layer="layout" svg:x1="9.89cm" svg:y1="17.09cm" svg:x2="9.678cm" svg:y2="17.513cm">
          <text:p text:style-name="P3"/>
        </draw:line>
        <draw:line draw:style-name="gr22" draw:text-style-name="P2" draw:layer="layout" svg:x1="10.949cm" svg:y1="17.09cm" svg:x2="11.161cm" svg:y2="17.513cm">
          <text:p text:style-name="P3"/>
        </draw:line>
        <draw:line draw:style-name="gr22" draw:text-style-name="P2" draw:layer="layout" svg:x1="11.161cm" svg:y1="17.09cm" svg:x2="10.949cm" svg:y2="17.513cm">
          <text:p text:style-name="P3"/>
        </draw:line>
        <draw:line draw:style-name="gr22" draw:text-style-name="P2" draw:layer="layout" svg:x1="11.168cm" svg:y1="17.09cm" svg:x2="12.219cm" svg:y2="17.09cm">
          <text:p text:style-name="P3"/>
        </draw:line>
        <draw:line draw:style-name="gr22" draw:text-style-name="P2" draw:layer="layout" svg:x1="12.431cm" svg:y1="17.09cm" svg:x2="13.49cm" svg:y2="17.09cm">
          <text:p text:style-name="P3"/>
        </draw:line>
        <draw:line draw:style-name="gr22" draw:text-style-name="P2" draw:layer="layout" svg:x1="11.161cm" svg:y1="17.513cm" svg:x2="12.219cm" svg:y2="17.513cm">
          <text:p text:style-name="P3"/>
        </draw:line>
        <draw:line draw:style-name="gr22" draw:text-style-name="P2" draw:layer="layout" svg:x1="12.431cm" svg:y1="17.513cm" svg:x2="13.49cm" svg:y2="17.513cm">
          <text:p text:style-name="P3"/>
        </draw:line>
        <draw:line draw:style-name="gr22" draw:text-style-name="P2" draw:layer="layout" svg:x1="12.22cm" svg:y1="17.09cm" svg:x2="12.431cm" svg:y2="17.513cm">
          <text:p text:style-name="P3"/>
        </draw:line>
        <draw:line draw:style-name="gr22" draw:text-style-name="P2" draw:layer="layout" svg:x1="12.431cm" svg:y1="17.09cm" svg:x2="12.219cm" svg:y2="17.513cm">
          <text:p text:style-name="P3"/>
        </draw:line>
        <draw:line draw:style-name="gr22" draw:text-style-name="P2" draw:layer="layout" svg:x1="13.49cm" svg:y1="17.09cm" svg:x2="13.702cm" svg:y2="17.513cm">
          <text:p text:style-name="P3"/>
        </draw:line>
        <draw:line draw:style-name="gr22" draw:text-style-name="P2" draw:layer="layout" svg:x1="13.702cm" svg:y1="17.09cm" svg:x2="13.49cm" svg:y2="17.513cm">
          <text:p text:style-name="P3"/>
        </draw:line>
        <draw:line draw:style-name="gr22" draw:text-style-name="P2" draw:layer="layout" svg:x1="13.709cm" svg:y1="17.09cm" svg:x2="14.76cm" svg:y2="17.09cm">
          <text:p text:style-name="P3"/>
        </draw:line>
        <draw:line draw:style-name="gr22" draw:text-style-name="P2" draw:layer="layout" svg:x1="14.972cm" svg:y1="17.09cm" svg:x2="16.031cm" svg:y2="17.09cm">
          <text:p text:style-name="P3"/>
        </draw:line>
        <draw:line draw:style-name="gr22" draw:text-style-name="P2" draw:layer="layout" svg:x1="13.702cm" svg:y1="17.513cm" svg:x2="14.76cm" svg:y2="17.513cm">
          <text:p text:style-name="P3"/>
        </draw:line>
        <draw:line draw:style-name="gr22" draw:text-style-name="P2" draw:layer="layout" svg:x1="14.972cm" svg:y1="17.513cm" svg:x2="16.031cm" svg:y2="17.513cm">
          <text:p text:style-name="P3"/>
        </draw:line>
        <draw:line draw:style-name="gr22" draw:text-style-name="P2" draw:layer="layout" svg:x1="14.761cm" svg:y1="17.09cm" svg:x2="14.972cm" svg:y2="17.513cm">
          <text:p text:style-name="P3"/>
        </draw:line>
        <draw:line draw:style-name="gr22" draw:text-style-name="P2" draw:layer="layout" svg:x1="14.972cm" svg:y1="17.09cm" svg:x2="14.76cm" svg:y2="17.513cm">
          <text:p text:style-name="P3"/>
        </draw:line>
        <draw:line draw:style-name="gr22" draw:text-style-name="P2" draw:layer="layout" svg:x1="16.031cm" svg:y1="17.09cm" svg:x2="16.243cm" svg:y2="17.513cm">
          <text:p text:style-name="P3"/>
        </draw:line>
        <draw:line draw:style-name="gr22" draw:text-style-name="P2" draw:layer="layout" svg:x1="16.243cm" svg:y1="17.09cm" svg:x2="16.031cm" svg:y2="17.513cm">
          <text:p text:style-name="P3"/>
        </draw:line>
        <draw:line draw:style-name="gr22" draw:text-style-name="P2" draw:layer="layout" svg:x1="16.25cm" svg:y1="17.09cm" svg:x2="17.301cm" svg:y2="17.09cm">
          <text:p text:style-name="P3"/>
        </draw:line>
        <draw:line draw:style-name="gr22" draw:text-style-name="P2" draw:layer="layout" svg:x1="17.513cm" svg:y1="17.09cm" svg:x2="18.572cm" svg:y2="17.09cm">
          <text:p text:style-name="P3"/>
        </draw:line>
        <draw:line draw:style-name="gr22" draw:text-style-name="P2" draw:layer="layout" svg:x1="16.243cm" svg:y1="17.513cm" svg:x2="17.301cm" svg:y2="17.513cm">
          <text:p text:style-name="P3"/>
        </draw:line>
        <draw:line draw:style-name="gr22" draw:text-style-name="P2" draw:layer="layout" svg:x1="17.513cm" svg:y1="17.513cm" svg:x2="18.572cm" svg:y2="17.513cm">
          <text:p text:style-name="P3"/>
        </draw:line>
        <draw:line draw:style-name="gr22" draw:text-style-name="P2" draw:layer="layout" svg:x1="17.302cm" svg:y1="17.09cm" svg:x2="17.513cm" svg:y2="17.513cm">
          <text:p text:style-name="P3"/>
        </draw:line>
        <draw:line draw:style-name="gr22" draw:text-style-name="P2" draw:layer="layout" svg:x1="17.513cm" svg:y1="17.09cm" svg:x2="17.301cm" svg:y2="17.513cm">
          <text:p text:style-name="P3"/>
        </draw:line>
        <draw:line draw:style-name="gr22" draw:text-style-name="P2" draw:layer="layout" svg:x1="18.572cm" svg:y1="17.09cm" svg:x2="18.784cm" svg:y2="17.513cm">
          <text:p text:style-name="P3"/>
        </draw:line>
        <draw:line draw:style-name="gr22" draw:text-style-name="P2" draw:layer="layout" svg:x1="18.784cm" svg:y1="17.09cm" svg:x2="18.572cm" svg:y2="17.513cm">
          <text:p text:style-name="P3"/>
        </draw:line>
        <draw:line draw:style-name="gr22" draw:text-style-name="P2" draw:layer="layout" svg:x1="18.791cm" svg:y1="17.09cm" svg:x2="19.842cm" svg:y2="17.09cm">
          <text:p text:style-name="P3"/>
        </draw:line>
        <draw:line draw:style-name="gr22" draw:text-style-name="P2" draw:layer="layout" svg:x1="20.054cm" svg:y1="17.09cm" svg:x2="21.113cm" svg:y2="17.09cm">
          <text:p text:style-name="P3"/>
        </draw:line>
        <draw:line draw:style-name="gr22" draw:text-style-name="P2" draw:layer="layout" svg:x1="18.784cm" svg:y1="17.513cm" svg:x2="19.842cm" svg:y2="17.513cm">
          <text:p text:style-name="P3"/>
        </draw:line>
        <draw:line draw:style-name="gr22" draw:text-style-name="P2" draw:layer="layout" svg:x1="20.054cm" svg:y1="17.513cm" svg:x2="21.113cm" svg:y2="17.513cm">
          <text:p text:style-name="P3"/>
        </draw:line>
        <draw:line draw:style-name="gr22" draw:text-style-name="P2" draw:layer="layout" svg:x1="19.843cm" svg:y1="17.09cm" svg:x2="20.054cm" svg:y2="17.513cm">
          <text:p text:style-name="P3"/>
        </draw:line>
        <draw:line draw:style-name="gr22" draw:text-style-name="P2" draw:layer="layout" svg:x1="20.054cm" svg:y1="17.09cm" svg:x2="19.842cm" svg:y2="17.513cm">
          <text:p text:style-name="P3"/>
        </draw:line>
        <draw:line draw:style-name="gr22" draw:text-style-name="P2" draw:layer="layout" svg:x1="21.113cm" svg:y1="17.09cm" svg:x2="21.325cm" svg:y2="17.513cm">
          <text:p text:style-name="P3"/>
        </draw:line>
        <draw:line draw:style-name="gr22" draw:text-style-name="P2" draw:layer="layout" svg:x1="21.325cm" svg:y1="17.09cm" svg:x2="21.113cm" svg:y2="17.513cm">
          <text:p text:style-name="P3"/>
        </draw:line>
        <draw:line draw:style-name="gr22" draw:text-style-name="P2" draw:layer="layout" svg:x1="21.332cm" svg:y1="17.09cm" svg:x2="22.383cm" svg:y2="17.09cm">
          <text:p text:style-name="P3"/>
        </draw:line>
        <draw:line draw:style-name="gr22" draw:text-style-name="P2" draw:layer="layout" svg:x1="22.595cm" svg:y1="17.09cm" svg:x2="23.654cm" svg:y2="17.09cm">
          <text:p text:style-name="P3"/>
        </draw:line>
        <draw:line draw:style-name="gr22" draw:text-style-name="P2" draw:layer="layout" svg:x1="21.325cm" svg:y1="17.513cm" svg:x2="22.383cm" svg:y2="17.513cm">
          <text:p text:style-name="P3"/>
        </draw:line>
        <draw:line draw:style-name="gr22" draw:text-style-name="P2" draw:layer="layout" svg:x1="22.595cm" svg:y1="17.513cm" svg:x2="23.654cm" svg:y2="17.513cm">
          <text:p text:style-name="P3"/>
        </draw:line>
        <draw:line draw:style-name="gr22" draw:text-style-name="P2" draw:layer="layout" svg:x1="22.384cm" svg:y1="17.09cm" svg:x2="22.595cm" svg:y2="17.513cm">
          <text:p text:style-name="P3"/>
        </draw:line>
        <draw:line draw:style-name="gr22" draw:text-style-name="P2" draw:layer="layout" svg:x1="22.595cm" svg:y1="17.09cm" svg:x2="22.383cm" svg:y2="17.513cm">
          <text:p text:style-name="P3"/>
        </draw:line>
        <draw:line draw:style-name="gr22" draw:text-style-name="P2" draw:layer="layout" svg:x1="23.654cm" svg:y1="17.09cm" svg:x2="23.866cm" svg:y2="17.513cm">
          <text:p text:style-name="P3"/>
        </draw:line>
        <draw:line draw:style-name="gr22" draw:text-style-name="P2" draw:layer="layout" svg:x1="23.866cm" svg:y1="17.09cm" svg:x2="23.654cm" svg:y2="17.513cm">
          <text:p text:style-name="P3"/>
        </draw:line>
        <draw:line draw:style-name="gr22" draw:text-style-name="P2" draw:layer="layout" svg:x1="22.602cm" svg:y1="17.09cm" svg:x2="23.653cm" svg:y2="17.09cm">
          <text:p text:style-name="P3"/>
        </draw:line>
        <draw:line draw:style-name="gr22" draw:text-style-name="P2" draw:layer="layout" svg:x1="23.865cm" svg:y1="17.09cm" svg:x2="24.924cm" svg:y2="17.09cm">
          <text:p text:style-name="P3"/>
        </draw:line>
        <draw:line draw:style-name="gr22" draw:text-style-name="P2" draw:layer="layout" svg:x1="22.595cm" svg:y1="17.513cm" svg:x2="23.653cm" svg:y2="17.513cm">
          <text:p text:style-name="P3"/>
        </draw:line>
        <draw:line draw:style-name="gr22" draw:text-style-name="P2" draw:layer="layout" svg:x1="23.865cm" svg:y1="17.513cm" svg:x2="24.924cm" svg:y2="17.513cm">
          <text:p text:style-name="P3"/>
        </draw:line>
        <draw:line draw:style-name="gr22" draw:text-style-name="P2" draw:layer="layout" svg:x1="23.654cm" svg:y1="17.09cm" svg:x2="23.865cm" svg:y2="17.513cm">
          <text:p text:style-name="P3"/>
        </draw:line>
        <draw:line draw:style-name="gr22" draw:text-style-name="P2" draw:layer="layout" svg:x1="23.865cm" svg:y1="17.09cm" svg:x2="23.653cm" svg:y2="17.513cm">
          <text:p text:style-name="P3"/>
        </draw:line>
        <draw:line draw:style-name="gr22" draw:text-style-name="P2" draw:layer="layout" svg:x1="24.924cm" svg:y1="17.09cm" svg:x2="25.136cm" svg:y2="17.513cm">
          <text:p text:style-name="P3"/>
        </draw:line>
        <draw:line draw:style-name="gr22" draw:text-style-name="P2" draw:layer="layout" svg:x1="25.136cm" svg:y1="17.09cm" svg:x2="24.924cm" svg:y2="17.513cm">
          <text:p text:style-name="P3"/>
        </draw:line>
        <draw:line draw:style-name="gr22" draw:text-style-name="P2" draw:layer="layout" svg:x1="25.143cm" svg:y1="17.09cm" svg:x2="26.194cm" svg:y2="17.09cm">
          <text:p text:style-name="P3"/>
        </draw:line>
        <draw:line draw:style-name="gr22" draw:text-style-name="P2" draw:layer="layout" svg:x1="26.406cm" svg:y1="17.09cm" svg:x2="27.465cm" svg:y2="17.09cm">
          <text:p text:style-name="P3"/>
        </draw:line>
        <draw:line draw:style-name="gr22" draw:text-style-name="P2" draw:layer="layout" svg:x1="25.136cm" svg:y1="17.513cm" svg:x2="26.194cm" svg:y2="17.513cm">
          <text:p text:style-name="P3"/>
        </draw:line>
        <draw:line draw:style-name="gr22" draw:text-style-name="P2" draw:layer="layout" svg:x1="26.406cm" svg:y1="17.513cm" svg:x2="27.465cm" svg:y2="17.513cm">
          <text:p text:style-name="P3"/>
        </draw:line>
        <draw:line draw:style-name="gr22" draw:text-style-name="P2" draw:layer="layout" svg:x1="26.195cm" svg:y1="17.09cm" svg:x2="26.406cm" svg:y2="17.513cm">
          <text:p text:style-name="P3"/>
        </draw:line>
        <draw:line draw:style-name="gr22" draw:text-style-name="P2" draw:layer="layout" svg:x1="26.406cm" svg:y1="17.09cm" svg:x2="26.194cm" svg:y2="17.513cm">
          <text:p text:style-name="P3"/>
        </draw:line>
        <draw:line draw:style-name="gr22" draw:text-style-name="P2" draw:layer="layout" svg:x1="27.465cm" svg:y1="17.09cm" svg:x2="27.677cm" svg:y2="17.513cm">
          <text:p text:style-name="P3"/>
        </draw:line>
        <draw:line draw:style-name="gr22" draw:text-style-name="P2" draw:layer="layout" svg:x1="27.677cm" svg:y1="17.09cm" svg:x2="27.465cm" svg:y2="17.513cm">
          <text:p text:style-name="P3"/>
        </draw:line>
        <draw:frame draw:style-name="gr25" draw:text-style-name="P16" draw:layer="layout" svg:width="1.475cm" svg:height="0.847cm" svg:x="19.85cm" svg:y="16.878cm">
          <draw:text-box>
            <text:p text:style-name="P3"><text:span text:style-name="T7">hi_13</text:span></text:p>
          </draw:text-box>
        </draw:frame>
        <draw:frame draw:style-name="gr25" draw:text-style-name="P16" draw:layer="layout" svg:width="1.475cm" svg:height="0.847cm" svg:x="21.113cm" svg:y="16.878cm">
          <draw:text-box>
            <text:p text:style-name="P3"><text:span text:style-name="T7">hi_14</text:span></text:p>
          </draw:text-box>
        </draw:frame>
        <draw:frame draw:style-name="gr25" draw:text-style-name="P16" draw:layer="layout" svg:width="1.475cm" svg:height="0.847cm" svg:x="22.383cm" svg:y="16.878cm">
          <draw:text-box>
            <text:p text:style-name="P3"><text:span text:style-name="T7">hi_15</text:span></text:p>
          </draw:text-box>
        </draw:frame>
        <draw:frame draw:style-name="gr25" draw:text-style-name="P16" draw:layer="layout" svg:width="1.475cm" svg:height="0.847cm" svg:x="23.654cm" svg:y="16.878cm">
          <draw:text-box>
            <text:p text:style-name="P3"><text:span text:style-name="T7">hi_16</text:span></text:p>
          </draw:text-box>
        </draw:frame>
        <draw:frame draw:style-name="gr25" draw:text-style-name="P16" draw:layer="layout" svg:width="1.475cm" svg:height="0.847cm" svg:x="24.932cm" svg:y="16.878cm">
          <draw:text-box>
            <text:p text:style-name="P3"><text:span text:style-name="T7">hi_17</text:span></text:p>
          </draw:text-box>
        </draw:frame>
        <draw:frame draw:style-name="gr25" draw:text-style-name="P16" draw:layer="layout" svg:width="1.695cm" svg:height="0.847cm" svg:x="26.195cm" svg:y="16.878cm">
          <draw:text-box>
            <text:p text:style-name="P3"><text:span text:style-name="T7">hi_18</text:span></text:p>
          </draw:text-box>
        </draw:frame>
        <draw:line draw:style-name="gr22" draw:text-style-name="P2" draw:layer="layout" svg:x1="1.852cm" svg:y1="17.09cm" svg:x2="3.327cm" svg:y2="17.09cm">
          <text:p text:style-name="P3"/>
        </draw:line>
        <draw:line draw:style-name="gr22" draw:text-style-name="P2" draw:layer="layout" svg:x1="3.546cm" svg:y1="17.09cm" svg:x2="4.597cm" svg:y2="17.09cm">
          <text:p text:style-name="P3"/>
        </draw:line>
        <draw:line draw:style-name="gr22" draw:text-style-name="P2" draw:layer="layout" svg:x1="4.809cm" svg:y1="17.09cm" svg:x2="5.868cm" svg:y2="17.09cm">
          <text:p text:style-name="P3"/>
        </draw:line>
        <draw:line draw:style-name="gr22" draw:text-style-name="P2" draw:layer="layout" svg:x1="1.845cm" svg:y1="17.513cm" svg:x2="3.327cm" svg:y2="17.513cm">
          <text:p text:style-name="P3"/>
        </draw:line>
        <draw:line draw:style-name="gr22" draw:text-style-name="P2" draw:layer="layout" svg:x1="3.539cm" svg:y1="17.513cm" svg:x2="4.597cm" svg:y2="17.513cm">
          <text:p text:style-name="P3"/>
        </draw:line>
        <draw:line draw:style-name="gr22" draw:text-style-name="P2" draw:layer="layout" svg:x1="4.809cm" svg:y1="17.513cm" svg:x2="5.868cm" svg:y2="17.513cm">
          <text:p text:style-name="P3"/>
        </draw:line>
        <draw:line draw:style-name="gr22" draw:text-style-name="P2" draw:layer="layout" svg:x1="3.327cm" svg:y1="17.09cm" svg:x2="3.539cm" svg:y2="17.513cm">
          <text:p text:style-name="P3"/>
        </draw:line>
        <draw:line draw:style-name="gr22" draw:text-style-name="P2" draw:layer="layout" svg:x1="3.546cm" svg:y1="17.09cm" svg:x2="3.327cm" svg:y2="17.513cm">
          <text:p text:style-name="P3"/>
        </draw:line>
        <draw:line draw:style-name="gr22" draw:text-style-name="P2" draw:layer="layout" svg:x1="4.598cm" svg:y1="17.09cm" svg:x2="4.809cm" svg:y2="17.513cm">
          <text:p text:style-name="P3"/>
        </draw:line>
        <draw:line draw:style-name="gr22" draw:text-style-name="P2" draw:layer="layout" svg:x1="4.809cm" svg:y1="17.09cm" svg:x2="4.597cm" svg:y2="17.513cm">
          <text:p text:style-name="P3"/>
        </draw:line>
        <draw:line draw:style-name="gr22" draw:text-style-name="P2" draw:layer="layout" svg:x1="5.868cm" svg:y1="17.09cm" svg:x2="6.08cm" svg:y2="17.513cm">
          <text:p text:style-name="P3"/>
        </draw:line>
        <draw:line draw:style-name="gr22" draw:text-style-name="P2" draw:layer="layout" svg:x1="6.08cm" svg:y1="17.09cm" svg:x2="5.868cm" svg:y2="17.513cm">
          <text:p text:style-name="P3"/>
        </draw:line>
        <draw:line draw:style-name="gr22" draw:text-style-name="P2" draw:layer="layout" svg:x1="6.087cm" svg:y1="17.09cm" svg:x2="7.138cm" svg:y2="17.09cm">
          <text:p text:style-name="P3"/>
        </draw:line>
        <draw:line draw:style-name="gr22" draw:text-style-name="P2" draw:layer="layout" svg:x1="7.35cm" svg:y1="17.09cm" svg:x2="8.409cm" svg:y2="17.09cm">
          <text:p text:style-name="P3"/>
        </draw:line>
        <draw:line draw:style-name="gr22" draw:text-style-name="P2" draw:layer="layout" svg:x1="6.08cm" svg:y1="17.513cm" svg:x2="7.138cm" svg:y2="17.513cm">
          <text:p text:style-name="P3"/>
        </draw:line>
        <draw:line draw:style-name="gr22" draw:text-style-name="P2" draw:layer="layout" svg:x1="7.35cm" svg:y1="17.513cm" svg:x2="8.409cm" svg:y2="17.513cm">
          <text:p text:style-name="P3"/>
        </draw:line>
        <draw:line draw:style-name="gr22" draw:text-style-name="P2" draw:layer="layout" svg:x1="7.139cm" svg:y1="17.09cm" svg:x2="7.35cm" svg:y2="17.513cm">
          <text:p text:style-name="P3"/>
        </draw:line>
        <draw:line draw:style-name="gr22" draw:text-style-name="P2" draw:layer="layout" svg:x1="7.35cm" svg:y1="17.09cm" svg:x2="7.138cm" svg:y2="17.513cm">
          <text:p text:style-name="P3"/>
        </draw:line>
        <draw:line draw:style-name="gr22" draw:text-style-name="P2" draw:layer="layout" svg:x1="8.409cm" svg:y1="17.09cm" svg:x2="8.621cm" svg:y2="17.513cm">
          <text:p text:style-name="P3"/>
        </draw:line>
        <draw:line draw:style-name="gr22" draw:text-style-name="P2" draw:layer="layout" svg:x1="8.621cm" svg:y1="17.09cm" svg:x2="8.409cm" svg:y2="17.513cm">
          <text:p text:style-name="P3"/>
        </draw:line>
        <draw:line draw:style-name="gr22" draw:text-style-name="P2" draw:layer="layout" svg:x1="8.628cm" svg:y1="17.09cm" svg:x2="9.679cm" svg:y2="17.09cm">
          <text:p text:style-name="P3"/>
        </draw:line>
        <draw:line draw:style-name="gr22" draw:text-style-name="P2" draw:layer="layout" svg:x1="9.891cm" svg:y1="17.09cm" svg:x2="10.95cm" svg:y2="17.09cm">
          <text:p text:style-name="P3"/>
        </draw:line>
        <draw:line draw:style-name="gr22" draw:text-style-name="P2" draw:layer="layout" svg:x1="8.621cm" svg:y1="17.513cm" svg:x2="9.679cm" svg:y2="17.513cm">
          <text:p text:style-name="P3"/>
        </draw:line>
        <draw:line draw:style-name="gr22" draw:text-style-name="P2" draw:layer="layout" svg:x1="9.891cm" svg:y1="17.513cm" svg:x2="10.95cm" svg:y2="17.513cm">
          <text:p text:style-name="P3"/>
        </draw:line>
        <draw:line draw:style-name="gr22" draw:text-style-name="P2" draw:layer="layout" svg:x1="9.68cm" svg:y1="17.09cm" svg:x2="9.891cm" svg:y2="17.513cm">
          <text:p text:style-name="P3"/>
        </draw:line>
        <draw:line draw:style-name="gr22" draw:text-style-name="P2" draw:layer="layout" svg:x1="9.891cm" svg:y1="17.09cm" svg:x2="9.679cm" svg:y2="17.513cm">
          <text:p text:style-name="P3"/>
        </draw:line>
        <draw:line draw:style-name="gr22" draw:text-style-name="P2" draw:layer="layout" svg:x1="10.95cm" svg:y1="17.09cm" svg:x2="11.162cm" svg:y2="17.513cm">
          <text:p text:style-name="P3"/>
        </draw:line>
        <draw:line draw:style-name="gr22" draw:text-style-name="P2" draw:layer="layout" svg:x1="11.162cm" svg:y1="17.09cm" svg:x2="10.95cm" svg:y2="17.513cm">
          <text:p text:style-name="P3"/>
        </draw:line>
        <draw:line draw:style-name="gr22" draw:text-style-name="P2" draw:layer="layout" svg:x1="11.169cm" svg:y1="17.09cm" svg:x2="12.22cm" svg:y2="17.09cm">
          <text:p text:style-name="P3"/>
        </draw:line>
        <draw:line draw:style-name="gr22" draw:text-style-name="P2" draw:layer="layout" svg:x1="12.432cm" svg:y1="17.09cm" svg:x2="13.491cm" svg:y2="17.09cm">
          <text:p text:style-name="P3"/>
        </draw:line>
        <draw:line draw:style-name="gr22" draw:text-style-name="P2" draw:layer="layout" svg:x1="11.162cm" svg:y1="17.513cm" svg:x2="12.22cm" svg:y2="17.513cm">
          <text:p text:style-name="P3"/>
        </draw:line>
        <draw:line draw:style-name="gr22" draw:text-style-name="P2" draw:layer="layout" svg:x1="12.432cm" svg:y1="17.513cm" svg:x2="13.491cm" svg:y2="17.513cm">
          <text:p text:style-name="P3"/>
        </draw:line>
        <draw:line draw:style-name="gr22" draw:text-style-name="P2" draw:layer="layout" svg:x1="12.221cm" svg:y1="17.09cm" svg:x2="12.432cm" svg:y2="17.513cm">
          <text:p text:style-name="P3"/>
        </draw:line>
        <draw:line draw:style-name="gr22" draw:text-style-name="P2" draw:layer="layout" svg:x1="12.432cm" svg:y1="17.09cm" svg:x2="12.22cm" svg:y2="17.513cm">
          <text:p text:style-name="P3"/>
        </draw:line>
        <draw:line draw:style-name="gr22" draw:text-style-name="P2" draw:layer="layout" svg:x1="13.491cm" svg:y1="17.09cm" svg:x2="13.703cm" svg:y2="17.513cm">
          <text:p text:style-name="P3"/>
        </draw:line>
        <draw:line draw:style-name="gr22" draw:text-style-name="P2" draw:layer="layout" svg:x1="13.703cm" svg:y1="17.09cm" svg:x2="13.491cm" svg:y2="17.513cm">
          <text:p text:style-name="P3"/>
        </draw:line>
        <draw:line draw:style-name="gr22" draw:text-style-name="P2" draw:layer="layout" svg:x1="13.71cm" svg:y1="17.09cm" svg:x2="14.761cm" svg:y2="17.09cm">
          <text:p text:style-name="P3"/>
        </draw:line>
        <draw:line draw:style-name="gr22" draw:text-style-name="P2" draw:layer="layout" svg:x1="14.973cm" svg:y1="17.09cm" svg:x2="16.032cm" svg:y2="17.09cm">
          <text:p text:style-name="P3"/>
        </draw:line>
        <draw:line draw:style-name="gr22" draw:text-style-name="P2" draw:layer="layout" svg:x1="13.703cm" svg:y1="17.513cm" svg:x2="14.761cm" svg:y2="17.513cm">
          <text:p text:style-name="P3"/>
        </draw:line>
        <draw:line draw:style-name="gr22" draw:text-style-name="P2" draw:layer="layout" svg:x1="14.973cm" svg:y1="17.513cm" svg:x2="16.032cm" svg:y2="17.513cm">
          <text:p text:style-name="P3"/>
        </draw:line>
        <draw:line draw:style-name="gr22" draw:text-style-name="P2" draw:layer="layout" svg:x1="14.762cm" svg:y1="17.09cm" svg:x2="14.973cm" svg:y2="17.513cm">
          <text:p text:style-name="P3"/>
        </draw:line>
        <draw:line draw:style-name="gr22" draw:text-style-name="P2" draw:layer="layout" svg:x1="14.973cm" svg:y1="17.09cm" svg:x2="14.761cm" svg:y2="17.513cm">
          <text:p text:style-name="P3"/>
        </draw:line>
        <draw:line draw:style-name="gr22" draw:text-style-name="P2" draw:layer="layout" svg:x1="16.032cm" svg:y1="17.09cm" svg:x2="16.244cm" svg:y2="17.513cm">
          <text:p text:style-name="P3"/>
        </draw:line>
        <draw:line draw:style-name="gr22" draw:text-style-name="P2" draw:layer="layout" svg:x1="16.244cm" svg:y1="17.09cm" svg:x2="16.032cm" svg:y2="17.513cm">
          <text:p text:style-name="P3"/>
        </draw:line>
        <draw:line draw:style-name="gr22" draw:text-style-name="P2" draw:layer="layout" svg:x1="16.251cm" svg:y1="17.09cm" svg:x2="17.302cm" svg:y2="17.09cm">
          <text:p text:style-name="P3"/>
        </draw:line>
        <draw:line draw:style-name="gr22" draw:text-style-name="P2" draw:layer="layout" svg:x1="17.514cm" svg:y1="17.09cm" svg:x2="18.573cm" svg:y2="17.09cm">
          <text:p text:style-name="P3"/>
        </draw:line>
        <draw:line draw:style-name="gr22" draw:text-style-name="P2" draw:layer="layout" svg:x1="16.244cm" svg:y1="17.513cm" svg:x2="17.302cm" svg:y2="17.513cm">
          <text:p text:style-name="P3"/>
        </draw:line>
        <draw:line draw:style-name="gr22" draw:text-style-name="P2" draw:layer="layout" svg:x1="17.514cm" svg:y1="17.513cm" svg:x2="18.573cm" svg:y2="17.513cm">
          <text:p text:style-name="P3"/>
        </draw:line>
        <draw:line draw:style-name="gr22" draw:text-style-name="P2" draw:layer="layout" svg:x1="17.303cm" svg:y1="17.09cm" svg:x2="17.514cm" svg:y2="17.513cm">
          <text:p text:style-name="P3"/>
        </draw:line>
        <draw:line draw:style-name="gr22" draw:text-style-name="P2" draw:layer="layout" svg:x1="17.514cm" svg:y1="17.09cm" svg:x2="17.302cm" svg:y2="17.513cm">
          <text:p text:style-name="P3"/>
        </draw:line>
        <draw:line draw:style-name="gr22" draw:text-style-name="P2" draw:layer="layout" svg:x1="18.573cm" svg:y1="17.09cm" svg:x2="18.785cm" svg:y2="17.513cm">
          <text:p text:style-name="P3"/>
        </draw:line>
        <draw:line draw:style-name="gr22" draw:text-style-name="P2" draw:layer="layout" svg:x1="18.785cm" svg:y1="17.09cm" svg:x2="18.573cm" svg:y2="17.513cm">
          <text:p text:style-name="P3"/>
        </draw:line>
        <draw:line draw:style-name="gr22" draw:text-style-name="P2" draw:layer="layout" svg:x1="18.792cm" svg:y1="17.09cm" svg:x2="19.843cm" svg:y2="17.09cm">
          <text:p text:style-name="P3"/>
        </draw:line>
        <draw:line draw:style-name="gr22" draw:text-style-name="P2" draw:layer="layout" svg:x1="20.055cm" svg:y1="17.09cm" svg:x2="21.114cm" svg:y2="17.09cm">
          <text:p text:style-name="P3"/>
        </draw:line>
        <draw:line draw:style-name="gr22" draw:text-style-name="P2" draw:layer="layout" svg:x1="18.785cm" svg:y1="17.513cm" svg:x2="19.843cm" svg:y2="17.513cm">
          <text:p text:style-name="P3"/>
        </draw:line>
        <draw:line draw:style-name="gr22" draw:text-style-name="P2" draw:layer="layout" svg:x1="20.055cm" svg:y1="17.513cm" svg:x2="21.114cm" svg:y2="17.513cm">
          <text:p text:style-name="P3"/>
        </draw:line>
        <draw:line draw:style-name="gr22" draw:text-style-name="P2" draw:layer="layout" svg:x1="19.844cm" svg:y1="17.09cm" svg:x2="20.055cm" svg:y2="17.513cm">
          <text:p text:style-name="P3"/>
        </draw:line>
        <draw:line draw:style-name="gr22" draw:text-style-name="P2" draw:layer="layout" svg:x1="20.055cm" svg:y1="17.09cm" svg:x2="19.843cm" svg:y2="17.513cm">
          <text:p text:style-name="P3"/>
        </draw:line>
        <draw:line draw:style-name="gr22" draw:text-style-name="P2" draw:layer="layout" svg:x1="21.114cm" svg:y1="17.09cm" svg:x2="21.326cm" svg:y2="17.513cm">
          <text:p text:style-name="P3"/>
        </draw:line>
        <draw:line draw:style-name="gr22" draw:text-style-name="P2" draw:layer="layout" svg:x1="21.326cm" svg:y1="17.09cm" svg:x2="21.114cm" svg:y2="17.513cm">
          <text:p text:style-name="P3"/>
        </draw:line>
        <draw:line draw:style-name="gr22" draw:text-style-name="P2" draw:layer="layout" svg:x1="21.333cm" svg:y1="17.09cm" svg:x2="22.384cm" svg:y2="17.09cm">
          <text:p text:style-name="P3"/>
        </draw:line>
        <draw:line draw:style-name="gr22" draw:text-style-name="P2" draw:layer="layout" svg:x1="22.596cm" svg:y1="17.09cm" svg:x2="23.655cm" svg:y2="17.09cm">
          <text:p text:style-name="P3"/>
        </draw:line>
        <draw:line draw:style-name="gr22" draw:text-style-name="P2" draw:layer="layout" svg:x1="21.326cm" svg:y1="17.513cm" svg:x2="22.384cm" svg:y2="17.513cm">
          <text:p text:style-name="P3"/>
        </draw:line>
        <draw:line draw:style-name="gr22" draw:text-style-name="P2" draw:layer="layout" svg:x1="22.596cm" svg:y1="17.513cm" svg:x2="23.655cm" svg:y2="17.513cm">
          <text:p text:style-name="P3"/>
        </draw:line>
        <draw:line draw:style-name="gr22" draw:text-style-name="P2" draw:layer="layout" svg:x1="22.385cm" svg:y1="17.09cm" svg:x2="22.596cm" svg:y2="17.513cm">
          <text:p text:style-name="P3"/>
        </draw:line>
        <draw:line draw:style-name="gr22" draw:text-style-name="P2" draw:layer="layout" svg:x1="22.596cm" svg:y1="17.09cm" svg:x2="22.384cm" svg:y2="17.513cm">
          <text:p text:style-name="P3"/>
        </draw:line>
        <draw:line draw:style-name="gr22" draw:text-style-name="P2" draw:layer="layout" svg:x1="23.655cm" svg:y1="17.09cm" svg:x2="23.867cm" svg:y2="17.513cm">
          <text:p text:style-name="P3"/>
        </draw:line>
        <draw:line draw:style-name="gr22" draw:text-style-name="P2" draw:layer="layout" svg:x1="23.867cm" svg:y1="17.09cm" svg:x2="23.655cm" svg:y2="17.513cm">
          <text:p text:style-name="P3"/>
        </draw:line>
        <draw:line draw:style-name="gr22" draw:text-style-name="P2" draw:layer="layout" svg:x1="22.603cm" svg:y1="17.09cm" svg:x2="23.654cm" svg:y2="17.09cm">
          <text:p text:style-name="P3"/>
        </draw:line>
        <draw:line draw:style-name="gr22" draw:text-style-name="P2" draw:layer="layout" svg:x1="23.866cm" svg:y1="17.09cm" svg:x2="24.925cm" svg:y2="17.09cm">
          <text:p text:style-name="P3"/>
        </draw:line>
        <draw:line draw:style-name="gr22" draw:text-style-name="P2" draw:layer="layout" svg:x1="22.596cm" svg:y1="17.513cm" svg:x2="23.654cm" svg:y2="17.513cm">
          <text:p text:style-name="P3"/>
        </draw:line>
        <draw:line draw:style-name="gr22" draw:text-style-name="P2" draw:layer="layout" svg:x1="23.866cm" svg:y1="17.513cm" svg:x2="24.925cm" svg:y2="17.513cm">
          <text:p text:style-name="P3"/>
        </draw:line>
        <draw:line draw:style-name="gr22" draw:text-style-name="P2" draw:layer="layout" svg:x1="23.655cm" svg:y1="17.09cm" svg:x2="23.866cm" svg:y2="17.513cm">
          <text:p text:style-name="P3"/>
        </draw:line>
        <draw:line draw:style-name="gr22" draw:text-style-name="P2" draw:layer="layout" svg:x1="23.866cm" svg:y1="17.09cm" svg:x2="23.654cm" svg:y2="17.513cm">
          <text:p text:style-name="P3"/>
        </draw:line>
        <draw:line draw:style-name="gr22" draw:text-style-name="P2" draw:layer="layout" svg:x1="24.925cm" svg:y1="17.09cm" svg:x2="25.137cm" svg:y2="17.513cm">
          <text:p text:style-name="P3"/>
        </draw:line>
        <draw:line draw:style-name="gr22" draw:text-style-name="P2" draw:layer="layout" svg:x1="25.137cm" svg:y1="17.09cm" svg:x2="24.925cm" svg:y2="17.513cm">
          <text:p text:style-name="P3"/>
        </draw:line>
        <draw:line draw:style-name="gr22" draw:text-style-name="P2" draw:layer="layout" svg:x1="25.144cm" svg:y1="17.09cm" svg:x2="26.195cm" svg:y2="17.09cm">
          <text:p text:style-name="P3"/>
        </draw:line>
        <draw:line draw:style-name="gr22" draw:text-style-name="P2" draw:layer="layout" svg:x1="26.407cm" svg:y1="17.09cm" svg:x2="27.466cm" svg:y2="17.09cm">
          <text:p text:style-name="P3"/>
        </draw:line>
        <draw:line draw:style-name="gr22" draw:text-style-name="P2" draw:layer="layout" svg:x1="25.137cm" svg:y1="17.513cm" svg:x2="26.195cm" svg:y2="17.513cm">
          <text:p text:style-name="P3"/>
        </draw:line>
        <draw:line draw:style-name="gr22" draw:text-style-name="P2" draw:layer="layout" svg:x1="26.407cm" svg:y1="17.513cm" svg:x2="27.466cm" svg:y2="17.513cm">
          <text:p text:style-name="P3"/>
        </draw:line>
        <draw:line draw:style-name="gr22" draw:text-style-name="P2" draw:layer="layout" svg:x1="26.196cm" svg:y1="17.09cm" svg:x2="26.407cm" svg:y2="17.513cm">
          <text:p text:style-name="P3"/>
        </draw:line>
        <draw:line draw:style-name="gr22" draw:text-style-name="P2" draw:layer="layout" svg:x1="26.407cm" svg:y1="17.09cm" svg:x2="26.195cm" svg:y2="17.513cm">
          <text:p text:style-name="P3"/>
        </draw:line>
        <draw:line draw:style-name="gr22" draw:text-style-name="P2" draw:layer="layout" svg:x1="27.466cm" svg:y1="17.09cm" svg:x2="27.678cm" svg:y2="17.513cm">
          <text:p text:style-name="P3"/>
        </draw:line>
        <draw:line draw:style-name="gr22" draw:text-style-name="P2" draw:layer="layout" svg:x1="27.678cm" svg:y1="17.09cm" svg:x2="27.466cm" svg:y2="17.513cm">
          <text:p text:style-name="P3"/>
        </draw:line>
        <draw:frame draw:style-name="gr26" draw:text-style-name="P17" draw:layer="layout" svg:width="2.03cm" svg:height="0.889cm" svg:x="0.998cm" svg:y="17.683cm">
          <draw:text-box>
            <text:p text:style-name="P3"><text:span text:style-name="T5">host_out</text:span></text:p>
          </draw:text-box>
        </draw:frame>
        <draw:frame draw:style-name="gr24" draw:text-style-name="P16" draw:layer="layout" svg:width="1.482cm" svg:height="0.818cm" svg:x="5.868cm" svg:y="17.725cm">
          <draw:text-box>
            <text:p text:style-name="P3"><text:span text:style-name="T7">ho_0</text:span></text:p>
          </draw:text-box>
        </draw:frame>
        <draw:frame draw:style-name="gr25" draw:text-style-name="P16" draw:layer="layout" svg:width="1.483cm" svg:height="0.847cm" svg:x="7.138cm" svg:y="17.725cm">
          <draw:text-box>
            <text:p text:style-name="P3"><text:span text:style-name="T7">ho_1</text:span></text:p>
          </draw:text-box>
        </draw:frame>
        <draw:line draw:style-name="gr4" draw:text-style-name="P2" draw:layer="layout" svg:x1="1.421cm" svg:y1="16.667cm" svg:x2="3.539cm" svg:y2="16.667cm">
          <text:p text:style-name="P3"/>
        </draw:line>
        <draw:line draw:style-name="gr4" draw:text-style-name="P2" draw:layer="layout" svg:x1="3.539cm" svg:y1="16.032cm" svg:x2="3.539cm" svg:y2="16.667cm">
          <text:p text:style-name="P3"/>
        </draw:line>
        <draw:line draw:style-name="gr4" draw:text-style-name="P2" draw:layer="layout" svg:x1="3.539cm" svg:y1="16.032cm" svg:x2="14.973cm" svg:y2="16.032cm">
          <text:p text:style-name="P3"/>
        </draw:line>
        <draw:line draw:style-name="gr4" draw:text-style-name="P2" draw:layer="layout" svg:x1="1.209cm" svg:y1="11.798cm" svg:x2="2.056cm" svg:y2="11.797cm">
          <text:p text:style-name="P3"/>
        </draw:line>
        <draw:line draw:style-name="gr4" draw:text-style-name="P2" draw:layer="layout" svg:x1="2.056cm" svg:y1="11.162cm" svg:x2="2.056cm" svg:y2="11.797cm">
          <text:p text:style-name="P3"/>
        </draw:line>
        <draw:line draw:style-name="gr4" draw:text-style-name="P2" draw:layer="layout" svg:x1="3.115cm" svg:y1="11.797cm" svg:x2="27.466cm" svg:y2="11.797cm">
          <text:p text:style-name="P3"/>
        </draw:line>
        <draw:line draw:style-name="gr4" draw:text-style-name="P2" draw:layer="layout" svg:x1="3.115cm" svg:y1="11.161cm" svg:x2="3.115cm" svg:y2="11.797cm">
          <text:p text:style-name="P3"/>
        </draw:line>
        <draw:line draw:style-name="gr4" draw:text-style-name="P2" draw:layer="layout" svg:x1="2.056cm" svg:y1="11.163cm" svg:x2="3.115cm" svg:y2="11.162cm">
          <text:p text:style-name="P3"/>
        </draw:line>
        <draw:frame draw:style-name="gr26" draw:text-style-name="P17" draw:layer="layout" svg:width="1.899cm" svg:height="0.889cm" svg:x="1.114cm" svg:y="13.449cm">
          <draw:text-box>
            <text:p text:style-name="P3"><text:span text:style-name="T5">host_wr</text:span></text:p>
          </draw:text-box>
        </draw:frame>
        <draw:frame draw:style-name="gr26" draw:text-style-name="P17" draw:layer="layout" svg:width="1.836cm" svg:height="0.889cm" svg:x="1.114cm" svg:y="14.719cm">
          <draw:text-box>
            <text:p text:style-name="P3"><text:span text:style-name="T5">host_rd</text:span></text:p>
          </draw:text-box>
        </draw:frame>
        <draw:frame draw:style-name="gr26" draw:text-style-name="P17" draw:layer="layout" svg:width="2.267cm" svg:height="0.889cm" svg:x="1.067cm" svg:y="16.032cm">
          <draw:text-box>
            <text:p text:style-name="P3"><text:span text:style-name="T5">host_addr</text:span></text:p>
          </draw:text-box>
        </draw:frame>
        <draw:frame draw:style-name="gr23" draw:text-style-name="P3" draw:layer="layout" svg:width="1.475cm" svg:height="0.847cm" svg:x="0.793cm" svg:y="11.162cm">
          <draw:text-box>
            <text:p text:style-name="P3"><text:span text:style-name="T5">reset</text:span></text:p>
          </draw:text-box>
        </draw:frame>
        <draw:line draw:style-name="gr4" draw:text-style-name="P2" draw:layer="layout" svg:x1="14.973cm" svg:y1="16.667cm" svg:x2="27.678cm" svg:y2="16.667cm">
          <text:p text:style-name="P3"/>
        </draw:line>
        <draw:line draw:style-name="gr4" draw:text-style-name="P2" draw:layer="layout" svg:x1="14.973cm" svg:y1="16.031cm" svg:x2="14.973cm" svg:y2="16.667cm">
          <text:p text:style-name="P3"/>
        </draw:line>
      </draw:page>
      <draw:page draw:name="page3" draw:style-name="dp1" draw:master-page-name="Default">
        <draw:line draw:style-name="gr22" draw:text-style-name="P2" draw:layer="layout" svg:x1="1.429cm" svg:y1="3.539cm" svg:x2="2.268cm" svg:y2="3.539cm">
          <text:p text:style-name="P3"/>
        </draw:line>
        <draw:line draw:style-name="gr22" draw:text-style-name="P2" draw:layer="layout" svg:x1="2.903cm" svg:y1="3.539cm" svg:x2="3.539cm" svg:y2="3.539cm">
          <text:p text:style-name="P3"/>
        </draw:line>
        <draw:line draw:style-name="gr22" draw:text-style-name="P2" draw:layer="layout" svg:x1="2.903cm" svg:y1="2.903cm" svg:x2="2.268cm" svg:y2="2.903cm">
          <text:p text:style-name="P3"/>
        </draw:line>
        <draw:line draw:style-name="gr22" draw:text-style-name="P2" draw:layer="layout" svg:x1="2.903cm" svg:y1="3.539cm" svg:x2="2.903cm" svg:y2="2.903cm">
          <text:p text:style-name="P3"/>
        </draw:line>
        <draw:line draw:style-name="gr22" draw:text-style-name="P2" draw:layer="layout" svg:x1="1.852cm" svg:y1="5.021cm" svg:x2="3.327cm" svg:y2="5.021cm">
          <text:p text:style-name="P3"/>
        </draw:line>
        <draw:line draw:style-name="gr22" draw:text-style-name="P2" draw:layer="layout" svg:x1="3.546cm" svg:y1="5.021cm" svg:x2="4.597cm" svg:y2="5.021cm">
          <text:p text:style-name="P3"/>
        </draw:line>
        <draw:line draw:style-name="gr22" draw:text-style-name="P2" draw:layer="layout" svg:x1="4.809cm" svg:y1="5.021cm" svg:x2="5.868cm" svg:y2="5.021cm">
          <text:p text:style-name="P3"/>
        </draw:line>
        <draw:line draw:style-name="gr22" draw:text-style-name="P2" draw:layer="layout" svg:x1="1.845cm" svg:y1="5.444cm" svg:x2="3.327cm" svg:y2="5.444cm">
          <text:p text:style-name="P3"/>
        </draw:line>
        <draw:line draw:style-name="gr22" draw:text-style-name="P2" draw:layer="layout" svg:x1="3.539cm" svg:y1="5.444cm" svg:x2="4.597cm" svg:y2="5.444cm">
          <text:p text:style-name="P3"/>
        </draw:line>
        <draw:line draw:style-name="gr22" draw:text-style-name="P2" draw:layer="layout" svg:x1="4.809cm" svg:y1="5.444cm" svg:x2="5.868cm" svg:y2="5.444cm">
          <text:p text:style-name="P3"/>
        </draw:line>
        <draw:line draw:style-name="gr22" draw:text-style-name="P2" draw:layer="layout" svg:x1="3.327cm" svg:y1="5.021cm" svg:x2="3.539cm" svg:y2="5.444cm">
          <text:p text:style-name="P3"/>
        </draw:line>
        <draw:line draw:style-name="gr22" draw:text-style-name="P2" draw:layer="layout" svg:x1="3.546cm" svg:y1="5.021cm" svg:x2="3.327cm" svg:y2="5.444cm">
          <text:p text:style-name="P3"/>
        </draw:line>
        <draw:line draw:style-name="gr22" draw:text-style-name="P2" draw:layer="layout" svg:x1="4.598cm" svg:y1="5.021cm" svg:x2="4.809cm" svg:y2="5.444cm">
          <text:p text:style-name="P3"/>
        </draw:line>
        <draw:line draw:style-name="gr22" draw:text-style-name="P2" draw:layer="layout" svg:x1="4.809cm" svg:y1="5.021cm" svg:x2="4.597cm" svg:y2="5.444cm">
          <text:p text:style-name="P3"/>
        </draw:line>
        <draw:line draw:style-name="gr22" draw:text-style-name="P2" draw:layer="layout" svg:x1="5.868cm" svg:y1="5.021cm" svg:x2="6.08cm" svg:y2="5.444cm">
          <text:p text:style-name="P3"/>
        </draw:line>
        <draw:line draw:style-name="gr22" draw:text-style-name="P2" draw:layer="layout" svg:x1="6.08cm" svg:y1="5.021cm" svg:x2="5.868cm" svg:y2="5.444cm">
          <text:p text:style-name="P3"/>
        </draw:line>
        <draw:line draw:style-name="gr22" draw:text-style-name="P2" draw:layer="layout" svg:x1="1.429cm" svg:y1="2.268cm" svg:x2="2.276cm" svg:y2="2.268cm">
          <text:p text:style-name="P3"/>
        </draw:line>
        <draw:line draw:style-name="gr22" draw:text-style-name="P2" draw:layer="layout" svg:x1="2.276cm" svg:y1="1.421cm" svg:x2="2.276cm" svg:y2="2.268cm">
          <text:p text:style-name="P3"/>
        </draw:line>
        <draw:line draw:style-name="gr22" draw:text-style-name="P2" draw:layer="layout" svg:x1="3.123cm" svg:y1="1.421cm" svg:x2="2.276cm" svg:y2="1.421cm">
          <text:p text:style-name="P3"/>
        </draw:line>
        <draw:line draw:style-name="gr22" draw:text-style-name="P2" draw:layer="layout" svg:x1="2.277cm" svg:y1="1.422cm" svg:x2="2.277cm" svg:y2="2.269cm">
          <text:p text:style-name="P3"/>
        </draw:line>
        <draw:line draw:style-name="gr22" draw:text-style-name="P2" draw:layer="layout" svg:x1="3.124cm" svg:y1="1.422cm" svg:x2="2.277cm" svg:y2="1.422cm">
          <text:p text:style-name="P3"/>
        </draw:line>
        <draw:line draw:style-name="gr22" draw:text-style-name="P2" draw:layer="layout" svg:x1="2.277cm" svg:y1="1.422cm" svg:x2="2.277cm" svg:y2="2.269cm">
          <text:p text:style-name="P3"/>
        </draw:line>
        <draw:line draw:style-name="gr22" draw:text-style-name="P2" draw:layer="layout" svg:x1="3.115cm" svg:y1="1.421cm" svg:x2="2.277cm" svg:y2="1.422cm">
          <text:p text:style-name="P3"/>
        </draw:line>
        <draw:line draw:style-name="gr22" draw:text-style-name="P2" draw:layer="layout" svg:x1="3.115cm" svg:y1="2.268cm" svg:x2="3.115cm" svg:y2="1.421cm">
          <text:p text:style-name="P3"/>
        </draw:line>
        <draw:line draw:style-name="gr22" draw:text-style-name="P2" draw:layer="layout" svg:x1="26.839cm" svg:y1="2.269cm" svg:x2="3.115cm" svg:y2="2.268cm">
          <text:p text:style-name="P3"/>
        </draw:line>
        <draw:frame draw:style-name="gr24" draw:text-style-name="P16" draw:layer="layout" svg:width="1.271cm" svg:height="0.818cm" svg:x="3.539cm" svg:y="4.809cm">
          <draw:text-box>
            <text:p text:style-name="P3"><text:span text:style-name="T7">ci_0</text:span></text:p>
          </draw:text-box>
        </draw:frame>
        <draw:frame draw:style-name="gr25" draw:text-style-name="P16" draw:layer="layout" svg:width="1.271cm" svg:height="0.847cm" svg:x="4.809cm" svg:y="4.809cm">
          <draw:text-box>
            <text:p text:style-name="P3"><text:span text:style-name="T7">ci_1</text:span></text:p>
          </draw:text-box>
        </draw:frame>
        <draw:frame draw:style-name="gr26" draw:text-style-name="P17" draw:layer="layout" svg:width="1.848cm" svg:height="0.889cm" svg:x="0.998cm" svg:y="3.962cm">
          <draw:text-box>
            <text:p text:style-name="P3"><text:span text:style-name="T5">valid_in</text:span></text:p>
          </draw:text-box>
        </draw:frame>
        <draw:frame draw:style-name="gr25" draw:text-style-name="P16" draw:layer="layout" svg:width="1.271cm" svg:height="0.847cm" svg:x="6.08cm" svg:y="4.809cm">
          <draw:text-box>
            <text:p text:style-name="P3"><text:span text:style-name="T7">ci_2</text:span></text:p>
          </draw:text-box>
        </draw:frame>
        <draw:frame draw:style-name="gr25" draw:text-style-name="P16" draw:layer="layout" svg:width="1.271cm" svg:height="0.847cm" svg:x="8.62cm" svg:y="4.809cm">
          <draw:text-box>
            <text:p text:style-name="P3"><text:span text:style-name="T7">ci_4</text:span></text:p>
          </draw:text-box>
        </draw:frame>
        <draw:frame draw:style-name="gr25" draw:text-style-name="P16" draw:layer="layout" svg:width="1.271cm" svg:height="0.847cm" svg:x="9.891cm" svg:y="4.809cm">
          <draw:text-box>
            <text:p text:style-name="P3"><text:span text:style-name="T7">ci_5</text:span></text:p>
          </draw:text-box>
        </draw:frame>
        <draw:frame draw:style-name="gr25" draw:text-style-name="P16" draw:layer="layout" svg:width="1.271cm" svg:height="0.847cm" svg:x="13.702cm" svg:y="4.809cm">
          <draw:text-box>
            <text:p text:style-name="P3"><text:span text:style-name="T7">ci_8</text:span></text:p>
          </draw:text-box>
        </draw:frame>
        <draw:frame draw:style-name="gr25" draw:text-style-name="P16" draw:layer="layout" svg:width="1.271cm" svg:height="0.847cm" svg:x="14.973cm" svg:y="4.809cm">
          <draw:text-box>
            <text:p text:style-name="P3"><text:span text:style-name="T7">ci_9</text:span></text:p>
          </draw:text-box>
        </draw:frame>
        <draw:frame draw:style-name="gr25" draw:text-style-name="P16" draw:layer="layout" svg:width="1.475cm" svg:height="0.847cm" svg:x="16.039cm" svg:y="4.809cm">
          <draw:text-box>
            <text:p text:style-name="P3"><text:span text:style-name="T7">ci_10</text:span></text:p>
          </draw:text-box>
        </draw:frame>
        <draw:frame draw:style-name="gr25" draw:text-style-name="P16" draw:layer="layout" svg:width="1.475cm" svg:height="0.847cm" svg:x="17.302cm" svg:y="4.809cm">
          <draw:text-box>
            <text:p text:style-name="P3"><text:span text:style-name="T7">ci_11</text:span></text:p>
          </draw:text-box>
        </draw:frame>
        <draw:frame draw:style-name="gr25" draw:text-style-name="P16" draw:layer="layout" svg:width="1.475cm" svg:height="0.847cm" svg:x="18.573cm" svg:y="4.809cm">
          <draw:text-box>
            <text:p text:style-name="P3"><text:span text:style-name="T7">ci_12</text:span></text:p>
          </draw:text-box>
        </draw:frame>
        <draw:frame draw:style-name="gr25" draw:text-style-name="P16" draw:layer="layout" svg:width="1.271cm" svg:height="0.847cm" svg:x="11.161cm" svg:y="4.809cm">
          <draw:text-box>
            <text:p text:style-name="P3"><text:span text:style-name="T7">ci_6</text:span></text:p>
          </draw:text-box>
        </draw:frame>
        <draw:frame draw:style-name="gr25" draw:text-style-name="P16" draw:layer="layout" svg:width="1.271cm" svg:height="0.847cm" svg:x="7.35cm" svg:y="4.809cm">
          <draw:text-box>
            <text:p text:style-name="P3"><text:span text:style-name="T7">ci_3</text:span></text:p>
          </draw:text-box>
        </draw:frame>
        <draw:frame draw:style-name="gr25" draw:text-style-name="P16" draw:layer="layout" svg:width="1.271cm" svg:height="0.847cm" svg:x="12.432cm" svg:y="4.809cm">
          <draw:text-box>
            <text:p text:style-name="P3"><text:span text:style-name="T7">ci_7</text:span></text:p>
          </draw:text-box>
        </draw:frame>
        <draw:line draw:style-name="gr22" draw:text-style-name="P2" draw:layer="layout" svg:x1="2.268cm" svg:y1="3.539cm" svg:x2="2.268cm" svg:y2="2.903cm">
          <text:p text:style-name="P3"/>
        </draw:line>
        <draw:line draw:style-name="gr22" draw:text-style-name="P2" draw:layer="layout" svg:x1="4.174cm" svg:y1="3.539cm" svg:x2="4.81cm" svg:y2="3.539cm">
          <text:p text:style-name="P3"/>
        </draw:line>
        <draw:line draw:style-name="gr22" draw:text-style-name="P2" draw:layer="layout" svg:x1="4.174cm" svg:y1="2.903cm" svg:x2="3.538cm" svg:y2="2.903cm">
          <text:p text:style-name="P3"/>
        </draw:line>
        <draw:line draw:style-name="gr22" draw:text-style-name="P2" draw:layer="layout" svg:x1="4.174cm" svg:y1="3.539cm" svg:x2="4.174cm" svg:y2="2.903cm">
          <text:p text:style-name="P3"/>
        </draw:line>
        <draw:line draw:style-name="gr22" draw:text-style-name="P2" draw:layer="layout" svg:x1="3.538cm" svg:y1="3.539cm" svg:x2="3.538cm" svg:y2="2.903cm">
          <text:p text:style-name="P3"/>
        </draw:line>
        <draw:line draw:style-name="gr22" draw:text-style-name="P2" draw:layer="layout" svg:x1="5.444cm" svg:y1="3.539cm" svg:x2="6.08cm" svg:y2="3.539cm">
          <text:p text:style-name="P3"/>
        </draw:line>
        <draw:line draw:style-name="gr22" draw:text-style-name="P2" draw:layer="layout" svg:x1="5.444cm" svg:y1="2.903cm" svg:x2="4.809cm" svg:y2="2.903cm">
          <text:p text:style-name="P3"/>
        </draw:line>
        <draw:line draw:style-name="gr22" draw:text-style-name="P2" draw:layer="layout" svg:x1="5.453cm" svg:y1="3.539cm" svg:x2="5.444cm" svg:y2="2.903cm">
          <text:p text:style-name="P3"/>
        </draw:line>
        <draw:line draw:style-name="gr22" draw:text-style-name="P2" draw:layer="layout" svg:x1="4.809cm" svg:y1="3.539cm" svg:x2="4.809cm" svg:y2="2.903cm">
          <text:p text:style-name="P3"/>
        </draw:line>
        <draw:line draw:style-name="gr22" draw:text-style-name="P2" draw:layer="layout" svg:x1="6.715cm" svg:y1="3.539cm" svg:x2="7.351cm" svg:y2="3.539cm">
          <text:p text:style-name="P3"/>
        </draw:line>
        <draw:line draw:style-name="gr22" draw:text-style-name="P2" draw:layer="layout" svg:x1="6.715cm" svg:y1="2.903cm" svg:x2="6.079cm" svg:y2="2.903cm">
          <text:p text:style-name="P3"/>
        </draw:line>
        <draw:line draw:style-name="gr22" draw:text-style-name="P2" draw:layer="layout" svg:x1="6.715cm" svg:y1="3.539cm" svg:x2="6.715cm" svg:y2="2.903cm">
          <text:p text:style-name="P3"/>
        </draw:line>
        <draw:line draw:style-name="gr22" draw:text-style-name="P2" draw:layer="layout" svg:x1="6.079cm" svg:y1="3.539cm" svg:x2="6.079cm" svg:y2="2.903cm">
          <text:p text:style-name="P3"/>
        </draw:line>
        <draw:line draw:style-name="gr22" draw:text-style-name="P2" draw:layer="layout" svg:x1="7.985cm" svg:y1="3.539cm" svg:x2="8.621cm" svg:y2="3.539cm">
          <text:p text:style-name="P3"/>
        </draw:line>
        <draw:line draw:style-name="gr22" draw:text-style-name="P2" draw:layer="layout" svg:x1="7.985cm" svg:y1="2.903cm" svg:x2="7.35cm" svg:y2="2.903cm">
          <text:p text:style-name="P3"/>
        </draw:line>
        <draw:line draw:style-name="gr22" draw:text-style-name="P2" draw:layer="layout" svg:x1="7.985cm" svg:y1="3.539cm" svg:x2="7.976cm" svg:y2="2.903cm">
          <text:p text:style-name="P3"/>
        </draw:line>
        <draw:line draw:style-name="gr22" draw:text-style-name="P2" draw:layer="layout" svg:x1="7.35cm" svg:y1="3.539cm" svg:x2="7.35cm" svg:y2="2.903cm">
          <text:p text:style-name="P3"/>
        </draw:line>
        <draw:line draw:style-name="gr22" draw:text-style-name="P2" draw:layer="layout" svg:x1="9.256cm" svg:y1="3.539cm" svg:x2="9.892cm" svg:y2="3.539cm">
          <text:p text:style-name="P3"/>
        </draw:line>
        <draw:line draw:style-name="gr22" draw:text-style-name="P2" draw:layer="layout" svg:x1="9.256cm" svg:y1="2.903cm" svg:x2="8.62cm" svg:y2="2.903cm">
          <text:p text:style-name="P3"/>
        </draw:line>
        <draw:line draw:style-name="gr22" draw:text-style-name="P2" draw:layer="layout" svg:x1="9.256cm" svg:y1="3.539cm" svg:x2="9.256cm" svg:y2="2.903cm">
          <text:p text:style-name="P3"/>
        </draw:line>
        <draw:line draw:style-name="gr22" draw:text-style-name="P2" draw:layer="layout" svg:x1="8.62cm" svg:y1="3.539cm" svg:x2="8.62cm" svg:y2="2.903cm">
          <text:p text:style-name="P3"/>
        </draw:line>
        <draw:line draw:style-name="gr22" draw:text-style-name="P2" draw:layer="layout" svg:x1="10.526cm" svg:y1="3.539cm" svg:x2="11.162cm" svg:y2="3.539cm">
          <text:p text:style-name="P3"/>
        </draw:line>
        <draw:line draw:style-name="gr22" draw:text-style-name="P2" draw:layer="layout" svg:x1="10.526cm" svg:y1="2.903cm" svg:x2="9.891cm" svg:y2="2.903cm">
          <text:p text:style-name="P3"/>
        </draw:line>
        <draw:line draw:style-name="gr22" draw:text-style-name="P2" draw:layer="layout" svg:x1="10.526cm" svg:y1="3.539cm" svg:x2="10.526cm" svg:y2="2.903cm">
          <text:p text:style-name="P3"/>
        </draw:line>
        <draw:line draw:style-name="gr22" draw:text-style-name="P2" draw:layer="layout" svg:x1="9.891cm" svg:y1="3.539cm" svg:x2="9.891cm" svg:y2="2.903cm">
          <text:p text:style-name="P3"/>
        </draw:line>
        <draw:line draw:style-name="gr22" draw:text-style-name="P2" draw:layer="layout" svg:x1="11.797cm" svg:y1="3.539cm" svg:x2="12.433cm" svg:y2="3.539cm">
          <text:p text:style-name="P3"/>
        </draw:line>
        <draw:line draw:style-name="gr22" draw:text-style-name="P2" draw:layer="layout" svg:x1="11.797cm" svg:y1="2.903cm" svg:x2="11.161cm" svg:y2="2.903cm">
          <text:p text:style-name="P3"/>
        </draw:line>
        <draw:line draw:style-name="gr22" draw:text-style-name="P2" draw:layer="layout" svg:x1="11.797cm" svg:y1="3.539cm" svg:x2="11.797cm" svg:y2="2.903cm">
          <text:p text:style-name="P3"/>
        </draw:line>
        <draw:line draw:style-name="gr22" draw:text-style-name="P2" draw:layer="layout" svg:x1="11.161cm" svg:y1="3.539cm" svg:x2="11.161cm" svg:y2="2.903cm">
          <text:p text:style-name="P3"/>
        </draw:line>
        <draw:line draw:style-name="gr22" draw:text-style-name="P2" draw:layer="layout" svg:x1="13.067cm" svg:y1="3.539cm" svg:x2="13.703cm" svg:y2="3.539cm">
          <text:p text:style-name="P3"/>
        </draw:line>
        <draw:line draw:style-name="gr22" draw:text-style-name="P2" draw:layer="layout" svg:x1="13.067cm" svg:y1="2.903cm" svg:x2="12.432cm" svg:y2="2.903cm">
          <text:p text:style-name="P3"/>
        </draw:line>
        <draw:line draw:style-name="gr22" draw:text-style-name="P2" draw:layer="layout" svg:x1="13.076cm" svg:y1="3.539cm" svg:x2="13.067cm" svg:y2="2.903cm">
          <text:p text:style-name="P3"/>
        </draw:line>
        <draw:line draw:style-name="gr22" draw:text-style-name="P2" draw:layer="layout" svg:x1="12.432cm" svg:y1="3.539cm" svg:x2="12.432cm" svg:y2="2.903cm">
          <text:p text:style-name="P3"/>
        </draw:line>
        <draw:line draw:style-name="gr22" draw:text-style-name="P2" draw:layer="layout" svg:x1="14.338cm" svg:y1="3.539cm" svg:x2="14.974cm" svg:y2="3.539cm">
          <text:p text:style-name="P3"/>
        </draw:line>
        <draw:line draw:style-name="gr22" draw:text-style-name="P2" draw:layer="layout" svg:x1="14.338cm" svg:y1="2.903cm" svg:x2="13.702cm" svg:y2="2.903cm">
          <text:p text:style-name="P3"/>
        </draw:line>
        <draw:line draw:style-name="gr22" draw:text-style-name="P2" draw:layer="layout" svg:x1="14.338cm" svg:y1="3.539cm" svg:x2="14.338cm" svg:y2="2.903cm">
          <text:p text:style-name="P3"/>
        </draw:line>
        <draw:line draw:style-name="gr22" draw:text-style-name="P2" draw:layer="layout" svg:x1="13.702cm" svg:y1="3.539cm" svg:x2="13.702cm" svg:y2="2.903cm">
          <text:p text:style-name="P3"/>
        </draw:line>
        <draw:line draw:style-name="gr22" draw:text-style-name="P2" draw:layer="layout" svg:x1="15.608cm" svg:y1="3.539cm" svg:x2="16.244cm" svg:y2="3.539cm">
          <text:p text:style-name="P3"/>
        </draw:line>
        <draw:line draw:style-name="gr22" draw:text-style-name="P2" draw:layer="layout" svg:x1="15.608cm" svg:y1="2.903cm" svg:x2="14.973cm" svg:y2="2.903cm">
          <text:p text:style-name="P3"/>
        </draw:line>
        <draw:line draw:style-name="gr22" draw:text-style-name="P2" draw:layer="layout" svg:x1="15.617cm" svg:y1="3.539cm" svg:x2="15.608cm" svg:y2="2.903cm">
          <text:p text:style-name="P3"/>
        </draw:line>
        <draw:line draw:style-name="gr22" draw:text-style-name="P2" draw:layer="layout" svg:x1="14.973cm" svg:y1="3.539cm" svg:x2="14.973cm" svg:y2="2.903cm">
          <text:p text:style-name="P3"/>
        </draw:line>
        <draw:line draw:style-name="gr22" draw:text-style-name="P2" draw:layer="layout" svg:x1="16.879cm" svg:y1="3.539cm" svg:x2="17.515cm" svg:y2="3.539cm">
          <text:p text:style-name="P3"/>
        </draw:line>
        <draw:line draw:style-name="gr22" draw:text-style-name="P2" draw:layer="layout" svg:x1="16.879cm" svg:y1="2.903cm" svg:x2="16.243cm" svg:y2="2.903cm">
          <text:p text:style-name="P3"/>
        </draw:line>
        <draw:line draw:style-name="gr22" draw:text-style-name="P2" draw:layer="layout" svg:x1="16.879cm" svg:y1="3.539cm" svg:x2="16.879cm" svg:y2="2.903cm">
          <text:p text:style-name="P3"/>
        </draw:line>
        <draw:line draw:style-name="gr22" draw:text-style-name="P2" draw:layer="layout" svg:x1="16.243cm" svg:y1="3.539cm" svg:x2="16.243cm" svg:y2="2.903cm">
          <text:p text:style-name="P3"/>
        </draw:line>
        <draw:line draw:style-name="gr22" draw:text-style-name="P2" draw:layer="layout" svg:x1="18.149cm" svg:y1="3.539cm" svg:x2="18.785cm" svg:y2="3.539cm">
          <text:p text:style-name="P3"/>
        </draw:line>
        <draw:line draw:style-name="gr22" draw:text-style-name="P2" draw:layer="layout" svg:x1="18.149cm" svg:y1="2.903cm" svg:x2="17.514cm" svg:y2="2.903cm">
          <text:p text:style-name="P3"/>
        </draw:line>
        <draw:line draw:style-name="gr22" draw:text-style-name="P2" draw:layer="layout" svg:x1="18.149cm" svg:y1="3.539cm" svg:x2="18.149cm" svg:y2="2.903cm">
          <text:p text:style-name="P3"/>
        </draw:line>
        <draw:line draw:style-name="gr22" draw:text-style-name="P2" draw:layer="layout" svg:x1="17.514cm" svg:y1="3.539cm" svg:x2="17.514cm" svg:y2="2.903cm">
          <text:p text:style-name="P3"/>
        </draw:line>
        <draw:line draw:style-name="gr22" draw:text-style-name="P2" draw:layer="layout" svg:x1="19.42cm" svg:y1="3.539cm" svg:x2="20.056cm" svg:y2="3.539cm">
          <text:p text:style-name="P3"/>
        </draw:line>
        <draw:line draw:style-name="gr22" draw:text-style-name="P2" draw:layer="layout" svg:x1="19.42cm" svg:y1="2.903cm" svg:x2="18.784cm" svg:y2="2.903cm">
          <text:p text:style-name="P3"/>
        </draw:line>
        <draw:line draw:style-name="gr22" draw:text-style-name="P2" draw:layer="layout" svg:x1="19.42cm" svg:y1="3.539cm" svg:x2="19.42cm" svg:y2="2.903cm">
          <text:p text:style-name="P3"/>
        </draw:line>
        <draw:line draw:style-name="gr22" draw:text-style-name="P2" draw:layer="layout" svg:x1="18.784cm" svg:y1="3.539cm" svg:x2="18.784cm" svg:y2="2.903cm">
          <text:p text:style-name="P3"/>
        </draw:line>
        <draw:line draw:style-name="gr22" draw:text-style-name="P2" draw:layer="layout" svg:x1="20.69cm" svg:y1="3.539cm" svg:x2="21.326cm" svg:y2="3.539cm">
          <text:p text:style-name="P3"/>
        </draw:line>
        <draw:line draw:style-name="gr22" draw:text-style-name="P2" draw:layer="layout" svg:x1="20.69cm" svg:y1="2.903cm" svg:x2="20.055cm" svg:y2="2.903cm">
          <text:p text:style-name="P3"/>
        </draw:line>
        <draw:line draw:style-name="gr22" draw:text-style-name="P2" draw:layer="layout" svg:x1="20.69cm" svg:y1="3.539cm" svg:x2="20.69cm" svg:y2="2.903cm">
          <text:p text:style-name="P3"/>
        </draw:line>
        <draw:line draw:style-name="gr22" draw:text-style-name="P2" draw:layer="layout" svg:x1="20.055cm" svg:y1="3.539cm" svg:x2="20.055cm" svg:y2="2.903cm">
          <text:p text:style-name="P3"/>
        </draw:line>
        <draw:line draw:style-name="gr22" draw:text-style-name="P2" draw:layer="layout" svg:x1="21.961cm" svg:y1="3.539cm" svg:x2="22.597cm" svg:y2="3.539cm">
          <text:p text:style-name="P3"/>
        </draw:line>
        <draw:line draw:style-name="gr22" draw:text-style-name="P2" draw:layer="layout" svg:x1="21.961cm" svg:y1="2.903cm" svg:x2="21.325cm" svg:y2="2.903cm">
          <text:p text:style-name="P3"/>
        </draw:line>
        <draw:line draw:style-name="gr22" draw:text-style-name="P2" draw:layer="layout" svg:x1="21.961cm" svg:y1="3.539cm" svg:x2="21.961cm" svg:y2="2.903cm">
          <text:p text:style-name="P3"/>
        </draw:line>
        <draw:line draw:style-name="gr22" draw:text-style-name="P2" draw:layer="layout" svg:x1="21.325cm" svg:y1="3.539cm" svg:x2="21.325cm" svg:y2="2.903cm">
          <text:p text:style-name="P3"/>
        </draw:line>
        <draw:line draw:style-name="gr22" draw:text-style-name="P2" draw:layer="layout" svg:x1="23.23cm" svg:y1="3.539cm" svg:x2="23.866cm" svg:y2="3.539cm">
          <text:p text:style-name="P3"/>
        </draw:line>
        <draw:line draw:style-name="gr22" draw:text-style-name="P2" draw:layer="layout" svg:x1="23.23cm" svg:y1="2.903cm" svg:x2="22.595cm" svg:y2="2.903cm">
          <text:p text:style-name="P3"/>
        </draw:line>
        <draw:line draw:style-name="gr22" draw:text-style-name="P2" draw:layer="layout" svg:x1="23.239cm" svg:y1="3.539cm" svg:x2="23.23cm" svg:y2="2.903cm">
          <text:p text:style-name="P3"/>
        </draw:line>
        <draw:line draw:style-name="gr22" draw:text-style-name="P2" draw:layer="layout" svg:x1="22.595cm" svg:y1="3.539cm" svg:x2="22.595cm" svg:y2="2.903cm">
          <text:p text:style-name="P3"/>
        </draw:line>
        <draw:line draw:style-name="gr22" draw:text-style-name="P2" draw:layer="layout" svg:x1="24.501cm" svg:y1="3.539cm" svg:x2="25.137cm" svg:y2="3.539cm">
          <text:p text:style-name="P3"/>
        </draw:line>
        <draw:line draw:style-name="gr22" draw:text-style-name="P2" draw:layer="layout" svg:x1="24.501cm" svg:y1="2.903cm" svg:x2="23.865cm" svg:y2="2.903cm">
          <text:p text:style-name="P3"/>
        </draw:line>
        <draw:line draw:style-name="gr22" draw:text-style-name="P2" draw:layer="layout" svg:x1="24.501cm" svg:y1="3.539cm" svg:x2="24.501cm" svg:y2="2.903cm">
          <text:p text:style-name="P3"/>
        </draw:line>
        <draw:line draw:style-name="gr22" draw:text-style-name="P2" draw:layer="layout" svg:x1="23.865cm" svg:y1="3.539cm" svg:x2="23.865cm" svg:y2="2.903cm">
          <text:p text:style-name="P3"/>
        </draw:line>
        <draw:line draw:style-name="gr22" draw:text-style-name="P2" draw:layer="layout" svg:x1="25.771cm" svg:y1="3.539cm" svg:x2="26.407cm" svg:y2="3.539cm">
          <text:p text:style-name="P3"/>
        </draw:line>
        <draw:line draw:style-name="gr22" draw:text-style-name="P2" draw:layer="layout" svg:x1="25.771cm" svg:y1="2.903cm" svg:x2="25.136cm" svg:y2="2.903cm">
          <text:p text:style-name="P3"/>
        </draw:line>
        <draw:line draw:style-name="gr22" draw:text-style-name="P2" draw:layer="layout" svg:x1="25.78cm" svg:y1="3.539cm" svg:x2="25.771cm" svg:y2="2.903cm">
          <text:p text:style-name="P3"/>
        </draw:line>
        <draw:line draw:style-name="gr22" draw:text-style-name="P2" draw:layer="layout" svg:x1="25.136cm" svg:y1="3.539cm" svg:x2="25.136cm" svg:y2="2.903cm">
          <text:p text:style-name="P3"/>
        </draw:line>
        <draw:line draw:style-name="gr22" draw:text-style-name="P2" draw:layer="layout" svg:x1="27.042cm" svg:y1="3.539cm" svg:x2="27.678cm" svg:y2="3.539cm">
          <text:p text:style-name="P3"/>
        </draw:line>
        <draw:line draw:style-name="gr22" draw:text-style-name="P2" draw:layer="layout" svg:x1="27.042cm" svg:y1="2.903cm" svg:x2="26.406cm" svg:y2="2.903cm">
          <text:p text:style-name="P3"/>
        </draw:line>
        <draw:line draw:style-name="gr22" draw:text-style-name="P2" draw:layer="layout" svg:x1="27.042cm" svg:y1="3.539cm" svg:x2="27.042cm" svg:y2="2.903cm">
          <text:p text:style-name="P3"/>
        </draw:line>
        <draw:line draw:style-name="gr22" draw:text-style-name="P2" draw:layer="layout" svg:x1="26.406cm" svg:y1="3.539cm" svg:x2="26.406cm" svg:y2="2.903cm">
          <text:p text:style-name="P3"/>
        </draw:line>
        <draw:line draw:style-name="gr22" draw:text-style-name="P2" draw:layer="layout" svg:x1="6.087cm" svg:y1="5.021cm" svg:x2="7.138cm" svg:y2="5.021cm">
          <text:p text:style-name="P3"/>
        </draw:line>
        <draw:line draw:style-name="gr22" draw:text-style-name="P2" draw:layer="layout" svg:x1="7.35cm" svg:y1="5.021cm" svg:x2="8.409cm" svg:y2="5.021cm">
          <text:p text:style-name="P3"/>
        </draw:line>
        <draw:line draw:style-name="gr22" draw:text-style-name="P2" draw:layer="layout" svg:x1="6.08cm" svg:y1="5.444cm" svg:x2="7.138cm" svg:y2="5.444cm">
          <text:p text:style-name="P3"/>
        </draw:line>
        <draw:line draw:style-name="gr22" draw:text-style-name="P2" draw:layer="layout" svg:x1="7.35cm" svg:y1="5.444cm" svg:x2="8.409cm" svg:y2="5.444cm">
          <text:p text:style-name="P3"/>
        </draw:line>
        <draw:line draw:style-name="gr22" draw:text-style-name="P2" draw:layer="layout" svg:x1="7.139cm" svg:y1="5.021cm" svg:x2="7.35cm" svg:y2="5.444cm">
          <text:p text:style-name="P3"/>
        </draw:line>
        <draw:line draw:style-name="gr22" draw:text-style-name="P2" draw:layer="layout" svg:x1="7.35cm" svg:y1="5.021cm" svg:x2="7.138cm" svg:y2="5.444cm">
          <text:p text:style-name="P3"/>
        </draw:line>
        <draw:line draw:style-name="gr22" draw:text-style-name="P2" draw:layer="layout" svg:x1="8.409cm" svg:y1="5.021cm" svg:x2="8.621cm" svg:y2="5.444cm">
          <text:p text:style-name="P3"/>
        </draw:line>
        <draw:line draw:style-name="gr22" draw:text-style-name="P2" draw:layer="layout" svg:x1="8.621cm" svg:y1="5.021cm" svg:x2="8.409cm" svg:y2="5.444cm">
          <text:p text:style-name="P3"/>
        </draw:line>
        <draw:line draw:style-name="gr22" draw:text-style-name="P2" draw:layer="layout" svg:x1="8.628cm" svg:y1="5.021cm" svg:x2="9.679cm" svg:y2="5.021cm">
          <text:p text:style-name="P3"/>
        </draw:line>
        <draw:line draw:style-name="gr22" draw:text-style-name="P2" draw:layer="layout" svg:x1="9.891cm" svg:y1="5.021cm" svg:x2="10.95cm" svg:y2="5.021cm">
          <text:p text:style-name="P3"/>
        </draw:line>
        <draw:line draw:style-name="gr22" draw:text-style-name="P2" draw:layer="layout" svg:x1="8.621cm" svg:y1="5.444cm" svg:x2="9.679cm" svg:y2="5.444cm">
          <text:p text:style-name="P3"/>
        </draw:line>
        <draw:line draw:style-name="gr22" draw:text-style-name="P2" draw:layer="layout" svg:x1="9.891cm" svg:y1="5.444cm" svg:x2="10.95cm" svg:y2="5.444cm">
          <text:p text:style-name="P3"/>
        </draw:line>
        <draw:line draw:style-name="gr22" draw:text-style-name="P2" draw:layer="layout" svg:x1="9.68cm" svg:y1="5.021cm" svg:x2="9.891cm" svg:y2="5.444cm">
          <text:p text:style-name="P3"/>
        </draw:line>
        <draw:line draw:style-name="gr22" draw:text-style-name="P2" draw:layer="layout" svg:x1="9.891cm" svg:y1="5.021cm" svg:x2="9.679cm" svg:y2="5.444cm">
          <text:p text:style-name="P3"/>
        </draw:line>
        <draw:line draw:style-name="gr22" draw:text-style-name="P2" draw:layer="layout" svg:x1="10.95cm" svg:y1="5.021cm" svg:x2="11.162cm" svg:y2="5.444cm">
          <text:p text:style-name="P3"/>
        </draw:line>
        <draw:line draw:style-name="gr22" draw:text-style-name="P2" draw:layer="layout" svg:x1="11.162cm" svg:y1="5.021cm" svg:x2="10.95cm" svg:y2="5.444cm">
          <text:p text:style-name="P3"/>
        </draw:line>
        <draw:line draw:style-name="gr22" draw:text-style-name="P2" draw:layer="layout" svg:x1="11.169cm" svg:y1="5.021cm" svg:x2="12.22cm" svg:y2="5.021cm">
          <text:p text:style-name="P3"/>
        </draw:line>
        <draw:line draw:style-name="gr22" draw:text-style-name="P2" draw:layer="layout" svg:x1="12.432cm" svg:y1="5.021cm" svg:x2="13.491cm" svg:y2="5.021cm">
          <text:p text:style-name="P3"/>
        </draw:line>
        <draw:line draw:style-name="gr22" draw:text-style-name="P2" draw:layer="layout" svg:x1="11.162cm" svg:y1="5.444cm" svg:x2="12.22cm" svg:y2="5.444cm">
          <text:p text:style-name="P3"/>
        </draw:line>
        <draw:line draw:style-name="gr22" draw:text-style-name="P2" draw:layer="layout" svg:x1="12.432cm" svg:y1="5.444cm" svg:x2="13.491cm" svg:y2="5.444cm">
          <text:p text:style-name="P3"/>
        </draw:line>
        <draw:line draw:style-name="gr22" draw:text-style-name="P2" draw:layer="layout" svg:x1="12.221cm" svg:y1="5.021cm" svg:x2="12.432cm" svg:y2="5.444cm">
          <text:p text:style-name="P3"/>
        </draw:line>
        <draw:line draw:style-name="gr22" draw:text-style-name="P2" draw:layer="layout" svg:x1="12.432cm" svg:y1="5.021cm" svg:x2="12.22cm" svg:y2="5.444cm">
          <text:p text:style-name="P3"/>
        </draw:line>
        <draw:line draw:style-name="gr22" draw:text-style-name="P2" draw:layer="layout" svg:x1="13.491cm" svg:y1="5.021cm" svg:x2="13.703cm" svg:y2="5.444cm">
          <text:p text:style-name="P3"/>
        </draw:line>
        <draw:line draw:style-name="gr22" draw:text-style-name="P2" draw:layer="layout" svg:x1="13.703cm" svg:y1="5.021cm" svg:x2="13.491cm" svg:y2="5.444cm">
          <text:p text:style-name="P3"/>
        </draw:line>
        <draw:line draw:style-name="gr22" draw:text-style-name="P2" draw:layer="layout" svg:x1="13.71cm" svg:y1="5.021cm" svg:x2="14.761cm" svg:y2="5.021cm">
          <text:p text:style-name="P3"/>
        </draw:line>
        <draw:line draw:style-name="gr22" draw:text-style-name="P2" draw:layer="layout" svg:x1="14.973cm" svg:y1="5.021cm" svg:x2="16.032cm" svg:y2="5.021cm">
          <text:p text:style-name="P3"/>
        </draw:line>
        <draw:line draw:style-name="gr22" draw:text-style-name="P2" draw:layer="layout" svg:x1="13.703cm" svg:y1="5.444cm" svg:x2="14.761cm" svg:y2="5.444cm">
          <text:p text:style-name="P3"/>
        </draw:line>
        <draw:line draw:style-name="gr22" draw:text-style-name="P2" draw:layer="layout" svg:x1="14.973cm" svg:y1="5.444cm" svg:x2="16.032cm" svg:y2="5.444cm">
          <text:p text:style-name="P3"/>
        </draw:line>
        <draw:line draw:style-name="gr22" draw:text-style-name="P2" draw:layer="layout" svg:x1="14.762cm" svg:y1="5.021cm" svg:x2="14.973cm" svg:y2="5.444cm">
          <text:p text:style-name="P3"/>
        </draw:line>
        <draw:line draw:style-name="gr22" draw:text-style-name="P2" draw:layer="layout" svg:x1="14.973cm" svg:y1="5.021cm" svg:x2="14.761cm" svg:y2="5.444cm">
          <text:p text:style-name="P3"/>
        </draw:line>
        <draw:line draw:style-name="gr22" draw:text-style-name="P2" draw:layer="layout" svg:x1="16.032cm" svg:y1="5.021cm" svg:x2="16.244cm" svg:y2="5.444cm">
          <text:p text:style-name="P3"/>
        </draw:line>
        <draw:line draw:style-name="gr22" draw:text-style-name="P2" draw:layer="layout" svg:x1="16.244cm" svg:y1="5.021cm" svg:x2="16.032cm" svg:y2="5.444cm">
          <text:p text:style-name="P3"/>
        </draw:line>
        <draw:line draw:style-name="gr22" draw:text-style-name="P2" draw:layer="layout" svg:x1="16.251cm" svg:y1="5.021cm" svg:x2="17.302cm" svg:y2="5.021cm">
          <text:p text:style-name="P3"/>
        </draw:line>
        <draw:line draw:style-name="gr22" draw:text-style-name="P2" draw:layer="layout" svg:x1="17.514cm" svg:y1="5.021cm" svg:x2="18.573cm" svg:y2="5.021cm">
          <text:p text:style-name="P3"/>
        </draw:line>
        <draw:line draw:style-name="gr22" draw:text-style-name="P2" draw:layer="layout" svg:x1="16.244cm" svg:y1="5.444cm" svg:x2="17.302cm" svg:y2="5.444cm">
          <text:p text:style-name="P3"/>
        </draw:line>
        <draw:line draw:style-name="gr22" draw:text-style-name="P2" draw:layer="layout" svg:x1="17.514cm" svg:y1="5.444cm" svg:x2="18.573cm" svg:y2="5.444cm">
          <text:p text:style-name="P3"/>
        </draw:line>
        <draw:line draw:style-name="gr22" draw:text-style-name="P2" draw:layer="layout" svg:x1="17.303cm" svg:y1="5.021cm" svg:x2="17.514cm" svg:y2="5.444cm">
          <text:p text:style-name="P3"/>
        </draw:line>
        <draw:line draw:style-name="gr22" draw:text-style-name="P2" draw:layer="layout" svg:x1="17.514cm" svg:y1="5.021cm" svg:x2="17.302cm" svg:y2="5.444cm">
          <text:p text:style-name="P3"/>
        </draw:line>
        <draw:line draw:style-name="gr22" draw:text-style-name="P2" draw:layer="layout" svg:x1="18.573cm" svg:y1="5.021cm" svg:x2="18.785cm" svg:y2="5.444cm">
          <text:p text:style-name="P3"/>
        </draw:line>
        <draw:line draw:style-name="gr22" draw:text-style-name="P2" draw:layer="layout" svg:x1="18.785cm" svg:y1="5.021cm" svg:x2="18.573cm" svg:y2="5.444cm">
          <text:p text:style-name="P3"/>
        </draw:line>
        <draw:line draw:style-name="gr22" draw:text-style-name="P2" draw:layer="layout" svg:x1="18.792cm" svg:y1="5.021cm" svg:x2="19.843cm" svg:y2="5.021cm">
          <text:p text:style-name="P3"/>
        </draw:line>
        <draw:line draw:style-name="gr22" draw:text-style-name="P2" draw:layer="layout" svg:x1="20.055cm" svg:y1="5.021cm" svg:x2="21.114cm" svg:y2="5.021cm">
          <text:p text:style-name="P3"/>
        </draw:line>
        <draw:line draw:style-name="gr22" draw:text-style-name="P2" draw:layer="layout" svg:x1="18.785cm" svg:y1="5.444cm" svg:x2="19.843cm" svg:y2="5.444cm">
          <text:p text:style-name="P3"/>
        </draw:line>
        <draw:line draw:style-name="gr22" draw:text-style-name="P2" draw:layer="layout" svg:x1="20.055cm" svg:y1="5.444cm" svg:x2="21.114cm" svg:y2="5.444cm">
          <text:p text:style-name="P3"/>
        </draw:line>
        <draw:line draw:style-name="gr22" draw:text-style-name="P2" draw:layer="layout" svg:x1="19.844cm" svg:y1="5.021cm" svg:x2="20.055cm" svg:y2="5.444cm">
          <text:p text:style-name="P3"/>
        </draw:line>
        <draw:line draw:style-name="gr22" draw:text-style-name="P2" draw:layer="layout" svg:x1="20.055cm" svg:y1="5.021cm" svg:x2="19.843cm" svg:y2="5.444cm">
          <text:p text:style-name="P3"/>
        </draw:line>
        <draw:line draw:style-name="gr22" draw:text-style-name="P2" draw:layer="layout" svg:x1="21.114cm" svg:y1="5.021cm" svg:x2="21.326cm" svg:y2="5.444cm">
          <text:p text:style-name="P3"/>
        </draw:line>
        <draw:line draw:style-name="gr22" draw:text-style-name="P2" draw:layer="layout" svg:x1="21.326cm" svg:y1="5.021cm" svg:x2="21.114cm" svg:y2="5.444cm">
          <text:p text:style-name="P3"/>
        </draw:line>
        <draw:line draw:style-name="gr22" draw:text-style-name="P2" draw:layer="layout" svg:x1="21.333cm" svg:y1="5.021cm" svg:x2="22.384cm" svg:y2="5.021cm">
          <text:p text:style-name="P3"/>
        </draw:line>
        <draw:line draw:style-name="gr22" draw:text-style-name="P2" draw:layer="layout" svg:x1="22.596cm" svg:y1="5.021cm" svg:x2="23.655cm" svg:y2="5.021cm">
          <text:p text:style-name="P3"/>
        </draw:line>
        <draw:line draw:style-name="gr22" draw:text-style-name="P2" draw:layer="layout" svg:x1="21.326cm" svg:y1="5.444cm" svg:x2="22.384cm" svg:y2="5.444cm">
          <text:p text:style-name="P3"/>
        </draw:line>
        <draw:line draw:style-name="gr22" draw:text-style-name="P2" draw:layer="layout" svg:x1="22.596cm" svg:y1="5.444cm" svg:x2="23.655cm" svg:y2="5.444cm">
          <text:p text:style-name="P3"/>
        </draw:line>
        <draw:line draw:style-name="gr22" draw:text-style-name="P2" draw:layer="layout" svg:x1="22.385cm" svg:y1="5.021cm" svg:x2="22.596cm" svg:y2="5.444cm">
          <text:p text:style-name="P3"/>
        </draw:line>
        <draw:line draw:style-name="gr22" draw:text-style-name="P2" draw:layer="layout" svg:x1="22.596cm" svg:y1="5.021cm" svg:x2="22.384cm" svg:y2="5.444cm">
          <text:p text:style-name="P3"/>
        </draw:line>
        <draw:line draw:style-name="gr22" draw:text-style-name="P2" draw:layer="layout" svg:x1="23.655cm" svg:y1="5.021cm" svg:x2="23.867cm" svg:y2="5.444cm">
          <text:p text:style-name="P3"/>
        </draw:line>
        <draw:line draw:style-name="gr22" draw:text-style-name="P2" draw:layer="layout" svg:x1="23.867cm" svg:y1="5.021cm" svg:x2="23.655cm" svg:y2="5.444cm">
          <text:p text:style-name="P3"/>
        </draw:line>
        <draw:line draw:style-name="gr22" draw:text-style-name="P2" draw:layer="layout" svg:x1="22.603cm" svg:y1="5.021cm" svg:x2="23.654cm" svg:y2="5.021cm">
          <text:p text:style-name="P3"/>
        </draw:line>
        <draw:line draw:style-name="gr22" draw:text-style-name="P2" draw:layer="layout" svg:x1="23.866cm" svg:y1="5.021cm" svg:x2="24.925cm" svg:y2="5.021cm">
          <text:p text:style-name="P3"/>
        </draw:line>
        <draw:line draw:style-name="gr22" draw:text-style-name="P2" draw:layer="layout" svg:x1="22.596cm" svg:y1="5.444cm" svg:x2="23.654cm" svg:y2="5.444cm">
          <text:p text:style-name="P3"/>
        </draw:line>
        <draw:line draw:style-name="gr22" draw:text-style-name="P2" draw:layer="layout" svg:x1="23.866cm" svg:y1="5.444cm" svg:x2="24.925cm" svg:y2="5.444cm">
          <text:p text:style-name="P3"/>
        </draw:line>
        <draw:line draw:style-name="gr22" draw:text-style-name="P2" draw:layer="layout" svg:x1="23.655cm" svg:y1="5.021cm" svg:x2="23.866cm" svg:y2="5.444cm">
          <text:p text:style-name="P3"/>
        </draw:line>
        <draw:line draw:style-name="gr22" draw:text-style-name="P2" draw:layer="layout" svg:x1="23.866cm" svg:y1="5.021cm" svg:x2="23.654cm" svg:y2="5.444cm">
          <text:p text:style-name="P3"/>
        </draw:line>
        <draw:line draw:style-name="gr22" draw:text-style-name="P2" draw:layer="layout" svg:x1="24.925cm" svg:y1="5.021cm" svg:x2="25.137cm" svg:y2="5.444cm">
          <text:p text:style-name="P3"/>
        </draw:line>
        <draw:line draw:style-name="gr22" draw:text-style-name="P2" draw:layer="layout" svg:x1="25.137cm" svg:y1="5.021cm" svg:x2="24.925cm" svg:y2="5.444cm">
          <text:p text:style-name="P3"/>
        </draw:line>
        <draw:line draw:style-name="gr22" draw:text-style-name="P2" draw:layer="layout" svg:x1="25.144cm" svg:y1="5.021cm" svg:x2="26.195cm" svg:y2="5.021cm">
          <text:p text:style-name="P3"/>
        </draw:line>
        <draw:line draw:style-name="gr22" draw:text-style-name="P2" draw:layer="layout" svg:x1="26.407cm" svg:y1="5.021cm" svg:x2="27.466cm" svg:y2="5.021cm">
          <text:p text:style-name="P3"/>
        </draw:line>
        <draw:line draw:style-name="gr22" draw:text-style-name="P2" draw:layer="layout" svg:x1="25.137cm" svg:y1="5.444cm" svg:x2="26.195cm" svg:y2="5.444cm">
          <text:p text:style-name="P3"/>
        </draw:line>
        <draw:line draw:style-name="gr22" draw:text-style-name="P2" draw:layer="layout" svg:x1="26.407cm" svg:y1="5.444cm" svg:x2="27.466cm" svg:y2="5.444cm">
          <text:p text:style-name="P3"/>
        </draw:line>
        <draw:line draw:style-name="gr22" draw:text-style-name="P2" draw:layer="layout" svg:x1="26.196cm" svg:y1="5.021cm" svg:x2="26.407cm" svg:y2="5.444cm">
          <text:p text:style-name="P3"/>
        </draw:line>
        <draw:line draw:style-name="gr22" draw:text-style-name="P2" draw:layer="layout" svg:x1="26.407cm" svg:y1="5.021cm" svg:x2="26.195cm" svg:y2="5.444cm">
          <text:p text:style-name="P3"/>
        </draw:line>
        <draw:line draw:style-name="gr22" draw:text-style-name="P2" draw:layer="layout" svg:x1="27.466cm" svg:y1="5.021cm" svg:x2="27.678cm" svg:y2="5.444cm">
          <text:p text:style-name="P3"/>
        </draw:line>
        <draw:line draw:style-name="gr22" draw:text-style-name="P2" draw:layer="layout" svg:x1="27.678cm" svg:y1="5.021cm" svg:x2="27.466cm" svg:y2="5.444cm">
          <text:p text:style-name="P3"/>
        </draw:line>
        <draw:frame draw:style-name="gr25" draw:text-style-name="P16" draw:layer="layout" svg:width="1.475cm" svg:height="0.847cm" svg:x="19.851cm" svg:y="4.809cm">
          <draw:text-box>
            <text:p text:style-name="P3"><text:span text:style-name="T7">ci_13</text:span></text:p>
          </draw:text-box>
        </draw:frame>
        <draw:frame draw:style-name="gr25" draw:text-style-name="P16" draw:layer="layout" svg:width="1.475cm" svg:height="0.847cm" svg:x="21.114cm" svg:y="4.809cm">
          <draw:text-box>
            <text:p text:style-name="P3"><text:span text:style-name="T7">ci_14</text:span></text:p>
          </draw:text-box>
        </draw:frame>
        <draw:frame draw:style-name="gr25" draw:text-style-name="P16" draw:layer="layout" svg:width="1.475cm" svg:height="0.847cm" svg:x="22.384cm" svg:y="4.809cm">
          <draw:text-box>
            <text:p text:style-name="P3"><text:span text:style-name="T7">ci_15</text:span></text:p>
          </draw:text-box>
        </draw:frame>
        <draw:frame draw:style-name="gr25" draw:text-style-name="P16" draw:layer="layout" svg:width="1.475cm" svg:height="0.847cm" svg:x="23.655cm" svg:y="4.809cm">
          <draw:text-box>
            <text:p text:style-name="P3"><text:span text:style-name="T7">ci_16</text:span></text:p>
          </draw:text-box>
        </draw:frame>
        <draw:frame draw:style-name="gr25" draw:text-style-name="P16" draw:layer="layout" svg:width="1.475cm" svg:height="0.847cm" svg:x="24.933cm" svg:y="4.809cm">
          <draw:text-box>
            <text:p text:style-name="P3"><text:span text:style-name="T7">ci_17</text:span></text:p>
          </draw:text-box>
        </draw:frame>
        <draw:frame draw:style-name="gr25" draw:text-style-name="P16" draw:layer="layout" svg:width="1.475cm" svg:height="0.847cm" svg:x="26.196cm" svg:y="4.809cm">
          <draw:text-box>
            <text:p text:style-name="P3"><text:span text:style-name="T7">ci_18</text:span></text:p>
          </draw:text-box>
        </draw:frame>
        <draw:line draw:style-name="gr22" draw:text-style-name="P2" draw:layer="layout" svg:x1="1.852cm" svg:y1="5.868cm" svg:x2="3.327cm" svg:y2="5.868cm">
          <text:p text:style-name="P3"/>
        </draw:line>
        <draw:line draw:style-name="gr22" draw:text-style-name="P2" draw:layer="layout" svg:x1="3.546cm" svg:y1="5.868cm" svg:x2="4.597cm" svg:y2="5.868cm">
          <text:p text:style-name="P3"/>
        </draw:line>
        <draw:line draw:style-name="gr22" draw:text-style-name="P2" draw:layer="layout" svg:x1="4.809cm" svg:y1="5.868cm" svg:x2="5.868cm" svg:y2="5.868cm">
          <text:p text:style-name="P3"/>
        </draw:line>
        <draw:line draw:style-name="gr22" draw:text-style-name="P2" draw:layer="layout" svg:x1="1.845cm" svg:y1="6.291cm" svg:x2="3.327cm" svg:y2="6.291cm">
          <text:p text:style-name="P3"/>
        </draw:line>
        <draw:line draw:style-name="gr22" draw:text-style-name="P2" draw:layer="layout" svg:x1="3.539cm" svg:y1="6.291cm" svg:x2="4.597cm" svg:y2="6.291cm">
          <text:p text:style-name="P3"/>
        </draw:line>
        <draw:line draw:style-name="gr22" draw:text-style-name="P2" draw:layer="layout" svg:x1="4.809cm" svg:y1="6.291cm" svg:x2="5.868cm" svg:y2="6.291cm">
          <text:p text:style-name="P3"/>
        </draw:line>
        <draw:line draw:style-name="gr22" draw:text-style-name="P2" draw:layer="layout" svg:x1="3.327cm" svg:y1="5.868cm" svg:x2="3.539cm" svg:y2="6.291cm">
          <text:p text:style-name="P3"/>
        </draw:line>
        <draw:line draw:style-name="gr22" draw:text-style-name="P2" draw:layer="layout" svg:x1="3.546cm" svg:y1="5.868cm" svg:x2="3.327cm" svg:y2="6.291cm">
          <text:p text:style-name="P3"/>
        </draw:line>
        <draw:line draw:style-name="gr22" draw:text-style-name="P2" draw:layer="layout" svg:x1="4.598cm" svg:y1="5.868cm" svg:x2="4.809cm" svg:y2="6.291cm">
          <text:p text:style-name="P3"/>
        </draw:line>
        <draw:line draw:style-name="gr22" draw:text-style-name="P2" draw:layer="layout" svg:x1="4.809cm" svg:y1="5.868cm" svg:x2="4.597cm" svg:y2="6.291cm">
          <text:p text:style-name="P3"/>
        </draw:line>
        <draw:line draw:style-name="gr22" draw:text-style-name="P2" draw:layer="layout" svg:x1="5.868cm" svg:y1="5.868cm" svg:x2="6.08cm" svg:y2="6.291cm">
          <text:p text:style-name="P3"/>
        </draw:line>
        <draw:line draw:style-name="gr22" draw:text-style-name="P2" draw:layer="layout" svg:x1="6.08cm" svg:y1="5.868cm" svg:x2="5.868cm" svg:y2="6.291cm">
          <text:p text:style-name="P3"/>
        </draw:line>
        <draw:line draw:style-name="gr22" draw:text-style-name="P2" draw:layer="layout" svg:x1="6.087cm" svg:y1="5.868cm" svg:x2="7.138cm" svg:y2="5.868cm">
          <text:p text:style-name="P3"/>
        </draw:line>
        <draw:line draw:style-name="gr22" draw:text-style-name="P2" draw:layer="layout" svg:x1="7.35cm" svg:y1="5.868cm" svg:x2="8.409cm" svg:y2="5.868cm">
          <text:p text:style-name="P3"/>
        </draw:line>
        <draw:line draw:style-name="gr22" draw:text-style-name="P2" draw:layer="layout" svg:x1="6.08cm" svg:y1="6.291cm" svg:x2="7.138cm" svg:y2="6.291cm">
          <text:p text:style-name="P3"/>
        </draw:line>
        <draw:line draw:style-name="gr22" draw:text-style-name="P2" draw:layer="layout" svg:x1="7.35cm" svg:y1="6.291cm" svg:x2="8.409cm" svg:y2="6.291cm">
          <text:p text:style-name="P3"/>
        </draw:line>
        <draw:line draw:style-name="gr22" draw:text-style-name="P2" draw:layer="layout" svg:x1="7.139cm" svg:y1="5.868cm" svg:x2="7.35cm" svg:y2="6.291cm">
          <text:p text:style-name="P3"/>
        </draw:line>
        <draw:line draw:style-name="gr22" draw:text-style-name="P2" draw:layer="layout" svg:x1="7.35cm" svg:y1="5.868cm" svg:x2="7.138cm" svg:y2="6.291cm">
          <text:p text:style-name="P3"/>
        </draw:line>
        <draw:line draw:style-name="gr22" draw:text-style-name="P2" draw:layer="layout" svg:x1="8.409cm" svg:y1="5.868cm" svg:x2="8.621cm" svg:y2="6.291cm">
          <text:p text:style-name="P3"/>
        </draw:line>
        <draw:line draw:style-name="gr22" draw:text-style-name="P2" draw:layer="layout" svg:x1="8.621cm" svg:y1="5.868cm" svg:x2="8.409cm" svg:y2="6.291cm">
          <text:p text:style-name="P3"/>
        </draw:line>
        <draw:line draw:style-name="gr22" draw:text-style-name="P2" draw:layer="layout" svg:x1="8.628cm" svg:y1="5.868cm" svg:x2="9.679cm" svg:y2="5.868cm">
          <text:p text:style-name="P3"/>
        </draw:line>
        <draw:line draw:style-name="gr22" draw:text-style-name="P2" draw:layer="layout" svg:x1="9.891cm" svg:y1="5.868cm" svg:x2="10.95cm" svg:y2="5.868cm">
          <text:p text:style-name="P3"/>
        </draw:line>
        <draw:line draw:style-name="gr22" draw:text-style-name="P2" draw:layer="layout" svg:x1="8.621cm" svg:y1="6.291cm" svg:x2="9.679cm" svg:y2="6.291cm">
          <text:p text:style-name="P3"/>
        </draw:line>
        <draw:line draw:style-name="gr22" draw:text-style-name="P2" draw:layer="layout" svg:x1="9.891cm" svg:y1="6.291cm" svg:x2="10.95cm" svg:y2="6.291cm">
          <text:p text:style-name="P3"/>
        </draw:line>
        <draw:line draw:style-name="gr22" draw:text-style-name="P2" draw:layer="layout" svg:x1="9.68cm" svg:y1="5.868cm" svg:x2="9.891cm" svg:y2="6.291cm">
          <text:p text:style-name="P3"/>
        </draw:line>
        <draw:line draw:style-name="gr22" draw:text-style-name="P2" draw:layer="layout" svg:x1="9.891cm" svg:y1="5.868cm" svg:x2="9.679cm" svg:y2="6.291cm">
          <text:p text:style-name="P3"/>
        </draw:line>
        <draw:line draw:style-name="gr22" draw:text-style-name="P2" draw:layer="layout" svg:x1="10.95cm" svg:y1="5.868cm" svg:x2="11.162cm" svg:y2="6.291cm">
          <text:p text:style-name="P3"/>
        </draw:line>
        <draw:line draw:style-name="gr22" draw:text-style-name="P2" draw:layer="layout" svg:x1="11.162cm" svg:y1="5.868cm" svg:x2="10.95cm" svg:y2="6.291cm">
          <text:p text:style-name="P3"/>
        </draw:line>
        <draw:line draw:style-name="gr22" draw:text-style-name="P2" draw:layer="layout" svg:x1="11.169cm" svg:y1="5.868cm" svg:x2="12.22cm" svg:y2="5.868cm">
          <text:p text:style-name="P3"/>
        </draw:line>
        <draw:line draw:style-name="gr22" draw:text-style-name="P2" draw:layer="layout" svg:x1="12.432cm" svg:y1="5.868cm" svg:x2="13.491cm" svg:y2="5.868cm">
          <text:p text:style-name="P3"/>
        </draw:line>
        <draw:line draw:style-name="gr22" draw:text-style-name="P2" draw:layer="layout" svg:x1="11.162cm" svg:y1="6.291cm" svg:x2="12.22cm" svg:y2="6.291cm">
          <text:p text:style-name="P3"/>
        </draw:line>
        <draw:line draw:style-name="gr22" draw:text-style-name="P2" draw:layer="layout" svg:x1="12.432cm" svg:y1="6.291cm" svg:x2="13.491cm" svg:y2="6.291cm">
          <text:p text:style-name="P3"/>
        </draw:line>
        <draw:line draw:style-name="gr22" draw:text-style-name="P2" draw:layer="layout" svg:x1="12.221cm" svg:y1="5.868cm" svg:x2="12.432cm" svg:y2="6.291cm">
          <text:p text:style-name="P3"/>
        </draw:line>
        <draw:line draw:style-name="gr22" draw:text-style-name="P2" draw:layer="layout" svg:x1="12.432cm" svg:y1="5.868cm" svg:x2="12.22cm" svg:y2="6.291cm">
          <text:p text:style-name="P3"/>
        </draw:line>
        <draw:line draw:style-name="gr22" draw:text-style-name="P2" draw:layer="layout" svg:x1="13.491cm" svg:y1="5.868cm" svg:x2="13.703cm" svg:y2="6.291cm">
          <text:p text:style-name="P3"/>
        </draw:line>
        <draw:line draw:style-name="gr22" draw:text-style-name="P2" draw:layer="layout" svg:x1="13.703cm" svg:y1="5.868cm" svg:x2="13.491cm" svg:y2="6.291cm">
          <text:p text:style-name="P3"/>
        </draw:line>
        <draw:line draw:style-name="gr22" draw:text-style-name="P2" draw:layer="layout" svg:x1="13.71cm" svg:y1="5.868cm" svg:x2="14.761cm" svg:y2="5.868cm">
          <text:p text:style-name="P3"/>
        </draw:line>
        <draw:line draw:style-name="gr22" draw:text-style-name="P2" draw:layer="layout" svg:x1="14.973cm" svg:y1="5.868cm" svg:x2="16.032cm" svg:y2="5.868cm">
          <text:p text:style-name="P3"/>
        </draw:line>
        <draw:line draw:style-name="gr22" draw:text-style-name="P2" draw:layer="layout" svg:x1="13.703cm" svg:y1="6.291cm" svg:x2="14.761cm" svg:y2="6.291cm">
          <text:p text:style-name="P3"/>
        </draw:line>
        <draw:line draw:style-name="gr22" draw:text-style-name="P2" draw:layer="layout" svg:x1="14.973cm" svg:y1="6.291cm" svg:x2="16.032cm" svg:y2="6.291cm">
          <text:p text:style-name="P3"/>
        </draw:line>
        <draw:line draw:style-name="gr22" draw:text-style-name="P2" draw:layer="layout" svg:x1="14.762cm" svg:y1="5.868cm" svg:x2="14.973cm" svg:y2="6.291cm">
          <text:p text:style-name="P3"/>
        </draw:line>
        <draw:line draw:style-name="gr22" draw:text-style-name="P2" draw:layer="layout" svg:x1="14.973cm" svg:y1="5.868cm" svg:x2="14.761cm" svg:y2="6.291cm">
          <text:p text:style-name="P3"/>
        </draw:line>
        <draw:line draw:style-name="gr22" draw:text-style-name="P2" draw:layer="layout" svg:x1="16.032cm" svg:y1="5.868cm" svg:x2="16.244cm" svg:y2="6.291cm">
          <text:p text:style-name="P3"/>
        </draw:line>
        <draw:line draw:style-name="gr22" draw:text-style-name="P2" draw:layer="layout" svg:x1="16.244cm" svg:y1="5.868cm" svg:x2="16.032cm" svg:y2="6.291cm">
          <text:p text:style-name="P3"/>
        </draw:line>
        <draw:line draw:style-name="gr22" draw:text-style-name="P2" draw:layer="layout" svg:x1="16.251cm" svg:y1="5.868cm" svg:x2="17.302cm" svg:y2="5.868cm">
          <text:p text:style-name="P3"/>
        </draw:line>
        <draw:line draw:style-name="gr22" draw:text-style-name="P2" draw:layer="layout" svg:x1="17.514cm" svg:y1="5.868cm" svg:x2="18.573cm" svg:y2="5.868cm">
          <text:p text:style-name="P3"/>
        </draw:line>
        <draw:line draw:style-name="gr22" draw:text-style-name="P2" draw:layer="layout" svg:x1="16.244cm" svg:y1="6.291cm" svg:x2="17.302cm" svg:y2="6.291cm">
          <text:p text:style-name="P3"/>
        </draw:line>
        <draw:line draw:style-name="gr22" draw:text-style-name="P2" draw:layer="layout" svg:x1="17.514cm" svg:y1="6.291cm" svg:x2="18.573cm" svg:y2="6.291cm">
          <text:p text:style-name="P3"/>
        </draw:line>
        <draw:line draw:style-name="gr22" draw:text-style-name="P2" draw:layer="layout" svg:x1="17.303cm" svg:y1="5.868cm" svg:x2="17.514cm" svg:y2="6.291cm">
          <text:p text:style-name="P3"/>
        </draw:line>
        <draw:line draw:style-name="gr22" draw:text-style-name="P2" draw:layer="layout" svg:x1="17.514cm" svg:y1="5.868cm" svg:x2="17.302cm" svg:y2="6.291cm">
          <text:p text:style-name="P3"/>
        </draw:line>
        <draw:line draw:style-name="gr22" draw:text-style-name="P2" draw:layer="layout" svg:x1="18.573cm" svg:y1="5.868cm" svg:x2="18.785cm" svg:y2="6.291cm">
          <text:p text:style-name="P3"/>
        </draw:line>
        <draw:line draw:style-name="gr22" draw:text-style-name="P2" draw:layer="layout" svg:x1="18.785cm" svg:y1="5.868cm" svg:x2="18.573cm" svg:y2="6.291cm">
          <text:p text:style-name="P3"/>
        </draw:line>
        <draw:line draw:style-name="gr22" draw:text-style-name="P2" draw:layer="layout" svg:x1="18.792cm" svg:y1="5.868cm" svg:x2="19.843cm" svg:y2="5.868cm">
          <text:p text:style-name="P3"/>
        </draw:line>
        <draw:line draw:style-name="gr22" draw:text-style-name="P2" draw:layer="layout" svg:x1="20.055cm" svg:y1="5.868cm" svg:x2="21.114cm" svg:y2="5.868cm">
          <text:p text:style-name="P3"/>
        </draw:line>
        <draw:line draw:style-name="gr22" draw:text-style-name="P2" draw:layer="layout" svg:x1="18.785cm" svg:y1="6.291cm" svg:x2="19.843cm" svg:y2="6.291cm">
          <text:p text:style-name="P3"/>
        </draw:line>
        <draw:line draw:style-name="gr22" draw:text-style-name="P2" draw:layer="layout" svg:x1="20.055cm" svg:y1="6.291cm" svg:x2="21.114cm" svg:y2="6.291cm">
          <text:p text:style-name="P3"/>
        </draw:line>
        <draw:line draw:style-name="gr22" draw:text-style-name="P2" draw:layer="layout" svg:x1="19.844cm" svg:y1="5.868cm" svg:x2="20.055cm" svg:y2="6.291cm">
          <text:p text:style-name="P3"/>
        </draw:line>
        <draw:line draw:style-name="gr22" draw:text-style-name="P2" draw:layer="layout" svg:x1="20.055cm" svg:y1="5.868cm" svg:x2="19.843cm" svg:y2="6.291cm">
          <text:p text:style-name="P3"/>
        </draw:line>
        <draw:line draw:style-name="gr22" draw:text-style-name="P2" draw:layer="layout" svg:x1="21.114cm" svg:y1="5.868cm" svg:x2="21.326cm" svg:y2="6.291cm">
          <text:p text:style-name="P3"/>
        </draw:line>
        <draw:line draw:style-name="gr22" draw:text-style-name="P2" draw:layer="layout" svg:x1="21.326cm" svg:y1="5.868cm" svg:x2="21.114cm" svg:y2="6.291cm">
          <text:p text:style-name="P3"/>
        </draw:line>
        <draw:line draw:style-name="gr22" draw:text-style-name="P2" draw:layer="layout" svg:x1="21.333cm" svg:y1="5.868cm" svg:x2="22.384cm" svg:y2="5.868cm">
          <text:p text:style-name="P3"/>
        </draw:line>
        <draw:line draw:style-name="gr22" draw:text-style-name="P2" draw:layer="layout" svg:x1="22.596cm" svg:y1="5.868cm" svg:x2="23.655cm" svg:y2="5.868cm">
          <text:p text:style-name="P3"/>
        </draw:line>
        <draw:line draw:style-name="gr22" draw:text-style-name="P2" draw:layer="layout" svg:x1="21.326cm" svg:y1="6.291cm" svg:x2="22.384cm" svg:y2="6.291cm">
          <text:p text:style-name="P3"/>
        </draw:line>
        <draw:line draw:style-name="gr22" draw:text-style-name="P2" draw:layer="layout" svg:x1="22.596cm" svg:y1="6.291cm" svg:x2="23.655cm" svg:y2="6.291cm">
          <text:p text:style-name="P3"/>
        </draw:line>
        <draw:line draw:style-name="gr22" draw:text-style-name="P2" draw:layer="layout" svg:x1="22.385cm" svg:y1="5.868cm" svg:x2="22.596cm" svg:y2="6.291cm">
          <text:p text:style-name="P3"/>
        </draw:line>
        <draw:line draw:style-name="gr22" draw:text-style-name="P2" draw:layer="layout" svg:x1="22.596cm" svg:y1="5.868cm" svg:x2="22.384cm" svg:y2="6.291cm">
          <text:p text:style-name="P3"/>
        </draw:line>
        <draw:line draw:style-name="gr22" draw:text-style-name="P2" draw:layer="layout" svg:x1="23.655cm" svg:y1="5.868cm" svg:x2="23.867cm" svg:y2="6.291cm">
          <text:p text:style-name="P3"/>
        </draw:line>
        <draw:line draw:style-name="gr22" draw:text-style-name="P2" draw:layer="layout" svg:x1="23.867cm" svg:y1="5.868cm" svg:x2="23.655cm" svg:y2="6.291cm">
          <text:p text:style-name="P3"/>
        </draw:line>
        <draw:line draw:style-name="gr22" draw:text-style-name="P2" draw:layer="layout" svg:x1="22.603cm" svg:y1="5.868cm" svg:x2="23.654cm" svg:y2="5.868cm">
          <text:p text:style-name="P3"/>
        </draw:line>
        <draw:line draw:style-name="gr22" draw:text-style-name="P2" draw:layer="layout" svg:x1="23.866cm" svg:y1="5.868cm" svg:x2="24.925cm" svg:y2="5.868cm">
          <text:p text:style-name="P3"/>
        </draw:line>
        <draw:line draw:style-name="gr22" draw:text-style-name="P2" draw:layer="layout" svg:x1="22.596cm" svg:y1="6.291cm" svg:x2="23.654cm" svg:y2="6.291cm">
          <text:p text:style-name="P3"/>
        </draw:line>
        <draw:line draw:style-name="gr22" draw:text-style-name="P2" draw:layer="layout" svg:x1="23.866cm" svg:y1="6.291cm" svg:x2="24.925cm" svg:y2="6.291cm">
          <text:p text:style-name="P3"/>
        </draw:line>
        <draw:line draw:style-name="gr22" draw:text-style-name="P2" draw:layer="layout" svg:x1="23.655cm" svg:y1="5.868cm" svg:x2="23.866cm" svg:y2="6.291cm">
          <text:p text:style-name="P3"/>
        </draw:line>
        <draw:line draw:style-name="gr22" draw:text-style-name="P2" draw:layer="layout" svg:x1="23.866cm" svg:y1="5.868cm" svg:x2="23.654cm" svg:y2="6.291cm">
          <text:p text:style-name="P3"/>
        </draw:line>
        <draw:line draw:style-name="gr22" draw:text-style-name="P2" draw:layer="layout" svg:x1="24.925cm" svg:y1="5.868cm" svg:x2="25.137cm" svg:y2="6.291cm">
          <text:p text:style-name="P3"/>
        </draw:line>
        <draw:line draw:style-name="gr22" draw:text-style-name="P2" draw:layer="layout" svg:x1="25.137cm" svg:y1="5.868cm" svg:x2="24.925cm" svg:y2="6.291cm">
          <text:p text:style-name="P3"/>
        </draw:line>
        <draw:line draw:style-name="gr22" draw:text-style-name="P2" draw:layer="layout" svg:x1="25.144cm" svg:y1="5.868cm" svg:x2="26.195cm" svg:y2="5.868cm">
          <text:p text:style-name="P3"/>
        </draw:line>
        <draw:line draw:style-name="gr22" draw:text-style-name="P2" draw:layer="layout" svg:x1="26.407cm" svg:y1="5.868cm" svg:x2="27.466cm" svg:y2="5.868cm">
          <text:p text:style-name="P3"/>
        </draw:line>
        <draw:line draw:style-name="gr22" draw:text-style-name="P2" draw:layer="layout" svg:x1="25.137cm" svg:y1="6.291cm" svg:x2="26.195cm" svg:y2="6.291cm">
          <text:p text:style-name="P3"/>
        </draw:line>
        <draw:line draw:style-name="gr22" draw:text-style-name="P2" draw:layer="layout" svg:x1="26.407cm" svg:y1="6.291cm" svg:x2="27.466cm" svg:y2="6.291cm">
          <text:p text:style-name="P3"/>
        </draw:line>
        <draw:line draw:style-name="gr22" draw:text-style-name="P2" draw:layer="layout" svg:x1="26.196cm" svg:y1="5.868cm" svg:x2="26.407cm" svg:y2="6.291cm">
          <text:p text:style-name="P3"/>
        </draw:line>
        <draw:line draw:style-name="gr22" draw:text-style-name="P2" draw:layer="layout" svg:x1="26.407cm" svg:y1="5.868cm" svg:x2="26.195cm" svg:y2="6.291cm">
          <text:p text:style-name="P3"/>
        </draw:line>
        <draw:line draw:style-name="gr22" draw:text-style-name="P2" draw:layer="layout" svg:x1="27.466cm" svg:y1="5.868cm" svg:x2="27.678cm" svg:y2="6.291cm">
          <text:p text:style-name="P3"/>
        </draw:line>
        <draw:line draw:style-name="gr22" draw:text-style-name="P2" draw:layer="layout" svg:x1="27.678cm" svg:y1="5.868cm" svg:x2="27.466cm" svg:y2="6.291cm">
          <text:p text:style-name="P3"/>
        </draw:line>
        <draw:frame draw:style-name="gr24" draw:text-style-name="P16" draw:layer="layout" svg:width="1.271cm" svg:height="0.818cm" svg:x="3.539cm" svg:y="5.656cm">
          <draw:text-box>
            <text:p text:style-name="P3"><text:span text:style-name="T7">di_0</text:span></text:p>
          </draw:text-box>
        </draw:frame>
        <draw:frame draw:style-name="gr25" draw:text-style-name="P16" draw:layer="layout" svg:width="1.271cm" svg:height="0.847cm" svg:x="4.809cm" svg:y="5.656cm">
          <draw:text-box>
            <text:p text:style-name="P3"><text:span text:style-name="T7">di_1</text:span></text:p>
          </draw:text-box>
        </draw:frame>
        <draw:frame draw:style-name="gr25" draw:text-style-name="P16" draw:layer="layout" svg:width="1.271cm" svg:height="0.847cm" svg:x="6.08cm" svg:y="5.656cm">
          <draw:text-box>
            <text:p text:style-name="P3"><text:span text:style-name="T7">di_2</text:span></text:p>
          </draw:text-box>
        </draw:frame>
        <draw:frame draw:style-name="gr25" draw:text-style-name="P16" draw:layer="layout" svg:width="1.271cm" svg:height="0.847cm" svg:x="8.62cm" svg:y="5.656cm">
          <draw:text-box>
            <text:p text:style-name="P3"><text:span text:style-name="T7">di_4</text:span></text:p>
          </draw:text-box>
        </draw:frame>
        <draw:frame draw:style-name="gr25" draw:text-style-name="P16" draw:layer="layout" svg:width="1.271cm" svg:height="0.847cm" svg:x="9.891cm" svg:y="5.656cm">
          <draw:text-box>
            <text:p text:style-name="P3"><text:span text:style-name="T7">di_5</text:span></text:p>
          </draw:text-box>
        </draw:frame>
        <draw:frame draw:style-name="gr25" draw:text-style-name="P16" draw:layer="layout" svg:width="1.271cm" svg:height="0.847cm" svg:x="13.702cm" svg:y="5.656cm">
          <draw:text-box>
            <text:p text:style-name="P3"><text:span text:style-name="T7">di_8</text:span></text:p>
          </draw:text-box>
        </draw:frame>
        <draw:frame draw:style-name="gr25" draw:text-style-name="P16" draw:layer="layout" svg:width="1.271cm" svg:height="0.847cm" svg:x="14.973cm" svg:y="5.656cm">
          <draw:text-box>
            <text:p text:style-name="P3"><text:span text:style-name="T7">di_9</text:span></text:p>
          </draw:text-box>
        </draw:frame>
        <draw:frame draw:style-name="gr25" draw:text-style-name="P16" draw:layer="layout" svg:width="1.475cm" svg:height="0.847cm" svg:x="16.039cm" svg:y="5.656cm">
          <draw:text-box>
            <text:p text:style-name="P3"><text:span text:style-name="T7">di_10</text:span></text:p>
          </draw:text-box>
        </draw:frame>
        <draw:frame draw:style-name="gr25" draw:text-style-name="P16" draw:layer="layout" svg:width="1.475cm" svg:height="0.847cm" svg:x="17.302cm" svg:y="5.656cm">
          <draw:text-box>
            <text:p text:style-name="P3"><text:span text:style-name="T7">di_11</text:span></text:p>
          </draw:text-box>
        </draw:frame>
        <draw:frame draw:style-name="gr25" draw:text-style-name="P16" draw:layer="layout" svg:width="1.475cm" svg:height="0.847cm" svg:x="18.573cm" svg:y="5.656cm">
          <draw:text-box>
            <text:p text:style-name="P3"><text:span text:style-name="T7">di_12</text:span></text:p>
          </draw:text-box>
        </draw:frame>
        <draw:frame draw:style-name="gr25" draw:text-style-name="P16" draw:layer="layout" svg:width="1.271cm" svg:height="0.847cm" svg:x="11.161cm" svg:y="5.656cm">
          <draw:text-box>
            <text:p text:style-name="P3"><text:span text:style-name="T7">di_6</text:span></text:p>
          </draw:text-box>
        </draw:frame>
        <draw:frame draw:style-name="gr25" draw:text-style-name="P16" draw:layer="layout" svg:width="1.271cm" svg:height="0.847cm" svg:x="7.35cm" svg:y="5.656cm">
          <draw:text-box>
            <text:p text:style-name="P3"><text:span text:style-name="T7">di_3</text:span></text:p>
          </draw:text-box>
        </draw:frame>
        <draw:frame draw:style-name="gr25" draw:text-style-name="P16" draw:layer="layout" svg:width="1.271cm" svg:height="0.847cm" svg:x="12.432cm" svg:y="5.656cm">
          <draw:text-box>
            <text:p text:style-name="P3"><text:span text:style-name="T7">di_7</text:span></text:p>
          </draw:text-box>
        </draw:frame>
        <draw:frame draw:style-name="gr25" draw:text-style-name="P16" draw:layer="layout" svg:width="1.475cm" svg:height="0.847cm" svg:x="19.851cm" svg:y="5.656cm">
          <draw:text-box>
            <text:p text:style-name="P3"><text:span text:style-name="T7">di_13</text:span></text:p>
          </draw:text-box>
        </draw:frame>
        <draw:frame draw:style-name="gr25" draw:text-style-name="P16" draw:layer="layout" svg:width="1.475cm" svg:height="0.847cm" svg:x="21.114cm" svg:y="5.656cm">
          <draw:text-box>
            <text:p text:style-name="P3"><text:span text:style-name="T7">di_14</text:span></text:p>
          </draw:text-box>
        </draw:frame>
        <draw:frame draw:style-name="gr25" draw:text-style-name="P16" draw:layer="layout" svg:width="1.475cm" svg:height="0.847cm" svg:x="22.384cm" svg:y="5.656cm">
          <draw:text-box>
            <text:p text:style-name="P3"><text:span text:style-name="T7">di_15</text:span></text:p>
          </draw:text-box>
        </draw:frame>
        <draw:frame draw:style-name="gr25" draw:text-style-name="P16" draw:layer="layout" svg:width="1.475cm" svg:height="0.847cm" svg:x="23.655cm" svg:y="5.656cm">
          <draw:text-box>
            <text:p text:style-name="P3"><text:span text:style-name="T7">di_16</text:span></text:p>
          </draw:text-box>
        </draw:frame>
        <draw:frame draw:style-name="gr25" draw:text-style-name="P16" draw:layer="layout" svg:width="1.475cm" svg:height="0.847cm" svg:x="24.933cm" svg:y="5.656cm">
          <draw:text-box>
            <text:p text:style-name="P3"><text:span text:style-name="T7">di_17</text:span></text:p>
          </draw:text-box>
        </draw:frame>
        <draw:frame draw:style-name="gr25" draw:text-style-name="P16" draw:layer="layout" svg:width="1.475cm" svg:height="0.847cm" svg:x="26.196cm" svg:y="5.656cm">
          <draw:text-box>
            <text:p text:style-name="P3"><text:span text:style-name="T7">di_18</text:span></text:p>
          </draw:text-box>
        </draw:frame>
        <draw:line draw:style-name="gr22" draw:text-style-name="P2" draw:layer="layout" svg:x1="1.852cm" svg:y1="7.562cm" svg:x2="3.327cm" svg:y2="7.562cm">
          <text:p text:style-name="P3"/>
        </draw:line>
        <draw:line draw:style-name="gr22" draw:text-style-name="P2" draw:layer="layout" svg:x1="3.546cm" svg:y1="7.562cm" svg:x2="4.597cm" svg:y2="7.562cm">
          <text:p text:style-name="P3"/>
        </draw:line>
        <draw:line draw:style-name="gr22" draw:text-style-name="P2" draw:layer="layout" svg:x1="4.809cm" svg:y1="7.562cm" svg:x2="5.868cm" svg:y2="7.562cm">
          <text:p text:style-name="P3"/>
        </draw:line>
        <draw:line draw:style-name="gr22" draw:text-style-name="P2" draw:layer="layout" svg:x1="1.845cm" svg:y1="7.985cm" svg:x2="3.327cm" svg:y2="7.985cm">
          <text:p text:style-name="P3"/>
        </draw:line>
        <draw:line draw:style-name="gr22" draw:text-style-name="P2" draw:layer="layout" svg:x1="3.539cm" svg:y1="7.985cm" svg:x2="4.597cm" svg:y2="7.985cm">
          <text:p text:style-name="P3"/>
        </draw:line>
        <draw:line draw:style-name="gr22" draw:text-style-name="P2" draw:layer="layout" svg:x1="4.809cm" svg:y1="7.985cm" svg:x2="5.868cm" svg:y2="7.985cm">
          <text:p text:style-name="P3"/>
        </draw:line>
        <draw:line draw:style-name="gr22" draw:text-style-name="P2" draw:layer="layout" svg:x1="3.327cm" svg:y1="7.562cm" svg:x2="3.539cm" svg:y2="7.985cm">
          <text:p text:style-name="P3"/>
        </draw:line>
        <draw:line draw:style-name="gr22" draw:text-style-name="P2" draw:layer="layout" svg:x1="3.546cm" svg:y1="7.562cm" svg:x2="3.327cm" svg:y2="7.985cm">
          <text:p text:style-name="P3"/>
        </draw:line>
        <draw:line draw:style-name="gr22" draw:text-style-name="P2" draw:layer="layout" svg:x1="4.598cm" svg:y1="7.562cm" svg:x2="4.809cm" svg:y2="7.985cm">
          <text:p text:style-name="P3"/>
        </draw:line>
        <draw:line draw:style-name="gr22" draw:text-style-name="P2" draw:layer="layout" svg:x1="4.809cm" svg:y1="7.562cm" svg:x2="4.597cm" svg:y2="7.985cm">
          <text:p text:style-name="P3"/>
        </draw:line>
        <draw:line draw:style-name="gr22" draw:text-style-name="P2" draw:layer="layout" svg:x1="5.868cm" svg:y1="7.562cm" svg:x2="6.08cm" svg:y2="7.985cm">
          <text:p text:style-name="P3"/>
        </draw:line>
        <draw:line draw:style-name="gr22" draw:text-style-name="P2" draw:layer="layout" svg:x1="6.08cm" svg:y1="7.562cm" svg:x2="5.868cm" svg:y2="7.985cm">
          <text:p text:style-name="P3"/>
        </draw:line>
        <draw:line draw:style-name="gr22" draw:text-style-name="P2" draw:layer="layout" svg:x1="6.087cm" svg:y1="7.562cm" svg:x2="7.138cm" svg:y2="7.562cm">
          <text:p text:style-name="P3"/>
        </draw:line>
        <draw:line draw:style-name="gr22" draw:text-style-name="P2" draw:layer="layout" svg:x1="7.35cm" svg:y1="7.562cm" svg:x2="8.409cm" svg:y2="7.562cm">
          <text:p text:style-name="P3"/>
        </draw:line>
        <draw:line draw:style-name="gr22" draw:text-style-name="P2" draw:layer="layout" svg:x1="6.08cm" svg:y1="7.985cm" svg:x2="7.138cm" svg:y2="7.985cm">
          <text:p text:style-name="P3"/>
        </draw:line>
        <draw:line draw:style-name="gr22" draw:text-style-name="P2" draw:layer="layout" svg:x1="7.35cm" svg:y1="7.985cm" svg:x2="8.409cm" svg:y2="7.985cm">
          <text:p text:style-name="P3"/>
        </draw:line>
        <draw:line draw:style-name="gr22" draw:text-style-name="P2" draw:layer="layout" svg:x1="7.139cm" svg:y1="7.562cm" svg:x2="7.35cm" svg:y2="7.985cm">
          <text:p text:style-name="P3"/>
        </draw:line>
        <draw:line draw:style-name="gr22" draw:text-style-name="P2" draw:layer="layout" svg:x1="7.35cm" svg:y1="7.562cm" svg:x2="7.138cm" svg:y2="7.985cm">
          <text:p text:style-name="P3"/>
        </draw:line>
        <draw:line draw:style-name="gr22" draw:text-style-name="P2" draw:layer="layout" svg:x1="8.409cm" svg:y1="7.562cm" svg:x2="8.621cm" svg:y2="7.985cm">
          <text:p text:style-name="P3"/>
        </draw:line>
        <draw:line draw:style-name="gr22" draw:text-style-name="P2" draw:layer="layout" svg:x1="8.621cm" svg:y1="7.562cm" svg:x2="8.409cm" svg:y2="7.985cm">
          <text:p text:style-name="P3"/>
        </draw:line>
        <draw:line draw:style-name="gr22" draw:text-style-name="P2" draw:layer="layout" svg:x1="8.628cm" svg:y1="7.562cm" svg:x2="9.679cm" svg:y2="7.562cm">
          <text:p text:style-name="P3"/>
        </draw:line>
        <draw:line draw:style-name="gr22" draw:text-style-name="P2" draw:layer="layout" svg:x1="9.891cm" svg:y1="7.562cm" svg:x2="10.95cm" svg:y2="7.562cm">
          <text:p text:style-name="P3"/>
        </draw:line>
        <draw:line draw:style-name="gr22" draw:text-style-name="P2" draw:layer="layout" svg:x1="8.621cm" svg:y1="7.985cm" svg:x2="9.679cm" svg:y2="7.985cm">
          <text:p text:style-name="P3"/>
        </draw:line>
        <draw:line draw:style-name="gr22" draw:text-style-name="P2" draw:layer="layout" svg:x1="9.891cm" svg:y1="7.985cm" svg:x2="10.95cm" svg:y2="7.985cm">
          <text:p text:style-name="P3"/>
        </draw:line>
        <draw:line draw:style-name="gr22" draw:text-style-name="P2" draw:layer="layout" svg:x1="9.68cm" svg:y1="7.562cm" svg:x2="9.891cm" svg:y2="7.985cm">
          <text:p text:style-name="P3"/>
        </draw:line>
        <draw:line draw:style-name="gr22" draw:text-style-name="P2" draw:layer="layout" svg:x1="9.891cm" svg:y1="7.562cm" svg:x2="9.679cm" svg:y2="7.985cm">
          <text:p text:style-name="P3"/>
        </draw:line>
        <draw:line draw:style-name="gr22" draw:text-style-name="P2" draw:layer="layout" svg:x1="10.95cm" svg:y1="7.562cm" svg:x2="11.162cm" svg:y2="7.985cm">
          <text:p text:style-name="P3"/>
        </draw:line>
        <draw:line draw:style-name="gr22" draw:text-style-name="P2" draw:layer="layout" svg:x1="11.162cm" svg:y1="7.562cm" svg:x2="10.95cm" svg:y2="7.985cm">
          <text:p text:style-name="P3"/>
        </draw:line>
        <draw:line draw:style-name="gr22" draw:text-style-name="P2" draw:layer="layout" svg:x1="11.169cm" svg:y1="7.562cm" svg:x2="12.22cm" svg:y2="7.562cm">
          <text:p text:style-name="P3"/>
        </draw:line>
        <draw:line draw:style-name="gr22" draw:text-style-name="P2" draw:layer="layout" svg:x1="12.432cm" svg:y1="7.562cm" svg:x2="13.491cm" svg:y2="7.562cm">
          <text:p text:style-name="P3"/>
        </draw:line>
        <draw:line draw:style-name="gr22" draw:text-style-name="P2" draw:layer="layout" svg:x1="11.162cm" svg:y1="7.985cm" svg:x2="12.22cm" svg:y2="7.985cm">
          <text:p text:style-name="P3"/>
        </draw:line>
        <draw:line draw:style-name="gr22" draw:text-style-name="P2" draw:layer="layout" svg:x1="12.432cm" svg:y1="7.985cm" svg:x2="13.491cm" svg:y2="7.985cm">
          <text:p text:style-name="P3"/>
        </draw:line>
        <draw:line draw:style-name="gr22" draw:text-style-name="P2" draw:layer="layout" svg:x1="12.221cm" svg:y1="7.562cm" svg:x2="12.432cm" svg:y2="7.985cm">
          <text:p text:style-name="P3"/>
        </draw:line>
        <draw:line draw:style-name="gr22" draw:text-style-name="P2" draw:layer="layout" svg:x1="12.432cm" svg:y1="7.562cm" svg:x2="12.22cm" svg:y2="7.985cm">
          <text:p text:style-name="P3"/>
        </draw:line>
        <draw:line draw:style-name="gr22" draw:text-style-name="P2" draw:layer="layout" svg:x1="13.491cm" svg:y1="7.562cm" svg:x2="13.703cm" svg:y2="7.985cm">
          <text:p text:style-name="P3"/>
        </draw:line>
        <draw:line draw:style-name="gr22" draw:text-style-name="P2" draw:layer="layout" svg:x1="13.703cm" svg:y1="7.562cm" svg:x2="13.491cm" svg:y2="7.985cm">
          <text:p text:style-name="P3"/>
        </draw:line>
        <draw:line draw:style-name="gr22" draw:text-style-name="P2" draw:layer="layout" svg:x1="13.71cm" svg:y1="7.562cm" svg:x2="14.761cm" svg:y2="7.562cm">
          <text:p text:style-name="P3"/>
        </draw:line>
        <draw:line draw:style-name="gr22" draw:text-style-name="P2" draw:layer="layout" svg:x1="14.973cm" svg:y1="7.562cm" svg:x2="16.032cm" svg:y2="7.562cm">
          <text:p text:style-name="P3"/>
        </draw:line>
        <draw:line draw:style-name="gr22" draw:text-style-name="P2" draw:layer="layout" svg:x1="13.703cm" svg:y1="7.985cm" svg:x2="14.761cm" svg:y2="7.985cm">
          <text:p text:style-name="P3"/>
        </draw:line>
        <draw:line draw:style-name="gr22" draw:text-style-name="P2" draw:layer="layout" svg:x1="14.973cm" svg:y1="7.985cm" svg:x2="16.032cm" svg:y2="7.985cm">
          <text:p text:style-name="P3"/>
        </draw:line>
        <draw:line draw:style-name="gr22" draw:text-style-name="P2" draw:layer="layout" svg:x1="14.762cm" svg:y1="7.562cm" svg:x2="14.973cm" svg:y2="7.985cm">
          <text:p text:style-name="P3"/>
        </draw:line>
        <draw:line draw:style-name="gr22" draw:text-style-name="P2" draw:layer="layout" svg:x1="14.973cm" svg:y1="7.562cm" svg:x2="14.761cm" svg:y2="7.985cm">
          <text:p text:style-name="P3"/>
        </draw:line>
        <draw:line draw:style-name="gr22" draw:text-style-name="P2" draw:layer="layout" svg:x1="16.032cm" svg:y1="7.562cm" svg:x2="16.244cm" svg:y2="7.985cm">
          <text:p text:style-name="P3"/>
        </draw:line>
        <draw:line draw:style-name="gr22" draw:text-style-name="P2" draw:layer="layout" svg:x1="16.244cm" svg:y1="7.562cm" svg:x2="16.032cm" svg:y2="7.985cm">
          <text:p text:style-name="P3"/>
        </draw:line>
        <draw:line draw:style-name="gr22" draw:text-style-name="P2" draw:layer="layout" svg:x1="16.251cm" svg:y1="7.562cm" svg:x2="17.302cm" svg:y2="7.562cm">
          <text:p text:style-name="P3"/>
        </draw:line>
        <draw:line draw:style-name="gr22" draw:text-style-name="P2" draw:layer="layout" svg:x1="17.514cm" svg:y1="7.562cm" svg:x2="18.573cm" svg:y2="7.562cm">
          <text:p text:style-name="P3"/>
        </draw:line>
        <draw:line draw:style-name="gr22" draw:text-style-name="P2" draw:layer="layout" svg:x1="16.244cm" svg:y1="7.985cm" svg:x2="17.302cm" svg:y2="7.985cm">
          <text:p text:style-name="P3"/>
        </draw:line>
        <draw:line draw:style-name="gr22" draw:text-style-name="P2" draw:layer="layout" svg:x1="17.514cm" svg:y1="7.985cm" svg:x2="18.573cm" svg:y2="7.985cm">
          <text:p text:style-name="P3"/>
        </draw:line>
        <draw:line draw:style-name="gr22" draw:text-style-name="P2" draw:layer="layout" svg:x1="17.303cm" svg:y1="7.562cm" svg:x2="17.514cm" svg:y2="7.985cm">
          <text:p text:style-name="P3"/>
        </draw:line>
        <draw:line draw:style-name="gr22" draw:text-style-name="P2" draw:layer="layout" svg:x1="17.514cm" svg:y1="7.562cm" svg:x2="17.302cm" svg:y2="7.985cm">
          <text:p text:style-name="P3"/>
        </draw:line>
        <draw:line draw:style-name="gr22" draw:text-style-name="P2" draw:layer="layout" svg:x1="18.573cm" svg:y1="7.562cm" svg:x2="18.785cm" svg:y2="7.985cm">
          <text:p text:style-name="P3"/>
        </draw:line>
        <draw:line draw:style-name="gr22" draw:text-style-name="P2" draw:layer="layout" svg:x1="18.785cm" svg:y1="7.562cm" svg:x2="18.573cm" svg:y2="7.985cm">
          <text:p text:style-name="P3"/>
        </draw:line>
        <draw:line draw:style-name="gr22" draw:text-style-name="P2" draw:layer="layout" svg:x1="18.792cm" svg:y1="7.562cm" svg:x2="19.843cm" svg:y2="7.562cm">
          <text:p text:style-name="P3"/>
        </draw:line>
        <draw:line draw:style-name="gr22" draw:text-style-name="P2" draw:layer="layout" svg:x1="20.055cm" svg:y1="7.562cm" svg:x2="21.114cm" svg:y2="7.562cm">
          <text:p text:style-name="P3"/>
        </draw:line>
        <draw:line draw:style-name="gr22" draw:text-style-name="P2" draw:layer="layout" svg:x1="18.785cm" svg:y1="7.985cm" svg:x2="19.843cm" svg:y2="7.985cm">
          <text:p text:style-name="P3"/>
        </draw:line>
        <draw:line draw:style-name="gr22" draw:text-style-name="P2" draw:layer="layout" svg:x1="20.055cm" svg:y1="7.985cm" svg:x2="21.114cm" svg:y2="7.985cm">
          <text:p text:style-name="P3"/>
        </draw:line>
        <draw:line draw:style-name="gr22" draw:text-style-name="P2" draw:layer="layout" svg:x1="19.844cm" svg:y1="7.562cm" svg:x2="20.055cm" svg:y2="7.985cm">
          <text:p text:style-name="P3"/>
        </draw:line>
        <draw:line draw:style-name="gr22" draw:text-style-name="P2" draw:layer="layout" svg:x1="20.055cm" svg:y1="7.562cm" svg:x2="19.843cm" svg:y2="7.985cm">
          <text:p text:style-name="P3"/>
        </draw:line>
        <draw:line draw:style-name="gr22" draw:text-style-name="P2" draw:layer="layout" svg:x1="21.114cm" svg:y1="7.562cm" svg:x2="21.326cm" svg:y2="7.985cm">
          <text:p text:style-name="P3"/>
        </draw:line>
        <draw:line draw:style-name="gr22" draw:text-style-name="P2" draw:layer="layout" svg:x1="21.326cm" svg:y1="7.562cm" svg:x2="21.114cm" svg:y2="7.985cm">
          <text:p text:style-name="P3"/>
        </draw:line>
        <draw:line draw:style-name="gr22" draw:text-style-name="P2" draw:layer="layout" svg:x1="21.333cm" svg:y1="7.562cm" svg:x2="22.384cm" svg:y2="7.562cm">
          <text:p text:style-name="P3"/>
        </draw:line>
        <draw:line draw:style-name="gr22" draw:text-style-name="P2" draw:layer="layout" svg:x1="22.596cm" svg:y1="7.562cm" svg:x2="23.655cm" svg:y2="7.562cm">
          <text:p text:style-name="P3"/>
        </draw:line>
        <draw:line draw:style-name="gr22" draw:text-style-name="P2" draw:layer="layout" svg:x1="21.326cm" svg:y1="7.985cm" svg:x2="22.384cm" svg:y2="7.985cm">
          <text:p text:style-name="P3"/>
        </draw:line>
        <draw:line draw:style-name="gr22" draw:text-style-name="P2" draw:layer="layout" svg:x1="22.596cm" svg:y1="7.985cm" svg:x2="23.655cm" svg:y2="7.985cm">
          <text:p text:style-name="P3"/>
        </draw:line>
        <draw:line draw:style-name="gr22" draw:text-style-name="P2" draw:layer="layout" svg:x1="22.385cm" svg:y1="7.562cm" svg:x2="22.596cm" svg:y2="7.985cm">
          <text:p text:style-name="P3"/>
        </draw:line>
        <draw:line draw:style-name="gr22" draw:text-style-name="P2" draw:layer="layout" svg:x1="22.596cm" svg:y1="7.562cm" svg:x2="22.384cm" svg:y2="7.985cm">
          <text:p text:style-name="P3"/>
        </draw:line>
        <draw:line draw:style-name="gr22" draw:text-style-name="P2" draw:layer="layout" svg:x1="23.655cm" svg:y1="7.562cm" svg:x2="23.867cm" svg:y2="7.985cm">
          <text:p text:style-name="P3"/>
        </draw:line>
        <draw:line draw:style-name="gr22" draw:text-style-name="P2" draw:layer="layout" svg:x1="23.867cm" svg:y1="7.562cm" svg:x2="23.655cm" svg:y2="7.985cm">
          <text:p text:style-name="P3"/>
        </draw:line>
        <draw:line draw:style-name="gr22" draw:text-style-name="P2" draw:layer="layout" svg:x1="22.603cm" svg:y1="7.562cm" svg:x2="23.654cm" svg:y2="7.562cm">
          <text:p text:style-name="P3"/>
        </draw:line>
        <draw:line draw:style-name="gr22" draw:text-style-name="P2" draw:layer="layout" svg:x1="23.866cm" svg:y1="7.562cm" svg:x2="24.925cm" svg:y2="7.562cm">
          <text:p text:style-name="P3"/>
        </draw:line>
        <draw:line draw:style-name="gr22" draw:text-style-name="P2" draw:layer="layout" svg:x1="22.596cm" svg:y1="7.985cm" svg:x2="23.654cm" svg:y2="7.985cm">
          <text:p text:style-name="P3"/>
        </draw:line>
        <draw:line draw:style-name="gr22" draw:text-style-name="P2" draw:layer="layout" svg:x1="23.866cm" svg:y1="7.985cm" svg:x2="24.925cm" svg:y2="7.985cm">
          <text:p text:style-name="P3"/>
        </draw:line>
        <draw:line draw:style-name="gr22" draw:text-style-name="P2" draw:layer="layout" svg:x1="23.655cm" svg:y1="7.562cm" svg:x2="23.866cm" svg:y2="7.985cm">
          <text:p text:style-name="P3"/>
        </draw:line>
        <draw:line draw:style-name="gr22" draw:text-style-name="P2" draw:layer="layout" svg:x1="23.866cm" svg:y1="7.562cm" svg:x2="23.654cm" svg:y2="7.985cm">
          <text:p text:style-name="P3"/>
        </draw:line>
        <draw:line draw:style-name="gr22" draw:text-style-name="P2" draw:layer="layout" svg:x1="24.925cm" svg:y1="7.562cm" svg:x2="25.137cm" svg:y2="7.985cm">
          <text:p text:style-name="P3"/>
        </draw:line>
        <draw:line draw:style-name="gr22" draw:text-style-name="P2" draw:layer="layout" svg:x1="25.137cm" svg:y1="7.562cm" svg:x2="24.925cm" svg:y2="7.985cm">
          <text:p text:style-name="P3"/>
        </draw:line>
        <draw:line draw:style-name="gr22" draw:text-style-name="P2" draw:layer="layout" svg:x1="25.144cm" svg:y1="7.562cm" svg:x2="26.195cm" svg:y2="7.562cm">
          <text:p text:style-name="P3"/>
        </draw:line>
        <draw:line draw:style-name="gr22" draw:text-style-name="P2" draw:layer="layout" svg:x1="26.407cm" svg:y1="7.562cm" svg:x2="27.466cm" svg:y2="7.562cm">
          <text:p text:style-name="P3"/>
        </draw:line>
        <draw:line draw:style-name="gr22" draw:text-style-name="P2" draw:layer="layout" svg:x1="25.137cm" svg:y1="7.985cm" svg:x2="26.195cm" svg:y2="7.985cm">
          <text:p text:style-name="P3"/>
        </draw:line>
        <draw:line draw:style-name="gr22" draw:text-style-name="P2" draw:layer="layout" svg:x1="26.407cm" svg:y1="7.985cm" svg:x2="27.466cm" svg:y2="7.985cm">
          <text:p text:style-name="P3"/>
        </draw:line>
        <draw:line draw:style-name="gr22" draw:text-style-name="P2" draw:layer="layout" svg:x1="26.196cm" svg:y1="7.562cm" svg:x2="26.407cm" svg:y2="7.985cm">
          <text:p text:style-name="P3"/>
        </draw:line>
        <draw:line draw:style-name="gr22" draw:text-style-name="P2" draw:layer="layout" svg:x1="26.407cm" svg:y1="7.562cm" svg:x2="26.195cm" svg:y2="7.985cm">
          <text:p text:style-name="P3"/>
        </draw:line>
        <draw:line draw:style-name="gr22" draw:text-style-name="P2" draw:layer="layout" svg:x1="27.466cm" svg:y1="7.562cm" svg:x2="27.678cm" svg:y2="7.985cm">
          <text:p text:style-name="P3"/>
        </draw:line>
        <draw:line draw:style-name="gr22" draw:text-style-name="P2" draw:layer="layout" svg:x1="27.678cm" svg:y1="7.562cm" svg:x2="27.466cm" svg:y2="7.985cm">
          <text:p text:style-name="P3"/>
        </draw:line>
        <draw:frame draw:style-name="gr24" draw:text-style-name="P16" draw:layer="layout" svg:width="1.271cm" svg:height="0.818cm" svg:x="3.539cm" svg:y="7.35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4.809cm" svg:y="7.35cm">
          <draw:text-box>
            <text:p text:style-name="P3"><text:span text:style-name="T7">0</text:span></text:p>
          </draw:text-box>
        </draw:frame>
        <draw:frame draw:style-name="gr25" draw:text-style-name="P16" draw:layer="layout" svg:width="1.482cm" svg:height="0.847cm" svg:x="5.868cm" svg:y="7.35cm">
          <draw:text-box>
            <text:p text:style-name="P3"><text:span text:style-name="T7">w_0</text:span></text:p>
          </draw:text-box>
        </draw:frame>
        <draw:frame draw:style-name="gr25" draw:text-style-name="P16" draw:layer="layout" svg:width="1.271cm" svg:height="0.847cm" svg:x="8.62cm" svg:y="7.35cm">
          <draw:text-box>
            <text:p text:style-name="P3"><text:span text:style-name="T7">w_2</text:span></text:p>
          </draw:text-box>
        </draw:frame>
        <draw:frame draw:style-name="gr25" draw:text-style-name="P16" draw:layer="layout" svg:width="1.271cm" svg:height="0.847cm" svg:x="9.891cm" svg:y="7.35cm">
          <draw:text-box>
            <text:p text:style-name="P3"><text:span text:style-name="T7">w_3</text:span></text:p>
          </draw:text-box>
        </draw:frame>
        <draw:frame draw:style-name="gr25" draw:text-style-name="P16" draw:layer="layout" svg:width="1.271cm" svg:height="0.847cm" svg:x="13.702cm" svg:y="7.35cm">
          <draw:text-box>
            <text:p text:style-name="P3"><text:span text:style-name="T7">w_6</text:span></text:p>
          </draw:text-box>
        </draw:frame>
        <draw:frame draw:style-name="gr25" draw:text-style-name="P16" draw:layer="layout" svg:width="1.271cm" svg:height="0.847cm" svg:x="14.973cm" svg:y="7.35cm">
          <draw:text-box>
            <text:p text:style-name="P3"><text:span text:style-name="T7">w_7</text:span></text:p>
          </draw:text-box>
        </draw:frame>
        <draw:frame draw:style-name="gr25" draw:text-style-name="P16" draw:layer="layout" svg:width="1.475cm" svg:height="0.847cm" svg:x="16.039cm" svg:y="7.35cm">
          <draw:text-box>
            <text:p text:style-name="P3"><text:span text:style-name="T7">w_8</text:span></text:p>
          </draw:text-box>
        </draw:frame>
        <draw:frame draw:style-name="gr25" draw:text-style-name="P16" draw:layer="layout" svg:width="1.475cm" svg:height="0.847cm" svg:x="17.302cm" svg:y="7.35cm">
          <draw:text-box>
            <text:p text:style-name="P3"><text:span text:style-name="T7">w_9</text:span></text:p>
          </draw:text-box>
        </draw:frame>
        <draw:frame draw:style-name="gr25" draw:text-style-name="P16" draw:layer="layout" svg:width="1.271cm" svg:height="0.847cm" svg:x="11.161cm" svg:y="7.35cm">
          <draw:text-box>
            <text:p text:style-name="P3"><text:span text:style-name="T7">w_4</text:span></text:p>
          </draw:text-box>
        </draw:frame>
        <draw:frame draw:style-name="gr25" draw:text-style-name="P16" draw:layer="layout" svg:width="1.271cm" svg:height="0.847cm" svg:x="7.35cm" svg:y="7.35cm">
          <draw:text-box>
            <text:p text:style-name="P3"><text:span text:style-name="T7">w_1</text:span></text:p>
          </draw:text-box>
        </draw:frame>
        <draw:frame draw:style-name="gr25" draw:text-style-name="P16" draw:layer="layout" svg:width="1.271cm" svg:height="0.847cm" svg:x="12.432cm" svg:y="7.35cm">
          <draw:text-box>
            <text:p text:style-name="P3"><text:span text:style-name="T7">w_5</text:span></text:p>
          </draw:text-box>
        </draw:frame>
        <draw:frame draw:style-name="gr25" draw:text-style-name="P16" draw:layer="layout" svg:width="1.475cm" svg:height="0.847cm" svg:x="18.587cm" svg:y="7.35cm">
          <draw:text-box>
            <text:p text:style-name="P3"><text:span text:style-name="T7">w_10</text:span></text:p>
          </draw:text-box>
        </draw:frame>
        <draw:frame draw:style-name="gr25" draw:text-style-name="P16" draw:layer="layout" svg:width="1.475cm" svg:height="0.847cm" svg:x="19.85cm" svg:y="7.35cm">
          <draw:text-box>
            <text:p text:style-name="P3"><text:span text:style-name="T7">w_11</text:span></text:p>
          </draw:text-box>
        </draw:frame>
        <draw:frame draw:style-name="gr25" draw:text-style-name="P16" draw:layer="layout" svg:width="1.475cm" svg:height="0.847cm" svg:x="21.121cm" svg:y="7.35cm">
          <draw:text-box>
            <text:p text:style-name="P3"><text:span text:style-name="T7">w_12</text:span></text:p>
          </draw:text-box>
        </draw:frame>
        <draw:frame draw:style-name="gr25" draw:text-style-name="P16" draw:layer="layout" svg:width="1.475cm" svg:height="0.847cm" svg:x="22.399cm" svg:y="7.35cm">
          <draw:text-box>
            <text:p text:style-name="P3"><text:span text:style-name="T7">w_13</text:span></text:p>
          </draw:text-box>
        </draw:frame>
        <draw:frame draw:style-name="gr25" draw:text-style-name="P16" draw:layer="layout" svg:width="1.475cm" svg:height="0.847cm" svg:x="23.662cm" svg:y="7.35cm">
          <draw:text-box>
            <text:p text:style-name="P3"><text:span text:style-name="T7">w_14</text:span></text:p>
          </draw:text-box>
        </draw:frame>
        <draw:frame draw:style-name="gr25" draw:text-style-name="P16" draw:layer="layout" svg:width="1.475cm" svg:height="0.847cm" svg:x="24.932cm" svg:y="7.35cm">
          <draw:text-box>
            <text:p text:style-name="P3"><text:span text:style-name="T7">w_15</text:span></text:p>
          </draw:text-box>
        </draw:frame>
        <draw:frame draw:style-name="gr25" draw:text-style-name="P16" draw:layer="layout" svg:width="1.475cm" svg:height="0.847cm" svg:x="26.203cm" svg:y="7.35cm">
          <draw:text-box>
            <text:p text:style-name="P3"><text:span text:style-name="T7">w16</text:span></text:p>
          </draw:text-box>
        </draw:frame>
        <draw:line draw:style-name="gr22" draw:text-style-name="P2" draw:layer="layout" svg:x1="1.852cm" svg:y1="8.409cm" svg:x2="3.327cm" svg:y2="8.409cm">
          <text:p text:style-name="P3"/>
        </draw:line>
        <draw:line draw:style-name="gr22" draw:text-style-name="P2" draw:layer="layout" svg:x1="3.546cm" svg:y1="8.409cm" svg:x2="4.597cm" svg:y2="8.409cm">
          <text:p text:style-name="P3"/>
        </draw:line>
        <draw:line draw:style-name="gr22" draw:text-style-name="P2" draw:layer="layout" svg:x1="4.809cm" svg:y1="8.409cm" svg:x2="5.868cm" svg:y2="8.409cm">
          <text:p text:style-name="P3"/>
        </draw:line>
        <draw:line draw:style-name="gr22" draw:text-style-name="P2" draw:layer="layout" svg:x1="1.845cm" svg:y1="8.832cm" svg:x2="3.327cm" svg:y2="8.832cm">
          <text:p text:style-name="P3"/>
        </draw:line>
        <draw:line draw:style-name="gr22" draw:text-style-name="P2" draw:layer="layout" svg:x1="3.539cm" svg:y1="8.832cm" svg:x2="4.597cm" svg:y2="8.832cm">
          <text:p text:style-name="P3"/>
        </draw:line>
        <draw:line draw:style-name="gr22" draw:text-style-name="P2" draw:layer="layout" svg:x1="4.809cm" svg:y1="8.832cm" svg:x2="5.868cm" svg:y2="8.832cm">
          <text:p text:style-name="P3"/>
        </draw:line>
        <draw:line draw:style-name="gr22" draw:text-style-name="P2" draw:layer="layout" svg:x1="3.327cm" svg:y1="8.409cm" svg:x2="3.539cm" svg:y2="8.832cm">
          <text:p text:style-name="P3"/>
        </draw:line>
        <draw:line draw:style-name="gr22" draw:text-style-name="P2" draw:layer="layout" svg:x1="3.546cm" svg:y1="8.409cm" svg:x2="3.327cm" svg:y2="8.832cm">
          <text:p text:style-name="P3"/>
        </draw:line>
        <draw:line draw:style-name="gr22" draw:text-style-name="P2" draw:layer="layout" svg:x1="4.598cm" svg:y1="8.409cm" svg:x2="4.809cm" svg:y2="8.832cm">
          <text:p text:style-name="P3"/>
        </draw:line>
        <draw:line draw:style-name="gr22" draw:text-style-name="P2" draw:layer="layout" svg:x1="4.809cm" svg:y1="8.409cm" svg:x2="4.597cm" svg:y2="8.832cm">
          <text:p text:style-name="P3"/>
        </draw:line>
        <draw:line draw:style-name="gr22" draw:text-style-name="P2" draw:layer="layout" svg:x1="5.868cm" svg:y1="8.409cm" svg:x2="6.08cm" svg:y2="8.832cm">
          <text:p text:style-name="P3"/>
        </draw:line>
        <draw:line draw:style-name="gr22" draw:text-style-name="P2" draw:layer="layout" svg:x1="6.08cm" svg:y1="8.409cm" svg:x2="5.868cm" svg:y2="8.832cm">
          <text:p text:style-name="P3"/>
        </draw:line>
        <draw:line draw:style-name="gr22" draw:text-style-name="P2" draw:layer="layout" svg:x1="6.087cm" svg:y1="8.409cm" svg:x2="7.138cm" svg:y2="8.409cm">
          <text:p text:style-name="P3"/>
        </draw:line>
        <draw:line draw:style-name="gr22" draw:text-style-name="P2" draw:layer="layout" svg:x1="7.35cm" svg:y1="8.409cm" svg:x2="8.409cm" svg:y2="8.409cm">
          <text:p text:style-name="P3"/>
        </draw:line>
        <draw:line draw:style-name="gr22" draw:text-style-name="P2" draw:layer="layout" svg:x1="6.08cm" svg:y1="8.832cm" svg:x2="7.138cm" svg:y2="8.832cm">
          <text:p text:style-name="P3"/>
        </draw:line>
        <draw:line draw:style-name="gr22" draw:text-style-name="P2" draw:layer="layout" svg:x1="7.35cm" svg:y1="8.832cm" svg:x2="8.409cm" svg:y2="8.832cm">
          <text:p text:style-name="P3"/>
        </draw:line>
        <draw:line draw:style-name="gr22" draw:text-style-name="P2" draw:layer="layout" svg:x1="7.139cm" svg:y1="8.409cm" svg:x2="7.35cm" svg:y2="8.832cm">
          <text:p text:style-name="P3"/>
        </draw:line>
        <draw:line draw:style-name="gr22" draw:text-style-name="P2" draw:layer="layout" svg:x1="7.35cm" svg:y1="8.409cm" svg:x2="7.138cm" svg:y2="8.832cm">
          <text:p text:style-name="P3"/>
        </draw:line>
        <draw:line draw:style-name="gr22" draw:text-style-name="P2" draw:layer="layout" svg:x1="8.409cm" svg:y1="8.409cm" svg:x2="8.621cm" svg:y2="8.832cm">
          <text:p text:style-name="P3"/>
        </draw:line>
        <draw:line draw:style-name="gr22" draw:text-style-name="P2" draw:layer="layout" svg:x1="8.621cm" svg:y1="8.409cm" svg:x2="8.409cm" svg:y2="8.832cm">
          <text:p text:style-name="P3"/>
        </draw:line>
        <draw:line draw:style-name="gr22" draw:text-style-name="P2" draw:layer="layout" svg:x1="8.628cm" svg:y1="8.409cm" svg:x2="9.679cm" svg:y2="8.409cm">
          <text:p text:style-name="P3"/>
        </draw:line>
        <draw:line draw:style-name="gr22" draw:text-style-name="P2" draw:layer="layout" svg:x1="9.891cm" svg:y1="8.409cm" svg:x2="10.95cm" svg:y2="8.409cm">
          <text:p text:style-name="P3"/>
        </draw:line>
        <draw:line draw:style-name="gr22" draw:text-style-name="P2" draw:layer="layout" svg:x1="8.621cm" svg:y1="8.832cm" svg:x2="9.679cm" svg:y2="8.832cm">
          <text:p text:style-name="P3"/>
        </draw:line>
        <draw:line draw:style-name="gr22" draw:text-style-name="P2" draw:layer="layout" svg:x1="9.891cm" svg:y1="8.832cm" svg:x2="10.95cm" svg:y2="8.832cm">
          <text:p text:style-name="P3"/>
        </draw:line>
        <draw:line draw:style-name="gr22" draw:text-style-name="P2" draw:layer="layout" svg:x1="9.68cm" svg:y1="8.409cm" svg:x2="9.891cm" svg:y2="8.832cm">
          <text:p text:style-name="P3"/>
        </draw:line>
        <draw:line draw:style-name="gr22" draw:text-style-name="P2" draw:layer="layout" svg:x1="9.891cm" svg:y1="8.409cm" svg:x2="9.679cm" svg:y2="8.832cm">
          <text:p text:style-name="P3"/>
        </draw:line>
        <draw:line draw:style-name="gr22" draw:text-style-name="P2" draw:layer="layout" svg:x1="10.95cm" svg:y1="8.409cm" svg:x2="11.162cm" svg:y2="8.832cm">
          <text:p text:style-name="P3"/>
        </draw:line>
        <draw:line draw:style-name="gr22" draw:text-style-name="P2" draw:layer="layout" svg:x1="11.162cm" svg:y1="8.409cm" svg:x2="10.95cm" svg:y2="8.832cm">
          <text:p text:style-name="P3"/>
        </draw:line>
        <draw:line draw:style-name="gr22" draw:text-style-name="P2" draw:layer="layout" svg:x1="11.169cm" svg:y1="8.409cm" svg:x2="12.22cm" svg:y2="8.409cm">
          <text:p text:style-name="P3"/>
        </draw:line>
        <draw:line draw:style-name="gr22" draw:text-style-name="P2" draw:layer="layout" svg:x1="12.432cm" svg:y1="8.409cm" svg:x2="13.491cm" svg:y2="8.409cm">
          <text:p text:style-name="P3"/>
        </draw:line>
        <draw:line draw:style-name="gr22" draw:text-style-name="P2" draw:layer="layout" svg:x1="11.162cm" svg:y1="8.832cm" svg:x2="12.22cm" svg:y2="8.832cm">
          <text:p text:style-name="P3"/>
        </draw:line>
        <draw:line draw:style-name="gr22" draw:text-style-name="P2" draw:layer="layout" svg:x1="12.432cm" svg:y1="8.832cm" svg:x2="13.491cm" svg:y2="8.832cm">
          <text:p text:style-name="P3"/>
        </draw:line>
        <draw:line draw:style-name="gr22" draw:text-style-name="P2" draw:layer="layout" svg:x1="12.221cm" svg:y1="8.409cm" svg:x2="12.432cm" svg:y2="8.832cm">
          <text:p text:style-name="P3"/>
        </draw:line>
        <draw:line draw:style-name="gr22" draw:text-style-name="P2" draw:layer="layout" svg:x1="12.432cm" svg:y1="8.409cm" svg:x2="12.22cm" svg:y2="8.832cm">
          <text:p text:style-name="P3"/>
        </draw:line>
        <draw:line draw:style-name="gr22" draw:text-style-name="P2" draw:layer="layout" svg:x1="13.491cm" svg:y1="8.409cm" svg:x2="13.703cm" svg:y2="8.832cm">
          <text:p text:style-name="P3"/>
        </draw:line>
        <draw:line draw:style-name="gr22" draw:text-style-name="P2" draw:layer="layout" svg:x1="13.703cm" svg:y1="8.409cm" svg:x2="13.491cm" svg:y2="8.832cm">
          <text:p text:style-name="P3"/>
        </draw:line>
        <draw:line draw:style-name="gr22" draw:text-style-name="P2" draw:layer="layout" svg:x1="13.71cm" svg:y1="8.409cm" svg:x2="14.761cm" svg:y2="8.409cm">
          <text:p text:style-name="P3"/>
        </draw:line>
        <draw:line draw:style-name="gr22" draw:text-style-name="P2" draw:layer="layout" svg:x1="14.973cm" svg:y1="8.409cm" svg:x2="16.032cm" svg:y2="8.409cm">
          <text:p text:style-name="P3"/>
        </draw:line>
        <draw:line draw:style-name="gr22" draw:text-style-name="P2" draw:layer="layout" svg:x1="13.703cm" svg:y1="8.832cm" svg:x2="14.761cm" svg:y2="8.832cm">
          <text:p text:style-name="P3"/>
        </draw:line>
        <draw:line draw:style-name="gr22" draw:text-style-name="P2" draw:layer="layout" svg:x1="14.973cm" svg:y1="8.832cm" svg:x2="16.032cm" svg:y2="8.832cm">
          <text:p text:style-name="P3"/>
        </draw:line>
        <draw:line draw:style-name="gr22" draw:text-style-name="P2" draw:layer="layout" svg:x1="14.762cm" svg:y1="8.409cm" svg:x2="14.973cm" svg:y2="8.832cm">
          <text:p text:style-name="P3"/>
        </draw:line>
        <draw:line draw:style-name="gr22" draw:text-style-name="P2" draw:layer="layout" svg:x1="14.973cm" svg:y1="8.409cm" svg:x2="14.761cm" svg:y2="8.832cm">
          <text:p text:style-name="P3"/>
        </draw:line>
        <draw:line draw:style-name="gr22" draw:text-style-name="P2" draw:layer="layout" svg:x1="16.032cm" svg:y1="8.409cm" svg:x2="16.244cm" svg:y2="8.832cm">
          <text:p text:style-name="P3"/>
        </draw:line>
        <draw:line draw:style-name="gr22" draw:text-style-name="P2" draw:layer="layout" svg:x1="16.244cm" svg:y1="8.409cm" svg:x2="16.032cm" svg:y2="8.832cm">
          <text:p text:style-name="P3"/>
        </draw:line>
        <draw:line draw:style-name="gr22" draw:text-style-name="P2" draw:layer="layout" svg:x1="16.251cm" svg:y1="8.409cm" svg:x2="17.302cm" svg:y2="8.409cm">
          <text:p text:style-name="P3"/>
        </draw:line>
        <draw:line draw:style-name="gr22" draw:text-style-name="P2" draw:layer="layout" svg:x1="17.514cm" svg:y1="8.409cm" svg:x2="18.573cm" svg:y2="8.409cm">
          <text:p text:style-name="P3"/>
        </draw:line>
        <draw:line draw:style-name="gr22" draw:text-style-name="P2" draw:layer="layout" svg:x1="16.244cm" svg:y1="8.832cm" svg:x2="17.302cm" svg:y2="8.832cm">
          <text:p text:style-name="P3"/>
        </draw:line>
        <draw:line draw:style-name="gr22" draw:text-style-name="P2" draw:layer="layout" svg:x1="17.514cm" svg:y1="8.832cm" svg:x2="18.573cm" svg:y2="8.832cm">
          <text:p text:style-name="P3"/>
        </draw:line>
        <draw:line draw:style-name="gr22" draw:text-style-name="P2" draw:layer="layout" svg:x1="17.303cm" svg:y1="8.409cm" svg:x2="17.514cm" svg:y2="8.832cm">
          <text:p text:style-name="P3"/>
        </draw:line>
        <draw:line draw:style-name="gr22" draw:text-style-name="P2" draw:layer="layout" svg:x1="17.514cm" svg:y1="8.409cm" svg:x2="17.302cm" svg:y2="8.832cm">
          <text:p text:style-name="P3"/>
        </draw:line>
        <draw:line draw:style-name="gr22" draw:text-style-name="P2" draw:layer="layout" svg:x1="18.573cm" svg:y1="8.409cm" svg:x2="18.785cm" svg:y2="8.832cm">
          <text:p text:style-name="P3"/>
        </draw:line>
        <draw:line draw:style-name="gr22" draw:text-style-name="P2" draw:layer="layout" svg:x1="18.785cm" svg:y1="8.409cm" svg:x2="18.573cm" svg:y2="8.832cm">
          <text:p text:style-name="P3"/>
        </draw:line>
        <draw:line draw:style-name="gr22" draw:text-style-name="P2" draw:layer="layout" svg:x1="18.792cm" svg:y1="8.409cm" svg:x2="19.843cm" svg:y2="8.409cm">
          <text:p text:style-name="P3"/>
        </draw:line>
        <draw:line draw:style-name="gr22" draw:text-style-name="P2" draw:layer="layout" svg:x1="20.055cm" svg:y1="8.409cm" svg:x2="21.114cm" svg:y2="8.409cm">
          <text:p text:style-name="P3"/>
        </draw:line>
        <draw:line draw:style-name="gr22" draw:text-style-name="P2" draw:layer="layout" svg:x1="18.785cm" svg:y1="8.832cm" svg:x2="19.843cm" svg:y2="8.832cm">
          <text:p text:style-name="P3"/>
        </draw:line>
        <draw:line draw:style-name="gr22" draw:text-style-name="P2" draw:layer="layout" svg:x1="20.055cm" svg:y1="8.832cm" svg:x2="21.114cm" svg:y2="8.832cm">
          <text:p text:style-name="P3"/>
        </draw:line>
        <draw:line draw:style-name="gr22" draw:text-style-name="P2" draw:layer="layout" svg:x1="19.844cm" svg:y1="8.409cm" svg:x2="20.055cm" svg:y2="8.832cm">
          <text:p text:style-name="P3"/>
        </draw:line>
        <draw:line draw:style-name="gr22" draw:text-style-name="P2" draw:layer="layout" svg:x1="20.055cm" svg:y1="8.409cm" svg:x2="19.843cm" svg:y2="8.832cm">
          <text:p text:style-name="P3"/>
        </draw:line>
        <draw:line draw:style-name="gr22" draw:text-style-name="P2" draw:layer="layout" svg:x1="21.114cm" svg:y1="8.409cm" svg:x2="21.326cm" svg:y2="8.832cm">
          <text:p text:style-name="P3"/>
        </draw:line>
        <draw:line draw:style-name="gr22" draw:text-style-name="P2" draw:layer="layout" svg:x1="21.326cm" svg:y1="8.409cm" svg:x2="21.114cm" svg:y2="8.832cm">
          <text:p text:style-name="P3"/>
        </draw:line>
        <draw:line draw:style-name="gr22" draw:text-style-name="P2" draw:layer="layout" svg:x1="21.333cm" svg:y1="8.409cm" svg:x2="22.384cm" svg:y2="8.409cm">
          <text:p text:style-name="P3"/>
        </draw:line>
        <draw:line draw:style-name="gr22" draw:text-style-name="P2" draw:layer="layout" svg:x1="22.596cm" svg:y1="8.409cm" svg:x2="23.655cm" svg:y2="8.409cm">
          <text:p text:style-name="P3"/>
        </draw:line>
        <draw:line draw:style-name="gr22" draw:text-style-name="P2" draw:layer="layout" svg:x1="21.326cm" svg:y1="8.832cm" svg:x2="22.384cm" svg:y2="8.832cm">
          <text:p text:style-name="P3"/>
        </draw:line>
        <draw:line draw:style-name="gr22" draw:text-style-name="P2" draw:layer="layout" svg:x1="22.596cm" svg:y1="8.832cm" svg:x2="23.655cm" svg:y2="8.832cm">
          <text:p text:style-name="P3"/>
        </draw:line>
        <draw:line draw:style-name="gr22" draw:text-style-name="P2" draw:layer="layout" svg:x1="22.385cm" svg:y1="8.409cm" svg:x2="22.596cm" svg:y2="8.832cm">
          <text:p text:style-name="P3"/>
        </draw:line>
        <draw:line draw:style-name="gr22" draw:text-style-name="P2" draw:layer="layout" svg:x1="22.596cm" svg:y1="8.409cm" svg:x2="22.384cm" svg:y2="8.832cm">
          <text:p text:style-name="P3"/>
        </draw:line>
        <draw:line draw:style-name="gr22" draw:text-style-name="P2" draw:layer="layout" svg:x1="23.655cm" svg:y1="8.409cm" svg:x2="23.867cm" svg:y2="8.832cm">
          <text:p text:style-name="P3"/>
        </draw:line>
        <draw:line draw:style-name="gr22" draw:text-style-name="P2" draw:layer="layout" svg:x1="23.867cm" svg:y1="8.409cm" svg:x2="23.655cm" svg:y2="8.832cm">
          <text:p text:style-name="P3"/>
        </draw:line>
        <draw:line draw:style-name="gr22" draw:text-style-name="P2" draw:layer="layout" svg:x1="22.603cm" svg:y1="8.409cm" svg:x2="23.654cm" svg:y2="8.409cm">
          <text:p text:style-name="P3"/>
        </draw:line>
        <draw:line draw:style-name="gr22" draw:text-style-name="P2" draw:layer="layout" svg:x1="23.866cm" svg:y1="8.409cm" svg:x2="24.925cm" svg:y2="8.409cm">
          <text:p text:style-name="P3"/>
        </draw:line>
        <draw:line draw:style-name="gr22" draw:text-style-name="P2" draw:layer="layout" svg:x1="22.596cm" svg:y1="8.832cm" svg:x2="23.654cm" svg:y2="8.832cm">
          <text:p text:style-name="P3"/>
        </draw:line>
        <draw:line draw:style-name="gr22" draw:text-style-name="P2" draw:layer="layout" svg:x1="23.866cm" svg:y1="8.832cm" svg:x2="24.925cm" svg:y2="8.832cm">
          <text:p text:style-name="P3"/>
        </draw:line>
        <draw:line draw:style-name="gr22" draw:text-style-name="P2" draw:layer="layout" svg:x1="23.655cm" svg:y1="8.409cm" svg:x2="23.866cm" svg:y2="8.832cm">
          <text:p text:style-name="P3"/>
        </draw:line>
        <draw:line draw:style-name="gr22" draw:text-style-name="P2" draw:layer="layout" svg:x1="23.866cm" svg:y1="8.409cm" svg:x2="23.654cm" svg:y2="8.832cm">
          <text:p text:style-name="P3"/>
        </draw:line>
        <draw:line draw:style-name="gr22" draw:text-style-name="P2" draw:layer="layout" svg:x1="24.925cm" svg:y1="8.409cm" svg:x2="25.137cm" svg:y2="8.832cm">
          <text:p text:style-name="P3"/>
        </draw:line>
        <draw:line draw:style-name="gr22" draw:text-style-name="P2" draw:layer="layout" svg:x1="25.137cm" svg:y1="8.409cm" svg:x2="24.925cm" svg:y2="8.832cm">
          <text:p text:style-name="P3"/>
        </draw:line>
        <draw:line draw:style-name="gr22" draw:text-style-name="P2" draw:layer="layout" svg:x1="25.144cm" svg:y1="8.409cm" svg:x2="26.195cm" svg:y2="8.409cm">
          <text:p text:style-name="P3"/>
        </draw:line>
        <draw:line draw:style-name="gr22" draw:text-style-name="P2" draw:layer="layout" svg:x1="26.407cm" svg:y1="8.409cm" svg:x2="27.466cm" svg:y2="8.409cm">
          <text:p text:style-name="P3"/>
        </draw:line>
        <draw:line draw:style-name="gr22" draw:text-style-name="P2" draw:layer="layout" svg:x1="25.137cm" svg:y1="8.832cm" svg:x2="26.195cm" svg:y2="8.832cm">
          <text:p text:style-name="P3"/>
        </draw:line>
        <draw:line draw:style-name="gr22" draw:text-style-name="P2" draw:layer="layout" svg:x1="26.407cm" svg:y1="8.832cm" svg:x2="27.466cm" svg:y2="8.832cm">
          <text:p text:style-name="P3"/>
        </draw:line>
        <draw:line draw:style-name="gr22" draw:text-style-name="P2" draw:layer="layout" svg:x1="26.196cm" svg:y1="8.409cm" svg:x2="26.407cm" svg:y2="8.832cm">
          <text:p text:style-name="P3"/>
        </draw:line>
        <draw:line draw:style-name="gr22" draw:text-style-name="P2" draw:layer="layout" svg:x1="26.407cm" svg:y1="8.409cm" svg:x2="26.195cm" svg:y2="8.832cm">
          <text:p text:style-name="P3"/>
        </draw:line>
        <draw:line draw:style-name="gr22" draw:text-style-name="P2" draw:layer="layout" svg:x1="27.466cm" svg:y1="8.409cm" svg:x2="27.678cm" svg:y2="8.832cm">
          <text:p text:style-name="P3"/>
        </draw:line>
        <draw:line draw:style-name="gr22" draw:text-style-name="P2" draw:layer="layout" svg:x1="27.678cm" svg:y1="8.409cm" svg:x2="27.466cm" svg:y2="8.832cm">
          <text:p text:style-name="P3"/>
        </draw:line>
        <draw:frame draw:style-name="gr24" draw:text-style-name="P16" draw:layer="layout" svg:width="1.271cm" svg:height="0.818cm" svg:x="3.539cm" svg:y="8.197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4.809cm" svg:y="8.197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6.08cm" svg:y="8.197cm">
          <draw:text-box>
            <text:p text:style-name="P3"><text:span text:style-name="T7">r_0</text:span></text:p>
          </draw:text-box>
        </draw:frame>
        <draw:frame draw:style-name="gr25" draw:text-style-name="P16" draw:layer="layout" svg:width="1.271cm" svg:height="0.847cm" svg:x="8.62cm" svg:y="8.197cm">
          <draw:text-box>
            <text:p text:style-name="P3"><text:span text:style-name="T7">r_2</text:span></text:p>
          </draw:text-box>
        </draw:frame>
        <draw:frame draw:style-name="gr25" draw:text-style-name="P16" draw:layer="layout" svg:width="1.271cm" svg:height="0.847cm" svg:x="9.891cm" svg:y="8.197cm">
          <draw:text-box>
            <text:p text:style-name="P3"><text:span text:style-name="T7">r_3</text:span></text:p>
          </draw:text-box>
        </draw:frame>
        <draw:frame draw:style-name="gr25" draw:text-style-name="P16" draw:layer="layout" svg:width="1.271cm" svg:height="0.847cm" svg:x="13.702cm" svg:y="8.197cm">
          <draw:text-box>
            <text:p text:style-name="P3"><text:span text:style-name="T7">r_6</text:span></text:p>
          </draw:text-box>
        </draw:frame>
        <draw:frame draw:style-name="gr25" draw:text-style-name="P16" draw:layer="layout" svg:width="1.271cm" svg:height="0.847cm" svg:x="14.973cm" svg:y="8.197cm">
          <draw:text-box>
            <text:p text:style-name="P3"><text:span text:style-name="T7">r_7</text:span></text:p>
          </draw:text-box>
        </draw:frame>
        <draw:frame draw:style-name="gr25" draw:text-style-name="P16" draw:layer="layout" svg:width="1.475cm" svg:height="0.847cm" svg:x="16.039cm" svg:y="8.197cm">
          <draw:text-box>
            <text:p text:style-name="P3"><text:span text:style-name="T7">r_8</text:span></text:p>
          </draw:text-box>
        </draw:frame>
        <draw:frame draw:style-name="gr25" draw:text-style-name="P16" draw:layer="layout" svg:width="1.475cm" svg:height="0.847cm" svg:x="17.302cm" svg:y="8.197cm">
          <draw:text-box>
            <text:p text:style-name="P3"><text:span text:style-name="T7">r_9</text:span></text:p>
          </draw:text-box>
        </draw:frame>
        <draw:frame draw:style-name="gr25" draw:text-style-name="P16" draw:layer="layout" svg:width="1.271cm" svg:height="0.847cm" svg:x="11.161cm" svg:y="8.197cm">
          <draw:text-box>
            <text:p text:style-name="P3"><text:span text:style-name="T7">r_4</text:span></text:p>
          </draw:text-box>
        </draw:frame>
        <draw:frame draw:style-name="gr25" draw:text-style-name="P16" draw:layer="layout" svg:width="1.271cm" svg:height="0.847cm" svg:x="7.35cm" svg:y="8.197cm">
          <draw:text-box>
            <text:p text:style-name="P3"><text:span text:style-name="T7">r_1</text:span></text:p>
          </draw:text-box>
        </draw:frame>
        <draw:frame draw:style-name="gr25" draw:text-style-name="P16" draw:layer="layout" svg:width="1.271cm" svg:height="0.847cm" svg:x="12.432cm" svg:y="8.197cm">
          <draw:text-box>
            <text:p text:style-name="P3"><text:span text:style-name="T7">r_5</text:span></text:p>
          </draw:text-box>
        </draw:frame>
        <draw:frame draw:style-name="gr25" draw:text-style-name="P16" draw:layer="layout" svg:width="1.475cm" svg:height="0.847cm" svg:x="18.587cm" svg:y="8.197cm">
          <draw:text-box>
            <text:p text:style-name="P3"><text:span text:style-name="T7">r_10</text:span></text:p>
          </draw:text-box>
        </draw:frame>
        <draw:frame draw:style-name="gr25" draw:text-style-name="P16" draw:layer="layout" svg:width="1.475cm" svg:height="0.847cm" svg:x="19.85cm" svg:y="8.197cm">
          <draw:text-box>
            <text:p text:style-name="P3"><text:span text:style-name="T7">r_11</text:span></text:p>
          </draw:text-box>
        </draw:frame>
        <draw:frame draw:style-name="gr25" draw:text-style-name="P16" draw:layer="layout" svg:width="1.475cm" svg:height="0.847cm" svg:x="21.121cm" svg:y="8.197cm">
          <draw:text-box>
            <text:p text:style-name="P3"><text:span text:style-name="T7">r_12</text:span></text:p>
          </draw:text-box>
        </draw:frame>
        <draw:frame draw:style-name="gr25" draw:text-style-name="P16" draw:layer="layout" svg:width="1.475cm" svg:height="0.847cm" svg:x="22.399cm" svg:y="8.197cm">
          <draw:text-box>
            <text:p text:style-name="P3"><text:span text:style-name="T7">r_13</text:span></text:p>
          </draw:text-box>
        </draw:frame>
        <draw:frame draw:style-name="gr25" draw:text-style-name="P16" draw:layer="layout" svg:width="1.475cm" svg:height="0.847cm" svg:x="23.662cm" svg:y="8.197cm">
          <draw:text-box>
            <text:p text:style-name="P3"><text:span text:style-name="T7">r_14</text:span></text:p>
          </draw:text-box>
        </draw:frame>
        <draw:frame draw:style-name="gr25" draw:text-style-name="P16" draw:layer="layout" svg:width="1.475cm" svg:height="0.847cm" svg:x="24.932cm" svg:y="8.197cm">
          <draw:text-box>
            <text:p text:style-name="P3"><text:span text:style-name="T7">r_15</text:span></text:p>
          </draw:text-box>
        </draw:frame>
        <draw:frame draw:style-name="gr25" draw:text-style-name="P16" draw:layer="layout" svg:width="1.475cm" svg:height="0.847cm" svg:x="26.203cm" svg:y="8.197cm">
          <draw:text-box>
            <text:p text:style-name="P3"><text:span text:style-name="T7">r_16</text:span></text:p>
          </draw:text-box>
        </draw:frame>
        <draw:line draw:style-name="gr22" draw:text-style-name="P2" draw:layer="layout" svg:x1="1.852cm" svg:y1="9.256cm" svg:x2="3.327cm" svg:y2="9.256cm">
          <text:p text:style-name="P3"/>
        </draw:line>
        <draw:line draw:style-name="gr22" draw:text-style-name="P2" draw:layer="layout" svg:x1="3.546cm" svg:y1="9.256cm" svg:x2="4.597cm" svg:y2="9.256cm">
          <text:p text:style-name="P3"/>
        </draw:line>
        <draw:line draw:style-name="gr22" draw:text-style-name="P2" draw:layer="layout" svg:x1="4.809cm" svg:y1="9.256cm" svg:x2="5.868cm" svg:y2="9.256cm">
          <text:p text:style-name="P3"/>
        </draw:line>
        <draw:line draw:style-name="gr22" draw:text-style-name="P2" draw:layer="layout" svg:x1="1.845cm" svg:y1="9.679cm" svg:x2="3.327cm" svg:y2="9.679cm">
          <text:p text:style-name="P3"/>
        </draw:line>
        <draw:line draw:style-name="gr22" draw:text-style-name="P2" draw:layer="layout" svg:x1="3.539cm" svg:y1="9.679cm" svg:x2="4.597cm" svg:y2="9.679cm">
          <text:p text:style-name="P3"/>
        </draw:line>
        <draw:line draw:style-name="gr22" draw:text-style-name="P2" draw:layer="layout" svg:x1="4.809cm" svg:y1="9.679cm" svg:x2="5.868cm" svg:y2="9.679cm">
          <text:p text:style-name="P3"/>
        </draw:line>
        <draw:line draw:style-name="gr22" draw:text-style-name="P2" draw:layer="layout" svg:x1="3.327cm" svg:y1="9.256cm" svg:x2="3.539cm" svg:y2="9.679cm">
          <text:p text:style-name="P3"/>
        </draw:line>
        <draw:line draw:style-name="gr22" draw:text-style-name="P2" draw:layer="layout" svg:x1="3.546cm" svg:y1="9.256cm" svg:x2="3.327cm" svg:y2="9.679cm">
          <text:p text:style-name="P3"/>
        </draw:line>
        <draw:line draw:style-name="gr22" draw:text-style-name="P2" draw:layer="layout" svg:x1="4.598cm" svg:y1="9.256cm" svg:x2="4.809cm" svg:y2="9.679cm">
          <text:p text:style-name="P3"/>
        </draw:line>
        <draw:line draw:style-name="gr22" draw:text-style-name="P2" draw:layer="layout" svg:x1="4.809cm" svg:y1="9.256cm" svg:x2="4.597cm" svg:y2="9.679cm">
          <text:p text:style-name="P3"/>
        </draw:line>
        <draw:line draw:style-name="gr22" draw:text-style-name="P2" draw:layer="layout" svg:x1="5.868cm" svg:y1="9.256cm" svg:x2="6.08cm" svg:y2="9.679cm">
          <text:p text:style-name="P3"/>
        </draw:line>
        <draw:line draw:style-name="gr22" draw:text-style-name="P2" draw:layer="layout" svg:x1="6.08cm" svg:y1="9.256cm" svg:x2="5.868cm" svg:y2="9.679cm">
          <text:p text:style-name="P3"/>
        </draw:line>
        <draw:line draw:style-name="gr22" draw:text-style-name="P2" draw:layer="layout" svg:x1="6.087cm" svg:y1="9.256cm" svg:x2="7.138cm" svg:y2="9.256cm">
          <text:p text:style-name="P3"/>
        </draw:line>
        <draw:line draw:style-name="gr22" draw:text-style-name="P2" draw:layer="layout" svg:x1="7.35cm" svg:y1="9.256cm" svg:x2="8.409cm" svg:y2="9.256cm">
          <text:p text:style-name="P3"/>
        </draw:line>
        <draw:line draw:style-name="gr22" draw:text-style-name="P2" draw:layer="layout" svg:x1="6.08cm" svg:y1="9.679cm" svg:x2="7.138cm" svg:y2="9.679cm">
          <text:p text:style-name="P3"/>
        </draw:line>
        <draw:line draw:style-name="gr22" draw:text-style-name="P2" draw:layer="layout" svg:x1="7.35cm" svg:y1="9.679cm" svg:x2="8.409cm" svg:y2="9.679cm">
          <text:p text:style-name="P3"/>
        </draw:line>
        <draw:line draw:style-name="gr22" draw:text-style-name="P2" draw:layer="layout" svg:x1="7.139cm" svg:y1="9.256cm" svg:x2="7.35cm" svg:y2="9.679cm">
          <text:p text:style-name="P3"/>
        </draw:line>
        <draw:line draw:style-name="gr22" draw:text-style-name="P2" draw:layer="layout" svg:x1="7.35cm" svg:y1="9.256cm" svg:x2="7.138cm" svg:y2="9.679cm">
          <text:p text:style-name="P3"/>
        </draw:line>
        <draw:line draw:style-name="gr22" draw:text-style-name="P2" draw:layer="layout" svg:x1="8.409cm" svg:y1="9.256cm" svg:x2="8.621cm" svg:y2="9.679cm">
          <text:p text:style-name="P3"/>
        </draw:line>
        <draw:line draw:style-name="gr22" draw:text-style-name="P2" draw:layer="layout" svg:x1="8.621cm" svg:y1="9.256cm" svg:x2="8.409cm" svg:y2="9.679cm">
          <text:p text:style-name="P3"/>
        </draw:line>
        <draw:line draw:style-name="gr22" draw:text-style-name="P2" draw:layer="layout" svg:x1="8.628cm" svg:y1="9.256cm" svg:x2="9.679cm" svg:y2="9.256cm">
          <text:p text:style-name="P3"/>
        </draw:line>
        <draw:line draw:style-name="gr22" draw:text-style-name="P2" draw:layer="layout" svg:x1="9.891cm" svg:y1="9.256cm" svg:x2="10.95cm" svg:y2="9.256cm">
          <text:p text:style-name="P3"/>
        </draw:line>
        <draw:line draw:style-name="gr22" draw:text-style-name="P2" draw:layer="layout" svg:x1="8.621cm" svg:y1="9.679cm" svg:x2="9.679cm" svg:y2="9.679cm">
          <text:p text:style-name="P3"/>
        </draw:line>
        <draw:line draw:style-name="gr22" draw:text-style-name="P2" draw:layer="layout" svg:x1="9.891cm" svg:y1="9.679cm" svg:x2="10.95cm" svg:y2="9.679cm">
          <text:p text:style-name="P3"/>
        </draw:line>
        <draw:line draw:style-name="gr22" draw:text-style-name="P2" draw:layer="layout" svg:x1="9.68cm" svg:y1="9.256cm" svg:x2="9.891cm" svg:y2="9.679cm">
          <text:p text:style-name="P3"/>
        </draw:line>
        <draw:line draw:style-name="gr22" draw:text-style-name="P2" draw:layer="layout" svg:x1="9.891cm" svg:y1="9.256cm" svg:x2="9.679cm" svg:y2="9.679cm">
          <text:p text:style-name="P3"/>
        </draw:line>
        <draw:line draw:style-name="gr22" draw:text-style-name="P2" draw:layer="layout" svg:x1="10.95cm" svg:y1="9.256cm" svg:x2="11.162cm" svg:y2="9.679cm">
          <text:p text:style-name="P3"/>
        </draw:line>
        <draw:line draw:style-name="gr22" draw:text-style-name="P2" draw:layer="layout" svg:x1="11.162cm" svg:y1="9.256cm" svg:x2="10.95cm" svg:y2="9.679cm">
          <text:p text:style-name="P3"/>
        </draw:line>
        <draw:line draw:style-name="gr22" draw:text-style-name="P2" draw:layer="layout" svg:x1="11.169cm" svg:y1="9.256cm" svg:x2="12.22cm" svg:y2="9.256cm">
          <text:p text:style-name="P3"/>
        </draw:line>
        <draw:line draw:style-name="gr22" draw:text-style-name="P2" draw:layer="layout" svg:x1="12.432cm" svg:y1="9.256cm" svg:x2="13.491cm" svg:y2="9.256cm">
          <text:p text:style-name="P3"/>
        </draw:line>
        <draw:line draw:style-name="gr22" draw:text-style-name="P2" draw:layer="layout" svg:x1="11.162cm" svg:y1="9.679cm" svg:x2="12.22cm" svg:y2="9.679cm">
          <text:p text:style-name="P3"/>
        </draw:line>
        <draw:line draw:style-name="gr22" draw:text-style-name="P2" draw:layer="layout" svg:x1="12.432cm" svg:y1="9.679cm" svg:x2="13.491cm" svg:y2="9.679cm">
          <text:p text:style-name="P3"/>
        </draw:line>
        <draw:line draw:style-name="gr22" draw:text-style-name="P2" draw:layer="layout" svg:x1="12.221cm" svg:y1="9.256cm" svg:x2="12.432cm" svg:y2="9.679cm">
          <text:p text:style-name="P3"/>
        </draw:line>
        <draw:line draw:style-name="gr22" draw:text-style-name="P2" draw:layer="layout" svg:x1="12.432cm" svg:y1="9.256cm" svg:x2="12.22cm" svg:y2="9.679cm">
          <text:p text:style-name="P3"/>
        </draw:line>
        <draw:line draw:style-name="gr22" draw:text-style-name="P2" draw:layer="layout" svg:x1="13.491cm" svg:y1="9.256cm" svg:x2="13.703cm" svg:y2="9.679cm">
          <text:p text:style-name="P3"/>
        </draw:line>
        <draw:line draw:style-name="gr22" draw:text-style-name="P2" draw:layer="layout" svg:x1="13.703cm" svg:y1="9.256cm" svg:x2="13.491cm" svg:y2="9.679cm">
          <text:p text:style-name="P3"/>
        </draw:line>
        <draw:line draw:style-name="gr22" draw:text-style-name="P2" draw:layer="layout" svg:x1="13.71cm" svg:y1="9.256cm" svg:x2="14.761cm" svg:y2="9.256cm">
          <text:p text:style-name="P3"/>
        </draw:line>
        <draw:line draw:style-name="gr22" draw:text-style-name="P2" draw:layer="layout" svg:x1="14.973cm" svg:y1="9.256cm" svg:x2="16.032cm" svg:y2="9.256cm">
          <text:p text:style-name="P3"/>
        </draw:line>
        <draw:line draw:style-name="gr22" draw:text-style-name="P2" draw:layer="layout" svg:x1="13.703cm" svg:y1="9.679cm" svg:x2="14.761cm" svg:y2="9.679cm">
          <text:p text:style-name="P3"/>
        </draw:line>
        <draw:line draw:style-name="gr22" draw:text-style-name="P2" draw:layer="layout" svg:x1="14.973cm" svg:y1="9.679cm" svg:x2="16.032cm" svg:y2="9.679cm">
          <text:p text:style-name="P3"/>
        </draw:line>
        <draw:line draw:style-name="gr22" draw:text-style-name="P2" draw:layer="layout" svg:x1="14.762cm" svg:y1="9.256cm" svg:x2="14.973cm" svg:y2="9.679cm">
          <text:p text:style-name="P3"/>
        </draw:line>
        <draw:line draw:style-name="gr22" draw:text-style-name="P2" draw:layer="layout" svg:x1="14.973cm" svg:y1="9.256cm" svg:x2="14.761cm" svg:y2="9.679cm">
          <text:p text:style-name="P3"/>
        </draw:line>
        <draw:line draw:style-name="gr22" draw:text-style-name="P2" draw:layer="layout" svg:x1="16.032cm" svg:y1="9.256cm" svg:x2="16.244cm" svg:y2="9.679cm">
          <text:p text:style-name="P3"/>
        </draw:line>
        <draw:line draw:style-name="gr22" draw:text-style-name="P2" draw:layer="layout" svg:x1="16.244cm" svg:y1="9.256cm" svg:x2="16.032cm" svg:y2="9.679cm">
          <text:p text:style-name="P3"/>
        </draw:line>
        <draw:line draw:style-name="gr22" draw:text-style-name="P2" draw:layer="layout" svg:x1="16.251cm" svg:y1="9.256cm" svg:x2="17.302cm" svg:y2="9.256cm">
          <text:p text:style-name="P3"/>
        </draw:line>
        <draw:line draw:style-name="gr22" draw:text-style-name="P2" draw:layer="layout" svg:x1="17.514cm" svg:y1="9.256cm" svg:x2="18.573cm" svg:y2="9.256cm">
          <text:p text:style-name="P3"/>
        </draw:line>
        <draw:line draw:style-name="gr22" draw:text-style-name="P2" draw:layer="layout" svg:x1="16.244cm" svg:y1="9.679cm" svg:x2="17.302cm" svg:y2="9.679cm">
          <text:p text:style-name="P3"/>
        </draw:line>
        <draw:line draw:style-name="gr22" draw:text-style-name="P2" draw:layer="layout" svg:x1="17.514cm" svg:y1="9.679cm" svg:x2="18.573cm" svg:y2="9.679cm">
          <text:p text:style-name="P3"/>
        </draw:line>
        <draw:line draw:style-name="gr22" draw:text-style-name="P2" draw:layer="layout" svg:x1="17.303cm" svg:y1="9.256cm" svg:x2="17.514cm" svg:y2="9.679cm">
          <text:p text:style-name="P3"/>
        </draw:line>
        <draw:line draw:style-name="gr22" draw:text-style-name="P2" draw:layer="layout" svg:x1="17.514cm" svg:y1="9.256cm" svg:x2="17.302cm" svg:y2="9.679cm">
          <text:p text:style-name="P3"/>
        </draw:line>
        <draw:line draw:style-name="gr22" draw:text-style-name="P2" draw:layer="layout" svg:x1="18.573cm" svg:y1="9.256cm" svg:x2="18.785cm" svg:y2="9.679cm">
          <text:p text:style-name="P3"/>
        </draw:line>
        <draw:line draw:style-name="gr22" draw:text-style-name="P2" draw:layer="layout" svg:x1="18.785cm" svg:y1="9.256cm" svg:x2="18.573cm" svg:y2="9.679cm">
          <text:p text:style-name="P3"/>
        </draw:line>
        <draw:line draw:style-name="gr22" draw:text-style-name="P2" draw:layer="layout" svg:x1="18.792cm" svg:y1="9.256cm" svg:x2="19.843cm" svg:y2="9.256cm">
          <text:p text:style-name="P3"/>
        </draw:line>
        <draw:line draw:style-name="gr22" draw:text-style-name="P2" draw:layer="layout" svg:x1="20.055cm" svg:y1="9.256cm" svg:x2="21.114cm" svg:y2="9.256cm">
          <text:p text:style-name="P3"/>
        </draw:line>
        <draw:line draw:style-name="gr22" draw:text-style-name="P2" draw:layer="layout" svg:x1="18.785cm" svg:y1="9.679cm" svg:x2="19.843cm" svg:y2="9.679cm">
          <text:p text:style-name="P3"/>
        </draw:line>
        <draw:line draw:style-name="gr22" draw:text-style-name="P2" draw:layer="layout" svg:x1="20.055cm" svg:y1="9.679cm" svg:x2="21.114cm" svg:y2="9.679cm">
          <text:p text:style-name="P3"/>
        </draw:line>
        <draw:line draw:style-name="gr22" draw:text-style-name="P2" draw:layer="layout" svg:x1="19.844cm" svg:y1="9.256cm" svg:x2="20.055cm" svg:y2="9.679cm">
          <text:p text:style-name="P3"/>
        </draw:line>
        <draw:line draw:style-name="gr22" draw:text-style-name="P2" draw:layer="layout" svg:x1="20.055cm" svg:y1="9.256cm" svg:x2="19.843cm" svg:y2="9.679cm">
          <text:p text:style-name="P3"/>
        </draw:line>
        <draw:line draw:style-name="gr22" draw:text-style-name="P2" draw:layer="layout" svg:x1="21.114cm" svg:y1="9.256cm" svg:x2="21.326cm" svg:y2="9.679cm">
          <text:p text:style-name="P3"/>
        </draw:line>
        <draw:line draw:style-name="gr22" draw:text-style-name="P2" draw:layer="layout" svg:x1="21.326cm" svg:y1="9.256cm" svg:x2="21.114cm" svg:y2="9.679cm">
          <text:p text:style-name="P3"/>
        </draw:line>
        <draw:line draw:style-name="gr22" draw:text-style-name="P2" draw:layer="layout" svg:x1="21.333cm" svg:y1="9.256cm" svg:x2="22.384cm" svg:y2="9.256cm">
          <text:p text:style-name="P3"/>
        </draw:line>
        <draw:line draw:style-name="gr22" draw:text-style-name="P2" draw:layer="layout" svg:x1="22.596cm" svg:y1="9.256cm" svg:x2="23.655cm" svg:y2="9.256cm">
          <text:p text:style-name="P3"/>
        </draw:line>
        <draw:line draw:style-name="gr22" draw:text-style-name="P2" draw:layer="layout" svg:x1="21.326cm" svg:y1="9.679cm" svg:x2="22.384cm" svg:y2="9.679cm">
          <text:p text:style-name="P3"/>
        </draw:line>
        <draw:line draw:style-name="gr22" draw:text-style-name="P2" draw:layer="layout" svg:x1="22.596cm" svg:y1="9.679cm" svg:x2="23.655cm" svg:y2="9.679cm">
          <text:p text:style-name="P3"/>
        </draw:line>
        <draw:line draw:style-name="gr22" draw:text-style-name="P2" draw:layer="layout" svg:x1="22.385cm" svg:y1="9.256cm" svg:x2="22.596cm" svg:y2="9.679cm">
          <text:p text:style-name="P3"/>
        </draw:line>
        <draw:line draw:style-name="gr22" draw:text-style-name="P2" draw:layer="layout" svg:x1="22.596cm" svg:y1="9.256cm" svg:x2="22.384cm" svg:y2="9.679cm">
          <text:p text:style-name="P3"/>
        </draw:line>
        <draw:line draw:style-name="gr22" draw:text-style-name="P2" draw:layer="layout" svg:x1="23.655cm" svg:y1="9.256cm" svg:x2="23.867cm" svg:y2="9.679cm">
          <text:p text:style-name="P3"/>
        </draw:line>
        <draw:line draw:style-name="gr22" draw:text-style-name="P2" draw:layer="layout" svg:x1="23.867cm" svg:y1="9.256cm" svg:x2="23.655cm" svg:y2="9.679cm">
          <text:p text:style-name="P3"/>
        </draw:line>
        <draw:line draw:style-name="gr22" draw:text-style-name="P2" draw:layer="layout" svg:x1="22.603cm" svg:y1="9.256cm" svg:x2="23.654cm" svg:y2="9.256cm">
          <text:p text:style-name="P3"/>
        </draw:line>
        <draw:line draw:style-name="gr22" draw:text-style-name="P2" draw:layer="layout" svg:x1="23.866cm" svg:y1="9.256cm" svg:x2="24.925cm" svg:y2="9.256cm">
          <text:p text:style-name="P3"/>
        </draw:line>
        <draw:line draw:style-name="gr22" draw:text-style-name="P2" draw:layer="layout" svg:x1="22.596cm" svg:y1="9.679cm" svg:x2="23.654cm" svg:y2="9.679cm">
          <text:p text:style-name="P3"/>
        </draw:line>
        <draw:line draw:style-name="gr22" draw:text-style-name="P2" draw:layer="layout" svg:x1="23.866cm" svg:y1="9.679cm" svg:x2="24.925cm" svg:y2="9.679cm">
          <text:p text:style-name="P3"/>
        </draw:line>
        <draw:line draw:style-name="gr22" draw:text-style-name="P2" draw:layer="layout" svg:x1="23.655cm" svg:y1="9.256cm" svg:x2="23.866cm" svg:y2="9.679cm">
          <text:p text:style-name="P3"/>
        </draw:line>
        <draw:line draw:style-name="gr22" draw:text-style-name="P2" draw:layer="layout" svg:x1="23.866cm" svg:y1="9.256cm" svg:x2="23.654cm" svg:y2="9.679cm">
          <text:p text:style-name="P3"/>
        </draw:line>
        <draw:line draw:style-name="gr22" draw:text-style-name="P2" draw:layer="layout" svg:x1="24.925cm" svg:y1="9.256cm" svg:x2="25.137cm" svg:y2="9.679cm">
          <text:p text:style-name="P3"/>
        </draw:line>
        <draw:line draw:style-name="gr22" draw:text-style-name="P2" draw:layer="layout" svg:x1="25.137cm" svg:y1="9.256cm" svg:x2="24.925cm" svg:y2="9.679cm">
          <text:p text:style-name="P3"/>
        </draw:line>
        <draw:line draw:style-name="gr22" draw:text-style-name="P2" draw:layer="layout" svg:x1="25.144cm" svg:y1="9.256cm" svg:x2="26.195cm" svg:y2="9.256cm">
          <text:p text:style-name="P3"/>
        </draw:line>
        <draw:line draw:style-name="gr22" draw:text-style-name="P2" draw:layer="layout" svg:x1="26.407cm" svg:y1="9.256cm" svg:x2="27.466cm" svg:y2="9.256cm">
          <text:p text:style-name="P3"/>
        </draw:line>
        <draw:line draw:style-name="gr22" draw:text-style-name="P2" draw:layer="layout" svg:x1="25.137cm" svg:y1="9.679cm" svg:x2="26.195cm" svg:y2="9.679cm">
          <text:p text:style-name="P3"/>
        </draw:line>
        <draw:line draw:style-name="gr22" draw:text-style-name="P2" draw:layer="layout" svg:x1="26.407cm" svg:y1="9.679cm" svg:x2="27.466cm" svg:y2="9.679cm">
          <text:p text:style-name="P3"/>
        </draw:line>
        <draw:line draw:style-name="gr22" draw:text-style-name="P2" draw:layer="layout" svg:x1="26.196cm" svg:y1="9.256cm" svg:x2="26.407cm" svg:y2="9.679cm">
          <text:p text:style-name="P3"/>
        </draw:line>
        <draw:line draw:style-name="gr22" draw:text-style-name="P2" draw:layer="layout" svg:x1="26.407cm" svg:y1="9.256cm" svg:x2="26.195cm" svg:y2="9.679cm">
          <text:p text:style-name="P3"/>
        </draw:line>
        <draw:line draw:style-name="gr22" draw:text-style-name="P2" draw:layer="layout" svg:x1="27.466cm" svg:y1="9.256cm" svg:x2="27.678cm" svg:y2="9.679cm">
          <text:p text:style-name="P3"/>
        </draw:line>
        <draw:line draw:style-name="gr22" draw:text-style-name="P2" draw:layer="layout" svg:x1="27.678cm" svg:y1="9.256cm" svg:x2="27.466cm" svg:y2="9.679cm">
          <text:p text:style-name="P3"/>
        </draw:line>
        <draw:frame draw:style-name="gr24" draw:text-style-name="P16" draw:layer="layout" svg:width="1.271cm" svg:height="0.818cm" svg:x="3.539cm" svg:y="9.044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4.809cm" svg:y="9.044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6.094cm" svg:y="9.044cm">
          <draw:text-box>
            <text:p text:style-name="P3"><text:span text:style-name="T7">sr_0</text:span></text:p>
          </draw:text-box>
        </draw:frame>
        <draw:frame draw:style-name="gr25" draw:text-style-name="P16" draw:layer="layout" svg:width="1.271cm" svg:height="0.847cm" svg:x="8.634cm" svg:y="9.044cm">
          <draw:text-box>
            <text:p text:style-name="P3"><text:span text:style-name="T7">sr_2</text:span></text:p>
          </draw:text-box>
        </draw:frame>
        <draw:frame draw:style-name="gr25" draw:text-style-name="P16" draw:layer="layout" svg:width="1.271cm" svg:height="0.847cm" svg:x="9.905cm" svg:y="9.044cm">
          <draw:text-box>
            <text:p text:style-name="P3"><text:span text:style-name="T7">sr_3</text:span></text:p>
          </draw:text-box>
        </draw:frame>
        <draw:frame draw:style-name="gr25" draw:text-style-name="P16" draw:layer="layout" svg:width="1.271cm" svg:height="0.847cm" svg:x="13.716cm" svg:y="9.044cm">
          <draw:text-box>
            <text:p text:style-name="P3"><text:span text:style-name="T7">sr_6</text:span></text:p>
          </draw:text-box>
        </draw:frame>
        <draw:frame draw:style-name="gr25" draw:text-style-name="P16" draw:layer="layout" svg:width="1.271cm" svg:height="0.847cm" svg:x="14.987cm" svg:y="9.044cm">
          <draw:text-box>
            <text:p text:style-name="P3"><text:span text:style-name="T7">sr_7</text:span></text:p>
          </draw:text-box>
        </draw:frame>
        <draw:frame draw:style-name="gr25" draw:text-style-name="P16" draw:layer="layout" svg:width="1.475cm" svg:height="0.847cm" svg:x="16.258cm" svg:y="9.044cm">
          <draw:text-box>
            <text:p text:style-name="P3"><text:span text:style-name="T7">sr_8</text:span></text:p>
          </draw:text-box>
        </draw:frame>
        <draw:frame draw:style-name="gr25" draw:text-style-name="P16" draw:layer="layout" svg:width="1.475cm" svg:height="0.847cm" svg:x="17.521cm" svg:y="9.044cm">
          <draw:text-box>
            <text:p text:style-name="P3"><text:span text:style-name="T7">sr_9</text:span></text:p>
          </draw:text-box>
        </draw:frame>
        <draw:frame draw:style-name="gr25" draw:text-style-name="P16" draw:layer="layout" svg:width="1.271cm" svg:height="0.847cm" svg:x="11.175cm" svg:y="9.044cm">
          <draw:text-box>
            <text:p text:style-name="P3"><text:span text:style-name="T7">sr_4</text:span></text:p>
          </draw:text-box>
        </draw:frame>
        <draw:frame draw:style-name="gr25" draw:text-style-name="P16" draw:layer="layout" svg:width="1.271cm" svg:height="0.847cm" svg:x="7.364cm" svg:y="9.044cm">
          <draw:text-box>
            <text:p text:style-name="P3"><text:span text:style-name="T7">sr_1</text:span></text:p>
          </draw:text-box>
        </draw:frame>
        <draw:frame draw:style-name="gr25" draw:text-style-name="P16" draw:layer="layout" svg:width="1.271cm" svg:height="0.847cm" svg:x="12.446cm" svg:y="9.044cm">
          <draw:text-box>
            <text:p text:style-name="P3"><text:span text:style-name="T7">sr_5</text:span></text:p>
          </draw:text-box>
        </draw:frame>
        <draw:frame draw:style-name="gr25" draw:text-style-name="P16" draw:layer="layout" svg:width="1.475cm" svg:height="0.847cm" svg:x="18.58cm" svg:y="9.044cm">
          <draw:text-box>
            <text:p text:style-name="P3"><text:span text:style-name="T7">sr_10</text:span></text:p>
          </draw:text-box>
        </draw:frame>
        <draw:frame draw:style-name="gr25" draw:text-style-name="P16" draw:layer="layout" svg:width="1.475cm" svg:height="0.847cm" svg:x="19.851cm" svg:y="9.044cm">
          <draw:text-box>
            <text:p text:style-name="P3"><text:span text:style-name="T7">sr_11</text:span></text:p>
          </draw:text-box>
        </draw:frame>
        <draw:frame draw:style-name="gr25" draw:text-style-name="P16" draw:layer="layout" svg:width="1.475cm" svg:height="0.847cm" svg:x="21.121cm" svg:y="9.044cm">
          <draw:text-box>
            <text:p text:style-name="P3"><text:span text:style-name="T7">sr_12</text:span></text:p>
          </draw:text-box>
        </draw:frame>
        <draw:frame draw:style-name="gr25" draw:text-style-name="P16" draw:layer="layout" svg:width="1.475cm" svg:height="0.847cm" svg:x="22.392cm" svg:y="9.044cm">
          <draw:text-box>
            <text:p text:style-name="P3"><text:span text:style-name="T7">sr_13</text:span></text:p>
          </draw:text-box>
        </draw:frame>
        <draw:frame draw:style-name="gr25" draw:text-style-name="P16" draw:layer="layout" svg:width="1.475cm" svg:height="0.847cm" svg:x="23.662cm" svg:y="9.044cm">
          <draw:text-box>
            <text:p text:style-name="P3"><text:span text:style-name="T7">sr_14</text:span></text:p>
          </draw:text-box>
        </draw:frame>
        <draw:line draw:style-name="gr22" draw:text-style-name="P2" draw:layer="layout" svg:x1="1.859cm" svg:y1="10.95cm" svg:x2="3.334cm" svg:y2="10.95cm">
          <text:p text:style-name="P3"/>
        </draw:line>
        <draw:line draw:style-name="gr22" draw:text-style-name="P2" draw:layer="layout" svg:x1="3.553cm" svg:y1="10.95cm" svg:x2="4.604cm" svg:y2="10.95cm">
          <text:p text:style-name="P3"/>
        </draw:line>
        <draw:line draw:style-name="gr22" draw:text-style-name="P2" draw:layer="layout" svg:x1="4.816cm" svg:y1="10.95cm" svg:x2="5.875cm" svg:y2="10.95cm">
          <text:p text:style-name="P3"/>
        </draw:line>
        <draw:line draw:style-name="gr22" draw:text-style-name="P2" draw:layer="layout" svg:x1="1.852cm" svg:y1="11.373cm" svg:x2="3.334cm" svg:y2="11.373cm">
          <text:p text:style-name="P3"/>
        </draw:line>
        <draw:line draw:style-name="gr22" draw:text-style-name="P2" draw:layer="layout" svg:x1="3.546cm" svg:y1="11.373cm" svg:x2="4.604cm" svg:y2="11.373cm">
          <text:p text:style-name="P3"/>
        </draw:line>
        <draw:line draw:style-name="gr22" draw:text-style-name="P2" draw:layer="layout" svg:x1="4.816cm" svg:y1="11.373cm" svg:x2="5.875cm" svg:y2="11.373cm">
          <text:p text:style-name="P3"/>
        </draw:line>
        <draw:line draw:style-name="gr22" draw:text-style-name="P2" draw:layer="layout" svg:x1="3.334cm" svg:y1="10.95cm" svg:x2="3.546cm" svg:y2="11.373cm">
          <text:p text:style-name="P3"/>
        </draw:line>
        <draw:line draw:style-name="gr22" draw:text-style-name="P2" draw:layer="layout" svg:x1="3.553cm" svg:y1="10.95cm" svg:x2="3.334cm" svg:y2="11.373cm">
          <text:p text:style-name="P3"/>
        </draw:line>
        <draw:line draw:style-name="gr22" draw:text-style-name="P2" draw:layer="layout" svg:x1="4.605cm" svg:y1="10.95cm" svg:x2="4.816cm" svg:y2="11.373cm">
          <text:p text:style-name="P3"/>
        </draw:line>
        <draw:line draw:style-name="gr22" draw:text-style-name="P2" draw:layer="layout" svg:x1="4.816cm" svg:y1="10.95cm" svg:x2="4.604cm" svg:y2="11.373cm">
          <text:p text:style-name="P3"/>
        </draw:line>
        <draw:line draw:style-name="gr22" draw:text-style-name="P2" draw:layer="layout" svg:x1="5.875cm" svg:y1="10.95cm" svg:x2="6.087cm" svg:y2="11.373cm">
          <text:p text:style-name="P3"/>
        </draw:line>
        <draw:line draw:style-name="gr22" draw:text-style-name="P2" draw:layer="layout" svg:x1="6.087cm" svg:y1="10.95cm" svg:x2="5.875cm" svg:y2="11.373cm">
          <text:p text:style-name="P3"/>
        </draw:line>
        <draw:line draw:style-name="gr22" draw:text-style-name="P2" draw:layer="layout" svg:x1="6.094cm" svg:y1="10.95cm" svg:x2="7.145cm" svg:y2="10.95cm">
          <text:p text:style-name="P3"/>
        </draw:line>
        <draw:line draw:style-name="gr22" draw:text-style-name="P2" draw:layer="layout" svg:x1="7.357cm" svg:y1="10.95cm" svg:x2="8.416cm" svg:y2="10.95cm">
          <text:p text:style-name="P3"/>
        </draw:line>
        <draw:line draw:style-name="gr22" draw:text-style-name="P2" draw:layer="layout" svg:x1="6.087cm" svg:y1="11.373cm" svg:x2="7.145cm" svg:y2="11.373cm">
          <text:p text:style-name="P3"/>
        </draw:line>
        <draw:line draw:style-name="gr22" draw:text-style-name="P2" draw:layer="layout" svg:x1="7.357cm" svg:y1="11.373cm" svg:x2="8.416cm" svg:y2="11.373cm">
          <text:p text:style-name="P3"/>
        </draw:line>
        <draw:line draw:style-name="gr22" draw:text-style-name="P2" draw:layer="layout" svg:x1="7.146cm" svg:y1="10.95cm" svg:x2="7.357cm" svg:y2="11.373cm">
          <text:p text:style-name="P3"/>
        </draw:line>
        <draw:line draw:style-name="gr22" draw:text-style-name="P2" draw:layer="layout" svg:x1="7.357cm" svg:y1="10.95cm" svg:x2="7.145cm" svg:y2="11.373cm">
          <text:p text:style-name="P3"/>
        </draw:line>
        <draw:line draw:style-name="gr22" draw:text-style-name="P2" draw:layer="layout" svg:x1="8.416cm" svg:y1="10.95cm" svg:x2="8.628cm" svg:y2="11.373cm">
          <text:p text:style-name="P3"/>
        </draw:line>
        <draw:line draw:style-name="gr22" draw:text-style-name="P2" draw:layer="layout" svg:x1="8.628cm" svg:y1="10.95cm" svg:x2="8.416cm" svg:y2="11.373cm">
          <text:p text:style-name="P3"/>
        </draw:line>
        <draw:line draw:style-name="gr22" draw:text-style-name="P2" draw:layer="layout" svg:x1="8.635cm" svg:y1="10.95cm" svg:x2="9.686cm" svg:y2="10.95cm">
          <text:p text:style-name="P3"/>
        </draw:line>
        <draw:line draw:style-name="gr22" draw:text-style-name="P2" draw:layer="layout" svg:x1="9.898cm" svg:y1="10.95cm" svg:x2="10.957cm" svg:y2="10.95cm">
          <text:p text:style-name="P3"/>
        </draw:line>
        <draw:line draw:style-name="gr22" draw:text-style-name="P2" draw:layer="layout" svg:x1="8.628cm" svg:y1="11.373cm" svg:x2="9.686cm" svg:y2="11.373cm">
          <text:p text:style-name="P3"/>
        </draw:line>
        <draw:line draw:style-name="gr22" draw:text-style-name="P2" draw:layer="layout" svg:x1="9.898cm" svg:y1="11.373cm" svg:x2="10.957cm" svg:y2="11.373cm">
          <text:p text:style-name="P3"/>
        </draw:line>
        <draw:line draw:style-name="gr22" draw:text-style-name="P2" draw:layer="layout" svg:x1="9.687cm" svg:y1="10.95cm" svg:x2="9.898cm" svg:y2="11.373cm">
          <text:p text:style-name="P3"/>
        </draw:line>
        <draw:line draw:style-name="gr22" draw:text-style-name="P2" draw:layer="layout" svg:x1="9.898cm" svg:y1="10.95cm" svg:x2="9.686cm" svg:y2="11.373cm">
          <text:p text:style-name="P3"/>
        </draw:line>
        <draw:line draw:style-name="gr22" draw:text-style-name="P2" draw:layer="layout" svg:x1="10.957cm" svg:y1="10.95cm" svg:x2="11.169cm" svg:y2="11.373cm">
          <text:p text:style-name="P3"/>
        </draw:line>
        <draw:line draw:style-name="gr22" draw:text-style-name="P2" draw:layer="layout" svg:x1="11.169cm" svg:y1="10.95cm" svg:x2="10.957cm" svg:y2="11.373cm">
          <text:p text:style-name="P3"/>
        </draw:line>
        <draw:line draw:style-name="gr22" draw:text-style-name="P2" draw:layer="layout" svg:x1="11.176cm" svg:y1="10.95cm" svg:x2="12.227cm" svg:y2="10.95cm">
          <text:p text:style-name="P3"/>
        </draw:line>
        <draw:line draw:style-name="gr22" draw:text-style-name="P2" draw:layer="layout" svg:x1="12.439cm" svg:y1="10.95cm" svg:x2="13.498cm" svg:y2="10.95cm">
          <text:p text:style-name="P3"/>
        </draw:line>
        <draw:line draw:style-name="gr22" draw:text-style-name="P2" draw:layer="layout" svg:x1="11.169cm" svg:y1="11.373cm" svg:x2="12.227cm" svg:y2="11.373cm">
          <text:p text:style-name="P3"/>
        </draw:line>
        <draw:line draw:style-name="gr22" draw:text-style-name="P2" draw:layer="layout" svg:x1="12.439cm" svg:y1="11.373cm" svg:x2="13.498cm" svg:y2="11.373cm">
          <text:p text:style-name="P3"/>
        </draw:line>
        <draw:line draw:style-name="gr22" draw:text-style-name="P2" draw:layer="layout" svg:x1="12.228cm" svg:y1="10.95cm" svg:x2="12.439cm" svg:y2="11.373cm">
          <text:p text:style-name="P3"/>
        </draw:line>
        <draw:line draw:style-name="gr22" draw:text-style-name="P2" draw:layer="layout" svg:x1="12.439cm" svg:y1="10.95cm" svg:x2="12.227cm" svg:y2="11.373cm">
          <text:p text:style-name="P3"/>
        </draw:line>
        <draw:line draw:style-name="gr22" draw:text-style-name="P2" draw:layer="layout" svg:x1="13.498cm" svg:y1="10.95cm" svg:x2="13.71cm" svg:y2="11.373cm">
          <text:p text:style-name="P3"/>
        </draw:line>
        <draw:line draw:style-name="gr22" draw:text-style-name="P2" draw:layer="layout" svg:x1="13.71cm" svg:y1="10.95cm" svg:x2="13.498cm" svg:y2="11.373cm">
          <text:p text:style-name="P3"/>
        </draw:line>
        <draw:line draw:style-name="gr22" draw:text-style-name="P2" draw:layer="layout" svg:x1="13.717cm" svg:y1="10.95cm" svg:x2="14.768cm" svg:y2="10.95cm">
          <text:p text:style-name="P3"/>
        </draw:line>
        <draw:line draw:style-name="gr22" draw:text-style-name="P2" draw:layer="layout" svg:x1="14.98cm" svg:y1="10.95cm" svg:x2="16.039cm" svg:y2="10.95cm">
          <text:p text:style-name="P3"/>
        </draw:line>
        <draw:line draw:style-name="gr22" draw:text-style-name="P2" draw:layer="layout" svg:x1="13.71cm" svg:y1="11.373cm" svg:x2="14.768cm" svg:y2="11.373cm">
          <text:p text:style-name="P3"/>
        </draw:line>
        <draw:line draw:style-name="gr22" draw:text-style-name="P2" draw:layer="layout" svg:x1="14.98cm" svg:y1="11.373cm" svg:x2="16.039cm" svg:y2="11.373cm">
          <text:p text:style-name="P3"/>
        </draw:line>
        <draw:line draw:style-name="gr22" draw:text-style-name="P2" draw:layer="layout" svg:x1="14.769cm" svg:y1="10.95cm" svg:x2="14.98cm" svg:y2="11.373cm">
          <text:p text:style-name="P3"/>
        </draw:line>
        <draw:line draw:style-name="gr22" draw:text-style-name="P2" draw:layer="layout" svg:x1="14.98cm" svg:y1="10.95cm" svg:x2="14.768cm" svg:y2="11.373cm">
          <text:p text:style-name="P3"/>
        </draw:line>
        <draw:line draw:style-name="gr22" draw:text-style-name="P2" draw:layer="layout" svg:x1="16.039cm" svg:y1="10.95cm" svg:x2="16.251cm" svg:y2="11.373cm">
          <text:p text:style-name="P3"/>
        </draw:line>
        <draw:line draw:style-name="gr22" draw:text-style-name="P2" draw:layer="layout" svg:x1="16.251cm" svg:y1="10.95cm" svg:x2="16.039cm" svg:y2="11.373cm">
          <text:p text:style-name="P3"/>
        </draw:line>
        <draw:line draw:style-name="gr22" draw:text-style-name="P2" draw:layer="layout" svg:x1="16.258cm" svg:y1="10.95cm" svg:x2="17.309cm" svg:y2="10.95cm">
          <text:p text:style-name="P3"/>
        </draw:line>
        <draw:line draw:style-name="gr22" draw:text-style-name="P2" draw:layer="layout" svg:x1="17.521cm" svg:y1="10.95cm" svg:x2="18.58cm" svg:y2="10.95cm">
          <text:p text:style-name="P3"/>
        </draw:line>
        <draw:line draw:style-name="gr22" draw:text-style-name="P2" draw:layer="layout" svg:x1="16.251cm" svg:y1="11.373cm" svg:x2="17.309cm" svg:y2="11.373cm">
          <text:p text:style-name="P3"/>
        </draw:line>
        <draw:line draw:style-name="gr22" draw:text-style-name="P2" draw:layer="layout" svg:x1="17.521cm" svg:y1="11.373cm" svg:x2="18.58cm" svg:y2="11.373cm">
          <text:p text:style-name="P3"/>
        </draw:line>
        <draw:line draw:style-name="gr22" draw:text-style-name="P2" draw:layer="layout" svg:x1="17.31cm" svg:y1="10.95cm" svg:x2="17.521cm" svg:y2="11.373cm">
          <text:p text:style-name="P3"/>
        </draw:line>
        <draw:line draw:style-name="gr22" draw:text-style-name="P2" draw:layer="layout" svg:x1="17.521cm" svg:y1="10.95cm" svg:x2="17.309cm" svg:y2="11.373cm">
          <text:p text:style-name="P3"/>
        </draw:line>
        <draw:line draw:style-name="gr22" draw:text-style-name="P2" draw:layer="layout" svg:x1="18.58cm" svg:y1="10.95cm" svg:x2="18.792cm" svg:y2="11.373cm">
          <text:p text:style-name="P3"/>
        </draw:line>
        <draw:line draw:style-name="gr22" draw:text-style-name="P2" draw:layer="layout" svg:x1="18.792cm" svg:y1="10.95cm" svg:x2="18.58cm" svg:y2="11.373cm">
          <text:p text:style-name="P3"/>
        </draw:line>
        <draw:line draw:style-name="gr22" draw:text-style-name="P2" draw:layer="layout" svg:x1="18.799cm" svg:y1="10.95cm" svg:x2="19.85cm" svg:y2="10.95cm">
          <text:p text:style-name="P3"/>
        </draw:line>
        <draw:line draw:style-name="gr22" draw:text-style-name="P2" draw:layer="layout" svg:x1="20.062cm" svg:y1="10.95cm" svg:x2="21.121cm" svg:y2="10.95cm">
          <text:p text:style-name="P3"/>
        </draw:line>
        <draw:line draw:style-name="gr22" draw:text-style-name="P2" draw:layer="layout" svg:x1="18.792cm" svg:y1="11.373cm" svg:x2="19.85cm" svg:y2="11.373cm">
          <text:p text:style-name="P3"/>
        </draw:line>
        <draw:line draw:style-name="gr22" draw:text-style-name="P2" draw:layer="layout" svg:x1="20.062cm" svg:y1="11.373cm" svg:x2="21.121cm" svg:y2="11.373cm">
          <text:p text:style-name="P3"/>
        </draw:line>
        <draw:line draw:style-name="gr22" draw:text-style-name="P2" draw:layer="layout" svg:x1="19.851cm" svg:y1="10.95cm" svg:x2="20.062cm" svg:y2="11.373cm">
          <text:p text:style-name="P3"/>
        </draw:line>
        <draw:line draw:style-name="gr22" draw:text-style-name="P2" draw:layer="layout" svg:x1="20.062cm" svg:y1="10.95cm" svg:x2="19.85cm" svg:y2="11.373cm">
          <text:p text:style-name="P3"/>
        </draw:line>
        <draw:line draw:style-name="gr22" draw:text-style-name="P2" draw:layer="layout" svg:x1="21.121cm" svg:y1="10.95cm" svg:x2="21.333cm" svg:y2="11.373cm">
          <text:p text:style-name="P3"/>
        </draw:line>
        <draw:line draw:style-name="gr22" draw:text-style-name="P2" draw:layer="layout" svg:x1="21.333cm" svg:y1="10.95cm" svg:x2="21.121cm" svg:y2="11.373cm">
          <text:p text:style-name="P3"/>
        </draw:line>
        <draw:line draw:style-name="gr22" draw:text-style-name="P2" draw:layer="layout" svg:x1="21.34cm" svg:y1="10.95cm" svg:x2="22.391cm" svg:y2="10.95cm">
          <text:p text:style-name="P3"/>
        </draw:line>
        <draw:line draw:style-name="gr22" draw:text-style-name="P2" draw:layer="layout" svg:x1="22.603cm" svg:y1="10.95cm" svg:x2="23.662cm" svg:y2="10.95cm">
          <text:p text:style-name="P3"/>
        </draw:line>
        <draw:line draw:style-name="gr22" draw:text-style-name="P2" draw:layer="layout" svg:x1="21.333cm" svg:y1="11.373cm" svg:x2="22.391cm" svg:y2="11.373cm">
          <text:p text:style-name="P3"/>
        </draw:line>
        <draw:line draw:style-name="gr22" draw:text-style-name="P2" draw:layer="layout" svg:x1="22.603cm" svg:y1="11.373cm" svg:x2="23.662cm" svg:y2="11.373cm">
          <text:p text:style-name="P3"/>
        </draw:line>
        <draw:line draw:style-name="gr22" draw:text-style-name="P2" draw:layer="layout" svg:x1="22.392cm" svg:y1="10.95cm" svg:x2="22.603cm" svg:y2="11.373cm">
          <text:p text:style-name="P3"/>
        </draw:line>
        <draw:line draw:style-name="gr22" draw:text-style-name="P2" draw:layer="layout" svg:x1="22.603cm" svg:y1="10.95cm" svg:x2="22.391cm" svg:y2="11.373cm">
          <text:p text:style-name="P3"/>
        </draw:line>
        <draw:line draw:style-name="gr22" draw:text-style-name="P2" draw:layer="layout" svg:x1="23.662cm" svg:y1="10.95cm" svg:x2="23.874cm" svg:y2="11.373cm">
          <text:p text:style-name="P3"/>
        </draw:line>
        <draw:line draw:style-name="gr22" draw:text-style-name="P2" draw:layer="layout" svg:x1="23.874cm" svg:y1="10.95cm" svg:x2="23.662cm" svg:y2="11.373cm">
          <text:p text:style-name="P3"/>
        </draw:line>
        <draw:line draw:style-name="gr22" draw:text-style-name="P2" draw:layer="layout" svg:x1="22.61cm" svg:y1="10.95cm" svg:x2="23.661cm" svg:y2="10.95cm">
          <text:p text:style-name="P3"/>
        </draw:line>
        <draw:line draw:style-name="gr22" draw:text-style-name="P2" draw:layer="layout" svg:x1="23.873cm" svg:y1="10.95cm" svg:x2="24.932cm" svg:y2="10.95cm">
          <text:p text:style-name="P3"/>
        </draw:line>
        <draw:line draw:style-name="gr22" draw:text-style-name="P2" draw:layer="layout" svg:x1="22.603cm" svg:y1="11.373cm" svg:x2="23.661cm" svg:y2="11.373cm">
          <text:p text:style-name="P3"/>
        </draw:line>
        <draw:line draw:style-name="gr22" draw:text-style-name="P2" draw:layer="layout" svg:x1="23.873cm" svg:y1="11.373cm" svg:x2="24.932cm" svg:y2="11.373cm">
          <text:p text:style-name="P3"/>
        </draw:line>
        <draw:line draw:style-name="gr22" draw:text-style-name="P2" draw:layer="layout" svg:x1="23.662cm" svg:y1="10.95cm" svg:x2="23.873cm" svg:y2="11.373cm">
          <text:p text:style-name="P3"/>
        </draw:line>
        <draw:line draw:style-name="gr22" draw:text-style-name="P2" draw:layer="layout" svg:x1="23.873cm" svg:y1="10.95cm" svg:x2="23.661cm" svg:y2="11.373cm">
          <text:p text:style-name="P3"/>
        </draw:line>
        <draw:line draw:style-name="gr22" draw:text-style-name="P2" draw:layer="layout" svg:x1="24.932cm" svg:y1="10.95cm" svg:x2="25.144cm" svg:y2="11.373cm">
          <text:p text:style-name="P3"/>
        </draw:line>
        <draw:line draw:style-name="gr22" draw:text-style-name="P2" draw:layer="layout" svg:x1="25.144cm" svg:y1="10.95cm" svg:x2="24.932cm" svg:y2="11.373cm">
          <text:p text:style-name="P3"/>
        </draw:line>
        <draw:line draw:style-name="gr22" draw:text-style-name="P2" draw:layer="layout" svg:x1="25.151cm" svg:y1="10.95cm" svg:x2="26.202cm" svg:y2="10.95cm">
          <text:p text:style-name="P3"/>
        </draw:line>
        <draw:line draw:style-name="gr22" draw:text-style-name="P2" draw:layer="layout" svg:x1="26.414cm" svg:y1="10.95cm" svg:x2="27.473cm" svg:y2="10.95cm">
          <text:p text:style-name="P3"/>
        </draw:line>
        <draw:line draw:style-name="gr22" draw:text-style-name="P2" draw:layer="layout" svg:x1="25.144cm" svg:y1="11.373cm" svg:x2="26.202cm" svg:y2="11.373cm">
          <text:p text:style-name="P3"/>
        </draw:line>
        <draw:line draw:style-name="gr22" draw:text-style-name="P2" draw:layer="layout" svg:x1="26.414cm" svg:y1="11.373cm" svg:x2="27.473cm" svg:y2="11.373cm">
          <text:p text:style-name="P3"/>
        </draw:line>
        <draw:line draw:style-name="gr22" draw:text-style-name="P2" draw:layer="layout" svg:x1="26.203cm" svg:y1="10.95cm" svg:x2="26.414cm" svg:y2="11.373cm">
          <text:p text:style-name="P3"/>
        </draw:line>
        <draw:line draw:style-name="gr22" draw:text-style-name="P2" draw:layer="layout" svg:x1="26.414cm" svg:y1="10.95cm" svg:x2="26.202cm" svg:y2="11.373cm">
          <text:p text:style-name="P3"/>
        </draw:line>
        <draw:line draw:style-name="gr22" draw:text-style-name="P2" draw:layer="layout" svg:x1="27.473cm" svg:y1="10.95cm" svg:x2="27.685cm" svg:y2="11.373cm">
          <text:p text:style-name="P3"/>
        </draw:line>
        <draw:line draw:style-name="gr22" draw:text-style-name="P2" draw:layer="layout" svg:x1="27.685cm" svg:y1="10.95cm" svg:x2="27.473cm" svg:y2="11.373cm">
          <text:p text:style-name="P3"/>
        </draw:line>
        <draw:frame draw:style-name="gr24" draw:text-style-name="P16" draw:layer="layout" svg:width="1.271cm" svg:height="0.818cm" svg:x="3.546cm" svg:y="10.738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4.816cm" svg:y="10.738cm">
          <draw:text-box>
            <text:p text:style-name="P3"><text:span text:style-name="T7">0</text:span></text:p>
          </draw:text-box>
        </draw:frame>
        <draw:frame draw:style-name="gr25" draw:text-style-name="P16" draw:layer="layout" svg:width="1.482cm" svg:height="0.847cm" svg:x="8.409cm" svg:y="10.738cm">
          <draw:text-box>
            <text:p text:style-name="P3"><text:span text:style-name="T7">sw_0</text:span></text:p>
          </draw:text-box>
        </draw:frame>
        <draw:frame draw:style-name="gr25" draw:text-style-name="P16" draw:layer="layout" svg:width="1.476cm" svg:height="0.847cm" svg:x="11.168cm" svg:y="10.738cm">
          <draw:text-box>
            <text:p text:style-name="P3"><text:span text:style-name="T7">sw_2</text:span></text:p>
          </draw:text-box>
        </draw:frame>
        <draw:frame draw:style-name="gr25" draw:text-style-name="P16" draw:layer="layout" svg:width="1.475cm" svg:height="0.847cm" svg:x="12.439cm" svg:y="10.738cm">
          <draw:text-box>
            <text:p text:style-name="P3"><text:span text:style-name="T7">sw_3</text:span></text:p>
          </draw:text-box>
        </draw:frame>
        <draw:frame draw:style-name="gr25" draw:text-style-name="P16" draw:layer="layout" svg:width="1.476cm" svg:height="0.847cm" svg:x="16.25cm" svg:y="10.738cm">
          <draw:text-box>
            <text:p text:style-name="P3"><text:span text:style-name="T7">sw_6</text:span></text:p>
          </draw:text-box>
        </draw:frame>
        <draw:frame draw:style-name="gr25" draw:text-style-name="P16" draw:layer="layout" svg:width="1.475cm" svg:height="0.847cm" svg:x="17.521cm" svg:y="10.738cm">
          <draw:text-box>
            <text:p text:style-name="P3"><text:span text:style-name="T7">sw_7</text:span></text:p>
          </draw:text-box>
        </draw:frame>
        <draw:frame draw:style-name="gr25" draw:text-style-name="P16" draw:layer="layout" svg:width="1.475cm" svg:height="0.847cm" svg:x="18.792cm" svg:y="10.738cm">
          <draw:text-box>
            <text:p text:style-name="P3"><text:span text:style-name="T7">sw_8</text:span></text:p>
          </draw:text-box>
        </draw:frame>
        <draw:frame draw:style-name="gr25" draw:text-style-name="P16" draw:layer="layout" svg:width="1.475cm" svg:height="0.847cm" svg:x="20.062cm" svg:y="10.738cm">
          <draw:text-box>
            <text:p text:style-name="P3"><text:span text:style-name="T7">sw_9</text:span></text:p>
          </draw:text-box>
        </draw:frame>
        <draw:frame draw:style-name="gr25" draw:text-style-name="P16" draw:layer="layout" svg:width="1.476cm" svg:height="0.847cm" svg:x="13.709cm" svg:y="10.738cm">
          <draw:text-box>
            <text:p text:style-name="P3"><text:span text:style-name="T7">sw_4</text:span></text:p>
          </draw:text-box>
        </draw:frame>
        <draw:frame draw:style-name="gr25" draw:text-style-name="P16" draw:layer="layout" svg:width="1.475cm" svg:height="0.847cm" svg:x="9.898cm" svg:y="10.738cm">
          <draw:text-box>
            <text:p text:style-name="P3"><text:span text:style-name="T7">sw_1</text:span></text:p>
          </draw:text-box>
        </draw:frame>
        <draw:frame draw:style-name="gr25" draw:text-style-name="P16" draw:layer="layout" svg:width="1.475cm" svg:height="0.847cm" svg:x="14.98cm" svg:y="10.738cm">
          <draw:text-box>
            <text:p text:style-name="P3"><text:span text:style-name="T7">sw_5</text:span></text:p>
          </draw:text-box>
        </draw:frame>
        <draw:frame draw:style-name="gr25" draw:text-style-name="P16" draw:layer="layout" svg:width="1.687cm" svg:height="0.847cm" svg:x="21.121cm" svg:y="10.738cm">
          <draw:text-box>
            <text:p text:style-name="P3"><text:span text:style-name="T7">sw_10</text:span></text:p>
          </draw:text-box>
        </draw:frame>
        <draw:frame draw:style-name="gr25" draw:text-style-name="P16" draw:layer="layout" svg:width="1.686cm" svg:height="0.847cm" svg:x="22.392cm" svg:y="10.738cm">
          <draw:text-box>
            <text:p text:style-name="P3"><text:span text:style-name="T7">sw_11</text:span></text:p>
          </draw:text-box>
        </draw:frame>
        <draw:frame draw:style-name="gr25" draw:text-style-name="P16" draw:layer="layout" svg:width="1.687cm" svg:height="0.847cm" svg:x="23.662cm" svg:y="10.738cm">
          <draw:text-box>
            <text:p text:style-name="P3"><text:span text:style-name="T7">sw_12</text:span></text:p>
          </draw:text-box>
        </draw:frame>
        <draw:frame draw:style-name="gr25" draw:text-style-name="P16" draw:layer="layout" svg:width="1.686cm" svg:height="0.847cm" svg:x="24.933cm" svg:y="10.738cm">
          <draw:text-box>
            <text:p text:style-name="P3"><text:span text:style-name="T7">sw_13</text:span></text:p>
          </draw:text-box>
        </draw:frame>
        <draw:frame draw:style-name="gr25" draw:text-style-name="P16" draw:layer="layout" svg:width="1.687cm" svg:height="0.847cm" svg:x="26.203cm" svg:y="10.738cm">
          <draw:text-box>
            <text:p text:style-name="P3"><text:span text:style-name="T7">sw_14</text:span></text:p>
          </draw:text-box>
        </draw:frame>
        <draw:frame draw:style-name="gr25" draw:text-style-name="P16" draw:layer="layout" svg:width="1.271cm" svg:height="0.847cm" svg:x="6.086cm" svg:y="10.738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7.568cm" svg:y="10.738cm">
          <draw:text-box>
            <text:p text:style-name="P3"><text:span text:style-name="T7">0</text:span></text:p>
          </draw:text-box>
        </draw:frame>
        <draw:line draw:style-name="gr22" draw:text-style-name="P2" draw:layer="layout" svg:x1="1.859cm" svg:y1="11.797cm" svg:x2="3.334cm" svg:y2="11.797cm">
          <text:p text:style-name="P3"/>
        </draw:line>
        <draw:line draw:style-name="gr22" draw:text-style-name="P2" draw:layer="layout" svg:x1="3.553cm" svg:y1="11.797cm" svg:x2="4.604cm" svg:y2="11.797cm">
          <text:p text:style-name="P3"/>
        </draw:line>
        <draw:line draw:style-name="gr22" draw:text-style-name="P2" draw:layer="layout" svg:x1="4.816cm" svg:y1="11.797cm" svg:x2="5.875cm" svg:y2="11.797cm">
          <text:p text:style-name="P3"/>
        </draw:line>
        <draw:line draw:style-name="gr22" draw:text-style-name="P2" draw:layer="layout" svg:x1="1.852cm" svg:y1="12.22cm" svg:x2="3.334cm" svg:y2="12.22cm">
          <text:p text:style-name="P3"/>
        </draw:line>
        <draw:line draw:style-name="gr22" draw:text-style-name="P2" draw:layer="layout" svg:x1="3.546cm" svg:y1="12.22cm" svg:x2="4.604cm" svg:y2="12.22cm">
          <text:p text:style-name="P3"/>
        </draw:line>
        <draw:line draw:style-name="gr22" draw:text-style-name="P2" draw:layer="layout" svg:x1="4.816cm" svg:y1="12.22cm" svg:x2="5.875cm" svg:y2="12.22cm">
          <text:p text:style-name="P3"/>
        </draw:line>
        <draw:line draw:style-name="gr22" draw:text-style-name="P2" draw:layer="layout" svg:x1="3.334cm" svg:y1="11.797cm" svg:x2="3.546cm" svg:y2="12.22cm">
          <text:p text:style-name="P3"/>
        </draw:line>
        <draw:line draw:style-name="gr22" draw:text-style-name="P2" draw:layer="layout" svg:x1="3.553cm" svg:y1="11.797cm" svg:x2="3.334cm" svg:y2="12.22cm">
          <text:p text:style-name="P3"/>
        </draw:line>
        <draw:line draw:style-name="gr22" draw:text-style-name="P2" draw:layer="layout" svg:x1="4.605cm" svg:y1="11.797cm" svg:x2="4.816cm" svg:y2="12.22cm">
          <text:p text:style-name="P3"/>
        </draw:line>
        <draw:line draw:style-name="gr22" draw:text-style-name="P2" draw:layer="layout" svg:x1="4.816cm" svg:y1="11.797cm" svg:x2="4.604cm" svg:y2="12.22cm">
          <text:p text:style-name="P3"/>
        </draw:line>
        <draw:line draw:style-name="gr22" draw:text-style-name="P2" draw:layer="layout" svg:x1="5.875cm" svg:y1="11.797cm" svg:x2="6.087cm" svg:y2="12.22cm">
          <text:p text:style-name="P3"/>
        </draw:line>
        <draw:line draw:style-name="gr22" draw:text-style-name="P2" draw:layer="layout" svg:x1="6.087cm" svg:y1="11.797cm" svg:x2="5.875cm" svg:y2="12.22cm">
          <text:p text:style-name="P3"/>
        </draw:line>
        <draw:line draw:style-name="gr22" draw:text-style-name="P2" draw:layer="layout" svg:x1="6.094cm" svg:y1="11.797cm" svg:x2="7.145cm" svg:y2="11.797cm">
          <text:p text:style-name="P3"/>
        </draw:line>
        <draw:line draw:style-name="gr22" draw:text-style-name="P2" draw:layer="layout" svg:x1="7.357cm" svg:y1="11.797cm" svg:x2="8.416cm" svg:y2="11.797cm">
          <text:p text:style-name="P3"/>
        </draw:line>
        <draw:line draw:style-name="gr22" draw:text-style-name="P2" draw:layer="layout" svg:x1="6.087cm" svg:y1="12.22cm" svg:x2="7.145cm" svg:y2="12.22cm">
          <text:p text:style-name="P3"/>
        </draw:line>
        <draw:line draw:style-name="gr22" draw:text-style-name="P2" draw:layer="layout" svg:x1="7.357cm" svg:y1="12.22cm" svg:x2="8.416cm" svg:y2="12.22cm">
          <text:p text:style-name="P3"/>
        </draw:line>
        <draw:line draw:style-name="gr22" draw:text-style-name="P2" draw:layer="layout" svg:x1="7.146cm" svg:y1="11.797cm" svg:x2="7.357cm" svg:y2="12.22cm">
          <text:p text:style-name="P3"/>
        </draw:line>
        <draw:line draw:style-name="gr22" draw:text-style-name="P2" draw:layer="layout" svg:x1="7.357cm" svg:y1="11.797cm" svg:x2="7.145cm" svg:y2="12.22cm">
          <text:p text:style-name="P3"/>
        </draw:line>
        <draw:line draw:style-name="gr22" draw:text-style-name="P2" draw:layer="layout" svg:x1="8.416cm" svg:y1="11.797cm" svg:x2="8.628cm" svg:y2="12.22cm">
          <text:p text:style-name="P3"/>
        </draw:line>
        <draw:line draw:style-name="gr22" draw:text-style-name="P2" draw:layer="layout" svg:x1="8.628cm" svg:y1="11.797cm" svg:x2="8.416cm" svg:y2="12.22cm">
          <text:p text:style-name="P3"/>
        </draw:line>
        <draw:line draw:style-name="gr22" draw:text-style-name="P2" draw:layer="layout" svg:x1="8.635cm" svg:y1="11.797cm" svg:x2="9.686cm" svg:y2="11.797cm">
          <text:p text:style-name="P3"/>
        </draw:line>
        <draw:line draw:style-name="gr22" draw:text-style-name="P2" draw:layer="layout" svg:x1="9.898cm" svg:y1="11.797cm" svg:x2="10.957cm" svg:y2="11.797cm">
          <text:p text:style-name="P3"/>
        </draw:line>
        <draw:line draw:style-name="gr22" draw:text-style-name="P2" draw:layer="layout" svg:x1="8.628cm" svg:y1="12.22cm" svg:x2="9.686cm" svg:y2="12.22cm">
          <text:p text:style-name="P3"/>
        </draw:line>
        <draw:line draw:style-name="gr22" draw:text-style-name="P2" draw:layer="layout" svg:x1="9.898cm" svg:y1="12.22cm" svg:x2="10.957cm" svg:y2="12.22cm">
          <text:p text:style-name="P3"/>
        </draw:line>
        <draw:line draw:style-name="gr22" draw:text-style-name="P2" draw:layer="layout" svg:x1="9.687cm" svg:y1="11.797cm" svg:x2="9.898cm" svg:y2="12.22cm">
          <text:p text:style-name="P3"/>
        </draw:line>
        <draw:line draw:style-name="gr22" draw:text-style-name="P2" draw:layer="layout" svg:x1="9.898cm" svg:y1="11.797cm" svg:x2="9.686cm" svg:y2="12.22cm">
          <text:p text:style-name="P3"/>
        </draw:line>
        <draw:line draw:style-name="gr22" draw:text-style-name="P2" draw:layer="layout" svg:x1="10.957cm" svg:y1="11.797cm" svg:x2="11.169cm" svg:y2="12.22cm">
          <text:p text:style-name="P3"/>
        </draw:line>
        <draw:line draw:style-name="gr22" draw:text-style-name="P2" draw:layer="layout" svg:x1="11.169cm" svg:y1="11.797cm" svg:x2="10.957cm" svg:y2="12.22cm">
          <text:p text:style-name="P3"/>
        </draw:line>
        <draw:line draw:style-name="gr22" draw:text-style-name="P2" draw:layer="layout" svg:x1="11.176cm" svg:y1="11.797cm" svg:x2="12.227cm" svg:y2="11.797cm">
          <text:p text:style-name="P3"/>
        </draw:line>
        <draw:line draw:style-name="gr22" draw:text-style-name="P2" draw:layer="layout" svg:x1="12.439cm" svg:y1="11.797cm" svg:x2="13.498cm" svg:y2="11.797cm">
          <text:p text:style-name="P3"/>
        </draw:line>
        <draw:line draw:style-name="gr22" draw:text-style-name="P2" draw:layer="layout" svg:x1="11.169cm" svg:y1="12.22cm" svg:x2="12.227cm" svg:y2="12.22cm">
          <text:p text:style-name="P3"/>
        </draw:line>
        <draw:line draw:style-name="gr22" draw:text-style-name="P2" draw:layer="layout" svg:x1="12.439cm" svg:y1="12.22cm" svg:x2="13.498cm" svg:y2="12.22cm">
          <text:p text:style-name="P3"/>
        </draw:line>
        <draw:line draw:style-name="gr22" draw:text-style-name="P2" draw:layer="layout" svg:x1="12.228cm" svg:y1="11.797cm" svg:x2="12.439cm" svg:y2="12.22cm">
          <text:p text:style-name="P3"/>
        </draw:line>
        <draw:line draw:style-name="gr22" draw:text-style-name="P2" draw:layer="layout" svg:x1="12.439cm" svg:y1="11.797cm" svg:x2="12.227cm" svg:y2="12.22cm">
          <text:p text:style-name="P3"/>
        </draw:line>
        <draw:line draw:style-name="gr22" draw:text-style-name="P2" draw:layer="layout" svg:x1="13.498cm" svg:y1="11.797cm" svg:x2="13.71cm" svg:y2="12.22cm">
          <text:p text:style-name="P3"/>
        </draw:line>
        <draw:line draw:style-name="gr22" draw:text-style-name="P2" draw:layer="layout" svg:x1="13.71cm" svg:y1="11.797cm" svg:x2="13.498cm" svg:y2="12.22cm">
          <text:p text:style-name="P3"/>
        </draw:line>
        <draw:line draw:style-name="gr22" draw:text-style-name="P2" draw:layer="layout" svg:x1="13.717cm" svg:y1="11.797cm" svg:x2="14.768cm" svg:y2="11.797cm">
          <text:p text:style-name="P3"/>
        </draw:line>
        <draw:line draw:style-name="gr22" draw:text-style-name="P2" draw:layer="layout" svg:x1="14.98cm" svg:y1="11.797cm" svg:x2="16.039cm" svg:y2="11.797cm">
          <text:p text:style-name="P3"/>
        </draw:line>
        <draw:line draw:style-name="gr22" draw:text-style-name="P2" draw:layer="layout" svg:x1="13.71cm" svg:y1="12.22cm" svg:x2="14.768cm" svg:y2="12.22cm">
          <text:p text:style-name="P3"/>
        </draw:line>
        <draw:line draw:style-name="gr22" draw:text-style-name="P2" draw:layer="layout" svg:x1="14.98cm" svg:y1="12.22cm" svg:x2="16.039cm" svg:y2="12.22cm">
          <text:p text:style-name="P3"/>
        </draw:line>
        <draw:line draw:style-name="gr22" draw:text-style-name="P2" draw:layer="layout" svg:x1="14.769cm" svg:y1="11.797cm" svg:x2="14.98cm" svg:y2="12.22cm">
          <text:p text:style-name="P3"/>
        </draw:line>
        <draw:line draw:style-name="gr22" draw:text-style-name="P2" draw:layer="layout" svg:x1="14.98cm" svg:y1="11.797cm" svg:x2="14.768cm" svg:y2="12.22cm">
          <text:p text:style-name="P3"/>
        </draw:line>
        <draw:line draw:style-name="gr22" draw:text-style-name="P2" draw:layer="layout" svg:x1="16.039cm" svg:y1="11.797cm" svg:x2="16.251cm" svg:y2="12.22cm">
          <text:p text:style-name="P3"/>
        </draw:line>
        <draw:line draw:style-name="gr22" draw:text-style-name="P2" draw:layer="layout" svg:x1="16.251cm" svg:y1="11.797cm" svg:x2="16.039cm" svg:y2="12.22cm">
          <text:p text:style-name="P3"/>
        </draw:line>
        <draw:line draw:style-name="gr22" draw:text-style-name="P2" draw:layer="layout" svg:x1="16.258cm" svg:y1="11.797cm" svg:x2="17.309cm" svg:y2="11.797cm">
          <text:p text:style-name="P3"/>
        </draw:line>
        <draw:line draw:style-name="gr22" draw:text-style-name="P2" draw:layer="layout" svg:x1="17.521cm" svg:y1="11.797cm" svg:x2="18.58cm" svg:y2="11.797cm">
          <text:p text:style-name="P3"/>
        </draw:line>
        <draw:line draw:style-name="gr22" draw:text-style-name="P2" draw:layer="layout" svg:x1="16.251cm" svg:y1="12.22cm" svg:x2="17.309cm" svg:y2="12.22cm">
          <text:p text:style-name="P3"/>
        </draw:line>
        <draw:line draw:style-name="gr22" draw:text-style-name="P2" draw:layer="layout" svg:x1="17.521cm" svg:y1="12.22cm" svg:x2="18.58cm" svg:y2="12.22cm">
          <text:p text:style-name="P3"/>
        </draw:line>
        <draw:line draw:style-name="gr22" draw:text-style-name="P2" draw:layer="layout" svg:x1="17.31cm" svg:y1="11.797cm" svg:x2="17.521cm" svg:y2="12.22cm">
          <text:p text:style-name="P3"/>
        </draw:line>
        <draw:line draw:style-name="gr22" draw:text-style-name="P2" draw:layer="layout" svg:x1="17.521cm" svg:y1="11.797cm" svg:x2="17.309cm" svg:y2="12.22cm">
          <text:p text:style-name="P3"/>
        </draw:line>
        <draw:line draw:style-name="gr22" draw:text-style-name="P2" draw:layer="layout" svg:x1="18.58cm" svg:y1="11.797cm" svg:x2="18.792cm" svg:y2="12.22cm">
          <text:p text:style-name="P3"/>
        </draw:line>
        <draw:line draw:style-name="gr22" draw:text-style-name="P2" draw:layer="layout" svg:x1="18.792cm" svg:y1="11.797cm" svg:x2="18.58cm" svg:y2="12.22cm">
          <text:p text:style-name="P3"/>
        </draw:line>
        <draw:line draw:style-name="gr22" draw:text-style-name="P2" draw:layer="layout" svg:x1="18.799cm" svg:y1="11.797cm" svg:x2="19.85cm" svg:y2="11.797cm">
          <text:p text:style-name="P3"/>
        </draw:line>
        <draw:line draw:style-name="gr22" draw:text-style-name="P2" draw:layer="layout" svg:x1="20.062cm" svg:y1="11.797cm" svg:x2="21.121cm" svg:y2="11.797cm">
          <text:p text:style-name="P3"/>
        </draw:line>
        <draw:line draw:style-name="gr22" draw:text-style-name="P2" draw:layer="layout" svg:x1="18.792cm" svg:y1="12.22cm" svg:x2="19.85cm" svg:y2="12.22cm">
          <text:p text:style-name="P3"/>
        </draw:line>
        <draw:line draw:style-name="gr22" draw:text-style-name="P2" draw:layer="layout" svg:x1="20.062cm" svg:y1="12.22cm" svg:x2="21.121cm" svg:y2="12.22cm">
          <text:p text:style-name="P3"/>
        </draw:line>
        <draw:line draw:style-name="gr22" draw:text-style-name="P2" draw:layer="layout" svg:x1="19.851cm" svg:y1="11.797cm" svg:x2="20.062cm" svg:y2="12.22cm">
          <text:p text:style-name="P3"/>
        </draw:line>
        <draw:line draw:style-name="gr22" draw:text-style-name="P2" draw:layer="layout" svg:x1="20.062cm" svg:y1="11.797cm" svg:x2="19.85cm" svg:y2="12.22cm">
          <text:p text:style-name="P3"/>
        </draw:line>
        <draw:line draw:style-name="gr22" draw:text-style-name="P2" draw:layer="layout" svg:x1="21.121cm" svg:y1="11.797cm" svg:x2="21.333cm" svg:y2="12.22cm">
          <text:p text:style-name="P3"/>
        </draw:line>
        <draw:line draw:style-name="gr22" draw:text-style-name="P2" draw:layer="layout" svg:x1="21.333cm" svg:y1="11.797cm" svg:x2="21.121cm" svg:y2="12.22cm">
          <text:p text:style-name="P3"/>
        </draw:line>
        <draw:line draw:style-name="gr22" draw:text-style-name="P2" draw:layer="layout" svg:x1="21.34cm" svg:y1="11.797cm" svg:x2="22.391cm" svg:y2="11.797cm">
          <text:p text:style-name="P3"/>
        </draw:line>
        <draw:line draw:style-name="gr22" draw:text-style-name="P2" draw:layer="layout" svg:x1="22.603cm" svg:y1="11.797cm" svg:x2="23.662cm" svg:y2="11.797cm">
          <text:p text:style-name="P3"/>
        </draw:line>
        <draw:line draw:style-name="gr22" draw:text-style-name="P2" draw:layer="layout" svg:x1="21.333cm" svg:y1="12.22cm" svg:x2="22.391cm" svg:y2="12.22cm">
          <text:p text:style-name="P3"/>
        </draw:line>
        <draw:line draw:style-name="gr22" draw:text-style-name="P2" draw:layer="layout" svg:x1="22.603cm" svg:y1="12.22cm" svg:x2="23.662cm" svg:y2="12.22cm">
          <text:p text:style-name="P3"/>
        </draw:line>
        <draw:line draw:style-name="gr22" draw:text-style-name="P2" draw:layer="layout" svg:x1="22.392cm" svg:y1="11.797cm" svg:x2="22.603cm" svg:y2="12.22cm">
          <text:p text:style-name="P3"/>
        </draw:line>
        <draw:line draw:style-name="gr22" draw:text-style-name="P2" draw:layer="layout" svg:x1="22.603cm" svg:y1="11.797cm" svg:x2="22.391cm" svg:y2="12.22cm">
          <text:p text:style-name="P3"/>
        </draw:line>
        <draw:line draw:style-name="gr22" draw:text-style-name="P2" draw:layer="layout" svg:x1="23.662cm" svg:y1="11.797cm" svg:x2="23.874cm" svg:y2="12.22cm">
          <text:p text:style-name="P3"/>
        </draw:line>
        <draw:line draw:style-name="gr22" draw:text-style-name="P2" draw:layer="layout" svg:x1="23.874cm" svg:y1="11.797cm" svg:x2="23.662cm" svg:y2="12.22cm">
          <text:p text:style-name="P3"/>
        </draw:line>
        <draw:line draw:style-name="gr22" draw:text-style-name="P2" draw:layer="layout" svg:x1="22.61cm" svg:y1="11.797cm" svg:x2="23.661cm" svg:y2="11.797cm">
          <text:p text:style-name="P3"/>
        </draw:line>
        <draw:line draw:style-name="gr22" draw:text-style-name="P2" draw:layer="layout" svg:x1="23.873cm" svg:y1="11.797cm" svg:x2="24.932cm" svg:y2="11.797cm">
          <text:p text:style-name="P3"/>
        </draw:line>
        <draw:line draw:style-name="gr22" draw:text-style-name="P2" draw:layer="layout" svg:x1="22.603cm" svg:y1="12.22cm" svg:x2="23.661cm" svg:y2="12.22cm">
          <text:p text:style-name="P3"/>
        </draw:line>
        <draw:line draw:style-name="gr22" draw:text-style-name="P2" draw:layer="layout" svg:x1="23.873cm" svg:y1="12.22cm" svg:x2="24.932cm" svg:y2="12.22cm">
          <text:p text:style-name="P3"/>
        </draw:line>
        <draw:line draw:style-name="gr22" draw:text-style-name="P2" draw:layer="layout" svg:x1="23.662cm" svg:y1="11.797cm" svg:x2="23.873cm" svg:y2="12.22cm">
          <text:p text:style-name="P3"/>
        </draw:line>
        <draw:line draw:style-name="gr22" draw:text-style-name="P2" draw:layer="layout" svg:x1="23.873cm" svg:y1="11.797cm" svg:x2="23.661cm" svg:y2="12.22cm">
          <text:p text:style-name="P3"/>
        </draw:line>
        <draw:line draw:style-name="gr22" draw:text-style-name="P2" draw:layer="layout" svg:x1="24.932cm" svg:y1="11.797cm" svg:x2="25.144cm" svg:y2="12.22cm">
          <text:p text:style-name="P3"/>
        </draw:line>
        <draw:line draw:style-name="gr22" draw:text-style-name="P2" draw:layer="layout" svg:x1="25.144cm" svg:y1="11.797cm" svg:x2="24.932cm" svg:y2="12.22cm">
          <text:p text:style-name="P3"/>
        </draw:line>
        <draw:line draw:style-name="gr22" draw:text-style-name="P2" draw:layer="layout" svg:x1="25.151cm" svg:y1="11.797cm" svg:x2="26.202cm" svg:y2="11.797cm">
          <text:p text:style-name="P3"/>
        </draw:line>
        <draw:line draw:style-name="gr22" draw:text-style-name="P2" draw:layer="layout" svg:x1="26.414cm" svg:y1="11.797cm" svg:x2="27.473cm" svg:y2="11.797cm">
          <text:p text:style-name="P3"/>
        </draw:line>
        <draw:line draw:style-name="gr22" draw:text-style-name="P2" draw:layer="layout" svg:x1="25.144cm" svg:y1="12.22cm" svg:x2="26.202cm" svg:y2="12.22cm">
          <text:p text:style-name="P3"/>
        </draw:line>
        <draw:line draw:style-name="gr22" draw:text-style-name="P2" draw:layer="layout" svg:x1="26.414cm" svg:y1="12.22cm" svg:x2="27.473cm" svg:y2="12.22cm">
          <text:p text:style-name="P3"/>
        </draw:line>
        <draw:line draw:style-name="gr22" draw:text-style-name="P2" draw:layer="layout" svg:x1="26.203cm" svg:y1="11.797cm" svg:x2="26.414cm" svg:y2="12.22cm">
          <text:p text:style-name="P3"/>
        </draw:line>
        <draw:line draw:style-name="gr22" draw:text-style-name="P2" draw:layer="layout" svg:x1="26.414cm" svg:y1="11.797cm" svg:x2="26.202cm" svg:y2="12.22cm">
          <text:p text:style-name="P3"/>
        </draw:line>
        <draw:line draw:style-name="gr22" draw:text-style-name="P2" draw:layer="layout" svg:x1="27.473cm" svg:y1="11.797cm" svg:x2="27.685cm" svg:y2="12.22cm">
          <text:p text:style-name="P3"/>
        </draw:line>
        <draw:line draw:style-name="gr22" draw:text-style-name="P2" draw:layer="layout" svg:x1="27.685cm" svg:y1="11.797cm" svg:x2="27.473cm" svg:y2="12.22cm">
          <text:p text:style-name="P3"/>
        </draw:line>
        <draw:frame draw:style-name="gr24" draw:text-style-name="P16" draw:layer="layout" svg:width="1.271cm" svg:height="0.818cm" svg:x="3.546cm" svg:y="11.585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4.816cm" svg:y="11.585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8.628cm" svg:y="11.585cm">
          <draw:text-box>
            <text:p text:style-name="P3"><text:span text:style-name="T7">s_0</text:span></text:p>
          </draw:text-box>
        </draw:frame>
        <draw:frame draw:style-name="gr25" draw:text-style-name="P16" draw:layer="layout" svg:width="1.271cm" svg:height="0.847cm" svg:x="11.168cm" svg:y="11.585cm">
          <draw:text-box>
            <text:p text:style-name="P3"><text:span text:style-name="T7">s_2</text:span></text:p>
          </draw:text-box>
        </draw:frame>
        <draw:frame draw:style-name="gr25" draw:text-style-name="P16" draw:layer="layout" svg:width="1.271cm" svg:height="0.847cm" svg:x="12.439cm" svg:y="11.585cm">
          <draw:text-box>
            <text:p text:style-name="P3"><text:span text:style-name="T7">s_3</text:span></text:p>
          </draw:text-box>
        </draw:frame>
        <draw:frame draw:style-name="gr25" draw:text-style-name="P16" draw:layer="layout" svg:width="1.271cm" svg:height="0.847cm" svg:x="16.25cm" svg:y="11.585cm">
          <draw:text-box>
            <text:p text:style-name="P3"><text:span text:style-name="T7">s_6</text:span></text:p>
          </draw:text-box>
        </draw:frame>
        <draw:frame draw:style-name="gr25" draw:text-style-name="P16" draw:layer="layout" svg:width="1.271cm" svg:height="0.847cm" svg:x="17.521cm" svg:y="11.585cm">
          <draw:text-box>
            <text:p text:style-name="P3"><text:span text:style-name="T7">s_7</text:span></text:p>
          </draw:text-box>
        </draw:frame>
        <draw:frame draw:style-name="gr25" draw:text-style-name="P16" draw:layer="layout" svg:width="1.475cm" svg:height="0.847cm" svg:x="18.792cm" svg:y="11.585cm">
          <draw:text-box>
            <text:p text:style-name="P3"><text:span text:style-name="T7">s_8</text:span></text:p>
          </draw:text-box>
        </draw:frame>
        <draw:frame draw:style-name="gr25" draw:text-style-name="P16" draw:layer="layout" svg:width="1.475cm" svg:height="0.847cm" svg:x="20.062cm" svg:y="11.585cm">
          <draw:text-box>
            <text:p text:style-name="P3"><text:span text:style-name="T7">s_9</text:span></text:p>
          </draw:text-box>
        </draw:frame>
        <draw:frame draw:style-name="gr25" draw:text-style-name="P16" draw:layer="layout" svg:width="1.271cm" svg:height="0.847cm" svg:x="13.709cm" svg:y="11.585cm">
          <draw:text-box>
            <text:p text:style-name="P3"><text:span text:style-name="T7">s_4</text:span></text:p>
          </draw:text-box>
        </draw:frame>
        <draw:frame draw:style-name="gr25" draw:text-style-name="P16" draw:layer="layout" svg:width="1.271cm" svg:height="0.847cm" svg:x="9.898cm" svg:y="11.585cm">
          <draw:text-box>
            <text:p text:style-name="P3"><text:span text:style-name="T7">s_1</text:span></text:p>
          </draw:text-box>
        </draw:frame>
        <draw:frame draw:style-name="gr25" draw:text-style-name="P16" draw:layer="layout" svg:width="1.271cm" svg:height="0.847cm" svg:x="14.98cm" svg:y="11.585cm">
          <draw:text-box>
            <text:p text:style-name="P3"><text:span text:style-name="T7">s_5</text:span></text:p>
          </draw:text-box>
        </draw:frame>
        <draw:frame draw:style-name="gr25" draw:text-style-name="P16" draw:layer="layout" svg:width="1.475cm" svg:height="0.847cm" svg:x="21.333cm" svg:y="11.585cm">
          <draw:text-box>
            <text:p text:style-name="P3"><text:span text:style-name="T7">s_10</text:span></text:p>
          </draw:text-box>
        </draw:frame>
        <draw:frame draw:style-name="gr25" draw:text-style-name="P16" draw:layer="layout" svg:width="1.475cm" svg:height="0.847cm" svg:x="22.603cm" svg:y="11.585cm">
          <draw:text-box>
            <text:p text:style-name="P3"><text:span text:style-name="T7">s_11</text:span></text:p>
          </draw:text-box>
        </draw:frame>
        <draw:frame draw:style-name="gr25" draw:text-style-name="P16" draw:layer="layout" svg:width="1.475cm" svg:height="0.847cm" svg:x="23.874cm" svg:y="11.585cm">
          <draw:text-box>
            <text:p text:style-name="P3"><text:span text:style-name="T7">s_12</text:span></text:p>
          </draw:text-box>
        </draw:frame>
        <draw:frame draw:style-name="gr25" draw:text-style-name="P16" draw:layer="layout" svg:width="1.475cm" svg:height="0.847cm" svg:x="25.144cm" svg:y="11.585cm">
          <draw:text-box>
            <text:p text:style-name="P3"><text:span text:style-name="T7">s_13</text:span></text:p>
          </draw:text-box>
        </draw:frame>
        <draw:frame draw:style-name="gr25" draw:text-style-name="P16" draw:layer="layout" svg:width="1.475cm" svg:height="0.847cm" svg:x="26.415cm" svg:y="11.585cm">
          <draw:text-box>
            <text:p text:style-name="P3"><text:span text:style-name="T7">s_14</text:span></text:p>
          </draw:text-box>
        </draw:frame>
        <draw:frame draw:style-name="gr25" draw:text-style-name="P16" draw:layer="layout" svg:width="1.271cm" svg:height="0.847cm" svg:x="6.086cm" svg:y="11.585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7.568cm" svg:y="11.585cm">
          <draw:text-box>
            <text:p text:style-name="P3"><text:span text:style-name="T7">0</text:span></text:p>
          </draw:text-box>
        </draw:frame>
        <draw:line draw:style-name="gr22" draw:text-style-name="P2" draw:layer="layout" svg:x1="1.859cm" svg:y1="12.644cm" svg:x2="3.334cm" svg:y2="12.644cm">
          <text:p text:style-name="P3"/>
        </draw:line>
        <draw:line draw:style-name="gr22" draw:text-style-name="P2" draw:layer="layout" svg:x1="3.553cm" svg:y1="12.644cm" svg:x2="4.604cm" svg:y2="12.644cm">
          <text:p text:style-name="P3"/>
        </draw:line>
        <draw:line draw:style-name="gr22" draw:text-style-name="P2" draw:layer="layout" svg:x1="4.816cm" svg:y1="12.644cm" svg:x2="5.875cm" svg:y2="12.644cm">
          <text:p text:style-name="P3"/>
        </draw:line>
        <draw:line draw:style-name="gr22" draw:text-style-name="P2" draw:layer="layout" svg:x1="1.852cm" svg:y1="13.067cm" svg:x2="3.334cm" svg:y2="13.067cm">
          <text:p text:style-name="P3"/>
        </draw:line>
        <draw:line draw:style-name="gr22" draw:text-style-name="P2" draw:layer="layout" svg:x1="3.546cm" svg:y1="13.067cm" svg:x2="4.604cm" svg:y2="13.067cm">
          <text:p text:style-name="P3"/>
        </draw:line>
        <draw:line draw:style-name="gr22" draw:text-style-name="P2" draw:layer="layout" svg:x1="4.816cm" svg:y1="13.067cm" svg:x2="5.875cm" svg:y2="13.067cm">
          <text:p text:style-name="P3"/>
        </draw:line>
        <draw:line draw:style-name="gr22" draw:text-style-name="P2" draw:layer="layout" svg:x1="3.334cm" svg:y1="12.644cm" svg:x2="3.546cm" svg:y2="13.067cm">
          <text:p text:style-name="P3"/>
        </draw:line>
        <draw:line draw:style-name="gr22" draw:text-style-name="P2" draw:layer="layout" svg:x1="3.553cm" svg:y1="12.644cm" svg:x2="3.334cm" svg:y2="13.067cm">
          <text:p text:style-name="P3"/>
        </draw:line>
        <draw:line draw:style-name="gr22" draw:text-style-name="P2" draw:layer="layout" svg:x1="4.605cm" svg:y1="12.644cm" svg:x2="4.816cm" svg:y2="13.067cm">
          <text:p text:style-name="P3"/>
        </draw:line>
        <draw:line draw:style-name="gr22" draw:text-style-name="P2" draw:layer="layout" svg:x1="4.816cm" svg:y1="12.644cm" svg:x2="4.604cm" svg:y2="13.067cm">
          <text:p text:style-name="P3"/>
        </draw:line>
        <draw:line draw:style-name="gr22" draw:text-style-name="P2" draw:layer="layout" svg:x1="5.875cm" svg:y1="12.644cm" svg:x2="6.087cm" svg:y2="13.067cm">
          <text:p text:style-name="P3"/>
        </draw:line>
        <draw:line draw:style-name="gr22" draw:text-style-name="P2" draw:layer="layout" svg:x1="6.087cm" svg:y1="12.644cm" svg:x2="5.875cm" svg:y2="13.067cm">
          <text:p text:style-name="P3"/>
        </draw:line>
        <draw:line draw:style-name="gr22" draw:text-style-name="P2" draw:layer="layout" svg:x1="6.094cm" svg:y1="12.644cm" svg:x2="7.145cm" svg:y2="12.644cm">
          <text:p text:style-name="P3"/>
        </draw:line>
        <draw:line draw:style-name="gr22" draw:text-style-name="P2" draw:layer="layout" svg:x1="7.357cm" svg:y1="12.644cm" svg:x2="8.416cm" svg:y2="12.644cm">
          <text:p text:style-name="P3"/>
        </draw:line>
        <draw:line draw:style-name="gr22" draw:text-style-name="P2" draw:layer="layout" svg:x1="6.087cm" svg:y1="13.067cm" svg:x2="7.145cm" svg:y2="13.067cm">
          <text:p text:style-name="P3"/>
        </draw:line>
        <draw:line draw:style-name="gr22" draw:text-style-name="P2" draw:layer="layout" svg:x1="7.357cm" svg:y1="13.067cm" svg:x2="8.416cm" svg:y2="13.067cm">
          <text:p text:style-name="P3"/>
        </draw:line>
        <draw:line draw:style-name="gr22" draw:text-style-name="P2" draw:layer="layout" svg:x1="7.146cm" svg:y1="12.644cm" svg:x2="7.357cm" svg:y2="13.067cm">
          <text:p text:style-name="P3"/>
        </draw:line>
        <draw:line draw:style-name="gr22" draw:text-style-name="P2" draw:layer="layout" svg:x1="7.357cm" svg:y1="12.644cm" svg:x2="7.145cm" svg:y2="13.067cm">
          <text:p text:style-name="P3"/>
        </draw:line>
        <draw:line draw:style-name="gr22" draw:text-style-name="P2" draw:layer="layout" svg:x1="8.416cm" svg:y1="12.644cm" svg:x2="8.628cm" svg:y2="13.067cm">
          <text:p text:style-name="P3"/>
        </draw:line>
        <draw:line draw:style-name="gr22" draw:text-style-name="P2" draw:layer="layout" svg:x1="8.628cm" svg:y1="12.644cm" svg:x2="8.416cm" svg:y2="13.067cm">
          <text:p text:style-name="P3"/>
        </draw:line>
        <draw:line draw:style-name="gr22" draw:text-style-name="P2" draw:layer="layout" svg:x1="8.635cm" svg:y1="12.644cm" svg:x2="9.686cm" svg:y2="12.644cm">
          <text:p text:style-name="P3"/>
        </draw:line>
        <draw:line draw:style-name="gr22" draw:text-style-name="P2" draw:layer="layout" svg:x1="9.898cm" svg:y1="12.644cm" svg:x2="10.957cm" svg:y2="12.644cm">
          <text:p text:style-name="P3"/>
        </draw:line>
        <draw:line draw:style-name="gr22" draw:text-style-name="P2" draw:layer="layout" svg:x1="8.628cm" svg:y1="13.067cm" svg:x2="9.686cm" svg:y2="13.067cm">
          <text:p text:style-name="P3"/>
        </draw:line>
        <draw:line draw:style-name="gr22" draw:text-style-name="P2" draw:layer="layout" svg:x1="9.898cm" svg:y1="13.067cm" svg:x2="10.957cm" svg:y2="13.067cm">
          <text:p text:style-name="P3"/>
        </draw:line>
        <draw:line draw:style-name="gr22" draw:text-style-name="P2" draw:layer="layout" svg:x1="9.687cm" svg:y1="12.644cm" svg:x2="9.898cm" svg:y2="13.067cm">
          <text:p text:style-name="P3"/>
        </draw:line>
        <draw:line draw:style-name="gr22" draw:text-style-name="P2" draw:layer="layout" svg:x1="9.898cm" svg:y1="12.644cm" svg:x2="9.686cm" svg:y2="13.067cm">
          <text:p text:style-name="P3"/>
        </draw:line>
        <draw:line draw:style-name="gr22" draw:text-style-name="P2" draw:layer="layout" svg:x1="10.957cm" svg:y1="12.644cm" svg:x2="11.169cm" svg:y2="13.067cm">
          <text:p text:style-name="P3"/>
        </draw:line>
        <draw:line draw:style-name="gr22" draw:text-style-name="P2" draw:layer="layout" svg:x1="11.169cm" svg:y1="12.644cm" svg:x2="10.957cm" svg:y2="13.067cm">
          <text:p text:style-name="P3"/>
        </draw:line>
        <draw:line draw:style-name="gr22" draw:text-style-name="P2" draw:layer="layout" svg:x1="11.176cm" svg:y1="12.644cm" svg:x2="12.227cm" svg:y2="12.644cm">
          <text:p text:style-name="P3"/>
        </draw:line>
        <draw:line draw:style-name="gr22" draw:text-style-name="P2" draw:layer="layout" svg:x1="12.439cm" svg:y1="12.644cm" svg:x2="13.498cm" svg:y2="12.644cm">
          <text:p text:style-name="P3"/>
        </draw:line>
        <draw:line draw:style-name="gr22" draw:text-style-name="P2" draw:layer="layout" svg:x1="11.169cm" svg:y1="13.067cm" svg:x2="12.227cm" svg:y2="13.067cm">
          <text:p text:style-name="P3"/>
        </draw:line>
        <draw:line draw:style-name="gr22" draw:text-style-name="P2" draw:layer="layout" svg:x1="12.439cm" svg:y1="13.067cm" svg:x2="13.498cm" svg:y2="13.067cm">
          <text:p text:style-name="P3"/>
        </draw:line>
        <draw:line draw:style-name="gr22" draw:text-style-name="P2" draw:layer="layout" svg:x1="12.228cm" svg:y1="12.644cm" svg:x2="12.439cm" svg:y2="13.067cm">
          <text:p text:style-name="P3"/>
        </draw:line>
        <draw:line draw:style-name="gr22" draw:text-style-name="P2" draw:layer="layout" svg:x1="12.439cm" svg:y1="12.644cm" svg:x2="12.227cm" svg:y2="13.067cm">
          <text:p text:style-name="P3"/>
        </draw:line>
        <draw:line draw:style-name="gr22" draw:text-style-name="P2" draw:layer="layout" svg:x1="13.498cm" svg:y1="12.644cm" svg:x2="13.71cm" svg:y2="13.067cm">
          <text:p text:style-name="P3"/>
        </draw:line>
        <draw:line draw:style-name="gr22" draw:text-style-name="P2" draw:layer="layout" svg:x1="13.71cm" svg:y1="12.644cm" svg:x2="13.498cm" svg:y2="13.067cm">
          <text:p text:style-name="P3"/>
        </draw:line>
        <draw:line draw:style-name="gr22" draw:text-style-name="P2" draw:layer="layout" svg:x1="13.717cm" svg:y1="12.644cm" svg:x2="14.768cm" svg:y2="12.644cm">
          <text:p text:style-name="P3"/>
        </draw:line>
        <draw:line draw:style-name="gr22" draw:text-style-name="P2" draw:layer="layout" svg:x1="14.98cm" svg:y1="12.644cm" svg:x2="16.039cm" svg:y2="12.644cm">
          <text:p text:style-name="P3"/>
        </draw:line>
        <draw:line draw:style-name="gr22" draw:text-style-name="P2" draw:layer="layout" svg:x1="13.71cm" svg:y1="13.067cm" svg:x2="14.768cm" svg:y2="13.067cm">
          <text:p text:style-name="P3"/>
        </draw:line>
        <draw:line draw:style-name="gr22" draw:text-style-name="P2" draw:layer="layout" svg:x1="14.98cm" svg:y1="13.067cm" svg:x2="16.039cm" svg:y2="13.067cm">
          <text:p text:style-name="P3"/>
        </draw:line>
        <draw:line draw:style-name="gr22" draw:text-style-name="P2" draw:layer="layout" svg:x1="14.769cm" svg:y1="12.644cm" svg:x2="14.98cm" svg:y2="13.067cm">
          <text:p text:style-name="P3"/>
        </draw:line>
        <draw:line draw:style-name="gr22" draw:text-style-name="P2" draw:layer="layout" svg:x1="14.98cm" svg:y1="12.644cm" svg:x2="14.768cm" svg:y2="13.067cm">
          <text:p text:style-name="P3"/>
        </draw:line>
        <draw:line draw:style-name="gr22" draw:text-style-name="P2" draw:layer="layout" svg:x1="16.039cm" svg:y1="12.644cm" svg:x2="16.251cm" svg:y2="13.067cm">
          <text:p text:style-name="P3"/>
        </draw:line>
        <draw:line draw:style-name="gr22" draw:text-style-name="P2" draw:layer="layout" svg:x1="16.251cm" svg:y1="12.644cm" svg:x2="16.039cm" svg:y2="13.067cm">
          <text:p text:style-name="P3"/>
        </draw:line>
        <draw:line draw:style-name="gr22" draw:text-style-name="P2" draw:layer="layout" svg:x1="16.258cm" svg:y1="12.644cm" svg:x2="17.309cm" svg:y2="12.644cm">
          <text:p text:style-name="P3"/>
        </draw:line>
        <draw:line draw:style-name="gr22" draw:text-style-name="P2" draw:layer="layout" svg:x1="17.521cm" svg:y1="12.644cm" svg:x2="18.58cm" svg:y2="12.644cm">
          <text:p text:style-name="P3"/>
        </draw:line>
        <draw:line draw:style-name="gr22" draw:text-style-name="P2" draw:layer="layout" svg:x1="16.251cm" svg:y1="13.067cm" svg:x2="17.309cm" svg:y2="13.067cm">
          <text:p text:style-name="P3"/>
        </draw:line>
        <draw:line draw:style-name="gr22" draw:text-style-name="P2" draw:layer="layout" svg:x1="17.521cm" svg:y1="13.067cm" svg:x2="18.58cm" svg:y2="13.067cm">
          <text:p text:style-name="P3"/>
        </draw:line>
        <draw:line draw:style-name="gr22" draw:text-style-name="P2" draw:layer="layout" svg:x1="17.31cm" svg:y1="12.644cm" svg:x2="17.521cm" svg:y2="13.067cm">
          <text:p text:style-name="P3"/>
        </draw:line>
        <draw:line draw:style-name="gr22" draw:text-style-name="P2" draw:layer="layout" svg:x1="17.521cm" svg:y1="12.644cm" svg:x2="17.309cm" svg:y2="13.067cm">
          <text:p text:style-name="P3"/>
        </draw:line>
        <draw:line draw:style-name="gr22" draw:text-style-name="P2" draw:layer="layout" svg:x1="18.58cm" svg:y1="12.644cm" svg:x2="18.792cm" svg:y2="13.067cm">
          <text:p text:style-name="P3"/>
        </draw:line>
        <draw:line draw:style-name="gr22" draw:text-style-name="P2" draw:layer="layout" svg:x1="18.792cm" svg:y1="12.644cm" svg:x2="18.58cm" svg:y2="13.067cm">
          <text:p text:style-name="P3"/>
        </draw:line>
        <draw:line draw:style-name="gr22" draw:text-style-name="P2" draw:layer="layout" svg:x1="18.799cm" svg:y1="12.644cm" svg:x2="19.85cm" svg:y2="12.644cm">
          <text:p text:style-name="P3"/>
        </draw:line>
        <draw:line draw:style-name="gr22" draw:text-style-name="P2" draw:layer="layout" svg:x1="20.062cm" svg:y1="12.644cm" svg:x2="21.121cm" svg:y2="12.644cm">
          <text:p text:style-name="P3"/>
        </draw:line>
        <draw:line draw:style-name="gr22" draw:text-style-name="P2" draw:layer="layout" svg:x1="18.792cm" svg:y1="13.067cm" svg:x2="19.85cm" svg:y2="13.067cm">
          <text:p text:style-name="P3"/>
        </draw:line>
        <draw:line draw:style-name="gr22" draw:text-style-name="P2" draw:layer="layout" svg:x1="20.062cm" svg:y1="13.067cm" svg:x2="21.121cm" svg:y2="13.067cm">
          <text:p text:style-name="P3"/>
        </draw:line>
        <draw:line draw:style-name="gr22" draw:text-style-name="P2" draw:layer="layout" svg:x1="19.851cm" svg:y1="12.644cm" svg:x2="20.062cm" svg:y2="13.067cm">
          <text:p text:style-name="P3"/>
        </draw:line>
        <draw:line draw:style-name="gr22" draw:text-style-name="P2" draw:layer="layout" svg:x1="20.062cm" svg:y1="12.644cm" svg:x2="19.85cm" svg:y2="13.067cm">
          <text:p text:style-name="P3"/>
        </draw:line>
        <draw:line draw:style-name="gr22" draw:text-style-name="P2" draw:layer="layout" svg:x1="21.121cm" svg:y1="12.644cm" svg:x2="21.333cm" svg:y2="13.067cm">
          <text:p text:style-name="P3"/>
        </draw:line>
        <draw:line draw:style-name="gr22" draw:text-style-name="P2" draw:layer="layout" svg:x1="21.333cm" svg:y1="12.644cm" svg:x2="21.121cm" svg:y2="13.067cm">
          <text:p text:style-name="P3"/>
        </draw:line>
        <draw:line draw:style-name="gr22" draw:text-style-name="P2" draw:layer="layout" svg:x1="21.34cm" svg:y1="12.644cm" svg:x2="22.391cm" svg:y2="12.644cm">
          <text:p text:style-name="P3"/>
        </draw:line>
        <draw:line draw:style-name="gr22" draw:text-style-name="P2" draw:layer="layout" svg:x1="22.603cm" svg:y1="12.644cm" svg:x2="23.662cm" svg:y2="12.644cm">
          <text:p text:style-name="P3"/>
        </draw:line>
        <draw:line draw:style-name="gr22" draw:text-style-name="P2" draw:layer="layout" svg:x1="21.333cm" svg:y1="13.067cm" svg:x2="22.391cm" svg:y2="13.067cm">
          <text:p text:style-name="P3"/>
        </draw:line>
        <draw:line draw:style-name="gr22" draw:text-style-name="P2" draw:layer="layout" svg:x1="22.603cm" svg:y1="13.067cm" svg:x2="23.662cm" svg:y2="13.067cm">
          <text:p text:style-name="P3"/>
        </draw:line>
        <draw:line draw:style-name="gr22" draw:text-style-name="P2" draw:layer="layout" svg:x1="22.392cm" svg:y1="12.644cm" svg:x2="22.603cm" svg:y2="13.067cm">
          <text:p text:style-name="P3"/>
        </draw:line>
        <draw:line draw:style-name="gr22" draw:text-style-name="P2" draw:layer="layout" svg:x1="22.603cm" svg:y1="12.644cm" svg:x2="22.391cm" svg:y2="13.067cm">
          <text:p text:style-name="P3"/>
        </draw:line>
        <draw:line draw:style-name="gr22" draw:text-style-name="P2" draw:layer="layout" svg:x1="23.662cm" svg:y1="12.644cm" svg:x2="23.874cm" svg:y2="13.067cm">
          <text:p text:style-name="P3"/>
        </draw:line>
        <draw:line draw:style-name="gr22" draw:text-style-name="P2" draw:layer="layout" svg:x1="23.874cm" svg:y1="12.644cm" svg:x2="23.662cm" svg:y2="13.067cm">
          <text:p text:style-name="P3"/>
        </draw:line>
        <draw:line draw:style-name="gr22" draw:text-style-name="P2" draw:layer="layout" svg:x1="22.61cm" svg:y1="12.644cm" svg:x2="23.661cm" svg:y2="12.644cm">
          <text:p text:style-name="P3"/>
        </draw:line>
        <draw:line draw:style-name="gr22" draw:text-style-name="P2" draw:layer="layout" svg:x1="23.873cm" svg:y1="12.644cm" svg:x2="24.932cm" svg:y2="12.644cm">
          <text:p text:style-name="P3"/>
        </draw:line>
        <draw:line draw:style-name="gr22" draw:text-style-name="P2" draw:layer="layout" svg:x1="22.603cm" svg:y1="13.067cm" svg:x2="23.661cm" svg:y2="13.067cm">
          <text:p text:style-name="P3"/>
        </draw:line>
        <draw:line draw:style-name="gr22" draw:text-style-name="P2" draw:layer="layout" svg:x1="23.873cm" svg:y1="13.067cm" svg:x2="24.932cm" svg:y2="13.067cm">
          <text:p text:style-name="P3"/>
        </draw:line>
        <draw:line draw:style-name="gr22" draw:text-style-name="P2" draw:layer="layout" svg:x1="23.662cm" svg:y1="12.644cm" svg:x2="23.873cm" svg:y2="13.067cm">
          <text:p text:style-name="P3"/>
        </draw:line>
        <draw:line draw:style-name="gr22" draw:text-style-name="P2" draw:layer="layout" svg:x1="23.873cm" svg:y1="12.644cm" svg:x2="23.661cm" svg:y2="13.067cm">
          <text:p text:style-name="P3"/>
        </draw:line>
        <draw:line draw:style-name="gr22" draw:text-style-name="P2" draw:layer="layout" svg:x1="24.932cm" svg:y1="12.644cm" svg:x2="25.144cm" svg:y2="13.067cm">
          <text:p text:style-name="P3"/>
        </draw:line>
        <draw:line draw:style-name="gr22" draw:text-style-name="P2" draw:layer="layout" svg:x1="25.144cm" svg:y1="12.644cm" svg:x2="24.932cm" svg:y2="13.067cm">
          <text:p text:style-name="P3"/>
        </draw:line>
        <draw:line draw:style-name="gr22" draw:text-style-name="P2" draw:layer="layout" svg:x1="25.151cm" svg:y1="12.644cm" svg:x2="26.202cm" svg:y2="12.644cm">
          <text:p text:style-name="P3"/>
        </draw:line>
        <draw:line draw:style-name="gr22" draw:text-style-name="P2" draw:layer="layout" svg:x1="26.414cm" svg:y1="12.644cm" svg:x2="27.473cm" svg:y2="12.644cm">
          <text:p text:style-name="P3"/>
        </draw:line>
        <draw:line draw:style-name="gr22" draw:text-style-name="P2" draw:layer="layout" svg:x1="25.144cm" svg:y1="13.067cm" svg:x2="26.202cm" svg:y2="13.067cm">
          <text:p text:style-name="P3"/>
        </draw:line>
        <draw:line draw:style-name="gr22" draw:text-style-name="P2" draw:layer="layout" svg:x1="26.414cm" svg:y1="13.067cm" svg:x2="27.473cm" svg:y2="13.067cm">
          <text:p text:style-name="P3"/>
        </draw:line>
        <draw:line draw:style-name="gr22" draw:text-style-name="P2" draw:layer="layout" svg:x1="26.203cm" svg:y1="12.644cm" svg:x2="26.414cm" svg:y2="13.067cm">
          <text:p text:style-name="P3"/>
        </draw:line>
        <draw:line draw:style-name="gr22" draw:text-style-name="P2" draw:layer="layout" svg:x1="26.414cm" svg:y1="12.644cm" svg:x2="26.202cm" svg:y2="13.067cm">
          <text:p text:style-name="P3"/>
        </draw:line>
        <draw:line draw:style-name="gr22" draw:text-style-name="P2" draw:layer="layout" svg:x1="27.473cm" svg:y1="12.644cm" svg:x2="27.685cm" svg:y2="13.067cm">
          <text:p text:style-name="P3"/>
        </draw:line>
        <draw:line draw:style-name="gr22" draw:text-style-name="P2" draw:layer="layout" svg:x1="27.685cm" svg:y1="12.644cm" svg:x2="27.473cm" svg:y2="13.067cm">
          <text:p text:style-name="P3"/>
        </draw:line>
        <draw:frame draw:style-name="gr24" draw:text-style-name="P16" draw:layer="layout" svg:width="1.271cm" svg:height="0.818cm" svg:x="3.546cm" svg:y="12.432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4.816cm" svg:y="12.432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8.628cm" svg:y="12.432cm">
          <draw:text-box>
            <text:p text:style-name="P3"><text:span text:style-name="T7">f_0</text:span></text:p>
          </draw:text-box>
        </draw:frame>
        <draw:frame draw:style-name="gr25" draw:text-style-name="P16" draw:layer="layout" svg:width="1.271cm" svg:height="0.847cm" svg:x="11.168cm" svg:y="12.432cm">
          <draw:text-box>
            <text:p text:style-name="P3"><text:span text:style-name="T7">f_2</text:span></text:p>
          </draw:text-box>
        </draw:frame>
        <draw:frame draw:style-name="gr25" draw:text-style-name="P16" draw:layer="layout" svg:width="1.271cm" svg:height="0.847cm" svg:x="12.439cm" svg:y="12.432cm">
          <draw:text-box>
            <text:p text:style-name="P3"><text:span text:style-name="T7">f_3</text:span></text:p>
          </draw:text-box>
        </draw:frame>
        <draw:frame draw:style-name="gr25" draw:text-style-name="P16" draw:layer="layout" svg:width="1.271cm" svg:height="0.847cm" svg:x="16.25cm" svg:y="12.432cm">
          <draw:text-box>
            <text:p text:style-name="P3"><text:span text:style-name="T7">f_6</text:span></text:p>
          </draw:text-box>
        </draw:frame>
        <draw:frame draw:style-name="gr25" draw:text-style-name="P16" draw:layer="layout" svg:width="1.271cm" svg:height="0.847cm" svg:x="17.521cm" svg:y="12.432cm">
          <draw:text-box>
            <text:p text:style-name="P3"><text:span text:style-name="T7">f_7</text:span></text:p>
          </draw:text-box>
        </draw:frame>
        <draw:frame draw:style-name="gr25" draw:text-style-name="P16" draw:layer="layout" svg:width="1.475cm" svg:height="0.847cm" svg:x="18.792cm" svg:y="12.432cm">
          <draw:text-box>
            <text:p text:style-name="P3"><text:span text:style-name="T7">f_8</text:span></text:p>
          </draw:text-box>
        </draw:frame>
        <draw:frame draw:style-name="gr25" draw:text-style-name="P16" draw:layer="layout" svg:width="1.475cm" svg:height="0.847cm" svg:x="20.062cm" svg:y="12.432cm">
          <draw:text-box>
            <text:p text:style-name="P3"><text:span text:style-name="T7">f_9</text:span></text:p>
          </draw:text-box>
        </draw:frame>
        <draw:frame draw:style-name="gr25" draw:text-style-name="P16" draw:layer="layout" svg:width="1.271cm" svg:height="0.847cm" svg:x="13.709cm" svg:y="12.432cm">
          <draw:text-box>
            <text:p text:style-name="P3"><text:span text:style-name="T7">f_4</text:span></text:p>
          </draw:text-box>
        </draw:frame>
        <draw:frame draw:style-name="gr25" draw:text-style-name="P16" draw:layer="layout" svg:width="1.271cm" svg:height="0.847cm" svg:x="9.898cm" svg:y="12.432cm">
          <draw:text-box>
            <text:p text:style-name="P3"><text:span text:style-name="T7">f_1</text:span></text:p>
          </draw:text-box>
        </draw:frame>
        <draw:frame draw:style-name="gr25" draw:text-style-name="P16" draw:layer="layout" svg:width="1.271cm" svg:height="0.847cm" svg:x="14.98cm" svg:y="12.432cm">
          <draw:text-box>
            <text:p text:style-name="P3"><text:span text:style-name="T7">f_5</text:span></text:p>
          </draw:text-box>
        </draw:frame>
        <draw:frame draw:style-name="gr25" draw:text-style-name="P16" draw:layer="layout" svg:width="1.475cm" svg:height="0.847cm" svg:x="21.333cm" svg:y="12.432cm">
          <draw:text-box>
            <text:p text:style-name="P3"><text:span text:style-name="T7">f_10</text:span></text:p>
          </draw:text-box>
        </draw:frame>
        <draw:frame draw:style-name="gr25" draw:text-style-name="P16" draw:layer="layout" svg:width="1.475cm" svg:height="0.847cm" svg:x="22.603cm" svg:y="12.432cm">
          <draw:text-box>
            <text:p text:style-name="P3"><text:span text:style-name="T7">f_11</text:span></text:p>
          </draw:text-box>
        </draw:frame>
        <draw:frame draw:style-name="gr25" draw:text-style-name="P16" draw:layer="layout" svg:width="1.475cm" svg:height="0.847cm" svg:x="23.874cm" svg:y="12.432cm">
          <draw:text-box>
            <text:p text:style-name="P3"><text:span text:style-name="T7">f_12</text:span></text:p>
          </draw:text-box>
        </draw:frame>
        <draw:frame draw:style-name="gr25" draw:text-style-name="P16" draw:layer="layout" svg:width="1.475cm" svg:height="0.847cm" svg:x="25.144cm" svg:y="12.432cm">
          <draw:text-box>
            <text:p text:style-name="P3"><text:span text:style-name="T7">f_13</text:span></text:p>
          </draw:text-box>
        </draw:frame>
        <draw:frame draw:style-name="gr25" draw:text-style-name="P16" draw:layer="layout" svg:width="1.475cm" svg:height="0.847cm" svg:x="26.415cm" svg:y="12.432cm">
          <draw:text-box>
            <text:p text:style-name="P3"><text:span text:style-name="T7">f_14</text:span></text:p>
          </draw:text-box>
        </draw:frame>
        <draw:frame draw:style-name="gr25" draw:text-style-name="P16" draw:layer="layout" svg:width="1.271cm" svg:height="0.847cm" svg:x="6.086cm" svg:y="12.432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7.568cm" svg:y="12.432cm">
          <draw:text-box>
            <text:p text:style-name="P3"><text:span text:style-name="T7">0</text:span></text:p>
          </draw:text-box>
        </draw:frame>
        <draw:line draw:style-name="gr22" draw:text-style-name="P2" draw:layer="layout" svg:x1="1.859cm" svg:y1="13.491cm" svg:x2="3.334cm" svg:y2="13.491cm">
          <text:p text:style-name="P3"/>
        </draw:line>
        <draw:line draw:style-name="gr22" draw:text-style-name="P2" draw:layer="layout" svg:x1="3.553cm" svg:y1="13.491cm" svg:x2="4.604cm" svg:y2="13.491cm">
          <text:p text:style-name="P3"/>
        </draw:line>
        <draw:line draw:style-name="gr22" draw:text-style-name="P2" draw:layer="layout" svg:x1="4.816cm" svg:y1="13.491cm" svg:x2="5.875cm" svg:y2="13.491cm">
          <text:p text:style-name="P3"/>
        </draw:line>
        <draw:line draw:style-name="gr22" draw:text-style-name="P2" draw:layer="layout" svg:x1="1.852cm" svg:y1="13.914cm" svg:x2="3.334cm" svg:y2="13.914cm">
          <text:p text:style-name="P3"/>
        </draw:line>
        <draw:line draw:style-name="gr22" draw:text-style-name="P2" draw:layer="layout" svg:x1="3.546cm" svg:y1="13.914cm" svg:x2="4.604cm" svg:y2="13.914cm">
          <text:p text:style-name="P3"/>
        </draw:line>
        <draw:line draw:style-name="gr22" draw:text-style-name="P2" draw:layer="layout" svg:x1="4.816cm" svg:y1="13.914cm" svg:x2="5.875cm" svg:y2="13.914cm">
          <text:p text:style-name="P3"/>
        </draw:line>
        <draw:line draw:style-name="gr22" draw:text-style-name="P2" draw:layer="layout" svg:x1="3.334cm" svg:y1="13.491cm" svg:x2="3.546cm" svg:y2="13.914cm">
          <text:p text:style-name="P3"/>
        </draw:line>
        <draw:line draw:style-name="gr22" draw:text-style-name="P2" draw:layer="layout" svg:x1="3.553cm" svg:y1="13.491cm" svg:x2="3.334cm" svg:y2="13.914cm">
          <text:p text:style-name="P3"/>
        </draw:line>
        <draw:line draw:style-name="gr22" draw:text-style-name="P2" draw:layer="layout" svg:x1="4.605cm" svg:y1="13.491cm" svg:x2="4.816cm" svg:y2="13.914cm">
          <text:p text:style-name="P3"/>
        </draw:line>
        <draw:line draw:style-name="gr22" draw:text-style-name="P2" draw:layer="layout" svg:x1="4.816cm" svg:y1="13.491cm" svg:x2="4.604cm" svg:y2="13.914cm">
          <text:p text:style-name="P3"/>
        </draw:line>
        <draw:line draw:style-name="gr22" draw:text-style-name="P2" draw:layer="layout" svg:x1="5.875cm" svg:y1="13.491cm" svg:x2="6.087cm" svg:y2="13.914cm">
          <text:p text:style-name="P3"/>
        </draw:line>
        <draw:line draw:style-name="gr22" draw:text-style-name="P2" draw:layer="layout" svg:x1="6.087cm" svg:y1="13.491cm" svg:x2="5.875cm" svg:y2="13.914cm">
          <text:p text:style-name="P3"/>
        </draw:line>
        <draw:line draw:style-name="gr22" draw:text-style-name="P2" draw:layer="layout" svg:x1="6.094cm" svg:y1="13.491cm" svg:x2="7.145cm" svg:y2="13.491cm">
          <text:p text:style-name="P3"/>
        </draw:line>
        <draw:line draw:style-name="gr22" draw:text-style-name="P2" draw:layer="layout" svg:x1="7.357cm" svg:y1="13.491cm" svg:x2="8.416cm" svg:y2="13.491cm">
          <text:p text:style-name="P3"/>
        </draw:line>
        <draw:line draw:style-name="gr22" draw:text-style-name="P2" draw:layer="layout" svg:x1="6.087cm" svg:y1="13.914cm" svg:x2="7.145cm" svg:y2="13.914cm">
          <text:p text:style-name="P3"/>
        </draw:line>
        <draw:line draw:style-name="gr22" draw:text-style-name="P2" draw:layer="layout" svg:x1="7.357cm" svg:y1="13.914cm" svg:x2="8.416cm" svg:y2="13.914cm">
          <text:p text:style-name="P3"/>
        </draw:line>
        <draw:line draw:style-name="gr22" draw:text-style-name="P2" draw:layer="layout" svg:x1="7.146cm" svg:y1="13.491cm" svg:x2="7.357cm" svg:y2="13.914cm">
          <text:p text:style-name="P3"/>
        </draw:line>
        <draw:line draw:style-name="gr22" draw:text-style-name="P2" draw:layer="layout" svg:x1="7.357cm" svg:y1="13.491cm" svg:x2="7.145cm" svg:y2="13.914cm">
          <text:p text:style-name="P3"/>
        </draw:line>
        <draw:line draw:style-name="gr22" draw:text-style-name="P2" draw:layer="layout" svg:x1="8.416cm" svg:y1="13.491cm" svg:x2="8.628cm" svg:y2="13.914cm">
          <text:p text:style-name="P3"/>
        </draw:line>
        <draw:line draw:style-name="gr22" draw:text-style-name="P2" draw:layer="layout" svg:x1="8.628cm" svg:y1="13.491cm" svg:x2="8.416cm" svg:y2="13.914cm">
          <text:p text:style-name="P3"/>
        </draw:line>
        <draw:line draw:style-name="gr22" draw:text-style-name="P2" draw:layer="layout" svg:x1="8.635cm" svg:y1="13.491cm" svg:x2="9.686cm" svg:y2="13.491cm">
          <text:p text:style-name="P3"/>
        </draw:line>
        <draw:line draw:style-name="gr22" draw:text-style-name="P2" draw:layer="layout" svg:x1="9.898cm" svg:y1="13.491cm" svg:x2="10.957cm" svg:y2="13.491cm">
          <text:p text:style-name="P3"/>
        </draw:line>
        <draw:line draw:style-name="gr22" draw:text-style-name="P2" draw:layer="layout" svg:x1="8.628cm" svg:y1="13.914cm" svg:x2="9.686cm" svg:y2="13.914cm">
          <text:p text:style-name="P3"/>
        </draw:line>
        <draw:line draw:style-name="gr22" draw:text-style-name="P2" draw:layer="layout" svg:x1="9.898cm" svg:y1="13.914cm" svg:x2="10.957cm" svg:y2="13.914cm">
          <text:p text:style-name="P3"/>
        </draw:line>
        <draw:line draw:style-name="gr22" draw:text-style-name="P2" draw:layer="layout" svg:x1="9.687cm" svg:y1="13.491cm" svg:x2="9.898cm" svg:y2="13.914cm">
          <text:p text:style-name="P3"/>
        </draw:line>
        <draw:line draw:style-name="gr22" draw:text-style-name="P2" draw:layer="layout" svg:x1="9.898cm" svg:y1="13.491cm" svg:x2="9.686cm" svg:y2="13.914cm">
          <text:p text:style-name="P3"/>
        </draw:line>
        <draw:line draw:style-name="gr22" draw:text-style-name="P2" draw:layer="layout" svg:x1="10.957cm" svg:y1="13.491cm" svg:x2="11.169cm" svg:y2="13.914cm">
          <text:p text:style-name="P3"/>
        </draw:line>
        <draw:line draw:style-name="gr22" draw:text-style-name="P2" draw:layer="layout" svg:x1="11.169cm" svg:y1="13.491cm" svg:x2="10.957cm" svg:y2="13.914cm">
          <text:p text:style-name="P3"/>
        </draw:line>
        <draw:line draw:style-name="gr22" draw:text-style-name="P2" draw:layer="layout" svg:x1="11.176cm" svg:y1="13.491cm" svg:x2="12.227cm" svg:y2="13.491cm">
          <text:p text:style-name="P3"/>
        </draw:line>
        <draw:line draw:style-name="gr22" draw:text-style-name="P2" draw:layer="layout" svg:x1="12.439cm" svg:y1="13.491cm" svg:x2="13.498cm" svg:y2="13.491cm">
          <text:p text:style-name="P3"/>
        </draw:line>
        <draw:line draw:style-name="gr22" draw:text-style-name="P2" draw:layer="layout" svg:x1="11.169cm" svg:y1="13.914cm" svg:x2="12.227cm" svg:y2="13.914cm">
          <text:p text:style-name="P3"/>
        </draw:line>
        <draw:line draw:style-name="gr22" draw:text-style-name="P2" draw:layer="layout" svg:x1="12.439cm" svg:y1="13.914cm" svg:x2="13.498cm" svg:y2="13.914cm">
          <text:p text:style-name="P3"/>
        </draw:line>
        <draw:line draw:style-name="gr22" draw:text-style-name="P2" draw:layer="layout" svg:x1="12.228cm" svg:y1="13.491cm" svg:x2="12.439cm" svg:y2="13.914cm">
          <text:p text:style-name="P3"/>
        </draw:line>
        <draw:line draw:style-name="gr22" draw:text-style-name="P2" draw:layer="layout" svg:x1="12.439cm" svg:y1="13.491cm" svg:x2="12.227cm" svg:y2="13.914cm">
          <text:p text:style-name="P3"/>
        </draw:line>
        <draw:line draw:style-name="gr22" draw:text-style-name="P2" draw:layer="layout" svg:x1="13.498cm" svg:y1="13.491cm" svg:x2="13.71cm" svg:y2="13.914cm">
          <text:p text:style-name="P3"/>
        </draw:line>
        <draw:line draw:style-name="gr22" draw:text-style-name="P2" draw:layer="layout" svg:x1="13.71cm" svg:y1="13.491cm" svg:x2="13.498cm" svg:y2="13.914cm">
          <text:p text:style-name="P3"/>
        </draw:line>
        <draw:line draw:style-name="gr22" draw:text-style-name="P2" draw:layer="layout" svg:x1="13.717cm" svg:y1="13.491cm" svg:x2="14.768cm" svg:y2="13.491cm">
          <text:p text:style-name="P3"/>
        </draw:line>
        <draw:line draw:style-name="gr22" draw:text-style-name="P2" draw:layer="layout" svg:x1="14.98cm" svg:y1="13.491cm" svg:x2="16.039cm" svg:y2="13.491cm">
          <text:p text:style-name="P3"/>
        </draw:line>
        <draw:line draw:style-name="gr22" draw:text-style-name="P2" draw:layer="layout" svg:x1="13.71cm" svg:y1="13.914cm" svg:x2="14.768cm" svg:y2="13.914cm">
          <text:p text:style-name="P3"/>
        </draw:line>
        <draw:line draw:style-name="gr22" draw:text-style-name="P2" draw:layer="layout" svg:x1="14.98cm" svg:y1="13.914cm" svg:x2="16.039cm" svg:y2="13.914cm">
          <text:p text:style-name="P3"/>
        </draw:line>
        <draw:line draw:style-name="gr22" draw:text-style-name="P2" draw:layer="layout" svg:x1="14.769cm" svg:y1="13.491cm" svg:x2="14.98cm" svg:y2="13.914cm">
          <text:p text:style-name="P3"/>
        </draw:line>
        <draw:line draw:style-name="gr22" draw:text-style-name="P2" draw:layer="layout" svg:x1="14.98cm" svg:y1="13.491cm" svg:x2="14.768cm" svg:y2="13.914cm">
          <text:p text:style-name="P3"/>
        </draw:line>
        <draw:line draw:style-name="gr22" draw:text-style-name="P2" draw:layer="layout" svg:x1="16.039cm" svg:y1="13.491cm" svg:x2="16.251cm" svg:y2="13.914cm">
          <text:p text:style-name="P3"/>
        </draw:line>
        <draw:line draw:style-name="gr22" draw:text-style-name="P2" draw:layer="layout" svg:x1="16.251cm" svg:y1="13.491cm" svg:x2="16.039cm" svg:y2="13.914cm">
          <text:p text:style-name="P3"/>
        </draw:line>
        <draw:line draw:style-name="gr22" draw:text-style-name="P2" draw:layer="layout" svg:x1="16.258cm" svg:y1="13.491cm" svg:x2="17.309cm" svg:y2="13.491cm">
          <text:p text:style-name="P3"/>
        </draw:line>
        <draw:line draw:style-name="gr22" draw:text-style-name="P2" draw:layer="layout" svg:x1="17.521cm" svg:y1="13.491cm" svg:x2="18.58cm" svg:y2="13.491cm">
          <text:p text:style-name="P3"/>
        </draw:line>
        <draw:line draw:style-name="gr22" draw:text-style-name="P2" draw:layer="layout" svg:x1="16.251cm" svg:y1="13.914cm" svg:x2="17.309cm" svg:y2="13.914cm">
          <text:p text:style-name="P3"/>
        </draw:line>
        <draw:line draw:style-name="gr22" draw:text-style-name="P2" draw:layer="layout" svg:x1="17.521cm" svg:y1="13.914cm" svg:x2="18.58cm" svg:y2="13.914cm">
          <text:p text:style-name="P3"/>
        </draw:line>
        <draw:line draw:style-name="gr22" draw:text-style-name="P2" draw:layer="layout" svg:x1="17.31cm" svg:y1="13.491cm" svg:x2="17.521cm" svg:y2="13.914cm">
          <text:p text:style-name="P3"/>
        </draw:line>
        <draw:line draw:style-name="gr22" draw:text-style-name="P2" draw:layer="layout" svg:x1="17.521cm" svg:y1="13.491cm" svg:x2="17.309cm" svg:y2="13.914cm">
          <text:p text:style-name="P3"/>
        </draw:line>
        <draw:line draw:style-name="gr22" draw:text-style-name="P2" draw:layer="layout" svg:x1="18.58cm" svg:y1="13.491cm" svg:x2="18.792cm" svg:y2="13.914cm">
          <text:p text:style-name="P3"/>
        </draw:line>
        <draw:line draw:style-name="gr22" draw:text-style-name="P2" draw:layer="layout" svg:x1="18.792cm" svg:y1="13.491cm" svg:x2="18.58cm" svg:y2="13.914cm">
          <text:p text:style-name="P3"/>
        </draw:line>
        <draw:line draw:style-name="gr22" draw:text-style-name="P2" draw:layer="layout" svg:x1="18.799cm" svg:y1="13.491cm" svg:x2="19.85cm" svg:y2="13.491cm">
          <text:p text:style-name="P3"/>
        </draw:line>
        <draw:line draw:style-name="gr22" draw:text-style-name="P2" draw:layer="layout" svg:x1="20.062cm" svg:y1="13.491cm" svg:x2="21.121cm" svg:y2="13.491cm">
          <text:p text:style-name="P3"/>
        </draw:line>
        <draw:line draw:style-name="gr22" draw:text-style-name="P2" draw:layer="layout" svg:x1="18.792cm" svg:y1="13.914cm" svg:x2="19.85cm" svg:y2="13.914cm">
          <text:p text:style-name="P3"/>
        </draw:line>
        <draw:line draw:style-name="gr22" draw:text-style-name="P2" draw:layer="layout" svg:x1="20.062cm" svg:y1="13.914cm" svg:x2="21.121cm" svg:y2="13.914cm">
          <text:p text:style-name="P3"/>
        </draw:line>
        <draw:line draw:style-name="gr22" draw:text-style-name="P2" draw:layer="layout" svg:x1="19.851cm" svg:y1="13.491cm" svg:x2="20.062cm" svg:y2="13.914cm">
          <text:p text:style-name="P3"/>
        </draw:line>
        <draw:line draw:style-name="gr22" draw:text-style-name="P2" draw:layer="layout" svg:x1="20.062cm" svg:y1="13.491cm" svg:x2="19.85cm" svg:y2="13.914cm">
          <text:p text:style-name="P3"/>
        </draw:line>
        <draw:line draw:style-name="gr22" draw:text-style-name="P2" draw:layer="layout" svg:x1="21.121cm" svg:y1="13.491cm" svg:x2="21.333cm" svg:y2="13.914cm">
          <text:p text:style-name="P3"/>
        </draw:line>
        <draw:line draw:style-name="gr22" draw:text-style-name="P2" draw:layer="layout" svg:x1="21.333cm" svg:y1="13.491cm" svg:x2="21.121cm" svg:y2="13.914cm">
          <text:p text:style-name="P3"/>
        </draw:line>
        <draw:line draw:style-name="gr22" draw:text-style-name="P2" draw:layer="layout" svg:x1="21.34cm" svg:y1="13.491cm" svg:x2="22.391cm" svg:y2="13.491cm">
          <text:p text:style-name="P3"/>
        </draw:line>
        <draw:line draw:style-name="gr22" draw:text-style-name="P2" draw:layer="layout" svg:x1="22.603cm" svg:y1="13.491cm" svg:x2="23.662cm" svg:y2="13.491cm">
          <text:p text:style-name="P3"/>
        </draw:line>
        <draw:line draw:style-name="gr22" draw:text-style-name="P2" draw:layer="layout" svg:x1="21.333cm" svg:y1="13.914cm" svg:x2="22.391cm" svg:y2="13.914cm">
          <text:p text:style-name="P3"/>
        </draw:line>
        <draw:line draw:style-name="gr22" draw:text-style-name="P2" draw:layer="layout" svg:x1="22.603cm" svg:y1="13.914cm" svg:x2="23.662cm" svg:y2="13.914cm">
          <text:p text:style-name="P3"/>
        </draw:line>
        <draw:line draw:style-name="gr22" draw:text-style-name="P2" draw:layer="layout" svg:x1="22.392cm" svg:y1="13.491cm" svg:x2="22.603cm" svg:y2="13.914cm">
          <text:p text:style-name="P3"/>
        </draw:line>
        <draw:line draw:style-name="gr22" draw:text-style-name="P2" draw:layer="layout" svg:x1="22.603cm" svg:y1="13.491cm" svg:x2="22.391cm" svg:y2="13.914cm">
          <text:p text:style-name="P3"/>
        </draw:line>
        <draw:line draw:style-name="gr22" draw:text-style-name="P2" draw:layer="layout" svg:x1="23.662cm" svg:y1="13.491cm" svg:x2="23.874cm" svg:y2="13.914cm">
          <text:p text:style-name="P3"/>
        </draw:line>
        <draw:line draw:style-name="gr22" draw:text-style-name="P2" draw:layer="layout" svg:x1="23.874cm" svg:y1="13.491cm" svg:x2="23.662cm" svg:y2="13.914cm">
          <text:p text:style-name="P3"/>
        </draw:line>
        <draw:line draw:style-name="gr22" draw:text-style-name="P2" draw:layer="layout" svg:x1="22.61cm" svg:y1="13.491cm" svg:x2="23.661cm" svg:y2="13.491cm">
          <text:p text:style-name="P3"/>
        </draw:line>
        <draw:line draw:style-name="gr22" draw:text-style-name="P2" draw:layer="layout" svg:x1="23.873cm" svg:y1="13.491cm" svg:x2="24.932cm" svg:y2="13.491cm">
          <text:p text:style-name="P3"/>
        </draw:line>
        <draw:line draw:style-name="gr22" draw:text-style-name="P2" draw:layer="layout" svg:x1="22.603cm" svg:y1="13.914cm" svg:x2="23.661cm" svg:y2="13.914cm">
          <text:p text:style-name="P3"/>
        </draw:line>
        <draw:line draw:style-name="gr22" draw:text-style-name="P2" draw:layer="layout" svg:x1="23.873cm" svg:y1="13.914cm" svg:x2="24.932cm" svg:y2="13.914cm">
          <text:p text:style-name="P3"/>
        </draw:line>
        <draw:line draw:style-name="gr22" draw:text-style-name="P2" draw:layer="layout" svg:x1="23.662cm" svg:y1="13.491cm" svg:x2="23.873cm" svg:y2="13.914cm">
          <text:p text:style-name="P3"/>
        </draw:line>
        <draw:line draw:style-name="gr22" draw:text-style-name="P2" draw:layer="layout" svg:x1="23.873cm" svg:y1="13.491cm" svg:x2="23.661cm" svg:y2="13.914cm">
          <text:p text:style-name="P3"/>
        </draw:line>
        <draw:line draw:style-name="gr22" draw:text-style-name="P2" draw:layer="layout" svg:x1="24.932cm" svg:y1="13.491cm" svg:x2="25.144cm" svg:y2="13.914cm">
          <text:p text:style-name="P3"/>
        </draw:line>
        <draw:line draw:style-name="gr22" draw:text-style-name="P2" draw:layer="layout" svg:x1="25.144cm" svg:y1="13.491cm" svg:x2="24.932cm" svg:y2="13.914cm">
          <text:p text:style-name="P3"/>
        </draw:line>
        <draw:line draw:style-name="gr22" draw:text-style-name="P2" draw:layer="layout" svg:x1="25.151cm" svg:y1="13.491cm" svg:x2="26.202cm" svg:y2="13.491cm">
          <text:p text:style-name="P3"/>
        </draw:line>
        <draw:line draw:style-name="gr22" draw:text-style-name="P2" draw:layer="layout" svg:x1="26.414cm" svg:y1="13.491cm" svg:x2="27.473cm" svg:y2="13.491cm">
          <text:p text:style-name="P3"/>
        </draw:line>
        <draw:line draw:style-name="gr22" draw:text-style-name="P2" draw:layer="layout" svg:x1="25.144cm" svg:y1="13.914cm" svg:x2="26.202cm" svg:y2="13.914cm">
          <text:p text:style-name="P3"/>
        </draw:line>
        <draw:line draw:style-name="gr22" draw:text-style-name="P2" draw:layer="layout" svg:x1="26.414cm" svg:y1="13.914cm" svg:x2="27.473cm" svg:y2="13.914cm">
          <text:p text:style-name="P3"/>
        </draw:line>
        <draw:line draw:style-name="gr22" draw:text-style-name="P2" draw:layer="layout" svg:x1="26.203cm" svg:y1="13.491cm" svg:x2="26.414cm" svg:y2="13.914cm">
          <text:p text:style-name="P3"/>
        </draw:line>
        <draw:line draw:style-name="gr22" draw:text-style-name="P2" draw:layer="layout" svg:x1="26.414cm" svg:y1="13.491cm" svg:x2="26.202cm" svg:y2="13.914cm">
          <text:p text:style-name="P3"/>
        </draw:line>
        <draw:line draw:style-name="gr22" draw:text-style-name="P2" draw:layer="layout" svg:x1="27.473cm" svg:y1="13.491cm" svg:x2="27.685cm" svg:y2="13.914cm">
          <text:p text:style-name="P3"/>
        </draw:line>
        <draw:line draw:style-name="gr22" draw:text-style-name="P2" draw:layer="layout" svg:x1="27.685cm" svg:y1="13.491cm" svg:x2="27.473cm" svg:y2="13.914cm">
          <text:p text:style-name="P3"/>
        </draw:line>
        <draw:frame draw:style-name="gr24" draw:text-style-name="P16" draw:layer="layout" svg:width="1.271cm" svg:height="0.818cm" svg:x="3.546cm" svg:y="13.279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4.816cm" svg:y="13.279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8.832cm" svg:y="13.279cm">
          <draw:text-box>
            <text:p text:style-name="P3"><text:span text:style-name="T7">0</text:span></text:p>
          </draw:text-box>
        </draw:frame>
        <draw:frame draw:style-name="gr25" draw:text-style-name="P16" draw:layer="layout" svg:width="1.482cm" svg:height="0.847cm" svg:x="12.432cm" svg:y="13.279cm">
          <draw:text-box>
            <text:p text:style-name="P3"><text:span text:style-name="T7">b1_2</text:span></text:p>
          </draw:text-box>
        </draw:frame>
        <draw:frame draw:style-name="gr25" draw:text-style-name="P16" draw:layer="layout" svg:width="1.482cm" svg:height="0.847cm" svg:x="13.703cm" svg:y="13.279cm">
          <draw:text-box>
            <text:p text:style-name="P3"><text:span text:style-name="T7">b1_3</text:span></text:p>
          </draw:text-box>
        </draw:frame>
        <draw:frame draw:style-name="gr25" draw:text-style-name="P16" draw:layer="layout" svg:width="1.482cm" svg:height="0.847cm" svg:x="17.514cm" svg:y="13.279cm">
          <draw:text-box>
            <text:p text:style-name="P3"><text:span text:style-name="T7">b1_6</text:span></text:p>
          </draw:text-box>
        </draw:frame>
        <draw:frame draw:style-name="gr25" draw:text-style-name="P16" draw:layer="layout" svg:width="1.482cm" svg:height="0.847cm" svg:x="18.785cm" svg:y="13.279cm">
          <draw:text-box>
            <text:p text:style-name="P3"><text:span text:style-name="T7">b1_7</text:span></text:p>
          </draw:text-box>
        </draw:frame>
        <draw:frame draw:style-name="gr25" draw:text-style-name="P16" draw:layer="layout" svg:width="1.475cm" svg:height="0.847cm" svg:x="20.056cm" svg:y="13.279cm">
          <draw:text-box>
            <text:p text:style-name="P3"><text:span text:style-name="T7">b1_8</text:span></text:p>
          </draw:text-box>
        </draw:frame>
        <draw:frame draw:style-name="gr25" draw:text-style-name="P16" draw:layer="layout" svg:width="1.475cm" svg:height="0.847cm" svg:x="21.326cm" svg:y="13.279cm">
          <draw:text-box>
            <text:p text:style-name="P3"><text:span text:style-name="T7">b1_9</text:span></text:p>
          </draw:text-box>
        </draw:frame>
        <draw:frame draw:style-name="gr25" draw:text-style-name="P16" draw:layer="layout" svg:width="1.482cm" svg:height="0.847cm" svg:x="14.973cm" svg:y="13.279cm">
          <draw:text-box>
            <text:p text:style-name="P3"><text:span text:style-name="T7">b1_4</text:span></text:p>
          </draw:text-box>
        </draw:frame>
        <draw:frame draw:style-name="gr25" draw:text-style-name="P16" draw:layer="layout" svg:width="1.694cm" svg:height="0.847cm" svg:x="11.162cm" svg:y="13.279cm">
          <draw:text-box>
            <text:p text:style-name="P3"><text:span text:style-name="T7">b1_1</text:span></text:p>
          </draw:text-box>
        </draw:frame>
        <draw:frame draw:style-name="gr25" draw:text-style-name="P16" draw:layer="layout" svg:width="1.482cm" svg:height="0.847cm" svg:x="16.244cm" svg:y="13.279cm">
          <draw:text-box>
            <text:p text:style-name="P3"><text:span text:style-name="T7">b1_5</text:span></text:p>
          </draw:text-box>
        </draw:frame>
        <draw:frame draw:style-name="gr25" draw:text-style-name="P16" draw:layer="layout" svg:width="1.687cm" svg:height="0.847cm" svg:x="22.391cm" svg:y="13.279cm">
          <draw:text-box>
            <text:p text:style-name="P3"><text:span text:style-name="T7">b1_10</text:span></text:p>
          </draw:text-box>
        </draw:frame>
        <draw:frame draw:style-name="gr25" draw:text-style-name="P16" draw:layer="layout" svg:width="1.694cm" svg:height="0.847cm" svg:x="23.655cm" svg:y="13.279cm">
          <draw:text-box>
            <text:p text:style-name="P3"><text:span text:style-name="T7">b1_11</text:span></text:p>
          </draw:text-box>
        </draw:frame>
        <draw:frame draw:style-name="gr25" draw:text-style-name="P16" draw:layer="layout" svg:width="1.693cm" svg:height="0.847cm" svg:x="24.926cm" svg:y="13.279cm">
          <draw:text-box>
            <text:p text:style-name="P3"><text:span text:style-name="T7">b1_12</text:span></text:p>
          </draw:text-box>
        </draw:frame>
        <draw:frame draw:style-name="gr25" draw:text-style-name="P16" draw:layer="layout" svg:width="1.694cm" svg:height="0.847cm" svg:x="26.196cm" svg:y="13.279cm">
          <draw:text-box>
            <text:p text:style-name="P3"><text:span text:style-name="T7">b1_13</text:span></text:p>
          </draw:text-box>
        </draw:frame>
        <draw:frame draw:style-name="gr25" draw:text-style-name="P16" draw:layer="layout" svg:width="1.271cm" svg:height="0.847cm" svg:x="6.086cm" svg:y="13.279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7.568cm" svg:y="13.279cm">
          <draw:text-box>
            <text:p text:style-name="P3"><text:span text:style-name="T7">0</text:span></text:p>
          </draw:text-box>
        </draw:frame>
        <draw:line draw:style-name="gr22" draw:text-style-name="P2" draw:layer="layout" svg:x1="1.859cm" svg:y1="14.338cm" svg:x2="3.334cm" svg:y2="14.338cm">
          <text:p text:style-name="P3"/>
        </draw:line>
        <draw:line draw:style-name="gr22" draw:text-style-name="P2" draw:layer="layout" svg:x1="3.553cm" svg:y1="14.338cm" svg:x2="4.604cm" svg:y2="14.338cm">
          <text:p text:style-name="P3"/>
        </draw:line>
        <draw:line draw:style-name="gr22" draw:text-style-name="P2" draw:layer="layout" svg:x1="4.816cm" svg:y1="14.338cm" svg:x2="5.875cm" svg:y2="14.338cm">
          <text:p text:style-name="P3"/>
        </draw:line>
        <draw:line draw:style-name="gr22" draw:text-style-name="P2" draw:layer="layout" svg:x1="1.852cm" svg:y1="14.761cm" svg:x2="3.334cm" svg:y2="14.761cm">
          <text:p text:style-name="P3"/>
        </draw:line>
        <draw:line draw:style-name="gr22" draw:text-style-name="P2" draw:layer="layout" svg:x1="3.546cm" svg:y1="14.761cm" svg:x2="4.604cm" svg:y2="14.761cm">
          <text:p text:style-name="P3"/>
        </draw:line>
        <draw:line draw:style-name="gr22" draw:text-style-name="P2" draw:layer="layout" svg:x1="4.816cm" svg:y1="14.761cm" svg:x2="5.875cm" svg:y2="14.761cm">
          <text:p text:style-name="P3"/>
        </draw:line>
        <draw:line draw:style-name="gr22" draw:text-style-name="P2" draw:layer="layout" svg:x1="3.334cm" svg:y1="14.338cm" svg:x2="3.546cm" svg:y2="14.761cm">
          <text:p text:style-name="P3"/>
        </draw:line>
        <draw:line draw:style-name="gr22" draw:text-style-name="P2" draw:layer="layout" svg:x1="3.553cm" svg:y1="14.338cm" svg:x2="3.334cm" svg:y2="14.761cm">
          <text:p text:style-name="P3"/>
        </draw:line>
        <draw:line draw:style-name="gr22" draw:text-style-name="P2" draw:layer="layout" svg:x1="4.605cm" svg:y1="14.338cm" svg:x2="4.816cm" svg:y2="14.761cm">
          <text:p text:style-name="P3"/>
        </draw:line>
        <draw:line draw:style-name="gr22" draw:text-style-name="P2" draw:layer="layout" svg:x1="4.816cm" svg:y1="14.338cm" svg:x2="4.604cm" svg:y2="14.761cm">
          <text:p text:style-name="P3"/>
        </draw:line>
        <draw:line draw:style-name="gr22" draw:text-style-name="P2" draw:layer="layout" svg:x1="5.875cm" svg:y1="14.338cm" svg:x2="6.087cm" svg:y2="14.761cm">
          <text:p text:style-name="P3"/>
        </draw:line>
        <draw:line draw:style-name="gr22" draw:text-style-name="P2" draw:layer="layout" svg:x1="6.087cm" svg:y1="14.338cm" svg:x2="5.875cm" svg:y2="14.761cm">
          <text:p text:style-name="P3"/>
        </draw:line>
        <draw:line draw:style-name="gr22" draw:text-style-name="P2" draw:layer="layout" svg:x1="6.094cm" svg:y1="14.338cm" svg:x2="7.145cm" svg:y2="14.338cm">
          <text:p text:style-name="P3"/>
        </draw:line>
        <draw:line draw:style-name="gr22" draw:text-style-name="P2" draw:layer="layout" svg:x1="7.357cm" svg:y1="14.338cm" svg:x2="8.416cm" svg:y2="14.338cm">
          <text:p text:style-name="P3"/>
        </draw:line>
        <draw:line draw:style-name="gr22" draw:text-style-name="P2" draw:layer="layout" svg:x1="6.087cm" svg:y1="14.761cm" svg:x2="7.145cm" svg:y2="14.761cm">
          <text:p text:style-name="P3"/>
        </draw:line>
        <draw:line draw:style-name="gr22" draw:text-style-name="P2" draw:layer="layout" svg:x1="7.357cm" svg:y1="14.761cm" svg:x2="8.416cm" svg:y2="14.761cm">
          <text:p text:style-name="P3"/>
        </draw:line>
        <draw:line draw:style-name="gr22" draw:text-style-name="P2" draw:layer="layout" svg:x1="7.146cm" svg:y1="14.338cm" svg:x2="7.357cm" svg:y2="14.761cm">
          <text:p text:style-name="P3"/>
        </draw:line>
        <draw:line draw:style-name="gr22" draw:text-style-name="P2" draw:layer="layout" svg:x1="7.357cm" svg:y1="14.338cm" svg:x2="7.145cm" svg:y2="14.761cm">
          <text:p text:style-name="P3"/>
        </draw:line>
        <draw:line draw:style-name="gr22" draw:text-style-name="P2" draw:layer="layout" svg:x1="8.416cm" svg:y1="14.338cm" svg:x2="8.628cm" svg:y2="14.761cm">
          <text:p text:style-name="P3"/>
        </draw:line>
        <draw:line draw:style-name="gr22" draw:text-style-name="P2" draw:layer="layout" svg:x1="8.628cm" svg:y1="14.338cm" svg:x2="8.416cm" svg:y2="14.761cm">
          <text:p text:style-name="P3"/>
        </draw:line>
        <draw:line draw:style-name="gr22" draw:text-style-name="P2" draw:layer="layout" svg:x1="8.635cm" svg:y1="14.338cm" svg:x2="9.686cm" svg:y2="14.338cm">
          <text:p text:style-name="P3"/>
        </draw:line>
        <draw:line draw:style-name="gr22" draw:text-style-name="P2" draw:layer="layout" svg:x1="9.898cm" svg:y1="14.338cm" svg:x2="10.957cm" svg:y2="14.338cm">
          <text:p text:style-name="P3"/>
        </draw:line>
        <draw:line draw:style-name="gr22" draw:text-style-name="P2" draw:layer="layout" svg:x1="8.628cm" svg:y1="14.761cm" svg:x2="9.686cm" svg:y2="14.761cm">
          <text:p text:style-name="P3"/>
        </draw:line>
        <draw:line draw:style-name="gr22" draw:text-style-name="P2" draw:layer="layout" svg:x1="9.898cm" svg:y1="14.761cm" svg:x2="10.957cm" svg:y2="14.761cm">
          <text:p text:style-name="P3"/>
        </draw:line>
        <draw:line draw:style-name="gr22" draw:text-style-name="P2" draw:layer="layout" svg:x1="9.687cm" svg:y1="14.338cm" svg:x2="9.898cm" svg:y2="14.761cm">
          <text:p text:style-name="P3"/>
        </draw:line>
        <draw:line draw:style-name="gr22" draw:text-style-name="P2" draw:layer="layout" svg:x1="9.898cm" svg:y1="14.338cm" svg:x2="9.686cm" svg:y2="14.761cm">
          <text:p text:style-name="P3"/>
        </draw:line>
        <draw:line draw:style-name="gr22" draw:text-style-name="P2" draw:layer="layout" svg:x1="10.957cm" svg:y1="14.338cm" svg:x2="11.169cm" svg:y2="14.761cm">
          <text:p text:style-name="P3"/>
        </draw:line>
        <draw:line draw:style-name="gr22" draw:text-style-name="P2" draw:layer="layout" svg:x1="11.169cm" svg:y1="14.338cm" svg:x2="10.957cm" svg:y2="14.761cm">
          <text:p text:style-name="P3"/>
        </draw:line>
        <draw:line draw:style-name="gr22" draw:text-style-name="P2" draw:layer="layout" svg:x1="11.176cm" svg:y1="14.338cm" svg:x2="12.227cm" svg:y2="14.338cm">
          <text:p text:style-name="P3"/>
        </draw:line>
        <draw:line draw:style-name="gr22" draw:text-style-name="P2" draw:layer="layout" svg:x1="12.439cm" svg:y1="14.338cm" svg:x2="13.498cm" svg:y2="14.338cm">
          <text:p text:style-name="P3"/>
        </draw:line>
        <draw:line draw:style-name="gr22" draw:text-style-name="P2" draw:layer="layout" svg:x1="11.169cm" svg:y1="14.761cm" svg:x2="12.227cm" svg:y2="14.761cm">
          <text:p text:style-name="P3"/>
        </draw:line>
        <draw:line draw:style-name="gr22" draw:text-style-name="P2" draw:layer="layout" svg:x1="12.439cm" svg:y1="14.761cm" svg:x2="13.498cm" svg:y2="14.761cm">
          <text:p text:style-name="P3"/>
        </draw:line>
        <draw:line draw:style-name="gr22" draw:text-style-name="P2" draw:layer="layout" svg:x1="12.228cm" svg:y1="14.338cm" svg:x2="12.439cm" svg:y2="14.761cm">
          <text:p text:style-name="P3"/>
        </draw:line>
        <draw:line draw:style-name="gr22" draw:text-style-name="P2" draw:layer="layout" svg:x1="12.439cm" svg:y1="14.338cm" svg:x2="12.227cm" svg:y2="14.761cm">
          <text:p text:style-name="P3"/>
        </draw:line>
        <draw:line draw:style-name="gr22" draw:text-style-name="P2" draw:layer="layout" svg:x1="13.498cm" svg:y1="14.338cm" svg:x2="13.71cm" svg:y2="14.761cm">
          <text:p text:style-name="P3"/>
        </draw:line>
        <draw:line draw:style-name="gr22" draw:text-style-name="P2" draw:layer="layout" svg:x1="13.71cm" svg:y1="14.338cm" svg:x2="13.498cm" svg:y2="14.761cm">
          <text:p text:style-name="P3"/>
        </draw:line>
        <draw:line draw:style-name="gr22" draw:text-style-name="P2" draw:layer="layout" svg:x1="13.717cm" svg:y1="14.338cm" svg:x2="14.768cm" svg:y2="14.338cm">
          <text:p text:style-name="P3"/>
        </draw:line>
        <draw:line draw:style-name="gr22" draw:text-style-name="P2" draw:layer="layout" svg:x1="14.98cm" svg:y1="14.338cm" svg:x2="16.039cm" svg:y2="14.338cm">
          <text:p text:style-name="P3"/>
        </draw:line>
        <draw:line draw:style-name="gr22" draw:text-style-name="P2" draw:layer="layout" svg:x1="13.71cm" svg:y1="14.761cm" svg:x2="14.768cm" svg:y2="14.761cm">
          <text:p text:style-name="P3"/>
        </draw:line>
        <draw:line draw:style-name="gr22" draw:text-style-name="P2" draw:layer="layout" svg:x1="14.98cm" svg:y1="14.761cm" svg:x2="16.039cm" svg:y2="14.761cm">
          <text:p text:style-name="P3"/>
        </draw:line>
        <draw:line draw:style-name="gr22" draw:text-style-name="P2" draw:layer="layout" svg:x1="14.769cm" svg:y1="14.338cm" svg:x2="14.98cm" svg:y2="14.761cm">
          <text:p text:style-name="P3"/>
        </draw:line>
        <draw:line draw:style-name="gr22" draw:text-style-name="P2" draw:layer="layout" svg:x1="14.98cm" svg:y1="14.338cm" svg:x2="14.768cm" svg:y2="14.761cm">
          <text:p text:style-name="P3"/>
        </draw:line>
        <draw:line draw:style-name="gr22" draw:text-style-name="P2" draw:layer="layout" svg:x1="16.039cm" svg:y1="14.338cm" svg:x2="16.251cm" svg:y2="14.761cm">
          <text:p text:style-name="P3"/>
        </draw:line>
        <draw:line draw:style-name="gr22" draw:text-style-name="P2" draw:layer="layout" svg:x1="16.251cm" svg:y1="14.338cm" svg:x2="16.039cm" svg:y2="14.761cm">
          <text:p text:style-name="P3"/>
        </draw:line>
        <draw:line draw:style-name="gr22" draw:text-style-name="P2" draw:layer="layout" svg:x1="16.258cm" svg:y1="14.338cm" svg:x2="17.309cm" svg:y2="14.338cm">
          <text:p text:style-name="P3"/>
        </draw:line>
        <draw:line draw:style-name="gr22" draw:text-style-name="P2" draw:layer="layout" svg:x1="17.521cm" svg:y1="14.338cm" svg:x2="18.58cm" svg:y2="14.338cm">
          <text:p text:style-name="P3"/>
        </draw:line>
        <draw:line draw:style-name="gr22" draw:text-style-name="P2" draw:layer="layout" svg:x1="16.251cm" svg:y1="14.761cm" svg:x2="17.309cm" svg:y2="14.761cm">
          <text:p text:style-name="P3"/>
        </draw:line>
        <draw:line draw:style-name="gr22" draw:text-style-name="P2" draw:layer="layout" svg:x1="17.521cm" svg:y1="14.761cm" svg:x2="18.58cm" svg:y2="14.761cm">
          <text:p text:style-name="P3"/>
        </draw:line>
        <draw:line draw:style-name="gr22" draw:text-style-name="P2" draw:layer="layout" svg:x1="17.31cm" svg:y1="14.338cm" svg:x2="17.521cm" svg:y2="14.761cm">
          <text:p text:style-name="P3"/>
        </draw:line>
        <draw:line draw:style-name="gr22" draw:text-style-name="P2" draw:layer="layout" svg:x1="17.521cm" svg:y1="14.338cm" svg:x2="17.309cm" svg:y2="14.761cm">
          <text:p text:style-name="P3"/>
        </draw:line>
        <draw:line draw:style-name="gr22" draw:text-style-name="P2" draw:layer="layout" svg:x1="18.58cm" svg:y1="14.338cm" svg:x2="18.792cm" svg:y2="14.761cm">
          <text:p text:style-name="P3"/>
        </draw:line>
        <draw:line draw:style-name="gr22" draw:text-style-name="P2" draw:layer="layout" svg:x1="18.792cm" svg:y1="14.338cm" svg:x2="18.58cm" svg:y2="14.761cm">
          <text:p text:style-name="P3"/>
        </draw:line>
        <draw:line draw:style-name="gr22" draw:text-style-name="P2" draw:layer="layout" svg:x1="18.799cm" svg:y1="14.338cm" svg:x2="19.85cm" svg:y2="14.338cm">
          <text:p text:style-name="P3"/>
        </draw:line>
        <draw:line draw:style-name="gr22" draw:text-style-name="P2" draw:layer="layout" svg:x1="20.062cm" svg:y1="14.338cm" svg:x2="21.121cm" svg:y2="14.338cm">
          <text:p text:style-name="P3"/>
        </draw:line>
        <draw:line draw:style-name="gr22" draw:text-style-name="P2" draw:layer="layout" svg:x1="18.792cm" svg:y1="14.761cm" svg:x2="19.85cm" svg:y2="14.761cm">
          <text:p text:style-name="P3"/>
        </draw:line>
        <draw:line draw:style-name="gr22" draw:text-style-name="P2" draw:layer="layout" svg:x1="20.062cm" svg:y1="14.761cm" svg:x2="21.121cm" svg:y2="14.761cm">
          <text:p text:style-name="P3"/>
        </draw:line>
        <draw:line draw:style-name="gr22" draw:text-style-name="P2" draw:layer="layout" svg:x1="19.851cm" svg:y1="14.338cm" svg:x2="20.062cm" svg:y2="14.761cm">
          <text:p text:style-name="P3"/>
        </draw:line>
        <draw:line draw:style-name="gr22" draw:text-style-name="P2" draw:layer="layout" svg:x1="20.062cm" svg:y1="14.338cm" svg:x2="19.85cm" svg:y2="14.761cm">
          <text:p text:style-name="P3"/>
        </draw:line>
        <draw:line draw:style-name="gr22" draw:text-style-name="P2" draw:layer="layout" svg:x1="21.121cm" svg:y1="14.338cm" svg:x2="21.333cm" svg:y2="14.761cm">
          <text:p text:style-name="P3"/>
        </draw:line>
        <draw:line draw:style-name="gr22" draw:text-style-name="P2" draw:layer="layout" svg:x1="21.333cm" svg:y1="14.338cm" svg:x2="21.121cm" svg:y2="14.761cm">
          <text:p text:style-name="P3"/>
        </draw:line>
        <draw:line draw:style-name="gr22" draw:text-style-name="P2" draw:layer="layout" svg:x1="21.34cm" svg:y1="14.338cm" svg:x2="22.391cm" svg:y2="14.338cm">
          <text:p text:style-name="P3"/>
        </draw:line>
        <draw:line draw:style-name="gr22" draw:text-style-name="P2" draw:layer="layout" svg:x1="22.603cm" svg:y1="14.338cm" svg:x2="23.662cm" svg:y2="14.338cm">
          <text:p text:style-name="P3"/>
        </draw:line>
        <draw:line draw:style-name="gr22" draw:text-style-name="P2" draw:layer="layout" svg:x1="21.333cm" svg:y1="14.761cm" svg:x2="22.391cm" svg:y2="14.761cm">
          <text:p text:style-name="P3"/>
        </draw:line>
        <draw:line draw:style-name="gr22" draw:text-style-name="P2" draw:layer="layout" svg:x1="22.603cm" svg:y1="14.761cm" svg:x2="23.662cm" svg:y2="14.761cm">
          <text:p text:style-name="P3"/>
        </draw:line>
        <draw:line draw:style-name="gr22" draw:text-style-name="P2" draw:layer="layout" svg:x1="22.392cm" svg:y1="14.338cm" svg:x2="22.603cm" svg:y2="14.761cm">
          <text:p text:style-name="P3"/>
        </draw:line>
        <draw:line draw:style-name="gr22" draw:text-style-name="P2" draw:layer="layout" svg:x1="22.603cm" svg:y1="14.338cm" svg:x2="22.391cm" svg:y2="14.761cm">
          <text:p text:style-name="P3"/>
        </draw:line>
        <draw:line draw:style-name="gr22" draw:text-style-name="P2" draw:layer="layout" svg:x1="23.662cm" svg:y1="14.338cm" svg:x2="23.874cm" svg:y2="14.761cm">
          <text:p text:style-name="P3"/>
        </draw:line>
        <draw:line draw:style-name="gr22" draw:text-style-name="P2" draw:layer="layout" svg:x1="23.874cm" svg:y1="14.338cm" svg:x2="23.662cm" svg:y2="14.761cm">
          <text:p text:style-name="P3"/>
        </draw:line>
        <draw:line draw:style-name="gr22" draw:text-style-name="P2" draw:layer="layout" svg:x1="22.61cm" svg:y1="14.338cm" svg:x2="23.661cm" svg:y2="14.338cm">
          <text:p text:style-name="P3"/>
        </draw:line>
        <draw:line draw:style-name="gr22" draw:text-style-name="P2" draw:layer="layout" svg:x1="23.873cm" svg:y1="14.338cm" svg:x2="24.932cm" svg:y2="14.338cm">
          <text:p text:style-name="P3"/>
        </draw:line>
        <draw:line draw:style-name="gr22" draw:text-style-name="P2" draw:layer="layout" svg:x1="22.603cm" svg:y1="14.761cm" svg:x2="23.661cm" svg:y2="14.761cm">
          <text:p text:style-name="P3"/>
        </draw:line>
        <draw:line draw:style-name="gr22" draw:text-style-name="P2" draw:layer="layout" svg:x1="23.873cm" svg:y1="14.761cm" svg:x2="24.932cm" svg:y2="14.761cm">
          <text:p text:style-name="P3"/>
        </draw:line>
        <draw:line draw:style-name="gr22" draw:text-style-name="P2" draw:layer="layout" svg:x1="23.662cm" svg:y1="14.338cm" svg:x2="23.873cm" svg:y2="14.761cm">
          <text:p text:style-name="P3"/>
        </draw:line>
        <draw:line draw:style-name="gr22" draw:text-style-name="P2" draw:layer="layout" svg:x1="23.873cm" svg:y1="14.338cm" svg:x2="23.661cm" svg:y2="14.761cm">
          <text:p text:style-name="P3"/>
        </draw:line>
        <draw:line draw:style-name="gr22" draw:text-style-name="P2" draw:layer="layout" svg:x1="24.932cm" svg:y1="14.338cm" svg:x2="25.144cm" svg:y2="14.761cm">
          <text:p text:style-name="P3"/>
        </draw:line>
        <draw:line draw:style-name="gr22" draw:text-style-name="P2" draw:layer="layout" svg:x1="25.144cm" svg:y1="14.338cm" svg:x2="24.932cm" svg:y2="14.761cm">
          <text:p text:style-name="P3"/>
        </draw:line>
        <draw:line draw:style-name="gr22" draw:text-style-name="P2" draw:layer="layout" svg:x1="25.151cm" svg:y1="14.338cm" svg:x2="26.202cm" svg:y2="14.338cm">
          <text:p text:style-name="P3"/>
        </draw:line>
        <draw:line draw:style-name="gr22" draw:text-style-name="P2" draw:layer="layout" svg:x1="26.414cm" svg:y1="14.338cm" svg:x2="27.473cm" svg:y2="14.338cm">
          <text:p text:style-name="P3"/>
        </draw:line>
        <draw:line draw:style-name="gr22" draw:text-style-name="P2" draw:layer="layout" svg:x1="25.144cm" svg:y1="14.761cm" svg:x2="26.202cm" svg:y2="14.761cm">
          <text:p text:style-name="P3"/>
        </draw:line>
        <draw:line draw:style-name="gr22" draw:text-style-name="P2" draw:layer="layout" svg:x1="26.414cm" svg:y1="14.761cm" svg:x2="27.473cm" svg:y2="14.761cm">
          <text:p text:style-name="P3"/>
        </draw:line>
        <draw:line draw:style-name="gr22" draw:text-style-name="P2" draw:layer="layout" svg:x1="26.203cm" svg:y1="14.338cm" svg:x2="26.414cm" svg:y2="14.761cm">
          <text:p text:style-name="P3"/>
        </draw:line>
        <draw:line draw:style-name="gr22" draw:text-style-name="P2" draw:layer="layout" svg:x1="26.414cm" svg:y1="14.338cm" svg:x2="26.202cm" svg:y2="14.761cm">
          <text:p text:style-name="P3"/>
        </draw:line>
        <draw:line draw:style-name="gr22" draw:text-style-name="P2" draw:layer="layout" svg:x1="27.473cm" svg:y1="14.338cm" svg:x2="27.685cm" svg:y2="14.761cm">
          <text:p text:style-name="P3"/>
        </draw:line>
        <draw:line draw:style-name="gr22" draw:text-style-name="P2" draw:layer="layout" svg:x1="27.685cm" svg:y1="14.338cm" svg:x2="27.473cm" svg:y2="14.761cm">
          <text:p text:style-name="P3"/>
        </draw:line>
        <draw:frame draw:style-name="gr24" draw:text-style-name="P16" draw:layer="layout" svg:width="1.271cm" svg:height="0.818cm" svg:x="3.546cm" svg:y="14.126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4.816cm" svg:y="14.126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6.086cm" svg:y="14.126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7.568cm" svg:y="14.126cm">
          <draw:text-box>
            <text:p text:style-name="P3"><text:span text:style-name="T7">0</text:span></text:p>
          </draw:text-box>
        </draw:frame>
        <draw:frame draw:style-name="gr25" draw:text-style-name="P16" draw:layer="layout" svg:width="1.475cm" svg:height="0.847cm" svg:x="24.932cm" svg:y="9.044cm">
          <draw:text-box>
            <text:p text:style-name="P3"><text:span text:style-name="T7">sr_15</text:span></text:p>
          </draw:text-box>
        </draw:frame>
        <draw:frame draw:style-name="gr25" draw:text-style-name="P16" draw:layer="layout" svg:width="1.475cm" svg:height="0.847cm" svg:x="26.203cm" svg:y="9.044cm">
          <draw:text-box>
            <text:p text:style-name="P3"><text:span text:style-name="T7">sr_16</text:span></text:p>
          </draw:text-box>
        </draw:frame>
        <draw:frame draw:style-name="gr25" draw:text-style-name="P16" draw:layer="layout" svg:width="1.482cm" svg:height="0.847cm" svg:x="9.68cm" svg:y="13.279cm">
          <draw:text-box>
            <text:p text:style-name="P3"><text:span text:style-name="T7">b1_0</text:span></text:p>
          </draw:text-box>
        </draw:frame>
        <draw:frame draw:style-name="gr25" draw:text-style-name="P16" draw:layer="layout" svg:width="1.482cm" svg:height="0.847cm" svg:x="13.702cm" svg:y="14.126cm">
          <draw:text-box>
            <text:p text:style-name="P3"><text:span text:style-name="T7">b2_2</text:span></text:p>
          </draw:text-box>
        </draw:frame>
        <draw:frame draw:style-name="gr25" draw:text-style-name="P16" draw:layer="layout" svg:width="1.482cm" svg:height="0.847cm" svg:x="14.973cm" svg:y="14.126cm">
          <draw:text-box>
            <text:p text:style-name="P3"><text:span text:style-name="T7">b2_3</text:span></text:p>
          </draw:text-box>
        </draw:frame>
        <draw:frame draw:style-name="gr25" draw:text-style-name="P16" draw:layer="layout" svg:width="1.482cm" svg:height="0.847cm" svg:x="18.784cm" svg:y="14.126cm">
          <draw:text-box>
            <text:p text:style-name="P3"><text:span text:style-name="T7">b2_6</text:span></text:p>
          </draw:text-box>
        </draw:frame>
        <draw:frame draw:style-name="gr25" draw:text-style-name="P16" draw:layer="layout" svg:width="1.482cm" svg:height="0.847cm" svg:x="20.055cm" svg:y="14.126cm">
          <draw:text-box>
            <text:p text:style-name="P3"><text:span text:style-name="T7">b2_7</text:span></text:p>
          </draw:text-box>
        </draw:frame>
        <draw:frame draw:style-name="gr25" draw:text-style-name="P16" draw:layer="layout" svg:width="1.475cm" svg:height="0.847cm" svg:x="21.326cm" svg:y="14.126cm">
          <draw:text-box>
            <text:p text:style-name="P3"><text:span text:style-name="T7">b2_8</text:span></text:p>
          </draw:text-box>
        </draw:frame>
        <draw:frame draw:style-name="gr25" draw:text-style-name="P16" draw:layer="layout" svg:width="1.475cm" svg:height="0.847cm" svg:x="22.596cm" svg:y="14.126cm">
          <draw:text-box>
            <text:p text:style-name="P3"><text:span text:style-name="T7">b2_9</text:span></text:p>
          </draw:text-box>
        </draw:frame>
        <draw:frame draw:style-name="gr25" draw:text-style-name="P16" draw:layer="layout" svg:width="1.482cm" svg:height="0.847cm" svg:x="16.243cm" svg:y="14.126cm">
          <draw:text-box>
            <text:p text:style-name="P3"><text:span text:style-name="T7">b2_4</text:span></text:p>
          </draw:text-box>
        </draw:frame>
        <draw:frame draw:style-name="gr25" draw:text-style-name="P16" draw:layer="layout" svg:width="1.694cm" svg:height="0.847cm" svg:x="12.432cm" svg:y="14.126cm">
          <draw:text-box>
            <text:p text:style-name="P3"><text:span text:style-name="T7">b2_1</text:span></text:p>
          </draw:text-box>
        </draw:frame>
        <draw:frame draw:style-name="gr25" draw:text-style-name="P16" draw:layer="layout" svg:width="1.482cm" svg:height="0.847cm" svg:x="17.514cm" svg:y="14.126cm">
          <draw:text-box>
            <text:p text:style-name="P3"><text:span text:style-name="T7">b2_5</text:span></text:p>
          </draw:text-box>
        </draw:frame>
        <draw:frame draw:style-name="gr25" draw:text-style-name="P16" draw:layer="layout" svg:width="1.687cm" svg:height="0.847cm" svg:x="23.661cm" svg:y="14.126cm">
          <draw:text-box>
            <text:p text:style-name="P3"><text:span text:style-name="T7">b2_10</text:span></text:p>
          </draw:text-box>
        </draw:frame>
        <draw:frame draw:style-name="gr25" draw:text-style-name="P16" draw:layer="layout" svg:width="1.694cm" svg:height="0.847cm" svg:x="24.925cm" svg:y="14.126cm">
          <draw:text-box>
            <text:p text:style-name="P3"><text:span text:style-name="T7">b2_11</text:span></text:p>
          </draw:text-box>
        </draw:frame>
        <draw:frame draw:style-name="gr25" draw:text-style-name="P16" draw:layer="layout" svg:width="1.693cm" svg:height="0.847cm" svg:x="26.196cm" svg:y="14.126cm">
          <draw:text-box>
            <text:p text:style-name="P3"><text:span text:style-name="T7">b2_12</text:span></text:p>
          </draw:text-box>
        </draw:frame>
        <draw:frame draw:style-name="gr25" draw:text-style-name="P16" draw:layer="layout" svg:width="1.482cm" svg:height="0.847cm" svg:x="10.95cm" svg:y="14.126cm">
          <draw:text-box>
            <text:p text:style-name="P3"><text:span text:style-name="T7">b2_0</text:span></text:p>
          </draw:text-box>
        </draw:frame>
        <draw:frame draw:style-name="gr25" draw:text-style-name="P16" draw:layer="layout" svg:width="1.271cm" svg:height="0.847cm" svg:x="9.885cm" svg:y="14.126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8.832cm" svg:y="14.126cm">
          <draw:text-box>
            <text:p text:style-name="P3"><text:span text:style-name="T7">0</text:span></text:p>
          </draw:text-box>
        </draw:frame>
        <draw:line draw:style-name="gr22" draw:text-style-name="P2" draw:layer="layout" svg:x1="1.852cm" svg:y1="15.185cm" svg:x2="3.327cm" svg:y2="15.185cm">
          <text:p text:style-name="P3"/>
        </draw:line>
        <draw:line draw:style-name="gr22" draw:text-style-name="P2" draw:layer="layout" svg:x1="3.546cm" svg:y1="15.185cm" svg:x2="4.597cm" svg:y2="15.185cm">
          <text:p text:style-name="P3"/>
        </draw:line>
        <draw:line draw:style-name="gr22" draw:text-style-name="P2" draw:layer="layout" svg:x1="4.809cm" svg:y1="15.185cm" svg:x2="5.868cm" svg:y2="15.185cm">
          <text:p text:style-name="P3"/>
        </draw:line>
        <draw:line draw:style-name="gr22" draw:text-style-name="P2" draw:layer="layout" svg:x1="1.845cm" svg:y1="15.608cm" svg:x2="3.327cm" svg:y2="15.608cm">
          <text:p text:style-name="P3"/>
        </draw:line>
        <draw:line draw:style-name="gr22" draw:text-style-name="P2" draw:layer="layout" svg:x1="3.539cm" svg:y1="15.608cm" svg:x2="4.597cm" svg:y2="15.608cm">
          <text:p text:style-name="P3"/>
        </draw:line>
        <draw:line draw:style-name="gr22" draw:text-style-name="P2" draw:layer="layout" svg:x1="4.809cm" svg:y1="15.608cm" svg:x2="5.868cm" svg:y2="15.608cm">
          <text:p text:style-name="P3"/>
        </draw:line>
        <draw:line draw:style-name="gr22" draw:text-style-name="P2" draw:layer="layout" svg:x1="3.327cm" svg:y1="15.185cm" svg:x2="3.539cm" svg:y2="15.608cm">
          <text:p text:style-name="P3"/>
        </draw:line>
        <draw:line draw:style-name="gr22" draw:text-style-name="P2" draw:layer="layout" svg:x1="3.546cm" svg:y1="15.185cm" svg:x2="3.327cm" svg:y2="15.608cm">
          <text:p text:style-name="P3"/>
        </draw:line>
        <draw:line draw:style-name="gr22" draw:text-style-name="P2" draw:layer="layout" svg:x1="4.598cm" svg:y1="15.185cm" svg:x2="4.809cm" svg:y2="15.608cm">
          <text:p text:style-name="P3"/>
        </draw:line>
        <draw:line draw:style-name="gr22" draw:text-style-name="P2" draw:layer="layout" svg:x1="4.809cm" svg:y1="15.185cm" svg:x2="4.597cm" svg:y2="15.608cm">
          <text:p text:style-name="P3"/>
        </draw:line>
        <draw:line draw:style-name="gr22" draw:text-style-name="P2" draw:layer="layout" svg:x1="5.868cm" svg:y1="15.185cm" svg:x2="6.08cm" svg:y2="15.608cm">
          <text:p text:style-name="P3"/>
        </draw:line>
        <draw:line draw:style-name="gr22" draw:text-style-name="P2" draw:layer="layout" svg:x1="6.08cm" svg:y1="15.185cm" svg:x2="5.868cm" svg:y2="15.608cm">
          <text:p text:style-name="P3"/>
        </draw:line>
        <draw:line draw:style-name="gr22" draw:text-style-name="P2" draw:layer="layout" svg:x1="6.087cm" svg:y1="15.185cm" svg:x2="7.138cm" svg:y2="15.185cm">
          <text:p text:style-name="P3"/>
        </draw:line>
        <draw:line draw:style-name="gr22" draw:text-style-name="P2" draw:layer="layout" svg:x1="7.35cm" svg:y1="15.185cm" svg:x2="8.409cm" svg:y2="15.185cm">
          <text:p text:style-name="P3"/>
        </draw:line>
        <draw:line draw:style-name="gr22" draw:text-style-name="P2" draw:layer="layout" svg:x1="6.08cm" svg:y1="15.608cm" svg:x2="7.138cm" svg:y2="15.608cm">
          <text:p text:style-name="P3"/>
        </draw:line>
        <draw:line draw:style-name="gr22" draw:text-style-name="P2" draw:layer="layout" svg:x1="7.35cm" svg:y1="15.608cm" svg:x2="8.409cm" svg:y2="15.608cm">
          <text:p text:style-name="P3"/>
        </draw:line>
        <draw:line draw:style-name="gr22" draw:text-style-name="P2" draw:layer="layout" svg:x1="7.139cm" svg:y1="15.185cm" svg:x2="7.35cm" svg:y2="15.608cm">
          <text:p text:style-name="P3"/>
        </draw:line>
        <draw:line draw:style-name="gr22" draw:text-style-name="P2" draw:layer="layout" svg:x1="7.35cm" svg:y1="15.185cm" svg:x2="7.138cm" svg:y2="15.608cm">
          <text:p text:style-name="P3"/>
        </draw:line>
        <draw:line draw:style-name="gr22" draw:text-style-name="P2" draw:layer="layout" svg:x1="8.409cm" svg:y1="15.185cm" svg:x2="8.621cm" svg:y2="15.608cm">
          <text:p text:style-name="P3"/>
        </draw:line>
        <draw:line draw:style-name="gr22" draw:text-style-name="P2" draw:layer="layout" svg:x1="8.621cm" svg:y1="15.185cm" svg:x2="8.409cm" svg:y2="15.608cm">
          <text:p text:style-name="P3"/>
        </draw:line>
        <draw:line draw:style-name="gr22" draw:text-style-name="P2" draw:layer="layout" svg:x1="8.628cm" svg:y1="15.185cm" svg:x2="9.679cm" svg:y2="15.185cm">
          <text:p text:style-name="P3"/>
        </draw:line>
        <draw:line draw:style-name="gr22" draw:text-style-name="P2" draw:layer="layout" svg:x1="9.891cm" svg:y1="15.185cm" svg:x2="10.95cm" svg:y2="15.185cm">
          <text:p text:style-name="P3"/>
        </draw:line>
        <draw:line draw:style-name="gr22" draw:text-style-name="P2" draw:layer="layout" svg:x1="8.621cm" svg:y1="15.608cm" svg:x2="9.679cm" svg:y2="15.608cm">
          <text:p text:style-name="P3"/>
        </draw:line>
        <draw:line draw:style-name="gr22" draw:text-style-name="P2" draw:layer="layout" svg:x1="9.891cm" svg:y1="15.608cm" svg:x2="10.95cm" svg:y2="15.608cm">
          <text:p text:style-name="P3"/>
        </draw:line>
        <draw:line draw:style-name="gr22" draw:text-style-name="P2" draw:layer="layout" svg:x1="9.68cm" svg:y1="15.185cm" svg:x2="9.891cm" svg:y2="15.608cm">
          <text:p text:style-name="P3"/>
        </draw:line>
        <draw:line draw:style-name="gr22" draw:text-style-name="P2" draw:layer="layout" svg:x1="9.891cm" svg:y1="15.185cm" svg:x2="9.679cm" svg:y2="15.608cm">
          <text:p text:style-name="P3"/>
        </draw:line>
        <draw:line draw:style-name="gr22" draw:text-style-name="P2" draw:layer="layout" svg:x1="10.95cm" svg:y1="15.185cm" svg:x2="11.162cm" svg:y2="15.608cm">
          <text:p text:style-name="P3"/>
        </draw:line>
        <draw:line draw:style-name="gr22" draw:text-style-name="P2" draw:layer="layout" svg:x1="11.162cm" svg:y1="15.185cm" svg:x2="10.95cm" svg:y2="15.608cm">
          <text:p text:style-name="P3"/>
        </draw:line>
        <draw:line draw:style-name="gr22" draw:text-style-name="P2" draw:layer="layout" svg:x1="11.169cm" svg:y1="15.185cm" svg:x2="12.22cm" svg:y2="15.185cm">
          <text:p text:style-name="P3"/>
        </draw:line>
        <draw:line draw:style-name="gr22" draw:text-style-name="P2" draw:layer="layout" svg:x1="12.432cm" svg:y1="15.185cm" svg:x2="13.491cm" svg:y2="15.185cm">
          <text:p text:style-name="P3"/>
        </draw:line>
        <draw:line draw:style-name="gr22" draw:text-style-name="P2" draw:layer="layout" svg:x1="11.162cm" svg:y1="15.608cm" svg:x2="12.22cm" svg:y2="15.608cm">
          <text:p text:style-name="P3"/>
        </draw:line>
        <draw:line draw:style-name="gr22" draw:text-style-name="P2" draw:layer="layout" svg:x1="12.432cm" svg:y1="15.608cm" svg:x2="13.491cm" svg:y2="15.608cm">
          <text:p text:style-name="P3"/>
        </draw:line>
        <draw:line draw:style-name="gr22" draw:text-style-name="P2" draw:layer="layout" svg:x1="12.221cm" svg:y1="15.185cm" svg:x2="12.432cm" svg:y2="15.608cm">
          <text:p text:style-name="P3"/>
        </draw:line>
        <draw:line draw:style-name="gr22" draw:text-style-name="P2" draw:layer="layout" svg:x1="12.432cm" svg:y1="15.185cm" svg:x2="12.22cm" svg:y2="15.608cm">
          <text:p text:style-name="P3"/>
        </draw:line>
        <draw:line draw:style-name="gr22" draw:text-style-name="P2" draw:layer="layout" svg:x1="13.491cm" svg:y1="15.185cm" svg:x2="13.703cm" svg:y2="15.608cm">
          <text:p text:style-name="P3"/>
        </draw:line>
        <draw:line draw:style-name="gr22" draw:text-style-name="P2" draw:layer="layout" svg:x1="13.703cm" svg:y1="15.185cm" svg:x2="13.491cm" svg:y2="15.608cm">
          <text:p text:style-name="P3"/>
        </draw:line>
        <draw:line draw:style-name="gr22" draw:text-style-name="P2" draw:layer="layout" svg:x1="13.71cm" svg:y1="15.185cm" svg:x2="14.761cm" svg:y2="15.185cm">
          <text:p text:style-name="P3"/>
        </draw:line>
        <draw:line draw:style-name="gr22" draw:text-style-name="P2" draw:layer="layout" svg:x1="14.973cm" svg:y1="15.185cm" svg:x2="16.032cm" svg:y2="15.185cm">
          <text:p text:style-name="P3"/>
        </draw:line>
        <draw:line draw:style-name="gr22" draw:text-style-name="P2" draw:layer="layout" svg:x1="13.703cm" svg:y1="15.608cm" svg:x2="14.761cm" svg:y2="15.608cm">
          <text:p text:style-name="P3"/>
        </draw:line>
        <draw:line draw:style-name="gr22" draw:text-style-name="P2" draw:layer="layout" svg:x1="14.973cm" svg:y1="15.608cm" svg:x2="16.032cm" svg:y2="15.608cm">
          <text:p text:style-name="P3"/>
        </draw:line>
        <draw:line draw:style-name="gr22" draw:text-style-name="P2" draw:layer="layout" svg:x1="14.762cm" svg:y1="15.185cm" svg:x2="14.973cm" svg:y2="15.608cm">
          <text:p text:style-name="P3"/>
        </draw:line>
        <draw:line draw:style-name="gr22" draw:text-style-name="P2" draw:layer="layout" svg:x1="14.973cm" svg:y1="15.185cm" svg:x2="14.761cm" svg:y2="15.608cm">
          <text:p text:style-name="P3"/>
        </draw:line>
        <draw:line draw:style-name="gr22" draw:text-style-name="P2" draw:layer="layout" svg:x1="16.032cm" svg:y1="15.185cm" svg:x2="16.244cm" svg:y2="15.608cm">
          <text:p text:style-name="P3"/>
        </draw:line>
        <draw:line draw:style-name="gr22" draw:text-style-name="P2" draw:layer="layout" svg:x1="16.244cm" svg:y1="15.185cm" svg:x2="16.032cm" svg:y2="15.608cm">
          <text:p text:style-name="P3"/>
        </draw:line>
        <draw:line draw:style-name="gr22" draw:text-style-name="P2" draw:layer="layout" svg:x1="16.251cm" svg:y1="15.185cm" svg:x2="17.302cm" svg:y2="15.185cm">
          <text:p text:style-name="P3"/>
        </draw:line>
        <draw:line draw:style-name="gr22" draw:text-style-name="P2" draw:layer="layout" svg:x1="17.514cm" svg:y1="15.185cm" svg:x2="18.573cm" svg:y2="15.185cm">
          <text:p text:style-name="P3"/>
        </draw:line>
        <draw:line draw:style-name="gr22" draw:text-style-name="P2" draw:layer="layout" svg:x1="16.244cm" svg:y1="15.608cm" svg:x2="17.302cm" svg:y2="15.608cm">
          <text:p text:style-name="P3"/>
        </draw:line>
        <draw:line draw:style-name="gr22" draw:text-style-name="P2" draw:layer="layout" svg:x1="17.514cm" svg:y1="15.608cm" svg:x2="18.573cm" svg:y2="15.608cm">
          <text:p text:style-name="P3"/>
        </draw:line>
        <draw:line draw:style-name="gr22" draw:text-style-name="P2" draw:layer="layout" svg:x1="17.303cm" svg:y1="15.185cm" svg:x2="17.514cm" svg:y2="15.608cm">
          <text:p text:style-name="P3"/>
        </draw:line>
        <draw:line draw:style-name="gr22" draw:text-style-name="P2" draw:layer="layout" svg:x1="17.514cm" svg:y1="15.185cm" svg:x2="17.302cm" svg:y2="15.608cm">
          <text:p text:style-name="P3"/>
        </draw:line>
        <draw:line draw:style-name="gr22" draw:text-style-name="P2" draw:layer="layout" svg:x1="18.573cm" svg:y1="15.185cm" svg:x2="18.785cm" svg:y2="15.608cm">
          <text:p text:style-name="P3"/>
        </draw:line>
        <draw:line draw:style-name="gr22" draw:text-style-name="P2" draw:layer="layout" svg:x1="18.785cm" svg:y1="15.185cm" svg:x2="18.573cm" svg:y2="15.608cm">
          <text:p text:style-name="P3"/>
        </draw:line>
        <draw:line draw:style-name="gr22" draw:text-style-name="P2" draw:layer="layout" svg:x1="18.792cm" svg:y1="15.185cm" svg:x2="19.843cm" svg:y2="15.185cm">
          <text:p text:style-name="P3"/>
        </draw:line>
        <draw:line draw:style-name="gr22" draw:text-style-name="P2" draw:layer="layout" svg:x1="20.055cm" svg:y1="15.185cm" svg:x2="21.114cm" svg:y2="15.185cm">
          <text:p text:style-name="P3"/>
        </draw:line>
        <draw:line draw:style-name="gr22" draw:text-style-name="P2" draw:layer="layout" svg:x1="18.785cm" svg:y1="15.608cm" svg:x2="19.843cm" svg:y2="15.608cm">
          <text:p text:style-name="P3"/>
        </draw:line>
        <draw:line draw:style-name="gr22" draw:text-style-name="P2" draw:layer="layout" svg:x1="20.055cm" svg:y1="15.608cm" svg:x2="21.114cm" svg:y2="15.608cm">
          <text:p text:style-name="P3"/>
        </draw:line>
        <draw:line draw:style-name="gr22" draw:text-style-name="P2" draw:layer="layout" svg:x1="19.844cm" svg:y1="15.185cm" svg:x2="20.055cm" svg:y2="15.608cm">
          <text:p text:style-name="P3"/>
        </draw:line>
        <draw:line draw:style-name="gr22" draw:text-style-name="P2" draw:layer="layout" svg:x1="20.055cm" svg:y1="15.185cm" svg:x2="19.843cm" svg:y2="15.608cm">
          <text:p text:style-name="P3"/>
        </draw:line>
        <draw:line draw:style-name="gr22" draw:text-style-name="P2" draw:layer="layout" svg:x1="21.114cm" svg:y1="15.185cm" svg:x2="21.326cm" svg:y2="15.608cm">
          <text:p text:style-name="P3"/>
        </draw:line>
        <draw:line draw:style-name="gr22" draw:text-style-name="P2" draw:layer="layout" svg:x1="21.326cm" svg:y1="15.185cm" svg:x2="21.114cm" svg:y2="15.608cm">
          <text:p text:style-name="P3"/>
        </draw:line>
        <draw:line draw:style-name="gr22" draw:text-style-name="P2" draw:layer="layout" svg:x1="21.333cm" svg:y1="15.185cm" svg:x2="22.384cm" svg:y2="15.185cm">
          <text:p text:style-name="P3"/>
        </draw:line>
        <draw:line draw:style-name="gr22" draw:text-style-name="P2" draw:layer="layout" svg:x1="22.596cm" svg:y1="15.185cm" svg:x2="23.655cm" svg:y2="15.185cm">
          <text:p text:style-name="P3"/>
        </draw:line>
        <draw:line draw:style-name="gr22" draw:text-style-name="P2" draw:layer="layout" svg:x1="21.326cm" svg:y1="15.608cm" svg:x2="22.384cm" svg:y2="15.608cm">
          <text:p text:style-name="P3"/>
        </draw:line>
        <draw:line draw:style-name="gr22" draw:text-style-name="P2" draw:layer="layout" svg:x1="22.596cm" svg:y1="15.608cm" svg:x2="23.655cm" svg:y2="15.608cm">
          <text:p text:style-name="P3"/>
        </draw:line>
        <draw:line draw:style-name="gr22" draw:text-style-name="P2" draw:layer="layout" svg:x1="22.385cm" svg:y1="15.185cm" svg:x2="22.596cm" svg:y2="15.608cm">
          <text:p text:style-name="P3"/>
        </draw:line>
        <draw:line draw:style-name="gr22" draw:text-style-name="P2" draw:layer="layout" svg:x1="22.596cm" svg:y1="15.185cm" svg:x2="22.384cm" svg:y2="15.608cm">
          <text:p text:style-name="P3"/>
        </draw:line>
        <draw:line draw:style-name="gr22" draw:text-style-name="P2" draw:layer="layout" svg:x1="23.655cm" svg:y1="15.185cm" svg:x2="23.867cm" svg:y2="15.608cm">
          <text:p text:style-name="P3"/>
        </draw:line>
        <draw:line draw:style-name="gr22" draw:text-style-name="P2" draw:layer="layout" svg:x1="23.867cm" svg:y1="15.185cm" svg:x2="23.655cm" svg:y2="15.608cm">
          <text:p text:style-name="P3"/>
        </draw:line>
        <draw:line draw:style-name="gr22" draw:text-style-name="P2" draw:layer="layout" svg:x1="22.603cm" svg:y1="15.185cm" svg:x2="23.654cm" svg:y2="15.185cm">
          <text:p text:style-name="P3"/>
        </draw:line>
        <draw:line draw:style-name="gr22" draw:text-style-name="P2" draw:layer="layout" svg:x1="23.866cm" svg:y1="15.185cm" svg:x2="24.925cm" svg:y2="15.185cm">
          <text:p text:style-name="P3"/>
        </draw:line>
        <draw:line draw:style-name="gr22" draw:text-style-name="P2" draw:layer="layout" svg:x1="22.596cm" svg:y1="15.608cm" svg:x2="23.654cm" svg:y2="15.608cm">
          <text:p text:style-name="P3"/>
        </draw:line>
        <draw:line draw:style-name="gr22" draw:text-style-name="P2" draw:layer="layout" svg:x1="23.866cm" svg:y1="15.608cm" svg:x2="24.925cm" svg:y2="15.608cm">
          <text:p text:style-name="P3"/>
        </draw:line>
        <draw:line draw:style-name="gr22" draw:text-style-name="P2" draw:layer="layout" svg:x1="23.655cm" svg:y1="15.185cm" svg:x2="23.866cm" svg:y2="15.608cm">
          <text:p text:style-name="P3"/>
        </draw:line>
        <draw:line draw:style-name="gr22" draw:text-style-name="P2" draw:layer="layout" svg:x1="23.866cm" svg:y1="15.185cm" svg:x2="23.654cm" svg:y2="15.608cm">
          <text:p text:style-name="P3"/>
        </draw:line>
        <draw:line draw:style-name="gr22" draw:text-style-name="P2" draw:layer="layout" svg:x1="24.925cm" svg:y1="15.185cm" svg:x2="25.137cm" svg:y2="15.608cm">
          <text:p text:style-name="P3"/>
        </draw:line>
        <draw:line draw:style-name="gr22" draw:text-style-name="P2" draw:layer="layout" svg:x1="25.137cm" svg:y1="15.185cm" svg:x2="24.925cm" svg:y2="15.608cm">
          <text:p text:style-name="P3"/>
        </draw:line>
        <draw:line draw:style-name="gr22" draw:text-style-name="P2" draw:layer="layout" svg:x1="25.144cm" svg:y1="15.185cm" svg:x2="26.195cm" svg:y2="15.185cm">
          <text:p text:style-name="P3"/>
        </draw:line>
        <draw:line draw:style-name="gr22" draw:text-style-name="P2" draw:layer="layout" svg:x1="26.407cm" svg:y1="15.185cm" svg:x2="27.466cm" svg:y2="15.185cm">
          <text:p text:style-name="P3"/>
        </draw:line>
        <draw:line draw:style-name="gr22" draw:text-style-name="P2" draw:layer="layout" svg:x1="25.137cm" svg:y1="15.608cm" svg:x2="26.195cm" svg:y2="15.608cm">
          <text:p text:style-name="P3"/>
        </draw:line>
        <draw:line draw:style-name="gr22" draw:text-style-name="P2" draw:layer="layout" svg:x1="26.407cm" svg:y1="15.608cm" svg:x2="27.466cm" svg:y2="15.608cm">
          <text:p text:style-name="P3"/>
        </draw:line>
        <draw:line draw:style-name="gr22" draw:text-style-name="P2" draw:layer="layout" svg:x1="26.196cm" svg:y1="15.185cm" svg:x2="26.407cm" svg:y2="15.608cm">
          <text:p text:style-name="P3"/>
        </draw:line>
        <draw:line draw:style-name="gr22" draw:text-style-name="P2" draw:layer="layout" svg:x1="26.407cm" svg:y1="15.185cm" svg:x2="26.195cm" svg:y2="15.608cm">
          <text:p text:style-name="P3"/>
        </draw:line>
        <draw:line draw:style-name="gr22" draw:text-style-name="P2" draw:layer="layout" svg:x1="27.466cm" svg:y1="15.185cm" svg:x2="27.678cm" svg:y2="15.608cm">
          <text:p text:style-name="P3"/>
        </draw:line>
        <draw:line draw:style-name="gr22" draw:text-style-name="P2" draw:layer="layout" svg:x1="27.678cm" svg:y1="15.185cm" svg:x2="27.466cm" svg:y2="15.608cm">
          <text:p text:style-name="P3"/>
        </draw:line>
        <draw:frame draw:style-name="gr24" draw:text-style-name="P16" draw:layer="layout" svg:width="1.271cm" svg:height="0.818cm" svg:x="3.539cm" svg:y="14.973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4.809cm" svg:y="14.973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8.825cm" svg:y="14.973cm">
          <draw:text-box>
            <text:p text:style-name="P3"><text:span text:style-name="T7">0</text:span></text:p>
          </draw:text-box>
        </draw:frame>
        <draw:frame draw:style-name="gr25" draw:text-style-name="P16" draw:layer="layout" svg:width="1.482cm" svg:height="0.847cm" svg:x="12.425cm" svg:y="14.973cm">
          <draw:text-box>
            <text:p text:style-name="P3"><text:span text:style-name="T7">so_2</text:span></text:p>
          </draw:text-box>
        </draw:frame>
        <draw:frame draw:style-name="gr25" draw:text-style-name="P16" draw:layer="layout" svg:width="1.482cm" svg:height="0.847cm" svg:x="13.696cm" svg:y="14.973cm">
          <draw:text-box>
            <text:p text:style-name="P3"><text:span text:style-name="T7">so_3</text:span></text:p>
          </draw:text-box>
        </draw:frame>
        <draw:frame draw:style-name="gr25" draw:text-style-name="P16" draw:layer="layout" svg:width="1.482cm" svg:height="0.847cm" svg:x="17.507cm" svg:y="14.973cm">
          <draw:text-box>
            <text:p text:style-name="P3"><text:span text:style-name="T7">so_6</text:span></text:p>
          </draw:text-box>
        </draw:frame>
        <draw:frame draw:style-name="gr25" draw:text-style-name="P16" draw:layer="layout" svg:width="1.482cm" svg:height="0.847cm" svg:x="18.778cm" svg:y="14.973cm">
          <draw:text-box>
            <text:p text:style-name="P3"><text:span text:style-name="T7">so_7</text:span></text:p>
          </draw:text-box>
        </draw:frame>
        <draw:frame draw:style-name="gr25" draw:text-style-name="P16" draw:layer="layout" svg:width="1.475cm" svg:height="0.847cm" svg:x="20.049cm" svg:y="14.973cm">
          <draw:text-box>
            <text:p text:style-name="P3"><text:span text:style-name="T7">so_8</text:span></text:p>
          </draw:text-box>
        </draw:frame>
        <draw:frame draw:style-name="gr25" draw:text-style-name="P16" draw:layer="layout" svg:width="1.475cm" svg:height="0.847cm" svg:x="21.319cm" svg:y="14.973cm">
          <draw:text-box>
            <text:p text:style-name="P3"><text:span text:style-name="T7">so_9</text:span></text:p>
          </draw:text-box>
        </draw:frame>
        <draw:frame draw:style-name="gr25" draw:text-style-name="P16" draw:layer="layout" svg:width="1.482cm" svg:height="0.847cm" svg:x="14.966cm" svg:y="14.973cm">
          <draw:text-box>
            <text:p text:style-name="P3"><text:span text:style-name="T7">so_4</text:span></text:p>
          </draw:text-box>
        </draw:frame>
        <draw:frame draw:style-name="gr25" draw:text-style-name="P16" draw:layer="layout" svg:width="1.694cm" svg:height="0.847cm" svg:x="11.155cm" svg:y="14.973cm">
          <draw:text-box>
            <text:p text:style-name="P3"><text:span text:style-name="T7">so_1</text:span></text:p>
          </draw:text-box>
        </draw:frame>
        <draw:frame draw:style-name="gr25" draw:text-style-name="P16" draw:layer="layout" svg:width="1.482cm" svg:height="0.847cm" svg:x="16.237cm" svg:y="14.973cm">
          <draw:text-box>
            <text:p text:style-name="P3"><text:span text:style-name="T7">so_5</text:span></text:p>
          </draw:text-box>
        </draw:frame>
        <draw:frame draw:style-name="gr25" draw:text-style-name="P16" draw:layer="layout" svg:width="1.687cm" svg:height="0.847cm" svg:x="22.384cm" svg:y="14.973cm">
          <draw:text-box>
            <text:p text:style-name="P3"><text:span text:style-name="T7">so_10</text:span></text:p>
          </draw:text-box>
        </draw:frame>
        <draw:frame draw:style-name="gr25" draw:text-style-name="P16" draw:layer="layout" svg:width="1.694cm" svg:height="0.847cm" svg:x="23.648cm" svg:y="14.973cm">
          <draw:text-box>
            <text:p text:style-name="P3"><text:span text:style-name="T7">so_11</text:span></text:p>
          </draw:text-box>
        </draw:frame>
        <draw:frame draw:style-name="gr25" draw:text-style-name="P16" draw:layer="layout" svg:width="1.693cm" svg:height="0.847cm" svg:x="24.919cm" svg:y="14.973cm">
          <draw:text-box>
            <text:p text:style-name="P3"><text:span text:style-name="T7">so_12</text:span></text:p>
          </draw:text-box>
        </draw:frame>
        <draw:frame draw:style-name="gr25" draw:text-style-name="P16" draw:layer="layout" svg:width="1.694cm" svg:height="0.847cm" svg:x="26.189cm" svg:y="14.973cm">
          <draw:text-box>
            <text:p text:style-name="P3"><text:span text:style-name="T7">so_13</text:span></text:p>
          </draw:text-box>
        </draw:frame>
        <draw:frame draw:style-name="gr25" draw:text-style-name="P16" draw:layer="layout" svg:width="1.271cm" svg:height="0.847cm" svg:x="6.079cm" svg:y="14.973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7.561cm" svg:y="14.973cm">
          <draw:text-box>
            <text:p text:style-name="P3"><text:span text:style-name="T7">0</text:span></text:p>
          </draw:text-box>
        </draw:frame>
        <draw:frame draw:style-name="gr25" draw:text-style-name="P16" draw:layer="layout" svg:width="1.7cm" svg:height="0.847cm" svg:x="9.673cm" svg:y="14.973cm">
          <draw:text-box>
            <text:p text:style-name="P3"><text:span text:style-name="T7">so_0</text:span></text:p>
          </draw:text-box>
        </draw:frame>
        <draw:line draw:style-name="gr22" draw:text-style-name="P2" draw:layer="layout" svg:x1="1.86cm" svg:y1="12.644cm" svg:x2="3.335cm" svg:y2="12.644cm">
          <text:p text:style-name="P3"/>
        </draw:line>
        <draw:line draw:style-name="gr22" draw:text-style-name="P2" draw:layer="layout" svg:x1="3.554cm" svg:y1="12.644cm" svg:x2="4.605cm" svg:y2="12.644cm">
          <text:p text:style-name="P3"/>
        </draw:line>
        <draw:line draw:style-name="gr22" draw:text-style-name="P2" draw:layer="layout" svg:x1="4.817cm" svg:y1="12.644cm" svg:x2="5.876cm" svg:y2="12.644cm">
          <text:p text:style-name="P3"/>
        </draw:line>
        <draw:line draw:style-name="gr22" draw:text-style-name="P2" draw:layer="layout" svg:x1="1.853cm" svg:y1="13.067cm" svg:x2="3.335cm" svg:y2="13.067cm">
          <text:p text:style-name="P3"/>
        </draw:line>
        <draw:line draw:style-name="gr22" draw:text-style-name="P2" draw:layer="layout" svg:x1="3.547cm" svg:y1="13.067cm" svg:x2="4.605cm" svg:y2="13.067cm">
          <text:p text:style-name="P3"/>
        </draw:line>
        <draw:line draw:style-name="gr22" draw:text-style-name="P2" draw:layer="layout" svg:x1="4.817cm" svg:y1="13.067cm" svg:x2="5.876cm" svg:y2="13.067cm">
          <text:p text:style-name="P3"/>
        </draw:line>
        <draw:line draw:style-name="gr22" draw:text-style-name="P2" draw:layer="layout" svg:x1="3.335cm" svg:y1="12.644cm" svg:x2="3.547cm" svg:y2="13.067cm">
          <text:p text:style-name="P3"/>
        </draw:line>
        <draw:line draw:style-name="gr22" draw:text-style-name="P2" draw:layer="layout" svg:x1="3.554cm" svg:y1="12.644cm" svg:x2="3.335cm" svg:y2="13.067cm">
          <text:p text:style-name="P3"/>
        </draw:line>
        <draw:line draw:style-name="gr22" draw:text-style-name="P2" draw:layer="layout" svg:x1="4.606cm" svg:y1="12.644cm" svg:x2="4.817cm" svg:y2="13.067cm">
          <text:p text:style-name="P3"/>
        </draw:line>
        <draw:line draw:style-name="gr22" draw:text-style-name="P2" draw:layer="layout" svg:x1="4.817cm" svg:y1="12.644cm" svg:x2="4.605cm" svg:y2="13.067cm">
          <text:p text:style-name="P3"/>
        </draw:line>
        <draw:line draw:style-name="gr22" draw:text-style-name="P2" draw:layer="layout" svg:x1="5.876cm" svg:y1="12.644cm" svg:x2="6.088cm" svg:y2="13.067cm">
          <text:p text:style-name="P3"/>
        </draw:line>
        <draw:line draw:style-name="gr22" draw:text-style-name="P2" draw:layer="layout" svg:x1="6.088cm" svg:y1="12.644cm" svg:x2="5.876cm" svg:y2="13.067cm">
          <text:p text:style-name="P3"/>
        </draw:line>
        <draw:line draw:style-name="gr22" draw:text-style-name="P2" draw:layer="layout" svg:x1="6.095cm" svg:y1="12.644cm" svg:x2="7.146cm" svg:y2="12.644cm">
          <text:p text:style-name="P3"/>
        </draw:line>
        <draw:line draw:style-name="gr22" draw:text-style-name="P2" draw:layer="layout" svg:x1="7.358cm" svg:y1="12.644cm" svg:x2="8.417cm" svg:y2="12.644cm">
          <text:p text:style-name="P3"/>
        </draw:line>
        <draw:line draw:style-name="gr22" draw:text-style-name="P2" draw:layer="layout" svg:x1="6.088cm" svg:y1="13.067cm" svg:x2="7.146cm" svg:y2="13.067cm">
          <text:p text:style-name="P3"/>
        </draw:line>
        <draw:line draw:style-name="gr22" draw:text-style-name="P2" draw:layer="layout" svg:x1="7.358cm" svg:y1="13.067cm" svg:x2="8.417cm" svg:y2="13.067cm">
          <text:p text:style-name="P3"/>
        </draw:line>
        <draw:line draw:style-name="gr22" draw:text-style-name="P2" draw:layer="layout" svg:x1="7.147cm" svg:y1="12.644cm" svg:x2="7.358cm" svg:y2="13.067cm">
          <text:p text:style-name="P3"/>
        </draw:line>
        <draw:line draw:style-name="gr22" draw:text-style-name="P2" draw:layer="layout" svg:x1="7.358cm" svg:y1="12.644cm" svg:x2="7.146cm" svg:y2="13.067cm">
          <text:p text:style-name="P3"/>
        </draw:line>
        <draw:line draw:style-name="gr22" draw:text-style-name="P2" draw:layer="layout" svg:x1="8.417cm" svg:y1="12.644cm" svg:x2="8.629cm" svg:y2="13.067cm">
          <text:p text:style-name="P3"/>
        </draw:line>
        <draw:line draw:style-name="gr22" draw:text-style-name="P2" draw:layer="layout" svg:x1="8.629cm" svg:y1="12.644cm" svg:x2="8.417cm" svg:y2="13.067cm">
          <text:p text:style-name="P3"/>
        </draw:line>
        <draw:line draw:style-name="gr22" draw:text-style-name="P2" draw:layer="layout" svg:x1="8.636cm" svg:y1="12.644cm" svg:x2="9.687cm" svg:y2="12.644cm">
          <text:p text:style-name="P3"/>
        </draw:line>
        <draw:line draw:style-name="gr22" draw:text-style-name="P2" draw:layer="layout" svg:x1="9.899cm" svg:y1="12.644cm" svg:x2="10.958cm" svg:y2="12.644cm">
          <text:p text:style-name="P3"/>
        </draw:line>
        <draw:line draw:style-name="gr22" draw:text-style-name="P2" draw:layer="layout" svg:x1="8.629cm" svg:y1="13.067cm" svg:x2="9.687cm" svg:y2="13.067cm">
          <text:p text:style-name="P3"/>
        </draw:line>
        <draw:line draw:style-name="gr22" draw:text-style-name="P2" draw:layer="layout" svg:x1="9.899cm" svg:y1="13.067cm" svg:x2="10.958cm" svg:y2="13.067cm">
          <text:p text:style-name="P3"/>
        </draw:line>
        <draw:line draw:style-name="gr22" draw:text-style-name="P2" draw:layer="layout" svg:x1="9.688cm" svg:y1="12.644cm" svg:x2="9.899cm" svg:y2="13.067cm">
          <text:p text:style-name="P3"/>
        </draw:line>
        <draw:line draw:style-name="gr22" draw:text-style-name="P2" draw:layer="layout" svg:x1="9.899cm" svg:y1="12.644cm" svg:x2="9.687cm" svg:y2="13.067cm">
          <text:p text:style-name="P3"/>
        </draw:line>
        <draw:line draw:style-name="gr22" draw:text-style-name="P2" draw:layer="layout" svg:x1="10.958cm" svg:y1="12.644cm" svg:x2="11.17cm" svg:y2="13.067cm">
          <text:p text:style-name="P3"/>
        </draw:line>
        <draw:line draw:style-name="gr22" draw:text-style-name="P2" draw:layer="layout" svg:x1="11.17cm" svg:y1="12.644cm" svg:x2="10.958cm" svg:y2="13.067cm">
          <text:p text:style-name="P3"/>
        </draw:line>
        <draw:line draw:style-name="gr22" draw:text-style-name="P2" draw:layer="layout" svg:x1="11.177cm" svg:y1="12.644cm" svg:x2="12.228cm" svg:y2="12.644cm">
          <text:p text:style-name="P3"/>
        </draw:line>
        <draw:line draw:style-name="gr22" draw:text-style-name="P2" draw:layer="layout" svg:x1="12.44cm" svg:y1="12.644cm" svg:x2="13.499cm" svg:y2="12.644cm">
          <text:p text:style-name="P3"/>
        </draw:line>
        <draw:line draw:style-name="gr22" draw:text-style-name="P2" draw:layer="layout" svg:x1="11.17cm" svg:y1="13.067cm" svg:x2="12.228cm" svg:y2="13.067cm">
          <text:p text:style-name="P3"/>
        </draw:line>
        <draw:line draw:style-name="gr22" draw:text-style-name="P2" draw:layer="layout" svg:x1="12.44cm" svg:y1="13.067cm" svg:x2="13.499cm" svg:y2="13.067cm">
          <text:p text:style-name="P3"/>
        </draw:line>
        <draw:line draw:style-name="gr22" draw:text-style-name="P2" draw:layer="layout" svg:x1="12.229cm" svg:y1="12.644cm" svg:x2="12.44cm" svg:y2="13.067cm">
          <text:p text:style-name="P3"/>
        </draw:line>
        <draw:line draw:style-name="gr22" draw:text-style-name="P2" draw:layer="layout" svg:x1="12.44cm" svg:y1="12.644cm" svg:x2="12.228cm" svg:y2="13.067cm">
          <text:p text:style-name="P3"/>
        </draw:line>
        <draw:line draw:style-name="gr22" draw:text-style-name="P2" draw:layer="layout" svg:x1="13.499cm" svg:y1="12.644cm" svg:x2="13.711cm" svg:y2="13.067cm">
          <text:p text:style-name="P3"/>
        </draw:line>
        <draw:line draw:style-name="gr22" draw:text-style-name="P2" draw:layer="layout" svg:x1="13.711cm" svg:y1="12.644cm" svg:x2="13.499cm" svg:y2="13.067cm">
          <text:p text:style-name="P3"/>
        </draw:line>
        <draw:line draw:style-name="gr22" draw:text-style-name="P2" draw:layer="layout" svg:x1="13.718cm" svg:y1="12.644cm" svg:x2="14.769cm" svg:y2="12.644cm">
          <text:p text:style-name="P3"/>
        </draw:line>
        <draw:line draw:style-name="gr22" draw:text-style-name="P2" draw:layer="layout" svg:x1="14.981cm" svg:y1="12.644cm" svg:x2="16.04cm" svg:y2="12.644cm">
          <text:p text:style-name="P3"/>
        </draw:line>
        <draw:line draw:style-name="gr22" draw:text-style-name="P2" draw:layer="layout" svg:x1="13.711cm" svg:y1="13.067cm" svg:x2="14.769cm" svg:y2="13.067cm">
          <text:p text:style-name="P3"/>
        </draw:line>
        <draw:line draw:style-name="gr22" draw:text-style-name="P2" draw:layer="layout" svg:x1="14.981cm" svg:y1="13.067cm" svg:x2="16.04cm" svg:y2="13.067cm">
          <text:p text:style-name="P3"/>
        </draw:line>
        <draw:line draw:style-name="gr22" draw:text-style-name="P2" draw:layer="layout" svg:x1="14.77cm" svg:y1="12.644cm" svg:x2="14.981cm" svg:y2="13.067cm">
          <text:p text:style-name="P3"/>
        </draw:line>
        <draw:line draw:style-name="gr22" draw:text-style-name="P2" draw:layer="layout" svg:x1="14.981cm" svg:y1="12.644cm" svg:x2="14.769cm" svg:y2="13.067cm">
          <text:p text:style-name="P3"/>
        </draw:line>
        <draw:line draw:style-name="gr22" draw:text-style-name="P2" draw:layer="layout" svg:x1="16.04cm" svg:y1="12.644cm" svg:x2="16.252cm" svg:y2="13.067cm">
          <text:p text:style-name="P3"/>
        </draw:line>
        <draw:line draw:style-name="gr22" draw:text-style-name="P2" draw:layer="layout" svg:x1="16.252cm" svg:y1="12.644cm" svg:x2="16.04cm" svg:y2="13.067cm">
          <text:p text:style-name="P3"/>
        </draw:line>
        <draw:line draw:style-name="gr22" draw:text-style-name="P2" draw:layer="layout" svg:x1="16.259cm" svg:y1="12.644cm" svg:x2="17.31cm" svg:y2="12.644cm">
          <text:p text:style-name="P3"/>
        </draw:line>
        <draw:line draw:style-name="gr22" draw:text-style-name="P2" draw:layer="layout" svg:x1="17.522cm" svg:y1="12.644cm" svg:x2="18.581cm" svg:y2="12.644cm">
          <text:p text:style-name="P3"/>
        </draw:line>
        <draw:line draw:style-name="gr22" draw:text-style-name="P2" draw:layer="layout" svg:x1="16.252cm" svg:y1="13.067cm" svg:x2="17.31cm" svg:y2="13.067cm">
          <text:p text:style-name="P3"/>
        </draw:line>
        <draw:line draw:style-name="gr22" draw:text-style-name="P2" draw:layer="layout" svg:x1="17.522cm" svg:y1="13.067cm" svg:x2="18.581cm" svg:y2="13.067cm">
          <text:p text:style-name="P3"/>
        </draw:line>
        <draw:line draw:style-name="gr22" draw:text-style-name="P2" draw:layer="layout" svg:x1="17.311cm" svg:y1="12.644cm" svg:x2="17.522cm" svg:y2="13.067cm">
          <text:p text:style-name="P3"/>
        </draw:line>
        <draw:line draw:style-name="gr22" draw:text-style-name="P2" draw:layer="layout" svg:x1="17.522cm" svg:y1="12.644cm" svg:x2="17.31cm" svg:y2="13.067cm">
          <text:p text:style-name="P3"/>
        </draw:line>
        <draw:line draw:style-name="gr22" draw:text-style-name="P2" draw:layer="layout" svg:x1="18.581cm" svg:y1="12.644cm" svg:x2="18.793cm" svg:y2="13.067cm">
          <text:p text:style-name="P3"/>
        </draw:line>
        <draw:line draw:style-name="gr22" draw:text-style-name="P2" draw:layer="layout" svg:x1="18.793cm" svg:y1="12.644cm" svg:x2="18.581cm" svg:y2="13.067cm">
          <text:p text:style-name="P3"/>
        </draw:line>
        <draw:line draw:style-name="gr22" draw:text-style-name="P2" draw:layer="layout" svg:x1="18.8cm" svg:y1="12.644cm" svg:x2="19.851cm" svg:y2="12.644cm">
          <text:p text:style-name="P3"/>
        </draw:line>
        <draw:line draw:style-name="gr22" draw:text-style-name="P2" draw:layer="layout" svg:x1="20.063cm" svg:y1="12.644cm" svg:x2="21.122cm" svg:y2="12.644cm">
          <text:p text:style-name="P3"/>
        </draw:line>
        <draw:line draw:style-name="gr22" draw:text-style-name="P2" draw:layer="layout" svg:x1="18.793cm" svg:y1="13.067cm" svg:x2="19.851cm" svg:y2="13.067cm">
          <text:p text:style-name="P3"/>
        </draw:line>
        <draw:line draw:style-name="gr22" draw:text-style-name="P2" draw:layer="layout" svg:x1="20.063cm" svg:y1="13.067cm" svg:x2="21.122cm" svg:y2="13.067cm">
          <text:p text:style-name="P3"/>
        </draw:line>
        <draw:line draw:style-name="gr22" draw:text-style-name="P2" draw:layer="layout" svg:x1="19.852cm" svg:y1="12.644cm" svg:x2="20.063cm" svg:y2="13.067cm">
          <text:p text:style-name="P3"/>
        </draw:line>
        <draw:line draw:style-name="gr22" draw:text-style-name="P2" draw:layer="layout" svg:x1="20.063cm" svg:y1="12.644cm" svg:x2="19.851cm" svg:y2="13.067cm">
          <text:p text:style-name="P3"/>
        </draw:line>
        <draw:line draw:style-name="gr22" draw:text-style-name="P2" draw:layer="layout" svg:x1="21.122cm" svg:y1="12.644cm" svg:x2="21.334cm" svg:y2="13.067cm">
          <text:p text:style-name="P3"/>
        </draw:line>
        <draw:line draw:style-name="gr22" draw:text-style-name="P2" draw:layer="layout" svg:x1="21.334cm" svg:y1="12.644cm" svg:x2="21.122cm" svg:y2="13.067cm">
          <text:p text:style-name="P3"/>
        </draw:line>
        <draw:line draw:style-name="gr22" draw:text-style-name="P2" draw:layer="layout" svg:x1="21.341cm" svg:y1="12.644cm" svg:x2="22.392cm" svg:y2="12.644cm">
          <text:p text:style-name="P3"/>
        </draw:line>
        <draw:line draw:style-name="gr22" draw:text-style-name="P2" draw:layer="layout" svg:x1="22.604cm" svg:y1="12.644cm" svg:x2="23.663cm" svg:y2="12.644cm">
          <text:p text:style-name="P3"/>
        </draw:line>
        <draw:line draw:style-name="gr22" draw:text-style-name="P2" draw:layer="layout" svg:x1="21.334cm" svg:y1="13.067cm" svg:x2="22.392cm" svg:y2="13.067cm">
          <text:p text:style-name="P3"/>
        </draw:line>
        <draw:line draw:style-name="gr22" draw:text-style-name="P2" draw:layer="layout" svg:x1="22.604cm" svg:y1="13.067cm" svg:x2="23.663cm" svg:y2="13.067cm">
          <text:p text:style-name="P3"/>
        </draw:line>
        <draw:line draw:style-name="gr22" draw:text-style-name="P2" draw:layer="layout" svg:x1="22.393cm" svg:y1="12.644cm" svg:x2="22.604cm" svg:y2="13.067cm">
          <text:p text:style-name="P3"/>
        </draw:line>
        <draw:line draw:style-name="gr22" draw:text-style-name="P2" draw:layer="layout" svg:x1="22.604cm" svg:y1="12.644cm" svg:x2="22.392cm" svg:y2="13.067cm">
          <text:p text:style-name="P3"/>
        </draw:line>
        <draw:line draw:style-name="gr22" draw:text-style-name="P2" draw:layer="layout" svg:x1="23.663cm" svg:y1="12.644cm" svg:x2="23.875cm" svg:y2="13.067cm">
          <text:p text:style-name="P3"/>
        </draw:line>
        <draw:line draw:style-name="gr22" draw:text-style-name="P2" draw:layer="layout" svg:x1="23.875cm" svg:y1="12.644cm" svg:x2="23.663cm" svg:y2="13.067cm">
          <text:p text:style-name="P3"/>
        </draw:line>
        <draw:line draw:style-name="gr22" draw:text-style-name="P2" draw:layer="layout" svg:x1="22.611cm" svg:y1="12.644cm" svg:x2="23.662cm" svg:y2="12.644cm">
          <text:p text:style-name="P3"/>
        </draw:line>
        <draw:line draw:style-name="gr22" draw:text-style-name="P2" draw:layer="layout" svg:x1="23.874cm" svg:y1="12.644cm" svg:x2="24.933cm" svg:y2="12.644cm">
          <text:p text:style-name="P3"/>
        </draw:line>
        <draw:line draw:style-name="gr22" draw:text-style-name="P2" draw:layer="layout" svg:x1="22.604cm" svg:y1="13.067cm" svg:x2="23.662cm" svg:y2="13.067cm">
          <text:p text:style-name="P3"/>
        </draw:line>
        <draw:line draw:style-name="gr22" draw:text-style-name="P2" draw:layer="layout" svg:x1="23.874cm" svg:y1="13.067cm" svg:x2="24.933cm" svg:y2="13.067cm">
          <text:p text:style-name="P3"/>
        </draw:line>
        <draw:line draw:style-name="gr22" draw:text-style-name="P2" draw:layer="layout" svg:x1="23.663cm" svg:y1="12.644cm" svg:x2="23.874cm" svg:y2="13.067cm">
          <text:p text:style-name="P3"/>
        </draw:line>
        <draw:line draw:style-name="gr22" draw:text-style-name="P2" draw:layer="layout" svg:x1="23.874cm" svg:y1="12.644cm" svg:x2="23.662cm" svg:y2="13.067cm">
          <text:p text:style-name="P3"/>
        </draw:line>
        <draw:line draw:style-name="gr22" draw:text-style-name="P2" draw:layer="layout" svg:x1="24.933cm" svg:y1="12.644cm" svg:x2="25.145cm" svg:y2="13.067cm">
          <text:p text:style-name="P3"/>
        </draw:line>
        <draw:line draw:style-name="gr22" draw:text-style-name="P2" draw:layer="layout" svg:x1="25.145cm" svg:y1="12.644cm" svg:x2="24.933cm" svg:y2="13.067cm">
          <text:p text:style-name="P3"/>
        </draw:line>
        <draw:line draw:style-name="gr22" draw:text-style-name="P2" draw:layer="layout" svg:x1="25.152cm" svg:y1="12.644cm" svg:x2="26.203cm" svg:y2="12.644cm">
          <text:p text:style-name="P3"/>
        </draw:line>
        <draw:line draw:style-name="gr22" draw:text-style-name="P2" draw:layer="layout" svg:x1="26.415cm" svg:y1="12.644cm" svg:x2="27.474cm" svg:y2="12.644cm">
          <text:p text:style-name="P3"/>
        </draw:line>
        <draw:line draw:style-name="gr22" draw:text-style-name="P2" draw:layer="layout" svg:x1="25.145cm" svg:y1="13.067cm" svg:x2="26.203cm" svg:y2="13.067cm">
          <text:p text:style-name="P3"/>
        </draw:line>
        <draw:line draw:style-name="gr22" draw:text-style-name="P2" draw:layer="layout" svg:x1="26.415cm" svg:y1="13.067cm" svg:x2="27.474cm" svg:y2="13.067cm">
          <text:p text:style-name="P3"/>
        </draw:line>
        <draw:line draw:style-name="gr22" draw:text-style-name="P2" draw:layer="layout" svg:x1="26.204cm" svg:y1="12.644cm" svg:x2="26.415cm" svg:y2="13.067cm">
          <text:p text:style-name="P3"/>
        </draw:line>
        <draw:line draw:style-name="gr22" draw:text-style-name="P2" draw:layer="layout" svg:x1="26.415cm" svg:y1="12.644cm" svg:x2="26.203cm" svg:y2="13.067cm">
          <text:p text:style-name="P3"/>
        </draw:line>
        <draw:line draw:style-name="gr22" draw:text-style-name="P2" draw:layer="layout" svg:x1="27.474cm" svg:y1="12.644cm" svg:x2="27.686cm" svg:y2="13.067cm">
          <text:p text:style-name="P3"/>
        </draw:line>
        <draw:line draw:style-name="gr22" draw:text-style-name="P2" draw:layer="layout" svg:x1="27.686cm" svg:y1="12.644cm" svg:x2="27.474cm" svg:y2="13.067cm">
          <text:p text:style-name="P3"/>
        </draw:line>
        <draw:line draw:style-name="gr22" draw:text-style-name="P2" draw:layer="layout" svg:x1="1.859cm" svg:y1="16.032cm" svg:x2="3.334cm" svg:y2="16.032cm">
          <text:p text:style-name="P3"/>
        </draw:line>
        <draw:line draw:style-name="gr22" draw:text-style-name="P2" draw:layer="layout" svg:x1="3.553cm" svg:y1="16.032cm" svg:x2="4.604cm" svg:y2="16.032cm">
          <text:p text:style-name="P3"/>
        </draw:line>
        <draw:line draw:style-name="gr22" draw:text-style-name="P2" draw:layer="layout" svg:x1="4.816cm" svg:y1="16.032cm" svg:x2="5.875cm" svg:y2="16.032cm">
          <text:p text:style-name="P3"/>
        </draw:line>
        <draw:line draw:style-name="gr22" draw:text-style-name="P2" draw:layer="layout" svg:x1="1.852cm" svg:y1="16.455cm" svg:x2="3.334cm" svg:y2="16.455cm">
          <text:p text:style-name="P3"/>
        </draw:line>
        <draw:line draw:style-name="gr22" draw:text-style-name="P2" draw:layer="layout" svg:x1="3.546cm" svg:y1="16.455cm" svg:x2="4.604cm" svg:y2="16.455cm">
          <text:p text:style-name="P3"/>
        </draw:line>
        <draw:line draw:style-name="gr22" draw:text-style-name="P2" draw:layer="layout" svg:x1="4.816cm" svg:y1="16.455cm" svg:x2="5.875cm" svg:y2="16.455cm">
          <text:p text:style-name="P3"/>
        </draw:line>
        <draw:line draw:style-name="gr22" draw:text-style-name="P2" draw:layer="layout" svg:x1="3.334cm" svg:y1="16.032cm" svg:x2="3.546cm" svg:y2="16.455cm">
          <text:p text:style-name="P3"/>
        </draw:line>
        <draw:line draw:style-name="gr22" draw:text-style-name="P2" draw:layer="layout" svg:x1="3.553cm" svg:y1="16.032cm" svg:x2="3.334cm" svg:y2="16.455cm">
          <text:p text:style-name="P3"/>
        </draw:line>
        <draw:line draw:style-name="gr22" draw:text-style-name="P2" draw:layer="layout" svg:x1="4.605cm" svg:y1="16.032cm" svg:x2="4.816cm" svg:y2="16.455cm">
          <text:p text:style-name="P3"/>
        </draw:line>
        <draw:line draw:style-name="gr22" draw:text-style-name="P2" draw:layer="layout" svg:x1="4.816cm" svg:y1="16.032cm" svg:x2="4.604cm" svg:y2="16.455cm">
          <text:p text:style-name="P3"/>
        </draw:line>
        <draw:line draw:style-name="gr22" draw:text-style-name="P2" draw:layer="layout" svg:x1="5.875cm" svg:y1="16.032cm" svg:x2="6.087cm" svg:y2="16.455cm">
          <text:p text:style-name="P3"/>
        </draw:line>
        <draw:line draw:style-name="gr22" draw:text-style-name="P2" draw:layer="layout" svg:x1="6.087cm" svg:y1="16.032cm" svg:x2="5.875cm" svg:y2="16.455cm">
          <text:p text:style-name="P3"/>
        </draw:line>
        <draw:line draw:style-name="gr22" draw:text-style-name="P2" draw:layer="layout" svg:x1="6.094cm" svg:y1="16.032cm" svg:x2="7.145cm" svg:y2="16.032cm">
          <text:p text:style-name="P3"/>
        </draw:line>
        <draw:line draw:style-name="gr22" draw:text-style-name="P2" draw:layer="layout" svg:x1="7.357cm" svg:y1="16.032cm" svg:x2="8.416cm" svg:y2="16.032cm">
          <text:p text:style-name="P3"/>
        </draw:line>
        <draw:line draw:style-name="gr22" draw:text-style-name="P2" draw:layer="layout" svg:x1="6.087cm" svg:y1="16.455cm" svg:x2="7.145cm" svg:y2="16.455cm">
          <text:p text:style-name="P3"/>
        </draw:line>
        <draw:line draw:style-name="gr22" draw:text-style-name="P2" draw:layer="layout" svg:x1="7.357cm" svg:y1="16.455cm" svg:x2="8.416cm" svg:y2="16.455cm">
          <text:p text:style-name="P3"/>
        </draw:line>
        <draw:line draw:style-name="gr22" draw:text-style-name="P2" draw:layer="layout" svg:x1="7.146cm" svg:y1="16.032cm" svg:x2="7.357cm" svg:y2="16.455cm">
          <text:p text:style-name="P3"/>
        </draw:line>
        <draw:line draw:style-name="gr22" draw:text-style-name="P2" draw:layer="layout" svg:x1="7.357cm" svg:y1="16.032cm" svg:x2="7.145cm" svg:y2="16.455cm">
          <text:p text:style-name="P3"/>
        </draw:line>
        <draw:line draw:style-name="gr22" draw:text-style-name="P2" draw:layer="layout" svg:x1="8.416cm" svg:y1="16.032cm" svg:x2="8.628cm" svg:y2="16.455cm">
          <text:p text:style-name="P3"/>
        </draw:line>
        <draw:line draw:style-name="gr22" draw:text-style-name="P2" draw:layer="layout" svg:x1="8.628cm" svg:y1="16.032cm" svg:x2="8.416cm" svg:y2="16.455cm">
          <text:p text:style-name="P3"/>
        </draw:line>
        <draw:line draw:style-name="gr22" draw:text-style-name="P2" draw:layer="layout" svg:x1="8.635cm" svg:y1="16.032cm" svg:x2="9.686cm" svg:y2="16.032cm">
          <text:p text:style-name="P3"/>
        </draw:line>
        <draw:line draw:style-name="gr22" draw:text-style-name="P2" draw:layer="layout" svg:x1="9.898cm" svg:y1="16.032cm" svg:x2="10.957cm" svg:y2="16.032cm">
          <text:p text:style-name="P3"/>
        </draw:line>
        <draw:line draw:style-name="gr22" draw:text-style-name="P2" draw:layer="layout" svg:x1="8.628cm" svg:y1="16.455cm" svg:x2="9.686cm" svg:y2="16.455cm">
          <text:p text:style-name="P3"/>
        </draw:line>
        <draw:line draw:style-name="gr22" draw:text-style-name="P2" draw:layer="layout" svg:x1="9.898cm" svg:y1="16.455cm" svg:x2="10.957cm" svg:y2="16.455cm">
          <text:p text:style-name="P3"/>
        </draw:line>
        <draw:line draw:style-name="gr22" draw:text-style-name="P2" draw:layer="layout" svg:x1="9.687cm" svg:y1="16.032cm" svg:x2="9.898cm" svg:y2="16.455cm">
          <text:p text:style-name="P3"/>
        </draw:line>
        <draw:line draw:style-name="gr22" draw:text-style-name="P2" draw:layer="layout" svg:x1="9.898cm" svg:y1="16.032cm" svg:x2="9.686cm" svg:y2="16.455cm">
          <text:p text:style-name="P3"/>
        </draw:line>
        <draw:line draw:style-name="gr22" draw:text-style-name="P2" draw:layer="layout" svg:x1="10.957cm" svg:y1="16.032cm" svg:x2="11.169cm" svg:y2="16.455cm">
          <text:p text:style-name="P3"/>
        </draw:line>
        <draw:line draw:style-name="gr22" draw:text-style-name="P2" draw:layer="layout" svg:x1="11.169cm" svg:y1="16.032cm" svg:x2="10.957cm" svg:y2="16.455cm">
          <text:p text:style-name="P3"/>
        </draw:line>
        <draw:line draw:style-name="gr22" draw:text-style-name="P2" draw:layer="layout" svg:x1="11.176cm" svg:y1="16.032cm" svg:x2="12.227cm" svg:y2="16.032cm">
          <text:p text:style-name="P3"/>
        </draw:line>
        <draw:line draw:style-name="gr22" draw:text-style-name="P2" draw:layer="layout" svg:x1="12.439cm" svg:y1="16.032cm" svg:x2="13.498cm" svg:y2="16.032cm">
          <text:p text:style-name="P3"/>
        </draw:line>
        <draw:line draw:style-name="gr22" draw:text-style-name="P2" draw:layer="layout" svg:x1="11.169cm" svg:y1="16.455cm" svg:x2="12.227cm" svg:y2="16.455cm">
          <text:p text:style-name="P3"/>
        </draw:line>
        <draw:line draw:style-name="gr22" draw:text-style-name="P2" draw:layer="layout" svg:x1="12.439cm" svg:y1="16.455cm" svg:x2="13.498cm" svg:y2="16.455cm">
          <text:p text:style-name="P3"/>
        </draw:line>
        <draw:line draw:style-name="gr22" draw:text-style-name="P2" draw:layer="layout" svg:x1="12.228cm" svg:y1="16.032cm" svg:x2="12.439cm" svg:y2="16.455cm">
          <text:p text:style-name="P3"/>
        </draw:line>
        <draw:line draw:style-name="gr22" draw:text-style-name="P2" draw:layer="layout" svg:x1="12.439cm" svg:y1="16.032cm" svg:x2="12.227cm" svg:y2="16.455cm">
          <text:p text:style-name="P3"/>
        </draw:line>
        <draw:line draw:style-name="gr22" draw:text-style-name="P2" draw:layer="layout" svg:x1="13.498cm" svg:y1="16.032cm" svg:x2="13.71cm" svg:y2="16.455cm">
          <text:p text:style-name="P3"/>
        </draw:line>
        <draw:line draw:style-name="gr22" draw:text-style-name="P2" draw:layer="layout" svg:x1="13.71cm" svg:y1="16.032cm" svg:x2="13.498cm" svg:y2="16.455cm">
          <text:p text:style-name="P3"/>
        </draw:line>
        <draw:line draw:style-name="gr22" draw:text-style-name="P2" draw:layer="layout" svg:x1="13.717cm" svg:y1="16.032cm" svg:x2="14.768cm" svg:y2="16.032cm">
          <text:p text:style-name="P3"/>
        </draw:line>
        <draw:line draw:style-name="gr22" draw:text-style-name="P2" draw:layer="layout" svg:x1="14.98cm" svg:y1="16.032cm" svg:x2="16.039cm" svg:y2="16.032cm">
          <text:p text:style-name="P3"/>
        </draw:line>
        <draw:line draw:style-name="gr22" draw:text-style-name="P2" draw:layer="layout" svg:x1="13.71cm" svg:y1="16.455cm" svg:x2="14.768cm" svg:y2="16.455cm">
          <text:p text:style-name="P3"/>
        </draw:line>
        <draw:line draw:style-name="gr22" draw:text-style-name="P2" draw:layer="layout" svg:x1="14.98cm" svg:y1="16.455cm" svg:x2="16.039cm" svg:y2="16.455cm">
          <text:p text:style-name="P3"/>
        </draw:line>
        <draw:line draw:style-name="gr22" draw:text-style-name="P2" draw:layer="layout" svg:x1="14.769cm" svg:y1="16.032cm" svg:x2="14.98cm" svg:y2="16.455cm">
          <text:p text:style-name="P3"/>
        </draw:line>
        <draw:line draw:style-name="gr22" draw:text-style-name="P2" draw:layer="layout" svg:x1="14.98cm" svg:y1="16.032cm" svg:x2="14.768cm" svg:y2="16.455cm">
          <text:p text:style-name="P3"/>
        </draw:line>
        <draw:line draw:style-name="gr22" draw:text-style-name="P2" draw:layer="layout" svg:x1="16.039cm" svg:y1="16.032cm" svg:x2="16.251cm" svg:y2="16.455cm">
          <text:p text:style-name="P3"/>
        </draw:line>
        <draw:line draw:style-name="gr22" draw:text-style-name="P2" draw:layer="layout" svg:x1="16.251cm" svg:y1="16.032cm" svg:x2="16.039cm" svg:y2="16.455cm">
          <text:p text:style-name="P3"/>
        </draw:line>
        <draw:line draw:style-name="gr22" draw:text-style-name="P2" draw:layer="layout" svg:x1="16.258cm" svg:y1="16.032cm" svg:x2="17.309cm" svg:y2="16.032cm">
          <text:p text:style-name="P3"/>
        </draw:line>
        <draw:line draw:style-name="gr22" draw:text-style-name="P2" draw:layer="layout" svg:x1="17.521cm" svg:y1="16.032cm" svg:x2="18.58cm" svg:y2="16.032cm">
          <text:p text:style-name="P3"/>
        </draw:line>
        <draw:line draw:style-name="gr22" draw:text-style-name="P2" draw:layer="layout" svg:x1="16.251cm" svg:y1="16.455cm" svg:x2="17.309cm" svg:y2="16.455cm">
          <text:p text:style-name="P3"/>
        </draw:line>
        <draw:line draw:style-name="gr22" draw:text-style-name="P2" draw:layer="layout" svg:x1="17.521cm" svg:y1="16.455cm" svg:x2="18.58cm" svg:y2="16.455cm">
          <text:p text:style-name="P3"/>
        </draw:line>
        <draw:line draw:style-name="gr22" draw:text-style-name="P2" draw:layer="layout" svg:x1="17.31cm" svg:y1="16.032cm" svg:x2="17.521cm" svg:y2="16.455cm">
          <text:p text:style-name="P3"/>
        </draw:line>
        <draw:line draw:style-name="gr22" draw:text-style-name="P2" draw:layer="layout" svg:x1="17.521cm" svg:y1="16.032cm" svg:x2="17.309cm" svg:y2="16.455cm">
          <text:p text:style-name="P3"/>
        </draw:line>
        <draw:line draw:style-name="gr22" draw:text-style-name="P2" draw:layer="layout" svg:x1="18.58cm" svg:y1="16.032cm" svg:x2="18.792cm" svg:y2="16.455cm">
          <text:p text:style-name="P3"/>
        </draw:line>
        <draw:line draw:style-name="gr22" draw:text-style-name="P2" draw:layer="layout" svg:x1="18.792cm" svg:y1="16.032cm" svg:x2="18.58cm" svg:y2="16.455cm">
          <text:p text:style-name="P3"/>
        </draw:line>
        <draw:line draw:style-name="gr22" draw:text-style-name="P2" draw:layer="layout" svg:x1="18.799cm" svg:y1="16.032cm" svg:x2="19.85cm" svg:y2="16.032cm">
          <text:p text:style-name="P3"/>
        </draw:line>
        <draw:line draw:style-name="gr22" draw:text-style-name="P2" draw:layer="layout" svg:x1="20.062cm" svg:y1="16.032cm" svg:x2="21.121cm" svg:y2="16.032cm">
          <text:p text:style-name="P3"/>
        </draw:line>
        <draw:line draw:style-name="gr22" draw:text-style-name="P2" draw:layer="layout" svg:x1="18.792cm" svg:y1="16.455cm" svg:x2="19.85cm" svg:y2="16.455cm">
          <text:p text:style-name="P3"/>
        </draw:line>
        <draw:line draw:style-name="gr22" draw:text-style-name="P2" draw:layer="layout" svg:x1="20.062cm" svg:y1="16.455cm" svg:x2="21.121cm" svg:y2="16.455cm">
          <text:p text:style-name="P3"/>
        </draw:line>
        <draw:line draw:style-name="gr22" draw:text-style-name="P2" draw:layer="layout" svg:x1="19.851cm" svg:y1="16.032cm" svg:x2="20.062cm" svg:y2="16.455cm">
          <text:p text:style-name="P3"/>
        </draw:line>
        <draw:line draw:style-name="gr22" draw:text-style-name="P2" draw:layer="layout" svg:x1="20.062cm" svg:y1="16.032cm" svg:x2="19.85cm" svg:y2="16.455cm">
          <text:p text:style-name="P3"/>
        </draw:line>
        <draw:line draw:style-name="gr22" draw:text-style-name="P2" draw:layer="layout" svg:x1="21.121cm" svg:y1="16.032cm" svg:x2="21.333cm" svg:y2="16.455cm">
          <text:p text:style-name="P3"/>
        </draw:line>
        <draw:line draw:style-name="gr22" draw:text-style-name="P2" draw:layer="layout" svg:x1="21.333cm" svg:y1="16.032cm" svg:x2="21.121cm" svg:y2="16.455cm">
          <text:p text:style-name="P3"/>
        </draw:line>
        <draw:line draw:style-name="gr22" draw:text-style-name="P2" draw:layer="layout" svg:x1="21.34cm" svg:y1="16.032cm" svg:x2="22.391cm" svg:y2="16.032cm">
          <text:p text:style-name="P3"/>
        </draw:line>
        <draw:line draw:style-name="gr22" draw:text-style-name="P2" draw:layer="layout" svg:x1="22.603cm" svg:y1="16.032cm" svg:x2="23.662cm" svg:y2="16.032cm">
          <text:p text:style-name="P3"/>
        </draw:line>
        <draw:line draw:style-name="gr22" draw:text-style-name="P2" draw:layer="layout" svg:x1="21.333cm" svg:y1="16.455cm" svg:x2="22.391cm" svg:y2="16.455cm">
          <text:p text:style-name="P3"/>
        </draw:line>
        <draw:line draw:style-name="gr22" draw:text-style-name="P2" draw:layer="layout" svg:x1="22.603cm" svg:y1="16.455cm" svg:x2="23.662cm" svg:y2="16.455cm">
          <text:p text:style-name="P3"/>
        </draw:line>
        <draw:line draw:style-name="gr22" draw:text-style-name="P2" draw:layer="layout" svg:x1="22.392cm" svg:y1="16.032cm" svg:x2="22.603cm" svg:y2="16.455cm">
          <text:p text:style-name="P3"/>
        </draw:line>
        <draw:line draw:style-name="gr22" draw:text-style-name="P2" draw:layer="layout" svg:x1="22.603cm" svg:y1="16.032cm" svg:x2="22.391cm" svg:y2="16.455cm">
          <text:p text:style-name="P3"/>
        </draw:line>
        <draw:line draw:style-name="gr22" draw:text-style-name="P2" draw:layer="layout" svg:x1="23.662cm" svg:y1="16.032cm" svg:x2="23.874cm" svg:y2="16.455cm">
          <text:p text:style-name="P3"/>
        </draw:line>
        <draw:line draw:style-name="gr22" draw:text-style-name="P2" draw:layer="layout" svg:x1="23.874cm" svg:y1="16.032cm" svg:x2="23.662cm" svg:y2="16.455cm">
          <text:p text:style-name="P3"/>
        </draw:line>
        <draw:line draw:style-name="gr22" draw:text-style-name="P2" draw:layer="layout" svg:x1="22.61cm" svg:y1="16.032cm" svg:x2="23.661cm" svg:y2="16.032cm">
          <text:p text:style-name="P3"/>
        </draw:line>
        <draw:line draw:style-name="gr22" draw:text-style-name="P2" draw:layer="layout" svg:x1="23.873cm" svg:y1="16.032cm" svg:x2="24.932cm" svg:y2="16.032cm">
          <text:p text:style-name="P3"/>
        </draw:line>
        <draw:line draw:style-name="gr22" draw:text-style-name="P2" draw:layer="layout" svg:x1="22.603cm" svg:y1="16.455cm" svg:x2="23.661cm" svg:y2="16.455cm">
          <text:p text:style-name="P3"/>
        </draw:line>
        <draw:line draw:style-name="gr22" draw:text-style-name="P2" draw:layer="layout" svg:x1="23.873cm" svg:y1="16.455cm" svg:x2="24.932cm" svg:y2="16.455cm">
          <text:p text:style-name="P3"/>
        </draw:line>
        <draw:line draw:style-name="gr22" draw:text-style-name="P2" draw:layer="layout" svg:x1="23.662cm" svg:y1="16.032cm" svg:x2="23.873cm" svg:y2="16.455cm">
          <text:p text:style-name="P3"/>
        </draw:line>
        <draw:line draw:style-name="gr22" draw:text-style-name="P2" draw:layer="layout" svg:x1="23.873cm" svg:y1="16.032cm" svg:x2="23.661cm" svg:y2="16.455cm">
          <text:p text:style-name="P3"/>
        </draw:line>
        <draw:line draw:style-name="gr22" draw:text-style-name="P2" draw:layer="layout" svg:x1="24.932cm" svg:y1="16.032cm" svg:x2="25.144cm" svg:y2="16.455cm">
          <text:p text:style-name="P3"/>
        </draw:line>
        <draw:line draw:style-name="gr22" draw:text-style-name="P2" draw:layer="layout" svg:x1="25.144cm" svg:y1="16.032cm" svg:x2="24.932cm" svg:y2="16.455cm">
          <text:p text:style-name="P3"/>
        </draw:line>
        <draw:line draw:style-name="gr22" draw:text-style-name="P2" draw:layer="layout" svg:x1="25.151cm" svg:y1="16.032cm" svg:x2="26.202cm" svg:y2="16.032cm">
          <text:p text:style-name="P3"/>
        </draw:line>
        <draw:line draw:style-name="gr22" draw:text-style-name="P2" draw:layer="layout" svg:x1="26.414cm" svg:y1="16.032cm" svg:x2="27.473cm" svg:y2="16.032cm">
          <text:p text:style-name="P3"/>
        </draw:line>
        <draw:line draw:style-name="gr22" draw:text-style-name="P2" draw:layer="layout" svg:x1="25.144cm" svg:y1="16.455cm" svg:x2="26.202cm" svg:y2="16.455cm">
          <text:p text:style-name="P3"/>
        </draw:line>
        <draw:line draw:style-name="gr22" draw:text-style-name="P2" draw:layer="layout" svg:x1="26.414cm" svg:y1="16.455cm" svg:x2="27.473cm" svg:y2="16.455cm">
          <text:p text:style-name="P3"/>
        </draw:line>
        <draw:line draw:style-name="gr22" draw:text-style-name="P2" draw:layer="layout" svg:x1="26.203cm" svg:y1="16.032cm" svg:x2="26.414cm" svg:y2="16.455cm">
          <text:p text:style-name="P3"/>
        </draw:line>
        <draw:line draw:style-name="gr22" draw:text-style-name="P2" draw:layer="layout" svg:x1="26.414cm" svg:y1="16.032cm" svg:x2="26.202cm" svg:y2="16.455cm">
          <text:p text:style-name="P3"/>
        </draw:line>
        <draw:line draw:style-name="gr22" draw:text-style-name="P2" draw:layer="layout" svg:x1="27.473cm" svg:y1="16.032cm" svg:x2="27.685cm" svg:y2="16.455cm">
          <text:p text:style-name="P3"/>
        </draw:line>
        <draw:line draw:style-name="gr22" draw:text-style-name="P2" draw:layer="layout" svg:x1="27.685cm" svg:y1="16.032cm" svg:x2="27.473cm" svg:y2="16.455cm">
          <text:p text:style-name="P3"/>
        </draw:line>
        <draw:frame draw:style-name="gr24" draw:text-style-name="P16" draw:layer="layout" svg:width="1.271cm" svg:height="0.818cm" svg:x="3.546cm" svg:y="15.82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4.816cm" svg:y="15.82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6.086cm" svg:y="15.82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7.568cm" svg:y="15.82cm">
          <draw:text-box>
            <text:p text:style-name="P3"><text:span text:style-name="T7">0</text:span></text:p>
          </draw:text-box>
        </draw:frame>
        <draw:line draw:style-name="gr22" draw:text-style-name="P2" draw:layer="layout" svg:x1="1.86cm" svg:y1="16.032cm" svg:x2="3.335cm" svg:y2="16.032cm">
          <text:p text:style-name="P3"/>
        </draw:line>
        <draw:line draw:style-name="gr22" draw:text-style-name="P2" draw:layer="layout" svg:x1="3.554cm" svg:y1="16.032cm" svg:x2="4.605cm" svg:y2="16.032cm">
          <text:p text:style-name="P3"/>
        </draw:line>
        <draw:line draw:style-name="gr22" draw:text-style-name="P2" draw:layer="layout" svg:x1="4.817cm" svg:y1="16.032cm" svg:x2="5.876cm" svg:y2="16.032cm">
          <text:p text:style-name="P3"/>
        </draw:line>
        <draw:line draw:style-name="gr22" draw:text-style-name="P2" draw:layer="layout" svg:x1="1.853cm" svg:y1="16.455cm" svg:x2="3.335cm" svg:y2="16.455cm">
          <text:p text:style-name="P3"/>
        </draw:line>
        <draw:line draw:style-name="gr22" draw:text-style-name="P2" draw:layer="layout" svg:x1="3.547cm" svg:y1="16.455cm" svg:x2="4.605cm" svg:y2="16.455cm">
          <text:p text:style-name="P3"/>
        </draw:line>
        <draw:line draw:style-name="gr22" draw:text-style-name="P2" draw:layer="layout" svg:x1="4.817cm" svg:y1="16.455cm" svg:x2="5.876cm" svg:y2="16.455cm">
          <text:p text:style-name="P3"/>
        </draw:line>
        <draw:line draw:style-name="gr22" draw:text-style-name="P2" draw:layer="layout" svg:x1="3.335cm" svg:y1="16.032cm" svg:x2="3.547cm" svg:y2="16.455cm">
          <text:p text:style-name="P3"/>
        </draw:line>
        <draw:line draw:style-name="gr22" draw:text-style-name="P2" draw:layer="layout" svg:x1="3.554cm" svg:y1="16.032cm" svg:x2="3.335cm" svg:y2="16.455cm">
          <text:p text:style-name="P3"/>
        </draw:line>
        <draw:line draw:style-name="gr22" draw:text-style-name="P2" draw:layer="layout" svg:x1="4.606cm" svg:y1="16.032cm" svg:x2="4.817cm" svg:y2="16.455cm">
          <text:p text:style-name="P3"/>
        </draw:line>
        <draw:line draw:style-name="gr22" draw:text-style-name="P2" draw:layer="layout" svg:x1="4.817cm" svg:y1="16.032cm" svg:x2="4.605cm" svg:y2="16.455cm">
          <text:p text:style-name="P3"/>
        </draw:line>
        <draw:line draw:style-name="gr22" draw:text-style-name="P2" draw:layer="layout" svg:x1="5.876cm" svg:y1="16.032cm" svg:x2="6.088cm" svg:y2="16.455cm">
          <text:p text:style-name="P3"/>
        </draw:line>
        <draw:line draw:style-name="gr22" draw:text-style-name="P2" draw:layer="layout" svg:x1="6.088cm" svg:y1="16.032cm" svg:x2="5.876cm" svg:y2="16.455cm">
          <text:p text:style-name="P3"/>
        </draw:line>
        <draw:line draw:style-name="gr22" draw:text-style-name="P2" draw:layer="layout" svg:x1="6.095cm" svg:y1="16.032cm" svg:x2="7.146cm" svg:y2="16.032cm">
          <text:p text:style-name="P3"/>
        </draw:line>
        <draw:line draw:style-name="gr22" draw:text-style-name="P2" draw:layer="layout" svg:x1="7.358cm" svg:y1="16.032cm" svg:x2="8.417cm" svg:y2="16.032cm">
          <text:p text:style-name="P3"/>
        </draw:line>
        <draw:line draw:style-name="gr22" draw:text-style-name="P2" draw:layer="layout" svg:x1="6.088cm" svg:y1="16.455cm" svg:x2="7.146cm" svg:y2="16.455cm">
          <text:p text:style-name="P3"/>
        </draw:line>
        <draw:line draw:style-name="gr22" draw:text-style-name="P2" draw:layer="layout" svg:x1="7.358cm" svg:y1="16.455cm" svg:x2="8.417cm" svg:y2="16.455cm">
          <text:p text:style-name="P3"/>
        </draw:line>
        <draw:line draw:style-name="gr22" draw:text-style-name="P2" draw:layer="layout" svg:x1="7.147cm" svg:y1="16.032cm" svg:x2="7.358cm" svg:y2="16.455cm">
          <text:p text:style-name="P3"/>
        </draw:line>
        <draw:line draw:style-name="gr22" draw:text-style-name="P2" draw:layer="layout" svg:x1="7.358cm" svg:y1="16.032cm" svg:x2="7.146cm" svg:y2="16.455cm">
          <text:p text:style-name="P3"/>
        </draw:line>
        <draw:line draw:style-name="gr22" draw:text-style-name="P2" draw:layer="layout" svg:x1="8.417cm" svg:y1="16.032cm" svg:x2="8.629cm" svg:y2="16.455cm">
          <text:p text:style-name="P3"/>
        </draw:line>
        <draw:line draw:style-name="gr22" draw:text-style-name="P2" draw:layer="layout" svg:x1="8.629cm" svg:y1="16.032cm" svg:x2="8.417cm" svg:y2="16.455cm">
          <text:p text:style-name="P3"/>
        </draw:line>
        <draw:line draw:style-name="gr22" draw:text-style-name="P2" draw:layer="layout" svg:x1="8.636cm" svg:y1="16.032cm" svg:x2="9.687cm" svg:y2="16.032cm">
          <text:p text:style-name="P3"/>
        </draw:line>
        <draw:line draw:style-name="gr22" draw:text-style-name="P2" draw:layer="layout" svg:x1="9.899cm" svg:y1="16.032cm" svg:x2="10.958cm" svg:y2="16.032cm">
          <text:p text:style-name="P3"/>
        </draw:line>
        <draw:line draw:style-name="gr22" draw:text-style-name="P2" draw:layer="layout" svg:x1="8.629cm" svg:y1="16.455cm" svg:x2="9.687cm" svg:y2="16.455cm">
          <text:p text:style-name="P3"/>
        </draw:line>
        <draw:line draw:style-name="gr22" draw:text-style-name="P2" draw:layer="layout" svg:x1="9.899cm" svg:y1="16.455cm" svg:x2="10.958cm" svg:y2="16.455cm">
          <text:p text:style-name="P3"/>
        </draw:line>
        <draw:line draw:style-name="gr22" draw:text-style-name="P2" draw:layer="layout" svg:x1="9.688cm" svg:y1="16.032cm" svg:x2="9.899cm" svg:y2="16.455cm">
          <text:p text:style-name="P3"/>
        </draw:line>
        <draw:line draw:style-name="gr22" draw:text-style-name="P2" draw:layer="layout" svg:x1="9.899cm" svg:y1="16.032cm" svg:x2="9.687cm" svg:y2="16.455cm">
          <text:p text:style-name="P3"/>
        </draw:line>
        <draw:line draw:style-name="gr22" draw:text-style-name="P2" draw:layer="layout" svg:x1="10.958cm" svg:y1="16.032cm" svg:x2="11.17cm" svg:y2="16.455cm">
          <text:p text:style-name="P3"/>
        </draw:line>
        <draw:line draw:style-name="gr22" draw:text-style-name="P2" draw:layer="layout" svg:x1="11.17cm" svg:y1="16.032cm" svg:x2="10.958cm" svg:y2="16.455cm">
          <text:p text:style-name="P3"/>
        </draw:line>
        <draw:line draw:style-name="gr22" draw:text-style-name="P2" draw:layer="layout" svg:x1="11.177cm" svg:y1="16.032cm" svg:x2="12.228cm" svg:y2="16.032cm">
          <text:p text:style-name="P3"/>
        </draw:line>
        <draw:line draw:style-name="gr22" draw:text-style-name="P2" draw:layer="layout" svg:x1="12.44cm" svg:y1="16.032cm" svg:x2="13.499cm" svg:y2="16.032cm">
          <text:p text:style-name="P3"/>
        </draw:line>
        <draw:line draw:style-name="gr22" draw:text-style-name="P2" draw:layer="layout" svg:x1="11.17cm" svg:y1="16.455cm" svg:x2="12.228cm" svg:y2="16.455cm">
          <text:p text:style-name="P3"/>
        </draw:line>
        <draw:line draw:style-name="gr22" draw:text-style-name="P2" draw:layer="layout" svg:x1="12.44cm" svg:y1="16.455cm" svg:x2="13.499cm" svg:y2="16.455cm">
          <text:p text:style-name="P3"/>
        </draw:line>
        <draw:line draw:style-name="gr22" draw:text-style-name="P2" draw:layer="layout" svg:x1="12.229cm" svg:y1="16.032cm" svg:x2="12.44cm" svg:y2="16.455cm">
          <text:p text:style-name="P3"/>
        </draw:line>
        <draw:line draw:style-name="gr22" draw:text-style-name="P2" draw:layer="layout" svg:x1="12.44cm" svg:y1="16.032cm" svg:x2="12.228cm" svg:y2="16.455cm">
          <text:p text:style-name="P3"/>
        </draw:line>
        <draw:line draw:style-name="gr22" draw:text-style-name="P2" draw:layer="layout" svg:x1="13.499cm" svg:y1="16.032cm" svg:x2="13.711cm" svg:y2="16.455cm">
          <text:p text:style-name="P3"/>
        </draw:line>
        <draw:line draw:style-name="gr22" draw:text-style-name="P2" draw:layer="layout" svg:x1="13.711cm" svg:y1="16.032cm" svg:x2="13.499cm" svg:y2="16.455cm">
          <text:p text:style-name="P3"/>
        </draw:line>
        <draw:line draw:style-name="gr22" draw:text-style-name="P2" draw:layer="layout" svg:x1="13.718cm" svg:y1="16.032cm" svg:x2="14.769cm" svg:y2="16.032cm">
          <text:p text:style-name="P3"/>
        </draw:line>
        <draw:line draw:style-name="gr22" draw:text-style-name="P2" draw:layer="layout" svg:x1="14.981cm" svg:y1="16.032cm" svg:x2="16.04cm" svg:y2="16.032cm">
          <text:p text:style-name="P3"/>
        </draw:line>
        <draw:line draw:style-name="gr22" draw:text-style-name="P2" draw:layer="layout" svg:x1="13.711cm" svg:y1="16.455cm" svg:x2="14.769cm" svg:y2="16.455cm">
          <text:p text:style-name="P3"/>
        </draw:line>
        <draw:line draw:style-name="gr22" draw:text-style-name="P2" draw:layer="layout" svg:x1="14.981cm" svg:y1="16.455cm" svg:x2="16.04cm" svg:y2="16.455cm">
          <text:p text:style-name="P3"/>
        </draw:line>
        <draw:line draw:style-name="gr22" draw:text-style-name="P2" draw:layer="layout" svg:x1="14.77cm" svg:y1="16.032cm" svg:x2="14.981cm" svg:y2="16.455cm">
          <text:p text:style-name="P3"/>
        </draw:line>
        <draw:line draw:style-name="gr22" draw:text-style-name="P2" draw:layer="layout" svg:x1="14.981cm" svg:y1="16.032cm" svg:x2="14.769cm" svg:y2="16.455cm">
          <text:p text:style-name="P3"/>
        </draw:line>
        <draw:line draw:style-name="gr22" draw:text-style-name="P2" draw:layer="layout" svg:x1="16.04cm" svg:y1="16.032cm" svg:x2="16.252cm" svg:y2="16.455cm">
          <text:p text:style-name="P3"/>
        </draw:line>
        <draw:line draw:style-name="gr22" draw:text-style-name="P2" draw:layer="layout" svg:x1="16.252cm" svg:y1="16.032cm" svg:x2="16.04cm" svg:y2="16.455cm">
          <text:p text:style-name="P3"/>
        </draw:line>
        <draw:line draw:style-name="gr22" draw:text-style-name="P2" draw:layer="layout" svg:x1="16.259cm" svg:y1="16.032cm" svg:x2="17.31cm" svg:y2="16.032cm">
          <text:p text:style-name="P3"/>
        </draw:line>
        <draw:line draw:style-name="gr22" draw:text-style-name="P2" draw:layer="layout" svg:x1="17.522cm" svg:y1="16.032cm" svg:x2="18.581cm" svg:y2="16.032cm">
          <text:p text:style-name="P3"/>
        </draw:line>
        <draw:line draw:style-name="gr22" draw:text-style-name="P2" draw:layer="layout" svg:x1="16.252cm" svg:y1="16.455cm" svg:x2="17.31cm" svg:y2="16.455cm">
          <text:p text:style-name="P3"/>
        </draw:line>
        <draw:line draw:style-name="gr22" draw:text-style-name="P2" draw:layer="layout" svg:x1="17.522cm" svg:y1="16.455cm" svg:x2="18.581cm" svg:y2="16.455cm">
          <text:p text:style-name="P3"/>
        </draw:line>
        <draw:line draw:style-name="gr22" draw:text-style-name="P2" draw:layer="layout" svg:x1="17.311cm" svg:y1="16.032cm" svg:x2="17.522cm" svg:y2="16.455cm">
          <text:p text:style-name="P3"/>
        </draw:line>
        <draw:line draw:style-name="gr22" draw:text-style-name="P2" draw:layer="layout" svg:x1="17.522cm" svg:y1="16.032cm" svg:x2="17.31cm" svg:y2="16.455cm">
          <text:p text:style-name="P3"/>
        </draw:line>
        <draw:line draw:style-name="gr22" draw:text-style-name="P2" draw:layer="layout" svg:x1="18.581cm" svg:y1="16.032cm" svg:x2="18.793cm" svg:y2="16.455cm">
          <text:p text:style-name="P3"/>
        </draw:line>
        <draw:line draw:style-name="gr22" draw:text-style-name="P2" draw:layer="layout" svg:x1="18.793cm" svg:y1="16.032cm" svg:x2="18.581cm" svg:y2="16.455cm">
          <text:p text:style-name="P3"/>
        </draw:line>
        <draw:line draw:style-name="gr22" draw:text-style-name="P2" draw:layer="layout" svg:x1="18.8cm" svg:y1="16.032cm" svg:x2="19.851cm" svg:y2="16.032cm">
          <text:p text:style-name="P3"/>
        </draw:line>
        <draw:line draw:style-name="gr22" draw:text-style-name="P2" draw:layer="layout" svg:x1="20.063cm" svg:y1="16.032cm" svg:x2="21.122cm" svg:y2="16.032cm">
          <text:p text:style-name="P3"/>
        </draw:line>
        <draw:line draw:style-name="gr22" draw:text-style-name="P2" draw:layer="layout" svg:x1="18.793cm" svg:y1="16.455cm" svg:x2="19.851cm" svg:y2="16.455cm">
          <text:p text:style-name="P3"/>
        </draw:line>
        <draw:line draw:style-name="gr22" draw:text-style-name="P2" draw:layer="layout" svg:x1="20.063cm" svg:y1="16.455cm" svg:x2="21.122cm" svg:y2="16.455cm">
          <text:p text:style-name="P3"/>
        </draw:line>
        <draw:line draw:style-name="gr22" draw:text-style-name="P2" draw:layer="layout" svg:x1="19.852cm" svg:y1="16.032cm" svg:x2="20.063cm" svg:y2="16.455cm">
          <text:p text:style-name="P3"/>
        </draw:line>
        <draw:line draw:style-name="gr22" draw:text-style-name="P2" draw:layer="layout" svg:x1="20.063cm" svg:y1="16.032cm" svg:x2="19.851cm" svg:y2="16.455cm">
          <text:p text:style-name="P3"/>
        </draw:line>
        <draw:line draw:style-name="gr22" draw:text-style-name="P2" draw:layer="layout" svg:x1="21.122cm" svg:y1="16.032cm" svg:x2="21.334cm" svg:y2="16.455cm">
          <text:p text:style-name="P3"/>
        </draw:line>
        <draw:line draw:style-name="gr22" draw:text-style-name="P2" draw:layer="layout" svg:x1="21.334cm" svg:y1="16.032cm" svg:x2="21.122cm" svg:y2="16.455cm">
          <text:p text:style-name="P3"/>
        </draw:line>
        <draw:line draw:style-name="gr22" draw:text-style-name="P2" draw:layer="layout" svg:x1="21.341cm" svg:y1="16.032cm" svg:x2="22.392cm" svg:y2="16.032cm">
          <text:p text:style-name="P3"/>
        </draw:line>
        <draw:line draw:style-name="gr22" draw:text-style-name="P2" draw:layer="layout" svg:x1="22.604cm" svg:y1="16.032cm" svg:x2="23.663cm" svg:y2="16.032cm">
          <text:p text:style-name="P3"/>
        </draw:line>
        <draw:line draw:style-name="gr22" draw:text-style-name="P2" draw:layer="layout" svg:x1="21.334cm" svg:y1="16.455cm" svg:x2="22.392cm" svg:y2="16.455cm">
          <text:p text:style-name="P3"/>
        </draw:line>
        <draw:line draw:style-name="gr22" draw:text-style-name="P2" draw:layer="layout" svg:x1="22.604cm" svg:y1="16.455cm" svg:x2="23.663cm" svg:y2="16.455cm">
          <text:p text:style-name="P3"/>
        </draw:line>
        <draw:line draw:style-name="gr22" draw:text-style-name="P2" draw:layer="layout" svg:x1="22.393cm" svg:y1="16.032cm" svg:x2="22.604cm" svg:y2="16.455cm">
          <text:p text:style-name="P3"/>
        </draw:line>
        <draw:line draw:style-name="gr22" draw:text-style-name="P2" draw:layer="layout" svg:x1="22.604cm" svg:y1="16.032cm" svg:x2="22.392cm" svg:y2="16.455cm">
          <text:p text:style-name="P3"/>
        </draw:line>
        <draw:line draw:style-name="gr22" draw:text-style-name="P2" draw:layer="layout" svg:x1="23.663cm" svg:y1="16.032cm" svg:x2="23.875cm" svg:y2="16.455cm">
          <text:p text:style-name="P3"/>
        </draw:line>
        <draw:line draw:style-name="gr22" draw:text-style-name="P2" draw:layer="layout" svg:x1="23.875cm" svg:y1="16.032cm" svg:x2="23.663cm" svg:y2="16.455cm">
          <text:p text:style-name="P3"/>
        </draw:line>
        <draw:line draw:style-name="gr22" draw:text-style-name="P2" draw:layer="layout" svg:x1="22.611cm" svg:y1="16.032cm" svg:x2="23.662cm" svg:y2="16.032cm">
          <text:p text:style-name="P3"/>
        </draw:line>
        <draw:line draw:style-name="gr22" draw:text-style-name="P2" draw:layer="layout" svg:x1="23.874cm" svg:y1="16.032cm" svg:x2="24.933cm" svg:y2="16.032cm">
          <text:p text:style-name="P3"/>
        </draw:line>
        <draw:line draw:style-name="gr22" draw:text-style-name="P2" draw:layer="layout" svg:x1="22.604cm" svg:y1="16.455cm" svg:x2="23.662cm" svg:y2="16.455cm">
          <text:p text:style-name="P3"/>
        </draw:line>
        <draw:line draw:style-name="gr22" draw:text-style-name="P2" draw:layer="layout" svg:x1="23.874cm" svg:y1="16.455cm" svg:x2="24.933cm" svg:y2="16.455cm">
          <text:p text:style-name="P3"/>
        </draw:line>
        <draw:line draw:style-name="gr22" draw:text-style-name="P2" draw:layer="layout" svg:x1="23.663cm" svg:y1="16.032cm" svg:x2="23.874cm" svg:y2="16.455cm">
          <text:p text:style-name="P3"/>
        </draw:line>
        <draw:line draw:style-name="gr22" draw:text-style-name="P2" draw:layer="layout" svg:x1="23.874cm" svg:y1="16.032cm" svg:x2="23.662cm" svg:y2="16.455cm">
          <text:p text:style-name="P3"/>
        </draw:line>
        <draw:line draw:style-name="gr22" draw:text-style-name="P2" draw:layer="layout" svg:x1="24.933cm" svg:y1="16.032cm" svg:x2="25.145cm" svg:y2="16.455cm">
          <text:p text:style-name="P3"/>
        </draw:line>
        <draw:line draw:style-name="gr22" draw:text-style-name="P2" draw:layer="layout" svg:x1="25.145cm" svg:y1="16.032cm" svg:x2="24.933cm" svg:y2="16.455cm">
          <text:p text:style-name="P3"/>
        </draw:line>
        <draw:line draw:style-name="gr22" draw:text-style-name="P2" draw:layer="layout" svg:x1="25.152cm" svg:y1="16.032cm" svg:x2="26.203cm" svg:y2="16.032cm">
          <text:p text:style-name="P3"/>
        </draw:line>
        <draw:line draw:style-name="gr22" draw:text-style-name="P2" draw:layer="layout" svg:x1="26.415cm" svg:y1="16.032cm" svg:x2="27.474cm" svg:y2="16.032cm">
          <text:p text:style-name="P3"/>
        </draw:line>
        <draw:line draw:style-name="gr22" draw:text-style-name="P2" draw:layer="layout" svg:x1="25.145cm" svg:y1="16.455cm" svg:x2="26.203cm" svg:y2="16.455cm">
          <text:p text:style-name="P3"/>
        </draw:line>
        <draw:line draw:style-name="gr22" draw:text-style-name="P2" draw:layer="layout" svg:x1="26.415cm" svg:y1="16.455cm" svg:x2="27.474cm" svg:y2="16.455cm">
          <text:p text:style-name="P3"/>
        </draw:line>
        <draw:line draw:style-name="gr22" draw:text-style-name="P2" draw:layer="layout" svg:x1="26.204cm" svg:y1="16.032cm" svg:x2="26.415cm" svg:y2="16.455cm">
          <text:p text:style-name="P3"/>
        </draw:line>
        <draw:line draw:style-name="gr22" draw:text-style-name="P2" draw:layer="layout" svg:x1="26.415cm" svg:y1="16.032cm" svg:x2="26.203cm" svg:y2="16.455cm">
          <text:p text:style-name="P3"/>
        </draw:line>
        <draw:line draw:style-name="gr22" draw:text-style-name="P2" draw:layer="layout" svg:x1="27.474cm" svg:y1="16.032cm" svg:x2="27.686cm" svg:y2="16.455cm">
          <text:p text:style-name="P3"/>
        </draw:line>
        <draw:line draw:style-name="gr22" draw:text-style-name="P2" draw:layer="layout" svg:x1="27.686cm" svg:y1="16.032cm" svg:x2="27.474cm" svg:y2="16.455cm">
          <text:p text:style-name="P3"/>
        </draw:line>
        <draw:frame draw:style-name="gr25" draw:text-style-name="P16" draw:layer="layout" svg:width="1.482cm" svg:height="0.847cm" svg:x="12.432cm" svg:y="15.82cm">
          <draw:text-box>
            <text:p text:style-name="P3"><text:span text:style-name="T7">co_2</text:span></text:p>
          </draw:text-box>
        </draw:frame>
        <draw:frame draw:style-name="gr25" draw:text-style-name="P16" draw:layer="layout" svg:width="1.482cm" svg:height="0.847cm" svg:x="13.703cm" svg:y="15.82cm">
          <draw:text-box>
            <text:p text:style-name="P3"><text:span text:style-name="T7">co_3</text:span></text:p>
          </draw:text-box>
        </draw:frame>
        <draw:frame draw:style-name="gr25" draw:text-style-name="P16" draw:layer="layout" svg:width="1.482cm" svg:height="0.847cm" svg:x="17.514cm" svg:y="15.82cm">
          <draw:text-box>
            <text:p text:style-name="P3"><text:span text:style-name="T7">co_6</text:span></text:p>
          </draw:text-box>
        </draw:frame>
        <draw:frame draw:style-name="gr25" draw:text-style-name="P16" draw:layer="layout" svg:width="1.482cm" svg:height="0.847cm" svg:x="18.785cm" svg:y="15.82cm">
          <draw:text-box>
            <text:p text:style-name="P3"><text:span text:style-name="T7">co_7</text:span></text:p>
          </draw:text-box>
        </draw:frame>
        <draw:frame draw:style-name="gr25" draw:text-style-name="P16" draw:layer="layout" svg:width="1.475cm" svg:height="0.847cm" svg:x="20.056cm" svg:y="15.82cm">
          <draw:text-box>
            <text:p text:style-name="P3"><text:span text:style-name="T7">co_8</text:span></text:p>
          </draw:text-box>
        </draw:frame>
        <draw:frame draw:style-name="gr25" draw:text-style-name="P16" draw:layer="layout" svg:width="1.475cm" svg:height="0.847cm" svg:x="21.326cm" svg:y="15.82cm">
          <draw:text-box>
            <text:p text:style-name="P3"><text:span text:style-name="T7">co_9</text:span></text:p>
          </draw:text-box>
        </draw:frame>
        <draw:frame draw:style-name="gr25" draw:text-style-name="P16" draw:layer="layout" svg:width="1.482cm" svg:height="0.847cm" svg:x="14.973cm" svg:y="15.82cm">
          <draw:text-box>
            <text:p text:style-name="P3"><text:span text:style-name="T7">co_4</text:span></text:p>
          </draw:text-box>
        </draw:frame>
        <draw:frame draw:style-name="gr25" draw:text-style-name="P16" draw:layer="layout" svg:width="1.694cm" svg:height="0.847cm" svg:x="11.162cm" svg:y="15.82cm">
          <draw:text-box>
            <text:p text:style-name="P3"><text:span text:style-name="T7">co_1</text:span></text:p>
          </draw:text-box>
        </draw:frame>
        <draw:frame draw:style-name="gr25" draw:text-style-name="P16" draw:layer="layout" svg:width="1.482cm" svg:height="0.847cm" svg:x="16.244cm" svg:y="15.82cm">
          <draw:text-box>
            <text:p text:style-name="P3"><text:span text:style-name="T7">co_5</text:span></text:p>
          </draw:text-box>
        </draw:frame>
        <draw:frame draw:style-name="gr25" draw:text-style-name="P16" draw:layer="layout" svg:width="1.687cm" svg:height="0.847cm" svg:x="22.391cm" svg:y="15.82cm">
          <draw:text-box>
            <text:p text:style-name="P3"><text:span text:style-name="T7">co_10</text:span></text:p>
          </draw:text-box>
        </draw:frame>
        <draw:frame draw:style-name="gr25" draw:text-style-name="P16" draw:layer="layout" svg:width="1.694cm" svg:height="0.847cm" svg:x="23.655cm" svg:y="15.82cm">
          <draw:text-box>
            <text:p text:style-name="P3"><text:span text:style-name="T7">co_11</text:span></text:p>
          </draw:text-box>
        </draw:frame>
        <draw:frame draw:style-name="gr25" draw:text-style-name="P16" draw:layer="layout" svg:width="1.693cm" svg:height="0.847cm" svg:x="24.926cm" svg:y="15.82cm">
          <draw:text-box>
            <text:p text:style-name="P3"><text:span text:style-name="T7">co_12</text:span></text:p>
          </draw:text-box>
        </draw:frame>
        <draw:frame draw:style-name="gr25" draw:text-style-name="P16" draw:layer="layout" svg:width="1.694cm" svg:height="0.847cm" svg:x="26.196cm" svg:y="15.82cm">
          <draw:text-box>
            <text:p text:style-name="P3"><text:span text:style-name="T7">co_13</text:span></text:p>
          </draw:text-box>
        </draw:frame>
        <draw:frame draw:style-name="gr25" draw:text-style-name="P16" draw:layer="layout" svg:width="1.482cm" svg:height="0.847cm" svg:x="9.68cm" svg:y="15.82cm">
          <draw:text-box>
            <text:p text:style-name="P3"><text:span text:style-name="T7">co_0</text:span></text:p>
          </draw:text-box>
        </draw:frame>
        <draw:line draw:style-name="gr22" draw:text-style-name="P2" draw:layer="layout" svg:x1="1.852cm" svg:y1="16.879cm" svg:x2="3.327cm" svg:y2="16.879cm">
          <text:p text:style-name="P3"/>
        </draw:line>
        <draw:line draw:style-name="gr22" draw:text-style-name="P2" draw:layer="layout" svg:x1="3.546cm" svg:y1="16.879cm" svg:x2="4.597cm" svg:y2="16.879cm">
          <text:p text:style-name="P3"/>
        </draw:line>
        <draw:line draw:style-name="gr22" draw:text-style-name="P2" draw:layer="layout" svg:x1="4.809cm" svg:y1="16.879cm" svg:x2="5.868cm" svg:y2="16.879cm">
          <text:p text:style-name="P3"/>
        </draw:line>
        <draw:line draw:style-name="gr22" draw:text-style-name="P2" draw:layer="layout" svg:x1="1.845cm" svg:y1="17.302cm" svg:x2="3.327cm" svg:y2="17.302cm">
          <text:p text:style-name="P3"/>
        </draw:line>
        <draw:line draw:style-name="gr22" draw:text-style-name="P2" draw:layer="layout" svg:x1="3.539cm" svg:y1="17.302cm" svg:x2="4.597cm" svg:y2="17.302cm">
          <text:p text:style-name="P3"/>
        </draw:line>
        <draw:line draw:style-name="gr22" draw:text-style-name="P2" draw:layer="layout" svg:x1="4.809cm" svg:y1="17.302cm" svg:x2="5.868cm" svg:y2="17.302cm">
          <text:p text:style-name="P3"/>
        </draw:line>
        <draw:line draw:style-name="gr22" draw:text-style-name="P2" draw:layer="layout" svg:x1="3.327cm" svg:y1="16.879cm" svg:x2="3.539cm" svg:y2="17.302cm">
          <text:p text:style-name="P3"/>
        </draw:line>
        <draw:line draw:style-name="gr22" draw:text-style-name="P2" draw:layer="layout" svg:x1="3.546cm" svg:y1="16.879cm" svg:x2="3.327cm" svg:y2="17.302cm">
          <text:p text:style-name="P3"/>
        </draw:line>
        <draw:line draw:style-name="gr22" draw:text-style-name="P2" draw:layer="layout" svg:x1="4.598cm" svg:y1="16.879cm" svg:x2="4.809cm" svg:y2="17.302cm">
          <text:p text:style-name="P3"/>
        </draw:line>
        <draw:line draw:style-name="gr22" draw:text-style-name="P2" draw:layer="layout" svg:x1="4.809cm" svg:y1="16.879cm" svg:x2="4.597cm" svg:y2="17.302cm">
          <text:p text:style-name="P3"/>
        </draw:line>
        <draw:line draw:style-name="gr22" draw:text-style-name="P2" draw:layer="layout" svg:x1="5.868cm" svg:y1="16.879cm" svg:x2="6.08cm" svg:y2="17.302cm">
          <text:p text:style-name="P3"/>
        </draw:line>
        <draw:line draw:style-name="gr22" draw:text-style-name="P2" draw:layer="layout" svg:x1="6.08cm" svg:y1="16.879cm" svg:x2="5.868cm" svg:y2="17.302cm">
          <text:p text:style-name="P3"/>
        </draw:line>
        <draw:line draw:style-name="gr22" draw:text-style-name="P2" draw:layer="layout" svg:x1="6.087cm" svg:y1="16.879cm" svg:x2="7.138cm" svg:y2="16.879cm">
          <text:p text:style-name="P3"/>
        </draw:line>
        <draw:line draw:style-name="gr22" draw:text-style-name="P2" draw:layer="layout" svg:x1="7.35cm" svg:y1="16.879cm" svg:x2="8.409cm" svg:y2="16.879cm">
          <text:p text:style-name="P3"/>
        </draw:line>
        <draw:line draw:style-name="gr22" draw:text-style-name="P2" draw:layer="layout" svg:x1="6.08cm" svg:y1="17.302cm" svg:x2="7.138cm" svg:y2="17.302cm">
          <text:p text:style-name="P3"/>
        </draw:line>
        <draw:line draw:style-name="gr22" draw:text-style-name="P2" draw:layer="layout" svg:x1="7.35cm" svg:y1="17.302cm" svg:x2="8.409cm" svg:y2="17.302cm">
          <text:p text:style-name="P3"/>
        </draw:line>
        <draw:line draw:style-name="gr22" draw:text-style-name="P2" draw:layer="layout" svg:x1="7.139cm" svg:y1="16.879cm" svg:x2="7.35cm" svg:y2="17.302cm">
          <text:p text:style-name="P3"/>
        </draw:line>
        <draw:line draw:style-name="gr22" draw:text-style-name="P2" draw:layer="layout" svg:x1="7.35cm" svg:y1="16.879cm" svg:x2="7.138cm" svg:y2="17.302cm">
          <text:p text:style-name="P3"/>
        </draw:line>
        <draw:line draw:style-name="gr22" draw:text-style-name="P2" draw:layer="layout" svg:x1="8.409cm" svg:y1="16.879cm" svg:x2="8.621cm" svg:y2="17.302cm">
          <text:p text:style-name="P3"/>
        </draw:line>
        <draw:line draw:style-name="gr22" draw:text-style-name="P2" draw:layer="layout" svg:x1="8.621cm" svg:y1="16.879cm" svg:x2="8.409cm" svg:y2="17.302cm">
          <text:p text:style-name="P3"/>
        </draw:line>
        <draw:line draw:style-name="gr22" draw:text-style-name="P2" draw:layer="layout" svg:x1="8.628cm" svg:y1="16.879cm" svg:x2="9.679cm" svg:y2="16.879cm">
          <text:p text:style-name="P3"/>
        </draw:line>
        <draw:line draw:style-name="gr22" draw:text-style-name="P2" draw:layer="layout" svg:x1="9.891cm" svg:y1="16.879cm" svg:x2="10.95cm" svg:y2="16.879cm">
          <text:p text:style-name="P3"/>
        </draw:line>
        <draw:line draw:style-name="gr22" draw:text-style-name="P2" draw:layer="layout" svg:x1="8.621cm" svg:y1="17.302cm" svg:x2="9.679cm" svg:y2="17.302cm">
          <text:p text:style-name="P3"/>
        </draw:line>
        <draw:line draw:style-name="gr22" draw:text-style-name="P2" draw:layer="layout" svg:x1="9.891cm" svg:y1="17.302cm" svg:x2="10.95cm" svg:y2="17.302cm">
          <text:p text:style-name="P3"/>
        </draw:line>
        <draw:line draw:style-name="gr22" draw:text-style-name="P2" draw:layer="layout" svg:x1="9.68cm" svg:y1="16.879cm" svg:x2="9.891cm" svg:y2="17.302cm">
          <text:p text:style-name="P3"/>
        </draw:line>
        <draw:line draw:style-name="gr22" draw:text-style-name="P2" draw:layer="layout" svg:x1="9.891cm" svg:y1="16.879cm" svg:x2="9.679cm" svg:y2="17.302cm">
          <text:p text:style-name="P3"/>
        </draw:line>
        <draw:line draw:style-name="gr22" draw:text-style-name="P2" draw:layer="layout" svg:x1="10.95cm" svg:y1="16.879cm" svg:x2="11.162cm" svg:y2="17.302cm">
          <text:p text:style-name="P3"/>
        </draw:line>
        <draw:line draw:style-name="gr22" draw:text-style-name="P2" draw:layer="layout" svg:x1="11.162cm" svg:y1="16.879cm" svg:x2="10.95cm" svg:y2="17.302cm">
          <text:p text:style-name="P3"/>
        </draw:line>
        <draw:line draw:style-name="gr22" draw:text-style-name="P2" draw:layer="layout" svg:x1="11.169cm" svg:y1="16.879cm" svg:x2="12.22cm" svg:y2="16.879cm">
          <text:p text:style-name="P3"/>
        </draw:line>
        <draw:line draw:style-name="gr22" draw:text-style-name="P2" draw:layer="layout" svg:x1="12.432cm" svg:y1="16.879cm" svg:x2="13.491cm" svg:y2="16.879cm">
          <text:p text:style-name="P3"/>
        </draw:line>
        <draw:line draw:style-name="gr22" draw:text-style-name="P2" draw:layer="layout" svg:x1="11.162cm" svg:y1="17.302cm" svg:x2="12.22cm" svg:y2="17.302cm">
          <text:p text:style-name="P3"/>
        </draw:line>
        <draw:line draw:style-name="gr22" draw:text-style-name="P2" draw:layer="layout" svg:x1="12.432cm" svg:y1="17.302cm" svg:x2="13.491cm" svg:y2="17.302cm">
          <text:p text:style-name="P3"/>
        </draw:line>
        <draw:line draw:style-name="gr22" draw:text-style-name="P2" draw:layer="layout" svg:x1="12.221cm" svg:y1="16.879cm" svg:x2="12.432cm" svg:y2="17.302cm">
          <text:p text:style-name="P3"/>
        </draw:line>
        <draw:line draw:style-name="gr22" draw:text-style-name="P2" draw:layer="layout" svg:x1="12.432cm" svg:y1="16.879cm" svg:x2="12.22cm" svg:y2="17.302cm">
          <text:p text:style-name="P3"/>
        </draw:line>
        <draw:line draw:style-name="gr22" draw:text-style-name="P2" draw:layer="layout" svg:x1="13.491cm" svg:y1="16.879cm" svg:x2="13.703cm" svg:y2="17.302cm">
          <text:p text:style-name="P3"/>
        </draw:line>
        <draw:line draw:style-name="gr22" draw:text-style-name="P2" draw:layer="layout" svg:x1="13.703cm" svg:y1="16.879cm" svg:x2="13.491cm" svg:y2="17.302cm">
          <text:p text:style-name="P3"/>
        </draw:line>
        <draw:line draw:style-name="gr22" draw:text-style-name="P2" draw:layer="layout" svg:x1="13.71cm" svg:y1="16.879cm" svg:x2="14.761cm" svg:y2="16.879cm">
          <text:p text:style-name="P3"/>
        </draw:line>
        <draw:line draw:style-name="gr22" draw:text-style-name="P2" draw:layer="layout" svg:x1="14.973cm" svg:y1="16.879cm" svg:x2="16.032cm" svg:y2="16.879cm">
          <text:p text:style-name="P3"/>
        </draw:line>
        <draw:line draw:style-name="gr22" draw:text-style-name="P2" draw:layer="layout" svg:x1="13.703cm" svg:y1="17.302cm" svg:x2="14.761cm" svg:y2="17.302cm">
          <text:p text:style-name="P3"/>
        </draw:line>
        <draw:line draw:style-name="gr22" draw:text-style-name="P2" draw:layer="layout" svg:x1="14.973cm" svg:y1="17.302cm" svg:x2="16.032cm" svg:y2="17.302cm">
          <text:p text:style-name="P3"/>
        </draw:line>
        <draw:line draw:style-name="gr22" draw:text-style-name="P2" draw:layer="layout" svg:x1="14.762cm" svg:y1="16.879cm" svg:x2="14.973cm" svg:y2="17.302cm">
          <text:p text:style-name="P3"/>
        </draw:line>
        <draw:line draw:style-name="gr22" draw:text-style-name="P2" draw:layer="layout" svg:x1="14.973cm" svg:y1="16.879cm" svg:x2="14.761cm" svg:y2="17.302cm">
          <text:p text:style-name="P3"/>
        </draw:line>
        <draw:line draw:style-name="gr22" draw:text-style-name="P2" draw:layer="layout" svg:x1="16.032cm" svg:y1="16.879cm" svg:x2="16.244cm" svg:y2="17.302cm">
          <text:p text:style-name="P3"/>
        </draw:line>
        <draw:line draw:style-name="gr22" draw:text-style-name="P2" draw:layer="layout" svg:x1="16.244cm" svg:y1="16.879cm" svg:x2="16.032cm" svg:y2="17.302cm">
          <text:p text:style-name="P3"/>
        </draw:line>
        <draw:line draw:style-name="gr22" draw:text-style-name="P2" draw:layer="layout" svg:x1="16.251cm" svg:y1="16.879cm" svg:x2="17.302cm" svg:y2="16.879cm">
          <text:p text:style-name="P3"/>
        </draw:line>
        <draw:line draw:style-name="gr22" draw:text-style-name="P2" draw:layer="layout" svg:x1="17.514cm" svg:y1="16.879cm" svg:x2="18.573cm" svg:y2="16.879cm">
          <text:p text:style-name="P3"/>
        </draw:line>
        <draw:line draw:style-name="gr22" draw:text-style-name="P2" draw:layer="layout" svg:x1="16.244cm" svg:y1="17.302cm" svg:x2="17.302cm" svg:y2="17.302cm">
          <text:p text:style-name="P3"/>
        </draw:line>
        <draw:line draw:style-name="gr22" draw:text-style-name="P2" draw:layer="layout" svg:x1="17.514cm" svg:y1="17.302cm" svg:x2="18.573cm" svg:y2="17.302cm">
          <text:p text:style-name="P3"/>
        </draw:line>
        <draw:line draw:style-name="gr22" draw:text-style-name="P2" draw:layer="layout" svg:x1="17.303cm" svg:y1="16.879cm" svg:x2="17.514cm" svg:y2="17.302cm">
          <text:p text:style-name="P3"/>
        </draw:line>
        <draw:line draw:style-name="gr22" draw:text-style-name="P2" draw:layer="layout" svg:x1="17.514cm" svg:y1="16.879cm" svg:x2="17.302cm" svg:y2="17.302cm">
          <text:p text:style-name="P3"/>
        </draw:line>
        <draw:line draw:style-name="gr22" draw:text-style-name="P2" draw:layer="layout" svg:x1="18.573cm" svg:y1="16.879cm" svg:x2="18.785cm" svg:y2="17.302cm">
          <text:p text:style-name="P3"/>
        </draw:line>
        <draw:line draw:style-name="gr22" draw:text-style-name="P2" draw:layer="layout" svg:x1="18.785cm" svg:y1="16.879cm" svg:x2="18.573cm" svg:y2="17.302cm">
          <text:p text:style-name="P3"/>
        </draw:line>
        <draw:line draw:style-name="gr22" draw:text-style-name="P2" draw:layer="layout" svg:x1="18.792cm" svg:y1="16.879cm" svg:x2="19.843cm" svg:y2="16.879cm">
          <text:p text:style-name="P3"/>
        </draw:line>
        <draw:line draw:style-name="gr22" draw:text-style-name="P2" draw:layer="layout" svg:x1="20.055cm" svg:y1="16.879cm" svg:x2="21.114cm" svg:y2="16.879cm">
          <text:p text:style-name="P3"/>
        </draw:line>
        <draw:line draw:style-name="gr22" draw:text-style-name="P2" draw:layer="layout" svg:x1="18.785cm" svg:y1="17.302cm" svg:x2="19.843cm" svg:y2="17.302cm">
          <text:p text:style-name="P3"/>
        </draw:line>
        <draw:line draw:style-name="gr22" draw:text-style-name="P2" draw:layer="layout" svg:x1="20.055cm" svg:y1="17.302cm" svg:x2="21.114cm" svg:y2="17.302cm">
          <text:p text:style-name="P3"/>
        </draw:line>
        <draw:line draw:style-name="gr22" draw:text-style-name="P2" draw:layer="layout" svg:x1="19.844cm" svg:y1="16.879cm" svg:x2="20.055cm" svg:y2="17.302cm">
          <text:p text:style-name="P3"/>
        </draw:line>
        <draw:line draw:style-name="gr22" draw:text-style-name="P2" draw:layer="layout" svg:x1="20.055cm" svg:y1="16.879cm" svg:x2="19.843cm" svg:y2="17.302cm">
          <text:p text:style-name="P3"/>
        </draw:line>
        <draw:line draw:style-name="gr22" draw:text-style-name="P2" draw:layer="layout" svg:x1="21.114cm" svg:y1="16.879cm" svg:x2="21.326cm" svg:y2="17.302cm">
          <text:p text:style-name="P3"/>
        </draw:line>
        <draw:line draw:style-name="gr22" draw:text-style-name="P2" draw:layer="layout" svg:x1="21.326cm" svg:y1="16.879cm" svg:x2="21.114cm" svg:y2="17.302cm">
          <text:p text:style-name="P3"/>
        </draw:line>
        <draw:line draw:style-name="gr22" draw:text-style-name="P2" draw:layer="layout" svg:x1="21.333cm" svg:y1="16.879cm" svg:x2="22.384cm" svg:y2="16.879cm">
          <text:p text:style-name="P3"/>
        </draw:line>
        <draw:line draw:style-name="gr22" draw:text-style-name="P2" draw:layer="layout" svg:x1="22.596cm" svg:y1="16.879cm" svg:x2="23.655cm" svg:y2="16.879cm">
          <text:p text:style-name="P3"/>
        </draw:line>
        <draw:line draw:style-name="gr22" draw:text-style-name="P2" draw:layer="layout" svg:x1="21.326cm" svg:y1="17.302cm" svg:x2="22.384cm" svg:y2="17.302cm">
          <text:p text:style-name="P3"/>
        </draw:line>
        <draw:line draw:style-name="gr22" draw:text-style-name="P2" draw:layer="layout" svg:x1="22.596cm" svg:y1="17.302cm" svg:x2="23.655cm" svg:y2="17.302cm">
          <text:p text:style-name="P3"/>
        </draw:line>
        <draw:line draw:style-name="gr22" draw:text-style-name="P2" draw:layer="layout" svg:x1="22.385cm" svg:y1="16.879cm" svg:x2="22.596cm" svg:y2="17.302cm">
          <text:p text:style-name="P3"/>
        </draw:line>
        <draw:line draw:style-name="gr22" draw:text-style-name="P2" draw:layer="layout" svg:x1="22.596cm" svg:y1="16.879cm" svg:x2="22.384cm" svg:y2="17.302cm">
          <text:p text:style-name="P3"/>
        </draw:line>
        <draw:line draw:style-name="gr22" draw:text-style-name="P2" draw:layer="layout" svg:x1="23.655cm" svg:y1="16.879cm" svg:x2="23.867cm" svg:y2="17.302cm">
          <text:p text:style-name="P3"/>
        </draw:line>
        <draw:line draw:style-name="gr22" draw:text-style-name="P2" draw:layer="layout" svg:x1="23.867cm" svg:y1="16.879cm" svg:x2="23.655cm" svg:y2="17.302cm">
          <text:p text:style-name="P3"/>
        </draw:line>
        <draw:line draw:style-name="gr22" draw:text-style-name="P2" draw:layer="layout" svg:x1="22.603cm" svg:y1="16.879cm" svg:x2="23.654cm" svg:y2="16.879cm">
          <text:p text:style-name="P3"/>
        </draw:line>
        <draw:line draw:style-name="gr22" draw:text-style-name="P2" draw:layer="layout" svg:x1="23.866cm" svg:y1="16.879cm" svg:x2="24.925cm" svg:y2="16.879cm">
          <text:p text:style-name="P3"/>
        </draw:line>
        <draw:line draw:style-name="gr22" draw:text-style-name="P2" draw:layer="layout" svg:x1="22.596cm" svg:y1="17.302cm" svg:x2="23.654cm" svg:y2="17.302cm">
          <text:p text:style-name="P3"/>
        </draw:line>
        <draw:line draw:style-name="gr22" draw:text-style-name="P2" draw:layer="layout" svg:x1="23.866cm" svg:y1="17.302cm" svg:x2="24.925cm" svg:y2="17.302cm">
          <text:p text:style-name="P3"/>
        </draw:line>
        <draw:line draw:style-name="gr22" draw:text-style-name="P2" draw:layer="layout" svg:x1="23.655cm" svg:y1="16.879cm" svg:x2="23.866cm" svg:y2="17.302cm">
          <text:p text:style-name="P3"/>
        </draw:line>
        <draw:line draw:style-name="gr22" draw:text-style-name="P2" draw:layer="layout" svg:x1="23.866cm" svg:y1="16.879cm" svg:x2="23.654cm" svg:y2="17.302cm">
          <text:p text:style-name="P3"/>
        </draw:line>
        <draw:line draw:style-name="gr22" draw:text-style-name="P2" draw:layer="layout" svg:x1="24.925cm" svg:y1="16.879cm" svg:x2="25.137cm" svg:y2="17.302cm">
          <text:p text:style-name="P3"/>
        </draw:line>
        <draw:line draw:style-name="gr22" draw:text-style-name="P2" draw:layer="layout" svg:x1="25.137cm" svg:y1="16.879cm" svg:x2="24.925cm" svg:y2="17.302cm">
          <text:p text:style-name="P3"/>
        </draw:line>
        <draw:line draw:style-name="gr22" draw:text-style-name="P2" draw:layer="layout" svg:x1="25.144cm" svg:y1="16.879cm" svg:x2="26.195cm" svg:y2="16.879cm">
          <text:p text:style-name="P3"/>
        </draw:line>
        <draw:line draw:style-name="gr22" draw:text-style-name="P2" draw:layer="layout" svg:x1="26.407cm" svg:y1="16.879cm" svg:x2="27.466cm" svg:y2="16.879cm">
          <text:p text:style-name="P3"/>
        </draw:line>
        <draw:line draw:style-name="gr22" draw:text-style-name="P2" draw:layer="layout" svg:x1="25.137cm" svg:y1="17.302cm" svg:x2="26.195cm" svg:y2="17.302cm">
          <text:p text:style-name="P3"/>
        </draw:line>
        <draw:line draw:style-name="gr22" draw:text-style-name="P2" draw:layer="layout" svg:x1="26.407cm" svg:y1="17.302cm" svg:x2="27.466cm" svg:y2="17.302cm">
          <text:p text:style-name="P3"/>
        </draw:line>
        <draw:line draw:style-name="gr22" draw:text-style-name="P2" draw:layer="layout" svg:x1="26.196cm" svg:y1="16.879cm" svg:x2="26.407cm" svg:y2="17.302cm">
          <text:p text:style-name="P3"/>
        </draw:line>
        <draw:line draw:style-name="gr22" draw:text-style-name="P2" draw:layer="layout" svg:x1="26.407cm" svg:y1="16.879cm" svg:x2="26.195cm" svg:y2="17.302cm">
          <text:p text:style-name="P3"/>
        </draw:line>
        <draw:line draw:style-name="gr22" draw:text-style-name="P2" draw:layer="layout" svg:x1="27.466cm" svg:y1="16.879cm" svg:x2="27.678cm" svg:y2="17.302cm">
          <text:p text:style-name="P3"/>
        </draw:line>
        <draw:line draw:style-name="gr22" draw:text-style-name="P2" draw:layer="layout" svg:x1="27.678cm" svg:y1="16.879cm" svg:x2="27.466cm" svg:y2="17.302cm">
          <text:p text:style-name="P3"/>
        </draw:line>
        <draw:frame draw:style-name="gr24" draw:text-style-name="P16" draw:layer="layout" svg:width="1.271cm" svg:height="0.818cm" svg:x="3.539cm" svg:y="16.667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4.809cm" svg:y="16.667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6.079cm" svg:y="16.667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7.561cm" svg:y="16.667cm">
          <draw:text-box>
            <text:p text:style-name="P3"><text:span text:style-name="T7">0</text:span></text:p>
          </draw:text-box>
        </draw:frame>
        <draw:line draw:style-name="gr22" draw:text-style-name="P2" draw:layer="layout" svg:x1="1.853cm" svg:y1="16.879cm" svg:x2="3.328cm" svg:y2="16.879cm">
          <text:p text:style-name="P3"/>
        </draw:line>
        <draw:line draw:style-name="gr22" draw:text-style-name="P2" draw:layer="layout" svg:x1="3.547cm" svg:y1="16.879cm" svg:x2="4.598cm" svg:y2="16.879cm">
          <text:p text:style-name="P3"/>
        </draw:line>
        <draw:line draw:style-name="gr22" draw:text-style-name="P2" draw:layer="layout" svg:x1="4.81cm" svg:y1="16.879cm" svg:x2="5.869cm" svg:y2="16.879cm">
          <text:p text:style-name="P3"/>
        </draw:line>
        <draw:line draw:style-name="gr22" draw:text-style-name="P2" draw:layer="layout" svg:x1="1.846cm" svg:y1="17.302cm" svg:x2="3.328cm" svg:y2="17.302cm">
          <text:p text:style-name="P3"/>
        </draw:line>
        <draw:line draw:style-name="gr22" draw:text-style-name="P2" draw:layer="layout" svg:x1="3.54cm" svg:y1="17.302cm" svg:x2="4.598cm" svg:y2="17.302cm">
          <text:p text:style-name="P3"/>
        </draw:line>
        <draw:line draw:style-name="gr22" draw:text-style-name="P2" draw:layer="layout" svg:x1="4.81cm" svg:y1="17.302cm" svg:x2="5.869cm" svg:y2="17.302cm">
          <text:p text:style-name="P3"/>
        </draw:line>
        <draw:line draw:style-name="gr22" draw:text-style-name="P2" draw:layer="layout" svg:x1="3.328cm" svg:y1="16.879cm" svg:x2="3.54cm" svg:y2="17.302cm">
          <text:p text:style-name="P3"/>
        </draw:line>
        <draw:line draw:style-name="gr22" draw:text-style-name="P2" draw:layer="layout" svg:x1="3.547cm" svg:y1="16.879cm" svg:x2="3.328cm" svg:y2="17.302cm">
          <text:p text:style-name="P3"/>
        </draw:line>
        <draw:line draw:style-name="gr22" draw:text-style-name="P2" draw:layer="layout" svg:x1="4.599cm" svg:y1="16.879cm" svg:x2="4.81cm" svg:y2="17.302cm">
          <text:p text:style-name="P3"/>
        </draw:line>
        <draw:line draw:style-name="gr22" draw:text-style-name="P2" draw:layer="layout" svg:x1="4.81cm" svg:y1="16.879cm" svg:x2="4.598cm" svg:y2="17.302cm">
          <text:p text:style-name="P3"/>
        </draw:line>
        <draw:line draw:style-name="gr22" draw:text-style-name="P2" draw:layer="layout" svg:x1="5.869cm" svg:y1="16.879cm" svg:x2="6.081cm" svg:y2="17.302cm">
          <text:p text:style-name="P3"/>
        </draw:line>
        <draw:line draw:style-name="gr22" draw:text-style-name="P2" draw:layer="layout" svg:x1="6.081cm" svg:y1="16.879cm" svg:x2="5.869cm" svg:y2="17.302cm">
          <text:p text:style-name="P3"/>
        </draw:line>
        <draw:line draw:style-name="gr22" draw:text-style-name="P2" draw:layer="layout" svg:x1="6.088cm" svg:y1="16.879cm" svg:x2="7.139cm" svg:y2="16.879cm">
          <text:p text:style-name="P3"/>
        </draw:line>
        <draw:line draw:style-name="gr22" draw:text-style-name="P2" draw:layer="layout" svg:x1="7.351cm" svg:y1="16.879cm" svg:x2="8.41cm" svg:y2="16.879cm">
          <text:p text:style-name="P3"/>
        </draw:line>
        <draw:line draw:style-name="gr22" draw:text-style-name="P2" draw:layer="layout" svg:x1="6.081cm" svg:y1="17.302cm" svg:x2="7.139cm" svg:y2="17.302cm">
          <text:p text:style-name="P3"/>
        </draw:line>
        <draw:line draw:style-name="gr22" draw:text-style-name="P2" draw:layer="layout" svg:x1="7.351cm" svg:y1="17.302cm" svg:x2="8.41cm" svg:y2="17.302cm">
          <text:p text:style-name="P3"/>
        </draw:line>
        <draw:line draw:style-name="gr22" draw:text-style-name="P2" draw:layer="layout" svg:x1="7.14cm" svg:y1="16.879cm" svg:x2="7.351cm" svg:y2="17.302cm">
          <text:p text:style-name="P3"/>
        </draw:line>
        <draw:line draw:style-name="gr22" draw:text-style-name="P2" draw:layer="layout" svg:x1="7.351cm" svg:y1="16.879cm" svg:x2="7.139cm" svg:y2="17.302cm">
          <text:p text:style-name="P3"/>
        </draw:line>
        <draw:line draw:style-name="gr22" draw:text-style-name="P2" draw:layer="layout" svg:x1="8.41cm" svg:y1="16.879cm" svg:x2="8.622cm" svg:y2="17.302cm">
          <text:p text:style-name="P3"/>
        </draw:line>
        <draw:line draw:style-name="gr22" draw:text-style-name="P2" draw:layer="layout" svg:x1="8.622cm" svg:y1="16.879cm" svg:x2="8.41cm" svg:y2="17.302cm">
          <text:p text:style-name="P3"/>
        </draw:line>
        <draw:line draw:style-name="gr22" draw:text-style-name="P2" draw:layer="layout" svg:x1="8.629cm" svg:y1="16.879cm" svg:x2="9.68cm" svg:y2="16.879cm">
          <text:p text:style-name="P3"/>
        </draw:line>
        <draw:line draw:style-name="gr22" draw:text-style-name="P2" draw:layer="layout" svg:x1="9.892cm" svg:y1="16.879cm" svg:x2="10.951cm" svg:y2="16.879cm">
          <text:p text:style-name="P3"/>
        </draw:line>
        <draw:line draw:style-name="gr22" draw:text-style-name="P2" draw:layer="layout" svg:x1="8.622cm" svg:y1="17.302cm" svg:x2="9.68cm" svg:y2="17.302cm">
          <text:p text:style-name="P3"/>
        </draw:line>
        <draw:line draw:style-name="gr22" draw:text-style-name="P2" draw:layer="layout" svg:x1="9.892cm" svg:y1="17.302cm" svg:x2="10.951cm" svg:y2="17.302cm">
          <text:p text:style-name="P3"/>
        </draw:line>
        <draw:line draw:style-name="gr22" draw:text-style-name="P2" draw:layer="layout" svg:x1="9.681cm" svg:y1="16.879cm" svg:x2="9.892cm" svg:y2="17.302cm">
          <text:p text:style-name="P3"/>
        </draw:line>
        <draw:line draw:style-name="gr22" draw:text-style-name="P2" draw:layer="layout" svg:x1="9.892cm" svg:y1="16.879cm" svg:x2="9.68cm" svg:y2="17.302cm">
          <text:p text:style-name="P3"/>
        </draw:line>
        <draw:line draw:style-name="gr22" draw:text-style-name="P2" draw:layer="layout" svg:x1="10.951cm" svg:y1="16.879cm" svg:x2="11.163cm" svg:y2="17.302cm">
          <text:p text:style-name="P3"/>
        </draw:line>
        <draw:line draw:style-name="gr22" draw:text-style-name="P2" draw:layer="layout" svg:x1="11.163cm" svg:y1="16.879cm" svg:x2="10.951cm" svg:y2="17.302cm">
          <text:p text:style-name="P3"/>
        </draw:line>
        <draw:line draw:style-name="gr22" draw:text-style-name="P2" draw:layer="layout" svg:x1="11.17cm" svg:y1="16.879cm" svg:x2="12.221cm" svg:y2="16.879cm">
          <text:p text:style-name="P3"/>
        </draw:line>
        <draw:line draw:style-name="gr22" draw:text-style-name="P2" draw:layer="layout" svg:x1="12.433cm" svg:y1="16.879cm" svg:x2="13.492cm" svg:y2="16.879cm">
          <text:p text:style-name="P3"/>
        </draw:line>
        <draw:line draw:style-name="gr22" draw:text-style-name="P2" draw:layer="layout" svg:x1="11.163cm" svg:y1="17.302cm" svg:x2="12.221cm" svg:y2="17.302cm">
          <text:p text:style-name="P3"/>
        </draw:line>
        <draw:line draw:style-name="gr22" draw:text-style-name="P2" draw:layer="layout" svg:x1="12.433cm" svg:y1="17.302cm" svg:x2="13.492cm" svg:y2="17.302cm">
          <text:p text:style-name="P3"/>
        </draw:line>
        <draw:line draw:style-name="gr22" draw:text-style-name="P2" draw:layer="layout" svg:x1="12.222cm" svg:y1="16.879cm" svg:x2="12.433cm" svg:y2="17.302cm">
          <text:p text:style-name="P3"/>
        </draw:line>
        <draw:line draw:style-name="gr22" draw:text-style-name="P2" draw:layer="layout" svg:x1="12.433cm" svg:y1="16.879cm" svg:x2="12.221cm" svg:y2="17.302cm">
          <text:p text:style-name="P3"/>
        </draw:line>
        <draw:line draw:style-name="gr22" draw:text-style-name="P2" draw:layer="layout" svg:x1="13.492cm" svg:y1="16.879cm" svg:x2="13.704cm" svg:y2="17.302cm">
          <text:p text:style-name="P3"/>
        </draw:line>
        <draw:line draw:style-name="gr22" draw:text-style-name="P2" draw:layer="layout" svg:x1="13.704cm" svg:y1="16.879cm" svg:x2="13.492cm" svg:y2="17.302cm">
          <text:p text:style-name="P3"/>
        </draw:line>
        <draw:line draw:style-name="gr22" draw:text-style-name="P2" draw:layer="layout" svg:x1="13.711cm" svg:y1="16.879cm" svg:x2="14.762cm" svg:y2="16.879cm">
          <text:p text:style-name="P3"/>
        </draw:line>
        <draw:line draw:style-name="gr22" draw:text-style-name="P2" draw:layer="layout" svg:x1="14.974cm" svg:y1="16.879cm" svg:x2="16.033cm" svg:y2="16.879cm">
          <text:p text:style-name="P3"/>
        </draw:line>
        <draw:line draw:style-name="gr22" draw:text-style-name="P2" draw:layer="layout" svg:x1="13.704cm" svg:y1="17.302cm" svg:x2="14.762cm" svg:y2="17.302cm">
          <text:p text:style-name="P3"/>
        </draw:line>
        <draw:line draw:style-name="gr22" draw:text-style-name="P2" draw:layer="layout" svg:x1="14.974cm" svg:y1="17.302cm" svg:x2="16.033cm" svg:y2="17.302cm">
          <text:p text:style-name="P3"/>
        </draw:line>
        <draw:line draw:style-name="gr22" draw:text-style-name="P2" draw:layer="layout" svg:x1="14.763cm" svg:y1="16.879cm" svg:x2="14.974cm" svg:y2="17.302cm">
          <text:p text:style-name="P3"/>
        </draw:line>
        <draw:line draw:style-name="gr22" draw:text-style-name="P2" draw:layer="layout" svg:x1="14.974cm" svg:y1="16.879cm" svg:x2="14.762cm" svg:y2="17.302cm">
          <text:p text:style-name="P3"/>
        </draw:line>
        <draw:line draw:style-name="gr22" draw:text-style-name="P2" draw:layer="layout" svg:x1="16.033cm" svg:y1="16.879cm" svg:x2="16.245cm" svg:y2="17.302cm">
          <text:p text:style-name="P3"/>
        </draw:line>
        <draw:line draw:style-name="gr22" draw:text-style-name="P2" draw:layer="layout" svg:x1="16.245cm" svg:y1="16.879cm" svg:x2="16.033cm" svg:y2="17.302cm">
          <text:p text:style-name="P3"/>
        </draw:line>
        <draw:line draw:style-name="gr22" draw:text-style-name="P2" draw:layer="layout" svg:x1="16.252cm" svg:y1="16.879cm" svg:x2="17.303cm" svg:y2="16.879cm">
          <text:p text:style-name="P3"/>
        </draw:line>
        <draw:line draw:style-name="gr22" draw:text-style-name="P2" draw:layer="layout" svg:x1="17.515cm" svg:y1="16.879cm" svg:x2="18.574cm" svg:y2="16.879cm">
          <text:p text:style-name="P3"/>
        </draw:line>
        <draw:line draw:style-name="gr22" draw:text-style-name="P2" draw:layer="layout" svg:x1="16.245cm" svg:y1="17.302cm" svg:x2="17.303cm" svg:y2="17.302cm">
          <text:p text:style-name="P3"/>
        </draw:line>
        <draw:line draw:style-name="gr22" draw:text-style-name="P2" draw:layer="layout" svg:x1="17.515cm" svg:y1="17.302cm" svg:x2="18.574cm" svg:y2="17.302cm">
          <text:p text:style-name="P3"/>
        </draw:line>
        <draw:line draw:style-name="gr22" draw:text-style-name="P2" draw:layer="layout" svg:x1="17.304cm" svg:y1="16.879cm" svg:x2="17.515cm" svg:y2="17.302cm">
          <text:p text:style-name="P3"/>
        </draw:line>
        <draw:line draw:style-name="gr22" draw:text-style-name="P2" draw:layer="layout" svg:x1="17.515cm" svg:y1="16.879cm" svg:x2="17.303cm" svg:y2="17.302cm">
          <text:p text:style-name="P3"/>
        </draw:line>
        <draw:line draw:style-name="gr22" draw:text-style-name="P2" draw:layer="layout" svg:x1="18.574cm" svg:y1="16.879cm" svg:x2="18.786cm" svg:y2="17.302cm">
          <text:p text:style-name="P3"/>
        </draw:line>
        <draw:line draw:style-name="gr22" draw:text-style-name="P2" draw:layer="layout" svg:x1="18.786cm" svg:y1="16.879cm" svg:x2="18.574cm" svg:y2="17.302cm">
          <text:p text:style-name="P3"/>
        </draw:line>
        <draw:line draw:style-name="gr22" draw:text-style-name="P2" draw:layer="layout" svg:x1="18.793cm" svg:y1="16.879cm" svg:x2="19.844cm" svg:y2="16.879cm">
          <text:p text:style-name="P3"/>
        </draw:line>
        <draw:line draw:style-name="gr22" draw:text-style-name="P2" draw:layer="layout" svg:x1="20.056cm" svg:y1="16.879cm" svg:x2="21.115cm" svg:y2="16.879cm">
          <text:p text:style-name="P3"/>
        </draw:line>
        <draw:line draw:style-name="gr22" draw:text-style-name="P2" draw:layer="layout" svg:x1="18.786cm" svg:y1="17.302cm" svg:x2="19.844cm" svg:y2="17.302cm">
          <text:p text:style-name="P3"/>
        </draw:line>
        <draw:line draw:style-name="gr22" draw:text-style-name="P2" draw:layer="layout" svg:x1="20.056cm" svg:y1="17.302cm" svg:x2="21.115cm" svg:y2="17.302cm">
          <text:p text:style-name="P3"/>
        </draw:line>
        <draw:line draw:style-name="gr22" draw:text-style-name="P2" draw:layer="layout" svg:x1="19.845cm" svg:y1="16.879cm" svg:x2="20.056cm" svg:y2="17.302cm">
          <text:p text:style-name="P3"/>
        </draw:line>
        <draw:line draw:style-name="gr22" draw:text-style-name="P2" draw:layer="layout" svg:x1="20.056cm" svg:y1="16.879cm" svg:x2="19.844cm" svg:y2="17.302cm">
          <text:p text:style-name="P3"/>
        </draw:line>
        <draw:line draw:style-name="gr22" draw:text-style-name="P2" draw:layer="layout" svg:x1="21.115cm" svg:y1="16.879cm" svg:x2="21.327cm" svg:y2="17.302cm">
          <text:p text:style-name="P3"/>
        </draw:line>
        <draw:line draw:style-name="gr22" draw:text-style-name="P2" draw:layer="layout" svg:x1="21.327cm" svg:y1="16.879cm" svg:x2="21.115cm" svg:y2="17.302cm">
          <text:p text:style-name="P3"/>
        </draw:line>
        <draw:line draw:style-name="gr22" draw:text-style-name="P2" draw:layer="layout" svg:x1="21.334cm" svg:y1="16.879cm" svg:x2="22.385cm" svg:y2="16.879cm">
          <text:p text:style-name="P3"/>
        </draw:line>
        <draw:line draw:style-name="gr22" draw:text-style-name="P2" draw:layer="layout" svg:x1="22.597cm" svg:y1="16.879cm" svg:x2="23.656cm" svg:y2="16.879cm">
          <text:p text:style-name="P3"/>
        </draw:line>
        <draw:line draw:style-name="gr22" draw:text-style-name="P2" draw:layer="layout" svg:x1="21.327cm" svg:y1="17.302cm" svg:x2="22.385cm" svg:y2="17.302cm">
          <text:p text:style-name="P3"/>
        </draw:line>
        <draw:line draw:style-name="gr22" draw:text-style-name="P2" draw:layer="layout" svg:x1="22.597cm" svg:y1="17.302cm" svg:x2="23.656cm" svg:y2="17.302cm">
          <text:p text:style-name="P3"/>
        </draw:line>
        <draw:line draw:style-name="gr22" draw:text-style-name="P2" draw:layer="layout" svg:x1="22.386cm" svg:y1="16.879cm" svg:x2="22.597cm" svg:y2="17.302cm">
          <text:p text:style-name="P3"/>
        </draw:line>
        <draw:line draw:style-name="gr22" draw:text-style-name="P2" draw:layer="layout" svg:x1="22.597cm" svg:y1="16.879cm" svg:x2="22.385cm" svg:y2="17.302cm">
          <text:p text:style-name="P3"/>
        </draw:line>
        <draw:line draw:style-name="gr22" draw:text-style-name="P2" draw:layer="layout" svg:x1="23.656cm" svg:y1="16.879cm" svg:x2="23.868cm" svg:y2="17.302cm">
          <text:p text:style-name="P3"/>
        </draw:line>
        <draw:line draw:style-name="gr22" draw:text-style-name="P2" draw:layer="layout" svg:x1="23.868cm" svg:y1="16.879cm" svg:x2="23.656cm" svg:y2="17.302cm">
          <text:p text:style-name="P3"/>
        </draw:line>
        <draw:line draw:style-name="gr22" draw:text-style-name="P2" draw:layer="layout" svg:x1="22.604cm" svg:y1="16.879cm" svg:x2="23.655cm" svg:y2="16.879cm">
          <text:p text:style-name="P3"/>
        </draw:line>
        <draw:line draw:style-name="gr22" draw:text-style-name="P2" draw:layer="layout" svg:x1="23.867cm" svg:y1="16.879cm" svg:x2="24.926cm" svg:y2="16.879cm">
          <text:p text:style-name="P3"/>
        </draw:line>
        <draw:line draw:style-name="gr22" draw:text-style-name="P2" draw:layer="layout" svg:x1="22.597cm" svg:y1="17.302cm" svg:x2="23.655cm" svg:y2="17.302cm">
          <text:p text:style-name="P3"/>
        </draw:line>
        <draw:line draw:style-name="gr22" draw:text-style-name="P2" draw:layer="layout" svg:x1="23.867cm" svg:y1="17.302cm" svg:x2="24.926cm" svg:y2="17.302cm">
          <text:p text:style-name="P3"/>
        </draw:line>
        <draw:line draw:style-name="gr22" draw:text-style-name="P2" draw:layer="layout" svg:x1="23.656cm" svg:y1="16.879cm" svg:x2="23.867cm" svg:y2="17.302cm">
          <text:p text:style-name="P3"/>
        </draw:line>
        <draw:line draw:style-name="gr22" draw:text-style-name="P2" draw:layer="layout" svg:x1="23.867cm" svg:y1="16.879cm" svg:x2="23.655cm" svg:y2="17.302cm">
          <text:p text:style-name="P3"/>
        </draw:line>
        <draw:line draw:style-name="gr22" draw:text-style-name="P2" draw:layer="layout" svg:x1="24.926cm" svg:y1="16.879cm" svg:x2="25.138cm" svg:y2="17.302cm">
          <text:p text:style-name="P3"/>
        </draw:line>
        <draw:line draw:style-name="gr22" draw:text-style-name="P2" draw:layer="layout" svg:x1="25.138cm" svg:y1="16.879cm" svg:x2="24.926cm" svg:y2="17.302cm">
          <text:p text:style-name="P3"/>
        </draw:line>
        <draw:line draw:style-name="gr22" draw:text-style-name="P2" draw:layer="layout" svg:x1="25.145cm" svg:y1="16.879cm" svg:x2="26.196cm" svg:y2="16.879cm">
          <text:p text:style-name="P3"/>
        </draw:line>
        <draw:line draw:style-name="gr22" draw:text-style-name="P2" draw:layer="layout" svg:x1="26.408cm" svg:y1="16.879cm" svg:x2="27.467cm" svg:y2="16.879cm">
          <text:p text:style-name="P3"/>
        </draw:line>
        <draw:line draw:style-name="gr22" draw:text-style-name="P2" draw:layer="layout" svg:x1="25.138cm" svg:y1="17.302cm" svg:x2="26.196cm" svg:y2="17.302cm">
          <text:p text:style-name="P3"/>
        </draw:line>
        <draw:line draw:style-name="gr22" draw:text-style-name="P2" draw:layer="layout" svg:x1="26.408cm" svg:y1="17.302cm" svg:x2="27.467cm" svg:y2="17.302cm">
          <text:p text:style-name="P3"/>
        </draw:line>
        <draw:line draw:style-name="gr22" draw:text-style-name="P2" draw:layer="layout" svg:x1="26.197cm" svg:y1="16.879cm" svg:x2="26.408cm" svg:y2="17.302cm">
          <text:p text:style-name="P3"/>
        </draw:line>
        <draw:line draw:style-name="gr22" draw:text-style-name="P2" draw:layer="layout" svg:x1="26.408cm" svg:y1="16.879cm" svg:x2="26.196cm" svg:y2="17.302cm">
          <text:p text:style-name="P3"/>
        </draw:line>
        <draw:line draw:style-name="gr22" draw:text-style-name="P2" draw:layer="layout" svg:x1="27.467cm" svg:y1="16.879cm" svg:x2="27.679cm" svg:y2="17.302cm">
          <text:p text:style-name="P3"/>
        </draw:line>
        <draw:line draw:style-name="gr22" draw:text-style-name="P2" draw:layer="layout" svg:x1="27.679cm" svg:y1="16.879cm" svg:x2="27.467cm" svg:y2="17.302cm">
          <text:p text:style-name="P3"/>
        </draw:line>
        <draw:frame draw:style-name="gr25" draw:text-style-name="P16" draw:layer="layout" svg:width="1.482cm" svg:height="0.847cm" svg:x="12.425cm" svg:y="16.667cm">
          <draw:text-box>
            <text:p text:style-name="P3"><text:span text:style-name="T7">vo_2</text:span></text:p>
          </draw:text-box>
        </draw:frame>
        <draw:frame draw:style-name="gr25" draw:text-style-name="P16" draw:layer="layout" svg:width="1.482cm" svg:height="0.847cm" svg:x="13.696cm" svg:y="16.667cm">
          <draw:text-box>
            <text:p text:style-name="P3"><text:span text:style-name="T7">vo_3</text:span></text:p>
          </draw:text-box>
        </draw:frame>
        <draw:frame draw:style-name="gr25" draw:text-style-name="P16" draw:layer="layout" svg:width="1.482cm" svg:height="0.847cm" svg:x="17.507cm" svg:y="16.667cm">
          <draw:text-box>
            <text:p text:style-name="P3"><text:span text:style-name="T7">vo_6</text:span></text:p>
          </draw:text-box>
        </draw:frame>
        <draw:frame draw:style-name="gr25" draw:text-style-name="P16" draw:layer="layout" svg:width="1.482cm" svg:height="0.847cm" svg:x="18.778cm" svg:y="16.667cm">
          <draw:text-box>
            <text:p text:style-name="P3"><text:span text:style-name="T7">vo_7</text:span></text:p>
          </draw:text-box>
        </draw:frame>
        <draw:frame draw:style-name="gr25" draw:text-style-name="P16" draw:layer="layout" svg:width="1.475cm" svg:height="0.847cm" svg:x="20.049cm" svg:y="16.667cm">
          <draw:text-box>
            <text:p text:style-name="P3"><text:span text:style-name="T7">vo_8</text:span></text:p>
          </draw:text-box>
        </draw:frame>
        <draw:frame draw:style-name="gr25" draw:text-style-name="P16" draw:layer="layout" svg:width="1.475cm" svg:height="0.847cm" svg:x="21.319cm" svg:y="16.667cm">
          <draw:text-box>
            <text:p text:style-name="P3"><text:span text:style-name="T7">vo_9</text:span></text:p>
          </draw:text-box>
        </draw:frame>
        <draw:frame draw:style-name="gr25" draw:text-style-name="P16" draw:layer="layout" svg:width="1.482cm" svg:height="0.847cm" svg:x="14.966cm" svg:y="16.667cm">
          <draw:text-box>
            <text:p text:style-name="P3"><text:span text:style-name="T7">vo_4</text:span></text:p>
          </draw:text-box>
        </draw:frame>
        <draw:frame draw:style-name="gr25" draw:text-style-name="P16" draw:layer="layout" svg:width="1.694cm" svg:height="0.847cm" svg:x="11.155cm" svg:y="16.667cm">
          <draw:text-box>
            <text:p text:style-name="P3"><text:span text:style-name="T7">vo_1</text:span></text:p>
          </draw:text-box>
        </draw:frame>
        <draw:frame draw:style-name="gr25" draw:text-style-name="P16" draw:layer="layout" svg:width="1.482cm" svg:height="0.847cm" svg:x="16.237cm" svg:y="16.667cm">
          <draw:text-box>
            <text:p text:style-name="P3"><text:span text:style-name="T7">vo_5</text:span></text:p>
          </draw:text-box>
        </draw:frame>
        <draw:frame draw:style-name="gr25" draw:text-style-name="P16" draw:layer="layout" svg:width="1.687cm" svg:height="0.847cm" svg:x="22.384cm" svg:y="16.667cm">
          <draw:text-box>
            <text:p text:style-name="P3"><text:span text:style-name="T7">vo_10</text:span></text:p>
          </draw:text-box>
        </draw:frame>
        <draw:frame draw:style-name="gr25" draw:text-style-name="P16" draw:layer="layout" svg:width="1.694cm" svg:height="0.847cm" svg:x="23.648cm" svg:y="16.667cm">
          <draw:text-box>
            <text:p text:style-name="P3"><text:span text:style-name="T7">vo_11</text:span></text:p>
          </draw:text-box>
        </draw:frame>
        <draw:frame draw:style-name="gr25" draw:text-style-name="P16" draw:layer="layout" svg:width="1.693cm" svg:height="0.847cm" svg:x="24.919cm" svg:y="16.667cm">
          <draw:text-box>
            <text:p text:style-name="P3"><text:span text:style-name="T7">vo_12</text:span></text:p>
          </draw:text-box>
        </draw:frame>
        <draw:frame draw:style-name="gr25" draw:text-style-name="P16" draw:layer="layout" svg:width="1.694cm" svg:height="0.847cm" svg:x="26.189cm" svg:y="16.667cm">
          <draw:text-box>
            <text:p text:style-name="P3"><text:span text:style-name="T7">vo_13</text:span></text:p>
          </draw:text-box>
        </draw:frame>
        <draw:frame draw:style-name="gr25" draw:text-style-name="P16" draw:layer="layout" svg:width="1.482cm" svg:height="0.847cm" svg:x="9.673cm" svg:y="16.667cm">
          <draw:text-box>
            <text:p text:style-name="P3"><text:span text:style-name="T7">vo_0</text:span></text:p>
          </draw:text-box>
        </draw:frame>
        <draw:frame draw:style-name="gr25" draw:text-style-name="P16" draw:layer="layout" svg:width="1.271cm" svg:height="0.847cm" svg:x="8.832cm" svg:y="15.82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8.832cm" svg:y="16.667cm">
          <draw:text-box>
            <text:p text:style-name="P3"><text:span text:style-name="T7">0</text:span></text:p>
          </draw:text-box>
        </draw:frame>
        <draw:line draw:style-name="gr22" draw:text-style-name="P2" draw:layer="layout" svg:x1="1.853cm" svg:y1="5.021cm" svg:x2="3.328cm" svg:y2="5.021cm">
          <text:p text:style-name="P3"/>
        </draw:line>
        <draw:line draw:style-name="gr22" draw:text-style-name="P2" draw:layer="layout" svg:x1="3.547cm" svg:y1="5.021cm" svg:x2="4.598cm" svg:y2="5.021cm">
          <text:p text:style-name="P3"/>
        </draw:line>
        <draw:line draw:style-name="gr22" draw:text-style-name="P2" draw:layer="layout" svg:x1="4.81cm" svg:y1="5.021cm" svg:x2="5.869cm" svg:y2="5.021cm">
          <text:p text:style-name="P3"/>
        </draw:line>
        <draw:line draw:style-name="gr22" draw:text-style-name="P2" draw:layer="layout" svg:x1="3.54cm" svg:y1="5.444cm" svg:x2="4.598cm" svg:y2="5.444cm">
          <text:p text:style-name="P3"/>
        </draw:line>
        <draw:line draw:style-name="gr22" draw:text-style-name="P2" draw:layer="layout" svg:x1="4.81cm" svg:y1="5.444cm" svg:x2="5.869cm" svg:y2="5.444cm">
          <text:p text:style-name="P3"/>
        </draw:line>
        <draw:line draw:style-name="gr22" draw:text-style-name="P2" draw:layer="layout" svg:x1="3.328cm" svg:y1="5.021cm" svg:x2="3.54cm" svg:y2="5.444cm">
          <text:p text:style-name="P3"/>
        </draw:line>
        <draw:line draw:style-name="gr22" draw:text-style-name="P2" draw:layer="layout" svg:x1="3.547cm" svg:y1="5.021cm" svg:x2="3.328cm" svg:y2="5.444cm">
          <text:p text:style-name="P3"/>
        </draw:line>
        <draw:line draw:style-name="gr22" draw:text-style-name="P2" draw:layer="layout" svg:x1="4.599cm" svg:y1="5.021cm" svg:x2="4.81cm" svg:y2="5.444cm">
          <text:p text:style-name="P3"/>
        </draw:line>
        <draw:line draw:style-name="gr22" draw:text-style-name="P2" draw:layer="layout" svg:x1="4.81cm" svg:y1="5.021cm" svg:x2="4.598cm" svg:y2="5.444cm">
          <text:p text:style-name="P3"/>
        </draw:line>
        <draw:line draw:style-name="gr22" draw:text-style-name="P2" draw:layer="layout" svg:x1="5.869cm" svg:y1="5.021cm" svg:x2="6.081cm" svg:y2="5.444cm">
          <text:p text:style-name="P3"/>
        </draw:line>
        <draw:line draw:style-name="gr22" draw:text-style-name="P2" draw:layer="layout" svg:x1="6.081cm" svg:y1="5.021cm" svg:x2="5.869cm" svg:y2="5.444cm">
          <text:p text:style-name="P3"/>
        </draw:line>
        <draw:line draw:style-name="gr22" draw:text-style-name="P2" draw:layer="layout" svg:x1="6.088cm" svg:y1="5.021cm" svg:x2="7.139cm" svg:y2="5.021cm">
          <text:p text:style-name="P3"/>
        </draw:line>
        <draw:line draw:style-name="gr22" draw:text-style-name="P2" draw:layer="layout" svg:x1="7.351cm" svg:y1="5.021cm" svg:x2="8.41cm" svg:y2="5.021cm">
          <text:p text:style-name="P3"/>
        </draw:line>
        <draw:line draw:style-name="gr22" draw:text-style-name="P2" draw:layer="layout" svg:x1="6.081cm" svg:y1="5.444cm" svg:x2="7.139cm" svg:y2="5.444cm">
          <text:p text:style-name="P3"/>
        </draw:line>
        <draw:line draw:style-name="gr22" draw:text-style-name="P2" draw:layer="layout" svg:x1="7.351cm" svg:y1="5.444cm" svg:x2="8.41cm" svg:y2="5.444cm">
          <text:p text:style-name="P3"/>
        </draw:line>
        <draw:line draw:style-name="gr22" draw:text-style-name="P2" draw:layer="layout" svg:x1="7.14cm" svg:y1="5.021cm" svg:x2="7.351cm" svg:y2="5.444cm">
          <text:p text:style-name="P3"/>
        </draw:line>
        <draw:line draw:style-name="gr22" draw:text-style-name="P2" draw:layer="layout" svg:x1="7.351cm" svg:y1="5.021cm" svg:x2="7.139cm" svg:y2="5.444cm">
          <text:p text:style-name="P3"/>
        </draw:line>
        <draw:line draw:style-name="gr22" draw:text-style-name="P2" draw:layer="layout" svg:x1="8.41cm" svg:y1="5.021cm" svg:x2="8.622cm" svg:y2="5.444cm">
          <text:p text:style-name="P3"/>
        </draw:line>
        <draw:line draw:style-name="gr22" draw:text-style-name="P2" draw:layer="layout" svg:x1="8.622cm" svg:y1="5.021cm" svg:x2="8.41cm" svg:y2="5.444cm">
          <text:p text:style-name="P3"/>
        </draw:line>
        <draw:line draw:style-name="gr22" draw:text-style-name="P2" draw:layer="layout" svg:x1="8.629cm" svg:y1="5.021cm" svg:x2="9.68cm" svg:y2="5.021cm">
          <text:p text:style-name="P3"/>
        </draw:line>
        <draw:line draw:style-name="gr22" draw:text-style-name="P2" draw:layer="layout" svg:x1="9.892cm" svg:y1="5.021cm" svg:x2="10.951cm" svg:y2="5.021cm">
          <text:p text:style-name="P3"/>
        </draw:line>
        <draw:line draw:style-name="gr22" draw:text-style-name="P2" draw:layer="layout" svg:x1="8.622cm" svg:y1="5.444cm" svg:x2="9.68cm" svg:y2="5.444cm">
          <text:p text:style-name="P3"/>
        </draw:line>
        <draw:line draw:style-name="gr22" draw:text-style-name="P2" draw:layer="layout" svg:x1="9.892cm" svg:y1="5.444cm" svg:x2="10.951cm" svg:y2="5.444cm">
          <text:p text:style-name="P3"/>
        </draw:line>
        <draw:line draw:style-name="gr22" draw:text-style-name="P2" draw:layer="layout" svg:x1="9.681cm" svg:y1="5.021cm" svg:x2="9.892cm" svg:y2="5.444cm">
          <text:p text:style-name="P3"/>
        </draw:line>
        <draw:line draw:style-name="gr22" draw:text-style-name="P2" draw:layer="layout" svg:x1="9.892cm" svg:y1="5.021cm" svg:x2="9.68cm" svg:y2="5.444cm">
          <text:p text:style-name="P3"/>
        </draw:line>
        <draw:line draw:style-name="gr22" draw:text-style-name="P2" draw:layer="layout" svg:x1="10.951cm" svg:y1="5.021cm" svg:x2="11.163cm" svg:y2="5.444cm">
          <text:p text:style-name="P3"/>
        </draw:line>
        <draw:line draw:style-name="gr22" draw:text-style-name="P2" draw:layer="layout" svg:x1="11.163cm" svg:y1="5.021cm" svg:x2="10.951cm" svg:y2="5.444cm">
          <text:p text:style-name="P3"/>
        </draw:line>
        <draw:line draw:style-name="gr22" draw:text-style-name="P2" draw:layer="layout" svg:x1="11.17cm" svg:y1="5.021cm" svg:x2="12.221cm" svg:y2="5.021cm">
          <text:p text:style-name="P3"/>
        </draw:line>
        <draw:line draw:style-name="gr22" draw:text-style-name="P2" draw:layer="layout" svg:x1="12.433cm" svg:y1="5.021cm" svg:x2="13.492cm" svg:y2="5.021cm">
          <text:p text:style-name="P3"/>
        </draw:line>
        <draw:line draw:style-name="gr22" draw:text-style-name="P2" draw:layer="layout" svg:x1="11.163cm" svg:y1="5.444cm" svg:x2="12.221cm" svg:y2="5.444cm">
          <text:p text:style-name="P3"/>
        </draw:line>
        <draw:line draw:style-name="gr22" draw:text-style-name="P2" draw:layer="layout" svg:x1="12.433cm" svg:y1="5.444cm" svg:x2="13.492cm" svg:y2="5.444cm">
          <text:p text:style-name="P3"/>
        </draw:line>
        <draw:line draw:style-name="gr22" draw:text-style-name="P2" draw:layer="layout" svg:x1="12.222cm" svg:y1="5.021cm" svg:x2="12.433cm" svg:y2="5.444cm">
          <text:p text:style-name="P3"/>
        </draw:line>
        <draw:line draw:style-name="gr22" draw:text-style-name="P2" draw:layer="layout" svg:x1="12.433cm" svg:y1="5.021cm" svg:x2="12.221cm" svg:y2="5.444cm">
          <text:p text:style-name="P3"/>
        </draw:line>
        <draw:line draw:style-name="gr22" draw:text-style-name="P2" draw:layer="layout" svg:x1="13.492cm" svg:y1="5.021cm" svg:x2="13.704cm" svg:y2="5.444cm">
          <text:p text:style-name="P3"/>
        </draw:line>
        <draw:line draw:style-name="gr22" draw:text-style-name="P2" draw:layer="layout" svg:x1="13.704cm" svg:y1="5.021cm" svg:x2="13.492cm" svg:y2="5.444cm">
          <text:p text:style-name="P3"/>
        </draw:line>
        <draw:line draw:style-name="gr22" draw:text-style-name="P2" draw:layer="layout" svg:x1="13.711cm" svg:y1="5.021cm" svg:x2="14.762cm" svg:y2="5.021cm">
          <text:p text:style-name="P3"/>
        </draw:line>
        <draw:line draw:style-name="gr22" draw:text-style-name="P2" draw:layer="layout" svg:x1="14.974cm" svg:y1="5.021cm" svg:x2="16.033cm" svg:y2="5.021cm">
          <text:p text:style-name="P3"/>
        </draw:line>
        <draw:line draw:style-name="gr22" draw:text-style-name="P2" draw:layer="layout" svg:x1="13.704cm" svg:y1="5.444cm" svg:x2="14.762cm" svg:y2="5.444cm">
          <text:p text:style-name="P3"/>
        </draw:line>
        <draw:line draw:style-name="gr22" draw:text-style-name="P2" draw:layer="layout" svg:x1="14.974cm" svg:y1="5.444cm" svg:x2="16.033cm" svg:y2="5.444cm">
          <text:p text:style-name="P3"/>
        </draw:line>
        <draw:line draw:style-name="gr22" draw:text-style-name="P2" draw:layer="layout" svg:x1="14.763cm" svg:y1="5.021cm" svg:x2="14.974cm" svg:y2="5.444cm">
          <text:p text:style-name="P3"/>
        </draw:line>
        <draw:line draw:style-name="gr22" draw:text-style-name="P2" draw:layer="layout" svg:x1="14.974cm" svg:y1="5.021cm" svg:x2="14.762cm" svg:y2="5.444cm">
          <text:p text:style-name="P3"/>
        </draw:line>
        <draw:line draw:style-name="gr22" draw:text-style-name="P2" draw:layer="layout" svg:x1="16.033cm" svg:y1="5.021cm" svg:x2="16.245cm" svg:y2="5.444cm">
          <text:p text:style-name="P3"/>
        </draw:line>
        <draw:line draw:style-name="gr22" draw:text-style-name="P2" draw:layer="layout" svg:x1="16.245cm" svg:y1="5.021cm" svg:x2="16.033cm" svg:y2="5.444cm">
          <text:p text:style-name="P3"/>
        </draw:line>
        <draw:line draw:style-name="gr22" draw:text-style-name="P2" draw:layer="layout" svg:x1="16.252cm" svg:y1="5.021cm" svg:x2="17.303cm" svg:y2="5.021cm">
          <text:p text:style-name="P3"/>
        </draw:line>
        <draw:line draw:style-name="gr22" draw:text-style-name="P2" draw:layer="layout" svg:x1="17.515cm" svg:y1="5.021cm" svg:x2="18.574cm" svg:y2="5.021cm">
          <text:p text:style-name="P3"/>
        </draw:line>
        <draw:line draw:style-name="gr22" draw:text-style-name="P2" draw:layer="layout" svg:x1="16.245cm" svg:y1="5.444cm" svg:x2="17.303cm" svg:y2="5.444cm">
          <text:p text:style-name="P3"/>
        </draw:line>
        <draw:line draw:style-name="gr22" draw:text-style-name="P2" draw:layer="layout" svg:x1="17.515cm" svg:y1="5.444cm" svg:x2="18.574cm" svg:y2="5.444cm">
          <text:p text:style-name="P3"/>
        </draw:line>
        <draw:line draw:style-name="gr22" draw:text-style-name="P2" draw:layer="layout" svg:x1="17.304cm" svg:y1="5.021cm" svg:x2="17.515cm" svg:y2="5.444cm">
          <text:p text:style-name="P3"/>
        </draw:line>
        <draw:line draw:style-name="gr22" draw:text-style-name="P2" draw:layer="layout" svg:x1="17.515cm" svg:y1="5.021cm" svg:x2="17.303cm" svg:y2="5.444cm">
          <text:p text:style-name="P3"/>
        </draw:line>
        <draw:line draw:style-name="gr22" draw:text-style-name="P2" draw:layer="layout" svg:x1="18.574cm" svg:y1="5.021cm" svg:x2="18.786cm" svg:y2="5.444cm">
          <text:p text:style-name="P3"/>
        </draw:line>
        <draw:line draw:style-name="gr22" draw:text-style-name="P2" draw:layer="layout" svg:x1="18.786cm" svg:y1="5.021cm" svg:x2="18.574cm" svg:y2="5.444cm">
          <text:p text:style-name="P3"/>
        </draw:line>
        <draw:line draw:style-name="gr22" draw:text-style-name="P2" draw:layer="layout" svg:x1="18.793cm" svg:y1="5.021cm" svg:x2="19.844cm" svg:y2="5.021cm">
          <text:p text:style-name="P3"/>
        </draw:line>
        <draw:line draw:style-name="gr22" draw:text-style-name="P2" draw:layer="layout" svg:x1="20.056cm" svg:y1="5.021cm" svg:x2="21.115cm" svg:y2="5.021cm">
          <text:p text:style-name="P3"/>
        </draw:line>
        <draw:line draw:style-name="gr22" draw:text-style-name="P2" draw:layer="layout" svg:x1="18.786cm" svg:y1="5.444cm" svg:x2="19.844cm" svg:y2="5.444cm">
          <text:p text:style-name="P3"/>
        </draw:line>
        <draw:line draw:style-name="gr22" draw:text-style-name="P2" draw:layer="layout" svg:x1="20.056cm" svg:y1="5.444cm" svg:x2="21.115cm" svg:y2="5.444cm">
          <text:p text:style-name="P3"/>
        </draw:line>
        <draw:line draw:style-name="gr22" draw:text-style-name="P2" draw:layer="layout" svg:x1="19.845cm" svg:y1="5.021cm" svg:x2="20.056cm" svg:y2="5.444cm">
          <text:p text:style-name="P3"/>
        </draw:line>
        <draw:line draw:style-name="gr22" draw:text-style-name="P2" draw:layer="layout" svg:x1="20.056cm" svg:y1="5.021cm" svg:x2="19.844cm" svg:y2="5.444cm">
          <text:p text:style-name="P3"/>
        </draw:line>
        <draw:line draw:style-name="gr22" draw:text-style-name="P2" draw:layer="layout" svg:x1="21.115cm" svg:y1="5.021cm" svg:x2="21.327cm" svg:y2="5.444cm">
          <text:p text:style-name="P3"/>
        </draw:line>
        <draw:line draw:style-name="gr22" draw:text-style-name="P2" draw:layer="layout" svg:x1="21.327cm" svg:y1="5.021cm" svg:x2="21.115cm" svg:y2="5.444cm">
          <text:p text:style-name="P3"/>
        </draw:line>
        <draw:line draw:style-name="gr22" draw:text-style-name="P2" draw:layer="layout" svg:x1="21.334cm" svg:y1="5.021cm" svg:x2="22.385cm" svg:y2="5.021cm">
          <text:p text:style-name="P3"/>
        </draw:line>
        <draw:line draw:style-name="gr22" draw:text-style-name="P2" draw:layer="layout" svg:x1="22.597cm" svg:y1="5.021cm" svg:x2="23.656cm" svg:y2="5.021cm">
          <text:p text:style-name="P3"/>
        </draw:line>
        <draw:line draw:style-name="gr22" draw:text-style-name="P2" draw:layer="layout" svg:x1="21.327cm" svg:y1="5.444cm" svg:x2="22.385cm" svg:y2="5.444cm">
          <text:p text:style-name="P3"/>
        </draw:line>
        <draw:line draw:style-name="gr22" draw:text-style-name="P2" draw:layer="layout" svg:x1="22.597cm" svg:y1="5.444cm" svg:x2="23.656cm" svg:y2="5.444cm">
          <text:p text:style-name="P3"/>
        </draw:line>
        <draw:line draw:style-name="gr22" draw:text-style-name="P2" draw:layer="layout" svg:x1="22.386cm" svg:y1="5.021cm" svg:x2="22.597cm" svg:y2="5.444cm">
          <text:p text:style-name="P3"/>
        </draw:line>
        <draw:line draw:style-name="gr22" draw:text-style-name="P2" draw:layer="layout" svg:x1="22.597cm" svg:y1="5.021cm" svg:x2="22.385cm" svg:y2="5.444cm">
          <text:p text:style-name="P3"/>
        </draw:line>
        <draw:line draw:style-name="gr22" draw:text-style-name="P2" draw:layer="layout" svg:x1="23.656cm" svg:y1="5.021cm" svg:x2="23.868cm" svg:y2="5.444cm">
          <text:p text:style-name="P3"/>
        </draw:line>
        <draw:line draw:style-name="gr22" draw:text-style-name="P2" draw:layer="layout" svg:x1="23.868cm" svg:y1="5.021cm" svg:x2="23.656cm" svg:y2="5.444cm">
          <text:p text:style-name="P3"/>
        </draw:line>
        <draw:line draw:style-name="gr22" draw:text-style-name="P2" draw:layer="layout" svg:x1="22.604cm" svg:y1="5.021cm" svg:x2="23.655cm" svg:y2="5.021cm">
          <text:p text:style-name="P3"/>
        </draw:line>
        <draw:line draw:style-name="gr22" draw:text-style-name="P2" draw:layer="layout" svg:x1="23.867cm" svg:y1="5.021cm" svg:x2="24.926cm" svg:y2="5.021cm">
          <text:p text:style-name="P3"/>
        </draw:line>
        <draw:line draw:style-name="gr22" draw:text-style-name="P2" draw:layer="layout" svg:x1="22.597cm" svg:y1="5.444cm" svg:x2="23.655cm" svg:y2="5.444cm">
          <text:p text:style-name="P3"/>
        </draw:line>
        <draw:line draw:style-name="gr22" draw:text-style-name="P2" draw:layer="layout" svg:x1="23.867cm" svg:y1="5.444cm" svg:x2="24.926cm" svg:y2="5.444cm">
          <text:p text:style-name="P3"/>
        </draw:line>
        <draw:line draw:style-name="gr22" draw:text-style-name="P2" draw:layer="layout" svg:x1="23.656cm" svg:y1="5.021cm" svg:x2="23.867cm" svg:y2="5.444cm">
          <text:p text:style-name="P3"/>
        </draw:line>
        <draw:line draw:style-name="gr22" draw:text-style-name="P2" draw:layer="layout" svg:x1="23.867cm" svg:y1="5.021cm" svg:x2="23.655cm" svg:y2="5.444cm">
          <text:p text:style-name="P3"/>
        </draw:line>
        <draw:line draw:style-name="gr22" draw:text-style-name="P2" draw:layer="layout" svg:x1="24.926cm" svg:y1="5.021cm" svg:x2="25.138cm" svg:y2="5.444cm">
          <text:p text:style-name="P3"/>
        </draw:line>
        <draw:line draw:style-name="gr22" draw:text-style-name="P2" draw:layer="layout" svg:x1="25.138cm" svg:y1="5.021cm" svg:x2="24.926cm" svg:y2="5.444cm">
          <text:p text:style-name="P3"/>
        </draw:line>
        <draw:line draw:style-name="gr22" draw:text-style-name="P2" draw:layer="layout" svg:x1="25.145cm" svg:y1="5.021cm" svg:x2="26.196cm" svg:y2="5.021cm">
          <text:p text:style-name="P3"/>
        </draw:line>
        <draw:line draw:style-name="gr22" draw:text-style-name="P2" draw:layer="layout" svg:x1="26.408cm" svg:y1="5.021cm" svg:x2="27.467cm" svg:y2="5.021cm">
          <text:p text:style-name="P3"/>
        </draw:line>
        <draw:line draw:style-name="gr22" draw:text-style-name="P2" draw:layer="layout" svg:x1="25.138cm" svg:y1="5.444cm" svg:x2="26.196cm" svg:y2="5.444cm">
          <text:p text:style-name="P3"/>
        </draw:line>
        <draw:line draw:style-name="gr22" draw:text-style-name="P2" draw:layer="layout" svg:x1="26.408cm" svg:y1="5.444cm" svg:x2="27.467cm" svg:y2="5.444cm">
          <text:p text:style-name="P3"/>
        </draw:line>
        <draw:line draw:style-name="gr22" draw:text-style-name="P2" draw:layer="layout" svg:x1="26.197cm" svg:y1="5.021cm" svg:x2="26.408cm" svg:y2="5.444cm">
          <text:p text:style-name="P3"/>
        </draw:line>
        <draw:line draw:style-name="gr22" draw:text-style-name="P2" draw:layer="layout" svg:x1="26.408cm" svg:y1="5.021cm" svg:x2="26.196cm" svg:y2="5.444cm">
          <text:p text:style-name="P3"/>
        </draw:line>
        <draw:line draw:style-name="gr22" draw:text-style-name="P2" draw:layer="layout" svg:x1="27.467cm" svg:y1="5.021cm" svg:x2="27.679cm" svg:y2="5.444cm">
          <text:p text:style-name="P3"/>
        </draw:line>
        <draw:line draw:style-name="gr22" draw:text-style-name="P2" draw:layer="layout" svg:x1="27.679cm" svg:y1="5.021cm" svg:x2="27.467cm" svg:y2="5.444cm">
          <text:p text:style-name="P3"/>
        </draw:line>
        <draw:line draw:style-name="gr22" draw:text-style-name="P2" draw:layer="layout" svg:x1="1.851cm" svg:y1="4.174cm" svg:x2="3.326cm" svg:y2="4.174cm">
          <text:p text:style-name="P3"/>
        </draw:line>
        <draw:line draw:style-name="gr22" draw:text-style-name="P2" draw:layer="layout" svg:x1="3.545cm" svg:y1="4.174cm" svg:x2="4.596cm" svg:y2="4.174cm">
          <text:p text:style-name="P3"/>
        </draw:line>
        <draw:line draw:style-name="gr22" draw:text-style-name="P2" draw:layer="layout" svg:x1="4.808cm" svg:y1="4.174cm" svg:x2="5.867cm" svg:y2="4.174cm">
          <text:p text:style-name="P3"/>
        </draw:line>
        <draw:line draw:style-name="gr22" draw:text-style-name="P2" draw:layer="layout" svg:x1="1.844cm" svg:y1="4.597cm" svg:x2="3.326cm" svg:y2="4.597cm">
          <text:p text:style-name="P3"/>
        </draw:line>
        <draw:line draw:style-name="gr22" draw:text-style-name="P2" draw:layer="layout" svg:x1="3.538cm" svg:y1="4.597cm" svg:x2="4.596cm" svg:y2="4.597cm">
          <text:p text:style-name="P3"/>
        </draw:line>
        <draw:line draw:style-name="gr22" draw:text-style-name="P2" draw:layer="layout" svg:x1="4.808cm" svg:y1="4.597cm" svg:x2="5.867cm" svg:y2="4.597cm">
          <text:p text:style-name="P3"/>
        </draw:line>
        <draw:line draw:style-name="gr22" draw:text-style-name="P2" draw:layer="layout" svg:x1="3.326cm" svg:y1="4.174cm" svg:x2="3.538cm" svg:y2="4.597cm">
          <text:p text:style-name="P3"/>
        </draw:line>
        <draw:line draw:style-name="gr22" draw:text-style-name="P2" draw:layer="layout" svg:x1="3.545cm" svg:y1="4.174cm" svg:x2="3.326cm" svg:y2="4.597cm">
          <text:p text:style-name="P3"/>
        </draw:line>
        <draw:line draw:style-name="gr22" draw:text-style-name="P2" draw:layer="layout" svg:x1="4.597cm" svg:y1="4.174cm" svg:x2="4.808cm" svg:y2="4.597cm">
          <text:p text:style-name="P3"/>
        </draw:line>
        <draw:line draw:style-name="gr22" draw:text-style-name="P2" draw:layer="layout" svg:x1="4.808cm" svg:y1="4.174cm" svg:x2="4.596cm" svg:y2="4.597cm">
          <text:p text:style-name="P3"/>
        </draw:line>
        <draw:line draw:style-name="gr22" draw:text-style-name="P2" draw:layer="layout" svg:x1="5.867cm" svg:y1="4.174cm" svg:x2="6.079cm" svg:y2="4.597cm">
          <text:p text:style-name="P3"/>
        </draw:line>
        <draw:line draw:style-name="gr22" draw:text-style-name="P2" draw:layer="layout" svg:x1="6.079cm" svg:y1="4.174cm" svg:x2="5.867cm" svg:y2="4.597cm">
          <text:p text:style-name="P3"/>
        </draw:line>
        <draw:frame draw:style-name="gr24" draw:text-style-name="P16" draw:layer="layout" svg:width="1.271cm" svg:height="0.818cm" svg:x="3.538cm" svg:y="3.962cm">
          <draw:text-box>
            <text:p text:style-name="P3"><text:span text:style-name="T7">vi_0</text:span></text:p>
          </draw:text-box>
        </draw:frame>
        <draw:frame draw:style-name="gr25" draw:text-style-name="P16" draw:layer="layout" svg:width="1.271cm" svg:height="0.847cm" svg:x="4.808cm" svg:y="3.962cm">
          <draw:text-box>
            <text:p text:style-name="P3"><text:span text:style-name="T7">vi_1</text:span></text:p>
          </draw:text-box>
        </draw:frame>
        <draw:frame draw:style-name="gr25" draw:text-style-name="P16" draw:layer="layout" svg:width="1.271cm" svg:height="0.847cm" svg:x="6.079cm" svg:y="3.962cm">
          <draw:text-box>
            <text:p text:style-name="P3"><text:span text:style-name="T7">vi_2</text:span></text:p>
          </draw:text-box>
        </draw:frame>
        <draw:frame draw:style-name="gr25" draw:text-style-name="P16" draw:layer="layout" svg:width="1.271cm" svg:height="0.847cm" svg:x="8.619cm" svg:y="3.962cm">
          <draw:text-box>
            <text:p text:style-name="P3"><text:span text:style-name="T7">vi_4</text:span></text:p>
          </draw:text-box>
        </draw:frame>
        <draw:frame draw:style-name="gr25" draw:text-style-name="P16" draw:layer="layout" svg:width="1.271cm" svg:height="0.847cm" svg:x="9.89cm" svg:y="3.962cm">
          <draw:text-box>
            <text:p text:style-name="P3"><text:span text:style-name="T7">vi_5</text:span></text:p>
          </draw:text-box>
        </draw:frame>
        <draw:frame draw:style-name="gr25" draw:text-style-name="P16" draw:layer="layout" svg:width="1.271cm" svg:height="0.847cm" svg:x="13.701cm" svg:y="3.962cm">
          <draw:text-box>
            <text:p text:style-name="P3"><text:span text:style-name="T7">vi_8</text:span></text:p>
          </draw:text-box>
        </draw:frame>
        <draw:frame draw:style-name="gr25" draw:text-style-name="P16" draw:layer="layout" svg:width="1.271cm" svg:height="0.847cm" svg:x="14.972cm" svg:y="3.962cm">
          <draw:text-box>
            <text:p text:style-name="P3"><text:span text:style-name="T7">vi_9</text:span></text:p>
          </draw:text-box>
        </draw:frame>
        <draw:frame draw:style-name="gr25" draw:text-style-name="P16" draw:layer="layout" svg:width="1.475cm" svg:height="0.847cm" svg:x="16.038cm" svg:y="3.962cm">
          <draw:text-box>
            <text:p text:style-name="P3"><text:span text:style-name="T7">vi_10</text:span></text:p>
          </draw:text-box>
        </draw:frame>
        <draw:frame draw:style-name="gr25" draw:text-style-name="P16" draw:layer="layout" svg:width="1.475cm" svg:height="0.847cm" svg:x="17.301cm" svg:y="3.962cm">
          <draw:text-box>
            <text:p text:style-name="P3"><text:span text:style-name="T7">vi_11</text:span></text:p>
          </draw:text-box>
        </draw:frame>
        <draw:frame draw:style-name="gr25" draw:text-style-name="P16" draw:layer="layout" svg:width="1.475cm" svg:height="0.847cm" svg:x="18.572cm" svg:y="3.962cm">
          <draw:text-box>
            <text:p text:style-name="P3"><text:span text:style-name="T7">vi_12</text:span></text:p>
          </draw:text-box>
        </draw:frame>
        <draw:frame draw:style-name="gr25" draw:text-style-name="P16" draw:layer="layout" svg:width="1.271cm" svg:height="0.847cm" svg:x="11.16cm" svg:y="3.962cm">
          <draw:text-box>
            <text:p text:style-name="P3"><text:span text:style-name="T7">vi_6</text:span></text:p>
          </draw:text-box>
        </draw:frame>
        <draw:frame draw:style-name="gr25" draw:text-style-name="P16" draw:layer="layout" svg:width="1.271cm" svg:height="0.847cm" svg:x="7.349cm" svg:y="3.962cm">
          <draw:text-box>
            <text:p text:style-name="P3"><text:span text:style-name="T7">vi_3</text:span></text:p>
          </draw:text-box>
        </draw:frame>
        <draw:frame draw:style-name="gr25" draw:text-style-name="P16" draw:layer="layout" svg:width="1.271cm" svg:height="0.847cm" svg:x="12.431cm" svg:y="3.962cm">
          <draw:text-box>
            <text:p text:style-name="P3"><text:span text:style-name="T7">vi_7</text:span></text:p>
          </draw:text-box>
        </draw:frame>
        <draw:line draw:style-name="gr22" draw:text-style-name="P2" draw:layer="layout" svg:x1="6.086cm" svg:y1="4.174cm" svg:x2="7.137cm" svg:y2="4.174cm">
          <text:p text:style-name="P3"/>
        </draw:line>
        <draw:line draw:style-name="gr22" draw:text-style-name="P2" draw:layer="layout" svg:x1="7.349cm" svg:y1="4.174cm" svg:x2="8.408cm" svg:y2="4.174cm">
          <text:p text:style-name="P3"/>
        </draw:line>
        <draw:line draw:style-name="gr22" draw:text-style-name="P2" draw:layer="layout" svg:x1="6.079cm" svg:y1="4.597cm" svg:x2="7.137cm" svg:y2="4.597cm">
          <text:p text:style-name="P3"/>
        </draw:line>
        <draw:line draw:style-name="gr22" draw:text-style-name="P2" draw:layer="layout" svg:x1="7.349cm" svg:y1="4.597cm" svg:x2="8.408cm" svg:y2="4.597cm">
          <text:p text:style-name="P3"/>
        </draw:line>
        <draw:line draw:style-name="gr22" draw:text-style-name="P2" draw:layer="layout" svg:x1="7.138cm" svg:y1="4.174cm" svg:x2="7.349cm" svg:y2="4.597cm">
          <text:p text:style-name="P3"/>
        </draw:line>
        <draw:line draw:style-name="gr22" draw:text-style-name="P2" draw:layer="layout" svg:x1="7.349cm" svg:y1="4.174cm" svg:x2="7.137cm" svg:y2="4.597cm">
          <text:p text:style-name="P3"/>
        </draw:line>
        <draw:line draw:style-name="gr22" draw:text-style-name="P2" draw:layer="layout" svg:x1="8.408cm" svg:y1="4.174cm" svg:x2="8.62cm" svg:y2="4.597cm">
          <text:p text:style-name="P3"/>
        </draw:line>
        <draw:line draw:style-name="gr22" draw:text-style-name="P2" draw:layer="layout" svg:x1="8.62cm" svg:y1="4.174cm" svg:x2="8.408cm" svg:y2="4.597cm">
          <text:p text:style-name="P3"/>
        </draw:line>
        <draw:line draw:style-name="gr22" draw:text-style-name="P2" draw:layer="layout" svg:x1="8.627cm" svg:y1="4.174cm" svg:x2="9.678cm" svg:y2="4.174cm">
          <text:p text:style-name="P3"/>
        </draw:line>
        <draw:line draw:style-name="gr22" draw:text-style-name="P2" draw:layer="layout" svg:x1="9.89cm" svg:y1="4.174cm" svg:x2="10.949cm" svg:y2="4.174cm">
          <text:p text:style-name="P3"/>
        </draw:line>
        <draw:line draw:style-name="gr22" draw:text-style-name="P2" draw:layer="layout" svg:x1="8.62cm" svg:y1="4.597cm" svg:x2="9.678cm" svg:y2="4.597cm">
          <text:p text:style-name="P3"/>
        </draw:line>
        <draw:line draw:style-name="gr22" draw:text-style-name="P2" draw:layer="layout" svg:x1="9.89cm" svg:y1="4.597cm" svg:x2="10.949cm" svg:y2="4.597cm">
          <text:p text:style-name="P3"/>
        </draw:line>
        <draw:line draw:style-name="gr22" draw:text-style-name="P2" draw:layer="layout" svg:x1="9.679cm" svg:y1="4.174cm" svg:x2="9.89cm" svg:y2="4.597cm">
          <text:p text:style-name="P3"/>
        </draw:line>
        <draw:line draw:style-name="gr22" draw:text-style-name="P2" draw:layer="layout" svg:x1="9.89cm" svg:y1="4.174cm" svg:x2="9.678cm" svg:y2="4.597cm">
          <text:p text:style-name="P3"/>
        </draw:line>
        <draw:line draw:style-name="gr22" draw:text-style-name="P2" draw:layer="layout" svg:x1="10.949cm" svg:y1="4.174cm" svg:x2="11.161cm" svg:y2="4.597cm">
          <text:p text:style-name="P3"/>
        </draw:line>
        <draw:line draw:style-name="gr22" draw:text-style-name="P2" draw:layer="layout" svg:x1="11.161cm" svg:y1="4.174cm" svg:x2="10.949cm" svg:y2="4.597cm">
          <text:p text:style-name="P3"/>
        </draw:line>
        <draw:line draw:style-name="gr22" draw:text-style-name="P2" draw:layer="layout" svg:x1="11.168cm" svg:y1="4.174cm" svg:x2="12.219cm" svg:y2="4.174cm">
          <text:p text:style-name="P3"/>
        </draw:line>
        <draw:line draw:style-name="gr22" draw:text-style-name="P2" draw:layer="layout" svg:x1="12.431cm" svg:y1="4.174cm" svg:x2="13.49cm" svg:y2="4.174cm">
          <text:p text:style-name="P3"/>
        </draw:line>
        <draw:line draw:style-name="gr22" draw:text-style-name="P2" draw:layer="layout" svg:x1="11.161cm" svg:y1="4.597cm" svg:x2="12.219cm" svg:y2="4.597cm">
          <text:p text:style-name="P3"/>
        </draw:line>
        <draw:line draw:style-name="gr22" draw:text-style-name="P2" draw:layer="layout" svg:x1="12.431cm" svg:y1="4.597cm" svg:x2="13.49cm" svg:y2="4.597cm">
          <text:p text:style-name="P3"/>
        </draw:line>
        <draw:line draw:style-name="gr22" draw:text-style-name="P2" draw:layer="layout" svg:x1="12.22cm" svg:y1="4.174cm" svg:x2="12.431cm" svg:y2="4.597cm">
          <text:p text:style-name="P3"/>
        </draw:line>
        <draw:line draw:style-name="gr22" draw:text-style-name="P2" draw:layer="layout" svg:x1="12.431cm" svg:y1="4.174cm" svg:x2="12.219cm" svg:y2="4.597cm">
          <text:p text:style-name="P3"/>
        </draw:line>
        <draw:line draw:style-name="gr22" draw:text-style-name="P2" draw:layer="layout" svg:x1="13.49cm" svg:y1="4.174cm" svg:x2="13.702cm" svg:y2="4.597cm">
          <text:p text:style-name="P3"/>
        </draw:line>
        <draw:line draw:style-name="gr22" draw:text-style-name="P2" draw:layer="layout" svg:x1="13.702cm" svg:y1="4.174cm" svg:x2="13.49cm" svg:y2="4.597cm">
          <text:p text:style-name="P3"/>
        </draw:line>
        <draw:line draw:style-name="gr22" draw:text-style-name="P2" draw:layer="layout" svg:x1="13.709cm" svg:y1="4.174cm" svg:x2="14.76cm" svg:y2="4.174cm">
          <text:p text:style-name="P3"/>
        </draw:line>
        <draw:line draw:style-name="gr22" draw:text-style-name="P2" draw:layer="layout" svg:x1="14.972cm" svg:y1="4.174cm" svg:x2="16.031cm" svg:y2="4.174cm">
          <text:p text:style-name="P3"/>
        </draw:line>
        <draw:line draw:style-name="gr22" draw:text-style-name="P2" draw:layer="layout" svg:x1="13.702cm" svg:y1="4.597cm" svg:x2="14.76cm" svg:y2="4.597cm">
          <text:p text:style-name="P3"/>
        </draw:line>
        <draw:line draw:style-name="gr22" draw:text-style-name="P2" draw:layer="layout" svg:x1="14.972cm" svg:y1="4.597cm" svg:x2="16.031cm" svg:y2="4.597cm">
          <text:p text:style-name="P3"/>
        </draw:line>
        <draw:line draw:style-name="gr22" draw:text-style-name="P2" draw:layer="layout" svg:x1="14.761cm" svg:y1="4.174cm" svg:x2="14.972cm" svg:y2="4.597cm">
          <text:p text:style-name="P3"/>
        </draw:line>
        <draw:line draw:style-name="gr22" draw:text-style-name="P2" draw:layer="layout" svg:x1="14.972cm" svg:y1="4.174cm" svg:x2="14.76cm" svg:y2="4.597cm">
          <text:p text:style-name="P3"/>
        </draw:line>
        <draw:line draw:style-name="gr22" draw:text-style-name="P2" draw:layer="layout" svg:x1="16.031cm" svg:y1="4.174cm" svg:x2="16.243cm" svg:y2="4.597cm">
          <text:p text:style-name="P3"/>
        </draw:line>
        <draw:line draw:style-name="gr22" draw:text-style-name="P2" draw:layer="layout" svg:x1="16.243cm" svg:y1="4.174cm" svg:x2="16.031cm" svg:y2="4.597cm">
          <text:p text:style-name="P3"/>
        </draw:line>
        <draw:line draw:style-name="gr22" draw:text-style-name="P2" draw:layer="layout" svg:x1="16.25cm" svg:y1="4.174cm" svg:x2="17.301cm" svg:y2="4.174cm">
          <text:p text:style-name="P3"/>
        </draw:line>
        <draw:line draw:style-name="gr22" draw:text-style-name="P2" draw:layer="layout" svg:x1="17.513cm" svg:y1="4.174cm" svg:x2="18.572cm" svg:y2="4.174cm">
          <text:p text:style-name="P3"/>
        </draw:line>
        <draw:line draw:style-name="gr22" draw:text-style-name="P2" draw:layer="layout" svg:x1="16.243cm" svg:y1="4.597cm" svg:x2="17.301cm" svg:y2="4.597cm">
          <text:p text:style-name="P3"/>
        </draw:line>
        <draw:line draw:style-name="gr22" draw:text-style-name="P2" draw:layer="layout" svg:x1="17.513cm" svg:y1="4.597cm" svg:x2="18.572cm" svg:y2="4.597cm">
          <text:p text:style-name="P3"/>
        </draw:line>
        <draw:line draw:style-name="gr22" draw:text-style-name="P2" draw:layer="layout" svg:x1="17.302cm" svg:y1="4.174cm" svg:x2="17.513cm" svg:y2="4.597cm">
          <text:p text:style-name="P3"/>
        </draw:line>
        <draw:line draw:style-name="gr22" draw:text-style-name="P2" draw:layer="layout" svg:x1="17.513cm" svg:y1="4.174cm" svg:x2="17.301cm" svg:y2="4.597cm">
          <text:p text:style-name="P3"/>
        </draw:line>
        <draw:line draw:style-name="gr22" draw:text-style-name="P2" draw:layer="layout" svg:x1="18.572cm" svg:y1="4.174cm" svg:x2="18.784cm" svg:y2="4.597cm">
          <text:p text:style-name="P3"/>
        </draw:line>
        <draw:line draw:style-name="gr22" draw:text-style-name="P2" draw:layer="layout" svg:x1="18.784cm" svg:y1="4.174cm" svg:x2="18.572cm" svg:y2="4.597cm">
          <text:p text:style-name="P3"/>
        </draw:line>
        <draw:line draw:style-name="gr22" draw:text-style-name="P2" draw:layer="layout" svg:x1="18.791cm" svg:y1="4.174cm" svg:x2="19.842cm" svg:y2="4.174cm">
          <text:p text:style-name="P3"/>
        </draw:line>
        <draw:line draw:style-name="gr22" draw:text-style-name="P2" draw:layer="layout" svg:x1="20.054cm" svg:y1="4.174cm" svg:x2="21.113cm" svg:y2="4.174cm">
          <text:p text:style-name="P3"/>
        </draw:line>
        <draw:line draw:style-name="gr22" draw:text-style-name="P2" draw:layer="layout" svg:x1="18.784cm" svg:y1="4.597cm" svg:x2="19.842cm" svg:y2="4.597cm">
          <text:p text:style-name="P3"/>
        </draw:line>
        <draw:line draw:style-name="gr22" draw:text-style-name="P2" draw:layer="layout" svg:x1="20.054cm" svg:y1="4.597cm" svg:x2="21.113cm" svg:y2="4.597cm">
          <text:p text:style-name="P3"/>
        </draw:line>
        <draw:line draw:style-name="gr22" draw:text-style-name="P2" draw:layer="layout" svg:x1="19.843cm" svg:y1="4.174cm" svg:x2="20.054cm" svg:y2="4.597cm">
          <text:p text:style-name="P3"/>
        </draw:line>
        <draw:line draw:style-name="gr22" draw:text-style-name="P2" draw:layer="layout" svg:x1="20.054cm" svg:y1="4.174cm" svg:x2="19.842cm" svg:y2="4.597cm">
          <text:p text:style-name="P3"/>
        </draw:line>
        <draw:line draw:style-name="gr22" draw:text-style-name="P2" draw:layer="layout" svg:x1="21.113cm" svg:y1="4.174cm" svg:x2="21.325cm" svg:y2="4.597cm">
          <text:p text:style-name="P3"/>
        </draw:line>
        <draw:line draw:style-name="gr22" draw:text-style-name="P2" draw:layer="layout" svg:x1="21.325cm" svg:y1="4.174cm" svg:x2="21.113cm" svg:y2="4.597cm">
          <text:p text:style-name="P3"/>
        </draw:line>
        <draw:line draw:style-name="gr22" draw:text-style-name="P2" draw:layer="layout" svg:x1="21.332cm" svg:y1="4.174cm" svg:x2="22.383cm" svg:y2="4.174cm">
          <text:p text:style-name="P3"/>
        </draw:line>
        <draw:line draw:style-name="gr22" draw:text-style-name="P2" draw:layer="layout" svg:x1="22.595cm" svg:y1="4.174cm" svg:x2="23.654cm" svg:y2="4.174cm">
          <text:p text:style-name="P3"/>
        </draw:line>
        <draw:line draw:style-name="gr22" draw:text-style-name="P2" draw:layer="layout" svg:x1="21.325cm" svg:y1="4.597cm" svg:x2="22.383cm" svg:y2="4.597cm">
          <text:p text:style-name="P3"/>
        </draw:line>
        <draw:line draw:style-name="gr22" draw:text-style-name="P2" draw:layer="layout" svg:x1="22.595cm" svg:y1="4.597cm" svg:x2="23.654cm" svg:y2="4.597cm">
          <text:p text:style-name="P3"/>
        </draw:line>
        <draw:line draw:style-name="gr22" draw:text-style-name="P2" draw:layer="layout" svg:x1="22.384cm" svg:y1="4.174cm" svg:x2="22.595cm" svg:y2="4.597cm">
          <text:p text:style-name="P3"/>
        </draw:line>
        <draw:line draw:style-name="gr22" draw:text-style-name="P2" draw:layer="layout" svg:x1="22.595cm" svg:y1="4.174cm" svg:x2="22.383cm" svg:y2="4.597cm">
          <text:p text:style-name="P3"/>
        </draw:line>
        <draw:line draw:style-name="gr22" draw:text-style-name="P2" draw:layer="layout" svg:x1="23.654cm" svg:y1="4.174cm" svg:x2="23.866cm" svg:y2="4.597cm">
          <text:p text:style-name="P3"/>
        </draw:line>
        <draw:line draw:style-name="gr22" draw:text-style-name="P2" draw:layer="layout" svg:x1="23.866cm" svg:y1="4.174cm" svg:x2="23.654cm" svg:y2="4.597cm">
          <text:p text:style-name="P3"/>
        </draw:line>
        <draw:line draw:style-name="gr22" draw:text-style-name="P2" draw:layer="layout" svg:x1="22.602cm" svg:y1="4.174cm" svg:x2="23.653cm" svg:y2="4.174cm">
          <text:p text:style-name="P3"/>
        </draw:line>
        <draw:line draw:style-name="gr22" draw:text-style-name="P2" draw:layer="layout" svg:x1="23.865cm" svg:y1="4.174cm" svg:x2="24.924cm" svg:y2="4.174cm">
          <text:p text:style-name="P3"/>
        </draw:line>
        <draw:line draw:style-name="gr22" draw:text-style-name="P2" draw:layer="layout" svg:x1="22.595cm" svg:y1="4.597cm" svg:x2="23.653cm" svg:y2="4.597cm">
          <text:p text:style-name="P3"/>
        </draw:line>
        <draw:line draw:style-name="gr22" draw:text-style-name="P2" draw:layer="layout" svg:x1="23.865cm" svg:y1="4.597cm" svg:x2="24.924cm" svg:y2="4.597cm">
          <text:p text:style-name="P3"/>
        </draw:line>
        <draw:line draw:style-name="gr22" draw:text-style-name="P2" draw:layer="layout" svg:x1="23.654cm" svg:y1="4.174cm" svg:x2="23.865cm" svg:y2="4.597cm">
          <text:p text:style-name="P3"/>
        </draw:line>
        <draw:line draw:style-name="gr22" draw:text-style-name="P2" draw:layer="layout" svg:x1="23.865cm" svg:y1="4.174cm" svg:x2="23.653cm" svg:y2="4.597cm">
          <text:p text:style-name="P3"/>
        </draw:line>
        <draw:line draw:style-name="gr22" draw:text-style-name="P2" draw:layer="layout" svg:x1="24.924cm" svg:y1="4.174cm" svg:x2="25.136cm" svg:y2="4.597cm">
          <text:p text:style-name="P3"/>
        </draw:line>
        <draw:line draw:style-name="gr22" draw:text-style-name="P2" draw:layer="layout" svg:x1="25.136cm" svg:y1="4.174cm" svg:x2="24.924cm" svg:y2="4.597cm">
          <text:p text:style-name="P3"/>
        </draw:line>
        <draw:line draw:style-name="gr22" draw:text-style-name="P2" draw:layer="layout" svg:x1="25.143cm" svg:y1="4.174cm" svg:x2="26.194cm" svg:y2="4.174cm">
          <text:p text:style-name="P3"/>
        </draw:line>
        <draw:line draw:style-name="gr22" draw:text-style-name="P2" draw:layer="layout" svg:x1="26.406cm" svg:y1="4.174cm" svg:x2="27.465cm" svg:y2="4.174cm">
          <text:p text:style-name="P3"/>
        </draw:line>
        <draw:line draw:style-name="gr22" draw:text-style-name="P2" draw:layer="layout" svg:x1="25.136cm" svg:y1="4.597cm" svg:x2="26.194cm" svg:y2="4.597cm">
          <text:p text:style-name="P3"/>
        </draw:line>
        <draw:line draw:style-name="gr22" draw:text-style-name="P2" draw:layer="layout" svg:x1="26.406cm" svg:y1="4.597cm" svg:x2="27.465cm" svg:y2="4.597cm">
          <text:p text:style-name="P3"/>
        </draw:line>
        <draw:line draw:style-name="gr22" draw:text-style-name="P2" draw:layer="layout" svg:x1="26.195cm" svg:y1="4.174cm" svg:x2="26.406cm" svg:y2="4.597cm">
          <text:p text:style-name="P3"/>
        </draw:line>
        <draw:line draw:style-name="gr22" draw:text-style-name="P2" draw:layer="layout" svg:x1="26.406cm" svg:y1="4.174cm" svg:x2="26.194cm" svg:y2="4.597cm">
          <text:p text:style-name="P3"/>
        </draw:line>
        <draw:line draw:style-name="gr22" draw:text-style-name="P2" draw:layer="layout" svg:x1="27.465cm" svg:y1="4.174cm" svg:x2="27.677cm" svg:y2="4.597cm">
          <text:p text:style-name="P3"/>
        </draw:line>
        <draw:line draw:style-name="gr22" draw:text-style-name="P2" draw:layer="layout" svg:x1="27.677cm" svg:y1="4.174cm" svg:x2="27.465cm" svg:y2="4.597cm">
          <text:p text:style-name="P3"/>
        </draw:line>
        <draw:frame draw:style-name="gr25" draw:text-style-name="P16" draw:layer="layout" svg:width="1.475cm" svg:height="0.847cm" svg:x="19.85cm" svg:y="3.962cm">
          <draw:text-box>
            <text:p text:style-name="P3"><text:span text:style-name="T7">vi_13</text:span></text:p>
          </draw:text-box>
        </draw:frame>
        <draw:frame draw:style-name="gr25" draw:text-style-name="P16" draw:layer="layout" svg:width="1.475cm" svg:height="0.847cm" svg:x="21.113cm" svg:y="3.962cm">
          <draw:text-box>
            <text:p text:style-name="P3"><text:span text:style-name="T7">vi_14</text:span></text:p>
          </draw:text-box>
        </draw:frame>
        <draw:frame draw:style-name="gr25" draw:text-style-name="P16" draw:layer="layout" svg:width="1.475cm" svg:height="0.847cm" svg:x="22.383cm" svg:y="3.962cm">
          <draw:text-box>
            <text:p text:style-name="P3"><text:span text:style-name="T7">vi_15</text:span></text:p>
          </draw:text-box>
        </draw:frame>
        <draw:frame draw:style-name="gr25" draw:text-style-name="P16" draw:layer="layout" svg:width="1.475cm" svg:height="0.847cm" svg:x="23.654cm" svg:y="3.962cm">
          <draw:text-box>
            <text:p text:style-name="P3"><text:span text:style-name="T7">vi_16</text:span></text:p>
          </draw:text-box>
        </draw:frame>
        <draw:frame draw:style-name="gr25" draw:text-style-name="P16" draw:layer="layout" svg:width="1.475cm" svg:height="0.847cm" svg:x="24.932cm" svg:y="3.962cm">
          <draw:text-box>
            <text:p text:style-name="P3"><text:span text:style-name="T7">vi_17</text:span></text:p>
          </draw:text-box>
        </draw:frame>
        <draw:frame draw:style-name="gr25" draw:text-style-name="P16" draw:layer="layout" svg:width="1.695cm" svg:height="0.847cm" svg:x="26.195cm" svg:y="3.962cm">
          <draw:text-box>
            <text:p text:style-name="P3"><text:span text:style-name="T7">vi_18</text:span></text:p>
          </draw:text-box>
        </draw:frame>
        <draw:line draw:style-name="gr22" draw:text-style-name="P2" draw:layer="layout" svg:x1="1.852cm" svg:y1="4.174cm" svg:x2="3.327cm" svg:y2="4.174cm">
          <text:p text:style-name="P3"/>
        </draw:line>
        <draw:line draw:style-name="gr22" draw:text-style-name="P2" draw:layer="layout" svg:x1="3.546cm" svg:y1="4.174cm" svg:x2="4.597cm" svg:y2="4.174cm">
          <text:p text:style-name="P3"/>
        </draw:line>
        <draw:line draw:style-name="gr22" draw:text-style-name="P2" draw:layer="layout" svg:x1="4.809cm" svg:y1="4.174cm" svg:x2="5.868cm" svg:y2="4.174cm">
          <text:p text:style-name="P3"/>
        </draw:line>
        <draw:line draw:style-name="gr22" draw:text-style-name="P2" draw:layer="layout" svg:x1="1.845cm" svg:y1="4.597cm" svg:x2="3.327cm" svg:y2="4.597cm">
          <text:p text:style-name="P3"/>
        </draw:line>
        <draw:line draw:style-name="gr22" draw:text-style-name="P2" draw:layer="layout" svg:x1="3.539cm" svg:y1="4.597cm" svg:x2="4.597cm" svg:y2="4.597cm">
          <text:p text:style-name="P3"/>
        </draw:line>
        <draw:line draw:style-name="gr22" draw:text-style-name="P2" draw:layer="layout" svg:x1="4.809cm" svg:y1="4.597cm" svg:x2="5.868cm" svg:y2="4.597cm">
          <text:p text:style-name="P3"/>
        </draw:line>
        <draw:line draw:style-name="gr22" draw:text-style-name="P2" draw:layer="layout" svg:x1="3.327cm" svg:y1="4.174cm" svg:x2="3.539cm" svg:y2="4.597cm">
          <text:p text:style-name="P3"/>
        </draw:line>
        <draw:line draw:style-name="gr22" draw:text-style-name="P2" draw:layer="layout" svg:x1="3.546cm" svg:y1="4.174cm" svg:x2="3.327cm" svg:y2="4.597cm">
          <text:p text:style-name="P3"/>
        </draw:line>
        <draw:line draw:style-name="gr22" draw:text-style-name="P2" draw:layer="layout" svg:x1="4.598cm" svg:y1="4.174cm" svg:x2="4.809cm" svg:y2="4.597cm">
          <text:p text:style-name="P3"/>
        </draw:line>
        <draw:line draw:style-name="gr22" draw:text-style-name="P2" draw:layer="layout" svg:x1="4.809cm" svg:y1="4.174cm" svg:x2="4.597cm" svg:y2="4.597cm">
          <text:p text:style-name="P3"/>
        </draw:line>
        <draw:line draw:style-name="gr22" draw:text-style-name="P2" draw:layer="layout" svg:x1="5.868cm" svg:y1="4.174cm" svg:x2="6.08cm" svg:y2="4.597cm">
          <text:p text:style-name="P3"/>
        </draw:line>
        <draw:line draw:style-name="gr22" draw:text-style-name="P2" draw:layer="layout" svg:x1="6.08cm" svg:y1="4.174cm" svg:x2="5.868cm" svg:y2="4.597cm">
          <text:p text:style-name="P3"/>
        </draw:line>
        <draw:line draw:style-name="gr22" draw:text-style-name="P2" draw:layer="layout" svg:x1="6.087cm" svg:y1="4.174cm" svg:x2="7.138cm" svg:y2="4.174cm">
          <text:p text:style-name="P3"/>
        </draw:line>
        <draw:line draw:style-name="gr22" draw:text-style-name="P2" draw:layer="layout" svg:x1="7.35cm" svg:y1="4.174cm" svg:x2="8.409cm" svg:y2="4.174cm">
          <text:p text:style-name="P3"/>
        </draw:line>
        <draw:line draw:style-name="gr22" draw:text-style-name="P2" draw:layer="layout" svg:x1="6.08cm" svg:y1="4.597cm" svg:x2="7.138cm" svg:y2="4.597cm">
          <text:p text:style-name="P3"/>
        </draw:line>
        <draw:line draw:style-name="gr22" draw:text-style-name="P2" draw:layer="layout" svg:x1="7.35cm" svg:y1="4.597cm" svg:x2="8.409cm" svg:y2="4.597cm">
          <text:p text:style-name="P3"/>
        </draw:line>
        <draw:line draw:style-name="gr22" draw:text-style-name="P2" draw:layer="layout" svg:x1="7.139cm" svg:y1="4.174cm" svg:x2="7.35cm" svg:y2="4.597cm">
          <text:p text:style-name="P3"/>
        </draw:line>
        <draw:line draw:style-name="gr22" draw:text-style-name="P2" draw:layer="layout" svg:x1="7.35cm" svg:y1="4.174cm" svg:x2="7.138cm" svg:y2="4.597cm">
          <text:p text:style-name="P3"/>
        </draw:line>
        <draw:line draw:style-name="gr22" draw:text-style-name="P2" draw:layer="layout" svg:x1="8.409cm" svg:y1="4.174cm" svg:x2="8.621cm" svg:y2="4.597cm">
          <text:p text:style-name="P3"/>
        </draw:line>
        <draw:line draw:style-name="gr22" draw:text-style-name="P2" draw:layer="layout" svg:x1="8.621cm" svg:y1="4.174cm" svg:x2="8.409cm" svg:y2="4.597cm">
          <text:p text:style-name="P3"/>
        </draw:line>
        <draw:line draw:style-name="gr22" draw:text-style-name="P2" draw:layer="layout" svg:x1="8.628cm" svg:y1="4.174cm" svg:x2="9.679cm" svg:y2="4.174cm">
          <text:p text:style-name="P3"/>
        </draw:line>
        <draw:line draw:style-name="gr22" draw:text-style-name="P2" draw:layer="layout" svg:x1="9.891cm" svg:y1="4.174cm" svg:x2="10.95cm" svg:y2="4.174cm">
          <text:p text:style-name="P3"/>
        </draw:line>
        <draw:line draw:style-name="gr22" draw:text-style-name="P2" draw:layer="layout" svg:x1="8.621cm" svg:y1="4.597cm" svg:x2="9.679cm" svg:y2="4.597cm">
          <text:p text:style-name="P3"/>
        </draw:line>
        <draw:line draw:style-name="gr22" draw:text-style-name="P2" draw:layer="layout" svg:x1="9.891cm" svg:y1="4.597cm" svg:x2="10.95cm" svg:y2="4.597cm">
          <text:p text:style-name="P3"/>
        </draw:line>
        <draw:line draw:style-name="gr22" draw:text-style-name="P2" draw:layer="layout" svg:x1="9.68cm" svg:y1="4.174cm" svg:x2="9.891cm" svg:y2="4.597cm">
          <text:p text:style-name="P3"/>
        </draw:line>
        <draw:line draw:style-name="gr22" draw:text-style-name="P2" draw:layer="layout" svg:x1="9.891cm" svg:y1="4.174cm" svg:x2="9.679cm" svg:y2="4.597cm">
          <text:p text:style-name="P3"/>
        </draw:line>
        <draw:line draw:style-name="gr22" draw:text-style-name="P2" draw:layer="layout" svg:x1="10.95cm" svg:y1="4.174cm" svg:x2="11.162cm" svg:y2="4.597cm">
          <text:p text:style-name="P3"/>
        </draw:line>
        <draw:line draw:style-name="gr22" draw:text-style-name="P2" draw:layer="layout" svg:x1="11.162cm" svg:y1="4.174cm" svg:x2="10.95cm" svg:y2="4.597cm">
          <text:p text:style-name="P3"/>
        </draw:line>
        <draw:line draw:style-name="gr22" draw:text-style-name="P2" draw:layer="layout" svg:x1="11.169cm" svg:y1="4.174cm" svg:x2="12.22cm" svg:y2="4.174cm">
          <text:p text:style-name="P3"/>
        </draw:line>
        <draw:line draw:style-name="gr22" draw:text-style-name="P2" draw:layer="layout" svg:x1="12.432cm" svg:y1="4.174cm" svg:x2="13.491cm" svg:y2="4.174cm">
          <text:p text:style-name="P3"/>
        </draw:line>
        <draw:line draw:style-name="gr22" draw:text-style-name="P2" draw:layer="layout" svg:x1="11.162cm" svg:y1="4.597cm" svg:x2="12.22cm" svg:y2="4.597cm">
          <text:p text:style-name="P3"/>
        </draw:line>
        <draw:line draw:style-name="gr22" draw:text-style-name="P2" draw:layer="layout" svg:x1="12.432cm" svg:y1="4.597cm" svg:x2="13.491cm" svg:y2="4.597cm">
          <text:p text:style-name="P3"/>
        </draw:line>
        <draw:line draw:style-name="gr22" draw:text-style-name="P2" draw:layer="layout" svg:x1="12.221cm" svg:y1="4.174cm" svg:x2="12.432cm" svg:y2="4.597cm">
          <text:p text:style-name="P3"/>
        </draw:line>
        <draw:line draw:style-name="gr22" draw:text-style-name="P2" draw:layer="layout" svg:x1="12.432cm" svg:y1="4.174cm" svg:x2="12.22cm" svg:y2="4.597cm">
          <text:p text:style-name="P3"/>
        </draw:line>
        <draw:line draw:style-name="gr22" draw:text-style-name="P2" draw:layer="layout" svg:x1="13.491cm" svg:y1="4.174cm" svg:x2="13.703cm" svg:y2="4.597cm">
          <text:p text:style-name="P3"/>
        </draw:line>
        <draw:line draw:style-name="gr22" draw:text-style-name="P2" draw:layer="layout" svg:x1="13.703cm" svg:y1="4.174cm" svg:x2="13.491cm" svg:y2="4.597cm">
          <text:p text:style-name="P3"/>
        </draw:line>
        <draw:line draw:style-name="gr22" draw:text-style-name="P2" draw:layer="layout" svg:x1="13.71cm" svg:y1="4.174cm" svg:x2="14.761cm" svg:y2="4.174cm">
          <text:p text:style-name="P3"/>
        </draw:line>
        <draw:line draw:style-name="gr22" draw:text-style-name="P2" draw:layer="layout" svg:x1="14.973cm" svg:y1="4.174cm" svg:x2="16.032cm" svg:y2="4.174cm">
          <text:p text:style-name="P3"/>
        </draw:line>
        <draw:line draw:style-name="gr22" draw:text-style-name="P2" draw:layer="layout" svg:x1="13.703cm" svg:y1="4.597cm" svg:x2="14.761cm" svg:y2="4.597cm">
          <text:p text:style-name="P3"/>
        </draw:line>
        <draw:line draw:style-name="gr22" draw:text-style-name="P2" draw:layer="layout" svg:x1="14.973cm" svg:y1="4.597cm" svg:x2="16.032cm" svg:y2="4.597cm">
          <text:p text:style-name="P3"/>
        </draw:line>
        <draw:line draw:style-name="gr22" draw:text-style-name="P2" draw:layer="layout" svg:x1="14.762cm" svg:y1="4.174cm" svg:x2="14.973cm" svg:y2="4.597cm">
          <text:p text:style-name="P3"/>
        </draw:line>
        <draw:line draw:style-name="gr22" draw:text-style-name="P2" draw:layer="layout" svg:x1="14.973cm" svg:y1="4.174cm" svg:x2="14.761cm" svg:y2="4.597cm">
          <text:p text:style-name="P3"/>
        </draw:line>
        <draw:line draw:style-name="gr22" draw:text-style-name="P2" draw:layer="layout" svg:x1="16.032cm" svg:y1="4.174cm" svg:x2="16.244cm" svg:y2="4.597cm">
          <text:p text:style-name="P3"/>
        </draw:line>
        <draw:line draw:style-name="gr22" draw:text-style-name="P2" draw:layer="layout" svg:x1="16.244cm" svg:y1="4.174cm" svg:x2="16.032cm" svg:y2="4.597cm">
          <text:p text:style-name="P3"/>
        </draw:line>
        <draw:line draw:style-name="gr22" draw:text-style-name="P2" draw:layer="layout" svg:x1="16.251cm" svg:y1="4.174cm" svg:x2="17.302cm" svg:y2="4.174cm">
          <text:p text:style-name="P3"/>
        </draw:line>
        <draw:line draw:style-name="gr22" draw:text-style-name="P2" draw:layer="layout" svg:x1="17.514cm" svg:y1="4.174cm" svg:x2="18.573cm" svg:y2="4.174cm">
          <text:p text:style-name="P3"/>
        </draw:line>
        <draw:line draw:style-name="gr22" draw:text-style-name="P2" draw:layer="layout" svg:x1="16.244cm" svg:y1="4.597cm" svg:x2="17.302cm" svg:y2="4.597cm">
          <text:p text:style-name="P3"/>
        </draw:line>
        <draw:line draw:style-name="gr22" draw:text-style-name="P2" draw:layer="layout" svg:x1="17.514cm" svg:y1="4.597cm" svg:x2="18.573cm" svg:y2="4.597cm">
          <text:p text:style-name="P3"/>
        </draw:line>
        <draw:line draw:style-name="gr22" draw:text-style-name="P2" draw:layer="layout" svg:x1="17.303cm" svg:y1="4.174cm" svg:x2="17.514cm" svg:y2="4.597cm">
          <text:p text:style-name="P3"/>
        </draw:line>
        <draw:line draw:style-name="gr22" draw:text-style-name="P2" draw:layer="layout" svg:x1="17.514cm" svg:y1="4.174cm" svg:x2="17.302cm" svg:y2="4.597cm">
          <text:p text:style-name="P3"/>
        </draw:line>
        <draw:line draw:style-name="gr22" draw:text-style-name="P2" draw:layer="layout" svg:x1="18.573cm" svg:y1="4.174cm" svg:x2="18.785cm" svg:y2="4.597cm">
          <text:p text:style-name="P3"/>
        </draw:line>
        <draw:line draw:style-name="gr22" draw:text-style-name="P2" draw:layer="layout" svg:x1="18.785cm" svg:y1="4.174cm" svg:x2="18.573cm" svg:y2="4.597cm">
          <text:p text:style-name="P3"/>
        </draw:line>
        <draw:line draw:style-name="gr22" draw:text-style-name="P2" draw:layer="layout" svg:x1="18.792cm" svg:y1="4.174cm" svg:x2="19.843cm" svg:y2="4.174cm">
          <text:p text:style-name="P3"/>
        </draw:line>
        <draw:line draw:style-name="gr22" draw:text-style-name="P2" draw:layer="layout" svg:x1="20.055cm" svg:y1="4.174cm" svg:x2="21.114cm" svg:y2="4.174cm">
          <text:p text:style-name="P3"/>
        </draw:line>
        <draw:line draw:style-name="gr22" draw:text-style-name="P2" draw:layer="layout" svg:x1="18.785cm" svg:y1="4.597cm" svg:x2="19.843cm" svg:y2="4.597cm">
          <text:p text:style-name="P3"/>
        </draw:line>
        <draw:line draw:style-name="gr22" draw:text-style-name="P2" draw:layer="layout" svg:x1="20.055cm" svg:y1="4.597cm" svg:x2="21.114cm" svg:y2="4.597cm">
          <text:p text:style-name="P3"/>
        </draw:line>
        <draw:line draw:style-name="gr22" draw:text-style-name="P2" draw:layer="layout" svg:x1="19.844cm" svg:y1="4.174cm" svg:x2="20.055cm" svg:y2="4.597cm">
          <text:p text:style-name="P3"/>
        </draw:line>
        <draw:line draw:style-name="gr22" draw:text-style-name="P2" draw:layer="layout" svg:x1="20.055cm" svg:y1="4.174cm" svg:x2="19.843cm" svg:y2="4.597cm">
          <text:p text:style-name="P3"/>
        </draw:line>
        <draw:line draw:style-name="gr22" draw:text-style-name="P2" draw:layer="layout" svg:x1="21.114cm" svg:y1="4.174cm" svg:x2="21.326cm" svg:y2="4.597cm">
          <text:p text:style-name="P3"/>
        </draw:line>
        <draw:line draw:style-name="gr22" draw:text-style-name="P2" draw:layer="layout" svg:x1="21.326cm" svg:y1="4.174cm" svg:x2="21.114cm" svg:y2="4.597cm">
          <text:p text:style-name="P3"/>
        </draw:line>
        <draw:line draw:style-name="gr22" draw:text-style-name="P2" draw:layer="layout" svg:x1="21.333cm" svg:y1="4.174cm" svg:x2="22.384cm" svg:y2="4.174cm">
          <text:p text:style-name="P3"/>
        </draw:line>
        <draw:line draw:style-name="gr22" draw:text-style-name="P2" draw:layer="layout" svg:x1="22.596cm" svg:y1="4.174cm" svg:x2="23.655cm" svg:y2="4.174cm">
          <text:p text:style-name="P3"/>
        </draw:line>
        <draw:line draw:style-name="gr22" draw:text-style-name="P2" draw:layer="layout" svg:x1="21.326cm" svg:y1="4.597cm" svg:x2="22.384cm" svg:y2="4.597cm">
          <text:p text:style-name="P3"/>
        </draw:line>
        <draw:line draw:style-name="gr22" draw:text-style-name="P2" draw:layer="layout" svg:x1="22.596cm" svg:y1="4.597cm" svg:x2="23.655cm" svg:y2="4.597cm">
          <text:p text:style-name="P3"/>
        </draw:line>
        <draw:line draw:style-name="gr22" draw:text-style-name="P2" draw:layer="layout" svg:x1="22.385cm" svg:y1="4.174cm" svg:x2="22.596cm" svg:y2="4.597cm">
          <text:p text:style-name="P3"/>
        </draw:line>
        <draw:line draw:style-name="gr22" draw:text-style-name="P2" draw:layer="layout" svg:x1="22.596cm" svg:y1="4.174cm" svg:x2="22.384cm" svg:y2="4.597cm">
          <text:p text:style-name="P3"/>
        </draw:line>
        <draw:line draw:style-name="gr22" draw:text-style-name="P2" draw:layer="layout" svg:x1="23.655cm" svg:y1="4.174cm" svg:x2="23.867cm" svg:y2="4.597cm">
          <text:p text:style-name="P3"/>
        </draw:line>
        <draw:line draw:style-name="gr22" draw:text-style-name="P2" draw:layer="layout" svg:x1="23.867cm" svg:y1="4.174cm" svg:x2="23.655cm" svg:y2="4.597cm">
          <text:p text:style-name="P3"/>
        </draw:line>
        <draw:line draw:style-name="gr22" draw:text-style-name="P2" draw:layer="layout" svg:x1="22.603cm" svg:y1="4.174cm" svg:x2="23.654cm" svg:y2="4.174cm">
          <text:p text:style-name="P3"/>
        </draw:line>
        <draw:line draw:style-name="gr22" draw:text-style-name="P2" draw:layer="layout" svg:x1="23.866cm" svg:y1="4.174cm" svg:x2="24.925cm" svg:y2="4.174cm">
          <text:p text:style-name="P3"/>
        </draw:line>
        <draw:line draw:style-name="gr22" draw:text-style-name="P2" draw:layer="layout" svg:x1="22.596cm" svg:y1="4.597cm" svg:x2="23.654cm" svg:y2="4.597cm">
          <text:p text:style-name="P3"/>
        </draw:line>
        <draw:line draw:style-name="gr22" draw:text-style-name="P2" draw:layer="layout" svg:x1="23.866cm" svg:y1="4.597cm" svg:x2="24.925cm" svg:y2="4.597cm">
          <text:p text:style-name="P3"/>
        </draw:line>
        <draw:line draw:style-name="gr22" draw:text-style-name="P2" draw:layer="layout" svg:x1="23.655cm" svg:y1="4.174cm" svg:x2="23.866cm" svg:y2="4.597cm">
          <text:p text:style-name="P3"/>
        </draw:line>
        <draw:line draw:style-name="gr22" draw:text-style-name="P2" draw:layer="layout" svg:x1="23.866cm" svg:y1="4.174cm" svg:x2="23.654cm" svg:y2="4.597cm">
          <text:p text:style-name="P3"/>
        </draw:line>
        <draw:line draw:style-name="gr22" draw:text-style-name="P2" draw:layer="layout" svg:x1="24.925cm" svg:y1="4.174cm" svg:x2="25.137cm" svg:y2="4.597cm">
          <text:p text:style-name="P3"/>
        </draw:line>
        <draw:line draw:style-name="gr22" draw:text-style-name="P2" draw:layer="layout" svg:x1="25.137cm" svg:y1="4.174cm" svg:x2="24.925cm" svg:y2="4.597cm">
          <text:p text:style-name="P3"/>
        </draw:line>
        <draw:line draw:style-name="gr22" draw:text-style-name="P2" draw:layer="layout" svg:x1="25.144cm" svg:y1="4.174cm" svg:x2="26.195cm" svg:y2="4.174cm">
          <text:p text:style-name="P3"/>
        </draw:line>
        <draw:line draw:style-name="gr22" draw:text-style-name="P2" draw:layer="layout" svg:x1="26.407cm" svg:y1="4.174cm" svg:x2="27.466cm" svg:y2="4.174cm">
          <text:p text:style-name="P3"/>
        </draw:line>
        <draw:line draw:style-name="gr22" draw:text-style-name="P2" draw:layer="layout" svg:x1="25.137cm" svg:y1="4.597cm" svg:x2="26.195cm" svg:y2="4.597cm">
          <text:p text:style-name="P3"/>
        </draw:line>
        <draw:line draw:style-name="gr22" draw:text-style-name="P2" draw:layer="layout" svg:x1="26.407cm" svg:y1="4.597cm" svg:x2="27.466cm" svg:y2="4.597cm">
          <text:p text:style-name="P3"/>
        </draw:line>
        <draw:line draw:style-name="gr22" draw:text-style-name="P2" draw:layer="layout" svg:x1="26.196cm" svg:y1="4.174cm" svg:x2="26.407cm" svg:y2="4.597cm">
          <text:p text:style-name="P3"/>
        </draw:line>
        <draw:line draw:style-name="gr22" draw:text-style-name="P2" draw:layer="layout" svg:x1="26.407cm" svg:y1="4.174cm" svg:x2="26.195cm" svg:y2="4.597cm">
          <text:p text:style-name="P3"/>
        </draw:line>
        <draw:line draw:style-name="gr22" draw:text-style-name="P2" draw:layer="layout" svg:x1="27.466cm" svg:y1="4.174cm" svg:x2="27.678cm" svg:y2="4.597cm">
          <text:p text:style-name="P3"/>
        </draw:line>
        <draw:line draw:style-name="gr22" draw:text-style-name="P2" draw:layer="layout" svg:x1="27.678cm" svg:y1="4.174cm" svg:x2="27.466cm" svg:y2="4.597cm">
          <text:p text:style-name="P3"/>
        </draw:line>
        <draw:line draw:style-name="gr22" draw:text-style-name="P2" draw:layer="layout" svg:x1="1.851cm" svg:y1="6.715cm" svg:x2="3.326cm" svg:y2="6.715cm">
          <text:p text:style-name="P3"/>
        </draw:line>
        <draw:line draw:style-name="gr22" draw:text-style-name="P2" draw:layer="layout" svg:x1="3.545cm" svg:y1="6.715cm" svg:x2="4.596cm" svg:y2="6.715cm">
          <text:p text:style-name="P3"/>
        </draw:line>
        <draw:line draw:style-name="gr22" draw:text-style-name="P2" draw:layer="layout" svg:x1="4.808cm" svg:y1="6.715cm" svg:x2="5.867cm" svg:y2="6.715cm">
          <text:p text:style-name="P3"/>
        </draw:line>
        <draw:line draw:style-name="gr22" draw:text-style-name="P2" draw:layer="layout" svg:x1="1.844cm" svg:y1="7.138cm" svg:x2="3.326cm" svg:y2="7.138cm">
          <text:p text:style-name="P3"/>
        </draw:line>
        <draw:line draw:style-name="gr22" draw:text-style-name="P2" draw:layer="layout" svg:x1="3.538cm" svg:y1="7.138cm" svg:x2="4.596cm" svg:y2="7.138cm">
          <text:p text:style-name="P3"/>
        </draw:line>
        <draw:line draw:style-name="gr22" draw:text-style-name="P2" draw:layer="layout" svg:x1="4.808cm" svg:y1="7.138cm" svg:x2="5.867cm" svg:y2="7.138cm">
          <text:p text:style-name="P3"/>
        </draw:line>
        <draw:line draw:style-name="gr22" draw:text-style-name="P2" draw:layer="layout" svg:x1="3.326cm" svg:y1="6.715cm" svg:x2="3.538cm" svg:y2="7.138cm">
          <text:p text:style-name="P3"/>
        </draw:line>
        <draw:line draw:style-name="gr22" draw:text-style-name="P2" draw:layer="layout" svg:x1="3.545cm" svg:y1="6.715cm" svg:x2="3.326cm" svg:y2="7.138cm">
          <text:p text:style-name="P3"/>
        </draw:line>
        <draw:line draw:style-name="gr22" draw:text-style-name="P2" draw:layer="layout" svg:x1="4.597cm" svg:y1="6.715cm" svg:x2="4.808cm" svg:y2="7.138cm">
          <text:p text:style-name="P3"/>
        </draw:line>
        <draw:line draw:style-name="gr22" draw:text-style-name="P2" draw:layer="layout" svg:x1="4.808cm" svg:y1="6.715cm" svg:x2="4.596cm" svg:y2="7.138cm">
          <text:p text:style-name="P3"/>
        </draw:line>
        <draw:line draw:style-name="gr22" draw:text-style-name="P2" draw:layer="layout" svg:x1="5.867cm" svg:y1="6.715cm" svg:x2="6.079cm" svg:y2="7.138cm">
          <text:p text:style-name="P3"/>
        </draw:line>
        <draw:line draw:style-name="gr22" draw:text-style-name="P2" draw:layer="layout" svg:x1="6.079cm" svg:y1="6.715cm" svg:x2="5.867cm" svg:y2="7.138cm">
          <text:p text:style-name="P3"/>
        </draw:line>
        <draw:frame draw:style-name="gr24" draw:text-style-name="P16" draw:layer="layout" svg:width="1.271cm" svg:height="0.818cm" svg:x="6.08cm" svg:y="6.503cm">
          <draw:text-box>
            <text:p text:style-name="P3"><text:span text:style-name="T7">vi_0</text:span></text:p>
          </draw:text-box>
        </draw:frame>
        <draw:frame draw:style-name="gr25" draw:text-style-name="P16" draw:layer="layout" svg:width="1.271cm" svg:height="0.847cm" svg:x="7.35cm" svg:y="6.503cm">
          <draw:text-box>
            <text:p text:style-name="P3"><text:span text:style-name="T7">vi_1</text:span></text:p>
          </draw:text-box>
        </draw:frame>
        <draw:frame draw:style-name="gr25" draw:text-style-name="P16" draw:layer="layout" svg:width="1.271cm" svg:height="0.847cm" svg:x="8.621cm" svg:y="6.503cm">
          <draw:text-box>
            <text:p text:style-name="P3"><text:span text:style-name="T7">vi_2</text:span></text:p>
          </draw:text-box>
        </draw:frame>
        <draw:frame draw:style-name="gr25" draw:text-style-name="P16" draw:layer="layout" svg:width="1.271cm" svg:height="0.847cm" svg:x="11.161cm" svg:y="6.503cm">
          <draw:text-box>
            <text:p text:style-name="P3"><text:span text:style-name="T7">vi_4</text:span></text:p>
          </draw:text-box>
        </draw:frame>
        <draw:frame draw:style-name="gr25" draw:text-style-name="P16" draw:layer="layout" svg:width="1.271cm" svg:height="0.847cm" svg:x="12.432cm" svg:y="6.503cm">
          <draw:text-box>
            <text:p text:style-name="P3"><text:span text:style-name="T7">vi_5</text:span></text:p>
          </draw:text-box>
        </draw:frame>
        <draw:frame draw:style-name="gr25" draw:text-style-name="P16" draw:layer="layout" svg:width="1.271cm" svg:height="0.847cm" svg:x="16.243cm" svg:y="6.503cm">
          <draw:text-box>
            <text:p text:style-name="P3"><text:span text:style-name="T7">vi_8</text:span></text:p>
          </draw:text-box>
        </draw:frame>
        <draw:frame draw:style-name="gr25" draw:text-style-name="P16" draw:layer="layout" svg:width="1.271cm" svg:height="0.847cm" svg:x="17.514cm" svg:y="6.503cm">
          <draw:text-box>
            <text:p text:style-name="P3"><text:span text:style-name="T7">vi_9</text:span></text:p>
          </draw:text-box>
        </draw:frame>
        <draw:frame draw:style-name="gr25" draw:text-style-name="P16" draw:layer="layout" svg:width="1.475cm" svg:height="0.847cm" svg:x="18.58cm" svg:y="6.503cm">
          <draw:text-box>
            <text:p text:style-name="P3"><text:span text:style-name="T7">vi_10</text:span></text:p>
          </draw:text-box>
        </draw:frame>
        <draw:frame draw:style-name="gr25" draw:text-style-name="P16" draw:layer="layout" svg:width="1.475cm" svg:height="0.847cm" svg:x="19.843cm" svg:y="6.503cm">
          <draw:text-box>
            <text:p text:style-name="P3"><text:span text:style-name="T7">vi_11</text:span></text:p>
          </draw:text-box>
        </draw:frame>
        <draw:frame draw:style-name="gr25" draw:text-style-name="P16" draw:layer="layout" svg:width="1.475cm" svg:height="0.847cm" svg:x="21.114cm" svg:y="6.503cm">
          <draw:text-box>
            <text:p text:style-name="P3"><text:span text:style-name="T7">vi_12</text:span></text:p>
          </draw:text-box>
        </draw:frame>
        <draw:frame draw:style-name="gr25" draw:text-style-name="P16" draw:layer="layout" svg:width="1.271cm" svg:height="0.847cm" svg:x="13.702cm" svg:y="6.503cm">
          <draw:text-box>
            <text:p text:style-name="P3"><text:span text:style-name="T7">vi_6</text:span></text:p>
          </draw:text-box>
        </draw:frame>
        <draw:frame draw:style-name="gr25" draw:text-style-name="P16" draw:layer="layout" svg:width="1.271cm" svg:height="0.847cm" svg:x="9.891cm" svg:y="6.503cm">
          <draw:text-box>
            <text:p text:style-name="P3"><text:span text:style-name="T7">vi_3</text:span></text:p>
          </draw:text-box>
        </draw:frame>
        <draw:frame draw:style-name="gr25" draw:text-style-name="P16" draw:layer="layout" svg:width="1.271cm" svg:height="0.847cm" svg:x="14.973cm" svg:y="6.503cm">
          <draw:text-box>
            <text:p text:style-name="P3"><text:span text:style-name="T7">vi_7</text:span></text:p>
          </draw:text-box>
        </draw:frame>
        <draw:line draw:style-name="gr22" draw:text-style-name="P2" draw:layer="layout" svg:x1="6.086cm" svg:y1="6.715cm" svg:x2="7.137cm" svg:y2="6.715cm">
          <text:p text:style-name="P3"/>
        </draw:line>
        <draw:line draw:style-name="gr22" draw:text-style-name="P2" draw:layer="layout" svg:x1="7.349cm" svg:y1="6.715cm" svg:x2="8.408cm" svg:y2="6.715cm">
          <text:p text:style-name="P3"/>
        </draw:line>
        <draw:line draw:style-name="gr22" draw:text-style-name="P2" draw:layer="layout" svg:x1="6.079cm" svg:y1="7.138cm" svg:x2="7.137cm" svg:y2="7.138cm">
          <text:p text:style-name="P3"/>
        </draw:line>
        <draw:line draw:style-name="gr22" draw:text-style-name="P2" draw:layer="layout" svg:x1="7.349cm" svg:y1="7.138cm" svg:x2="8.408cm" svg:y2="7.138cm">
          <text:p text:style-name="P3"/>
        </draw:line>
        <draw:line draw:style-name="gr22" draw:text-style-name="P2" draw:layer="layout" svg:x1="7.138cm" svg:y1="6.715cm" svg:x2="7.349cm" svg:y2="7.138cm">
          <text:p text:style-name="P3"/>
        </draw:line>
        <draw:line draw:style-name="gr22" draw:text-style-name="P2" draw:layer="layout" svg:x1="7.349cm" svg:y1="6.715cm" svg:x2="7.137cm" svg:y2="7.138cm">
          <text:p text:style-name="P3"/>
        </draw:line>
        <draw:line draw:style-name="gr22" draw:text-style-name="P2" draw:layer="layout" svg:x1="8.408cm" svg:y1="6.715cm" svg:x2="8.62cm" svg:y2="7.138cm">
          <text:p text:style-name="P3"/>
        </draw:line>
        <draw:line draw:style-name="gr22" draw:text-style-name="P2" draw:layer="layout" svg:x1="8.62cm" svg:y1="6.715cm" svg:x2="8.408cm" svg:y2="7.138cm">
          <text:p text:style-name="P3"/>
        </draw:line>
        <draw:line draw:style-name="gr22" draw:text-style-name="P2" draw:layer="layout" svg:x1="8.627cm" svg:y1="6.715cm" svg:x2="9.678cm" svg:y2="6.715cm">
          <text:p text:style-name="P3"/>
        </draw:line>
        <draw:line draw:style-name="gr22" draw:text-style-name="P2" draw:layer="layout" svg:x1="9.89cm" svg:y1="6.715cm" svg:x2="10.949cm" svg:y2="6.715cm">
          <text:p text:style-name="P3"/>
        </draw:line>
        <draw:line draw:style-name="gr22" draw:text-style-name="P2" draw:layer="layout" svg:x1="8.62cm" svg:y1="7.138cm" svg:x2="9.678cm" svg:y2="7.138cm">
          <text:p text:style-name="P3"/>
        </draw:line>
        <draw:line draw:style-name="gr22" draw:text-style-name="P2" draw:layer="layout" svg:x1="9.89cm" svg:y1="7.138cm" svg:x2="10.949cm" svg:y2="7.138cm">
          <text:p text:style-name="P3"/>
        </draw:line>
        <draw:line draw:style-name="gr22" draw:text-style-name="P2" draw:layer="layout" svg:x1="9.679cm" svg:y1="6.715cm" svg:x2="9.89cm" svg:y2="7.138cm">
          <text:p text:style-name="P3"/>
        </draw:line>
        <draw:line draw:style-name="gr22" draw:text-style-name="P2" draw:layer="layout" svg:x1="9.89cm" svg:y1="6.715cm" svg:x2="9.678cm" svg:y2="7.138cm">
          <text:p text:style-name="P3"/>
        </draw:line>
        <draw:line draw:style-name="gr22" draw:text-style-name="P2" draw:layer="layout" svg:x1="10.949cm" svg:y1="6.715cm" svg:x2="11.161cm" svg:y2="7.138cm">
          <text:p text:style-name="P3"/>
        </draw:line>
        <draw:line draw:style-name="gr22" draw:text-style-name="P2" draw:layer="layout" svg:x1="11.161cm" svg:y1="6.715cm" svg:x2="10.949cm" svg:y2="7.138cm">
          <text:p text:style-name="P3"/>
        </draw:line>
        <draw:line draw:style-name="gr22" draw:text-style-name="P2" draw:layer="layout" svg:x1="11.168cm" svg:y1="6.715cm" svg:x2="12.219cm" svg:y2="6.715cm">
          <text:p text:style-name="P3"/>
        </draw:line>
        <draw:line draw:style-name="gr22" draw:text-style-name="P2" draw:layer="layout" svg:x1="12.431cm" svg:y1="6.715cm" svg:x2="13.49cm" svg:y2="6.715cm">
          <text:p text:style-name="P3"/>
        </draw:line>
        <draw:line draw:style-name="gr22" draw:text-style-name="P2" draw:layer="layout" svg:x1="11.161cm" svg:y1="7.138cm" svg:x2="12.219cm" svg:y2="7.138cm">
          <text:p text:style-name="P3"/>
        </draw:line>
        <draw:line draw:style-name="gr22" draw:text-style-name="P2" draw:layer="layout" svg:x1="12.431cm" svg:y1="7.138cm" svg:x2="13.49cm" svg:y2="7.138cm">
          <text:p text:style-name="P3"/>
        </draw:line>
        <draw:line draw:style-name="gr22" draw:text-style-name="P2" draw:layer="layout" svg:x1="12.22cm" svg:y1="6.715cm" svg:x2="12.431cm" svg:y2="7.138cm">
          <text:p text:style-name="P3"/>
        </draw:line>
        <draw:line draw:style-name="gr22" draw:text-style-name="P2" draw:layer="layout" svg:x1="12.431cm" svg:y1="6.715cm" svg:x2="12.219cm" svg:y2="7.138cm">
          <text:p text:style-name="P3"/>
        </draw:line>
        <draw:line draw:style-name="gr22" draw:text-style-name="P2" draw:layer="layout" svg:x1="13.49cm" svg:y1="6.715cm" svg:x2="13.702cm" svg:y2="7.138cm">
          <text:p text:style-name="P3"/>
        </draw:line>
        <draw:line draw:style-name="gr22" draw:text-style-name="P2" draw:layer="layout" svg:x1="13.702cm" svg:y1="6.715cm" svg:x2="13.49cm" svg:y2="7.138cm">
          <text:p text:style-name="P3"/>
        </draw:line>
        <draw:line draw:style-name="gr22" draw:text-style-name="P2" draw:layer="layout" svg:x1="13.709cm" svg:y1="6.715cm" svg:x2="14.76cm" svg:y2="6.715cm">
          <text:p text:style-name="P3"/>
        </draw:line>
        <draw:line draw:style-name="gr22" draw:text-style-name="P2" draw:layer="layout" svg:x1="14.972cm" svg:y1="6.715cm" svg:x2="16.031cm" svg:y2="6.715cm">
          <text:p text:style-name="P3"/>
        </draw:line>
        <draw:line draw:style-name="gr22" draw:text-style-name="P2" draw:layer="layout" svg:x1="13.702cm" svg:y1="7.138cm" svg:x2="14.76cm" svg:y2="7.138cm">
          <text:p text:style-name="P3"/>
        </draw:line>
        <draw:line draw:style-name="gr22" draw:text-style-name="P2" draw:layer="layout" svg:x1="14.972cm" svg:y1="7.138cm" svg:x2="16.031cm" svg:y2="7.138cm">
          <text:p text:style-name="P3"/>
        </draw:line>
        <draw:line draw:style-name="gr22" draw:text-style-name="P2" draw:layer="layout" svg:x1="14.761cm" svg:y1="6.715cm" svg:x2="14.972cm" svg:y2="7.138cm">
          <text:p text:style-name="P3"/>
        </draw:line>
        <draw:line draw:style-name="gr22" draw:text-style-name="P2" draw:layer="layout" svg:x1="14.972cm" svg:y1="6.715cm" svg:x2="14.76cm" svg:y2="7.138cm">
          <text:p text:style-name="P3"/>
        </draw:line>
        <draw:line draw:style-name="gr22" draw:text-style-name="P2" draw:layer="layout" svg:x1="16.031cm" svg:y1="6.715cm" svg:x2="16.243cm" svg:y2="7.138cm">
          <text:p text:style-name="P3"/>
        </draw:line>
        <draw:line draw:style-name="gr22" draw:text-style-name="P2" draw:layer="layout" svg:x1="16.243cm" svg:y1="6.715cm" svg:x2="16.031cm" svg:y2="7.138cm">
          <text:p text:style-name="P3"/>
        </draw:line>
        <draw:line draw:style-name="gr22" draw:text-style-name="P2" draw:layer="layout" svg:x1="16.25cm" svg:y1="6.715cm" svg:x2="17.301cm" svg:y2="6.715cm">
          <text:p text:style-name="P3"/>
        </draw:line>
        <draw:line draw:style-name="gr22" draw:text-style-name="P2" draw:layer="layout" svg:x1="17.513cm" svg:y1="6.715cm" svg:x2="18.572cm" svg:y2="6.715cm">
          <text:p text:style-name="P3"/>
        </draw:line>
        <draw:line draw:style-name="gr22" draw:text-style-name="P2" draw:layer="layout" svg:x1="16.243cm" svg:y1="7.138cm" svg:x2="17.301cm" svg:y2="7.138cm">
          <text:p text:style-name="P3"/>
        </draw:line>
        <draw:line draw:style-name="gr22" draw:text-style-name="P2" draw:layer="layout" svg:x1="17.513cm" svg:y1="7.138cm" svg:x2="18.572cm" svg:y2="7.138cm">
          <text:p text:style-name="P3"/>
        </draw:line>
        <draw:line draw:style-name="gr22" draw:text-style-name="P2" draw:layer="layout" svg:x1="17.302cm" svg:y1="6.715cm" svg:x2="17.513cm" svg:y2="7.138cm">
          <text:p text:style-name="P3"/>
        </draw:line>
        <draw:line draw:style-name="gr22" draw:text-style-name="P2" draw:layer="layout" svg:x1="17.513cm" svg:y1="6.715cm" svg:x2="17.301cm" svg:y2="7.138cm">
          <text:p text:style-name="P3"/>
        </draw:line>
        <draw:line draw:style-name="gr22" draw:text-style-name="P2" draw:layer="layout" svg:x1="18.572cm" svg:y1="6.715cm" svg:x2="18.784cm" svg:y2="7.138cm">
          <text:p text:style-name="P3"/>
        </draw:line>
        <draw:line draw:style-name="gr22" draw:text-style-name="P2" draw:layer="layout" svg:x1="18.784cm" svg:y1="6.715cm" svg:x2="18.572cm" svg:y2="7.138cm">
          <text:p text:style-name="P3"/>
        </draw:line>
        <draw:line draw:style-name="gr22" draw:text-style-name="P2" draw:layer="layout" svg:x1="18.791cm" svg:y1="6.715cm" svg:x2="19.842cm" svg:y2="6.715cm">
          <text:p text:style-name="P3"/>
        </draw:line>
        <draw:line draw:style-name="gr22" draw:text-style-name="P2" draw:layer="layout" svg:x1="20.054cm" svg:y1="6.715cm" svg:x2="21.113cm" svg:y2="6.715cm">
          <text:p text:style-name="P3"/>
        </draw:line>
        <draw:line draw:style-name="gr22" draw:text-style-name="P2" draw:layer="layout" svg:x1="18.784cm" svg:y1="7.138cm" svg:x2="19.842cm" svg:y2="7.138cm">
          <text:p text:style-name="P3"/>
        </draw:line>
        <draw:line draw:style-name="gr22" draw:text-style-name="P2" draw:layer="layout" svg:x1="20.054cm" svg:y1="7.138cm" svg:x2="21.113cm" svg:y2="7.138cm">
          <text:p text:style-name="P3"/>
        </draw:line>
        <draw:line draw:style-name="gr22" draw:text-style-name="P2" draw:layer="layout" svg:x1="19.843cm" svg:y1="6.715cm" svg:x2="20.054cm" svg:y2="7.138cm">
          <text:p text:style-name="P3"/>
        </draw:line>
        <draw:line draw:style-name="gr22" draw:text-style-name="P2" draw:layer="layout" svg:x1="20.054cm" svg:y1="6.715cm" svg:x2="19.842cm" svg:y2="7.138cm">
          <text:p text:style-name="P3"/>
        </draw:line>
        <draw:line draw:style-name="gr22" draw:text-style-name="P2" draw:layer="layout" svg:x1="21.113cm" svg:y1="6.715cm" svg:x2="21.325cm" svg:y2="7.138cm">
          <text:p text:style-name="P3"/>
        </draw:line>
        <draw:line draw:style-name="gr22" draw:text-style-name="P2" draw:layer="layout" svg:x1="21.325cm" svg:y1="6.715cm" svg:x2="21.113cm" svg:y2="7.138cm">
          <text:p text:style-name="P3"/>
        </draw:line>
        <draw:line draw:style-name="gr22" draw:text-style-name="P2" draw:layer="layout" svg:x1="21.332cm" svg:y1="6.715cm" svg:x2="22.383cm" svg:y2="6.715cm">
          <text:p text:style-name="P3"/>
        </draw:line>
        <draw:line draw:style-name="gr22" draw:text-style-name="P2" draw:layer="layout" svg:x1="22.595cm" svg:y1="6.715cm" svg:x2="23.654cm" svg:y2="6.715cm">
          <text:p text:style-name="P3"/>
        </draw:line>
        <draw:line draw:style-name="gr22" draw:text-style-name="P2" draw:layer="layout" svg:x1="21.325cm" svg:y1="7.138cm" svg:x2="22.383cm" svg:y2="7.138cm">
          <text:p text:style-name="P3"/>
        </draw:line>
        <draw:line draw:style-name="gr22" draw:text-style-name="P2" draw:layer="layout" svg:x1="22.595cm" svg:y1="7.138cm" svg:x2="23.654cm" svg:y2="7.138cm">
          <text:p text:style-name="P3"/>
        </draw:line>
        <draw:line draw:style-name="gr22" draw:text-style-name="P2" draw:layer="layout" svg:x1="22.384cm" svg:y1="6.715cm" svg:x2="22.595cm" svg:y2="7.138cm">
          <text:p text:style-name="P3"/>
        </draw:line>
        <draw:line draw:style-name="gr22" draw:text-style-name="P2" draw:layer="layout" svg:x1="22.595cm" svg:y1="6.715cm" svg:x2="22.383cm" svg:y2="7.138cm">
          <text:p text:style-name="P3"/>
        </draw:line>
        <draw:line draw:style-name="gr22" draw:text-style-name="P2" draw:layer="layout" svg:x1="23.654cm" svg:y1="6.715cm" svg:x2="23.866cm" svg:y2="7.138cm">
          <text:p text:style-name="P3"/>
        </draw:line>
        <draw:line draw:style-name="gr22" draw:text-style-name="P2" draw:layer="layout" svg:x1="23.866cm" svg:y1="6.715cm" svg:x2="23.654cm" svg:y2="7.138cm">
          <text:p text:style-name="P3"/>
        </draw:line>
        <draw:line draw:style-name="gr22" draw:text-style-name="P2" draw:layer="layout" svg:x1="22.602cm" svg:y1="6.715cm" svg:x2="23.653cm" svg:y2="6.715cm">
          <text:p text:style-name="P3"/>
        </draw:line>
        <draw:line draw:style-name="gr22" draw:text-style-name="P2" draw:layer="layout" svg:x1="23.865cm" svg:y1="6.715cm" svg:x2="24.924cm" svg:y2="6.715cm">
          <text:p text:style-name="P3"/>
        </draw:line>
        <draw:line draw:style-name="gr22" draw:text-style-name="P2" draw:layer="layout" svg:x1="22.595cm" svg:y1="7.138cm" svg:x2="23.653cm" svg:y2="7.138cm">
          <text:p text:style-name="P3"/>
        </draw:line>
        <draw:line draw:style-name="gr22" draw:text-style-name="P2" draw:layer="layout" svg:x1="23.865cm" svg:y1="7.138cm" svg:x2="24.924cm" svg:y2="7.138cm">
          <text:p text:style-name="P3"/>
        </draw:line>
        <draw:line draw:style-name="gr22" draw:text-style-name="P2" draw:layer="layout" svg:x1="23.654cm" svg:y1="6.715cm" svg:x2="23.865cm" svg:y2="7.138cm">
          <text:p text:style-name="P3"/>
        </draw:line>
        <draw:line draw:style-name="gr22" draw:text-style-name="P2" draw:layer="layout" svg:x1="23.865cm" svg:y1="6.715cm" svg:x2="23.653cm" svg:y2="7.138cm">
          <text:p text:style-name="P3"/>
        </draw:line>
        <draw:line draw:style-name="gr22" draw:text-style-name="P2" draw:layer="layout" svg:x1="24.924cm" svg:y1="6.715cm" svg:x2="25.136cm" svg:y2="7.138cm">
          <text:p text:style-name="P3"/>
        </draw:line>
        <draw:line draw:style-name="gr22" draw:text-style-name="P2" draw:layer="layout" svg:x1="25.136cm" svg:y1="6.715cm" svg:x2="24.924cm" svg:y2="7.138cm">
          <text:p text:style-name="P3"/>
        </draw:line>
        <draw:line draw:style-name="gr22" draw:text-style-name="P2" draw:layer="layout" svg:x1="25.143cm" svg:y1="6.715cm" svg:x2="26.194cm" svg:y2="6.715cm">
          <text:p text:style-name="P3"/>
        </draw:line>
        <draw:line draw:style-name="gr22" draw:text-style-name="P2" draw:layer="layout" svg:x1="26.406cm" svg:y1="6.715cm" svg:x2="27.465cm" svg:y2="6.715cm">
          <text:p text:style-name="P3"/>
        </draw:line>
        <draw:line draw:style-name="gr22" draw:text-style-name="P2" draw:layer="layout" svg:x1="25.136cm" svg:y1="7.138cm" svg:x2="26.194cm" svg:y2="7.138cm">
          <text:p text:style-name="P3"/>
        </draw:line>
        <draw:line draw:style-name="gr22" draw:text-style-name="P2" draw:layer="layout" svg:x1="26.406cm" svg:y1="7.138cm" svg:x2="27.465cm" svg:y2="7.138cm">
          <text:p text:style-name="P3"/>
        </draw:line>
        <draw:line draw:style-name="gr22" draw:text-style-name="P2" draw:layer="layout" svg:x1="26.195cm" svg:y1="6.715cm" svg:x2="26.406cm" svg:y2="7.138cm">
          <text:p text:style-name="P3"/>
        </draw:line>
        <draw:line draw:style-name="gr22" draw:text-style-name="P2" draw:layer="layout" svg:x1="26.406cm" svg:y1="6.715cm" svg:x2="26.194cm" svg:y2="7.138cm">
          <text:p text:style-name="P3"/>
        </draw:line>
        <draw:line draw:style-name="gr22" draw:text-style-name="P2" draw:layer="layout" svg:x1="27.465cm" svg:y1="6.715cm" svg:x2="27.677cm" svg:y2="7.138cm">
          <text:p text:style-name="P3"/>
        </draw:line>
        <draw:line draw:style-name="gr22" draw:text-style-name="P2" draw:layer="layout" svg:x1="27.677cm" svg:y1="6.715cm" svg:x2="27.465cm" svg:y2="7.138cm">
          <text:p text:style-name="P3"/>
        </draw:line>
        <draw:frame draw:style-name="gr25" draw:text-style-name="P16" draw:layer="layout" svg:width="1.475cm" svg:height="0.847cm" svg:x="22.392cm" svg:y="6.503cm">
          <draw:text-box>
            <text:p text:style-name="P3"><text:span text:style-name="T7">vi_13</text:span></text:p>
          </draw:text-box>
        </draw:frame>
        <draw:frame draw:style-name="gr25" draw:text-style-name="P16" draw:layer="layout" svg:width="1.475cm" svg:height="0.847cm" svg:x="23.655cm" svg:y="6.503cm">
          <draw:text-box>
            <text:p text:style-name="P3"><text:span text:style-name="T7">vi_14</text:span></text:p>
          </draw:text-box>
        </draw:frame>
        <draw:frame draw:style-name="gr25" draw:text-style-name="P16" draw:layer="layout" svg:width="1.475cm" svg:height="0.847cm" svg:x="24.925cm" svg:y="6.503cm">
          <draw:text-box>
            <text:p text:style-name="P3"><text:span text:style-name="T7">vi_15</text:span></text:p>
          </draw:text-box>
        </draw:frame>
        <draw:frame draw:style-name="gr25" draw:text-style-name="P16" draw:layer="layout" svg:width="1.475cm" svg:height="0.847cm" svg:x="26.196cm" svg:y="6.503cm">
          <draw:text-box>
            <text:p text:style-name="P3"><text:span text:style-name="T7">vi_16</text:span></text:p>
          </draw:text-box>
        </draw:frame>
        <draw:line draw:style-name="gr22" draw:text-style-name="P2" draw:layer="layout" svg:x1="1.852cm" svg:y1="6.715cm" svg:x2="3.327cm" svg:y2="6.715cm">
          <text:p text:style-name="P3"/>
        </draw:line>
        <draw:line draw:style-name="gr22" draw:text-style-name="P2" draw:layer="layout" svg:x1="3.546cm" svg:y1="6.715cm" svg:x2="4.597cm" svg:y2="6.715cm">
          <text:p text:style-name="P3"/>
        </draw:line>
        <draw:line draw:style-name="gr22" draw:text-style-name="P2" draw:layer="layout" svg:x1="4.809cm" svg:y1="6.715cm" svg:x2="5.868cm" svg:y2="6.715cm">
          <text:p text:style-name="P3"/>
        </draw:line>
        <draw:line draw:style-name="gr22" draw:text-style-name="P2" draw:layer="layout" svg:x1="1.845cm" svg:y1="7.138cm" svg:x2="3.327cm" svg:y2="7.138cm">
          <text:p text:style-name="P3"/>
        </draw:line>
        <draw:line draw:style-name="gr22" draw:text-style-name="P2" draw:layer="layout" svg:x1="3.539cm" svg:y1="7.138cm" svg:x2="4.597cm" svg:y2="7.138cm">
          <text:p text:style-name="P3"/>
        </draw:line>
        <draw:line draw:style-name="gr22" draw:text-style-name="P2" draw:layer="layout" svg:x1="4.809cm" svg:y1="7.138cm" svg:x2="5.868cm" svg:y2="7.138cm">
          <text:p text:style-name="P3"/>
        </draw:line>
        <draw:line draw:style-name="gr22" draw:text-style-name="P2" draw:layer="layout" svg:x1="3.327cm" svg:y1="6.715cm" svg:x2="3.539cm" svg:y2="7.138cm">
          <text:p text:style-name="P3"/>
        </draw:line>
        <draw:line draw:style-name="gr22" draw:text-style-name="P2" draw:layer="layout" svg:x1="3.546cm" svg:y1="6.715cm" svg:x2="3.327cm" svg:y2="7.138cm">
          <text:p text:style-name="P3"/>
        </draw:line>
        <draw:line draw:style-name="gr22" draw:text-style-name="P2" draw:layer="layout" svg:x1="4.598cm" svg:y1="6.715cm" svg:x2="4.809cm" svg:y2="7.138cm">
          <text:p text:style-name="P3"/>
        </draw:line>
        <draw:line draw:style-name="gr22" draw:text-style-name="P2" draw:layer="layout" svg:x1="4.809cm" svg:y1="6.715cm" svg:x2="4.597cm" svg:y2="7.138cm">
          <text:p text:style-name="P3"/>
        </draw:line>
        <draw:line draw:style-name="gr22" draw:text-style-name="P2" draw:layer="layout" svg:x1="5.868cm" svg:y1="6.715cm" svg:x2="6.08cm" svg:y2="7.138cm">
          <text:p text:style-name="P3"/>
        </draw:line>
        <draw:line draw:style-name="gr22" draw:text-style-name="P2" draw:layer="layout" svg:x1="6.08cm" svg:y1="6.715cm" svg:x2="5.868cm" svg:y2="7.138cm">
          <text:p text:style-name="P3"/>
        </draw:line>
        <draw:line draw:style-name="gr22" draw:text-style-name="P2" draw:layer="layout" svg:x1="6.087cm" svg:y1="6.715cm" svg:x2="7.138cm" svg:y2="6.715cm">
          <text:p text:style-name="P3"/>
        </draw:line>
        <draw:line draw:style-name="gr22" draw:text-style-name="P2" draw:layer="layout" svg:x1="7.35cm" svg:y1="6.715cm" svg:x2="8.409cm" svg:y2="6.715cm">
          <text:p text:style-name="P3"/>
        </draw:line>
        <draw:line draw:style-name="gr22" draw:text-style-name="P2" draw:layer="layout" svg:x1="6.08cm" svg:y1="7.138cm" svg:x2="7.138cm" svg:y2="7.138cm">
          <text:p text:style-name="P3"/>
        </draw:line>
        <draw:line draw:style-name="gr22" draw:text-style-name="P2" draw:layer="layout" svg:x1="7.35cm" svg:y1="7.138cm" svg:x2="8.409cm" svg:y2="7.138cm">
          <text:p text:style-name="P3"/>
        </draw:line>
        <draw:line draw:style-name="gr22" draw:text-style-name="P2" draw:layer="layout" svg:x1="7.139cm" svg:y1="6.715cm" svg:x2="7.35cm" svg:y2="7.138cm">
          <text:p text:style-name="P3"/>
        </draw:line>
        <draw:line draw:style-name="gr22" draw:text-style-name="P2" draw:layer="layout" svg:x1="7.35cm" svg:y1="6.715cm" svg:x2="7.138cm" svg:y2="7.138cm">
          <text:p text:style-name="P3"/>
        </draw:line>
        <draw:line draw:style-name="gr22" draw:text-style-name="P2" draw:layer="layout" svg:x1="8.409cm" svg:y1="6.715cm" svg:x2="8.621cm" svg:y2="7.138cm">
          <text:p text:style-name="P3"/>
        </draw:line>
        <draw:line draw:style-name="gr22" draw:text-style-name="P2" draw:layer="layout" svg:x1="8.621cm" svg:y1="6.715cm" svg:x2="8.409cm" svg:y2="7.138cm">
          <text:p text:style-name="P3"/>
        </draw:line>
        <draw:line draw:style-name="gr22" draw:text-style-name="P2" draw:layer="layout" svg:x1="8.628cm" svg:y1="6.715cm" svg:x2="9.679cm" svg:y2="6.715cm">
          <text:p text:style-name="P3"/>
        </draw:line>
        <draw:line draw:style-name="gr22" draw:text-style-name="P2" draw:layer="layout" svg:x1="9.891cm" svg:y1="6.715cm" svg:x2="10.95cm" svg:y2="6.715cm">
          <text:p text:style-name="P3"/>
        </draw:line>
        <draw:line draw:style-name="gr22" draw:text-style-name="P2" draw:layer="layout" svg:x1="8.621cm" svg:y1="7.138cm" svg:x2="9.679cm" svg:y2="7.138cm">
          <text:p text:style-name="P3"/>
        </draw:line>
        <draw:line draw:style-name="gr22" draw:text-style-name="P2" draw:layer="layout" svg:x1="9.891cm" svg:y1="7.138cm" svg:x2="10.95cm" svg:y2="7.138cm">
          <text:p text:style-name="P3"/>
        </draw:line>
        <draw:line draw:style-name="gr22" draw:text-style-name="P2" draw:layer="layout" svg:x1="9.68cm" svg:y1="6.715cm" svg:x2="9.891cm" svg:y2="7.138cm">
          <text:p text:style-name="P3"/>
        </draw:line>
        <draw:line draw:style-name="gr22" draw:text-style-name="P2" draw:layer="layout" svg:x1="9.891cm" svg:y1="6.715cm" svg:x2="9.679cm" svg:y2="7.138cm">
          <text:p text:style-name="P3"/>
        </draw:line>
        <draw:line draw:style-name="gr22" draw:text-style-name="P2" draw:layer="layout" svg:x1="10.95cm" svg:y1="6.715cm" svg:x2="11.162cm" svg:y2="7.138cm">
          <text:p text:style-name="P3"/>
        </draw:line>
        <draw:line draw:style-name="gr22" draw:text-style-name="P2" draw:layer="layout" svg:x1="11.162cm" svg:y1="6.715cm" svg:x2="10.95cm" svg:y2="7.138cm">
          <text:p text:style-name="P3"/>
        </draw:line>
        <draw:line draw:style-name="gr22" draw:text-style-name="P2" draw:layer="layout" svg:x1="11.169cm" svg:y1="6.715cm" svg:x2="12.22cm" svg:y2="6.715cm">
          <text:p text:style-name="P3"/>
        </draw:line>
        <draw:line draw:style-name="gr22" draw:text-style-name="P2" draw:layer="layout" svg:x1="12.432cm" svg:y1="6.715cm" svg:x2="13.491cm" svg:y2="6.715cm">
          <text:p text:style-name="P3"/>
        </draw:line>
        <draw:line draw:style-name="gr22" draw:text-style-name="P2" draw:layer="layout" svg:x1="11.162cm" svg:y1="7.138cm" svg:x2="12.22cm" svg:y2="7.138cm">
          <text:p text:style-name="P3"/>
        </draw:line>
        <draw:line draw:style-name="gr22" draw:text-style-name="P2" draw:layer="layout" svg:x1="12.432cm" svg:y1="7.138cm" svg:x2="13.491cm" svg:y2="7.138cm">
          <text:p text:style-name="P3"/>
        </draw:line>
        <draw:line draw:style-name="gr22" draw:text-style-name="P2" draw:layer="layout" svg:x1="12.221cm" svg:y1="6.715cm" svg:x2="12.432cm" svg:y2="7.138cm">
          <text:p text:style-name="P3"/>
        </draw:line>
        <draw:line draw:style-name="gr22" draw:text-style-name="P2" draw:layer="layout" svg:x1="12.432cm" svg:y1="6.715cm" svg:x2="12.22cm" svg:y2="7.138cm">
          <text:p text:style-name="P3"/>
        </draw:line>
        <draw:line draw:style-name="gr22" draw:text-style-name="P2" draw:layer="layout" svg:x1="13.491cm" svg:y1="6.715cm" svg:x2="13.703cm" svg:y2="7.138cm">
          <text:p text:style-name="P3"/>
        </draw:line>
        <draw:line draw:style-name="gr22" draw:text-style-name="P2" draw:layer="layout" svg:x1="13.703cm" svg:y1="6.715cm" svg:x2="13.491cm" svg:y2="7.138cm">
          <text:p text:style-name="P3"/>
        </draw:line>
        <draw:line draw:style-name="gr22" draw:text-style-name="P2" draw:layer="layout" svg:x1="13.71cm" svg:y1="6.715cm" svg:x2="14.761cm" svg:y2="6.715cm">
          <text:p text:style-name="P3"/>
        </draw:line>
        <draw:line draw:style-name="gr22" draw:text-style-name="P2" draw:layer="layout" svg:x1="14.973cm" svg:y1="6.715cm" svg:x2="16.032cm" svg:y2="6.715cm">
          <text:p text:style-name="P3"/>
        </draw:line>
        <draw:line draw:style-name="gr22" draw:text-style-name="P2" draw:layer="layout" svg:x1="13.703cm" svg:y1="7.138cm" svg:x2="14.761cm" svg:y2="7.138cm">
          <text:p text:style-name="P3"/>
        </draw:line>
        <draw:line draw:style-name="gr22" draw:text-style-name="P2" draw:layer="layout" svg:x1="14.973cm" svg:y1="7.138cm" svg:x2="16.032cm" svg:y2="7.138cm">
          <text:p text:style-name="P3"/>
        </draw:line>
        <draw:line draw:style-name="gr22" draw:text-style-name="P2" draw:layer="layout" svg:x1="14.762cm" svg:y1="6.715cm" svg:x2="14.973cm" svg:y2="7.138cm">
          <text:p text:style-name="P3"/>
        </draw:line>
        <draw:line draw:style-name="gr22" draw:text-style-name="P2" draw:layer="layout" svg:x1="14.973cm" svg:y1="6.715cm" svg:x2="14.761cm" svg:y2="7.138cm">
          <text:p text:style-name="P3"/>
        </draw:line>
        <draw:line draw:style-name="gr22" draw:text-style-name="P2" draw:layer="layout" svg:x1="16.032cm" svg:y1="6.715cm" svg:x2="16.244cm" svg:y2="7.138cm">
          <text:p text:style-name="P3"/>
        </draw:line>
        <draw:line draw:style-name="gr22" draw:text-style-name="P2" draw:layer="layout" svg:x1="16.244cm" svg:y1="6.715cm" svg:x2="16.032cm" svg:y2="7.138cm">
          <text:p text:style-name="P3"/>
        </draw:line>
        <draw:line draw:style-name="gr22" draw:text-style-name="P2" draw:layer="layout" svg:x1="16.251cm" svg:y1="6.715cm" svg:x2="17.302cm" svg:y2="6.715cm">
          <text:p text:style-name="P3"/>
        </draw:line>
        <draw:line draw:style-name="gr22" draw:text-style-name="P2" draw:layer="layout" svg:x1="17.514cm" svg:y1="6.715cm" svg:x2="18.573cm" svg:y2="6.715cm">
          <text:p text:style-name="P3"/>
        </draw:line>
        <draw:line draw:style-name="gr22" draw:text-style-name="P2" draw:layer="layout" svg:x1="16.244cm" svg:y1="7.138cm" svg:x2="17.302cm" svg:y2="7.138cm">
          <text:p text:style-name="P3"/>
        </draw:line>
        <draw:line draw:style-name="gr22" draw:text-style-name="P2" draw:layer="layout" svg:x1="17.514cm" svg:y1="7.138cm" svg:x2="18.573cm" svg:y2="7.138cm">
          <text:p text:style-name="P3"/>
        </draw:line>
        <draw:line draw:style-name="gr22" draw:text-style-name="P2" draw:layer="layout" svg:x1="17.303cm" svg:y1="6.715cm" svg:x2="17.514cm" svg:y2="7.138cm">
          <text:p text:style-name="P3"/>
        </draw:line>
        <draw:line draw:style-name="gr22" draw:text-style-name="P2" draw:layer="layout" svg:x1="17.514cm" svg:y1="6.715cm" svg:x2="17.302cm" svg:y2="7.138cm">
          <text:p text:style-name="P3"/>
        </draw:line>
        <draw:line draw:style-name="gr22" draw:text-style-name="P2" draw:layer="layout" svg:x1="18.573cm" svg:y1="6.715cm" svg:x2="18.785cm" svg:y2="7.138cm">
          <text:p text:style-name="P3"/>
        </draw:line>
        <draw:line draw:style-name="gr22" draw:text-style-name="P2" draw:layer="layout" svg:x1="18.785cm" svg:y1="6.715cm" svg:x2="18.573cm" svg:y2="7.138cm">
          <text:p text:style-name="P3"/>
        </draw:line>
        <draw:line draw:style-name="gr22" draw:text-style-name="P2" draw:layer="layout" svg:x1="18.792cm" svg:y1="6.715cm" svg:x2="19.843cm" svg:y2="6.715cm">
          <text:p text:style-name="P3"/>
        </draw:line>
        <draw:line draw:style-name="gr22" draw:text-style-name="P2" draw:layer="layout" svg:x1="20.055cm" svg:y1="6.715cm" svg:x2="21.114cm" svg:y2="6.715cm">
          <text:p text:style-name="P3"/>
        </draw:line>
        <draw:line draw:style-name="gr22" draw:text-style-name="P2" draw:layer="layout" svg:x1="18.785cm" svg:y1="7.138cm" svg:x2="19.843cm" svg:y2="7.138cm">
          <text:p text:style-name="P3"/>
        </draw:line>
        <draw:line draw:style-name="gr22" draw:text-style-name="P2" draw:layer="layout" svg:x1="20.055cm" svg:y1="7.138cm" svg:x2="21.114cm" svg:y2="7.138cm">
          <text:p text:style-name="P3"/>
        </draw:line>
        <draw:line draw:style-name="gr22" draw:text-style-name="P2" draw:layer="layout" svg:x1="19.844cm" svg:y1="6.715cm" svg:x2="20.055cm" svg:y2="7.138cm">
          <text:p text:style-name="P3"/>
        </draw:line>
        <draw:line draw:style-name="gr22" draw:text-style-name="P2" draw:layer="layout" svg:x1="20.055cm" svg:y1="6.715cm" svg:x2="19.843cm" svg:y2="7.138cm">
          <text:p text:style-name="P3"/>
        </draw:line>
        <draw:line draw:style-name="gr22" draw:text-style-name="P2" draw:layer="layout" svg:x1="21.114cm" svg:y1="6.715cm" svg:x2="21.326cm" svg:y2="7.138cm">
          <text:p text:style-name="P3"/>
        </draw:line>
        <draw:line draw:style-name="gr22" draw:text-style-name="P2" draw:layer="layout" svg:x1="21.326cm" svg:y1="6.715cm" svg:x2="21.114cm" svg:y2="7.138cm">
          <text:p text:style-name="P3"/>
        </draw:line>
        <draw:line draw:style-name="gr22" draw:text-style-name="P2" draw:layer="layout" svg:x1="21.333cm" svg:y1="6.715cm" svg:x2="22.384cm" svg:y2="6.715cm">
          <text:p text:style-name="P3"/>
        </draw:line>
        <draw:line draw:style-name="gr22" draw:text-style-name="P2" draw:layer="layout" svg:x1="22.596cm" svg:y1="6.715cm" svg:x2="23.655cm" svg:y2="6.715cm">
          <text:p text:style-name="P3"/>
        </draw:line>
        <draw:line draw:style-name="gr22" draw:text-style-name="P2" draw:layer="layout" svg:x1="21.326cm" svg:y1="7.138cm" svg:x2="22.384cm" svg:y2="7.138cm">
          <text:p text:style-name="P3"/>
        </draw:line>
        <draw:line draw:style-name="gr22" draw:text-style-name="P2" draw:layer="layout" svg:x1="22.596cm" svg:y1="7.138cm" svg:x2="23.655cm" svg:y2="7.138cm">
          <text:p text:style-name="P3"/>
        </draw:line>
        <draw:line draw:style-name="gr22" draw:text-style-name="P2" draw:layer="layout" svg:x1="22.385cm" svg:y1="6.715cm" svg:x2="22.596cm" svg:y2="7.138cm">
          <text:p text:style-name="P3"/>
        </draw:line>
        <draw:line draw:style-name="gr22" draw:text-style-name="P2" draw:layer="layout" svg:x1="22.596cm" svg:y1="6.715cm" svg:x2="22.384cm" svg:y2="7.138cm">
          <text:p text:style-name="P3"/>
        </draw:line>
        <draw:line draw:style-name="gr22" draw:text-style-name="P2" draw:layer="layout" svg:x1="23.655cm" svg:y1="6.715cm" svg:x2="23.867cm" svg:y2="7.138cm">
          <text:p text:style-name="P3"/>
        </draw:line>
        <draw:line draw:style-name="gr22" draw:text-style-name="P2" draw:layer="layout" svg:x1="23.867cm" svg:y1="6.715cm" svg:x2="23.655cm" svg:y2="7.138cm">
          <text:p text:style-name="P3"/>
        </draw:line>
        <draw:line draw:style-name="gr22" draw:text-style-name="P2" draw:layer="layout" svg:x1="22.603cm" svg:y1="6.715cm" svg:x2="23.654cm" svg:y2="6.715cm">
          <text:p text:style-name="P3"/>
        </draw:line>
        <draw:line draw:style-name="gr22" draw:text-style-name="P2" draw:layer="layout" svg:x1="23.866cm" svg:y1="6.715cm" svg:x2="24.925cm" svg:y2="6.715cm">
          <text:p text:style-name="P3"/>
        </draw:line>
        <draw:line draw:style-name="gr22" draw:text-style-name="P2" draw:layer="layout" svg:x1="22.596cm" svg:y1="7.138cm" svg:x2="23.654cm" svg:y2="7.138cm">
          <text:p text:style-name="P3"/>
        </draw:line>
        <draw:line draw:style-name="gr22" draw:text-style-name="P2" draw:layer="layout" svg:x1="23.866cm" svg:y1="7.138cm" svg:x2="24.925cm" svg:y2="7.138cm">
          <text:p text:style-name="P3"/>
        </draw:line>
        <draw:line draw:style-name="gr22" draw:text-style-name="P2" draw:layer="layout" svg:x1="23.655cm" svg:y1="6.715cm" svg:x2="23.866cm" svg:y2="7.138cm">
          <text:p text:style-name="P3"/>
        </draw:line>
        <draw:line draw:style-name="gr22" draw:text-style-name="P2" draw:layer="layout" svg:x1="23.866cm" svg:y1="6.715cm" svg:x2="23.654cm" svg:y2="7.138cm">
          <text:p text:style-name="P3"/>
        </draw:line>
        <draw:line draw:style-name="gr22" draw:text-style-name="P2" draw:layer="layout" svg:x1="24.925cm" svg:y1="6.715cm" svg:x2="25.137cm" svg:y2="7.138cm">
          <text:p text:style-name="P3"/>
        </draw:line>
        <draw:line draw:style-name="gr22" draw:text-style-name="P2" draw:layer="layout" svg:x1="25.137cm" svg:y1="6.715cm" svg:x2="24.925cm" svg:y2="7.138cm">
          <text:p text:style-name="P3"/>
        </draw:line>
        <draw:line draw:style-name="gr22" draw:text-style-name="P2" draw:layer="layout" svg:x1="25.144cm" svg:y1="6.715cm" svg:x2="26.195cm" svg:y2="6.715cm">
          <text:p text:style-name="P3"/>
        </draw:line>
        <draw:line draw:style-name="gr22" draw:text-style-name="P2" draw:layer="layout" svg:x1="26.407cm" svg:y1="6.715cm" svg:x2="27.466cm" svg:y2="6.715cm">
          <text:p text:style-name="P3"/>
        </draw:line>
        <draw:line draw:style-name="gr22" draw:text-style-name="P2" draw:layer="layout" svg:x1="25.137cm" svg:y1="7.138cm" svg:x2="26.195cm" svg:y2="7.138cm">
          <text:p text:style-name="P3"/>
        </draw:line>
        <draw:line draw:style-name="gr22" draw:text-style-name="P2" draw:layer="layout" svg:x1="26.407cm" svg:y1="7.138cm" svg:x2="27.466cm" svg:y2="7.138cm">
          <text:p text:style-name="P3"/>
        </draw:line>
        <draw:line draw:style-name="gr22" draw:text-style-name="P2" draw:layer="layout" svg:x1="26.196cm" svg:y1="6.715cm" svg:x2="26.407cm" svg:y2="7.138cm">
          <text:p text:style-name="P3"/>
        </draw:line>
        <draw:line draw:style-name="gr22" draw:text-style-name="P2" draw:layer="layout" svg:x1="26.407cm" svg:y1="6.715cm" svg:x2="26.195cm" svg:y2="7.138cm">
          <text:p text:style-name="P3"/>
        </draw:line>
        <draw:line draw:style-name="gr22" draw:text-style-name="P2" draw:layer="layout" svg:x1="27.466cm" svg:y1="6.715cm" svg:x2="27.678cm" svg:y2="7.138cm">
          <text:p text:style-name="P3"/>
        </draw:line>
        <draw:line draw:style-name="gr22" draw:text-style-name="P2" draw:layer="layout" svg:x1="27.678cm" svg:y1="6.715cm" svg:x2="27.466cm" svg:y2="7.138cm">
          <text:p text:style-name="P3"/>
        </draw:line>
        <draw:frame draw:style-name="gr24" draw:text-style-name="P16" draw:layer="layout" svg:width="1.271cm" svg:height="0.818cm" svg:x="3.539cm" svg:y="6.503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4.809cm" svg:y="6.503cm">
          <draw:text-box>
            <text:p text:style-name="P3"><text:span text:style-name="T7">0</text:span></text:p>
          </draw:text-box>
        </draw:frame>
        <draw:line draw:style-name="gr22" draw:text-style-name="P2" draw:layer="layout" svg:x1="1.852cm" svg:y1="10.103cm" svg:x2="3.327cm" svg:y2="10.103cm">
          <text:p text:style-name="P3"/>
        </draw:line>
        <draw:line draw:style-name="gr22" draw:text-style-name="P2" draw:layer="layout" svg:x1="3.546cm" svg:y1="10.103cm" svg:x2="4.597cm" svg:y2="10.103cm">
          <text:p text:style-name="P3"/>
        </draw:line>
        <draw:line draw:style-name="gr22" draw:text-style-name="P2" draw:layer="layout" svg:x1="4.809cm" svg:y1="10.103cm" svg:x2="5.868cm" svg:y2="10.103cm">
          <text:p text:style-name="P3"/>
        </draw:line>
        <draw:line draw:style-name="gr22" draw:text-style-name="P2" draw:layer="layout" svg:x1="1.845cm" svg:y1="10.526cm" svg:x2="3.327cm" svg:y2="10.526cm">
          <text:p text:style-name="P3"/>
        </draw:line>
        <draw:line draw:style-name="gr22" draw:text-style-name="P2" draw:layer="layout" svg:x1="3.539cm" svg:y1="10.526cm" svg:x2="4.597cm" svg:y2="10.526cm">
          <text:p text:style-name="P3"/>
        </draw:line>
        <draw:line draw:style-name="gr22" draw:text-style-name="P2" draw:layer="layout" svg:x1="4.809cm" svg:y1="10.526cm" svg:x2="5.868cm" svg:y2="10.526cm">
          <text:p text:style-name="P3"/>
        </draw:line>
        <draw:line draw:style-name="gr22" draw:text-style-name="P2" draw:layer="layout" svg:x1="3.327cm" svg:y1="10.103cm" svg:x2="3.539cm" svg:y2="10.526cm">
          <text:p text:style-name="P3"/>
        </draw:line>
        <draw:line draw:style-name="gr22" draw:text-style-name="P2" draw:layer="layout" svg:x1="3.546cm" svg:y1="10.103cm" svg:x2="3.327cm" svg:y2="10.526cm">
          <text:p text:style-name="P3"/>
        </draw:line>
        <draw:line draw:style-name="gr22" draw:text-style-name="P2" draw:layer="layout" svg:x1="4.598cm" svg:y1="10.103cm" svg:x2="4.809cm" svg:y2="10.526cm">
          <text:p text:style-name="P3"/>
        </draw:line>
        <draw:line draw:style-name="gr22" draw:text-style-name="P2" draw:layer="layout" svg:x1="4.809cm" svg:y1="10.103cm" svg:x2="4.597cm" svg:y2="10.526cm">
          <text:p text:style-name="P3"/>
        </draw:line>
        <draw:line draw:style-name="gr22" draw:text-style-name="P2" draw:layer="layout" svg:x1="5.868cm" svg:y1="10.103cm" svg:x2="6.08cm" svg:y2="10.526cm">
          <text:p text:style-name="P3"/>
        </draw:line>
        <draw:line draw:style-name="gr22" draw:text-style-name="P2" draw:layer="layout" svg:x1="6.08cm" svg:y1="10.103cm" svg:x2="5.868cm" svg:y2="10.526cm">
          <text:p text:style-name="P3"/>
        </draw:line>
        <draw:frame draw:style-name="gr24" draw:text-style-name="P16" draw:layer="layout" svg:width="1.271cm" svg:height="0.818cm" svg:x="8.621cm" svg:y="9.891cm">
          <draw:text-box>
            <text:p text:style-name="P3"><text:span text:style-name="T7">vi_0</text:span></text:p>
          </draw:text-box>
        </draw:frame>
        <draw:frame draw:style-name="gr25" draw:text-style-name="P16" draw:layer="layout" svg:width="1.271cm" svg:height="0.847cm" svg:x="9.891cm" svg:y="9.891cm">
          <draw:text-box>
            <text:p text:style-name="P3"><text:span text:style-name="T7">vi_1</text:span></text:p>
          </draw:text-box>
        </draw:frame>
        <draw:frame draw:style-name="gr25" draw:text-style-name="P16" draw:layer="layout" svg:width="1.271cm" svg:height="0.847cm" svg:x="11.162cm" svg:y="9.891cm">
          <draw:text-box>
            <text:p text:style-name="P3"><text:span text:style-name="T7">vi_2</text:span></text:p>
          </draw:text-box>
        </draw:frame>
        <draw:frame draw:style-name="gr25" draw:text-style-name="P16" draw:layer="layout" svg:width="1.271cm" svg:height="0.847cm" svg:x="13.702cm" svg:y="9.891cm">
          <draw:text-box>
            <text:p text:style-name="P3"><text:span text:style-name="T7">vi_4</text:span></text:p>
          </draw:text-box>
        </draw:frame>
        <draw:frame draw:style-name="gr25" draw:text-style-name="P16" draw:layer="layout" svg:width="1.271cm" svg:height="0.847cm" svg:x="14.973cm" svg:y="9.891cm">
          <draw:text-box>
            <text:p text:style-name="P3"><text:span text:style-name="T7">vi_5</text:span></text:p>
          </draw:text-box>
        </draw:frame>
        <draw:frame draw:style-name="gr25" draw:text-style-name="P16" draw:layer="layout" svg:width="1.271cm" svg:height="0.847cm" svg:x="18.784cm" svg:y="9.891cm">
          <draw:text-box>
            <text:p text:style-name="P3"><text:span text:style-name="T7">vi_8</text:span></text:p>
          </draw:text-box>
        </draw:frame>
        <draw:frame draw:style-name="gr25" draw:text-style-name="P16" draw:layer="layout" svg:width="1.271cm" svg:height="0.847cm" svg:x="20.055cm" svg:y="9.891cm">
          <draw:text-box>
            <text:p text:style-name="P3"><text:span text:style-name="T7">vi_9</text:span></text:p>
          </draw:text-box>
        </draw:frame>
        <draw:frame draw:style-name="gr25" draw:text-style-name="P16" draw:layer="layout" svg:width="1.475cm" svg:height="0.847cm" svg:x="21.121cm" svg:y="9.891cm">
          <draw:text-box>
            <text:p text:style-name="P3"><text:span text:style-name="T7">vi_10</text:span></text:p>
          </draw:text-box>
        </draw:frame>
        <draw:frame draw:style-name="gr25" draw:text-style-name="P16" draw:layer="layout" svg:width="1.475cm" svg:height="0.847cm" svg:x="22.384cm" svg:y="9.891cm">
          <draw:text-box>
            <text:p text:style-name="P3"><text:span text:style-name="T7">vi_11</text:span></text:p>
          </draw:text-box>
        </draw:frame>
        <draw:frame draw:style-name="gr25" draw:text-style-name="P16" draw:layer="layout" svg:width="1.475cm" svg:height="0.847cm" svg:x="23.655cm" svg:y="9.891cm">
          <draw:text-box>
            <text:p text:style-name="P3"><text:span text:style-name="T7">vi_12</text:span></text:p>
          </draw:text-box>
        </draw:frame>
        <draw:frame draw:style-name="gr25" draw:text-style-name="P16" draw:layer="layout" svg:width="1.271cm" svg:height="0.847cm" svg:x="16.243cm" svg:y="9.891cm">
          <draw:text-box>
            <text:p text:style-name="P3"><text:span text:style-name="T7">vi_6</text:span></text:p>
          </draw:text-box>
        </draw:frame>
        <draw:frame draw:style-name="gr25" draw:text-style-name="P16" draw:layer="layout" svg:width="1.271cm" svg:height="0.847cm" svg:x="12.432cm" svg:y="9.891cm">
          <draw:text-box>
            <text:p text:style-name="P3"><text:span text:style-name="T7">vi_3</text:span></text:p>
          </draw:text-box>
        </draw:frame>
        <draw:frame draw:style-name="gr25" draw:text-style-name="P16" draw:layer="layout" svg:width="1.271cm" svg:height="0.847cm" svg:x="17.514cm" svg:y="9.891cm">
          <draw:text-box>
            <text:p text:style-name="P3"><text:span text:style-name="T7">vi_7</text:span></text:p>
          </draw:text-box>
        </draw:frame>
        <draw:line draw:style-name="gr22" draw:text-style-name="P2" draw:layer="layout" svg:x1="6.087cm" svg:y1="10.103cm" svg:x2="7.138cm" svg:y2="10.103cm">
          <text:p text:style-name="P3"/>
        </draw:line>
        <draw:line draw:style-name="gr22" draw:text-style-name="P2" draw:layer="layout" svg:x1="7.35cm" svg:y1="10.103cm" svg:x2="8.409cm" svg:y2="10.103cm">
          <text:p text:style-name="P3"/>
        </draw:line>
        <draw:line draw:style-name="gr22" draw:text-style-name="P2" draw:layer="layout" svg:x1="6.08cm" svg:y1="10.526cm" svg:x2="7.138cm" svg:y2="10.526cm">
          <text:p text:style-name="P3"/>
        </draw:line>
        <draw:line draw:style-name="gr22" draw:text-style-name="P2" draw:layer="layout" svg:x1="7.35cm" svg:y1="10.526cm" svg:x2="8.409cm" svg:y2="10.526cm">
          <text:p text:style-name="P3"/>
        </draw:line>
        <draw:line draw:style-name="gr22" draw:text-style-name="P2" draw:layer="layout" svg:x1="7.139cm" svg:y1="10.103cm" svg:x2="7.35cm" svg:y2="10.526cm">
          <text:p text:style-name="P3"/>
        </draw:line>
        <draw:line draw:style-name="gr22" draw:text-style-name="P2" draw:layer="layout" svg:x1="7.35cm" svg:y1="10.103cm" svg:x2="7.138cm" svg:y2="10.526cm">
          <text:p text:style-name="P3"/>
        </draw:line>
        <draw:line draw:style-name="gr22" draw:text-style-name="P2" draw:layer="layout" svg:x1="8.409cm" svg:y1="10.103cm" svg:x2="8.621cm" svg:y2="10.526cm">
          <text:p text:style-name="P3"/>
        </draw:line>
        <draw:line draw:style-name="gr22" draw:text-style-name="P2" draw:layer="layout" svg:x1="8.621cm" svg:y1="10.103cm" svg:x2="8.409cm" svg:y2="10.526cm">
          <text:p text:style-name="P3"/>
        </draw:line>
        <draw:line draw:style-name="gr22" draw:text-style-name="P2" draw:layer="layout" svg:x1="8.628cm" svg:y1="10.103cm" svg:x2="9.679cm" svg:y2="10.103cm">
          <text:p text:style-name="P3"/>
        </draw:line>
        <draw:line draw:style-name="gr22" draw:text-style-name="P2" draw:layer="layout" svg:x1="9.891cm" svg:y1="10.103cm" svg:x2="10.95cm" svg:y2="10.103cm">
          <text:p text:style-name="P3"/>
        </draw:line>
        <draw:line draw:style-name="gr22" draw:text-style-name="P2" draw:layer="layout" svg:x1="8.621cm" svg:y1="10.526cm" svg:x2="9.679cm" svg:y2="10.526cm">
          <text:p text:style-name="P3"/>
        </draw:line>
        <draw:line draw:style-name="gr22" draw:text-style-name="P2" draw:layer="layout" svg:x1="9.891cm" svg:y1="10.526cm" svg:x2="10.95cm" svg:y2="10.526cm">
          <text:p text:style-name="P3"/>
        </draw:line>
        <draw:line draw:style-name="gr22" draw:text-style-name="P2" draw:layer="layout" svg:x1="9.68cm" svg:y1="10.103cm" svg:x2="9.891cm" svg:y2="10.526cm">
          <text:p text:style-name="P3"/>
        </draw:line>
        <draw:line draw:style-name="gr22" draw:text-style-name="P2" draw:layer="layout" svg:x1="9.891cm" svg:y1="10.103cm" svg:x2="9.679cm" svg:y2="10.526cm">
          <text:p text:style-name="P3"/>
        </draw:line>
        <draw:line draw:style-name="gr22" draw:text-style-name="P2" draw:layer="layout" svg:x1="10.95cm" svg:y1="10.103cm" svg:x2="11.162cm" svg:y2="10.526cm">
          <text:p text:style-name="P3"/>
        </draw:line>
        <draw:line draw:style-name="gr22" draw:text-style-name="P2" draw:layer="layout" svg:x1="11.162cm" svg:y1="10.103cm" svg:x2="10.95cm" svg:y2="10.526cm">
          <text:p text:style-name="P3"/>
        </draw:line>
        <draw:line draw:style-name="gr22" draw:text-style-name="P2" draw:layer="layout" svg:x1="11.169cm" svg:y1="10.103cm" svg:x2="12.22cm" svg:y2="10.103cm">
          <text:p text:style-name="P3"/>
        </draw:line>
        <draw:line draw:style-name="gr22" draw:text-style-name="P2" draw:layer="layout" svg:x1="12.432cm" svg:y1="10.103cm" svg:x2="13.491cm" svg:y2="10.103cm">
          <text:p text:style-name="P3"/>
        </draw:line>
        <draw:line draw:style-name="gr22" draw:text-style-name="P2" draw:layer="layout" svg:x1="11.162cm" svg:y1="10.526cm" svg:x2="12.22cm" svg:y2="10.526cm">
          <text:p text:style-name="P3"/>
        </draw:line>
        <draw:line draw:style-name="gr22" draw:text-style-name="P2" draw:layer="layout" svg:x1="12.432cm" svg:y1="10.526cm" svg:x2="13.491cm" svg:y2="10.526cm">
          <text:p text:style-name="P3"/>
        </draw:line>
        <draw:line draw:style-name="gr22" draw:text-style-name="P2" draw:layer="layout" svg:x1="12.221cm" svg:y1="10.103cm" svg:x2="12.432cm" svg:y2="10.526cm">
          <text:p text:style-name="P3"/>
        </draw:line>
        <draw:line draw:style-name="gr22" draw:text-style-name="P2" draw:layer="layout" svg:x1="12.432cm" svg:y1="10.103cm" svg:x2="12.22cm" svg:y2="10.526cm">
          <text:p text:style-name="P3"/>
        </draw:line>
        <draw:line draw:style-name="gr22" draw:text-style-name="P2" draw:layer="layout" svg:x1="13.491cm" svg:y1="10.103cm" svg:x2="13.703cm" svg:y2="10.526cm">
          <text:p text:style-name="P3"/>
        </draw:line>
        <draw:line draw:style-name="gr22" draw:text-style-name="P2" draw:layer="layout" svg:x1="13.703cm" svg:y1="10.103cm" svg:x2="13.491cm" svg:y2="10.526cm">
          <text:p text:style-name="P3"/>
        </draw:line>
        <draw:line draw:style-name="gr22" draw:text-style-name="P2" draw:layer="layout" svg:x1="13.71cm" svg:y1="10.103cm" svg:x2="14.761cm" svg:y2="10.103cm">
          <text:p text:style-name="P3"/>
        </draw:line>
        <draw:line draw:style-name="gr22" draw:text-style-name="P2" draw:layer="layout" svg:x1="14.973cm" svg:y1="10.103cm" svg:x2="16.032cm" svg:y2="10.103cm">
          <text:p text:style-name="P3"/>
        </draw:line>
        <draw:line draw:style-name="gr22" draw:text-style-name="P2" draw:layer="layout" svg:x1="13.703cm" svg:y1="10.526cm" svg:x2="14.761cm" svg:y2="10.526cm">
          <text:p text:style-name="P3"/>
        </draw:line>
        <draw:line draw:style-name="gr22" draw:text-style-name="P2" draw:layer="layout" svg:x1="14.973cm" svg:y1="10.526cm" svg:x2="16.032cm" svg:y2="10.526cm">
          <text:p text:style-name="P3"/>
        </draw:line>
        <draw:line draw:style-name="gr22" draw:text-style-name="P2" draw:layer="layout" svg:x1="14.762cm" svg:y1="10.103cm" svg:x2="14.973cm" svg:y2="10.526cm">
          <text:p text:style-name="P3"/>
        </draw:line>
        <draw:line draw:style-name="gr22" draw:text-style-name="P2" draw:layer="layout" svg:x1="14.973cm" svg:y1="10.103cm" svg:x2="14.761cm" svg:y2="10.526cm">
          <text:p text:style-name="P3"/>
        </draw:line>
        <draw:line draw:style-name="gr22" draw:text-style-name="P2" draw:layer="layout" svg:x1="16.032cm" svg:y1="10.103cm" svg:x2="16.244cm" svg:y2="10.526cm">
          <text:p text:style-name="P3"/>
        </draw:line>
        <draw:line draw:style-name="gr22" draw:text-style-name="P2" draw:layer="layout" svg:x1="16.244cm" svg:y1="10.103cm" svg:x2="16.032cm" svg:y2="10.526cm">
          <text:p text:style-name="P3"/>
        </draw:line>
        <draw:line draw:style-name="gr22" draw:text-style-name="P2" draw:layer="layout" svg:x1="16.251cm" svg:y1="10.103cm" svg:x2="17.302cm" svg:y2="10.103cm">
          <text:p text:style-name="P3"/>
        </draw:line>
        <draw:line draw:style-name="gr22" draw:text-style-name="P2" draw:layer="layout" svg:x1="17.514cm" svg:y1="10.103cm" svg:x2="18.573cm" svg:y2="10.103cm">
          <text:p text:style-name="P3"/>
        </draw:line>
        <draw:line draw:style-name="gr22" draw:text-style-name="P2" draw:layer="layout" svg:x1="16.244cm" svg:y1="10.526cm" svg:x2="17.302cm" svg:y2="10.526cm">
          <text:p text:style-name="P3"/>
        </draw:line>
        <draw:line draw:style-name="gr22" draw:text-style-name="P2" draw:layer="layout" svg:x1="17.514cm" svg:y1="10.526cm" svg:x2="18.573cm" svg:y2="10.526cm">
          <text:p text:style-name="P3"/>
        </draw:line>
        <draw:line draw:style-name="gr22" draw:text-style-name="P2" draw:layer="layout" svg:x1="17.303cm" svg:y1="10.103cm" svg:x2="17.514cm" svg:y2="10.526cm">
          <text:p text:style-name="P3"/>
        </draw:line>
        <draw:line draw:style-name="gr22" draw:text-style-name="P2" draw:layer="layout" svg:x1="17.514cm" svg:y1="10.103cm" svg:x2="17.302cm" svg:y2="10.526cm">
          <text:p text:style-name="P3"/>
        </draw:line>
        <draw:line draw:style-name="gr22" draw:text-style-name="P2" draw:layer="layout" svg:x1="18.573cm" svg:y1="10.103cm" svg:x2="18.785cm" svg:y2="10.526cm">
          <text:p text:style-name="P3"/>
        </draw:line>
        <draw:line draw:style-name="gr22" draw:text-style-name="P2" draw:layer="layout" svg:x1="18.785cm" svg:y1="10.103cm" svg:x2="18.573cm" svg:y2="10.526cm">
          <text:p text:style-name="P3"/>
        </draw:line>
        <draw:line draw:style-name="gr22" draw:text-style-name="P2" draw:layer="layout" svg:x1="18.792cm" svg:y1="10.103cm" svg:x2="19.843cm" svg:y2="10.103cm">
          <text:p text:style-name="P3"/>
        </draw:line>
        <draw:line draw:style-name="gr22" draw:text-style-name="P2" draw:layer="layout" svg:x1="20.055cm" svg:y1="10.103cm" svg:x2="21.114cm" svg:y2="10.103cm">
          <text:p text:style-name="P3"/>
        </draw:line>
        <draw:line draw:style-name="gr22" draw:text-style-name="P2" draw:layer="layout" svg:x1="18.785cm" svg:y1="10.526cm" svg:x2="19.843cm" svg:y2="10.526cm">
          <text:p text:style-name="P3"/>
        </draw:line>
        <draw:line draw:style-name="gr22" draw:text-style-name="P2" draw:layer="layout" svg:x1="20.055cm" svg:y1="10.526cm" svg:x2="21.114cm" svg:y2="10.526cm">
          <text:p text:style-name="P3"/>
        </draw:line>
        <draw:line draw:style-name="gr22" draw:text-style-name="P2" draw:layer="layout" svg:x1="19.844cm" svg:y1="10.103cm" svg:x2="20.055cm" svg:y2="10.526cm">
          <text:p text:style-name="P3"/>
        </draw:line>
        <draw:line draw:style-name="gr22" draw:text-style-name="P2" draw:layer="layout" svg:x1="20.055cm" svg:y1="10.103cm" svg:x2="19.843cm" svg:y2="10.526cm">
          <text:p text:style-name="P3"/>
        </draw:line>
        <draw:line draw:style-name="gr22" draw:text-style-name="P2" draw:layer="layout" svg:x1="21.114cm" svg:y1="10.103cm" svg:x2="21.326cm" svg:y2="10.526cm">
          <text:p text:style-name="P3"/>
        </draw:line>
        <draw:line draw:style-name="gr22" draw:text-style-name="P2" draw:layer="layout" svg:x1="21.326cm" svg:y1="10.103cm" svg:x2="21.114cm" svg:y2="10.526cm">
          <text:p text:style-name="P3"/>
        </draw:line>
        <draw:line draw:style-name="gr22" draw:text-style-name="P2" draw:layer="layout" svg:x1="21.333cm" svg:y1="10.103cm" svg:x2="22.384cm" svg:y2="10.103cm">
          <text:p text:style-name="P3"/>
        </draw:line>
        <draw:line draw:style-name="gr22" draw:text-style-name="P2" draw:layer="layout" svg:x1="22.596cm" svg:y1="10.103cm" svg:x2="23.655cm" svg:y2="10.103cm">
          <text:p text:style-name="P3"/>
        </draw:line>
        <draw:line draw:style-name="gr22" draw:text-style-name="P2" draw:layer="layout" svg:x1="21.326cm" svg:y1="10.526cm" svg:x2="22.384cm" svg:y2="10.526cm">
          <text:p text:style-name="P3"/>
        </draw:line>
        <draw:line draw:style-name="gr22" draw:text-style-name="P2" draw:layer="layout" svg:x1="22.596cm" svg:y1="10.526cm" svg:x2="23.655cm" svg:y2="10.526cm">
          <text:p text:style-name="P3"/>
        </draw:line>
        <draw:line draw:style-name="gr22" draw:text-style-name="P2" draw:layer="layout" svg:x1="22.385cm" svg:y1="10.103cm" svg:x2="22.596cm" svg:y2="10.526cm">
          <text:p text:style-name="P3"/>
        </draw:line>
        <draw:line draw:style-name="gr22" draw:text-style-name="P2" draw:layer="layout" svg:x1="22.596cm" svg:y1="10.103cm" svg:x2="22.384cm" svg:y2="10.526cm">
          <text:p text:style-name="P3"/>
        </draw:line>
        <draw:line draw:style-name="gr22" draw:text-style-name="P2" draw:layer="layout" svg:x1="23.655cm" svg:y1="10.103cm" svg:x2="23.867cm" svg:y2="10.526cm">
          <text:p text:style-name="P3"/>
        </draw:line>
        <draw:line draw:style-name="gr22" draw:text-style-name="P2" draw:layer="layout" svg:x1="23.867cm" svg:y1="10.103cm" svg:x2="23.655cm" svg:y2="10.526cm">
          <text:p text:style-name="P3"/>
        </draw:line>
        <draw:line draw:style-name="gr22" draw:text-style-name="P2" draw:layer="layout" svg:x1="22.603cm" svg:y1="10.103cm" svg:x2="23.654cm" svg:y2="10.103cm">
          <text:p text:style-name="P3"/>
        </draw:line>
        <draw:line draw:style-name="gr22" draw:text-style-name="P2" draw:layer="layout" svg:x1="23.866cm" svg:y1="10.103cm" svg:x2="24.925cm" svg:y2="10.103cm">
          <text:p text:style-name="P3"/>
        </draw:line>
        <draw:line draw:style-name="gr22" draw:text-style-name="P2" draw:layer="layout" svg:x1="22.596cm" svg:y1="10.526cm" svg:x2="23.654cm" svg:y2="10.526cm">
          <text:p text:style-name="P3"/>
        </draw:line>
        <draw:line draw:style-name="gr22" draw:text-style-name="P2" draw:layer="layout" svg:x1="23.866cm" svg:y1="10.526cm" svg:x2="24.925cm" svg:y2="10.526cm">
          <text:p text:style-name="P3"/>
        </draw:line>
        <draw:line draw:style-name="gr22" draw:text-style-name="P2" draw:layer="layout" svg:x1="23.655cm" svg:y1="10.103cm" svg:x2="23.866cm" svg:y2="10.526cm">
          <text:p text:style-name="P3"/>
        </draw:line>
        <draw:line draw:style-name="gr22" draw:text-style-name="P2" draw:layer="layout" svg:x1="23.866cm" svg:y1="10.103cm" svg:x2="23.654cm" svg:y2="10.526cm">
          <text:p text:style-name="P3"/>
        </draw:line>
        <draw:line draw:style-name="gr22" draw:text-style-name="P2" draw:layer="layout" svg:x1="24.925cm" svg:y1="10.103cm" svg:x2="25.137cm" svg:y2="10.526cm">
          <text:p text:style-name="P3"/>
        </draw:line>
        <draw:line draw:style-name="gr22" draw:text-style-name="P2" draw:layer="layout" svg:x1="25.137cm" svg:y1="10.103cm" svg:x2="24.925cm" svg:y2="10.526cm">
          <text:p text:style-name="P3"/>
        </draw:line>
        <draw:line draw:style-name="gr22" draw:text-style-name="P2" draw:layer="layout" svg:x1="25.144cm" svg:y1="10.103cm" svg:x2="26.195cm" svg:y2="10.103cm">
          <text:p text:style-name="P3"/>
        </draw:line>
        <draw:line draw:style-name="gr22" draw:text-style-name="P2" draw:layer="layout" svg:x1="26.407cm" svg:y1="10.103cm" svg:x2="27.466cm" svg:y2="10.103cm">
          <text:p text:style-name="P3"/>
        </draw:line>
        <draw:line draw:style-name="gr22" draw:text-style-name="P2" draw:layer="layout" svg:x1="25.137cm" svg:y1="10.526cm" svg:x2="26.195cm" svg:y2="10.526cm">
          <text:p text:style-name="P3"/>
        </draw:line>
        <draw:line draw:style-name="gr22" draw:text-style-name="P2" draw:layer="layout" svg:x1="26.407cm" svg:y1="10.526cm" svg:x2="27.466cm" svg:y2="10.526cm">
          <text:p text:style-name="P3"/>
        </draw:line>
        <draw:line draw:style-name="gr22" draw:text-style-name="P2" draw:layer="layout" svg:x1="26.196cm" svg:y1="10.103cm" svg:x2="26.407cm" svg:y2="10.526cm">
          <text:p text:style-name="P3"/>
        </draw:line>
        <draw:line draw:style-name="gr22" draw:text-style-name="P2" draw:layer="layout" svg:x1="26.407cm" svg:y1="10.103cm" svg:x2="26.195cm" svg:y2="10.526cm">
          <text:p text:style-name="P3"/>
        </draw:line>
        <draw:line draw:style-name="gr22" draw:text-style-name="P2" draw:layer="layout" svg:x1="27.466cm" svg:y1="10.103cm" svg:x2="27.678cm" svg:y2="10.526cm">
          <text:p text:style-name="P3"/>
        </draw:line>
        <draw:line draw:style-name="gr22" draw:text-style-name="P2" draw:layer="layout" svg:x1="27.678cm" svg:y1="10.103cm" svg:x2="27.466cm" svg:y2="10.526cm">
          <text:p text:style-name="P3"/>
        </draw:line>
        <draw:frame draw:style-name="gr25" draw:text-style-name="P16" draw:layer="layout" svg:width="1.475cm" svg:height="0.847cm" svg:x="24.933cm" svg:y="9.891cm">
          <draw:text-box>
            <text:p text:style-name="P3"><text:span text:style-name="T7">vi_13</text:span></text:p>
          </draw:text-box>
        </draw:frame>
        <draw:frame draw:style-name="gr25" draw:text-style-name="P16" draw:layer="layout" svg:width="1.475cm" svg:height="0.847cm" svg:x="26.196cm" svg:y="9.891cm">
          <draw:text-box>
            <text:p text:style-name="P3"><text:span text:style-name="T7">vi_14</text:span></text:p>
          </draw:text-box>
        </draw:frame>
        <draw:line draw:style-name="gr22" draw:text-style-name="P2" draw:layer="layout" svg:x1="1.853cm" svg:y1="10.103cm" svg:x2="3.328cm" svg:y2="10.103cm">
          <text:p text:style-name="P3"/>
        </draw:line>
        <draw:line draw:style-name="gr22" draw:text-style-name="P2" draw:layer="layout" svg:x1="3.547cm" svg:y1="10.103cm" svg:x2="4.598cm" svg:y2="10.103cm">
          <text:p text:style-name="P3"/>
        </draw:line>
        <draw:line draw:style-name="gr22" draw:text-style-name="P2" draw:layer="layout" svg:x1="4.81cm" svg:y1="10.103cm" svg:x2="5.869cm" svg:y2="10.103cm">
          <text:p text:style-name="P3"/>
        </draw:line>
        <draw:line draw:style-name="gr22" draw:text-style-name="P2" draw:layer="layout" svg:x1="1.846cm" svg:y1="10.526cm" svg:x2="3.328cm" svg:y2="10.526cm">
          <text:p text:style-name="P3"/>
        </draw:line>
        <draw:line draw:style-name="gr22" draw:text-style-name="P2" draw:layer="layout" svg:x1="3.54cm" svg:y1="10.526cm" svg:x2="4.598cm" svg:y2="10.526cm">
          <text:p text:style-name="P3"/>
        </draw:line>
        <draw:line draw:style-name="gr22" draw:text-style-name="P2" draw:layer="layout" svg:x1="4.81cm" svg:y1="10.526cm" svg:x2="5.869cm" svg:y2="10.526cm">
          <text:p text:style-name="P3"/>
        </draw:line>
        <draw:line draw:style-name="gr22" draw:text-style-name="P2" draw:layer="layout" svg:x1="3.328cm" svg:y1="10.103cm" svg:x2="3.54cm" svg:y2="10.526cm">
          <text:p text:style-name="P3"/>
        </draw:line>
        <draw:line draw:style-name="gr22" draw:text-style-name="P2" draw:layer="layout" svg:x1="3.547cm" svg:y1="10.103cm" svg:x2="3.328cm" svg:y2="10.526cm">
          <text:p text:style-name="P3"/>
        </draw:line>
        <draw:line draw:style-name="gr22" draw:text-style-name="P2" draw:layer="layout" svg:x1="4.599cm" svg:y1="10.103cm" svg:x2="4.81cm" svg:y2="10.526cm">
          <text:p text:style-name="P3"/>
        </draw:line>
        <draw:line draw:style-name="gr22" draw:text-style-name="P2" draw:layer="layout" svg:x1="4.81cm" svg:y1="10.103cm" svg:x2="4.598cm" svg:y2="10.526cm">
          <text:p text:style-name="P3"/>
        </draw:line>
        <draw:line draw:style-name="gr22" draw:text-style-name="P2" draw:layer="layout" svg:x1="5.869cm" svg:y1="10.103cm" svg:x2="6.081cm" svg:y2="10.526cm">
          <text:p text:style-name="P3"/>
        </draw:line>
        <draw:line draw:style-name="gr22" draw:text-style-name="P2" draw:layer="layout" svg:x1="6.081cm" svg:y1="10.103cm" svg:x2="5.869cm" svg:y2="10.526cm">
          <text:p text:style-name="P3"/>
        </draw:line>
        <draw:line draw:style-name="gr22" draw:text-style-name="P2" draw:layer="layout" svg:x1="6.088cm" svg:y1="10.103cm" svg:x2="7.139cm" svg:y2="10.103cm">
          <text:p text:style-name="P3"/>
        </draw:line>
        <draw:line draw:style-name="gr22" draw:text-style-name="P2" draw:layer="layout" svg:x1="7.351cm" svg:y1="10.103cm" svg:x2="8.41cm" svg:y2="10.103cm">
          <text:p text:style-name="P3"/>
        </draw:line>
        <draw:line draw:style-name="gr22" draw:text-style-name="P2" draw:layer="layout" svg:x1="6.081cm" svg:y1="10.526cm" svg:x2="7.139cm" svg:y2="10.526cm">
          <text:p text:style-name="P3"/>
        </draw:line>
        <draw:line draw:style-name="gr22" draw:text-style-name="P2" draw:layer="layout" svg:x1="7.351cm" svg:y1="10.526cm" svg:x2="8.41cm" svg:y2="10.526cm">
          <text:p text:style-name="P3"/>
        </draw:line>
        <draw:line draw:style-name="gr22" draw:text-style-name="P2" draw:layer="layout" svg:x1="7.14cm" svg:y1="10.103cm" svg:x2="7.351cm" svg:y2="10.526cm">
          <text:p text:style-name="P3"/>
        </draw:line>
        <draw:line draw:style-name="gr22" draw:text-style-name="P2" draw:layer="layout" svg:x1="7.351cm" svg:y1="10.103cm" svg:x2="7.139cm" svg:y2="10.526cm">
          <text:p text:style-name="P3"/>
        </draw:line>
        <draw:line draw:style-name="gr22" draw:text-style-name="P2" draw:layer="layout" svg:x1="8.41cm" svg:y1="10.103cm" svg:x2="8.622cm" svg:y2="10.526cm">
          <text:p text:style-name="P3"/>
        </draw:line>
        <draw:line draw:style-name="gr22" draw:text-style-name="P2" draw:layer="layout" svg:x1="8.622cm" svg:y1="10.103cm" svg:x2="8.41cm" svg:y2="10.526cm">
          <text:p text:style-name="P3"/>
        </draw:line>
        <draw:line draw:style-name="gr22" draw:text-style-name="P2" draw:layer="layout" svg:x1="8.629cm" svg:y1="10.103cm" svg:x2="9.68cm" svg:y2="10.103cm">
          <text:p text:style-name="P3"/>
        </draw:line>
        <draw:line draw:style-name="gr22" draw:text-style-name="P2" draw:layer="layout" svg:x1="9.892cm" svg:y1="10.103cm" svg:x2="10.951cm" svg:y2="10.103cm">
          <text:p text:style-name="P3"/>
        </draw:line>
        <draw:line draw:style-name="gr22" draw:text-style-name="P2" draw:layer="layout" svg:x1="8.622cm" svg:y1="10.526cm" svg:x2="9.68cm" svg:y2="10.526cm">
          <text:p text:style-name="P3"/>
        </draw:line>
        <draw:line draw:style-name="gr22" draw:text-style-name="P2" draw:layer="layout" svg:x1="9.892cm" svg:y1="10.526cm" svg:x2="10.951cm" svg:y2="10.526cm">
          <text:p text:style-name="P3"/>
        </draw:line>
        <draw:line draw:style-name="gr22" draw:text-style-name="P2" draw:layer="layout" svg:x1="9.681cm" svg:y1="10.103cm" svg:x2="9.892cm" svg:y2="10.526cm">
          <text:p text:style-name="P3"/>
        </draw:line>
        <draw:line draw:style-name="gr22" draw:text-style-name="P2" draw:layer="layout" svg:x1="9.892cm" svg:y1="10.103cm" svg:x2="9.68cm" svg:y2="10.526cm">
          <text:p text:style-name="P3"/>
        </draw:line>
        <draw:line draw:style-name="gr22" draw:text-style-name="P2" draw:layer="layout" svg:x1="10.951cm" svg:y1="10.103cm" svg:x2="11.163cm" svg:y2="10.526cm">
          <text:p text:style-name="P3"/>
        </draw:line>
        <draw:line draw:style-name="gr22" draw:text-style-name="P2" draw:layer="layout" svg:x1="11.163cm" svg:y1="10.103cm" svg:x2="10.951cm" svg:y2="10.526cm">
          <text:p text:style-name="P3"/>
        </draw:line>
        <draw:line draw:style-name="gr22" draw:text-style-name="P2" draw:layer="layout" svg:x1="11.17cm" svg:y1="10.103cm" svg:x2="12.221cm" svg:y2="10.103cm">
          <text:p text:style-name="P3"/>
        </draw:line>
        <draw:line draw:style-name="gr22" draw:text-style-name="P2" draw:layer="layout" svg:x1="12.433cm" svg:y1="10.103cm" svg:x2="13.492cm" svg:y2="10.103cm">
          <text:p text:style-name="P3"/>
        </draw:line>
        <draw:line draw:style-name="gr22" draw:text-style-name="P2" draw:layer="layout" svg:x1="11.163cm" svg:y1="10.526cm" svg:x2="12.221cm" svg:y2="10.526cm">
          <text:p text:style-name="P3"/>
        </draw:line>
        <draw:line draw:style-name="gr22" draw:text-style-name="P2" draw:layer="layout" svg:x1="12.433cm" svg:y1="10.526cm" svg:x2="13.492cm" svg:y2="10.526cm">
          <text:p text:style-name="P3"/>
        </draw:line>
        <draw:line draw:style-name="gr22" draw:text-style-name="P2" draw:layer="layout" svg:x1="12.222cm" svg:y1="10.103cm" svg:x2="12.433cm" svg:y2="10.526cm">
          <text:p text:style-name="P3"/>
        </draw:line>
        <draw:line draw:style-name="gr22" draw:text-style-name="P2" draw:layer="layout" svg:x1="12.433cm" svg:y1="10.103cm" svg:x2="12.221cm" svg:y2="10.526cm">
          <text:p text:style-name="P3"/>
        </draw:line>
        <draw:line draw:style-name="gr22" draw:text-style-name="P2" draw:layer="layout" svg:x1="13.492cm" svg:y1="10.103cm" svg:x2="13.704cm" svg:y2="10.526cm">
          <text:p text:style-name="P3"/>
        </draw:line>
        <draw:line draw:style-name="gr22" draw:text-style-name="P2" draw:layer="layout" svg:x1="13.704cm" svg:y1="10.103cm" svg:x2="13.492cm" svg:y2="10.526cm">
          <text:p text:style-name="P3"/>
        </draw:line>
        <draw:line draw:style-name="gr22" draw:text-style-name="P2" draw:layer="layout" svg:x1="13.711cm" svg:y1="10.103cm" svg:x2="14.762cm" svg:y2="10.103cm">
          <text:p text:style-name="P3"/>
        </draw:line>
        <draw:line draw:style-name="gr22" draw:text-style-name="P2" draw:layer="layout" svg:x1="14.974cm" svg:y1="10.103cm" svg:x2="16.033cm" svg:y2="10.103cm">
          <text:p text:style-name="P3"/>
        </draw:line>
        <draw:line draw:style-name="gr22" draw:text-style-name="P2" draw:layer="layout" svg:x1="13.704cm" svg:y1="10.526cm" svg:x2="14.762cm" svg:y2="10.526cm">
          <text:p text:style-name="P3"/>
        </draw:line>
        <draw:line draw:style-name="gr22" draw:text-style-name="P2" draw:layer="layout" svg:x1="14.974cm" svg:y1="10.526cm" svg:x2="16.033cm" svg:y2="10.526cm">
          <text:p text:style-name="P3"/>
        </draw:line>
        <draw:line draw:style-name="gr22" draw:text-style-name="P2" draw:layer="layout" svg:x1="14.763cm" svg:y1="10.103cm" svg:x2="14.974cm" svg:y2="10.526cm">
          <text:p text:style-name="P3"/>
        </draw:line>
        <draw:line draw:style-name="gr22" draw:text-style-name="P2" draw:layer="layout" svg:x1="14.974cm" svg:y1="10.103cm" svg:x2="14.762cm" svg:y2="10.526cm">
          <text:p text:style-name="P3"/>
        </draw:line>
        <draw:line draw:style-name="gr22" draw:text-style-name="P2" draw:layer="layout" svg:x1="16.033cm" svg:y1="10.103cm" svg:x2="16.245cm" svg:y2="10.526cm">
          <text:p text:style-name="P3"/>
        </draw:line>
        <draw:line draw:style-name="gr22" draw:text-style-name="P2" draw:layer="layout" svg:x1="16.245cm" svg:y1="10.103cm" svg:x2="16.033cm" svg:y2="10.526cm">
          <text:p text:style-name="P3"/>
        </draw:line>
        <draw:line draw:style-name="gr22" draw:text-style-name="P2" draw:layer="layout" svg:x1="16.252cm" svg:y1="10.103cm" svg:x2="17.303cm" svg:y2="10.103cm">
          <text:p text:style-name="P3"/>
        </draw:line>
        <draw:line draw:style-name="gr22" draw:text-style-name="P2" draw:layer="layout" svg:x1="17.515cm" svg:y1="10.103cm" svg:x2="18.574cm" svg:y2="10.103cm">
          <text:p text:style-name="P3"/>
        </draw:line>
        <draw:line draw:style-name="gr22" draw:text-style-name="P2" draw:layer="layout" svg:x1="16.245cm" svg:y1="10.526cm" svg:x2="17.303cm" svg:y2="10.526cm">
          <text:p text:style-name="P3"/>
        </draw:line>
        <draw:line draw:style-name="gr22" draw:text-style-name="P2" draw:layer="layout" svg:x1="17.515cm" svg:y1="10.526cm" svg:x2="18.574cm" svg:y2="10.526cm">
          <text:p text:style-name="P3"/>
        </draw:line>
        <draw:line draw:style-name="gr22" draw:text-style-name="P2" draw:layer="layout" svg:x1="17.304cm" svg:y1="10.103cm" svg:x2="17.515cm" svg:y2="10.526cm">
          <text:p text:style-name="P3"/>
        </draw:line>
        <draw:line draw:style-name="gr22" draw:text-style-name="P2" draw:layer="layout" svg:x1="17.515cm" svg:y1="10.103cm" svg:x2="17.303cm" svg:y2="10.526cm">
          <text:p text:style-name="P3"/>
        </draw:line>
        <draw:line draw:style-name="gr22" draw:text-style-name="P2" draw:layer="layout" svg:x1="18.574cm" svg:y1="10.103cm" svg:x2="18.786cm" svg:y2="10.526cm">
          <text:p text:style-name="P3"/>
        </draw:line>
        <draw:line draw:style-name="gr22" draw:text-style-name="P2" draw:layer="layout" svg:x1="18.786cm" svg:y1="10.103cm" svg:x2="18.574cm" svg:y2="10.526cm">
          <text:p text:style-name="P3"/>
        </draw:line>
        <draw:line draw:style-name="gr22" draw:text-style-name="P2" draw:layer="layout" svg:x1="18.793cm" svg:y1="10.103cm" svg:x2="19.844cm" svg:y2="10.103cm">
          <text:p text:style-name="P3"/>
        </draw:line>
        <draw:line draw:style-name="gr22" draw:text-style-name="P2" draw:layer="layout" svg:x1="20.056cm" svg:y1="10.103cm" svg:x2="21.115cm" svg:y2="10.103cm">
          <text:p text:style-name="P3"/>
        </draw:line>
        <draw:line draw:style-name="gr22" draw:text-style-name="P2" draw:layer="layout" svg:x1="18.786cm" svg:y1="10.526cm" svg:x2="19.844cm" svg:y2="10.526cm">
          <text:p text:style-name="P3"/>
        </draw:line>
        <draw:line draw:style-name="gr22" draw:text-style-name="P2" draw:layer="layout" svg:x1="20.056cm" svg:y1="10.526cm" svg:x2="21.115cm" svg:y2="10.526cm">
          <text:p text:style-name="P3"/>
        </draw:line>
        <draw:line draw:style-name="gr22" draw:text-style-name="P2" draw:layer="layout" svg:x1="19.845cm" svg:y1="10.103cm" svg:x2="20.056cm" svg:y2="10.526cm">
          <text:p text:style-name="P3"/>
        </draw:line>
        <draw:line draw:style-name="gr22" draw:text-style-name="P2" draw:layer="layout" svg:x1="20.056cm" svg:y1="10.103cm" svg:x2="19.844cm" svg:y2="10.526cm">
          <text:p text:style-name="P3"/>
        </draw:line>
        <draw:line draw:style-name="gr22" draw:text-style-name="P2" draw:layer="layout" svg:x1="21.115cm" svg:y1="10.103cm" svg:x2="21.327cm" svg:y2="10.526cm">
          <text:p text:style-name="P3"/>
        </draw:line>
        <draw:line draw:style-name="gr22" draw:text-style-name="P2" draw:layer="layout" svg:x1="21.327cm" svg:y1="10.103cm" svg:x2="21.115cm" svg:y2="10.526cm">
          <text:p text:style-name="P3"/>
        </draw:line>
        <draw:line draw:style-name="gr22" draw:text-style-name="P2" draw:layer="layout" svg:x1="21.334cm" svg:y1="10.103cm" svg:x2="22.385cm" svg:y2="10.103cm">
          <text:p text:style-name="P3"/>
        </draw:line>
        <draw:line draw:style-name="gr22" draw:text-style-name="P2" draw:layer="layout" svg:x1="22.597cm" svg:y1="10.103cm" svg:x2="23.656cm" svg:y2="10.103cm">
          <text:p text:style-name="P3"/>
        </draw:line>
        <draw:line draw:style-name="gr22" draw:text-style-name="P2" draw:layer="layout" svg:x1="21.327cm" svg:y1="10.526cm" svg:x2="22.385cm" svg:y2="10.526cm">
          <text:p text:style-name="P3"/>
        </draw:line>
        <draw:line draw:style-name="gr22" draw:text-style-name="P2" draw:layer="layout" svg:x1="22.597cm" svg:y1="10.526cm" svg:x2="23.656cm" svg:y2="10.526cm">
          <text:p text:style-name="P3"/>
        </draw:line>
        <draw:line draw:style-name="gr22" draw:text-style-name="P2" draw:layer="layout" svg:x1="22.386cm" svg:y1="10.103cm" svg:x2="22.597cm" svg:y2="10.526cm">
          <text:p text:style-name="P3"/>
        </draw:line>
        <draw:line draw:style-name="gr22" draw:text-style-name="P2" draw:layer="layout" svg:x1="22.597cm" svg:y1="10.103cm" svg:x2="22.385cm" svg:y2="10.526cm">
          <text:p text:style-name="P3"/>
        </draw:line>
        <draw:line draw:style-name="gr22" draw:text-style-name="P2" draw:layer="layout" svg:x1="23.656cm" svg:y1="10.103cm" svg:x2="23.868cm" svg:y2="10.526cm">
          <text:p text:style-name="P3"/>
        </draw:line>
        <draw:line draw:style-name="gr22" draw:text-style-name="P2" draw:layer="layout" svg:x1="23.868cm" svg:y1="10.103cm" svg:x2="23.656cm" svg:y2="10.526cm">
          <text:p text:style-name="P3"/>
        </draw:line>
        <draw:line draw:style-name="gr22" draw:text-style-name="P2" draw:layer="layout" svg:x1="22.604cm" svg:y1="10.103cm" svg:x2="23.655cm" svg:y2="10.103cm">
          <text:p text:style-name="P3"/>
        </draw:line>
        <draw:line draw:style-name="gr22" draw:text-style-name="P2" draw:layer="layout" svg:x1="23.867cm" svg:y1="10.103cm" svg:x2="24.926cm" svg:y2="10.103cm">
          <text:p text:style-name="P3"/>
        </draw:line>
        <draw:line draw:style-name="gr22" draw:text-style-name="P2" draw:layer="layout" svg:x1="22.597cm" svg:y1="10.526cm" svg:x2="23.655cm" svg:y2="10.526cm">
          <text:p text:style-name="P3"/>
        </draw:line>
        <draw:line draw:style-name="gr22" draw:text-style-name="P2" draw:layer="layout" svg:x1="23.867cm" svg:y1="10.526cm" svg:x2="24.926cm" svg:y2="10.526cm">
          <text:p text:style-name="P3"/>
        </draw:line>
        <draw:line draw:style-name="gr22" draw:text-style-name="P2" draw:layer="layout" svg:x1="23.656cm" svg:y1="10.103cm" svg:x2="23.867cm" svg:y2="10.526cm">
          <text:p text:style-name="P3"/>
        </draw:line>
        <draw:line draw:style-name="gr22" draw:text-style-name="P2" draw:layer="layout" svg:x1="23.867cm" svg:y1="10.103cm" svg:x2="23.655cm" svg:y2="10.526cm">
          <text:p text:style-name="P3"/>
        </draw:line>
        <draw:line draw:style-name="gr22" draw:text-style-name="P2" draw:layer="layout" svg:x1="24.926cm" svg:y1="10.103cm" svg:x2="25.138cm" svg:y2="10.526cm">
          <text:p text:style-name="P3"/>
        </draw:line>
        <draw:line draw:style-name="gr22" draw:text-style-name="P2" draw:layer="layout" svg:x1="25.138cm" svg:y1="10.103cm" svg:x2="24.926cm" svg:y2="10.526cm">
          <text:p text:style-name="P3"/>
        </draw:line>
        <draw:line draw:style-name="gr22" draw:text-style-name="P2" draw:layer="layout" svg:x1="25.145cm" svg:y1="10.103cm" svg:x2="26.196cm" svg:y2="10.103cm">
          <text:p text:style-name="P3"/>
        </draw:line>
        <draw:line draw:style-name="gr22" draw:text-style-name="P2" draw:layer="layout" svg:x1="26.408cm" svg:y1="10.103cm" svg:x2="27.467cm" svg:y2="10.103cm">
          <text:p text:style-name="P3"/>
        </draw:line>
        <draw:line draw:style-name="gr22" draw:text-style-name="P2" draw:layer="layout" svg:x1="25.138cm" svg:y1="10.526cm" svg:x2="26.196cm" svg:y2="10.526cm">
          <text:p text:style-name="P3"/>
        </draw:line>
        <draw:line draw:style-name="gr22" draw:text-style-name="P2" draw:layer="layout" svg:x1="26.408cm" svg:y1="10.526cm" svg:x2="27.467cm" svg:y2="10.526cm">
          <text:p text:style-name="P3"/>
        </draw:line>
        <draw:line draw:style-name="gr22" draw:text-style-name="P2" draw:layer="layout" svg:x1="26.197cm" svg:y1="10.103cm" svg:x2="26.408cm" svg:y2="10.526cm">
          <text:p text:style-name="P3"/>
        </draw:line>
        <draw:line draw:style-name="gr22" draw:text-style-name="P2" draw:layer="layout" svg:x1="26.408cm" svg:y1="10.103cm" svg:x2="26.196cm" svg:y2="10.526cm">
          <text:p text:style-name="P3"/>
        </draw:line>
        <draw:line draw:style-name="gr22" draw:text-style-name="P2" draw:layer="layout" svg:x1="27.467cm" svg:y1="10.103cm" svg:x2="27.679cm" svg:y2="10.526cm">
          <text:p text:style-name="P3"/>
        </draw:line>
        <draw:line draw:style-name="gr22" draw:text-style-name="P2" draw:layer="layout" svg:x1="27.679cm" svg:y1="10.103cm" svg:x2="27.467cm" svg:y2="10.526cm">
          <text:p text:style-name="P3"/>
        </draw:line>
        <draw:frame draw:style-name="gr24" draw:text-style-name="P16" draw:layer="layout" svg:width="1.271cm" svg:height="0.818cm" svg:x="3.54cm" svg:y="9.891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4.81cm" svg:y="9.891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6.08cm" svg:y="9.891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7.562cm" svg:y="9.891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6.087cm" svg:y="10.739cm">
          <draw:text-box>
            <text:p text:style-name="P3"><text:span text:style-name="T7">0</text:span></text:p>
          </draw:text-box>
        </draw:frame>
        <draw:frame draw:style-name="gr25" draw:text-style-name="P16" draw:layer="layout" svg:width="1.271cm" svg:height="0.847cm" svg:x="7.569cm" svg:y="10.739cm">
          <draw:text-box>
            <text:p text:style-name="P3"><text:span text:style-name="T7">0</text:span></text:p>
          </draw:text-box>
        </draw:frame>
        <draw:frame draw:style-name="gr26" draw:text-style-name="P17" draw:layer="layout" svg:width="1.895cm" svg:height="0.889cm" svg:x="0.998cm" svg:y="4.767cm">
          <draw:text-box>
            <text:p text:style-name="P3"><text:span text:style-name="T5">chan_in</text:span></text:p>
          </draw:text-box>
        </draw:frame>
        <draw:frame draw:style-name="gr26" draw:text-style-name="P17" draw:layer="layout" svg:width="1.81cm" svg:height="0.889cm" svg:x="1.03cm" svg:y="5.614cm">
          <draw:text-box>
            <text:p text:style-name="P3"><text:span text:style-name="T5">data_in</text:span></text:p>
          </draw:text-box>
        </draw:frame>
        <draw:frame draw:style-name="gr26" draw:text-style-name="P17" draw:layer="layout" svg:width="1.489cm" svg:height="0.889cm" svg:x="1.03cm" svg:y="6.461cm">
          <draw:text-box>
            <text:p text:style-name="P3"><text:span text:style-name="T5">v2_t1</text:span></text:p>
          </draw:text-box>
        </draw:frame>
        <draw:frame draw:style-name="gr26" draw:text-style-name="P17" draw:layer="layout" svg:width="2.356cm" svg:height="0.889cm" svg:x="1.03cm" svg:y="7.308cm">
          <draw:text-box>
            <text:p text:style-name="P3"><text:span text:style-name="T5">{c2_t1;wp}</text:span></text:p>
          </draw:text-box>
        </draw:frame>
        <draw:frame draw:style-name="gr26" draw:text-style-name="P17" draw:layer="layout" svg:width="2.801cm" svg:height="0.889cm" svg:x="0.738cm" svg:y="8.155cm">
          <draw:text-box>
            <text:p text:style-name="P3"><text:span text:style-name="T5">{c2_t1;wp}+1</text:span></text:p>
          </draw:text-box>
        </draw:frame>
        <draw:frame draw:style-name="gr26" draw:text-style-name="P17" draw:layer="layout" svg:width="1.489cm" svg:height="0.889cm" svg:x="1.03cm" svg:y="9.002cm">
          <draw:text-box>
            <text:p text:style-name="P3"><text:span text:style-name="T5">c2_t1</text:span></text:p>
          </draw:text-box>
        </draw:frame>
        <draw:frame draw:style-name="gr26" draw:text-style-name="P17" draw:layer="layout" svg:width="1.489cm" svg:height="0.889cm" svg:x="1.03cm" svg:y="9.849cm">
          <draw:text-box>
            <text:p text:style-name="P3"><text:span text:style-name="T5">v4_t3</text:span></text:p>
          </draw:text-box>
        </draw:frame>
        <draw:frame draw:style-name="gr26" draw:text-style-name="P17" draw:layer="layout" svg:width="1.489cm" svg:height="0.889cm" svg:x="1.03cm" svg:y="10.696cm">
          <draw:text-box>
            <text:p text:style-name="P3"><text:span text:style-name="T5">c4_t3</text:span></text:p>
          </draw:text-box>
        </draw:frame>
        <draw:frame draw:style-name="gr26" draw:text-style-name="P17" draw:layer="layout" svg:width="1.51cm" svg:height="0.889cm" svg:x="0.998cm" svg:y="11.543cm">
          <draw:text-box>
            <text:p text:style-name="P3"><text:span text:style-name="T5">q2_t3</text:span></text:p>
          </draw:text-box>
        </draw:frame>
        <draw:frame draw:style-name="gr26" draw:text-style-name="P17" draw:layer="layout" svg:width="1.51cm" svg:height="0.889cm" svg:x="1.03cm" svg:y="12.39cm">
          <draw:text-box>
            <text:p text:style-name="P3"><text:span text:style-name="T5">q1_t3</text:span></text:p>
          </draw:text-box>
        </draw:frame>
        <draw:frame draw:style-name="gr26" draw:text-style-name="P17" draw:layer="layout" svg:width="1.184cm" svg:height="0.889cm" svg:x="1.03cm" svg:y="13.237cm">
          <draw:text-box>
            <text:p text:style-name="P3"><text:span text:style-name="T5">bp1</text:span></text:p>
          </draw:text-box>
        </draw:frame>
        <draw:frame draw:style-name="gr26" draw:text-style-name="P17" draw:layer="layout" svg:width="1.184cm" svg:height="0.889cm" svg:x="1.03cm" svg:y="14.084cm">
          <draw:text-box>
            <text:p text:style-name="P3"><text:span text:style-name="T5">bp2</text:span></text:p>
          </draw:text-box>
        </draw:frame>
        <draw:frame draw:style-name="gr26" draw:text-style-name="P17" draw:layer="layout" svg:width="2.03cm" svg:height="0.889cm" svg:x="0.998cm" svg:y="14.931cm">
          <draw:text-box>
            <text:p text:style-name="P3"><text:span text:style-name="T5">sum_out</text:span></text:p>
          </draw:text-box>
        </draw:frame>
        <draw:frame draw:style-name="gr26" draw:text-style-name="P17" draw:layer="layout" svg:width="2.136cm" svg:height="0.889cm" svg:x="1.03cm" svg:y="15.778cm">
          <draw:text-box>
            <text:p text:style-name="P3"><text:span text:style-name="T5">chan_out</text:span></text:p>
          </draw:text-box>
        </draw:frame>
        <draw:frame draw:style-name="gr26" draw:text-style-name="P17" draw:layer="layout" svg:width="2.09cm" svg:height="0.889cm" svg:x="1.03cm" svg:y="16.625cm">
          <draw:text-box>
            <text:p text:style-name="P3"><text:span text:style-name="T5">valid_out</text:span></text:p>
          </draw:text-box>
        </draw:frame>
        <draw:frame draw:style-name="gr23" draw:text-style-name="P3" draw:layer="layout" svg:width="2.322cm" svg:height="0.847cm" svg:x="1.005cm" svg:y="2.903cm">
          <draw:text-box>
            <text:p text:style-name="P3"><text:span text:style-name="T5">clock</text:span></text:p>
          </draw:text-box>
        </draw:frame>
        <draw:frame draw:style-name="gr23" draw:text-style-name="P3" draw:layer="layout" svg:width="2.322cm" svg:height="0.847cm" svg:x="1.005cm" svg:y="1.633cm">
          <draw:text-box>
            <text:p text:style-name="P3"><text:span text:style-name="T5">reset</text:span></text:p>
          </draw:text-box>
        </draw:frame>
      </draw:page>
      <draw:page draw:name="page4" draw:style-name="dp1" draw:master-page-name="Default">
        <draw:custom-shape draw:style-name="gr10" draw:text-style-name="P6" draw:layer="layout" svg:width="1.412cm" svg:height="0.561cm" draw:transform="rotate (-1.55631009400424) translate (9.182cm 3.252cm)">
          <text:p text:style-name="P1"><text:span text:style-name="T2">+</text:span></text:p>
          <draw:enhanced-geometry svg:viewBox="0 0 21600 21600" draw:glue-points="?f6 10800 10800 21600 ?f5 10800 10800 0" draw:text-areas="?f3 ?f3 ?f4 ?f4" draw:type="trapezoid" draw:modifiers="3806.36942675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5" draw:layer="layout" svg:width="1.129cm" svg:height="0.635cm" draw:transform="rotate (0.0005235987755982) translate (4.174cm 4.734cm)">
          <text:p text:style-name="P3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9" draw:layer="layout" svg:width="0.718cm" svg:height="0.835cm" svg:x="4.618cm" svg:y="4.502cm">
          <draw:text-box>
            <text:p text:style-name="P3"><text:span text:style-name="T5">1</text:span></text:p>
          </draw:text-box>
        </draw:frame>
        <draw:line draw:style-name="gr4" draw:text-style-name="P2" draw:layer="layout" svg:x1="4.938cm" svg:y1="4.806cm" svg:x2="4.938cm" svg:y2="4.516cm">
          <text:p text:style-name="P3"/>
        </draw:line>
        <draw:ellipse draw:style-name="gr2" draw:text-style-name="P10" draw:layer="layout" svg:width="1.694cm" svg:height="0.847cm" svg:x="6.292cm" svg:y="4.523cm">
          <text:p text:style-name="P1"><text:span text:style-name="T6">wp=mod</text:span></text:p>
        </draw:ellipse>
        <draw:frame draw:style-name="gr3" draw:text-style-name="P9" draw:layer="layout" svg:width="0.718cm" svg:height="0.835cm" svg:x="4.213cm" svg:y="4.535cm">
          <draw:text-box>
            <text:p text:style-name="P3"><text:span text:style-name="T5">0</text:span></text:p>
          </draw:text-box>
        </draw:frame>
        <draw:line draw:style-name="gr4" draw:text-style-name="P2" draw:layer="layout" svg:x1="8.41cm" svg:y1="3.887cm" svg:x2="4.598cm" svg:y2="3.887cm">
          <text:p text:style-name="P3"/>
        </draw:line>
        <draw:line draw:style-name="gr4" draw:text-style-name="P2" draw:layer="layout" svg:x1="4.598cm" svg:y1="4.734cm" svg:x2="4.598cm" svg:y2="3.887cm">
          <text:p text:style-name="P3"/>
        </draw:line>
        <draw:frame draw:style-name="gr3" draw:text-style-name="P9" draw:layer="layout" svg:width="0.718cm" svg:height="0.835cm" svg:x="4.763cm" svg:y="4.034cm">
          <draw:text-box>
            <text:p text:style-name="P3"><text:span text:style-name="T5">0</text:span></text:p>
          </draw:text-box>
        </draw:frame>
        <draw:rect draw:style-name="gr2" draw:text-style-name="P11" draw:layer="layout" svg:width="1.13cm" svg:height="0.635cm" svg:x="6.927cm" svg:y="5.793cm">
          <text:p text:style-name="P1"><text:span text:style-name="T4">mod</text:span></text:p>
        </draw:rect>
        <draw:line draw:style-name="gr4" draw:text-style-name="P2" draw:layer="layout" svg:x1="7.139cm" svg:y1="5.793cm" svg:x2="7.139cm" svg:y2="5.37cm">
          <text:p text:style-name="P3"/>
        </draw:line>
        <draw:line draw:style-name="gr4" draw:text-style-name="P2" draw:layer="layout" svg:x1="5.233cm" svg:y1="4.946cm" svg:x2="6.292cm" svg:y2="4.946cm">
          <text:p text:style-name="P3"/>
        </draw:line>
        <draw:custom-shape draw:style-name="gr9" draw:text-style-name="P5" draw:layer="layout" svg:width="1.268cm" svg:height="0.564cm" draw:transform="rotate (-0.006632251158764) translate (4.642cm 6.061cm)">
          <text:p text:style-name="P3"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7" draw:layer="layout" svg:width="0.739cm" svg:height="0.882cm" draw:transform="rotate (1.56416407563702) translate (4.598cm 6.57cm)">
          <draw:text-box>
            <text:p text:style-name="P3"><text:span text:style-name="T3">1</text:span></text:p>
          </draw:text-box>
        </draw:frame>
        <draw:frame draw:style-name="gr3" draw:text-style-name="P7" draw:layer="layout" svg:width="0.739cm" svg:height="0.882cm" draw:transform="rotate (1.56416407563702) translate (5.061cm 6.634cm)">
          <draw:text-box>
            <text:p text:style-name="P3"><text:span text:style-name="T3">0</text:span></text:p>
          </draw:text-box>
        </draw:frame>
        <draw:line draw:style-name="gr4" draw:text-style-name="P2" draw:layer="layout" svg:x1="4.809cm" svg:y1="5.37cm" svg:x2="4.809cm" svg:y2="6.005cm">
          <text:p text:style-name="P3"/>
        </draw:line>
        <draw:line draw:style-name="gr16" draw:text-style-name="P2" draw:layer="layout" svg:x1="6.08cm" svg:y1="2.617cm" svg:x2="6.08cm" svg:y2="7.487cm">
          <text:p text:style-name="P3"/>
        </draw:line>
        <draw:frame draw:style-name="gr18" draw:text-style-name="P13" draw:layer="layout" svg:width="0.739cm" svg:height="0.882cm" draw:transform="rotate (0.0171042266695412) translate (9.137cm 3.005cm)">
          <draw:text-box>
            <text:p text:style-name="P3"><text:span text:style-name="T3">1</text:span></text:p>
          </draw:text-box>
        </draw:frame>
        <draw:custom-shape draw:style-name="gr9" draw:text-style-name="P5" draw:layer="layout" svg:width="1.412cm" svg:height="0.564cm" draw:transform="rotate (-1.55578649522864) translate (6.263cm 7.335cm)">
          <text:p text:style-name="P3"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2" draw:layer="layout" svg:x1="6.927cm" svg:y1="8.122cm" svg:x2="7.139cm" svg:y2="7.699cm">
          <text:p text:style-name="P3"/>
        </draw:line>
        <draw:frame draw:style-name="gr19" draw:text-style-name="P12" draw:layer="layout" svg:width="1.044cm" svg:height="1.059cm" svg:x="6.292cm" svg:y="7.064cm">
          <draw:text-box>
            <text:p text:style-name="P3"><text:span text:style-name="T4">64</text:span></text:p>
          </draw:text-box>
        </draw:frame>
        <draw:line draw:style-name="gr4" draw:text-style-name="P2" draw:layer="layout" svg:x1="5.869cm" svg:y1="3.676cm" svg:x2="6.292cm" svg:y2="3.464cm">
          <text:p text:style-name="P3"/>
        </draw:line>
        <draw:frame draw:style-name="gr3" draw:text-style-name="P8" draw:layer="layout" svg:width="0.773cm" svg:height="0.988cm" svg:x="5.445cm" svg:y="2.829cm">
          <draw:text-box>
            <text:p text:style-name="P3"><text:span text:style-name="T4">6</text:span></text:p>
          </draw:text-box>
        </draw:frame>
        <draw:line draw:style-name="gr4" draw:text-style-name="P2" draw:layer="layout" svg:x1="9.044cm" svg:y1="7.911cm" svg:x2="9.68cm" svg:y2="7.911cm">
          <text:p text:style-name="P3"/>
        </draw:line>
        <draw:line draw:style-name="gr4" draw:text-style-name="P2" draw:layer="layout" svg:x1="9.68cm" svg:y1="4.311cm" svg:x2="9.68cm" svg:y2="7.911cm">
          <text:p text:style-name="P3"/>
        </draw:line>
        <draw:line draw:style-name="gr4" draw:text-style-name="P2" draw:layer="layout" svg:x1="5.445cm" svg:y1="6.64cm" svg:x2="5.445cm" svg:y2="6.852cm">
          <text:p text:style-name="P3"/>
        </draw:line>
        <draw:line draw:style-name="gr4" draw:text-style-name="P2" draw:layer="layout" svg:x1="7.562cm" svg:y1="6.852cm" svg:x2="5.445cm" svg:y2="6.852cm">
          <text:p text:style-name="P3"/>
        </draw:line>
        <draw:line draw:style-name="gr4" draw:text-style-name="P2" draw:layer="layout" svg:x1="7.986cm" svg:y1="7.487cm" svg:x2="7.986cm" svg:y2="6.64cm">
          <text:p text:style-name="P3"/>
        </draw:line>
        <draw:line draw:style-name="gr4" draw:text-style-name="P2" draw:layer="layout" svg:x1="5.656cm" svg:y1="6.005cm" svg:x2="5.656cm" svg:y2="5.793cm">
          <text:p text:style-name="P3"/>
        </draw:line>
        <draw:line draw:style-name="gr4" draw:text-style-name="P2" draw:layer="layout" svg:x1="7.986cm" svg:y1="6.64cm" svg:x2="6.715cm" svg:y2="6.64cm">
          <text:p text:style-name="P3"/>
        </draw:line>
        <draw:line draw:style-name="gr4" draw:text-style-name="P2" draw:layer="layout" svg:x1="5.656cm" svg:y1="5.793cm" svg:x2="6.715cm" svg:y2="5.793cm">
          <text:p text:style-name="P3"/>
        </draw:line>
        <draw:line draw:style-name="gr4" draw:text-style-name="P2" draw:layer="layout" svg:x1="6.715cm" svg:y1="6.64cm" svg:x2="6.715cm" svg:y2="5.793cm">
          <text:p text:style-name="P3"/>
        </draw:line>
        <draw:line draw:style-name="gr8" draw:text-style-name="P2" draw:layer="layout" svg:x1="7.562cm" svg:y1="6.852cm" svg:x2="7.562cm" svg:y2="7.487cm">
          <text:p text:style-name="P3"/>
        </draw:line>
        <draw:line draw:style-name="gr4" draw:text-style-name="P2" draw:layer="layout" svg:x1="7.986cm" svg:y1="4.946cm" svg:x2="9.68cm" svg:y2="4.946cm">
          <text:p text:style-name="P3"/>
        </draw:line>
        <draw:line draw:style-name="gr4" draw:text-style-name="P2" draw:layer="layout" svg:x1="9.68cm" svg:y1="4.311cm" svg:x2="9.256cm" svg:y2="4.311cm">
          <text:p text:style-name="P3"/>
        </draw:line>
        <draw:line draw:style-name="gr4" draw:text-style-name="P2" draw:layer="layout" svg:x1="9.68cm" svg:y1="3.676cm" svg:x2="9.256cm" svg:y2="3.676cm">
          <text:p text:style-name="P3"/>
        </draw:line>
        <draw:frame draw:style-name="gr12" draw:text-style-name="P6" draw:layer="layout" svg:width="3.346cm" svg:height="1.089cm" svg:x="0.998cm" svg:y="5.369cm">
          <draw:text-box>
            <text:p text:style-name="P6">valid_in</text:p>
          </draw:text-box>
        </draw:frame>
        <draw:line draw:style-name="gr8" draw:text-style-name="P2" draw:layer="layout" svg:x1="1.634cm" svg:y1="6.428cm" svg:x2="4.81cm" svg:y2="6.428cm">
          <text:p text:style-name="P3"/>
        </draw:line>
        <draw:frame draw:style-name="gr27" draw:text-style-name="P1" draw:layer="layout" svg:width="1.311cm" svg:height="1.196cm" svg:x="4.386cm" svg:y="7.138cm">
          <draw:text-box>
            <text:p text:style-name="P1">wp</text:p>
          </draw:text-box>
        </draw:frame>
        <draw:frame draw:style-name="gr23" draw:text-style-name="P1" draw:layer="layout" svg:width="2.329cm" svg:height="1.195cm" svg:x="7.139cm" svg:y="7.275cm">
          <draw:text-box>
            <text:p text:style-name="P1">wpXX</text:p>
          </draw:text-box>
        </draw:frame>
        <draw:line draw:style-name="gr8" draw:text-style-name="P2" draw:layer="layout" svg:x1="7.563cm" svg:y1="7.91cm" svg:x2="6.292cm" svg:y2="7.91cm">
          <text:p text:style-name="P3"/>
        </draw:line>
        <draw:line draw:style-name="gr8" draw:text-style-name="P2" draw:layer="layout" svg:x1="7.986cm" svg:y1="7.487cm" svg:x2="7.986cm" svg:y2="7.063cm">
          <text:p text:style-name="P3"/>
        </draw:line>
        <draw:line draw:style-name="gr4" draw:text-style-name="P2" draw:layer="layout" svg:x1="9.257cm" svg:y1="7.91cm" svg:x2="9.468cm" svg:y2="7.91cm">
          <text:p text:style-name="P3"/>
        </draw:line>
        <draw:line draw:style-name="gr8" draw:text-style-name="P2" draw:layer="layout" svg:x1="9.257cm" svg:y1="7.91cm" svg:x2="9.68cm" svg:y2="7.91cm">
          <text:p text:style-name="P3"/>
        </draw:line>
        <draw:line draw:style-name="gr8" draw:text-style-name="P2" draw:layer="layout" svg:x1="5.657cm" svg:y1="8.122cm" svg:x2="4.175cm" svg:y2="8.122cm">
          <text:p text:style-name="P3"/>
        </draw:line>
        <draw:line draw:style-name="gr8" draw:text-style-name="P2" draw:layer="layout" svg:x1="6.08cm" svg:y1="2.405cm" svg:x2="6.08cm" svg:y2="3.04cm">
          <text:p text:style-name="P3"/>
        </draw:line>
        <draw:frame draw:style-name="gr27" draw:text-style-name="P6" draw:layer="layout" svg:width="4.87cm" svg:height="1.196cm" svg:x="3.751cm" svg:y="1.421cm">
          <draw:text-box>
            <text:p text:style-name="P6"><text:span text:style-name="T2">channel_id_in</text:span></text:p>
          </draw:text-box>
        </draw:frame>
        <draw:custom-shape draw:style-name="gr9" draw:text-style-name="P5" draw:layer="layout" svg:width="1.412cm" svg:height="0.564cm" draw:transform="rotate (1.58999494856653) translate (20.318cm 5.618cm)">
          <text:p text:style-name="P3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7" draw:layer="layout" svg:width="0.739cm" svg:height="0.882cm" draw:transform="rotate (0.0171042266695412) translate (20.147cm 4.186cm)">
          <draw:text-box>
            <text:p text:style-name="P3"><text:span text:style-name="T3">1</text:span></text:p>
          </draw:text-box>
        </draw:frame>
        <draw:frame draw:style-name="gr3" draw:text-style-name="P7" draw:layer="layout" svg:width="0.739cm" svg:height="0.882cm" draw:transform="rotate (-3.12239403181845) translate (20.901cm 5.69cm)">
          <draw:text-box>
            <text:p text:style-name="P3"><text:span text:style-name="T3">0</text:span></text:p>
          </draw:text-box>
        </draw:frame>
        <draw:line draw:style-name="gr4" draw:text-style-name="P2" draw:layer="layout" svg:x1="20.331cm" svg:y1="5.254cm" svg:x2="19.826cm" svg:y2="5.255cm">
          <text:p text:style-name="P3"/>
        </draw:line>
        <draw:line draw:style-name="gr20" draw:text-style-name="P2" draw:layer="layout" svg:x1="20.266cm" svg:y1="4.596cm" svg:x2="18.572cm" svg:y2="4.596cm">
          <text:p text:style-name="P3"/>
        </draw:line>
        <draw:custom-shape draw:style-name="gr9" draw:text-style-name="P5" draw:layer="layout" svg:width="1.412cm" svg:height="0.564cm" draw:transform="rotate (1.58999494856653) translate (24.571cm 7.078cm)">
          <text:p text:style-name="P3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7" draw:layer="layout" svg:width="0.739cm" svg:height="0.882cm" draw:transform="rotate (0.0171042266695412) translate (24.382cm 5.62cm)">
          <draw:text-box>
            <text:p text:style-name="P3"><text:span text:style-name="T3">1</text:span></text:p>
          </draw:text-box>
        </draw:frame>
        <draw:frame draw:style-name="gr3" draw:text-style-name="P7" draw:layer="layout" svg:width="0.739cm" svg:height="0.882cm" draw:transform="rotate (-3.12239403181845) translate (25.136cm 7.172cm)">
          <draw:text-box>
            <text:p text:style-name="P3"><text:span text:style-name="T3">0</text:span></text:p>
          </draw:text-box>
        </draw:frame>
        <draw:line draw:style-name="gr4" draw:text-style-name="P2" draw:layer="layout" svg:x1="24.501cm" svg:y1="6.714cm" svg:x2="24.077cm" svg:y2="6.714cm">
          <text:p text:style-name="P3"/>
        </draw:line>
        <draw:line draw:style-name="gr20" draw:text-style-name="P2" draw:layer="layout" svg:x1="24.582cm" svg:y1="6.078cm" svg:x2="24.077cm" svg:y2="6.079cm">
          <text:p text:style-name="P3"/>
        </draw:line>
        <draw:custom-shape draw:style-name="gr9" draw:text-style-name="P5" draw:layer="layout" svg:width="1.412cm" svg:height="0.564cm" draw:transform="rotate (1.58999494856653) translate (19.278cm 8.984cm)">
          <text:p text:style-name="P3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7" draw:layer="layout" svg:width="0.739cm" svg:height="0.882cm" draw:transform="rotate (0.0171042266695412) translate (19.089cm 7.574cm)">
          <draw:text-box>
            <text:p text:style-name="P3"><text:span text:style-name="T3">1</text:span></text:p>
          </draw:text-box>
        </draw:frame>
        <draw:frame draw:style-name="gr3" draw:text-style-name="P7" draw:layer="layout" svg:width="0.739cm" svg:height="0.882cm" draw:transform="rotate (-3.12239403181845) translate (19.843cm 9.029cm)">
          <draw:text-box>
            <text:p text:style-name="P3"><text:span text:style-name="T3">0</text:span></text:p>
          </draw:text-box>
        </draw:frame>
        <draw:line draw:style-name="gr20" draw:text-style-name="P2" draw:layer="layout" svg:x1="19.207cm" svg:y1="7.984cm" svg:x2="18.572cm" svg:y2="7.984cm">
          <text:p text:style-name="P3"/>
        </draw:line>
        <draw:line draw:style-name="gr4" draw:text-style-name="P2" draw:layer="layout" svg:x1="24.078cm" svg:y1="6.079cm" svg:x2="24.078cm" svg:y2="3.538cm">
          <text:p text:style-name="P3"/>
        </draw:line>
        <draw:line draw:style-name="gr4" draw:text-style-name="P2" draw:layer="layout" svg:x1="24.078cm" svg:y1="6.714cm" svg:x2="24.078cm" svg:y2="9.467cm">
          <text:p text:style-name="P3"/>
        </draw:line>
        <draw:line draw:style-name="gr4" draw:text-style-name="P2" draw:layer="layout" svg:x1="24.078cm" svg:y1="3.538cm" svg:x2="23.442cm" svg:y2="3.538cm">
          <text:p text:style-name="P3"/>
        </draw:line>
        <draw:line draw:style-name="gr4" draw:text-style-name="P2" draw:layer="layout" svg:x1="24.078cm" svg:y1="9.467cm" svg:x2="23.442cm" svg:y2="9.467cm">
          <text:p text:style-name="P3"/>
        </draw:line>
        <draw:line draw:style-name="gr4" draw:text-style-name="P2" draw:layer="layout" svg:x1="25.136cm" svg:y1="6.29cm" svg:x2="26.195cm" svg:y2="6.29cm">
          <text:p text:style-name="P3"/>
        </draw:line>
        <draw:line draw:style-name="gr4" draw:text-style-name="P2" draw:layer="layout" svg:x1="20.901cm" svg:y1="4.808cm" svg:x2="22.384cm" svg:y2="4.808cm">
          <text:p text:style-name="P3"/>
        </draw:line>
        <draw:line draw:style-name="gr4" draw:text-style-name="P2" draw:layer="layout" svg:x1="19.843cm" svg:y1="8.196cm" svg:x2="22.384cm" svg:y2="8.196cm">
          <text:p text:style-name="P3"/>
        </draw:line>
        <draw:line draw:style-name="gr8" draw:text-style-name="P2" draw:layer="layout" svg:x1="22.384cm" svg:y1="4.808cm" svg:x2="22.384cm" svg:y2="3.961cm">
          <text:p text:style-name="P3"/>
        </draw:line>
        <draw:line draw:style-name="gr8" draw:text-style-name="P2" draw:layer="layout" svg:x1="22.384cm" svg:y1="8.196cm" svg:x2="22.384cm" svg:y2="9.043cm">
          <text:p text:style-name="P3"/>
        </draw:line>
        <draw:custom-shape draw:style-name="gr9" draw:text-style-name="P5" draw:layer="layout" svg:width="1.412cm" svg:height="0.564cm" draw:transform="rotate (1.58999494856653) translate (26.901cm 7.338cm)">
          <text:p text:style-name="P3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7" draw:layer="layout" svg:width="0.739cm" svg:height="0.882cm" draw:transform="rotate (0.0171042266695412) translate (26.712cm 5.88cm)">
          <draw:text-box>
            <text:p text:style-name="P3"><text:span text:style-name="T3">1</text:span></text:p>
          </draw:text-box>
        </draw:frame>
        <draw:frame draw:style-name="gr3" draw:text-style-name="P7" draw:layer="layout" svg:width="0.739cm" svg:height="0.882cm" draw:transform="rotate (-3.12239403181845) translate (27.466cm 7.432cm)">
          <draw:text-box>
            <text:p text:style-name="P3"><text:span text:style-name="T3">0</text:span></text:p>
          </draw:text-box>
        </draw:frame>
        <draw:line draw:style-name="gr4" draw:text-style-name="P2" draw:layer="layout" svg:x1="26.831cm" svg:y1="6.974cm" svg:x2="26.407cm" svg:y2="6.974cm">
          <text:p text:style-name="P3"/>
        </draw:line>
        <draw:line draw:style-name="gr20" draw:text-style-name="P2" draw:layer="layout" svg:x1="26.912cm" svg:y1="6.306cm" svg:x2="26.195cm" svg:y2="6.29cm">
          <text:p text:style-name="P3"/>
        </draw:line>
        <draw:frame draw:style-name="gr3" draw:text-style-name="P7" draw:layer="layout" svg:width="0.739cm" svg:height="0.882cm" draw:transform="rotate (-3.12239403181845) translate (26.619cm 7.172cm)">
          <draw:text-box>
            <text:p text:style-name="P3"><text:span text:style-name="T3">0</text:span></text:p>
          </draw:text-box>
        </draw:frame>
        <draw:custom-shape draw:style-name="gr9" draw:text-style-name="P5" draw:layer="layout" svg:width="1.412cm" svg:height="0.564cm" draw:transform="rotate (1.58999494856653) translate (16.948cm 7.947cm)">
          <text:p text:style-name="P3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7" draw:layer="layout" svg:width="0.739cm" svg:height="0.882cm" draw:transform="rotate (0.0171042266695412) translate (16.759cm 6.515cm)">
          <draw:text-box>
            <text:p text:style-name="P3"><text:span text:style-name="T3">1</text:span></text:p>
          </draw:text-box>
        </draw:frame>
        <draw:frame draw:style-name="gr3" draw:text-style-name="P7" draw:layer="layout" svg:width="0.739cm" svg:height="0.882cm" draw:transform="rotate (-3.12239403181845) translate (17.513cm 7.97cm)">
          <draw:text-box>
            <text:p text:style-name="P3"><text:span text:style-name="T3">0</text:span></text:p>
          </draw:text-box>
        </draw:frame>
        <draw:custom-shape draw:style-name="gr9" draw:text-style-name="P5" draw:layer="layout" svg:width="1.412cm" svg:height="0.564cm" draw:transform="rotate (1.58999494856653) translate (18.138cm 5.195cm)">
          <text:p text:style-name="P3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7" draw:layer="layout" svg:width="0.739cm" svg:height="0.882cm" draw:transform="rotate (0.0171042266695412) translate (17.937cm 3.762cm)">
          <draw:text-box>
            <text:p text:style-name="P3"><text:span text:style-name="T3">1</text:span></text:p>
          </draw:text-box>
        </draw:frame>
        <draw:frame draw:style-name="gr3" draw:text-style-name="P7" draw:layer="layout" svg:width="0.739cm" svg:height="0.882cm" draw:transform="rotate (-3.12239403181845) translate (18.693cm 5.218cm)">
          <draw:text-box>
            <text:p text:style-name="P3"><text:span text:style-name="T3">0</text:span></text:p>
          </draw:text-box>
        </draw:frame>
        <draw:line draw:style-name="gr4" draw:text-style-name="P2" draw:layer="layout" svg:x1="21.113cm" svg:y1="3.538cm" svg:x2="17.725cm" svg:y2="3.538cm">
          <text:p text:style-name="P3"/>
        </draw:line>
        <draw:line draw:style-name="gr4" draw:text-style-name="P2" draw:layer="layout" svg:x1="17.725cm" svg:y1="4.173cm" svg:x2="17.725cm" svg:y2="3.538cm">
          <text:p text:style-name="P3"/>
        </draw:line>
        <draw:line draw:style-name="gr4" draw:text-style-name="P2" draw:layer="layout" svg:x1="18.149cm" svg:y1="4.173cm" svg:x2="17.725cm" svg:y2="4.173cm">
          <text:p text:style-name="P3"/>
        </draw:line>
        <draw:line draw:style-name="gr4" draw:text-style-name="P2" draw:layer="layout" svg:x1="18.149cm" svg:y1="4.808cm" svg:x2="15.608cm" svg:y2="4.808cm">
          <text:p text:style-name="P3"/>
        </draw:line>
        <draw:line draw:style-name="gr4" draw:text-style-name="P2" draw:layer="layout" svg:x1="15.608cm" svg:y1="6.926cm" svg:x2="15.608cm" svg:y2="4.808cm">
          <text:p text:style-name="P3"/>
        </draw:line>
        <draw:line draw:style-name="gr4" draw:text-style-name="P2" draw:layer="layout" svg:x1="19.843cm" svg:y1="3.538cm" svg:x2="19.843cm" svg:y2="5.232cm">
          <text:p text:style-name="P3"/>
        </draw:line>
        <draw:line draw:style-name="gr4" draw:text-style-name="P2" draw:layer="layout" svg:x1="17.513cm" svg:y1="7.137cm" svg:x2="18.572cm" svg:y2="7.137cm">
          <text:p text:style-name="P3"/>
        </draw:line>
        <draw:line draw:style-name="gr4" draw:text-style-name="P2" draw:layer="layout" svg:x1="18.572cm" svg:y1="7.984cm" svg:x2="18.572cm" svg:y2="7.137cm">
          <text:p text:style-name="P3"/>
        </draw:line>
        <draw:line draw:style-name="gr4" draw:text-style-name="P2" draw:layer="layout" svg:x1="21.113cm" svg:y1="9.467cm" svg:x2="18.996cm" svg:y2="9.467cm">
          <text:p text:style-name="P3"/>
        </draw:line>
        <draw:line draw:style-name="gr4" draw:text-style-name="P2" draw:layer="layout" svg:x1="19.207cm" svg:y1="8.62cm" svg:x2="18.996cm" svg:y2="8.62cm">
          <text:p text:style-name="P3"/>
        </draw:line>
        <draw:line draw:style-name="gr4" draw:text-style-name="P2" draw:layer="layout" svg:x1="18.996cm" svg:y1="9.467cm" svg:x2="18.996cm" svg:y2="8.62cm">
          <text:p text:style-name="P3"/>
        </draw:line>
        <draw:line draw:style-name="gr4" draw:text-style-name="P2" draw:layer="layout" svg:x1="18.996cm" svg:y1="9.467cm" svg:x2="16.455cm" svg:y2="9.467cm">
          <text:p text:style-name="P3"/>
        </draw:line>
        <draw:line draw:style-name="gr4" draw:text-style-name="P2" draw:layer="layout" svg:x1="16.455cm" svg:y1="7.561cm" svg:x2="16.455cm" svg:y2="9.467cm">
          <text:p text:style-name="P3"/>
        </draw:line>
        <draw:line draw:style-name="gr4" draw:text-style-name="P2" draw:layer="layout" svg:x1="16.878cm" svg:y1="7.561cm" svg:x2="16.455cm" svg:y2="7.561cm">
          <text:p text:style-name="P3"/>
        </draw:line>
        <draw:line draw:style-name="gr8" draw:text-style-name="P2" draw:layer="layout" svg:x1="18.361cm" svg:y1="2.479cm" svg:x2="18.361cm" svg:y2="2.903cm">
          <text:p text:style-name="P3"/>
        </draw:line>
        <draw:line draw:style-name="gr8" draw:text-style-name="P2" draw:layer="layout" svg:x1="13.703cm" svg:y1="6.926cm" svg:x2="14.126cm" svg:y2="6.926cm">
          <text:p text:style-name="P3"/>
        </draw:line>
        <draw:line draw:style-name="gr8" draw:text-style-name="P2" draw:layer="layout" svg:x1="13.703cm" svg:y1="10.314cm" svg:x2="14.126cm" svg:y2="10.314cm">
          <text:p text:style-name="P3"/>
        </draw:line>
        <draw:line draw:style-name="gr8" draw:text-style-name="P2" draw:layer="layout" svg:x1="27.255cm" svg:y1="2.479cm" svg:x2="27.255cm" svg:y2="2.903cm">
          <text:p text:style-name="P3"/>
        </draw:line>
        <draw:line draw:style-name="gr4" draw:text-style-name="P2" draw:layer="layout" svg:x1="14.126cm" svg:y1="6.926cm" svg:x2="16.879cm" svg:y2="6.926cm">
          <text:p text:style-name="P3"/>
        </draw:line>
        <draw:line draw:style-name="gr4" draw:text-style-name="P2" draw:layer="layout" svg:x1="14.126cm" svg:y1="10.314cm" svg:x2="20.69cm" svg:y2="10.314cm">
          <text:p text:style-name="P3"/>
        </draw:line>
        <draw:line draw:style-name="gr4" draw:text-style-name="P2" draw:layer="layout" svg:x1="19.632cm" svg:y1="8.832cm" svg:x2="19.632cm" svg:y2="10.314cm">
          <text:p text:style-name="P3"/>
        </draw:line>
        <draw:line draw:style-name="gr4" draw:text-style-name="P2" draw:layer="layout" svg:x1="20.69cm" svg:y1="10.314cm" svg:x2="20.69cm" svg:y2="5.444cm">
          <text:p text:style-name="P3"/>
        </draw:line>
        <draw:line draw:style-name="gr4" draw:text-style-name="P2" draw:layer="layout" svg:x1="18.361cm" svg:y1="2.903cm" svg:x2="18.361cm" svg:y2="3.961cm">
          <text:p text:style-name="P3"/>
        </draw:line>
        <draw:line draw:style-name="gr4" draw:text-style-name="P2" draw:layer="layout" svg:x1="27.255cm" svg:y1="2.903cm" svg:x2="27.255cm" svg:y2="6.079cm">
          <text:p text:style-name="P3"/>
        </draw:line>
        <draw:line draw:style-name="gr4" draw:text-style-name="P2" draw:layer="layout" svg:x1="17.091cm" svg:y1="6.502cm" svg:x2="17.091cm" svg:y2="3.326cm">
          <text:p text:style-name="P3"/>
        </draw:line>
        <draw:line draw:style-name="gr4" draw:text-style-name="P2" draw:layer="layout" svg:x1="18.361cm" svg:y1="3.326cm" svg:x2="17.091cm" svg:y2="3.326cm">
          <text:p text:style-name="P3"/>
        </draw:line>
        <draw:line draw:style-name="gr4" draw:text-style-name="P2" draw:layer="layout" svg:x1="24.714cm" svg:y1="3.326cm" svg:x2="18.361cm" svg:y2="3.326cm">
          <text:p text:style-name="P3"/>
        </draw:line>
        <draw:line draw:style-name="gr4" draw:text-style-name="P2" draw:layer="layout" svg:x1="24.714cm" svg:y1="5.867cm" svg:x2="24.714cm" svg:y2="3.326cm">
          <text:p text:style-name="P3"/>
        </draw:line>
        <draw:frame draw:style-name="gr3" draw:layer="layout" svg:width="0.963cm" svg:height="1.038cm" svg:x="21.845cm" svg:y="3.135cm">
          <draw:text-box>
            <text:p text:style-name="P1"><text:span text:style-name="T1">r0</text:span></text:p>
          </draw:text-box>
        </draw:frame>
        <draw:frame draw:style-name="gr3" draw:layer="layout" svg:width="0.963cm" svg:height="1.038cm" svg:x="21.845cm" svg:y="8.852cm">
          <draw:text-box>
            <text:p text:style-name="P1"><text:span text:style-name="T1">r1</text:span></text:p>
          </draw:text-box>
        </draw:frame>
        <draw:frame draw:style-name="gr3" draw:text-style-name="P4" draw:layer="layout" svg:width="3.465cm" svg:height="1.038cm" svg:x="11.797cm" svg:y="5.676cm">
          <draw:text-box>
            <text:p text:style-name="P3"><text:span text:style-name="T1">host_data_in</text:span></text:p>
          </draw:text-box>
        </draw:frame>
        <draw:frame draw:style-name="gr3" draw:layer="layout" svg:width="2.72cm" svg:height="1.195cm" svg:x="12.009cm" svg:y="9.043cm">
          <draw:text-box>
            <text:p text:style-name="P1">host_wr</text:p>
          </draw:text-box>
        </draw:frame>
        <draw:frame draw:style-name="gr3" draw:layer="layout" svg:width="3.317cm" svg:height="1.195cm" svg:x="17.514cm" svg:y="1.209cm">
          <draw:text-box>
            <text:p text:style-name="P1">host_addr</text:p>
          </draw:text-box>
        </draw:frame>
        <draw:frame draw:style-name="gr3" draw:layer="layout" svg:width="2.614cm" svg:height="1.195cm" svg:x="25.911cm" svg:y="1.209cm">
          <draw:text-box>
            <text:p text:style-name="P1">host_rd</text:p>
          </draw:text-box>
        </draw:frame>
        <draw:custom-shape draw:style-name="gr10" draw:text-style-name="P6" draw:layer="layout" svg:width="1.412cm" svg:height="0.636cm" draw:transform="rotate (1.56468767441262) translate (6.716cm 14.97cm)">
          <text:p text:style-name="P1"><text:span text:style-name="T2">-</text:span></text:p>
          <draw:enhanced-geometry svg:viewBox="0 0 21600 21600" draw:glue-points="?f6 10800 10800 21600 ?f5 10800 10800 0" draw:text-areas="?f3 ?f3 ?f4 ?f4" draw:type="trapezoid" draw:modifiers="3806.36942675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6" draw:layer="layout" svg:width="1.412cm" svg:height="0.633cm" draw:transform="rotate (1.56748020121581) translate (9.257cm 14.972cm)">
          <text:p text:style-name="P3"/>
          <draw:enhanced-geometry svg:viewBox="0 0 21600 21600" draw:mirror-horizontal="false" draw:mirror-vertical="false" draw:glue-points="?f6 10800 10800 21600 ?f5 10800 10800 0" draw:text-areas="?f3 ?f3 ?f4 ?f4" draw:type="trapezoid" draw:modifiers="3806.36942675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3" draw:text-style-name="P2" draw:layer="layout" svg:x1="9.257cm" svg:y1="13.703cm" svg:x2="7.986cm" svg:y2="13.703cm">
          <text:p text:style-name="P3"/>
        </draw:line>
        <draw:line draw:style-name="gr4" draw:text-style-name="P2" draw:layer="layout" svg:x1="9.257cm" svg:y1="14.55cm" svg:x2="7.351cm" svg:y2="14.55cm">
          <text:p text:style-name="P3"/>
        </draw:line>
        <draw:line draw:style-name="gr4" draw:text-style-name="P2" draw:layer="layout" svg:x1="8.833cm" svg:y1="14.761cm" svg:x2="9.044cm" svg:y2="14.338cm">
          <text:p text:style-name="P3"/>
        </draw:line>
        <draw:line draw:style-name="gr4" draw:text-style-name="P2" draw:layer="layout" svg:x1="8.834cm" svg:y1="13.915cm" svg:x2="9.045cm" svg:y2="13.492cm">
          <text:p text:style-name="P3"/>
        </draw:line>
        <draw:frame draw:style-name="gr3" draw:text-style-name="P8" draw:layer="layout" svg:width="0.773cm" svg:height="0.988cm" svg:x="8.41cm" svg:y="12.856cm">
          <draw:text-box>
            <text:p text:style-name="P3"><text:span text:style-name="T4">8</text:span></text:p>
          </draw:text-box>
        </draw:frame>
        <draw:frame draw:style-name="gr14" draw:text-style-name="P12" draw:layer="layout" svg:width="1.059cm" svg:height="0.988cm" svg:x="7.986cm" svg:y="13.774cm">
          <draw:text-box>
            <text:p text:style-name="P3"><text:span text:style-name="T4">11</text:span></text:p>
          </draw:text-box>
        </draw:frame>
        <draw:custom-shape draw:style-name="gr9" draw:text-style-name="P5" draw:layer="layout" svg:width="1.412cm" svg:height="0.564cm" draw:transform="rotate (1.58999494856653) translate (5.515cm 14.54cm)">
          <text:p text:style-name="P3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7" draw:layer="layout" svg:width="0.739cm" svg:height="0.882cm" draw:transform="rotate (0.0171042266695412) translate (5.326cm 13.695cm)">
          <draw:text-box>
            <text:p text:style-name="P3"><text:span text:style-name="T3">1</text:span></text:p>
          </draw:text-box>
        </draw:frame>
        <draw:frame draw:style-name="gr3" draw:text-style-name="P7" draw:layer="layout" svg:width="0.739cm" svg:height="0.882cm" draw:transform="rotate (-3.12239403181845) translate (6.07cm 14cm)">
          <draw:text-box>
            <text:p text:style-name="P3"><text:span text:style-name="T3">0</text:span></text:p>
          </draw:text-box>
        </draw:frame>
        <draw:line draw:style-name="gr4" draw:text-style-name="P2" draw:layer="layout" svg:x1="5.445cm" svg:y1="14.127cm" svg:x2="5.022cm" svg:y2="14.127cm">
          <text:p text:style-name="P3"/>
        </draw:line>
        <draw:line draw:style-name="gr4" draw:text-style-name="P2" draw:layer="layout" svg:x1="5.446cm" svg:y1="13.491cm" svg:x2="5.022cm" svg:y2="13.491cm">
          <text:p text:style-name="P3"/>
        </draw:line>
        <draw:custom-shape draw:style-name="gr9" draw:text-style-name="P5" draw:layer="layout" svg:width="1.412cm" svg:height="0.564cm" draw:transform="rotate (1.58999494856653) translate (3.61cm 14.279cm)">
          <text:p text:style-name="P3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7" draw:layer="layout" svg:width="0.739cm" svg:height="0.882cm" draw:transform="rotate (0.0171042266695412) translate (3.421cm 13.434cm)">
          <draw:text-box>
            <text:p text:style-name="P3"><text:span text:style-name="T3">1</text:span></text:p>
          </draw:text-box>
        </draw:frame>
        <draw:frame draw:style-name="gr3" draw:text-style-name="P7" draw:layer="layout" svg:width="0.739cm" svg:height="0.882cm" draw:transform="rotate (-3.12239403181845) translate (4.165cm 13.739cm)">
          <draw:text-box>
            <text:p text:style-name="P3"><text:span text:style-name="T3">0</text:span></text:p>
          </draw:text-box>
        </draw:frame>
        <draw:line draw:style-name="gr4" draw:text-style-name="P2" draw:layer="layout" svg:x1="3.621cm" svg:y1="13.914cm" svg:x2="3.116cm" svg:y2="13.915cm">
          <text:p text:style-name="P3"/>
        </draw:line>
        <draw:line draw:style-name="gr20" draw:text-style-name="P2" draw:layer="layout" svg:x1="3.621cm" svg:y1="13.279cm" svg:x2="2.692cm" svg:y2="13.28cm">
          <text:p text:style-name="P3"/>
        </draw:line>
        <draw:line draw:style-name="gr4" draw:text-style-name="P2" draw:layer="layout" svg:x1="6.716cm" svg:y1="14.55cm" svg:x2="6.504cm" svg:y2="14.55cm">
          <text:p text:style-name="P3"/>
        </draw:line>
        <draw:line draw:style-name="gr4" draw:text-style-name="P2" draw:layer="layout" svg:x1="5.022cm" svg:y1="14.127cm" svg:x2="5.022cm" svg:y2="15.397cm">
          <text:p text:style-name="P3"/>
        </draw:line>
        <draw:line draw:style-name="gr4" draw:text-style-name="P2" draw:layer="layout" svg:x1="5.022cm" svg:y1="13.491cm" svg:x2="4.175cm" svg:y2="13.491cm">
          <text:p text:style-name="P3"/>
        </draw:line>
        <draw:line draw:style-name="gr4" draw:text-style-name="P2" draw:layer="layout" svg:x1="3.116cm" svg:y1="13.915cm" svg:x2="3.116cm" svg:y2="15.397cm">
          <text:p text:style-name="P3"/>
        </draw:line>
        <draw:line draw:style-name="gr20" draw:text-style-name="P2" draw:layer="layout" svg:x1="2.692cm" svg:y1="13.28cm" svg:x2="2.692cm" svg:y2="12.221cm">
          <text:p text:style-name="P3"/>
        </draw:line>
        <draw:line draw:style-name="gr4" draw:text-style-name="P2" draw:layer="layout" svg:x1="6.08cm" svg:y1="13.915cm" svg:x2="6.716cm" svg:y2="13.915cm">
          <text:p text:style-name="P3"/>
        </draw:line>
        <draw:frame draw:style-name="gr3" draw:layer="layout" svg:width="0.875cm" svg:height="1.195cm" svg:x="9.133cm" svg:y="13.567cm">
          <draw:text-box>
            <text:p text:style-name="P3">+</text:p>
          </draw:text-box>
        </draw:frame>
        <draw:custom-shape draw:style-name="gr9" draw:text-style-name="P5" draw:layer="layout" svg:width="1.412cm" svg:height="0.624cm" draw:transform="rotate (1.58999494856653) translate (11.596cm 14.514cm)">
          <text:p text:style-name="P3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7" draw:layer="layout" svg:width="0.739cm" svg:height="0.882cm" draw:transform="rotate (0.0171042266695412) translate (11.467cm 13.668cm)">
          <draw:text-box>
            <text:p text:style-name="P3"><text:span text:style-name="T3">1</text:span></text:p>
          </draw:text-box>
        </draw:frame>
        <draw:frame draw:style-name="gr3" draw:text-style-name="P7" draw:layer="layout" svg:width="0.739cm" svg:height="0.882cm" draw:transform="rotate (-3.12239403181845) translate (12.211cm 13.973cm)">
          <draw:text-box>
            <text:p text:style-name="P3"><text:span text:style-name="T3">0</text:span></text:p>
          </draw:text-box>
        </draw:frame>
        <draw:line draw:style-name="gr4" draw:text-style-name="P2" draw:layer="layout" svg:x1="11.585cm" svg:y1="14.127cm" svg:x2="9.891cm" svg:y2="14.127cm">
          <text:p text:style-name="P3"/>
        </draw:line>
        <draw:line draw:style-name="gr4" draw:text-style-name="P2" draw:layer="layout" svg:x1="11.585cm" svg:y1="13.491cm" svg:x2="11.162cm" svg:y2="13.491cm">
          <text:p text:style-name="P3"/>
        </draw:line>
        <draw:line draw:style-name="gr8" draw:text-style-name="P2" draw:layer="layout" svg:x1="3.115cm" svg:y1="15.821cm" svg:x2="3.115cm" svg:y2="15.397cm">
          <text:p text:style-name="P3"/>
        </draw:line>
        <draw:line draw:style-name="gr8" draw:text-style-name="P2" draw:layer="layout" svg:x1="5.021cm" svg:y1="15.821cm" svg:x2="5.021cm" svg:y2="15.397cm">
          <text:p text:style-name="P3"/>
        </draw:line>
        <draw:line draw:style-name="gr8" draw:text-style-name="P2" draw:layer="layout" svg:x1="6.503cm" svg:y1="15.821cm" svg:x2="6.503cm" svg:y2="15.397cm">
          <text:p text:style-name="P3"/>
        </draw:line>
        <draw:line draw:style-name="gr4" draw:text-style-name="P2" draw:layer="layout" svg:x1="6.503cm" svg:y1="14.55cm" svg:x2="6.503cm" svg:y2="15.397cm">
          <text:p text:style-name="P3"/>
        </draw:line>
        <draw:line draw:style-name="gr4" draw:text-style-name="P2" draw:layer="layout" svg:x1="7.986cm" svg:y1="13.703cm" svg:x2="7.986cm" svg:y2="12.221cm">
          <text:p text:style-name="P3"/>
        </draw:line>
        <draw:line draw:style-name="gr8" draw:text-style-name="P2" draw:layer="layout" svg:x1="7.986cm" svg:y1="11.797cm" svg:x2="7.986cm" svg:y2="12.221cm">
          <text:p text:style-name="P3"/>
        </draw:line>
        <draw:line draw:style-name="gr4" draw:text-style-name="P2" draw:layer="layout" svg:x1="12.221cm" svg:y1="13.703cm" svg:x2="12.645cm" svg:y2="13.703cm">
          <text:p text:style-name="P3"/>
        </draw:line>
        <draw:line draw:style-name="gr8" draw:text-style-name="P2" draw:layer="layout" svg:x1="12.645cm" svg:y1="13.703cm" svg:x2="13.068cm" svg:y2="13.703cm">
          <text:p text:style-name="P3"/>
        </draw:line>
        <draw:frame draw:style-name="gr3" draw:text-style-name="P7" draw:layer="layout" svg:width="0.739cm" svg:height="0.882cm" draw:transform="rotate (0.0171042266695412) translate (10.559cm 13.033cm)">
          <draw:text-box>
            <text:p text:style-name="P3"><text:span text:style-name="T3">0</text:span></text:p>
          </draw:text-box>
        </draw:frame>
        <draw:line draw:style-name="gr8" draw:text-style-name="P2" draw:layer="layout" svg:x1="10.527cm" svg:y1="14.127cm" svg:x2="10.527cm" svg:y2="15.821cm">
          <text:p text:style-name="P3"/>
        </draw:line>
        <draw:line draw:style-name="gr8" draw:text-style-name="P2" draw:layer="layout" svg:x1="2.692cm" svg:y1="11.797cm" svg:x2="2.692cm" svg:y2="12.221cm">
          <text:p text:style-name="P3"/>
        </draw:line>
        <draw:line draw:style-name="gr4" draw:text-style-name="P2" draw:layer="layout" svg:x1="12.009cm" svg:y1="13.28cm" svg:x2="12.009cm" svg:y2="12.221cm">
          <text:p text:style-name="P3"/>
        </draw:line>
        <draw:line draw:style-name="gr8" draw:text-style-name="P2" draw:layer="layout" svg:x1="12.009cm" svg:y1="11.797cm" svg:x2="12.009cm" svg:y2="12.221cm">
          <text:p text:style-name="P3"/>
        </draw:line>
        <draw:line draw:style-name="gr8" draw:text-style-name="P2" draw:layer="layout" svg:x1="10.527cm" svg:y1="14.974cm" svg:x2="13.068cm" svg:y2="14.974cm">
          <text:p text:style-name="P3"/>
        </draw:line>
        <draw:frame draw:style-name="gr3" draw:text-style-name="P18" draw:layer="layout" svg:width="2.221cm" svg:height="0.933cm" svg:x="13.279cm" svg:y="13.068cm">
          <draw:text-box>
            <text:p text:style-name="P3"><text:span text:style-name="T8">sum_out</text:span></text:p>
          </draw:text-box>
        </draw:frame>
        <draw:frame draw:style-name="gr3" draw:text-style-name="P18" draw:layer="layout" svg:width="2.174cm" svg:height="0.933cm" svg:x="13.279cm" svg:y="14.464cm">
          <draw:text-box>
            <text:p text:style-name="P3"><text:span text:style-name="T8">sums_in</text:span></text:p>
          </draw:text-box>
        </draw:frame>
        <draw:frame draw:style-name="gr3" draw:text-style-name="P18" draw:layer="layout" svg:width="1.251cm" svg:height="0.933cm" svg:x="9.891cm" svg:y="15.821cm">
          <draw:text-box>
            <text:p text:style-name="P3"><text:span text:style-name="T8">bp1</text:span></text:p>
          </draw:text-box>
        </draw:frame>
        <draw:frame draw:style-name="gr3" draw:text-style-name="P18" draw:layer="layout" svg:width="1.251cm" svg:height="0.933cm" svg:x="4.194cm" svg:y="15.946cm">
          <draw:text-box>
            <text:p text:style-name="P3"><text:span text:style-name="T8">bp1</text:span></text:p>
          </draw:text-box>
        </draw:frame>
        <draw:frame draw:style-name="gr3" draw:text-style-name="P18" draw:layer="layout" svg:width="1.251cm" svg:height="0.933cm" svg:x="2.288cm" svg:y="15.946cm">
          <draw:text-box>
            <text:p text:style-name="P3"><text:span text:style-name="T8">bp2</text:span></text:p>
          </draw:text-box>
        </draw:frame>
        <draw:frame draw:style-name="gr3" draw:text-style-name="P18" draw:layer="layout" svg:width="1.624cm" svg:height="0.933cm" svg:x="1.845cm" svg:y="10.739cm">
          <draw:text-box>
            <text:p text:style-name="P3"><text:span text:style-name="T8">q2_t3</text:span></text:p>
          </draw:text-box>
        </draw:frame>
        <draw:frame draw:style-name="gr3" draw:text-style-name="P18" draw:layer="layout" svg:width="1.624cm" svg:height="0.933cm" svg:x="7.506cm" svg:y="10.739cm">
          <draw:text-box>
            <text:p text:style-name="P3"><text:span text:style-name="T8">d4_t3</text:span></text:p>
          </draw:text-box>
        </draw:frame>
        <draw:frame draw:style-name="gr3" draw:text-style-name="P18" draw:layer="layout" svg:width="1.598cm" svg:height="0.933cm" svg:x="10.894cm" svg:y="10.739cm">
          <draw:text-box>
            <text:p text:style-name="P3"><text:span text:style-name="T8">v4_t3</text:span></text:p>
          </draw:text-box>
        </draw:frame>
        <draw:frame draw:style-name="gr3" draw:text-style-name="P18" draw:layer="layout" svg:width="1.624cm" svg:height="0.933cm" svg:x="5.868cm" svg:y="15.946cm">
          <draw:text-box>
            <text:p text:style-name="P3"><text:span text:style-name="T8">q1_t3</text:span></text:p>
          </draw:text-box>
        </draw:frame>
        <draw:line draw:style-name="gr4" draw:text-style-name="P2" draw:layer="layout" svg:x1="5.868cm" svg:y1="13.28cm" svg:x2="5.868cm" svg:y2="12.221cm">
          <text:p text:style-name="P3"/>
        </draw:line>
        <draw:line draw:style-name="gr8" draw:text-style-name="P2" draw:layer="layout" svg:x1="5.868cm" svg:y1="11.797cm" svg:x2="5.868cm" svg:y2="12.221cm">
          <text:p text:style-name="P3"/>
        </draw:line>
        <draw:line draw:style-name="gr8" draw:text-style-name="P2" draw:layer="layout" svg:x1="3.962cm" svg:y1="11.797cm" svg:x2="3.962cm" svg:y2="12.221cm">
          <text:p text:style-name="P3"/>
        </draw:line>
        <draw:line draw:style-name="gr4" draw:text-style-name="P2" draw:layer="layout" svg:x1="3.962cm" svg:y1="13.068cm" svg:x2="3.962cm" svg:y2="12.221cm">
          <text:p text:style-name="P3"/>
        </draw:line>
        <draw:custom-shape draw:style-name="gr9" draw:text-style-name="P5" draw:layer="layout" svg:width="1.412cm" svg:height="0.564cm" draw:transform="rotate (-1.57079632679579) translate (21.608cm 11.797cm)">
          <text:p text:style-name="P3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5" draw:layer="layout" svg:width="1.412cm" svg:height="0.564cm" draw:transform="rotate (-1.56503674026421) translate (19.631cm 11.232cm)">
          <text:p text:style-name="P1"><text:span text:style-name="T2">+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layer="layout" svg:width="0.853cm" svg:height="1.195cm" svg:x="22.167cm" svg:y="11.514cm">
          <draw:text-box>
            <text:p text:style-name="P3">4</text:p>
          </draw:text-box>
        </draw:frame>
        <draw:frame draw:style-name="gr3" draw:layer="layout" svg:width="0.853cm" svg:height="1.195cm" svg:x="20.196cm" svg:y="10.95cm">
          <draw:text-box>
            <text:p text:style-name="P3">3</text:p>
          </draw:text-box>
        </draw:frame>
        <draw:line draw:style-name="gr4" draw:text-style-name="P2" draw:layer="layout" svg:x1="21.043cm" svg:y1="12.361cm" svg:x2="19.632cm" svg:y2="12.361cm">
          <text:p text:style-name="P3"/>
        </draw:line>
        <draw:line draw:style-name="gr4" draw:text-style-name="P2" draw:layer="layout" svg:x1="19.632cm" svg:y1="11.514cm" svg:x2="20.196cm" svg:y2="11.514cm">
          <text:p text:style-name="P3"/>
        </draw:line>
        <draw:line draw:style-name="gr4" draw:text-style-name="P2" draw:layer="layout" svg:x1="21.608cm" svg:y1="12.079cm" svg:x2="22.173cm" svg:y2="12.079cm">
          <text:p text:style-name="P3"/>
        </draw:line>
        <draw:line draw:style-name="gr4" draw:text-style-name="P2" draw:layer="layout" svg:x1="21.608cm" svg:y1="12.926cm" svg:x2="22.173cm" svg:y2="12.926cm">
          <text:p text:style-name="P3"/>
        </draw:line>
        <draw:frame draw:style-name="gr3" draw:text-style-name="P7" draw:layer="layout" svg:width="0.739cm" svg:height="0.882cm" svg:x="21.043cm" svg:y="11.762cm">
          <draw:text-box>
            <text:p text:style-name="P3"><text:span text:style-name="T3">1</text:span></text:p>
          </draw:text-box>
        </draw:frame>
        <draw:frame draw:style-name="gr3" draw:text-style-name="P7" draw:layer="layout" svg:width="0.739cm" svg:height="0.882cm" svg:x="21.043cm" svg:y="12.326cm">
          <draw:text-box>
            <text:p text:style-name="P3"><text:span text:style-name="T3">0</text:span></text:p>
          </draw:text-box>
        </draw:frame>
        <draw:line draw:style-name="gr4" draw:text-style-name="P2" draw:layer="layout" svg:x1="20.267cm" svg:y1="12.644cm" svg:x2="20.478cm" svg:y2="12.221cm">
          <text:p text:style-name="P3"/>
        </draw:line>
        <draw:frame draw:style-name="gr3" draw:text-style-name="P8" draw:layer="layout" svg:width="0.773cm" svg:height="0.988cm" svg:x="19.705cm" svg:y="11.656cm">
          <draw:text-box>
            <text:p text:style-name="P3"><text:span text:style-name="T4">3</text:span></text:p>
          </draw:text-box>
        </draw:frame>
        <draw:line draw:style-name="gr4" draw:text-style-name="P2" draw:layer="layout" svg:x1="18.996cm" svg:y1="12.009cm" svg:x2="18.573cm" svg:y2="12.009cm">
          <text:p text:style-name="P3"/>
        </draw:line>
        <draw:line draw:style-name="gr8" draw:text-style-name="P2" draw:layer="layout" svg:x1="18.573cm" svg:y1="12.009cm" svg:x2="18.149cm" svg:y2="12.009cm">
          <text:p text:style-name="P3"/>
        </draw:line>
        <draw:custom-shape draw:style-name="gr10" draw:text-style-name="P5" draw:layer="layout" svg:width="1.412cm" svg:height="0.633cm" draw:transform="rotate (1.59400920584612) translate (19.845cm 16.611cm)">
          <text:p text:style-name="P1"><text:span text:style-name="T2">+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7" draw:layer="layout" svg:width="0.739cm" svg:height="0.882cm" draw:transform="rotate (0.0171042266695412) translate (18.877cm 15.785cm)">
          <draw:text-box>
            <text:p text:style-name="P3"><text:span text:style-name="T3">1</text:span></text:p>
          </draw:text-box>
        </draw:frame>
        <draw:line draw:style-name="gr4" draw:text-style-name="P2" draw:layer="layout" svg:x1="19.843cm" svg:y1="16.244cm" svg:x2="19.419cm" svg:y2="16.244cm">
          <text:p text:style-name="P3"/>
        </draw:line>
        <draw:line draw:style-name="gr4" draw:text-style-name="P2" draw:layer="layout" svg:x1="19.208cm" svg:y1="15.82cm" svg:x2="19.419cm" svg:y2="15.397cm">
          <text:p text:style-name="P3"/>
        </draw:line>
        <draw:line draw:style-name="gr4" draw:text-style-name="P2" draw:layer="layout" svg:x1="19.843cm" svg:y1="15.608cm" svg:x2="18.784cm" svg:y2="15.608cm">
          <text:p text:style-name="P3"/>
        </draw:line>
        <draw:line draw:style-name="gr8" draw:text-style-name="P2" draw:layer="layout" svg:x1="18.361cm" svg:y1="15.608cm" svg:x2="18.784cm" svg:y2="15.608cm">
          <text:p text:style-name="P3"/>
        </draw:line>
        <draw:line draw:style-name="gr4" draw:text-style-name="P2" draw:layer="layout" svg:x1="20.478cm" svg:y1="15.82cm" svg:x2="20.902cm" svg:y2="15.82cm">
          <text:p text:style-name="P3"/>
        </draw:line>
        <draw:line draw:style-name="gr8" draw:text-style-name="P2" draw:layer="layout" svg:x1="20.902cm" svg:y1="15.82cm" svg:x2="21.325cm" svg:y2="15.82cm">
          <text:p text:style-name="P3"/>
        </draw:line>
        <draw:frame draw:style-name="gr3" draw:layer="layout" svg:width="2.407cm" svg:height="1.195cm" svg:x="22.307cm" svg:y="12.508cm">
          <draw:text-box>
            <text:p text:style-name="P1">MODE</text:p>
          </draw:text-box>
        </draw:frame>
        <draw:frame draw:style-name="gr3" draw:layer="layout" svg:width="1.734cm" svg:height="1.195cm" svg:x="16.244cm" svg:y="11.237cm">
          <draw:text-box>
            <text:p text:style-name="P1">mod</text:p>
          </draw:text-box>
        </draw:frame>
        <draw:frame draw:style-name="gr3" draw:layer="layout" svg:width="1.311cm" svg:height="1.195cm" svg:x="16.879cm" svg:y="14.973cm">
          <draw:text-box>
            <text:p text:style-name="P1">wa</text:p>
          </draw:text-box>
        </draw:frame>
        <draw:frame draw:style-name="gr3" draw:layer="layout" svg:width="1.065cm" svg:height="1.195cm" svg:x="21.326cm" svg:y="15.26cm">
          <draw:text-box>
            <text:p text:style-name="P1">r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4bd5e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8cm" fo:margin-bottom="0.998cm" fo:margin-left="0.998cm" fo:margin-right="0.998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1-31T16:10:44</meta:creation-date>
    <dc:date>2008-02-14T18:33:12</dc:date>
    <dc:language>en-US</dc:language>
    <meta:editing-cycles>247</meta:editing-cycles>
    <meta:editing-duration>P2DT1H8M30S</meta:editing-duration>
    <meta:user-defined meta:name="Info 1"/>
    <meta:user-defined meta:name="Info 2"/>
    <meta:user-defined meta:name="Info 3"/>
    <meta:user-defined meta:name="Info 4"/>
    <meta:document-statistic meta:object-count="3312"/>
  </office:meta>
</office:document-meta>
</file>